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luty_2017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r tabeli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UAH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CZK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HRK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CNY</text:p>
          </table:table-cell>
          <table:table-cell office:value-type="string" calcext:value-type="string">
            <text:p>XDR</text:p>
          </table:table-cell>
        </table:table-row>
        <table:table-row table:style-name="ro1"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001/A/NBP/2017</text:p>
          </table:table-cell>
          <table:table-cell office:value-type="float" office:value="0.1175" calcext:value-type="float">
            <text:p>0,1175</text:p>
          </table:table-cell>
          <table:table-cell office:value-type="float" office:value="4.2106" calcext:value-type="float">
            <text:p>4,2106</text:p>
          </table:table-cell>
          <table:table-cell office:value-type="float" office:value="3.0187" calcext:value-type="float">
            <text:p>3,0187</text:p>
          </table:table-cell>
          <table:table-cell office:value-type="float" office:value="0.5428" calcext:value-type="float">
            <text:p>0,5428</text:p>
          </table:table-cell>
          <table:table-cell office:value-type="float" office:value="3.1402" calcext:value-type="float">
            <text:p>3,1402</text:p>
          </table:table-cell>
          <table:table-cell office:value-type="float" office:value="2.9146" calcext:value-type="float">
            <text:p>2,9146</text:p>
          </table:table-cell>
          <table:table-cell office:value-type="float" office:value="2.9039" calcext:value-type="float">
            <text:p>2,9039</text:p>
          </table:table-cell>
          <table:table-cell office:value-type="float" office:value="4.4157" calcext:value-type="float">
            <text:p>4,4157</text:p>
          </table:table-cell>
          <table:table-cell office:value-type="float" office:value="0.01427" calcext:value-type="float">
            <text:p>0,01427</text:p>
          </table:table-cell>
          <table:table-cell office:value-type="float" office:value="4.1209" calcext:value-type="float">
            <text:p>4,1209</text:p>
          </table:table-cell>
          <table:table-cell office:value-type="float" office:value="5.1925" calcext:value-type="float">
            <text:p>5,1925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035858" calcext:value-type="float">
            <text:p>0,035858</text:p>
          </table:table-cell>
          <table:table-cell office:value-type="float" office:value="0.1634" calcext:value-type="float">
            <text:p>0,1634</text:p>
          </table:table-cell>
          <table:table-cell office:value-type="float" office:value="0.5938" calcext:value-type="float">
            <text:p>0,5938</text:p>
          </table:table-cell>
          <table:table-cell office:value-type="float" office:value="0.037076" calcext:value-type="float">
            <text:p>0,037076</text:p>
          </table:table-cell>
          <table:table-cell office:value-type="float" office:value="0.4876" calcext:value-type="float">
            <text:p>0,4876</text:p>
          </table:table-cell>
          <table:table-cell office:value-type="float" office:value="0.4626" calcext:value-type="float">
            <text:p>0,4626</text:p>
          </table:table-cell>
          <table:table-cell office:value-type="float" office:value="0.5847" calcext:value-type="float">
            <text:p>0,5847</text:p>
          </table:table-cell>
          <table:table-cell office:value-type="float" office:value="0.9726" calcext:value-type="float">
            <text:p>0,9726</text:p>
          </table:table-cell>
          <table:table-cell office:value-type="float" office:value="2.2577" calcext:value-type="float">
            <text:p>2,2577</text:p>
          </table:table-cell>
          <table:table-cell office:value-type="float" office:value="1.1904" calcext:value-type="float">
            <text:p>1,1904</text:p>
          </table:table-cell>
          <table:table-cell office:value-type="float" office:value="1.0936" calcext:value-type="float">
            <text:p>1,0936</text:p>
          </table:table-cell>
          <table:table-cell office:value-type="float" office:value="0.006289" calcext:value-type="float">
            <text:p>0,006289</text:p>
          </table:table-cell>
          <table:table-cell office:value-type="float" office:value="0.0847" calcext:value-type="float">
            <text:p>0,0847</text:p>
          </table:table-cell>
          <table:table-cell office:value-type="float" office:value="0.2036" calcext:value-type="float">
            <text:p>0,2036</text:p>
          </table:table-cell>
          <table:table-cell office:value-type="float" office:value="0.3062" calcext:value-type="float">
            <text:p>0,3062</text:p>
          </table:table-cell>
          <table:table-cell office:value-type="float" office:value="1.2938" calcext:value-type="float">
            <text:p>1,2938</text:p>
          </table:table-cell>
          <table:table-cell office:value-type="float" office:value="0.9387" calcext:value-type="float">
            <text:p>0,9387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00031255" calcext:value-type="float">
            <text:p>0,00031255</text:p>
          </table:table-cell>
          <table:table-cell office:value-type="float" office:value="0.061827" calcext:value-type="float">
            <text:p>0,061827</text:p>
          </table:table-cell>
          <table:table-cell office:value-type="float" office:value="0.003487" calcext:value-type="float">
            <text:p>0,003487</text:p>
          </table:table-cell>
          <table:table-cell office:value-type="float" office:value="0.6063" calcext:value-type="float">
            <text:p>0,6063</text:p>
          </table:table-cell>
          <table:table-cell office:value-type="float" office:value="5.6315" calcext:value-type="float">
            <text:p>5,6315</text:p>
          </table:table-cell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002/A/NBP/2017</text:p>
          </table:table-cell>
          <table:table-cell office:value-type="float" office:value="0.1178" calcext:value-type="float">
            <text:p>0,1178</text:p>
          </table:table-cell>
          <table:table-cell office:value-type="float" office:value="4.2271" calcext:value-type="float">
            <text:p>4,2271</text:p>
          </table:table-cell>
          <table:table-cell office:value-type="float" office:value="3.0477" calcext:value-type="float">
            <text:p>3,0477</text:p>
          </table:table-cell>
          <table:table-cell office:value-type="float" office:value="0.5453" calcext:value-type="float">
            <text:p>0,5453</text:p>
          </table:table-cell>
          <table:table-cell office:value-type="float" office:value="3.1494" calcext:value-type="float">
            <text:p>3,1494</text:p>
          </table:table-cell>
          <table:table-cell office:value-type="float" office:value="2.9309" calcext:value-type="float">
            <text:p>2,9309</text:p>
          </table:table-cell>
          <table:table-cell office:value-type="float" office:value="2.9163" calcext:value-type="float">
            <text:p>2,9163</text:p>
          </table:table-cell>
          <table:table-cell office:value-type="float" office:value="4.4002" calcext:value-type="float">
            <text:p>4,4002</text:p>
          </table:table-cell>
          <table:table-cell office:value-type="float" office:value="0.014226" calcext:value-type="float">
            <text:p>0,014226</text:p>
          </table:table-cell>
          <table:table-cell office:value-type="float" office:value="4.1137" calcext:value-type="float">
            <text:p>4,1137</text:p>
          </table:table-cell>
          <table:table-cell office:value-type="float" office:value="5.1975" calcext:value-type="float">
            <text:p>5,1975</text:p>
          </table:table-cell>
          <table:table-cell office:value-type="float" office:value="0.1561" calcext:value-type="float">
            <text:p>0,1561</text:p>
          </table:table-cell>
          <table:table-cell office:value-type="float" office:value="0.035802" calcext:value-type="float">
            <text:p>0,035802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592" calcext:value-type="float">
            <text:p>0,592</text:p>
          </table:table-cell>
          <table:table-cell office:value-type="float" office:value="0.036961" calcext:value-type="float">
            <text:p>0,036961</text:p>
          </table:table-cell>
          <table:table-cell office:value-type="float" office:value="0.488" calcext:value-type="float">
            <text:p>0,488</text:p>
          </table:table-cell>
          <table:table-cell office:value-type="float" office:value="0.4611" calcext:value-type="float">
            <text:p>0,4611</text:p>
          </table:table-cell>
          <table:table-cell office:value-type="float" office:value="0.5818" calcext:value-type="float">
            <text:p>0,5818</text:p>
          </table:table-cell>
          <table:table-cell office:value-type="float" office:value="0.9714" calcext:value-type="float">
            <text:p>0,9714</text:p>
          </table:table-cell>
          <table:table-cell office:value-type="float" office:value="2.2498" calcext:value-type="float">
            <text:p>2,2498</text:p>
          </table:table-cell>
          <table:table-cell office:value-type="float" office:value="1.1768" calcext:value-type="float">
            <text:p>1,1768</text:p>
          </table:table-cell>
          <table:table-cell office:value-type="float" office:value="1.0977" calcext:value-type="float">
            <text:p>1,0977</text:p>
          </table:table-cell>
          <table:table-cell office:value-type="float" office:value="0.006309" calcext:value-type="float">
            <text:p>0,006309</text:p>
          </table:table-cell>
          <table:table-cell office:value-type="float" office:value="0.085" calcext:value-type="float">
            <text:p>0,085</text:p>
          </table:table-cell>
          <table:table-cell office:value-type="float" office:value="0.2041" calcext:value-type="float">
            <text:p>0,2041</text:p>
          </table:table-cell>
          <table:table-cell office:value-type="float" office:value="0.3072" calcext:value-type="float">
            <text:p>0,3072</text:p>
          </table:table-cell>
          <table:table-cell office:value-type="float" office:value="1.2875" calcext:value-type="float">
            <text:p>1,2875</text:p>
          </table:table-cell>
          <table:table-cell office:value-type="float" office:value="0.9416" calcext:value-type="float">
            <text:p>0,9416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00031382" calcext:value-type="float">
            <text:p>0,00031382</text:p>
          </table:table-cell>
          <table:table-cell office:value-type="float" office:value="0.061887" calcext:value-type="float">
            <text:p>0,061887</text:p>
          </table:table-cell>
          <table:table-cell office:value-type="float" office:value="0.003504" calcext:value-type="float">
            <text:p>0,003504</text:p>
          </table:table-cell>
          <table:table-cell office:value-type="float" office:value="0.6082" calcext:value-type="float">
            <text:p>0,6082</text:p>
          </table:table-cell>
          <table:table-cell office:value-type="float" office:value="5.6117" calcext:value-type="float">
            <text:p>5,6117</text:p>
          </table:table-cell>
        </table:table-row>
        <table:table-row table:style-name="ro1"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003/A/NBP/2017</text:p>
          </table:table-cell>
          <table:table-cell office:value-type="float" office:value="0.1174" calcext:value-type="float">
            <text:p>0,1174</text:p>
          </table:table-cell>
          <table:table-cell office:value-type="float" office:value="4.2037" calcext:value-type="float">
            <text:p>4,2037</text:p>
          </table:table-cell>
          <table:table-cell office:value-type="float" office:value="3.0539" calcext:value-type="float">
            <text:p>3,0539</text:p>
          </table:table-cell>
          <table:table-cell office:value-type="float" office:value="0.542" calcext:value-type="float">
            <text:p>0,542</text:p>
          </table:table-cell>
          <table:table-cell office:value-type="float" office:value="3.1429" calcext:value-type="float">
            <text:p>3,1429</text:p>
          </table:table-cell>
          <table:table-cell office:value-type="float" office:value="2.9167" calcext:value-type="float">
            <text:p>2,9167</text:p>
          </table:table-cell>
          <table:table-cell office:value-type="float" office:value="2.9079" calcext:value-type="float">
            <text:p>2,9079</text:p>
          </table:table-cell>
          <table:table-cell office:value-type="float" office:value="4.3877" calcext:value-type="float">
            <text:p>4,3877</text:p>
          </table:table-cell>
          <table:table-cell office:value-type="float" office:value="0.014207" calcext:value-type="float">
            <text:p>0,014207</text:p>
          </table:table-cell>
          <table:table-cell office:value-type="float" office:value="4.0978" calcext:value-type="float">
            <text:p>4,0978</text:p>
          </table:table-cell>
          <table:table-cell office:value-type="float" office:value="5.1596" calcext:value-type="float">
            <text:p>5,1596</text:p>
          </table:table-cell>
          <table:table-cell office:value-type="float" office:value="0.1571" calcext:value-type="float">
            <text:p>0,1571</text:p>
          </table:table-cell>
          <table:table-cell office:value-type="float" office:value="0.035712" calcext:value-type="float">
            <text:p>0,035712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5902" calcext:value-type="float">
            <text:p>0,5902</text:p>
          </table:table-cell>
          <table:table-cell office:value-type="float" office:value="0.036965" calcext:value-type="float">
            <text:p>0,036965</text:p>
          </table:table-cell>
          <table:table-cell office:value-type="float" office:value="0.4871" calcext:value-type="float">
            <text:p>0,4871</text:p>
          </table:table-cell>
          <table:table-cell office:value-type="float" office:value="0.4605" calcext:value-type="float">
            <text:p>0,4605</text:p>
          </table:table-cell>
          <table:table-cell office:value-type="float" office:value="0.58" calcext:value-type="float">
            <text:p>0,58</text:p>
          </table:table-cell>
          <table:table-cell office:value-type="float" office:value="0.9708" calcext:value-type="float">
            <text:p>0,9708</text:p>
          </table:table-cell>
          <table:table-cell office:value-type="float" office:value="2.2434" calcext:value-type="float">
            <text:p>2,2434</text:p>
          </table:table-cell>
          <table:table-cell office:value-type="float" office:value="1.1743" calcext:value-type="float">
            <text:p>1,1743</text:p>
          </table:table-cell>
          <table:table-cell office:value-type="float" office:value="1.0911" calcext:value-type="float">
            <text:p>1,0911</text:p>
          </table:table-cell>
          <table:table-cell office:value-type="float" office:value="0.006239" calcext:value-type="float">
            <text:p>0,006239</text:p>
          </table:table-cell>
          <table:table-cell office:value-type="float" office:value="0.0847" calcext:value-type="float">
            <text:p>0,0847</text:p>
          </table:table-cell>
          <table:table-cell office:value-type="float" office:value="0.199" calcext:value-type="float">
            <text:p>0,199</text:p>
          </table:table-cell>
          <table:table-cell office:value-type="float" office:value="0.3082" calcext:value-type="float">
            <text:p>0,3082</text:p>
          </table:table-cell>
          <table:table-cell office:value-type="float" office:value="1.2873" calcext:value-type="float">
            <text:p>1,2873</text:p>
          </table:table-cell>
          <table:table-cell office:value-type="float" office:value="0.9346" calcext:value-type="float">
            <text:p>0,9346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0031275" calcext:value-type="float">
            <text:p>0,00031275</text:p>
          </table:table-cell>
          <table:table-cell office:value-type="float" office:value="0.06166" calcext:value-type="float">
            <text:p>0,06166</text:p>
          </table:table-cell>
          <table:table-cell office:value-type="float" office:value="0.003498" calcext:value-type="float">
            <text:p>0,003498</text:p>
          </table:table-cell>
          <table:table-cell office:value-type="float" office:value="0.6065" calcext:value-type="float">
            <text:p>0,6065</text:p>
          </table:table-cell>
          <table:table-cell office:value-type="float" office:value="5.6472" calcext:value-type="float">
            <text:p>5,6472</text:p>
          </table:table-cell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004/A/NBP/2017</text:p>
          </table:table-cell>
          <table:table-cell office:value-type="float" office:value="0.1164" calcext:value-type="float">
            <text:p>0,1164</text:p>
          </table:table-cell>
          <table:table-cell office:value-type="float" office:value="4.1667" calcext:value-type="float">
            <text:p>4,1667</text:p>
          </table:table-cell>
          <table:table-cell office:value-type="float" office:value="3.0375" calcext:value-type="float">
            <text:p>3,0375</text:p>
          </table:table-cell>
          <table:table-cell office:value-type="float" office:value="0.5373" calcext:value-type="float">
            <text:p>0,5373</text:p>
          </table:table-cell>
          <table:table-cell office:value-type="float" office:value="3.1329" calcext:value-type="float">
            <text:p>3,1329</text:p>
          </table:table-cell>
          <table:table-cell office:value-type="float" office:value="2.9052" calcext:value-type="float">
            <text:p>2,9052</text:p>
          </table:table-cell>
          <table:table-cell office:value-type="float" office:value="2.9056" calcext:value-type="float">
            <text:p>2,9056</text:p>
          </table:table-cell>
          <table:table-cell office:value-type="float" office:value="4.3766" calcext:value-type="float">
            <text:p>4,3766</text:p>
          </table:table-cell>
          <table:table-cell office:value-type="float" office:value="0.014175" calcext:value-type="float">
            <text:p>0,014175</text:p>
          </table:table-cell>
          <table:table-cell office:value-type="float" office:value="4.0876" calcext:value-type="float">
            <text:p>4,0876</text:p>
          </table:table-cell>
          <table:table-cell office:value-type="float" office:value="5.1266" calcext:value-type="float">
            <text:p>5,1266</text:p>
          </table:table-cell>
          <table:table-cell office:value-type="float" office:value="0.1586" calcext:value-type="float">
            <text:p>0,1586</text:p>
          </table:table-cell>
          <table:table-cell office:value-type="float" office:value="0.035724" calcext:value-type="float">
            <text:p>0,035724</text:p>
          </table:table-cell>
          <table:table-cell office:value-type="float" office:value="0.1619" calcext:value-type="float">
            <text:p>0,1619</text:p>
          </table:table-cell>
          <table:table-cell office:value-type="float" office:value="0.5887" calcext:value-type="float">
            <text:p>0,5887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0.4858" calcext:value-type="float">
            <text:p>0,4858</text:p>
          </table:table-cell>
          <table:table-cell office:value-type="float" office:value="0.4595" calcext:value-type="float">
            <text:p>0,4595</text:p>
          </table:table-cell>
          <table:table-cell office:value-type="float" office:value="0.5776" calcext:value-type="float">
            <text:p>0,5776</text:p>
          </table:table-cell>
          <table:table-cell office:value-type="float" office:value="0.9707" calcext:value-type="float">
            <text:p>0,9707</text:p>
          </table:table-cell>
          <table:table-cell office:value-type="float" office:value="2.2378" calcext:value-type="float">
            <text:p>2,2378</text:p>
          </table:table-cell>
          <table:table-cell office:value-type="float" office:value="1.1505" calcext:value-type="float">
            <text:p>1,1505</text:p>
          </table:table-cell>
          <table:table-cell office:value-type="float" office:value="1.0812" calcext:value-type="float">
            <text:p>1,0812</text:p>
          </table:table-cell>
          <table:table-cell office:value-type="float" office:value="0.006206" calcext:value-type="float">
            <text:p>0,006206</text:p>
          </table:table-cell>
          <table:table-cell office:value-type="float" office:value="0.0841" calcext:value-type="float">
            <text:p>0,0841</text:p>
          </table:table-cell>
          <table:table-cell office:value-type="float" office:value="0.1945" calcext:value-type="float">
            <text:p>0,1945</text:p>
          </table:table-cell>
          <table:table-cell office:value-type="float" office:value="0.3044" calcext:value-type="float">
            <text:p>0,3044</text:p>
          </table:table-cell>
          <table:table-cell office:value-type="float" office:value="1.2954" calcext:value-type="float">
            <text:p>1,2954</text:p>
          </table:table-cell>
          <table:table-cell office:value-type="float" office:value="0.9289" calcext:value-type="float">
            <text:p>0,9289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0031149" calcext:value-type="float">
            <text:p>0,00031149</text:p>
          </table:table-cell>
          <table:table-cell office:value-type="float" office:value="0.061327" calcext:value-type="float">
            <text:p>0,061327</text:p>
          </table:table-cell>
          <table:table-cell office:value-type="float" office:value="0.003506" calcext:value-type="float">
            <text:p>0,003506</text:p>
          </table:table-cell>
          <table:table-cell office:value-type="float" office:value="0.6051" calcext:value-type="float">
            <text:p>0,6051</text:p>
          </table:table-cell>
          <table:table-cell office:value-type="float" office:value="5.6194" calcext:value-type="float">
            <text:p>5,6194</text:p>
          </table:table-cell>
        </table:table-row>
        <table:table-row table:style-name="ro1">
          <table:table-cell office:value-type="date" office:date-value="2017-01-09" calcext:value-type="date">
            <text:p>2017-01-09</text:p>
          </table:table-cell>
          <table:table-cell office:value-type="string" calcext:value-type="string">
            <text:p>005/A/NBP/2017</text:p>
          </table:table-cell>
          <table:table-cell office:value-type="float" office:value="0.1164" calcext:value-type="float">
            <text:p>0,1164</text:p>
          </table:table-cell>
          <table:table-cell office:value-type="float" office:value="4.1592" calcext:value-type="float">
            <text:p>4,1592</text:p>
          </table:table-cell>
          <table:table-cell office:value-type="float" office:value="3.0423" calcext:value-type="float">
            <text:p>3,0423</text:p>
          </table:table-cell>
          <table:table-cell office:value-type="float" office:value="0.5364" calcext:value-type="float">
            <text:p>0,5364</text:p>
          </table:table-cell>
          <table:table-cell office:value-type="float" office:value="3.14" calcext:value-type="float">
            <text:p>3,14</text:p>
          </table:table-cell>
          <table:table-cell office:value-type="float" office:value="2.8973" calcext:value-type="float">
            <text:p>2,8973</text:p>
          </table:table-cell>
          <table:table-cell office:value-type="float" office:value="2.8864" calcext:value-type="float">
            <text:p>2,8864</text:p>
          </table:table-cell>
          <table:table-cell office:value-type="float" office:value="4.3783" calcext:value-type="float">
            <text:p>4,3783</text:p>
          </table:table-cell>
          <table:table-cell office:value-type="float" office:value="0.01421" calcext:value-type="float">
            <text:p>0,01421</text:p>
          </table:table-cell>
          <table:table-cell office:value-type="float" office:value="4.0863" calcext:value-type="float">
            <text:p>4,0863</text:p>
          </table:table-cell>
          <table:table-cell office:value-type="float" office:value="5.0534" calcext:value-type="float">
            <text:p>5,0534</text:p>
          </table:table-cell>
          <table:table-cell office:value-type="float" office:value="0.1542" calcext:value-type="float">
            <text:p>0,1542</text:p>
          </table:table-cell>
          <table:table-cell office:value-type="float" office:value="0.035537" calcext:value-type="float">
            <text:p>0,035537</text:p>
          </table:table-cell>
          <table:table-cell office:value-type="float" office:value="0.1621" calcext:value-type="float">
            <text:p>0,1621</text:p>
          </table:table-cell>
          <table:table-cell office:value-type="float" office:value="0.5889" calcext:value-type="float">
            <text:p>0,5889</text:p>
          </table:table-cell>
          <table:table-cell office:value-type="float" office:value="0.036562" calcext:value-type="float">
            <text:p>0,036562</text:p>
          </table:table-cell>
          <table:table-cell office:value-type="float" office:value="0.4861" calcext:value-type="float">
            <text:p>0,4861</text:p>
          </table:table-cell>
          <table:table-cell office:value-type="float" office:value="0.4579" calcext:value-type="float">
            <text:p>0,4579</text:p>
          </table:table-cell>
          <table:table-cell office:value-type="float" office:value="0.578" calcext:value-type="float">
            <text:p>0,578</text:p>
          </table:table-cell>
          <table:table-cell office:value-type="float" office:value="0.9721" calcext:value-type="float">
            <text:p>0,9721</text:p>
          </table:table-cell>
          <table:table-cell office:value-type="float" office:value="2.2386" calcext:value-type="float">
            <text:p>2,2386</text:p>
          </table:table-cell>
          <table:table-cell office:value-type="float" office:value="1.1178" calcext:value-type="float">
            <text:p>1,1178</text:p>
          </table:table-cell>
          <table:table-cell office:value-type="float" office:value="1.0786" calcext:value-type="float">
            <text:p>1,0786</text:p>
          </table:table-cell>
          <table:table-cell office:value-type="float" office:value="0.006234" calcext:value-type="float">
            <text:p>0,006234</text:p>
          </table:table-cell>
          <table:table-cell office:value-type="float" office:value="0.0839" calcext:value-type="float">
            <text:p>0,0839</text:p>
          </table:table-cell>
          <table:table-cell office:value-type="float" office:value="0.1952" calcext:value-type="float">
            <text:p>0,1952</text:p>
          </table:table-cell>
          <table:table-cell office:value-type="float" office:value="0.302" calcext:value-type="float">
            <text:p>0,302</text:p>
          </table:table-cell>
          <table:table-cell office:value-type="float" office:value="1.2902" calcext:value-type="float">
            <text:p>1,2902</text:p>
          </table:table-cell>
          <table:table-cell office:value-type="float" office:value="0.9292" calcext:value-type="float">
            <text:p>0,9292</text:p>
          </table:table-cell>
          <table:table-cell office:value-type="float" office:value="0.0694" calcext:value-type="float">
            <text:p>0,0694</text:p>
          </table:table-cell>
          <table:table-cell office:value-type="float" office:value="0.00031125" calcext:value-type="float">
            <text:p>0,00031125</text:p>
          </table:table-cell>
          <table:table-cell office:value-type="float" office:value="0.060979" calcext:value-type="float">
            <text:p>0,060979</text:p>
          </table:table-cell>
          <table:table-cell office:value-type="float" office:value="0.00345" calcext:value-type="float">
            <text:p>0,00345</text:p>
          </table:table-cell>
          <table:table-cell office:value-type="float" office:value="0.5999" calcext:value-type="float">
            <text:p>0,5999</text:p>
          </table:table-cell>
          <table:table-cell office:value-type="float" office:value="5.5806" calcext:value-type="float">
            <text:p>5,5806</text:p>
          </table:table-cell>
        </table:table-row>
        <table:table-row table:style-name="ro1">
          <table:table-cell office:value-type="date" office:date-value="2017-01-10" calcext:value-type="date">
            <text:p>2017-01-10</text:p>
          </table:table-cell>
          <table:table-cell office:value-type="string" calcext:value-type="string">
            <text:p>006/A/NBP/2017</text:p>
          </table:table-cell>
          <table:table-cell office:value-type="float" office:value="0.1159" calcext:value-type="float">
            <text:p>0,1159</text:p>
          </table:table-cell>
          <table:table-cell office:value-type="float" office:value="4.127" calcext:value-type="float">
            <text:p>4,127</text:p>
          </table:table-cell>
          <table:table-cell office:value-type="float" office:value="3.0328" calcext:value-type="float">
            <text:p>3,0328</text:p>
          </table:table-cell>
          <table:table-cell office:value-type="float" office:value="0.5322" calcext:value-type="float">
            <text:p>0,5322</text:p>
          </table:table-cell>
          <table:table-cell office:value-type="float" office:value="3.1199" calcext:value-type="float">
            <text:p>3,1199</text:p>
          </table:table-cell>
          <table:table-cell office:value-type="float" office:value="2.8886" calcext:value-type="float">
            <text:p>2,8886</text:p>
          </table:table-cell>
          <table:table-cell office:value-type="float" office:value="2.8747" calcext:value-type="float">
            <text:p>2,8747</text:p>
          </table:table-cell>
          <table:table-cell office:value-type="float" office:value="4.3735" calcext:value-type="float">
            <text:p>4,3735</text:p>
          </table:table-cell>
          <table:table-cell office:value-type="float" office:value="0.014167" calcext:value-type="float">
            <text:p>0,014167</text:p>
          </table:table-cell>
          <table:table-cell office:value-type="float" office:value="4.0737" calcext:value-type="float">
            <text:p>4,0737</text:p>
          </table:table-cell>
          <table:table-cell office:value-type="float" office:value="5.0132" calcext:value-type="float">
            <text:p>5,0132</text:p>
          </table:table-cell>
          <table:table-cell office:value-type="float" office:value="0.152" calcext:value-type="float">
            <text:p>0,152</text:p>
          </table:table-cell>
          <table:table-cell office:value-type="float" office:value="0.03558" calcext:value-type="float">
            <text:p>0,03558</text:p>
          </table:table-cell>
          <table:table-cell office:value-type="float" office:value="0.1619" calcext:value-type="float">
            <text:p>0,1619</text:p>
          </table:table-cell>
          <table:table-cell office:value-type="float" office:value="0.5883" calcext:value-type="float">
            <text:p>0,5883</text:p>
          </table:table-cell>
          <table:table-cell office:value-type="float" office:value="0.036145" calcext:value-type="float">
            <text:p>0,036145</text:p>
          </table:table-cell>
          <table:table-cell office:value-type="float" office:value="0.4812" calcext:value-type="float">
            <text:p>0,4812</text:p>
          </table:table-cell>
          <table:table-cell office:value-type="float" office:value="0.4574" calcext:value-type="float">
            <text:p>0,4574</text:p>
          </table:table-cell>
          <table:table-cell office:value-type="float" office:value="0.5782" calcext:value-type="float">
            <text:p>0,5782</text:p>
          </table:table-cell>
          <table:table-cell office:value-type="float" office:value="0.9724" calcext:value-type="float">
            <text:p>0,9724</text:p>
          </table:table-cell>
          <table:table-cell office:value-type="float" office:value="2.2362" calcext:value-type="float">
            <text:p>2,2362</text:p>
          </table:table-cell>
          <table:table-cell office:value-type="float" office:value="1.0926" calcext:value-type="float">
            <text:p>1,0926</text:p>
          </table:table-cell>
          <table:table-cell office:value-type="float" office:value="1.0737" calcext:value-type="float">
            <text:p>1,0737</text:p>
          </table:table-cell>
          <table:table-cell office:value-type="float" office:value="0.006151" calcext:value-type="float">
            <text:p>0,006151</text:p>
          </table:table-cell>
          <table:table-cell office:value-type="float" office:value="0.0833" calcext:value-type="float">
            <text:p>0,0833</text:p>
          </table:table-cell>
          <table:table-cell office:value-type="float" office:value="0.1923" calcext:value-type="float">
            <text:p>0,1923</text:p>
          </table:table-cell>
          <table:table-cell office:value-type="float" office:value="0.3018" calcext:value-type="float">
            <text:p>0,3018</text:p>
          </table:table-cell>
          <table:table-cell office:value-type="float" office:value="1.291" calcext:value-type="float">
            <text:p>1,291</text:p>
          </table:table-cell>
          <table:table-cell office:value-type="float" office:value="0.9224" calcext:value-type="float">
            <text:p>0,9224</text:p>
          </table:table-cell>
          <table:table-cell office:value-type="float" office:value="0.0688" calcext:value-type="float">
            <text:p>0,0688</text:p>
          </table:table-cell>
          <table:table-cell office:value-type="float" office:value="0.00030997" calcext:value-type="float">
            <text:p>0,00030997</text:p>
          </table:table-cell>
          <table:table-cell office:value-type="float" office:value="0.060524" calcext:value-type="float">
            <text:p>0,060524</text:p>
          </table:table-cell>
          <table:table-cell office:value-type="float" office:value="0.003446" calcext:value-type="float">
            <text:p>0,003446</text:p>
          </table:table-cell>
          <table:table-cell office:value-type="float" office:value="0.5961" calcext:value-type="float">
            <text:p>0,5961</text:p>
          </table:table-cell>
          <table:table-cell office:value-type="float" office:value="5.5895" calcext:value-type="float">
            <text:p>5,5895</text:p>
          </table:table-cell>
        </table:table-row>
        <table:table-row table:style-name="ro1">
          <table:table-cell office:value-type="date" office:date-value="2017-01-11" calcext:value-type="date">
            <text:p>2017-01-11</text:p>
          </table:table-cell>
          <table:table-cell office:value-type="string" calcext:value-type="string">
            <text:p>007/A/NBP/2017</text:p>
          </table:table-cell>
          <table:table-cell office:value-type="float" office:value="0.1166" calcext:value-type="float">
            <text:p>0,1166</text:p>
          </table:table-cell>
          <table:table-cell office:value-type="float" office:value="4.1465" calcext:value-type="float">
            <text:p>4,1465</text:p>
          </table:table-cell>
          <table:table-cell office:value-type="float" office:value="3.0594" calcext:value-type="float">
            <text:p>3,0594</text:p>
          </table:table-cell>
          <table:table-cell office:value-type="float" office:value="0.5347" calcext:value-type="float">
            <text:p>0,5347</text:p>
          </table:table-cell>
          <table:table-cell office:value-type="float" office:value="3.1332" calcext:value-type="float">
            <text:p>3,1332</text:p>
          </table:table-cell>
          <table:table-cell office:value-type="float" office:value="2.9062" calcext:value-type="float">
            <text:p>2,9062</text:p>
          </table:table-cell>
          <table:table-cell office:value-type="float" office:value="2.8837" calcext:value-type="float">
            <text:p>2,8837</text:p>
          </table:table-cell>
          <table:table-cell office:value-type="float" office:value="4.3684" calcext:value-type="float">
            <text:p>4,3684</text:p>
          </table:table-cell>
          <table:table-cell office:value-type="float" office:value="0.014124" calcext:value-type="float">
            <text:p>0,014124</text:p>
          </table:table-cell>
          <table:table-cell office:value-type="float" office:value="4.0706" calcext:value-type="float">
            <text:p>4,0706</text:p>
          </table:table-cell>
          <table:table-cell office:value-type="float" office:value="5.0266" calcext:value-type="float">
            <text:p>5,0266</text:p>
          </table:table-cell>
          <table:table-cell office:value-type="float" office:value="0.1523" calcext:value-type="float">
            <text:p>0,1523</text:p>
          </table:table-cell>
          <table:table-cell office:value-type="float" office:value="0.035694" calcext:value-type="float">
            <text:p>0,035694</text:p>
          </table:table-cell>
          <table:table-cell office:value-type="float" office:value="0.1616" calcext:value-type="float">
            <text:p>0,1616</text:p>
          </table:table-cell>
          <table:table-cell office:value-type="float" office:value="0.5876" calcext:value-type="float">
            <text:p>0,5876</text:p>
          </table:table-cell>
          <table:table-cell office:value-type="float" office:value="0.035851" calcext:value-type="float">
            <text:p>0,035851</text:p>
          </table:table-cell>
          <table:table-cell office:value-type="float" office:value="0.4816" calcext:value-type="float">
            <text:p>0,4816</text:p>
          </table:table-cell>
          <table:table-cell office:value-type="float" office:value="0.4566" calcext:value-type="float">
            <text:p>0,4566</text:p>
          </table:table-cell>
          <table:table-cell office:value-type="float" office:value="0.5775" calcext:value-type="float">
            <text:p>0,5775</text:p>
          </table:table-cell>
          <table:table-cell office:value-type="float" office:value="0.9718" calcext:value-type="float">
            <text:p>0,9718</text:p>
          </table:table-cell>
          <table:table-cell office:value-type="float" office:value="2.2335" calcext:value-type="float">
            <text:p>2,2335</text:p>
          </table:table-cell>
          <table:table-cell office:value-type="float" office:value="1.0771" calcext:value-type="float">
            <text:p>1,0771</text:p>
          </table:table-cell>
          <table:table-cell office:value-type="float" office:value="1.0755" calcext:value-type="float">
            <text:p>1,0755</text:p>
          </table:table-cell>
          <table:table-cell office:value-type="float" office:value="0.006189" calcext:value-type="float">
            <text:p>0,006189</text:p>
          </table:table-cell>
          <table:table-cell office:value-type="float" office:value="0.0835" calcext:value-type="float">
            <text:p>0,0835</text:p>
          </table:table-cell>
          <table:table-cell office:value-type="float" office:value="0.1906" calcext:value-type="float">
            <text:p>0,1906</text:p>
          </table:table-cell>
          <table:table-cell office:value-type="float" office:value="0.3028" calcext:value-type="float">
            <text:p>0,3028</text:p>
          </table:table-cell>
          <table:table-cell office:value-type="float" office:value="1.2976" calcext:value-type="float">
            <text:p>1,2976</text:p>
          </table:table-cell>
          <table:table-cell office:value-type="float" office:value="0.9273" calcext:value-type="float">
            <text:p>0,9273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0031108" calcext:value-type="float">
            <text:p>0,00031108</text:p>
          </table:table-cell>
          <table:table-cell office:value-type="float" office:value="0.060613" calcext:value-type="float">
            <text:p>0,060613</text:p>
          </table:table-cell>
          <table:table-cell office:value-type="float" office:value="0.00346" calcext:value-type="float">
            <text:p>0,00346</text:p>
          </table:table-cell>
          <table:table-cell office:value-type="float" office:value="0.5978" calcext:value-type="float">
            <text:p>0,5978</text:p>
          </table:table-cell>
          <table:table-cell office:value-type="float" office:value="5.5643" calcext:value-type="float">
            <text:p>5,5643</text:p>
          </table:table-cell>
        </table:table-row>
        <table:table-row table:style-name="ro1"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008/A/NBP/2017</text:p>
          </table:table-cell>
          <table:table-cell office:value-type="float" office:value="0.1162" calcext:value-type="float">
            <text:p>0,1162</text:p>
          </table:table-cell>
          <table:table-cell office:value-type="float" office:value="4.1103" calcext:value-type="float">
            <text:p>4,1103</text:p>
          </table:table-cell>
          <table:table-cell office:value-type="float" office:value="3.0844" calcext:value-type="float">
            <text:p>3,0844</text:p>
          </table:table-cell>
          <table:table-cell office:value-type="float" office:value="0.5299" calcext:value-type="float">
            <text:p>0,5299</text:p>
          </table:table-cell>
          <table:table-cell office:value-type="float" office:value="3.1502" calcext:value-type="float">
            <text:p>3,1502</text:p>
          </table:table-cell>
          <table:table-cell office:value-type="float" office:value="2.9275" calcext:value-type="float">
            <text:p>2,9275</text:p>
          </table:table-cell>
          <table:table-cell office:value-type="float" office:value="2.8836" calcext:value-type="float">
            <text:p>2,8836</text:p>
          </table:table-cell>
          <table:table-cell office:value-type="float" office:value="4.3728" calcext:value-type="float">
            <text:p>4,3728</text:p>
          </table:table-cell>
          <table:table-cell office:value-type="float" office:value="0.014212" calcext:value-type="float">
            <text:p>0,014212</text:p>
          </table:table-cell>
          <table:table-cell office:value-type="float" office:value="4.0791" calcext:value-type="float">
            <text:p>4,0791</text:p>
          </table:table-cell>
          <table:table-cell office:value-type="float" office:value="5.0413" calcext:value-type="float">
            <text:p>5,0413</text:p>
          </table:table-cell>
          <table:table-cell office:value-type="float" office:value="0.1507" calcext:value-type="float">
            <text:p>0,1507</text:p>
          </table:table-cell>
          <table:table-cell office:value-type="float" office:value="0.036039" calcext:value-type="float">
            <text:p>0,036039</text:p>
          </table:table-cell>
          <table:table-cell office:value-type="float" office:value="0.1619" calcext:value-type="float">
            <text:p>0,1619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03602" calcext:value-type="float">
            <text:p>0,03602</text:p>
          </table:table-cell>
          <table:table-cell office:value-type="float" office:value="0.483" calcext:value-type="float">
            <text:p>0,483</text:p>
          </table:table-cell>
          <table:table-cell office:value-type="float" office:value="0.4597" calcext:value-type="float">
            <text:p>0,4597</text:p>
          </table:table-cell>
          <table:table-cell office:value-type="float" office:value="0.5798" calcext:value-type="float">
            <text:p>0,5798</text:p>
          </table:table-cell>
          <table:table-cell office:value-type="float" office:value="0.9736" calcext:value-type="float">
            <text:p>0,9736</text:p>
          </table:table-cell>
          <table:table-cell office:value-type="float" office:value="2.2358" calcext:value-type="float">
            <text:p>2,2358</text:p>
          </table:table-cell>
          <table:table-cell office:value-type="float" office:value="1.0729" calcext:value-type="float">
            <text:p>1,0729</text:p>
          </table:table-cell>
          <table:table-cell office:value-type="float" office:value="1.0739" calcext:value-type="float">
            <text:p>1,0739</text:p>
          </table:table-cell>
          <table:table-cell office:value-type="float" office:value="0.006129" calcext:value-type="float">
            <text:p>0,006129</text:p>
          </table:table-cell>
          <table:table-cell office:value-type="float" office:value="0.083" calcext:value-type="float">
            <text:p>0,083</text:p>
          </table:table-cell>
          <table:table-cell office:value-type="float" office:value="0.1896" calcext:value-type="float">
            <text:p>0,1896</text:p>
          </table:table-cell>
          <table:table-cell office:value-type="float" office:value="0.304" calcext:value-type="float">
            <text:p>0,304</text:p>
          </table:table-cell>
          <table:table-cell office:value-type="float" office:value="1.2852" calcext:value-type="float">
            <text:p>1,2852</text:p>
          </table:table-cell>
          <table:table-cell office:value-type="float" office:value="0.9218" calcext:value-type="float">
            <text:p>0,9218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0030921" calcext:value-type="float">
            <text:p>0,00030921</text:p>
          </table:table-cell>
          <table:table-cell office:value-type="float" office:value="0.060385" calcext:value-type="float">
            <text:p>0,060385</text:p>
          </table:table-cell>
          <table:table-cell office:value-type="float" office:value="0.003492" calcext:value-type="float">
            <text:p>0,003492</text:p>
          </table:table-cell>
          <table:table-cell office:value-type="float" office:value="0.5959" calcext:value-type="float">
            <text:p>0,5959</text:p>
          </table:table-cell>
          <table:table-cell office:value-type="float" office:value="5.5921" calcext:value-type="float">
            <text:p>5,5921</text:p>
          </table:table-cell>
        </table:table-row>
        <table:table-row table:style-name="ro1"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009/A/NBP/2017</text:p>
          </table:table-cell>
          <table:table-cell office:value-type="float" office:value="0.116" calcext:value-type="float">
            <text:p>0,116</text:p>
          </table:table-cell>
          <table:table-cell office:value-type="float" office:value="4.1084" calcext:value-type="float">
            <text:p>4,1084</text:p>
          </table:table-cell>
          <table:table-cell office:value-type="float" office:value="3.0782" calcext:value-type="float">
            <text:p>3,0782</text:p>
          </table:table-cell>
          <table:table-cell office:value-type="float" office:value="0.5298" calcext:value-type="float">
            <text:p>0,5298</text:p>
          </table:table-cell>
          <table:table-cell office:value-type="float" office:value="3.1238" calcext:value-type="float">
            <text:p>3,1238</text:p>
          </table:table-cell>
          <table:table-cell office:value-type="float" office:value="2.925" calcext:value-type="float">
            <text:p>2,925</text:p>
          </table:table-cell>
          <table:table-cell office:value-type="float" office:value="2.8784" calcext:value-type="float">
            <text:p>2,8784</text:p>
          </table:table-cell>
          <table:table-cell office:value-type="float" office:value="4.373" calcext:value-type="float">
            <text:p>4,373</text:p>
          </table:table-cell>
          <table:table-cell office:value-type="float" office:value="0.014231" calcext:value-type="float">
            <text:p>0,014231</text:p>
          </table:table-cell>
          <table:table-cell office:value-type="float" office:value="4.0753" calcext:value-type="float">
            <text:p>4,0753</text:p>
          </table:table-cell>
          <table:table-cell office:value-type="float" office:value="5.0152" calcext:value-type="float">
            <text:p>5,0152</text:p>
          </table:table-cell>
          <table:table-cell office:value-type="float" office:value="0.1485" calcext:value-type="float">
            <text:p>0,1485</text:p>
          </table:table-cell>
          <table:table-cell office:value-type="float" office:value="0.035835" calcext:value-type="float">
            <text:p>0,035835</text:p>
          </table:table-cell>
          <table:table-cell office:value-type="float" office:value="0.1618" calcext:value-type="float">
            <text:p>0,1618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035962" calcext:value-type="float">
            <text:p>0,035962</text:p>
          </table:table-cell>
          <table:table-cell office:value-type="float" office:value="0.4834" calcext:value-type="float">
            <text:p>0,4834</text:p>
          </table:table-cell>
          <table:table-cell office:value-type="float" office:value="0.4605" calcext:value-type="float">
            <text:p>0,4605</text:p>
          </table:table-cell>
          <table:table-cell office:value-type="float" office:value="0.5802" calcext:value-type="float">
            <text:p>0,5802</text:p>
          </table:table-cell>
          <table:table-cell office:value-type="float" office:value="0.9728" calcext:value-type="float">
            <text:p>0,9728</text:p>
          </table:table-cell>
          <table:table-cell office:value-type="float" office:value="2.2359" calcext:value-type="float">
            <text:p>2,2359</text:p>
          </table:table-cell>
          <table:table-cell office:value-type="float" office:value="1.0751" calcext:value-type="float">
            <text:p>1,0751</text:p>
          </table:table-cell>
          <table:table-cell office:value-type="float" office:value="1.0758" calcext:value-type="float">
            <text:p>1,0758</text:p>
          </table:table-cell>
          <table:table-cell office:value-type="float" office:value="0.006209" calcext:value-type="float">
            <text:p>0,006209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1883" calcext:value-type="float">
            <text:p>0,1883</text:p>
          </table:table-cell>
          <table:table-cell office:value-type="float" office:value="0.3038" calcext:value-type="float">
            <text:p>0,3038</text:p>
          </table:table-cell>
          <table:table-cell office:value-type="float" office:value="1.2886" calcext:value-type="float">
            <text:p>1,2886</text:p>
          </table:table-cell>
          <table:table-cell office:value-type="float" office:value="0.9207" calcext:value-type="float">
            <text:p>0,9207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0030816" calcext:value-type="float">
            <text:p>0,00030816</text:p>
          </table:table-cell>
          <table:table-cell office:value-type="float" office:value="0.060213" calcext:value-type="float">
            <text:p>0,060213</text:p>
          </table:table-cell>
          <table:table-cell office:value-type="float" office:value="0.003496" calcext:value-type="float">
            <text:p>0,003496</text:p>
          </table:table-cell>
          <table:table-cell office:value-type="float" office:value="0.5956" calcext:value-type="float">
            <text:p>0,5956</text:p>
          </table:table-cell>
          <table:table-cell office:value-type="float" office:value="5.5394" calcext:value-type="float">
            <text:p>5,5394</text:p>
          </table:table-cell>
        </table:table-row>
        <table:table-row table:style-name="ro1"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010/A/NBP/2017</text:p>
          </table:table-cell>
          <table:table-cell office:value-type="float" office:value="0.1167" calcext:value-type="float">
            <text:p>0,1167</text:p>
          </table:table-cell>
          <table:table-cell office:value-type="float" office:value="4.1354" calcext:value-type="float">
            <text:p>4,1354</text:p>
          </table:table-cell>
          <table:table-cell office:value-type="float" office:value="3.0888" calcext:value-type="float">
            <text:p>3,0888</text:p>
          </table:table-cell>
          <table:table-cell office:value-type="float" office:value="0.5332" calcext:value-type="float">
            <text:p>0,5332</text:p>
          </table:table-cell>
          <table:table-cell office:value-type="float" office:value="3.146" calcext:value-type="float">
            <text:p>3,146</text:p>
          </table:table-cell>
          <table:table-cell office:value-type="float" office:value="2.9327" calcext:value-type="float">
            <text:p>2,9327</text:p>
          </table:table-cell>
          <table:table-cell office:value-type="float" office:value="2.8914" calcext:value-type="float">
            <text:p>2,8914</text:p>
          </table:table-cell>
          <table:table-cell office:value-type="float" office:value="4.3792" calcext:value-type="float">
            <text:p>4,3792</text:p>
          </table:table-cell>
          <table:table-cell office:value-type="float" office:value="0.014252" calcext:value-type="float">
            <text:p>0,014252</text:p>
          </table:table-cell>
          <table:table-cell office:value-type="float" office:value="4.0837" calcext:value-type="float">
            <text:p>4,0837</text:p>
          </table:table-cell>
          <table:table-cell office:value-type="float" office:value="4.9883" calcext:value-type="float">
            <text:p>4,9883</text:p>
          </table:table-cell>
          <table:table-cell office:value-type="float" office:value="0.1491" calcext:value-type="float">
            <text:p>0,1491</text:p>
          </table:table-cell>
          <table:table-cell office:value-type="float" office:value="0.036196" calcext:value-type="float">
            <text:p>0,036196</text:p>
          </table:table-cell>
          <table:table-cell office:value-type="float" office:value="0.1621" calcext:value-type="float">
            <text:p>0,1621</text:p>
          </table:table-cell>
          <table:table-cell office:value-type="float" office:value="0.589" calcext:value-type="float">
            <text:p>0,589</text:p>
          </table:table-cell>
          <table:table-cell office:value-type="float" office:value="0.036132" calcext:value-type="float">
            <text:p>0,036132</text:p>
          </table:table-cell>
          <table:table-cell office:value-type="float" office:value="0.4848" calcext:value-type="float">
            <text:p>0,4848</text:p>
          </table:table-cell>
          <table:table-cell office:value-type="float" office:value="0.4614" calcext:value-type="float">
            <text:p>0,4614</text:p>
          </table:table-cell>
          <table:table-cell office:value-type="float" office:value="0.5811" calcext:value-type="float">
            <text:p>0,5811</text:p>
          </table:table-cell>
          <table:table-cell office:value-type="float" office:value="0.9725" calcext:value-type="float">
            <text:p>0,9725</text:p>
          </table:table-cell>
          <table:table-cell office:value-type="float" office:value="2.239" calcext:value-type="float">
            <text:p>2,239</text:p>
          </table:table-cell>
          <table:table-cell office:value-type="float" office:value="1.0978" calcext:value-type="float">
            <text:p>1,0978</text:p>
          </table:table-cell>
          <table:table-cell office:value-type="float" office:value="1.0807" calcext:value-type="float">
            <text:p>1,0807</text:p>
          </table:table-cell>
          <table:table-cell office:value-type="float" office:value="0.006263" calcext:value-type="float">
            <text:p>0,006263</text:p>
          </table:table-cell>
          <table:table-cell office:value-type="float" office:value="0.0827" calcext:value-type="float">
            <text:p>0,0827</text:p>
          </table:table-cell>
          <table:table-cell office:value-type="float" office:value="0.191" calcext:value-type="float">
            <text:p>0,191</text:p>
          </table:table-cell>
          <table:table-cell office:value-type="float" office:value="0.303" calcext:value-type="float">
            <text:p>0,303</text:p>
          </table:table-cell>
          <table:table-cell office:value-type="float" office:value="1.2837" calcext:value-type="float">
            <text:p>1,2837</text:p>
          </table:table-cell>
          <table:table-cell office:value-type="float" office:value="0.9259" calcext:value-type="float">
            <text:p>0,9259</text:p>
          </table:table-cell>
          <table:table-cell office:value-type="float" office:value="0.0694" calcext:value-type="float">
            <text:p>0,0694</text:p>
          </table:table-cell>
          <table:table-cell office:value-type="float" office:value="0.00030937" calcext:value-type="float">
            <text:p>0,00030937</text:p>
          </table:table-cell>
          <table:table-cell office:value-type="float" office:value="0.060687" calcext:value-type="float">
            <text:p>0,060687</text:p>
          </table:table-cell>
          <table:table-cell office:value-type="float" office:value="0.003496" calcext:value-type="float">
            <text:p>0,003496</text:p>
          </table:table-cell>
          <table:table-cell office:value-type="float" office:value="0.5993" calcext:value-type="float">
            <text:p>0,5993</text:p>
          </table:table-cell>
          <table:table-cell office:value-type="float" office:value="5.5505" calcext:value-type="float">
            <text:p>5,5505</text:p>
          </table:table-cell>
        </table:table-row>
        <table:table-row table:style-name="ro1"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011/A/NBP/2017</text:p>
          </table:table-cell>
          <table:table-cell office:value-type="float" office:value="0.1161" calcext:value-type="float">
            <text:p>0,1161</text:p>
          </table:table-cell>
          <table:table-cell office:value-type="float" office:value="4.0989" calcext:value-type="float">
            <text:p>4,0989</text:p>
          </table:table-cell>
          <table:table-cell office:value-type="float" office:value="3.0896" calcext:value-type="float">
            <text:p>3,0896</text:p>
          </table:table-cell>
          <table:table-cell office:value-type="float" office:value="0.5286" calcext:value-type="float">
            <text:p>0,5286</text:p>
          </table:table-cell>
          <table:table-cell office:value-type="float" office:value="3.1423" calcext:value-type="float">
            <text:p>3,1423</text:p>
          </table:table-cell>
          <table:table-cell office:value-type="float" office:value="2.9412" calcext:value-type="float">
            <text:p>2,9412</text:p>
          </table:table-cell>
          <table:table-cell office:value-type="float" office:value="2.8891" calcext:value-type="float">
            <text:p>2,8891</text:p>
          </table:table-cell>
          <table:table-cell office:value-type="float" office:value="4.3771" calcext:value-type="float">
            <text:p>4,3771</text:p>
          </table:table-cell>
          <table:table-cell office:value-type="float" office:value="0.014223" calcext:value-type="float">
            <text:p>0,014223</text:p>
          </table:table-cell>
          <table:table-cell office:value-type="float" office:value="4.0843" calcext:value-type="float">
            <text:p>4,0843</text:p>
          </table:table-cell>
          <table:table-cell office:value-type="float" office:value="4.9879" calcext:value-type="float">
            <text:p>4,9879</text:p>
          </table:table-cell>
          <table:table-cell office:value-type="float" office:value="0.1484" calcext:value-type="float">
            <text:p>0,1484</text:p>
          </table:table-cell>
          <table:table-cell office:value-type="float" office:value="0.03626" calcext:value-type="float">
            <text:p>0,03626</text:p>
          </table:table-cell>
          <table:table-cell office:value-type="float" office:value="0.162" calcext:value-type="float">
            <text:p>0,162</text:p>
          </table:table-cell>
          <table:table-cell office:value-type="float" office:value="0.5885" calcext:value-type="float">
            <text:p>0,5885</text:p>
          </table:table-cell>
          <table:table-cell office:value-type="float" office:value="0.036174" calcext:value-type="float">
            <text:p>0,036174</text:p>
          </table:table-cell>
          <table:table-cell office:value-type="float" office:value="0.4839" calcext:value-type="float">
            <text:p>0,4839</text:p>
          </table:table-cell>
          <table:table-cell office:value-type="float" office:value="0.4602" calcext:value-type="float">
            <text:p>0,4602</text:p>
          </table:table-cell>
          <table:table-cell office:value-type="float" office:value="0.5811" calcext:value-type="float">
            <text:p>0,5811</text:p>
          </table:table-cell>
          <table:table-cell office:value-type="float" office:value="0.9717" calcext:value-type="float">
            <text:p>0,9717</text:p>
          </table:table-cell>
          <table:table-cell office:value-type="float" office:value="2.238" calcext:value-type="float">
            <text:p>2,238</text:p>
          </table:table-cell>
          <table:table-cell office:value-type="float" office:value="1.0808" calcext:value-type="float">
            <text:p>1,0808</text:p>
          </table:table-cell>
          <table:table-cell office:value-type="float" office:value="1.0735" calcext:value-type="float">
            <text:p>1,0735</text:p>
          </table:table-cell>
          <table:table-cell office:value-type="float" office:value="0.006188" calcext:value-type="float">
            <text:p>0,006188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1902" calcext:value-type="float">
            <text:p>0,1902</text:p>
          </table:table-cell>
          <table:table-cell office:value-type="float" office:value="0.3041" calcext:value-type="float">
            <text:p>0,3041</text:p>
          </table:table-cell>
          <table:table-cell office:value-type="float" office:value="1.2643" calcext:value-type="float">
            <text:p>1,2643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0030698" calcext:value-type="float">
            <text:p>0,00030698</text:p>
          </table:table-cell>
          <table:table-cell office:value-type="float" office:value="0.06032" calcext:value-type="float">
            <text:p>0,06032</text:p>
          </table:table-cell>
          <table:table-cell office:value-type="float" office:value="0.003513" calcext:value-type="float">
            <text:p>0,003513</text:p>
          </table:table-cell>
          <table:table-cell office:value-type="float" office:value="0.5977" calcext:value-type="float">
            <text:p>0,5977</text:p>
          </table:table-cell>
          <table:table-cell office:value-type="float" office:value="5.5478" calcext:value-type="float">
            <text:p>5,5478</text:p>
          </table:table-cell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office:value-type="string" calcext:value-type="string">
            <text:p>012/A/NBP/2017</text:p>
          </table:table-cell>
          <table:table-cell office:value-type="float" office:value="0.1157" calcext:value-type="float">
            <text:p>0,1157</text:p>
          </table:table-cell>
          <table:table-cell office:value-type="float" office:value="4.087" calcext:value-type="float">
            <text:p>4,087</text:p>
          </table:table-cell>
          <table:table-cell office:value-type="float" office:value="3.0866" calcext:value-type="float">
            <text:p>3,0866</text:p>
          </table:table-cell>
          <table:table-cell office:value-type="float" office:value="0.5268" calcext:value-type="float">
            <text:p>0,5268</text:p>
          </table:table-cell>
          <table:table-cell office:value-type="float" office:value="3.1271" calcext:value-type="float">
            <text:p>3,1271</text:p>
          </table:table-cell>
          <table:table-cell office:value-type="float" office:value="2.9423" calcext:value-type="float">
            <text:p>2,9423</text:p>
          </table:table-cell>
          <table:table-cell office:value-type="float" office:value="2.8763" calcext:value-type="float">
            <text:p>2,8763</text:p>
          </table:table-cell>
          <table:table-cell office:value-type="float" office:value="4.3705" calcext:value-type="float">
            <text:p>4,3705</text:p>
          </table:table-cell>
          <table:table-cell office:value-type="float" office:value="0.014192" calcext:value-type="float">
            <text:p>0,014192</text:p>
          </table:table-cell>
          <table:table-cell office:value-type="float" office:value="4.0798" calcext:value-type="float">
            <text:p>4,0798</text:p>
          </table:table-cell>
          <table:table-cell office:value-type="float" office:value="5.0354" calcext:value-type="float">
            <text:p>5,0354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036089" calcext:value-type="float">
            <text:p>0,036089</text:p>
          </table:table-cell>
          <table:table-cell office:value-type="float" office:value="0.1617" calcext:value-type="float">
            <text:p>0,1617</text:p>
          </table:table-cell>
          <table:table-cell office:value-type="float" office:value="0.5877" calcext:value-type="float">
            <text:p>0,5877</text:p>
          </table:table-cell>
          <table:table-cell office:value-type="float" office:value="0.036345" calcext:value-type="float">
            <text:p>0,036345</text:p>
          </table:table-cell>
          <table:table-cell office:value-type="float" office:value="0.4833" calcext:value-type="float">
            <text:p>0,4833</text:p>
          </table:table-cell>
          <table:table-cell office:value-type="float" office:value="0.4591" calcext:value-type="float">
            <text:p>0,4591</text:p>
          </table:table-cell>
          <table:table-cell office:value-type="float" office:value="0.58" calcext:value-type="float">
            <text:p>0,58</text:p>
          </table:table-cell>
          <table:table-cell office:value-type="float" office:value="0.9719" calcext:value-type="float">
            <text:p>0,9719</text:p>
          </table:table-cell>
          <table:table-cell office:value-type="float" office:value="2.2346" calcext:value-type="float">
            <text:p>2,2346</text:p>
          </table:table-cell>
          <table:table-cell office:value-type="float" office:value="1.0801" calcext:value-type="float">
            <text:p>1,0801</text:p>
          </table:table-cell>
          <table:table-cell office:value-type="float" office:value="1.0726" calcext:value-type="float">
            <text:p>1,0726</text:p>
          </table:table-cell>
          <table:table-cell office:value-type="float" office:value="0.006227" calcext:value-type="float">
            <text:p>0,006227</text:p>
          </table:table-cell>
          <table:table-cell office:value-type="float" office:value="0.082" calcext:value-type="float">
            <text:p>0,082</text:p>
          </table:table-cell>
          <table:table-cell office:value-type="float" office:value="0.189" calcext:value-type="float">
            <text:p>0,189</text:p>
          </table:table-cell>
          <table:table-cell office:value-type="float" office:value="0.301" calcext:value-type="float">
            <text:p>0,301</text:p>
          </table:table-cell>
          <table:table-cell office:value-type="float" office:value="1.2723" calcext:value-type="float">
            <text:p>1,2723</text:p>
          </table:table-cell>
          <table:table-cell office:value-type="float" office:value="0.9194" calcext:value-type="float">
            <text:p>0,9194</text:p>
          </table:table-cell>
          <table:table-cell office:value-type="float" office:value="0.069" calcext:value-type="float">
            <text:p>0,069</text:p>
          </table:table-cell>
          <table:table-cell office:value-type="float" office:value="0.00030625" calcext:value-type="float">
            <text:p>0,00030625</text:p>
          </table:table-cell>
          <table:table-cell office:value-type="float" office:value="0.060076" calcext:value-type="float">
            <text:p>0,060076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5977" calcext:value-type="float">
            <text:p>0,5977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013/A/NBP/2017</text:p>
          </table:table-cell>
          <table:table-cell office:value-type="float" office:value="0.116" calcext:value-type="float">
            <text:p>0,116</text:p>
          </table:table-cell>
          <table:table-cell office:value-type="float" office:value="4.1014" calcext:value-type="float">
            <text:p>4,1014</text:p>
          </table:table-cell>
          <table:table-cell office:value-type="float" office:value="3.1011" calcext:value-type="float">
            <text:p>3,1011</text:p>
          </table:table-cell>
          <table:table-cell office:value-type="float" office:value="0.5289" calcext:value-type="float">
            <text:p>0,5289</text:p>
          </table:table-cell>
          <table:table-cell office:value-type="float" office:value="3.0891" calcext:value-type="float">
            <text:p>3,0891</text:p>
          </table:table-cell>
          <table:table-cell office:value-type="float" office:value="2.9465" calcext:value-type="float">
            <text:p>2,9465</text:p>
          </table:table-cell>
          <table:table-cell office:value-type="float" office:value="2.8768" calcext:value-type="float">
            <text:p>2,8768</text:p>
          </table:table-cell>
          <table:table-cell office:value-type="float" office:value="4.3741" calcext:value-type="float">
            <text:p>4,3741</text:p>
          </table:table-cell>
          <table:table-cell office:value-type="float" office:value="0.014199" calcext:value-type="float">
            <text:p>0,014199</text:p>
          </table:table-cell>
          <table:table-cell office:value-type="float" office:value="4.0797" calcext:value-type="float">
            <text:p>4,0797</text:p>
          </table:table-cell>
          <table:table-cell office:value-type="float" office:value="5.0503" calcext:value-type="float">
            <text:p>5,0503</text:p>
          </table:table-cell>
          <table:table-cell office:value-type="float" office:value="0.1495" calcext:value-type="float">
            <text:p>0,1495</text:p>
          </table:table-cell>
          <table:table-cell office:value-type="float" office:value="0.03582" calcext:value-type="float">
            <text:p>0,03582</text:p>
          </table:table-cell>
          <table:table-cell office:value-type="float" office:value="0.1618" calcext:value-type="float">
            <text:p>0,1618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036315" calcext:value-type="float">
            <text:p>0,036315</text:p>
          </table:table-cell>
          <table:table-cell office:value-type="float" office:value="0.4846" calcext:value-type="float">
            <text:p>0,4846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5818" calcext:value-type="float">
            <text:p>0,5818</text:p>
          </table:table-cell>
          <table:table-cell office:value-type="float" office:value="0.9734" calcext:value-type="float">
            <text:p>0,9734</text:p>
          </table:table-cell>
          <table:table-cell office:value-type="float" office:value="2.2364" calcext:value-type="float">
            <text:p>2,2364</text:p>
          </table:table-cell>
          <table:table-cell office:value-type="float" office:value="1.0816" calcext:value-type="float">
            <text:p>1,0816</text:p>
          </table:table-cell>
          <table:table-cell office:value-type="float" office:value="1.0761" calcext:value-type="float">
            <text:p>1,0761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82" calcext:value-type="float">
            <text:p>0,082</text:p>
          </table:table-cell>
          <table:table-cell office:value-type="float" office:value="0.1868" calcext:value-type="float">
            <text:p>0,1868</text:p>
          </table:table-cell>
          <table:table-cell office:value-type="float" office:value="0.3027" calcext:value-type="float">
            <text:p>0,3027</text:p>
          </table:table-cell>
          <table:table-cell office:value-type="float" office:value="1.2697" calcext:value-type="float">
            <text:p>1,2697</text:p>
          </table:table-cell>
          <table:table-cell office:value-type="float" office:value="0.9222" calcext:value-type="float">
            <text:p>0,9222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003068" calcext:value-type="float">
            <text:p>0,0003068</text:p>
          </table:table-cell>
          <table:table-cell office:value-type="float" office:value="0.0602" calcext:value-type="float">
            <text:p>0,0602</text:p>
          </table:table-cell>
          <table:table-cell office:value-type="float" office:value="0.003489" calcext:value-type="float">
            <text:p>0,003489</text:p>
          </table:table-cell>
          <table:table-cell office:value-type="float" office:value="0.5975" calcext:value-type="float">
            <text:p>0,5975</text:p>
          </table:table-cell>
          <table:table-cell office:value-type="float" office:value="5.5608" calcext:value-type="float">
            <text:p>5,5608</text:p>
          </table:table-cell>
        </table:table-row>
        <table:table-row table:style-name="ro1"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014/A/NBP/2017</text:p>
          </table:table-cell>
          <table:table-cell office:value-type="float" office:value="0.1158" calcext:value-type="float">
            <text:p>0,1158</text:p>
          </table:table-cell>
          <table:table-cell office:value-type="float" office:value="4.1005" calcext:value-type="float">
            <text:p>4,1005</text:p>
          </table:table-cell>
          <table:table-cell office:value-type="float" office:value="3.0859" calcext:value-type="float">
            <text:p>3,0859</text:p>
          </table:table-cell>
          <table:table-cell office:value-type="float" office:value="0.5286" calcext:value-type="float">
            <text:p>0,5286</text:p>
          </table:table-cell>
          <table:table-cell office:value-type="float" office:value="3.0746" calcext:value-type="float">
            <text:p>3,0746</text:p>
          </table:table-cell>
          <table:table-cell office:value-type="float" office:value="2.9311" calcext:value-type="float">
            <text:p>2,9311</text:p>
          </table:table-cell>
          <table:table-cell office:value-type="float" office:value="2.8704" calcext:value-type="float">
            <text:p>2,8704</text:p>
          </table:table-cell>
          <table:table-cell office:value-type="float" office:value="4.3658" calcext:value-type="float">
            <text:p>4,3658</text:p>
          </table:table-cell>
          <table:table-cell office:value-type="float" office:value="0.014154" calcext:value-type="float">
            <text:p>0,014154</text:p>
          </table:table-cell>
          <table:table-cell office:value-type="float" office:value="4.0705" calcext:value-type="float">
            <text:p>4,0705</text:p>
          </table:table-cell>
          <table:table-cell office:value-type="float" office:value="5.0405" calcext:value-type="float">
            <text:p>5,0405</text:p>
          </table:table-cell>
          <table:table-cell office:value-type="float" office:value="0.1496" calcext:value-type="float">
            <text:p>0,1496</text:p>
          </table:table-cell>
          <table:table-cell office:value-type="float" office:value="0.035632" calcext:value-type="float">
            <text:p>0,035632</text:p>
          </table:table-cell>
          <table:table-cell office:value-type="float" office:value="0.1615" calcext:value-type="float">
            <text:p>0,1615</text:p>
          </table:table-cell>
          <table:table-cell office:value-type="float" office:value="0.5872" calcext:value-type="float">
            <text:p>0,5872</text:p>
          </table:table-cell>
          <table:table-cell office:value-type="float" office:value="0.036141" calcext:value-type="float">
            <text:p>0,036141</text:p>
          </table:table-cell>
          <table:table-cell office:value-type="float" office:value="0.4853" calcext:value-type="float">
            <text:p>0,4853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5811" calcext:value-type="float">
            <text:p>0,5811</text:p>
          </table:table-cell>
          <table:table-cell office:value-type="float" office:value="0.9709" calcext:value-type="float">
            <text:p>0,9709</text:p>
          </table:table-cell>
          <table:table-cell office:value-type="float" office:value="2.2322" calcext:value-type="float">
            <text:p>2,2322</text:p>
          </table:table-cell>
          <table:table-cell office:value-type="float" office:value="1.07" calcext:value-type="float">
            <text:p>1,07</text:p>
          </table:table-cell>
          <table:table-cell office:value-type="float" office:value="1.076" calcext:value-type="float">
            <text:p>1,076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82" calcext:value-type="float">
            <text:p>0,082</text:p>
          </table:table-cell>
          <table:table-cell office:value-type="float" office:value="0.1868" calcext:value-type="float">
            <text:p>0,1868</text:p>
          </table:table-cell>
          <table:table-cell office:value-type="float" office:value="0.3023" calcext:value-type="float">
            <text:p>0,3023</text:p>
          </table:table-cell>
          <table:table-cell office:value-type="float" office:value="1.2829" calcext:value-type="float">
            <text:p>1,2829</text:p>
          </table:table-cell>
          <table:table-cell office:value-type="float" office:value="0.9222" calcext:value-type="float">
            <text:p>0,9222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00030579" calcext:value-type="float">
            <text:p>0,00030579</text:p>
          </table:table-cell>
          <table:table-cell office:value-type="float" office:value="0.060102" calcext:value-type="float">
            <text:p>0,060102</text:p>
          </table:table-cell>
          <table:table-cell office:value-type="float" office:value="0.003486" calcext:value-type="float">
            <text:p>0,003486</text:p>
          </table:table-cell>
          <table:table-cell office:value-type="float" office:value="0.596" calcext:value-type="float">
            <text:p>0,596</text:p>
          </table:table-cell>
          <table:table-cell office:value-type="float" office:value="5.5387" calcext:value-type="float">
            <text:p>5,5387</text:p>
          </table:table-cell>
        </table:table-row>
        <table:table-row table:style-name="ro1">
          <table:table-cell office:value-type="date" office:date-value="2017-01-23" calcext:value-type="date">
            <text:p>2017-01-23</text:p>
          </table:table-cell>
          <table:table-cell office:value-type="string" calcext:value-type="string">
            <text:p>015/A/NBP/2017</text:p>
          </table:table-cell>
          <table:table-cell office:value-type="float" office:value="0.1155" calcext:value-type="float">
            <text:p>0,1155</text:p>
          </table:table-cell>
          <table:table-cell office:value-type="float" office:value="4.076" calcext:value-type="float">
            <text:p>4,076</text:p>
          </table:table-cell>
          <table:table-cell office:value-type="float" office:value="3.0782" calcext:value-type="float">
            <text:p>3,0782</text:p>
          </table:table-cell>
          <table:table-cell office:value-type="float" office:value="0.5254" calcext:value-type="float">
            <text:p>0,5254</text:p>
          </table:table-cell>
          <table:table-cell office:value-type="float" office:value="3.0683" calcext:value-type="float">
            <text:p>3,0683</text:p>
          </table:table-cell>
          <table:table-cell office:value-type="float" office:value="2.9276" calcext:value-type="float">
            <text:p>2,9276</text:p>
          </table:table-cell>
          <table:table-cell office:value-type="float" office:value="2.8698" calcext:value-type="float">
            <text:p>2,8698</text:p>
          </table:table-cell>
          <table:table-cell office:value-type="float" office:value="4.3725" calcext:value-type="float">
            <text:p>4,3725</text:p>
          </table:table-cell>
          <table:table-cell office:value-type="float" office:value="0.014119" calcext:value-type="float">
            <text:p>0,014119</text:p>
          </table:table-cell>
          <table:table-cell office:value-type="float" office:value="4.0781" calcext:value-type="float">
            <text:p>4,0781</text:p>
          </table:table-cell>
          <table:table-cell office:value-type="float" office:value="5.0757" calcext:value-type="float">
            <text:p>5,0757</text:p>
          </table:table-cell>
          <table:table-cell office:value-type="float" office:value="0.1493" calcext:value-type="float">
            <text:p>0,1493</text:p>
          </table:table-cell>
          <table:table-cell office:value-type="float" office:value="0.035874" calcext:value-type="float">
            <text:p>0,035874</text:p>
          </table:table-cell>
          <table:table-cell office:value-type="float" office:value="0.1618" calcext:value-type="float">
            <text:p>0,1618</text:p>
          </table:table-cell>
          <table:table-cell office:value-type="float" office:value="0.588" calcext:value-type="float">
            <text:p>0,588</text:p>
          </table:table-cell>
          <table:table-cell office:value-type="float" office:value="0.036121" calcext:value-type="float">
            <text:p>0,036121</text:p>
          </table:table-cell>
          <table:table-cell office:value-type="float" office:value="0.4853" calcext:value-type="float">
            <text:p>0,4853</text:p>
          </table:table-cell>
          <table:table-cell office:value-type="float" office:value="0.4605" calcext:value-type="float">
            <text:p>0,4605</text:p>
          </table:table-cell>
          <table:table-cell office:value-type="float" office:value="0.5816" calcext:value-type="float">
            <text:p>0,5816</text:p>
          </table:table-cell>
          <table:table-cell office:value-type="float" office:value="0.972" calcext:value-type="float">
            <text:p>0,972</text:p>
          </table:table-cell>
          <table:table-cell office:value-type="float" office:value="2.2356" calcext:value-type="float">
            <text:p>2,2356</text:p>
          </table:table-cell>
          <table:table-cell office:value-type="float" office:value="1.0815" calcext:value-type="float">
            <text:p>1,0815</text:p>
          </table:table-cell>
          <table:table-cell office:value-type="float" office:value="1.073" calcext:value-type="float">
            <text:p>1,073</text:p>
          </table:table-cell>
          <table:table-cell office:value-type="float" office:value="0.006202" calcext:value-type="float">
            <text:p>0,006202</text:p>
          </table:table-cell>
          <table:table-cell office:value-type="float" office:value="0.0817" calcext:value-type="float">
            <text:p>0,0817</text:p>
          </table:table-cell>
          <table:table-cell office:value-type="float" office:value="0.1905" calcext:value-type="float">
            <text:p>0,1905</text:p>
          </table:table-cell>
          <table:table-cell office:value-type="float" office:value="0.3019" calcext:value-type="float">
            <text:p>0,3019</text:p>
          </table:table-cell>
          <table:table-cell office:value-type="float" office:value="1.2864" calcext:value-type="float">
            <text:p>1,2864</text:p>
          </table:table-cell>
          <table:table-cell office:value-type="float" office:value="0.9186" calcext:value-type="float">
            <text:p>0,9186</text:p>
          </table:table-cell>
          <table:table-cell office:value-type="float" office:value="0.0686" calcext:value-type="float">
            <text:p>0,0686</text:p>
          </table:table-cell>
          <table:table-cell office:value-type="float" office:value="0.00030513" calcext:value-type="float">
            <text:p>0,00030513</text:p>
          </table:table-cell>
          <table:table-cell office:value-type="float" office:value="0.05984" calcext:value-type="float">
            <text:p>0,05984</text:p>
          </table:table-cell>
          <table:table-cell office:value-type="float" office:value="0.003489" calcext:value-type="float">
            <text:p>0,003489</text:p>
          </table:table-cell>
          <table:table-cell office:value-type="float" office:value="0.5945" calcext:value-type="float">
            <text:p>0,5945</text:p>
          </table:table-cell>
          <table:table-cell office:value-type="float" office:value="5.5472" calcext:value-type="float">
            <text:p>5,5472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016/A/NBP/2017</text:p>
          </table:table-cell>
          <table:table-cell office:value-type="float" office:value="0.1155" calcext:value-type="float">
            <text:p>0,1155</text:p>
          </table:table-cell>
          <table:table-cell office:value-type="float" office:value="4.0708" calcext:value-type="float">
            <text:p>4,0708</text:p>
          </table:table-cell>
          <table:table-cell office:value-type="float" office:value="3.0801" calcext:value-type="float">
            <text:p>3,0801</text:p>
          </table:table-cell>
          <table:table-cell office:value-type="float" office:value="0.5248" calcext:value-type="float">
            <text:p>0,5248</text:p>
          </table:table-cell>
          <table:table-cell office:value-type="float" office:value="3.0699" calcext:value-type="float">
            <text:p>3,0699</text:p>
          </table:table-cell>
          <table:table-cell office:value-type="float" office:value="2.9432" calcext:value-type="float">
            <text:p>2,9432</text:p>
          </table:table-cell>
          <table:table-cell office:value-type="float" office:value="2.8688" calcext:value-type="float">
            <text:p>2,8688</text:p>
          </table:table-cell>
          <table:table-cell office:value-type="float" office:value="4.372" calcext:value-type="float">
            <text:p>4,372</text:p>
          </table:table-cell>
          <table:table-cell office:value-type="float" office:value="0.014097" calcext:value-type="float">
            <text:p>0,014097</text:p>
          </table:table-cell>
          <table:table-cell office:value-type="float" office:value="4.0744" calcext:value-type="float">
            <text:p>4,0744</text:p>
          </table:table-cell>
          <table:table-cell office:value-type="float" office:value="5.0793" calcext:value-type="float">
            <text:p>5,0793</text:p>
          </table:table-cell>
          <table:table-cell office:value-type="float" office:value="0.1494" calcext:value-type="float">
            <text:p>0,1494</text:p>
          </table:table-cell>
          <table:table-cell office:value-type="float" office:value="0.035942" calcext:value-type="float">
            <text:p>0,035942</text:p>
          </table:table-cell>
          <table:table-cell office:value-type="float" office:value="0.1617" calcext:value-type="float">
            <text:p>0,1617</text:p>
          </table:table-cell>
          <table:table-cell office:value-type="float" office:value="0.5879" calcext:value-type="float">
            <text:p>0,5879</text:p>
          </table:table-cell>
          <table:table-cell office:value-type="float" office:value="0.035473" calcext:value-type="float">
            <text:p>0,035473</text:p>
          </table:table-cell>
          <table:table-cell office:value-type="float" office:value="0.4875" calcext:value-type="float">
            <text:p>0,4875</text:p>
          </table:table-cell>
          <table:table-cell office:value-type="float" office:value="0.4611" calcext:value-type="float">
            <text:p>0,4611</text:p>
          </table:table-cell>
          <table:table-cell office:value-type="float" office:value="0.5827" calcext:value-type="float">
            <text:p>0,5827</text:p>
          </table:table-cell>
          <table:table-cell office:value-type="float" office:value="0.9716" calcext:value-type="float">
            <text:p>0,9716</text:p>
          </table:table-cell>
          <table:table-cell office:value-type="float" office:value="2.2353" calcext:value-type="float">
            <text:p>2,2353</text:p>
          </table:table-cell>
          <table:table-cell office:value-type="float" office:value="1.0878" calcext:value-type="float">
            <text:p>1,0878</text:p>
          </table:table-cell>
          <table:table-cell office:value-type="float" office:value="1.0734" calcext:value-type="float">
            <text:p>1,0734</text:p>
          </table:table-cell>
          <table:table-cell office:value-type="float" office:value="0.006227" calcext:value-type="float">
            <text:p>0,006227</text:p>
          </table:table-cell>
          <table:table-cell office:value-type="float" office:value="0.0817" calcext:value-type="float">
            <text:p>0,0817</text:p>
          </table:table-cell>
          <table:table-cell office:value-type="float" office:value="0.1903" calcext:value-type="float">
            <text:p>0,1903</text:p>
          </table:table-cell>
          <table:table-cell office:value-type="float" office:value="0.3028" calcext:value-type="float">
            <text:p>0,3028</text:p>
          </table:table-cell>
          <table:table-cell office:value-type="float" office:value="1.2868" calcext:value-type="float">
            <text:p>1,2868</text:p>
          </table:table-cell>
          <table:table-cell office:value-type="float" office:value="0.9178" calcext:value-type="float">
            <text:p>0,9178</text:p>
          </table:table-cell>
          <table:table-cell office:value-type="float" office:value="0.0688" calcext:value-type="float">
            <text:p>0,0688</text:p>
          </table:table-cell>
          <table:table-cell office:value-type="float" office:value="0.00030535" calcext:value-type="float">
            <text:p>0,00030535</text:p>
          </table:table-cell>
          <table:table-cell office:value-type="float" office:value="0.059743" calcext:value-type="float">
            <text:p>0,059743</text:p>
          </table:table-cell>
          <table:table-cell office:value-type="float" office:value="0.003486" calcext:value-type="float">
            <text:p>0,003486</text:p>
          </table:table-cell>
          <table:table-cell office:value-type="float" office:value="0.5935" calcext:value-type="float">
            <text:p>0,5935</text:p>
          </table:table-cell>
          <table:table-cell office:value-type="float" office:value="5.5412" calcext:value-type="float">
            <text:p>5,5412</text:p>
          </table:table-cell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017/A/NBP/2017</text:p>
          </table:table-cell>
          <table:table-cell office:value-type="float" office:value="0.1152" calcext:value-type="float">
            <text:p>0,1152</text:p>
          </table:table-cell>
          <table:table-cell office:value-type="float" office:value="4.0585" calcext:value-type="float">
            <text:p>4,0585</text:p>
          </table:table-cell>
          <table:table-cell office:value-type="float" office:value="3.0621" calcext:value-type="float">
            <text:p>3,0621</text:p>
          </table:table-cell>
          <table:table-cell office:value-type="float" office:value="0.5232" calcext:value-type="float">
            <text:p>0,5232</text:p>
          </table:table-cell>
          <table:table-cell office:value-type="float" office:value="3.0923" calcext:value-type="float">
            <text:p>3,0923</text:p>
          </table:table-cell>
          <table:table-cell office:value-type="float" office:value="2.9423" calcext:value-type="float">
            <text:p>2,9423</text:p>
          </table:table-cell>
          <table:table-cell office:value-type="float" office:value="2.861" calcext:value-type="float">
            <text:p>2,861</text:p>
          </table:table-cell>
          <table:table-cell office:value-type="float" office:value="4.3636" calcext:value-type="float">
            <text:p>4,3636</text:p>
          </table:table-cell>
          <table:table-cell office:value-type="float" office:value="0.014066" calcext:value-type="float">
            <text:p>0,014066</text:p>
          </table:table-cell>
          <table:table-cell office:value-type="float" office:value="4.0654" calcext:value-type="float">
            <text:p>4,0654</text:p>
          </table:table-cell>
          <table:table-cell office:value-type="float" office:value="5.1096" calcext:value-type="float">
            <text:p>5,1096</text:p>
          </table:table-cell>
          <table:table-cell office:value-type="float" office:value="0.1491" calcext:value-type="float">
            <text:p>0,1491</text:p>
          </table:table-cell>
          <table:table-cell office:value-type="float" office:value="0.035748" calcext:value-type="float">
            <text:p>0,035748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5868" calcext:value-type="float">
            <text:p>0,5868</text:p>
          </table:table-cell>
          <table:table-cell office:value-type="float" office:value="0.035333" calcext:value-type="float">
            <text:p>0,035333</text:p>
          </table:table-cell>
          <table:table-cell office:value-type="float" office:value="0.488" calcext:value-type="float">
            <text:p>0,488</text:p>
          </table:table-cell>
          <table:table-cell office:value-type="float" office:value="0.4596" calcext:value-type="float">
            <text:p>0,4596</text:p>
          </table:table-cell>
          <table:table-cell office:value-type="float" office:value="0.5821" calcext:value-type="float">
            <text:p>0,5821</text:p>
          </table:table-cell>
          <table:table-cell office:value-type="float" office:value="0.971" calcext:value-type="float">
            <text:p>0,971</text:p>
          </table:table-cell>
          <table:table-cell office:value-type="float" office:value="2.2311" calcext:value-type="float">
            <text:p>2,2311</text:p>
          </table:table-cell>
          <table:table-cell office:value-type="float" office:value="1.064" calcext:value-type="float">
            <text:p>1,064</text:p>
          </table:table-cell>
          <table:table-cell office:value-type="float" office:value="1.0721" calcext:value-type="float">
            <text:p>1,0721</text:p>
          </table:table-cell>
          <table:table-cell office:value-type="float" office:value="0.006225" calcext:value-type="float">
            <text:p>0,006225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1884" calcext:value-type="float">
            <text:p>0,1884</text:p>
          </table:table-cell>
          <table:table-cell office:value-type="float" office:value="0.3058" calcext:value-type="float">
            <text:p>0,3058</text:p>
          </table:table-cell>
          <table:table-cell office:value-type="float" office:value="1.2804" calcext:value-type="float">
            <text:p>1,2804</text:p>
          </table:table-cell>
          <table:table-cell office:value-type="float" office:value="0.9145" calcext:value-type="float">
            <text:p>0,9145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0030382" calcext:value-type="float">
            <text:p>0,00030382</text:p>
          </table:table-cell>
          <table:table-cell office:value-type="float" office:value="0.059584" calcext:value-type="float">
            <text:p>0,059584</text:p>
          </table:table-cell>
          <table:table-cell office:value-type="float" office:value="0.003481" calcext:value-type="float">
            <text:p>0,003481</text:p>
          </table:table-cell>
          <table:table-cell office:value-type="float" office:value="0.5899" calcext:value-type="float">
            <text:p>0,5899</text:p>
          </table:table-cell>
          <table:table-cell office:value-type="float" office:value="5.5187" calcext:value-type="float">
            <text:p>5,5187</text:p>
          </table:table-cell>
        </table:table-row>
        <table:table-row table:style-name="ro1">
          <table:table-cell office:value-type="date" office:date-value="2017-01-26" calcext:value-type="date">
            <text:p>2017-01-26</text:p>
          </table:table-cell>
          <table:table-cell office:value-type="string" calcext:value-type="string">
            <text:p>018/A/NBP/2017</text:p>
          </table:table-cell>
          <table:table-cell office:value-type="float" office:value="0.1151" calcext:value-type="float">
            <text:p>0,1151</text:p>
          </table:table-cell>
          <table:table-cell office:value-type="float" office:value="4.059" calcext:value-type="float">
            <text:p>4,059</text:p>
          </table:table-cell>
          <table:table-cell office:value-type="float" office:value="3.0608" calcext:value-type="float">
            <text:p>3,0608</text:p>
          </table:table-cell>
          <table:table-cell office:value-type="float" office:value="0.5232" calcext:value-type="float">
            <text:p>0,5232</text:p>
          </table:table-cell>
          <table:table-cell office:value-type="float" office:value="3.0975" calcext:value-type="float">
            <text:p>3,0975</text:p>
          </table:table-cell>
          <table:table-cell office:value-type="float" office:value="2.9456" calcext:value-type="float">
            <text:p>2,9456</text:p>
          </table:table-cell>
          <table:table-cell office:value-type="float" office:value="2.8577" calcext:value-type="float">
            <text:p>2,8577</text:p>
          </table:table-cell>
          <table:table-cell office:value-type="float" office:value="4.352" calcext:value-type="float">
            <text:p>4,352</text:p>
          </table:table-cell>
          <table:table-cell office:value-type="float" office:value="0.014008" calcext:value-type="float">
            <text:p>0,014008</text:p>
          </table:table-cell>
          <table:table-cell office:value-type="float" office:value="4.0644" calcext:value-type="float">
            <text:p>4,0644</text:p>
          </table:table-cell>
          <table:table-cell office:value-type="float" office:value="5.1278" calcext:value-type="float">
            <text:p>5,1278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03556" calcext:value-type="float">
            <text:p>0,03556</text:p>
          </table:table-cell>
          <table:table-cell office:value-type="float" office:value="0.161" calcext:value-type="float">
            <text:p>0,161</text:p>
          </table:table-cell>
          <table:table-cell office:value-type="float" office:value="0.5852" calcext:value-type="float">
            <text:p>0,5852</text:p>
          </table:table-cell>
          <table:table-cell office:value-type="float" office:value="0.034984" calcext:value-type="float">
            <text:p>0,034984</text:p>
          </table:table-cell>
          <table:table-cell office:value-type="float" office:value="0.4873" calcext:value-type="float">
            <text:p>0,4873</text:p>
          </table:table-cell>
          <table:table-cell office:value-type="float" office:value="0.4603" calcext:value-type="float">
            <text:p>0,4603</text:p>
          </table:table-cell>
          <table:table-cell office:value-type="float" office:value="0.5812" calcext:value-type="float">
            <text:p>0,5812</text:p>
          </table:table-cell>
          <table:table-cell office:value-type="float" office:value="0.9675" calcext:value-type="float">
            <text:p>0,9675</text:p>
          </table:table-cell>
          <table:table-cell office:value-type="float" office:value="2.2252" calcext:value-type="float">
            <text:p>2,2252</text:p>
          </table:table-cell>
          <table:table-cell office:value-type="float" office:value="1.0517" calcext:value-type="float">
            <text:p>1,0517</text:p>
          </table:table-cell>
          <table:table-cell office:value-type="float" office:value="1.0719" calcext:value-type="float">
            <text:p>1,0719</text:p>
          </table:table-cell>
          <table:table-cell office:value-type="float" office:value="0.006256" calcext:value-type="float">
            <text:p>0,006256</text:p>
          </table:table-cell>
          <table:table-cell office:value-type="float" office:value="0.0815" calcext:value-type="float">
            <text:p>0,0815</text:p>
          </table:table-cell>
          <table:table-cell office:value-type="float" office:value="0.1927" calcext:value-type="float">
            <text:p>0,1927</text:p>
          </table:table-cell>
          <table:table-cell office:value-type="float" office:value="0.3054" calcext:value-type="float">
            <text:p>0,3054</text:p>
          </table:table-cell>
          <table:table-cell office:value-type="float" office:value="1.2803" calcext:value-type="float">
            <text:p>1,2803</text:p>
          </table:table-cell>
          <table:table-cell office:value-type="float" office:value="0.9164" calcext:value-type="float">
            <text:p>0,9164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0030435" calcext:value-type="float">
            <text:p>0,00030435</text:p>
          </table:table-cell>
          <table:table-cell office:value-type="float" office:value="0.059608" calcext:value-type="float">
            <text:p>0,059608</text:p>
          </table:table-cell>
          <table:table-cell office:value-type="float" office:value="0.003485" calcext:value-type="float">
            <text:p>0,003485</text:p>
          </table:table-cell>
          <table:table-cell office:value-type="float" office:value="0.59" calcext:value-type="float">
            <text:p>0,59</text:p>
          </table:table-cell>
          <table:table-cell office:value-type="float" office:value="5.5101" calcext:value-type="float">
            <text:p>5,5101</text:p>
          </table:table-cell>
        </table:table-row>
        <table:table-row table:style-name="ro1">
          <table:table-cell office:value-type="date" office:date-value="2017-01-27" calcext:value-type="date">
            <text:p>2017-01-27</text:p>
          </table:table-cell>
          <table:table-cell office:value-type="string" calcext:value-type="string">
            <text:p>019/A/NBP/2017</text:p>
          </table:table-cell>
          <table:table-cell office:value-type="float" office:value="0.1151" calcext:value-type="float">
            <text:p>0,1151</text:p>
          </table:table-cell>
          <table:table-cell office:value-type="float" office:value="4.0595" calcext:value-type="float">
            <text:p>4,0595</text:p>
          </table:table-cell>
          <table:table-cell office:value-type="float" office:value="3.0571" calcext:value-type="float">
            <text:p>3,0571</text:p>
          </table:table-cell>
          <table:table-cell office:value-type="float" office:value="0.5232" calcext:value-type="float">
            <text:p>0,5232</text:p>
          </table:table-cell>
          <table:table-cell office:value-type="float" office:value="3.0979" calcext:value-type="float">
            <text:p>3,0979</text:p>
          </table:table-cell>
          <table:table-cell office:value-type="float" office:value="2.9464" calcext:value-type="float">
            <text:p>2,9464</text:p>
          </table:table-cell>
          <table:table-cell office:value-type="float" office:value="2.8457" calcext:value-type="float">
            <text:p>2,8457</text:p>
          </table:table-cell>
          <table:table-cell office:value-type="float" office:value="4.3413" calcext:value-type="float">
            <text:p>4,3413</text:p>
          </table:table-cell>
          <table:table-cell office:value-type="float" office:value="0.013924" calcext:value-type="float">
            <text:p>0,013924</text:p>
          </table:table-cell>
          <table:table-cell office:value-type="float" office:value="4.0609" calcext:value-type="float">
            <text:p>4,0609</text:p>
          </table:table-cell>
          <table:table-cell office:value-type="float" office:value="5.0945" calcext:value-type="float">
            <text:p>5,0945</text:p>
          </table:table-cell>
          <table:table-cell office:value-type="float" office:value="0.1493" calcext:value-type="float">
            <text:p>0,1493</text:p>
          </table:table-cell>
          <table:table-cell office:value-type="float" office:value="0.035309" calcext:value-type="float">
            <text:p>0,035309</text:p>
          </table:table-cell>
          <table:table-cell office:value-type="float" office:value="0.1607" calcext:value-type="float">
            <text:p>0,1607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034884" calcext:value-type="float">
            <text:p>0,034884</text:p>
          </table:table-cell>
          <table:table-cell office:value-type="float" office:value="0.4868" calcext:value-type="float">
            <text:p>0,4868</text:p>
          </table:table-cell>
          <table:table-cell office:value-type="float" office:value="0.4595" calcext:value-type="float">
            <text:p>0,4595</text:p>
          </table:table-cell>
          <table:table-cell office:value-type="float" office:value="0.5802" calcext:value-type="float">
            <text:p>0,5802</text:p>
          </table:table-cell>
          <table:table-cell office:value-type="float" office:value="0.963" calcext:value-type="float">
            <text:p>0,963</text:p>
          </table:table-cell>
          <table:table-cell office:value-type="float" office:value="2.2196" calcext:value-type="float">
            <text:p>2,2196</text:p>
          </table:table-cell>
          <table:table-cell office:value-type="float" office:value="1.0478" calcext:value-type="float">
            <text:p>1,0478</text:p>
          </table:table-cell>
          <table:table-cell office:value-type="float" office:value="1.0694" calcext:value-type="float">
            <text:p>1,0694</text:p>
          </table:table-cell>
          <table:table-cell office:value-type="float" office:value="0.006234" calcext:value-type="float">
            <text:p>0,006234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1914" calcext:value-type="float">
            <text:p>0,1914</text:p>
          </table:table-cell>
          <table:table-cell office:value-type="float" office:value="0.3039" calcext:value-type="float">
            <text:p>0,3039</text:p>
          </table:table-cell>
          <table:table-cell office:value-type="float" office:value="1.2776" calcext:value-type="float">
            <text:p>1,2776</text:p>
          </table:table-cell>
          <table:table-cell office:value-type="float" office:value="0.9162" calcext:value-type="float">
            <text:p>0,9162</text:p>
          </table:table-cell>
          <table:table-cell office:value-type="float" office:value="0.0676" calcext:value-type="float">
            <text:p>0,0676</text:p>
          </table:table-cell>
          <table:table-cell office:value-type="float" office:value="0.00030394" calcext:value-type="float">
            <text:p>0,00030394</text:p>
          </table:table-cell>
          <table:table-cell office:value-type="float" office:value="0.059641" calcext:value-type="float">
            <text:p>0,059641</text:p>
          </table:table-cell>
          <table:table-cell office:value-type="float" office:value="0.00346" calcext:value-type="float">
            <text:p>0,00346</text:p>
          </table:table-cell>
          <table:table-cell office:value-type="float" office:value="0.5891" calcext:value-type="float">
            <text:p>0,5891</text:p>
          </table:table-cell>
          <table:table-cell office:value-type="float" office:value="5.5125" calcext:value-type="float">
            <text:p>5,5125</text:p>
          </table:table-cell>
        </table:table-row>
        <table:table-row table:style-name="ro1">
          <table:table-cell office:value-type="date" office:date-value="2017-01-30" calcext:value-type="date">
            <text:p>2017-01-30</text:p>
          </table:table-cell>
          <table:table-cell office:value-type="string" calcext:value-type="string">
            <text:p>020/A/NBP/2017</text:p>
          </table:table-cell>
          <table:table-cell office:value-type="float" office:value="0.1147" calcext:value-type="float">
            <text:p>0,1147</text:p>
          </table:table-cell>
          <table:table-cell office:value-type="float" office:value="4.0472" calcext:value-type="float">
            <text:p>4,0472</text:p>
          </table:table-cell>
          <table:table-cell office:value-type="float" office:value="3.0559" calcext:value-type="float">
            <text:p>3,0559</text:p>
          </table:table-cell>
          <table:table-cell office:value-type="float" office:value="0.5217" calcext:value-type="float">
            <text:p>0,5217</text:p>
          </table:table-cell>
          <table:table-cell office:value-type="float" office:value="3.0786" calcext:value-type="float">
            <text:p>3,0786</text:p>
          </table:table-cell>
          <table:table-cell office:value-type="float" office:value="2.9365" calcext:value-type="float">
            <text:p>2,9365</text:p>
          </table:table-cell>
          <table:table-cell office:value-type="float" office:value="2.8386" calcext:value-type="float">
            <text:p>2,8386</text:p>
          </table:table-cell>
          <table:table-cell office:value-type="float" office:value="4.3291" calcext:value-type="float">
            <text:p>4,3291</text:p>
          </table:table-cell>
          <table:table-cell office:value-type="float" office:value="0.013903" calcext:value-type="float">
            <text:p>0,013903</text:p>
          </table:table-cell>
          <table:table-cell office:value-type="float" office:value="4.0529" calcext:value-type="float">
            <text:p>4,0529</text:p>
          </table:table-cell>
          <table:table-cell office:value-type="float" office:value="5.0701" calcext:value-type="float">
            <text:p>5,0701</text:p>
          </table:table-cell>
          <table:table-cell office:value-type="float" office:value="0.1493" calcext:value-type="float">
            <text:p>0,1493</text:p>
          </table:table-cell>
          <table:table-cell office:value-type="float" office:value="0.035295" calcext:value-type="float">
            <text:p>0,035295</text:p>
          </table:table-cell>
          <table:table-cell office:value-type="float" office:value="0.1602" calcext:value-type="float">
            <text:p>0,1602</text:p>
          </table:table-cell>
          <table:table-cell office:value-type="float" office:value="0.582" calcext:value-type="float">
            <text:p>0,582</text:p>
          </table:table-cell>
          <table:table-cell office:value-type="float" office:value="0.034786" calcext:value-type="float">
            <text:p>0,034786</text:p>
          </table:table-cell>
          <table:table-cell office:value-type="float" office:value="0.4863" calcext:value-type="float">
            <text:p>0,4863</text:p>
          </table:table-cell>
          <table:table-cell office:value-type="float" office:value="0.4581" calcext:value-type="float">
            <text:p>0,4581</text:p>
          </table:table-cell>
          <table:table-cell office:value-type="float" office:value="0.5792" calcext:value-type="float">
            <text:p>0,5792</text:p>
          </table:table-cell>
          <table:table-cell office:value-type="float" office:value="0.9615" calcext:value-type="float">
            <text:p>0,9615</text:p>
          </table:table-cell>
          <table:table-cell office:value-type="float" office:value="2.2135" calcext:value-type="float">
            <text:p>2,2135</text:p>
          </table:table-cell>
          <table:table-cell office:value-type="float" office:value="1.0559" calcext:value-type="float">
            <text:p>1,0559</text:p>
          </table:table-cell>
          <table:table-cell office:value-type="float" office:value="1.0699" calcext:value-type="float">
            <text:p>1,0699</text:p>
          </table:table-cell>
          <table:table-cell office:value-type="float" office:value="0.006245" calcext:value-type="float">
            <text:p>0,006245</text:p>
          </table:table-cell>
          <table:table-cell office:value-type="float" office:value="0.0814" calcext:value-type="float">
            <text:p>0,0814</text:p>
          </table:table-cell>
          <table:table-cell office:value-type="float" office:value="0.1942" calcext:value-type="float">
            <text:p>0,1942</text:p>
          </table:table-cell>
          <table:table-cell office:value-type="float" office:value="0.2975" calcext:value-type="float">
            <text:p>0,2975</text:p>
          </table:table-cell>
          <table:table-cell office:value-type="float" office:value="1.2889" calcext:value-type="float">
            <text:p>1,2889</text:p>
          </table:table-cell>
          <table:table-cell office:value-type="float" office:value="0.9135" calcext:value-type="float">
            <text:p>0,9135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00030336" calcext:value-type="float">
            <text:p>0,00030336</text:p>
          </table:table-cell>
          <table:table-cell office:value-type="float" office:value="0.059576" calcext:value-type="float">
            <text:p>0,059576</text:p>
          </table:table-cell>
          <table:table-cell office:value-type="float" office:value="0.003439" calcext:value-type="float">
            <text:p>0,003439</text:p>
          </table:table-cell>
          <table:table-cell office:value-type="float" office:value="0.587" calcext:value-type="float">
            <text:p>0,587</text:p>
          </table:table-cell>
          <table:table-cell office:value-type="float" office:value="5.4939" calcext:value-type="float">
            <text:p>5,4939</text:p>
          </table:table-cell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office:value-type="string" calcext:value-type="string">
            <text:p>021/A/NBP/2017</text:p>
          </table:table-cell>
          <table:table-cell office:value-type="float" office:value="0.1148" calcext:value-type="float">
            <text:p>0,1148</text:p>
          </table:table-cell>
          <table:table-cell office:value-type="float" office:value="4.0446" calcext:value-type="float">
            <text:p>4,0446</text:p>
          </table:table-cell>
          <table:table-cell office:value-type="float" office:value="3.0549" calcext:value-type="float">
            <text:p>3,0549</text:p>
          </table:table-cell>
          <table:table-cell office:value-type="float" office:value="0.5213" calcext:value-type="float">
            <text:p>0,5213</text:p>
          </table:table-cell>
          <table:table-cell office:value-type="float" office:value="3.0832" calcext:value-type="float">
            <text:p>3,0832</text:p>
          </table:table-cell>
          <table:table-cell office:value-type="float" office:value="2.9448" calcext:value-type="float">
            <text:p>2,9448</text:p>
          </table:table-cell>
          <table:table-cell office:value-type="float" office:value="2.8506" calcext:value-type="float">
            <text:p>2,8506</text:p>
          </table:table-cell>
          <table:table-cell office:value-type="float" office:value="4.3308" calcext:value-type="float">
            <text:p>4,3308</text:p>
          </table:table-cell>
          <table:table-cell office:value-type="float" office:value="0.013926" calcext:value-type="float">
            <text:p>0,013926</text:p>
          </table:table-cell>
          <table:table-cell office:value-type="float" office:value="4.0625" calcext:value-type="float">
            <text:p>4,0625</text:p>
          </table:table-cell>
          <table:table-cell office:value-type="float" office:value="5.0209" calcext:value-type="float">
            <text:p>5,0209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035514" calcext:value-type="float">
            <text:p>0,035514</text:p>
          </table:table-cell>
          <table:table-cell office:value-type="float" office:value="0.1603" calcext:value-type="float">
            <text:p>0,1603</text:p>
          </table:table-cell>
          <table:table-cell office:value-type="float" office:value="0.5822" calcext:value-type="float">
            <text:p>0,5822</text:p>
          </table:table-cell>
          <table:table-cell office:value-type="float" office:value="0.034828" calcext:value-type="float">
            <text:p>0,034828</text:p>
          </table:table-cell>
          <table:table-cell office:value-type="float" office:value="0.4864" calcext:value-type="float">
            <text:p>0,4864</text:p>
          </table:table-cell>
          <table:table-cell office:value-type="float" office:value="0.4583" calcext:value-type="float">
            <text:p>0,4583</text:p>
          </table:table-cell>
          <table:table-cell office:value-type="float" office:value="0.5788" calcext:value-type="float">
            <text:p>0,5788</text:p>
          </table:table-cell>
          <table:table-cell office:value-type="float" office:value="0.9615" calcext:value-type="float">
            <text:p>0,9615</text:p>
          </table:table-cell>
          <table:table-cell office:value-type="float" office:value="2.2143" calcext:value-type="float">
            <text:p>2,2143</text:p>
          </table:table-cell>
          <table:table-cell office:value-type="float" office:value="1.0651" calcext:value-type="float">
            <text:p>1,0651</text:p>
          </table:table-cell>
          <table:table-cell office:value-type="float" office:value="1.0731" calcext:value-type="float">
            <text:p>1,0731</text:p>
          </table:table-cell>
          <table:table-cell office:value-type="float" office:value="0.006238" calcext:value-type="float">
            <text:p>0,006238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1943" calcext:value-type="float">
            <text:p>0,1943</text:p>
          </table:table-cell>
          <table:table-cell office:value-type="float" office:value="0.298" calcext:value-type="float">
            <text:p>0,298</text:p>
          </table:table-cell>
          <table:table-cell office:value-type="float" office:value="1.2932" calcext:value-type="float">
            <text:p>1,2932</text:p>
          </table:table-cell>
          <table:table-cell office:value-type="float" office:value="0.9129" calcext:value-type="float">
            <text:p>0,9129</text:p>
          </table:table-cell>
          <table:table-cell office:value-type="float" office:value="0.0674" calcext:value-type="float">
            <text:p>0,0674</text:p>
          </table:table-cell>
          <table:table-cell office:value-type="float" office:value="0.00030287" calcext:value-type="float">
            <text:p>0,00030287</text:p>
          </table:table-cell>
          <table:table-cell office:value-type="float" office:value="0.05962" calcext:value-type="float">
            <text:p>0,05962</text:p>
          </table:table-cell>
          <table:table-cell office:value-type="float" office:value="0.003472" calcext:value-type="float">
            <text:p>0,003472</text:p>
          </table:table-cell>
          <table:table-cell office:value-type="float" office:value="0.5872" calcext:value-type="float">
            <text:p>0,5872</text:p>
          </table:table-cell>
          <table:table-cell office:value-type="float" office:value="5.518" calcext:value-type="float">
            <text:p>5,518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string" calcext:value-type="string">
            <text:p>022/A/NBP/2017</text:p>
          </table:table-cell>
          <table:table-cell office:value-type="float" office:value="0.1141" calcext:value-type="float">
            <text:p>0,1141</text:p>
          </table:table-cell>
          <table:table-cell office:value-type="float" office:value="4.0071" calcext:value-type="float">
            <text:p>4,0071</text:p>
          </table:table-cell>
          <table:table-cell office:value-type="float" office:value="3.04" calcext:value-type="float">
            <text:p>3,04</text:p>
          </table:table-cell>
          <table:table-cell office:value-type="float" office:value="0.5165" calcext:value-type="float">
            <text:p>0,5165</text:p>
          </table:table-cell>
          <table:table-cell office:value-type="float" office:value="3.0642" calcext:value-type="float">
            <text:p>3,0642</text:p>
          </table:table-cell>
          <table:table-cell office:value-type="float" office:value="2.9158" calcext:value-type="float">
            <text:p>2,9158</text:p>
          </table:table-cell>
          <table:table-cell office:value-type="float" office:value="2.8388" calcext:value-type="float">
            <text:p>2,8388</text:p>
          </table:table-cell>
          <table:table-cell office:value-type="float" office:value="4.3221" calcext:value-type="float">
            <text:p>4,3221</text:p>
          </table:table-cell>
          <table:table-cell office:value-type="float" office:value="0.013915" calcext:value-type="float">
            <text:p>0,013915</text:p>
          </table:table-cell>
          <table:table-cell office:value-type="float" office:value="4.0465" calcext:value-type="float">
            <text:p>4,0465</text:p>
          </table:table-cell>
          <table:table-cell office:value-type="float" office:value="5.051" calcext:value-type="float">
            <text:p>5,051</text:p>
          </table:table-cell>
          <table:table-cell office:value-type="float" office:value="0.1484" calcext:value-type="float">
            <text:p>0,1484</text:p>
          </table:table-cell>
          <table:table-cell office:value-type="float" office:value="0.035357" calcext:value-type="float">
            <text:p>0,035357</text:p>
          </table:table-cell>
          <table:table-cell office:value-type="float" office:value="0.16" calcext:value-type="float">
            <text:p>0,16</text:p>
          </table:table-cell>
          <table:table-cell office:value-type="float" office:value="0.5812" calcext:value-type="float">
            <text:p>0,5812</text:p>
          </table:table-cell>
          <table:table-cell office:value-type="float" office:value="0.034758" calcext:value-type="float">
            <text:p>0,034758</text:p>
          </table:table-cell>
          <table:table-cell office:value-type="float" office:value="0.4861" calcext:value-type="float">
            <text:p>0,4861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579" calcext:value-type="float">
            <text:p>0,579</text:p>
          </table:table-cell>
          <table:table-cell office:value-type="float" office:value="0.9554" calcext:value-type="float">
            <text:p>0,9554</text:p>
          </table:table-cell>
          <table:table-cell office:value-type="float" office:value="2.2099" calcext:value-type="float">
            <text:p>2,2099</text:p>
          </table:table-cell>
          <table:table-cell office:value-type="float" office:value="1.0596" calcext:value-type="float">
            <text:p>1,0596</text:p>
          </table:table-cell>
          <table:table-cell office:value-type="float" office:value="1.0637" calcext:value-type="float">
            <text:p>1,0637</text:p>
          </table:table-cell>
          <table:table-cell office:value-type="float" office:value="0.006179" calcext:value-type="float">
            <text:p>0,006179</text:p>
          </table:table-cell>
          <table:table-cell office:value-type="float" office:value="0.0806" calcext:value-type="float">
            <text:p>0,0806</text:p>
          </table:table-cell>
          <table:table-cell office:value-type="float" office:value="0.1931" calcext:value-type="float">
            <text:p>0,1931</text:p>
          </table:table-cell>
          <table:table-cell office:value-type="float" office:value="0.2971" calcext:value-type="float">
            <text:p>0,2971</text:p>
          </table:table-cell>
          <table:table-cell office:value-type="float" office:value="1.2716" calcext:value-type="float">
            <text:p>1,2716</text:p>
          </table:table-cell>
          <table:table-cell office:value-type="float" office:value="0.9047" calcext:value-type="float">
            <text:p>0,9047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0029968" calcext:value-type="float">
            <text:p>0,00029968</text:p>
          </table:table-cell>
          <table:table-cell office:value-type="float" office:value="0.059304" calcext:value-type="float">
            <text:p>0,059304</text:p>
          </table:table-cell>
          <table:table-cell office:value-type="float" office:value="0.00347" calcext:value-type="float">
            <text:p>0,00347</text:p>
          </table:table-cell>
          <table:table-cell office:value-type="float" office:value="0.5837" calcext:value-type="float">
            <text:p>0,5837</text:p>
          </table:table-cell>
          <table:table-cell office:value-type="float" office:value="5.4607" calcext:value-type="float">
            <text:p>5,4607</text:p>
          </table:table-cell>
        </table:table-row>
        <table:table-row table:style-name="ro1">
          <table:table-cell office:value-type="date" office:date-value="2017-02-02" calcext:value-type="date">
            <text:p>2017-02-02</text:p>
          </table:table-cell>
          <table:table-cell office:value-type="string" calcext:value-type="string">
            <text:p>023/A/NBP/2017</text:p>
          </table:table-cell>
          <table:table-cell office:value-type="float" office:value="0.1136" calcext:value-type="float">
            <text:p>0,1136</text:p>
          </table:table-cell>
          <table:table-cell office:value-type="float" office:value="3.9835" calcext:value-type="float">
            <text:p>3,9835</text:p>
          </table:table-cell>
          <table:table-cell office:value-type="float" office:value="3.0565" calcext:value-type="float">
            <text:p>3,0565</text:p>
          </table:table-cell>
          <table:table-cell office:value-type="float" office:value="0.5134" calcext:value-type="float">
            <text:p>0,5134</text:p>
          </table:table-cell>
          <table:table-cell office:value-type="float" office:value="3.067" calcext:value-type="float">
            <text:p>3,067</text:p>
          </table:table-cell>
          <table:table-cell office:value-type="float" office:value="2.9116" calcext:value-type="float">
            <text:p>2,9116</text:p>
          </table:table-cell>
          <table:table-cell office:value-type="float" office:value="2.8274" calcext:value-type="float">
            <text:p>2,8274</text:p>
          </table:table-cell>
          <table:table-cell office:value-type="float" office:value="4.3084" calcext:value-type="float">
            <text:p>4,3084</text:p>
          </table:table-cell>
          <table:table-cell office:value-type="float" office:value="0.013962" calcext:value-type="float">
            <text:p>0,013962</text:p>
          </table:table-cell>
          <table:table-cell office:value-type="float" office:value="4.0307" calcext:value-type="float">
            <text:p>4,0307</text:p>
          </table:table-cell>
          <table:table-cell office:value-type="float" office:value="5.0574" calcext:value-type="float">
            <text:p>5,0574</text:p>
          </table:table-cell>
          <table:table-cell office:value-type="float" office:value="0.1476" calcext:value-type="float">
            <text:p>0,1476</text:p>
          </table:table-cell>
          <table:table-cell office:value-type="float" office:value="0.035424" calcext:value-type="float">
            <text:p>0,035424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5793" calcext:value-type="float">
            <text:p>0,5793</text:p>
          </table:table-cell>
          <table:table-cell office:value-type="float" office:value="0.035286" calcext:value-type="float">
            <text:p>0,035286</text:p>
          </table:table-cell>
          <table:table-cell office:value-type="float" office:value="0.4862" calcext:value-type="float">
            <text:p>0,4862</text:p>
          </table:table-cell>
          <table:table-cell office:value-type="float" office:value="0.4576" calcext:value-type="float">
            <text:p>0,4576</text:p>
          </table:table-cell>
          <table:table-cell office:value-type="float" office:value="0.5783" calcext:value-type="float">
            <text:p>0,5783</text:p>
          </table:table-cell>
          <table:table-cell office:value-type="float" office:value="0.9511" calcext:value-type="float">
            <text:p>0,9511</text:p>
          </table:table-cell>
          <table:table-cell office:value-type="float" office:value="2.2028" calcext:value-type="float">
            <text:p>2,2028</text:p>
          </table:table-cell>
          <table:table-cell office:value-type="float" office:value="1.0663" calcext:value-type="float">
            <text:p>1,0663</text:p>
          </table:table-cell>
          <table:table-cell office:value-type="float" office:value="1.0584" calcext:value-type="float">
            <text:p>1,0584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1941" calcext:value-type="float">
            <text:p>0,1941</text:p>
          </table:table-cell>
          <table:table-cell office:value-type="float" office:value="0.2979" calcext:value-type="float">
            <text:p>0,2979</text:p>
          </table:table-cell>
          <table:table-cell office:value-type="float" office:value="1.273" calcext:value-type="float">
            <text:p>1,273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0029835" calcext:value-type="float">
            <text:p>0,00029835</text:p>
          </table:table-cell>
          <table:table-cell office:value-type="float" office:value="0.0591" calcext:value-type="float">
            <text:p>0,0591</text:p>
          </table:table-cell>
          <table:table-cell office:value-type="float" office:value="0.003488" calcext:value-type="float">
            <text:p>0,003488</text:p>
          </table:table-cell>
          <table:table-cell office:value-type="float" office:value="0.5826" calcext:value-type="float">
            <text:p>0,5826</text:p>
          </table:table-cell>
          <table:table-cell office:value-type="float" office:value="5.4424" calcext:value-type="float">
            <text:p>5,4424</text:p>
          </table:table-cell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office:value-type="string" calcext:value-type="string">
            <text:p>024/A/NBP/2017</text:p>
          </table:table-cell>
          <table:table-cell office:value-type="float" office:value="0.1141" calcext:value-type="float">
            <text:p>0,1141</text:p>
          </table:table-cell>
          <table:table-cell office:value-type="float" office:value="4.0014" calcext:value-type="float">
            <text:p>4,0014</text:p>
          </table:table-cell>
          <table:table-cell office:value-type="float" office:value="3.0582" calcext:value-type="float">
            <text:p>3,0582</text:p>
          </table:table-cell>
          <table:table-cell office:value-type="float" office:value="0.5157" calcext:value-type="float">
            <text:p>0,5157</text:p>
          </table:table-cell>
          <table:table-cell office:value-type="float" office:value="3.0697" calcext:value-type="float">
            <text:p>3,0697</text:p>
          </table:table-cell>
          <table:table-cell office:value-type="float" office:value="2.9078" calcext:value-type="float">
            <text:p>2,9078</text:p>
          </table:table-cell>
          <table:table-cell office:value-type="float" office:value="2.8296" calcext:value-type="float">
            <text:p>2,8296</text:p>
          </table:table-cell>
          <table:table-cell office:value-type="float" office:value="4.2985" calcext:value-type="float">
            <text:p>4,2985</text:p>
          </table:table-cell>
          <table:table-cell office:value-type="float" office:value="0.013906" calcext:value-type="float">
            <text:p>0,013906</text:p>
          </table:table-cell>
          <table:table-cell office:value-type="float" office:value="4.0192" calcext:value-type="float">
            <text:p>4,0192</text:p>
          </table:table-cell>
          <table:table-cell office:value-type="float" office:value="4.9959" calcext:value-type="float">
            <text:p>4,9959</text:p>
          </table:table-cell>
          <table:table-cell office:value-type="float" office:value="0.1475" calcext:value-type="float">
            <text:p>0,1475</text:p>
          </table:table-cell>
          <table:table-cell office:value-type="float" office:value="0.035374" calcext:value-type="float">
            <text:p>0,035374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5779" calcext:value-type="float">
            <text:p>0,5779</text:p>
          </table:table-cell>
          <table:table-cell office:value-type="float" office:value="0.035263" calcext:value-type="float">
            <text:p>0,035263</text:p>
          </table:table-cell>
          <table:table-cell office:value-type="float" office:value="0.4842" calcext:value-type="float">
            <text:p>0,4842</text:p>
          </table:table-cell>
          <table:table-cell office:value-type="float" office:value="0.4552" calcext:value-type="float">
            <text:p>0,4552</text:p>
          </table:table-cell>
          <table:table-cell office:value-type="float" office:value="0.5782" calcext:value-type="float">
            <text:p>0,5782</text:p>
          </table:table-cell>
          <table:table-cell office:value-type="float" office:value="0.9519" calcext:value-type="float">
            <text:p>0,9519</text:p>
          </table:table-cell>
          <table:table-cell office:value-type="float" office:value="2.1978" calcext:value-type="float">
            <text:p>2,1978</text:p>
          </table:table-cell>
          <table:table-cell office:value-type="float" office:value="1.0678" calcext:value-type="float">
            <text:p>1,0678</text:p>
          </table:table-cell>
          <table:table-cell office:value-type="float" office:value="1.0646" calcext:value-type="float">
            <text:p>1,0646</text:p>
          </table:table-cell>
          <table:table-cell office:value-type="float" office:value="0.006229" calcext:value-type="float">
            <text:p>0,006229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1945" calcext:value-type="float">
            <text:p>0,1945</text:p>
          </table:table-cell>
          <table:table-cell office:value-type="float" office:value="0.2977" calcext:value-type="float">
            <text:p>0,2977</text:p>
          </table:table-cell>
          <table:table-cell office:value-type="float" office:value="1.281" calcext:value-type="float">
            <text:p>1,281</text:p>
          </table:table-cell>
          <table:table-cell office:value-type="float" office:value="0.9037" calcext:value-type="float">
            <text:p>0,9037</text:p>
          </table:table-cell>
          <table:table-cell office:value-type="float" office:value="0.0672" calcext:value-type="float">
            <text:p>0,0672</text:p>
          </table:table-cell>
          <table:table-cell office:value-type="float" office:value="0.00029987" calcext:value-type="float">
            <text:p>0,00029987</text:p>
          </table:table-cell>
          <table:table-cell office:value-type="float" office:value="0.059458" calcext:value-type="float">
            <text:p>0,059458</text:p>
          </table:table-cell>
          <table:table-cell office:value-type="float" office:value="0.003485" calcext:value-type="float">
            <text:p>0,003485</text:p>
          </table:table-cell>
          <table:table-cell office:value-type="float" office:value="0.5823" calcext:value-type="float">
            <text:p>0,5823</text:p>
          </table:table-cell>
          <table:table-cell office:value-type="float" office:value="5.4281" calcext:value-type="float">
            <text:p>5,4281</text:p>
          </table:table-cell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025/A/NBP/2017</text:p>
          </table:table-cell>
          <table:table-cell office:value-type="float" office:value="0.1139" calcext:value-type="float">
            <text:p>0,1139</text:p>
          </table:table-cell>
          <table:table-cell office:value-type="float" office:value="3.9892" calcext:value-type="float">
            <text:p>3,9892</text:p>
          </table:table-cell>
          <table:table-cell office:value-type="float" office:value="3.0575" calcext:value-type="float">
            <text:p>3,0575</text:p>
          </table:table-cell>
          <table:table-cell office:value-type="float" office:value="0.5142" calcext:value-type="float">
            <text:p>0,5142</text:p>
          </table:table-cell>
          <table:table-cell office:value-type="float" office:value="3.0652" calcext:value-type="float">
            <text:p>3,0652</text:p>
          </table:table-cell>
          <table:table-cell office:value-type="float" office:value="2.9165" calcext:value-type="float">
            <text:p>2,9165</text:p>
          </table:table-cell>
          <table:table-cell office:value-type="float" office:value="2.8291" calcext:value-type="float">
            <text:p>2,8291</text:p>
          </table:table-cell>
          <table:table-cell office:value-type="float" office:value="4.2864" calcext:value-type="float">
            <text:p>4,2864</text:p>
          </table:table-cell>
          <table:table-cell office:value-type="float" office:value="0.013867" calcext:value-type="float">
            <text:p>0,013867</text:p>
          </table:table-cell>
          <table:table-cell office:value-type="float" office:value="4.0084" calcext:value-type="float">
            <text:p>4,0084</text:p>
          </table:table-cell>
          <table:table-cell office:value-type="float" office:value="4.9755" calcext:value-type="float">
            <text:p>4,9755</text:p>
          </table:table-cell>
          <table:table-cell office:value-type="float" office:value="0.1463" calcext:value-type="float">
            <text:p>0,1463</text:p>
          </table:table-cell>
          <table:table-cell office:value-type="float" office:value="0.035438" calcext:value-type="float">
            <text:p>0,035438</text:p>
          </table:table-cell>
          <table:table-cell office:value-type="float" office:value="0.1586" calcext:value-type="float">
            <text:p>0,1586</text:p>
          </table:table-cell>
          <table:table-cell office:value-type="float" office:value="0.5763" calcext:value-type="float">
            <text:p>0,5763</text:p>
          </table:table-cell>
          <table:table-cell office:value-type="float" office:value="0.035265" calcext:value-type="float">
            <text:p>0,035265</text:p>
          </table:table-cell>
          <table:table-cell office:value-type="float" office:value="0.4838" calcext:value-type="float">
            <text:p>0,4838</text:p>
          </table:table-cell>
          <table:table-cell office:value-type="float" office:value="0.4534" calcext:value-type="float">
            <text:p>0,4534</text:p>
          </table:table-cell>
          <table:table-cell office:value-type="float" office:value="0.5749" calcext:value-type="float">
            <text:p>0,5749</text:p>
          </table:table-cell>
          <table:table-cell office:value-type="float" office:value="0.9496" calcext:value-type="float">
            <text:p>0,9496</text:p>
          </table:table-cell>
          <table:table-cell office:value-type="float" office:value="2.1916" calcext:value-type="float">
            <text:p>2,1916</text:p>
          </table:table-cell>
          <table:table-cell office:value-type="float" office:value="1.0816" calcext:value-type="float">
            <text:p>1,0816</text:p>
          </table:table-cell>
          <table:table-cell office:value-type="float" office:value="1.063" calcext:value-type="float">
            <text:p>1,063</text:p>
          </table:table-cell>
          <table:table-cell office:value-type="float" office:value="0.006226" calcext:value-type="float">
            <text:p>0,006226</text:p>
          </table:table-cell>
          <table:table-cell office:value-type="float" office:value="0.0805" calcext:value-type="float">
            <text:p>0,0805</text:p>
          </table:table-cell>
          <table:table-cell office:value-type="float" office:value="0.196" calcext:value-type="float">
            <text:p>0,196</text:p>
          </table:table-cell>
          <table:table-cell office:value-type="float" office:value="0.3002" calcext:value-type="float">
            <text:p>0,3002</text:p>
          </table:table-cell>
          <table:table-cell office:value-type="float" office:value="1.2794" calcext:value-type="float">
            <text:p>1,2794</text:p>
          </table:table-cell>
          <table:table-cell office:value-type="float" office:value="0.901" calcext:value-type="float">
            <text:p>0,901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0029939" calcext:value-type="float">
            <text:p>0,00029939</text:p>
          </table:table-cell>
          <table:table-cell office:value-type="float" office:value="0.059364" calcext:value-type="float">
            <text:p>0,059364</text:p>
          </table:table-cell>
          <table:table-cell office:value-type="float" office:value="0.003505" calcext:value-type="float">
            <text:p>0,003505</text:p>
          </table:table-cell>
          <table:table-cell office:value-type="float" office:value="0.5812" calcext:value-type="float">
            <text:p>0,5812</text:p>
          </table:table-cell>
          <table:table-cell office:value-type="float" office:value="5.4235" calcext:value-type="float">
            <text:p>5,4235</text:p>
          </table:table-cell>
        </table:table-row>
        <table:table-row table:style-name="ro1">
          <table:table-cell office:value-type="date" office:date-value="2017-02-07" calcext:value-type="date">
            <text:p>2017-02-07</text:p>
          </table:table-cell>
          <table:table-cell office:value-type="string" calcext:value-type="string">
            <text:p>026/A/NBP/2017</text:p>
          </table:table-cell>
          <table:table-cell office:value-type="float" office:value="0.1149" calcext:value-type="float">
            <text:p>0,1149</text:p>
          </table:table-cell>
          <table:table-cell office:value-type="float" office:value="4.028" calcext:value-type="float">
            <text:p>4,028</text:p>
          </table:table-cell>
          <table:table-cell office:value-type="float" office:value="3.0662" calcext:value-type="float">
            <text:p>3,0662</text:p>
          </table:table-cell>
          <table:table-cell office:value-type="float" office:value="0.5193" calcext:value-type="float">
            <text:p>0,5193</text:p>
          </table:table-cell>
          <table:table-cell office:value-type="float" office:value="3.0526" calcext:value-type="float">
            <text:p>3,0526</text:p>
          </table:table-cell>
          <table:table-cell office:value-type="float" office:value="2.9383" calcext:value-type="float">
            <text:p>2,9383</text:p>
          </table:table-cell>
          <table:table-cell office:value-type="float" office:value="2.8385" calcext:value-type="float">
            <text:p>2,8385</text:p>
          </table:table-cell>
          <table:table-cell office:value-type="float" office:value="4.2943" calcext:value-type="float">
            <text:p>4,2943</text:p>
          </table:table-cell>
          <table:table-cell office:value-type="float" office:value="0.013864" calcext:value-type="float">
            <text:p>0,013864</text:p>
          </table:table-cell>
          <table:table-cell office:value-type="float" office:value="4.0271" calcext:value-type="float">
            <text:p>4,0271</text:p>
          </table:table-cell>
          <table:table-cell office:value-type="float" office:value="4.9818" calcext:value-type="float">
            <text:p>4,9818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035844" calcext:value-type="float">
            <text:p>0,035844</text:p>
          </table:table-cell>
          <table:table-cell office:value-type="float" office:value="0.1589" calcext:value-type="float">
            <text:p>0,1589</text:p>
          </table:table-cell>
          <table:table-cell office:value-type="float" office:value="0.5776" calcext:value-type="float">
            <text:p>0,5776</text:p>
          </table:table-cell>
          <table:table-cell office:value-type="float" office:value="0.035329" calcext:value-type="float">
            <text:p>0,035329</text:p>
          </table:table-cell>
          <table:table-cell office:value-type="float" office:value="0.4835" calcext:value-type="float">
            <text:p>0,4835</text:p>
          </table:table-cell>
          <table:table-cell office:value-type="float" office:value="0.4533" calcext:value-type="float">
            <text:p>0,4533</text:p>
          </table:table-cell>
          <table:table-cell office:value-type="float" office:value="0.5766" calcext:value-type="float">
            <text:p>0,5766</text:p>
          </table:table-cell>
          <table:table-cell office:value-type="float" office:value="0.9557" calcext:value-type="float">
            <text:p>0,9557</text:p>
          </table:table-cell>
          <table:table-cell office:value-type="float" office:value="2.1957" calcext:value-type="float">
            <text:p>2,1957</text:p>
          </table:table-cell>
          <table:table-cell office:value-type="float" office:value="1.0843" calcext:value-type="float">
            <text:p>1,0843</text:p>
          </table:table-cell>
          <table:table-cell office:value-type="float" office:value="1.073" calcext:value-type="float">
            <text:p>1,073</text:p>
          </table:table-cell>
          <table:table-cell office:value-type="float" office:value="0.006286" calcext:value-type="float">
            <text:p>0,006286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1944" calcext:value-type="float">
            <text:p>0,1944</text:p>
          </table:table-cell>
          <table:table-cell office:value-type="float" office:value="0.2996" calcext:value-type="float">
            <text:p>0,2996</text:p>
          </table:table-cell>
          <table:table-cell office:value-type="float" office:value="1.2928" calcext:value-type="float">
            <text:p>1,2928</text:p>
          </table:table-cell>
          <table:table-cell office:value-type="float" office:value="0.9081" calcext:value-type="float">
            <text:p>0,9081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0030224" calcext:value-type="float">
            <text:p>0,00030224</text:p>
          </table:table-cell>
          <table:table-cell office:value-type="float" office:value="0.05973" calcext:value-type="float">
            <text:p>0,05973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5851" calcext:value-type="float">
            <text:p>0,5851</text:p>
          </table:table-cell>
          <table:table-cell office:value-type="float" office:value="5.4528" calcext:value-type="float">
            <text:p>5,4528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027/A/NBP/2017</text:p>
          </table:table-cell>
          <table:table-cell office:value-type="float" office:value="0.1156" calcext:value-type="float">
            <text:p>0,1156</text:p>
          </table:table-cell>
          <table:table-cell office:value-type="float" office:value="4.0521" calcext:value-type="float">
            <text:p>4,0521</text:p>
          </table:table-cell>
          <table:table-cell office:value-type="float" office:value="3.0915" calcext:value-type="float">
            <text:p>3,0915</text:p>
          </table:table-cell>
          <table:table-cell office:value-type="float" office:value="0.5222" calcext:value-type="float">
            <text:p>0,5222</text:p>
          </table:table-cell>
          <table:table-cell office:value-type="float" office:value="3.0778" calcext:value-type="float">
            <text:p>3,0778</text:p>
          </table:table-cell>
          <table:table-cell office:value-type="float" office:value="2.9569" calcext:value-type="float">
            <text:p>2,9569</text:p>
          </table:table-cell>
          <table:table-cell office:value-type="float" office:value="2.8564" calcext:value-type="float">
            <text:p>2,8564</text:p>
          </table:table-cell>
          <table:table-cell office:value-type="float" office:value="4.3128" calcext:value-type="float">
            <text:p>4,3128</text:p>
          </table:table-cell>
          <table:table-cell office:value-type="float" office:value="0.013944" calcext:value-type="float">
            <text:p>0,013944</text:p>
          </table:table-cell>
          <table:table-cell office:value-type="float" office:value="4.0521" calcext:value-type="float">
            <text:p>4,0521</text:p>
          </table:table-cell>
          <table:table-cell office:value-type="float" office:value="5.0643" calcext:value-type="float">
            <text:p>5,0643</text:p>
          </table:table-cell>
          <table:table-cell office:value-type="float" office:value="0.1504" calcext:value-type="float">
            <text:p>0,1504</text:p>
          </table:table-cell>
          <table:table-cell office:value-type="float" office:value="0.036068" calcext:value-type="float">
            <text:p>0,036068</text:p>
          </table:table-cell>
          <table:table-cell office:value-type="float" office:value="0.1596" calcext:value-type="float">
            <text:p>0,1596</text:p>
          </table:table-cell>
          <table:table-cell office:value-type="float" office:value="0.5802" calcext:value-type="float">
            <text:p>0,5802</text:p>
          </table:table-cell>
          <table:table-cell office:value-type="float" office:value="0.035511" calcext:value-type="float">
            <text:p>0,035511</text:p>
          </table:table-cell>
          <table:table-cell office:value-type="float" office:value="0.4859" calcext:value-type="float">
            <text:p>0,4859</text:p>
          </table:table-cell>
          <table:table-cell office:value-type="float" office:value="0.4563" calcext:value-type="float">
            <text:p>0,4563</text:p>
          </table:table-cell>
          <table:table-cell office:value-type="float" office:value="0.5785" calcext:value-type="float">
            <text:p>0,5785</text:p>
          </table:table-cell>
          <table:table-cell office:value-type="float" office:value="0.9605" calcext:value-type="float">
            <text:p>0,9605</text:p>
          </table:table-cell>
          <table:table-cell office:value-type="float" office:value="2.2051" calcext:value-type="float">
            <text:p>2,2051</text:p>
          </table:table-cell>
          <table:table-cell office:value-type="float" office:value="1.0816" calcext:value-type="float">
            <text:p>1,0816</text:p>
          </table:table-cell>
          <table:table-cell office:value-type="float" office:value="1.0783" calcext:value-type="float">
            <text:p>1,0783</text:p>
          </table:table-cell>
          <table:table-cell office:value-type="float" office:value="0.006266" calcext:value-type="float">
            <text:p>0,006266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1963" calcext:value-type="float">
            <text:p>0,1963</text:p>
          </table:table-cell>
          <table:table-cell office:value-type="float" office:value="0.3007" calcext:value-type="float">
            <text:p>0,3007</text:p>
          </table:table-cell>
          <table:table-cell office:value-type="float" office:value="1.2984" calcext:value-type="float">
            <text:p>1,2984</text:p>
          </table:table-cell>
          <table:table-cell office:value-type="float" office:value="0.9127" calcext:value-type="float">
            <text:p>0,9127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0030407" calcext:value-type="float">
            <text:p>0,00030407</text:p>
          </table:table-cell>
          <table:table-cell office:value-type="float" office:value="0.060151" calcext:value-type="float">
            <text:p>0,060151</text:p>
          </table:table-cell>
          <table:table-cell office:value-type="float" office:value="0.003532" calcext:value-type="float">
            <text:p>0,003532</text:p>
          </table:table-cell>
          <table:table-cell office:value-type="float" office:value="0.5893" calcext:value-type="float">
            <text:p>0,5893</text:p>
          </table:table-cell>
          <table:table-cell office:value-type="float" office:value="5.4794" calcext:value-type="float">
            <text:p>5,4794</text:p>
          </table:table-cell>
        </table:table-row>
        <table:table-row table:style-name="ro1">
          <table:table-cell office:value-type="date" office:date-value="2017-02-09" calcext:value-type="date">
            <text:p>2017-02-09</text:p>
          </table:table-cell>
          <table:table-cell office:value-type="string" calcext:value-type="string">
            <text:p>028/A/NBP/2017</text:p>
          </table:table-cell>
          <table:table-cell office:value-type="float" office:value="0.1152" calcext:value-type="float">
            <text:p>0,1152</text:p>
          </table:table-cell>
          <table:table-cell office:value-type="float" office:value="4.0332" calcext:value-type="float">
            <text:p>4,0332</text:p>
          </table:table-cell>
          <table:table-cell office:value-type="float" office:value="3.088" calcext:value-type="float">
            <text:p>3,088</text:p>
          </table:table-cell>
          <table:table-cell office:value-type="float" office:value="0.5199" calcext:value-type="float">
            <text:p>0,5199</text:p>
          </table:table-cell>
          <table:table-cell office:value-type="float" office:value="3.0741" calcext:value-type="float">
            <text:p>3,0741</text:p>
          </table:table-cell>
          <table:table-cell office:value-type="float" office:value="2.9123" calcext:value-type="float">
            <text:p>2,9123</text:p>
          </table:table-cell>
          <table:table-cell office:value-type="float" office:value="2.852" calcext:value-type="float">
            <text:p>2,852</text:p>
          </table:table-cell>
          <table:table-cell office:value-type="float" office:value="4.3162" calcext:value-type="float">
            <text:p>4,3162</text:p>
          </table:table-cell>
          <table:table-cell office:value-type="float" office:value="0.013981" calcext:value-type="float">
            <text:p>0,013981</text:p>
          </table:table-cell>
          <table:table-cell office:value-type="float" office:value="4.0533" calcext:value-type="float">
            <text:p>4,0533</text:p>
          </table:table-cell>
          <table:table-cell office:value-type="float" office:value="5.0672" calcext:value-type="float">
            <text:p>5,0672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035932" calcext:value-type="float">
            <text:p>0,035932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5806" calcext:value-type="float">
            <text:p>0,5806</text:p>
          </table:table-cell>
          <table:table-cell office:value-type="float" office:value="0.035671" calcext:value-type="float">
            <text:p>0,035671</text:p>
          </table:table-cell>
          <table:table-cell office:value-type="float" office:value="0.4861" calcext:value-type="float">
            <text:p>0,4861</text:p>
          </table:table-cell>
          <table:table-cell office:value-type="float" office:value="0.4559" calcext:value-type="float">
            <text:p>0,4559</text:p>
          </table:table-cell>
          <table:table-cell office:value-type="float" office:value="0.578" calcext:value-type="float">
            <text:p>0,578</text:p>
          </table:table-cell>
          <table:table-cell office:value-type="float" office:value="0.9609" calcext:value-type="float">
            <text:p>0,9609</text:p>
          </table:table-cell>
          <table:table-cell office:value-type="float" office:value="2.2069" calcext:value-type="float">
            <text:p>2,2069</text:p>
          </table:table-cell>
          <table:table-cell office:value-type="float" office:value="1.0882" calcext:value-type="float">
            <text:p>1,0882</text:p>
          </table:table-cell>
          <table:table-cell office:value-type="float" office:value="1.0775" calcext:value-type="float">
            <text:p>1,0775</text:p>
          </table:table-cell>
          <table:table-cell office:value-type="float" office:value="0.006219" calcext:value-type="float">
            <text:p>0,006219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1967" calcext:value-type="float">
            <text:p>0,1967</text:p>
          </table:table-cell>
          <table:table-cell office:value-type="float" office:value="0.3001" calcext:value-type="float">
            <text:p>0,3001</text:p>
          </table:table-cell>
          <table:table-cell office:value-type="float" office:value="1.2937" calcext:value-type="float">
            <text:p>1,2937</text:p>
          </table:table-cell>
          <table:table-cell office:value-type="float" office:value="0.9086" calcext:value-type="float">
            <text:p>0,9086</text:p>
          </table:table-cell>
          <table:table-cell office:value-type="float" office:value="0.0684" calcext:value-type="float">
            <text:p>0,0684</text:p>
          </table:table-cell>
          <table:table-cell office:value-type="float" office:value="0.00030318" calcext:value-type="float">
            <text:p>0,00030318</text:p>
          </table:table-cell>
          <table:table-cell office:value-type="float" office:value="0.060219" calcext:value-type="float">
            <text:p>0,060219</text:p>
          </table:table-cell>
          <table:table-cell office:value-type="float" office:value="0.003527" calcext:value-type="float">
            <text:p>0,003527</text:p>
          </table:table-cell>
          <table:table-cell office:value-type="float" office:value="0.5875" calcext:value-type="float">
            <text:p>0,5875</text:p>
          </table:table-cell>
          <table:table-cell office:value-type="float" office:value="5.4882" calcext:value-type="float">
            <text:p>5,4882</text:p>
          </table:table-cell>
        </table:table-row>
        <table:table-row table:style-name="ro1">
          <table:table-cell office:value-type="date" office:date-value="2017-02-10" calcext:value-type="date">
            <text:p>2017-02-10</text:p>
          </table:table-cell>
          <table:table-cell office:value-type="string" calcext:value-type="string">
            <text:p>029/A/NBP/2017</text:p>
          </table:table-cell>
          <table:table-cell office:value-type="float" office:value="0.1153" calcext:value-type="float">
            <text:p>0,1153</text:p>
          </table:table-cell>
          <table:table-cell office:value-type="float" office:value="4.0435" calcext:value-type="float">
            <text:p>4,0435</text:p>
          </table:table-cell>
          <table:table-cell office:value-type="float" office:value="3.088" calcext:value-type="float">
            <text:p>3,088</text:p>
          </table:table-cell>
          <table:table-cell office:value-type="float" office:value="0.5212" calcext:value-type="float">
            <text:p>0,5212</text:p>
          </table:table-cell>
          <table:table-cell office:value-type="float" office:value="3.0765" calcext:value-type="float">
            <text:p>3,0765</text:p>
          </table:table-cell>
          <table:table-cell office:value-type="float" office:value="2.905" calcext:value-type="float">
            <text:p>2,905</text:p>
          </table:table-cell>
          <table:table-cell office:value-type="float" office:value="2.8435" calcext:value-type="float">
            <text:p>2,8435</text:p>
          </table:table-cell>
          <table:table-cell office:value-type="float" office:value="4.303" calcext:value-type="float">
            <text:p>4,303</text:p>
          </table:table-cell>
          <table:table-cell office:value-type="float" office:value="0.013953" calcext:value-type="float">
            <text:p>0,013953</text:p>
          </table:table-cell>
          <table:table-cell office:value-type="float" office:value="4.0322" calcext:value-type="float">
            <text:p>4,0322</text:p>
          </table:table-cell>
          <table:table-cell office:value-type="float" office:value="5.0537" calcext:value-type="float">
            <text:p>5,0537</text:p>
          </table:table-cell>
          <table:table-cell office:value-type="float" office:value="0.1485" calcext:value-type="float">
            <text:p>0,1485</text:p>
          </table:table-cell>
          <table:table-cell office:value-type="float" office:value="0.035577" calcext:value-type="float">
            <text:p>0,035577</text:p>
          </table:table-cell>
          <table:table-cell office:value-type="float" office:value="0.1592" calcext:value-type="float">
            <text:p>0,1592</text:p>
          </table:table-cell>
          <table:table-cell office:value-type="float" office:value="0.5788" calcext:value-type="float">
            <text:p>0,5788</text:p>
          </table:table-cell>
          <table:table-cell office:value-type="float" office:value="0.035621" calcext:value-type="float">
            <text:p>0,035621</text:p>
          </table:table-cell>
          <table:table-cell office:value-type="float" office:value="0.4829" calcext:value-type="float">
            <text:p>0,4829</text:p>
          </table:table-cell>
          <table:table-cell office:value-type="float" office:value="0.4537" calcext:value-type="float">
            <text:p>0,4537</text:p>
          </table:table-cell>
          <table:table-cell office:value-type="float" office:value="0.5762" calcext:value-type="float">
            <text:p>0,5762</text:p>
          </table:table-cell>
          <table:table-cell office:value-type="float" office:value="0.9563" calcext:value-type="float">
            <text:p>0,9563</text:p>
          </table:table-cell>
          <table:table-cell office:value-type="float" office:value="2.2001" calcext:value-type="float">
            <text:p>2,2001</text:p>
          </table:table-cell>
          <table:table-cell office:value-type="float" office:value="1.1009" calcext:value-type="float">
            <text:p>1,1009</text:p>
          </table:table-cell>
          <table:table-cell office:value-type="float" office:value="1.08" calcext:value-type="float">
            <text:p>1,08</text:p>
          </table:table-cell>
          <table:table-cell office:value-type="float" office:value="0.006261" calcext:value-type="float">
            <text:p>0,006261</text:p>
          </table:table-cell>
          <table:table-cell office:value-type="float" office:value="0.081" calcext:value-type="float">
            <text:p>0,081</text:p>
          </table:table-cell>
          <table:table-cell office:value-type="float" office:value="0.1991" calcext:value-type="float">
            <text:p>0,1991</text:p>
          </table:table-cell>
          <table:table-cell office:value-type="float" office:value="0.3033" calcext:value-type="float">
            <text:p>0,3033</text:p>
          </table:table-cell>
          <table:table-cell office:value-type="float" office:value="1.2917" calcext:value-type="float">
            <text:p>1,2917</text:p>
          </table:table-cell>
          <table:table-cell office:value-type="float" office:value="0.9097" calcext:value-type="float">
            <text:p>0,9097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0030365" calcext:value-type="float">
            <text:p>0,00030365</text:p>
          </table:table-cell>
          <table:table-cell office:value-type="float" office:value="0.06052" calcext:value-type="float">
            <text:p>0,06052</text:p>
          </table:table-cell>
          <table:table-cell office:value-type="float" office:value="0.003518" calcext:value-type="float">
            <text:p>0,003518</text:p>
          </table:table-cell>
          <table:table-cell office:value-type="float" office:value="0.5876" calcext:value-type="float">
            <text:p>0,5876</text:p>
          </table:table-cell>
          <table:table-cell office:value-type="float" office:value="5.4648" calcext:value-type="float">
            <text:p>5,4648</text:p>
          </table:table-cell>
        </table:table-row>
        <table:table-row table:style-name="ro1">
          <table:table-cell office:value-type="date" office:date-value="2017-02-13" calcext:value-type="date">
            <text:p>2017-02-13</text:p>
          </table:table-cell>
          <table:table-cell office:value-type="string" calcext:value-type="string">
            <text:p>030/A/NBP/2017</text:p>
          </table:table-cell>
          <table:table-cell office:value-type="float" office:value="0.1155" calcext:value-type="float">
            <text:p>0,1155</text:p>
          </table:table-cell>
          <table:table-cell office:value-type="float" office:value="4.0496" calcext:value-type="float">
            <text:p>4,0496</text:p>
          </table:table-cell>
          <table:table-cell office:value-type="float" office:value="3.1048" calcext:value-type="float">
            <text:p>3,1048</text:p>
          </table:table-cell>
          <table:table-cell office:value-type="float" office:value="0.5219" calcext:value-type="float">
            <text:p>0,5219</text:p>
          </table:table-cell>
          <table:table-cell office:value-type="float" office:value="3.0901" calcext:value-type="float">
            <text:p>3,0901</text:p>
          </table:table-cell>
          <table:table-cell office:value-type="float" office:value="2.9117" calcext:value-type="float">
            <text:p>2,9117</text:p>
          </table:table-cell>
          <table:table-cell office:value-type="float" office:value="2.8483" calcext:value-type="float">
            <text:p>2,8483</text:p>
          </table:table-cell>
          <table:table-cell office:value-type="float" office:value="4.3077" calcext:value-type="float">
            <text:p>4,3077</text:p>
          </table:table-cell>
          <table:table-cell office:value-type="float" office:value="0.013966" calcext:value-type="float">
            <text:p>0,013966</text:p>
          </table:table-cell>
          <table:table-cell office:value-type="float" office:value="4.0385" calcext:value-type="float">
            <text:p>4,0385</text:p>
          </table:table-cell>
          <table:table-cell office:value-type="float" office:value="5.0673" calcext:value-type="float">
            <text:p>5,0673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03558" calcext:value-type="float">
            <text:p>0,03558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5794" calcext:value-type="float">
            <text:p>0,5794</text:p>
          </table:table-cell>
          <table:table-cell office:value-type="float" office:value="0.035763" calcext:value-type="float">
            <text:p>0,035763</text:p>
          </table:table-cell>
          <table:table-cell office:value-type="float" office:value="0.4836" calcext:value-type="float">
            <text:p>0,4836</text:p>
          </table:table-cell>
          <table:table-cell office:value-type="float" office:value="0.4545" calcext:value-type="float">
            <text:p>0,4545</text:p>
          </table:table-cell>
          <table:table-cell office:value-type="float" office:value="0.5784" calcext:value-type="float">
            <text:p>0,5784</text:p>
          </table:table-cell>
          <table:table-cell office:value-type="float" office:value="0.9568" calcext:value-type="float">
            <text:p>0,9568</text:p>
          </table:table-cell>
          <table:table-cell office:value-type="float" office:value="2.2025" calcext:value-type="float">
            <text:p>2,2025</text:p>
          </table:table-cell>
          <table:table-cell office:value-type="float" office:value="1.0978" calcext:value-type="float">
            <text:p>1,0978</text:p>
          </table:table-cell>
          <table:table-cell office:value-type="float" office:value="1.081" calcext:value-type="float">
            <text:p>1,081</text:p>
          </table:table-cell>
          <table:table-cell office:value-type="float" office:value="0.006331" calcext:value-type="float">
            <text:p>0,006331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1988" calcext:value-type="float">
            <text:p>0,1988</text:p>
          </table:table-cell>
          <table:table-cell office:value-type="float" office:value="0.3041" calcext:value-type="float">
            <text:p>0,3041</text:p>
          </table:table-cell>
          <table:table-cell office:value-type="float" office:value="1.2997" calcext:value-type="float">
            <text:p>1,2997</text:p>
          </table:table-cell>
          <table:table-cell office:value-type="float" office:value="0.9103" calcext:value-type="float">
            <text:p>0,9103</text:p>
          </table:table-cell>
          <table:table-cell office:value-type="float" office:value="0.0699" calcext:value-type="float">
            <text:p>0,0699</text:p>
          </table:table-cell>
          <table:table-cell office:value-type="float" office:value="0.00030387" calcext:value-type="float">
            <text:p>0,00030387</text:p>
          </table:table-cell>
          <table:table-cell office:value-type="float" office:value="0.060438" calcext:value-type="float">
            <text:p>0,060438</text:p>
          </table:table-cell>
          <table:table-cell office:value-type="float" office:value="0.003517" calcext:value-type="float">
            <text:p>0,003517</text:p>
          </table:table-cell>
          <table:table-cell office:value-type="float" office:value="0.5887" calcext:value-type="float">
            <text:p>0,5887</text:p>
          </table:table-cell>
          <table:table-cell office:value-type="float" office:value="5.4875" calcext:value-type="float">
            <text:p>5,4875</text:p>
          </table:table-cell>
        </table:table-row>
        <table:table-row table:style-name="ro1">
          <table:table-cell office:value-type="date" office:date-value="2017-02-14" calcext:value-type="date">
            <text:p>2017-02-14</text:p>
          </table:table-cell>
          <table:table-cell office:value-type="string" calcext:value-type="string">
            <text:p>031/A/NBP/2017</text:p>
          </table:table-cell>
          <table:table-cell office:value-type="float" office:value="0.1159" calcext:value-type="float">
            <text:p>0,1159</text:p>
          </table:table-cell>
          <table:table-cell office:value-type="float" office:value="4.0525" calcext:value-type="float">
            <text:p>4,0525</text:p>
          </table:table-cell>
          <table:table-cell office:value-type="float" office:value="3.1131" calcext:value-type="float">
            <text:p>3,1131</text:p>
          </table:table-cell>
          <table:table-cell office:value-type="float" office:value="0.5222" calcext:value-type="float">
            <text:p>0,5222</text:p>
          </table:table-cell>
          <table:table-cell office:value-type="float" office:value="3.1058" calcext:value-type="float">
            <text:p>3,1058</text:p>
          </table:table-cell>
          <table:table-cell office:value-type="float" office:value="2.9113" calcext:value-type="float">
            <text:p>2,9113</text:p>
          </table:table-cell>
          <table:table-cell office:value-type="float" office:value="2.8582" calcext:value-type="float">
            <text:p>2,8582</text:p>
          </table:table-cell>
          <table:table-cell office:value-type="float" office:value="4.3025" calcext:value-type="float">
            <text:p>4,3025</text:p>
          </table:table-cell>
          <table:table-cell office:value-type="float" office:value="0.013945" calcext:value-type="float">
            <text:p>0,013945</text:p>
          </table:table-cell>
          <table:table-cell office:value-type="float" office:value="4.034" calcext:value-type="float">
            <text:p>4,034</text:p>
          </table:table-cell>
          <table:table-cell office:value-type="float" office:value="5.0537" calcext:value-type="float">
            <text:p>5,0537</text:p>
          </table:table-cell>
          <table:table-cell office:value-type="float" office:value="0.1491" calcext:value-type="float">
            <text:p>0,1491</text:p>
          </table:table-cell>
          <table:table-cell office:value-type="float" office:value="0.035725" calcext:value-type="float">
            <text:p>0,035725</text:p>
          </table:table-cell>
          <table:table-cell office:value-type="float" office:value="0.1592" calcext:value-type="float">
            <text:p>0,1592</text:p>
          </table:table-cell>
          <table:table-cell office:value-type="float" office:value="0.5786" calcext:value-type="float">
            <text:p>0,5786</text:p>
          </table:table-cell>
          <table:table-cell office:value-type="float" office:value="0.036034" calcext:value-type="float">
            <text:p>0,036034</text:p>
          </table:table-cell>
          <table:table-cell office:value-type="float" office:value="0.4844" calcext:value-type="float">
            <text:p>0,4844</text:p>
          </table:table-cell>
          <table:table-cell office:value-type="float" office:value="0.4545" calcext:value-type="float">
            <text:p>0,4545</text:p>
          </table:table-cell>
          <table:table-cell office:value-type="float" office:value="0.5772" calcext:value-type="float">
            <text:p>0,5772</text:p>
          </table:table-cell>
          <table:table-cell office:value-type="float" office:value="0.9553" calcext:value-type="float">
            <text:p>0,9553</text:p>
          </table:table-cell>
          <table:table-cell office:value-type="float" office:value="2.1998" calcext:value-type="float">
            <text:p>2,1998</text:p>
          </table:table-cell>
          <table:table-cell office:value-type="float" office:value="1.1102" calcext:value-type="float">
            <text:p>1,1102</text:p>
          </table:table-cell>
          <table:table-cell office:value-type="float" office:value="1.0816" calcext:value-type="float">
            <text:p>1,0816</text:p>
          </table:table-cell>
          <table:table-cell office:value-type="float" office:value="0.006311" calcext:value-type="float">
            <text:p>0,006311</text:p>
          </table:table-cell>
          <table:table-cell office:value-type="float" office:value="0.0813" calcext:value-type="float">
            <text:p>0,0813</text:p>
          </table:table-cell>
          <table:table-cell office:value-type="float" office:value="0.2002" calcext:value-type="float">
            <text:p>0,2002</text:p>
          </table:table-cell>
          <table:table-cell office:value-type="float" office:value="0.3066" calcext:value-type="float">
            <text:p>0,3066</text:p>
          </table:table-cell>
          <table:table-cell office:value-type="float" office:value="1.3024" calcext:value-type="float">
            <text:p>1,3024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0030399" calcext:value-type="float">
            <text:p>0,00030399</text:p>
          </table:table-cell>
          <table:table-cell office:value-type="float" office:value="0.060547" calcext:value-type="float">
            <text:p>0,060547</text:p>
          </table:table-cell>
          <table:table-cell office:value-type="float" office:value="0.003559" calcext:value-type="float">
            <text:p>0,003559</text:p>
          </table:table-cell>
          <table:table-cell office:value-type="float" office:value="0.5902" calcext:value-type="float">
            <text:p>0,5902</text:p>
          </table:table-cell>
          <table:table-cell office:value-type="float" office:value="5.4824" calcext:value-type="float">
            <text:p>5,4824</text:p>
          </table:table-cell>
        </table:table-row>
        <table:table-row table:style-name="ro1">
          <table:table-cell office:value-type="date" office:date-value="2017-02-15" calcext:value-type="date">
            <text:p>2017-02-15</text:p>
          </table:table-cell>
          <table:table-cell office:value-type="string" calcext:value-type="string">
            <text:p>032/A/NBP/2017</text:p>
          </table:table-cell>
          <table:table-cell office:value-type="float" office:value="0.1164" calcext:value-type="float">
            <text:p>0,1164</text:p>
          </table:table-cell>
          <table:table-cell office:value-type="float" office:value="4.0752" calcext:value-type="float">
            <text:p>4,0752</text:p>
          </table:table-cell>
          <table:table-cell office:value-type="float" office:value="3.1322" calcext:value-type="float">
            <text:p>3,1322</text:p>
          </table:table-cell>
          <table:table-cell office:value-type="float" office:value="0.5251" calcext:value-type="float">
            <text:p>0,5251</text:p>
          </table:table-cell>
          <table:table-cell office:value-type="float" office:value="3.1175" calcext:value-type="float">
            <text:p>3,1175</text:p>
          </table:table-cell>
          <table:table-cell office:value-type="float" office:value="2.928" calcext:value-type="float">
            <text:p>2,928</text:p>
          </table:table-cell>
          <table:table-cell office:value-type="float" office:value="2.8642" calcext:value-type="float">
            <text:p>2,8642</text:p>
          </table:table-cell>
          <table:table-cell office:value-type="float" office:value="4.3025" calcext:value-type="float">
            <text:p>4,3025</text:p>
          </table:table-cell>
          <table:table-cell office:value-type="float" office:value="0.013951" calcext:value-type="float">
            <text:p>0,013951</text:p>
          </table:table-cell>
          <table:table-cell office:value-type="float" office:value="4.042" calcext:value-type="float">
            <text:p>4,042</text:p>
          </table:table-cell>
          <table:table-cell office:value-type="float" office:value="5.0627" calcext:value-type="float">
            <text:p>5,0627</text:p>
          </table:table-cell>
          <table:table-cell office:value-type="float" office:value="0.1511" calcext:value-type="float">
            <text:p>0,1511</text:p>
          </table:table-cell>
          <table:table-cell office:value-type="float" office:value="0.035603" calcext:value-type="float">
            <text:p>0,035603</text:p>
          </table:table-cell>
          <table:table-cell office:value-type="float" office:value="0.1592" calcext:value-type="float">
            <text:p>0,1592</text:p>
          </table:table-cell>
          <table:table-cell office:value-type="float" office:value="0.5786" calcext:value-type="float">
            <text:p>0,5786</text:p>
          </table:table-cell>
          <table:table-cell office:value-type="float" office:value="0.036508" calcext:value-type="float">
            <text:p>0,036508</text:p>
          </table:table-cell>
          <table:table-cell office:value-type="float" office:value="0.4854" calcext:value-type="float">
            <text:p>0,4854</text:p>
          </table:table-cell>
          <table:table-cell office:value-type="float" office:value="0.4546" calcext:value-type="float">
            <text:p>0,4546</text:p>
          </table:table-cell>
          <table:table-cell office:value-type="float" office:value="0.5771" calcext:value-type="float">
            <text:p>0,5771</text:p>
          </table:table-cell>
          <table:table-cell office:value-type="float" office:value="0.9548" calcext:value-type="float">
            <text:p>0,9548</text:p>
          </table:table-cell>
          <table:table-cell office:value-type="float" office:value="2.1999" calcext:value-type="float">
            <text:p>2,1999</text:p>
          </table:table-cell>
          <table:table-cell office:value-type="float" office:value="1.1181" calcext:value-type="float">
            <text:p>1,1181</text:p>
          </table:table-cell>
          <table:table-cell office:value-type="float" office:value="1.0873" calcext:value-type="float">
            <text:p>1,0873</text:p>
          </table:table-cell>
          <table:table-cell office:value-type="float" office:value="0.006355" calcext:value-type="float">
            <text:p>0,006355</text:p>
          </table:table-cell>
          <table:table-cell office:value-type="float" office:value="0.0817" calcext:value-type="float">
            <text:p>0,0817</text:p>
          </table:table-cell>
          <table:table-cell office:value-type="float" office:value="0.2009" calcext:value-type="float">
            <text:p>0,2009</text:p>
          </table:table-cell>
          <table:table-cell office:value-type="float" office:value="0.3136" calcext:value-type="float">
            <text:p>0,3136</text:p>
          </table:table-cell>
          <table:table-cell office:value-type="float" office:value="1.3213" calcext:value-type="float">
            <text:p>1,3213</text:p>
          </table:table-cell>
          <table:table-cell office:value-type="float" office:value="0.9162" calcext:value-type="float">
            <text:p>0,9162</text:p>
          </table:table-cell>
          <table:table-cell office:value-type="float" office:value="0.071" calcext:value-type="float">
            <text:p>0,071</text:p>
          </table:table-cell>
          <table:table-cell office:value-type="float" office:value="0.00030579" calcext:value-type="float">
            <text:p>0,00030579</text:p>
          </table:table-cell>
          <table:table-cell office:value-type="float" office:value="0.06092" calcext:value-type="float">
            <text:p>0,06092</text:p>
          </table:table-cell>
          <table:table-cell office:value-type="float" office:value="0.003573" calcext:value-type="float">
            <text:p>0,003573</text:p>
          </table:table-cell>
          <table:table-cell office:value-type="float" office:value="0.5933" calcext:value-type="float">
            <text:p>0,5933</text:p>
          </table:table-cell>
          <table:table-cell office:value-type="float" office:value="5.4845" calcext:value-type="float">
            <text:p>5,4845</text:p>
          </table:table-cell>
        </table:table-row>
        <table:table-row table:style-name="ro1">
          <table:table-cell office:value-type="date" office:date-value="2017-02-16" calcext:value-type="date">
            <text:p>2017-02-16</text:p>
          </table:table-cell>
          <table:table-cell office:value-type="string" calcext:value-type="string">
            <text:p>033/A/NBP/2017</text:p>
          </table:table-cell>
          <table:table-cell office:value-type="float" office:value="0.1159" calcext:value-type="float">
            <text:p>0,1159</text:p>
          </table:table-cell>
          <table:table-cell office:value-type="float" office:value="4.0567" calcext:value-type="float">
            <text:p>4,0567</text:p>
          </table:table-cell>
          <table:table-cell office:value-type="float" office:value="3.1211" calcext:value-type="float">
            <text:p>3,1211</text:p>
          </table:table-cell>
          <table:table-cell office:value-type="float" office:value="0.5227" calcext:value-type="float">
            <text:p>0,5227</text:p>
          </table:table-cell>
          <table:table-cell office:value-type="float" office:value="3.1104" calcext:value-type="float">
            <text:p>3,1104</text:p>
          </table:table-cell>
          <table:table-cell office:value-type="float" office:value="2.9318" calcext:value-type="float">
            <text:p>2,9318</text:p>
          </table:table-cell>
          <table:table-cell office:value-type="float" office:value="2.8599" calcext:value-type="float">
            <text:p>2,8599</text:p>
          </table:table-cell>
          <table:table-cell office:value-type="float" office:value="4.316" calcext:value-type="float">
            <text:p>4,316</text:p>
          </table:table-cell>
          <table:table-cell office:value-type="float" office:value="0.014015" calcext:value-type="float">
            <text:p>0,014015</text:p>
          </table:table-cell>
          <table:table-cell office:value-type="float" office:value="4.0516" calcext:value-type="float">
            <text:p>4,0516</text:p>
          </table:table-cell>
          <table:table-cell office:value-type="float" office:value="5.0765" calcext:value-type="float">
            <text:p>5,0765</text:p>
          </table:table-cell>
          <table:table-cell office:value-type="float" office:value="0.1504" calcext:value-type="float">
            <text:p>0,1504</text:p>
          </table:table-cell>
          <table:table-cell office:value-type="float" office:value="0.035705" calcext:value-type="float">
            <text:p>0,035705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5805" calcext:value-type="float">
            <text:p>0,5805</text:p>
          </table:table-cell>
          <table:table-cell office:value-type="float" office:value="0.036654" calcext:value-type="float">
            <text:p>0,036654</text:p>
          </table:table-cell>
          <table:table-cell office:value-type="float" office:value="0.488" calcext:value-type="float">
            <text:p>0,488</text:p>
          </table:table-cell>
          <table:table-cell office:value-type="float" office:value="0.456" calcext:value-type="float">
            <text:p>0,456</text:p>
          </table:table-cell>
          <table:table-cell office:value-type="float" office:value="0.5793" calcext:value-type="float">
            <text:p>0,5793</text:p>
          </table:table-cell>
          <table:table-cell office:value-type="float" office:value="0.9543" calcext:value-type="float">
            <text:p>0,9543</text:p>
          </table:table-cell>
          <table:table-cell office:value-type="float" office:value="2.2068" calcext:value-type="float">
            <text:p>2,2068</text:p>
          </table:table-cell>
          <table:table-cell office:value-type="float" office:value="1.1034" calcext:value-type="float">
            <text:p>1,1034</text:p>
          </table:table-cell>
          <table:table-cell office:value-type="float" office:value="1.086" calcext:value-type="float">
            <text:p>1,086</text:p>
          </table:table-cell>
          <table:table-cell office:value-type="float" office:value="0.006348" calcext:value-type="float">
            <text:p>0,006348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1994" calcext:value-type="float">
            <text:p>0,1994</text:p>
          </table:table-cell>
          <table:table-cell office:value-type="float" office:value="0.312" calcext:value-type="float">
            <text:p>0,312</text:p>
          </table:table-cell>
          <table:table-cell office:value-type="float" office:value="1.3268" calcext:value-type="float">
            <text:p>1,3268</text:p>
          </table:table-cell>
          <table:table-cell office:value-type="float" office:value="0.9109" calcext:value-type="float">
            <text:p>0,9109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00030455" calcext:value-type="float">
            <text:p>0,00030455</text:p>
          </table:table-cell>
          <table:table-cell office:value-type="float" office:value="0.060537" calcext:value-type="float">
            <text:p>0,060537</text:p>
          </table:table-cell>
          <table:table-cell office:value-type="float" office:value="0.003558" calcext:value-type="float">
            <text:p>0,003558</text:p>
          </table:table-cell>
          <table:table-cell office:value-type="float" office:value="0.5915" calcext:value-type="float">
            <text:p>0,5915</text:p>
          </table:table-cell>
          <table:table-cell office:value-type="float" office:value="5.5199" calcext:value-type="float">
            <text:p>5,5199</text:p>
          </table:table-cell>
        </table:table-row>
        <table:table-row table:style-name="ro1">
          <table:table-cell office:value-type="date" office:date-value="2017-02-17" calcext:value-type="date">
            <text:p>2017-02-17</text:p>
          </table:table-cell>
          <table:table-cell office:value-type="string" calcext:value-type="string">
            <text:p>034/A/NBP/2017</text:p>
          </table:table-cell>
          <table:table-cell office:value-type="float" office:value="0.1163" calcext:value-type="float">
            <text:p>0,1163</text:p>
          </table:table-cell>
          <table:table-cell office:value-type="float" office:value="4.0693" calcext:value-type="float">
            <text:p>4,0693</text:p>
          </table:table-cell>
          <table:table-cell office:value-type="float" office:value="3.1171" calcext:value-type="float">
            <text:p>3,1171</text:p>
          </table:table-cell>
          <table:table-cell office:value-type="float" office:value="0.5243" calcext:value-type="float">
            <text:p>0,5243</text:p>
          </table:table-cell>
          <table:table-cell office:value-type="float" office:value="3.1087" calcext:value-type="float">
            <text:p>3,1087</text:p>
          </table:table-cell>
          <table:table-cell office:value-type="float" office:value="2.924" calcext:value-type="float">
            <text:p>2,924</text:p>
          </table:table-cell>
          <table:table-cell office:value-type="float" office:value="2.8722" calcext:value-type="float">
            <text:p>2,8722</text:p>
          </table:table-cell>
          <table:table-cell office:value-type="float" office:value="4.3314" calcext:value-type="float">
            <text:p>4,3314</text:p>
          </table:table-cell>
          <table:table-cell office:value-type="float" office:value="0.014071" calcext:value-type="float">
            <text:p>0,014071</text:p>
          </table:table-cell>
          <table:table-cell office:value-type="float" office:value="4.0711" calcext:value-type="float">
            <text:p>4,0711</text:p>
          </table:table-cell>
          <table:table-cell office:value-type="float" office:value="5.0533" calcext:value-type="float">
            <text:p>5,0533</text:p>
          </table:table-cell>
          <table:table-cell office:value-type="float" office:value="0.1505" calcext:value-type="float">
            <text:p>0,1505</text:p>
          </table:table-cell>
          <table:table-cell office:value-type="float" office:value="0.036039" calcext:value-type="float">
            <text:p>0,036039</text:p>
          </table:table-cell>
          <table:table-cell office:value-type="float" office:value="0.1603" calcext:value-type="float">
            <text:p>0,1603</text:p>
          </table:table-cell>
          <table:table-cell office:value-type="float" office:value="0.5827" calcext:value-type="float">
            <text:p>0,5827</text:p>
          </table:table-cell>
          <table:table-cell office:value-type="float" office:value="0.036863" calcext:value-type="float">
            <text:p>0,036863</text:p>
          </table:table-cell>
          <table:table-cell office:value-type="float" office:value="0.4886" calcext:value-type="float">
            <text:p>0,4886</text:p>
          </table:table-cell>
          <table:table-cell office:value-type="float" office:value="0.4571" calcext:value-type="float">
            <text:p>0,4571</text:p>
          </table:table-cell>
          <table:table-cell office:value-type="float" office:value="0.5816" calcext:value-type="float">
            <text:p>0,5816</text:p>
          </table:table-cell>
          <table:table-cell office:value-type="float" office:value="0.9583" calcext:value-type="float">
            <text:p>0,9583</text:p>
          </table:table-cell>
          <table:table-cell office:value-type="float" office:value="2.2146" calcext:value-type="float">
            <text:p>2,2146</text:p>
          </table:table-cell>
          <table:table-cell office:value-type="float" office:value="1.1072" calcext:value-type="float">
            <text:p>1,1072</text:p>
          </table:table-cell>
          <table:table-cell office:value-type="float" office:value="1.0951" calcext:value-type="float">
            <text:p>1,0951</text:p>
          </table:table-cell>
          <table:table-cell office:value-type="float" office:value="0.006368" calcext:value-type="float">
            <text:p>0,006368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199" calcext:value-type="float">
            <text:p>0,199</text:p>
          </table:table-cell>
          <table:table-cell office:value-type="float" office:value="0.3102" calcext:value-type="float">
            <text:p>0,3102</text:p>
          </table:table-cell>
          <table:table-cell office:value-type="float" office:value="1.3174" calcext:value-type="float">
            <text:p>1,3174</text:p>
          </table:table-cell>
          <table:table-cell office:value-type="float" office:value="0.9139" calcext:value-type="float">
            <text:p>0,9139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00030525" calcext:value-type="float">
            <text:p>0,00030525</text:p>
          </table:table-cell>
          <table:table-cell office:value-type="float" office:value="0.06063" calcext:value-type="float">
            <text:p>0,06063</text:p>
          </table:table-cell>
          <table:table-cell office:value-type="float" office:value="0.003538" calcext:value-type="float">
            <text:p>0,003538</text:p>
          </table:table-cell>
          <table:table-cell office:value-type="float" office:value="0.5925" calcext:value-type="float">
            <text:p>0,5925</text:p>
          </table:table-cell>
          <table:table-cell office:value-type="float" office:value="5.5075" calcext:value-type="float">
            <text:p>5,5075</text:p>
          </table:table-cell>
        </table:table-row>
        <table:table-row table:style-name="ro1">
          <table:table-cell office:value-type="date" office:date-value="2017-02-20" calcext:value-type="date">
            <text:p>2017-02-20</text:p>
          </table:table-cell>
          <table:table-cell office:value-type="string" calcext:value-type="string">
            <text:p>035/A/NBP/2017</text:p>
          </table:table-cell>
          <table:table-cell office:value-type="float" office:value="0.1162" calcext:value-type="float">
            <text:p>0,1162</text:p>
          </table:table-cell>
          <table:table-cell office:value-type="float" office:value="4.0692" calcext:value-type="float">
            <text:p>4,0692</text:p>
          </table:table-cell>
          <table:table-cell office:value-type="float" office:value="3.1225" calcext:value-type="float">
            <text:p>3,1225</text:p>
          </table:table-cell>
          <table:table-cell office:value-type="float" office:value="0.5243" calcext:value-type="float">
            <text:p>0,5243</text:p>
          </table:table-cell>
          <table:table-cell office:value-type="float" office:value="3.1076" calcext:value-type="float">
            <text:p>3,1076</text:p>
          </table:table-cell>
          <table:table-cell office:value-type="float" office:value="2.923" calcext:value-type="float">
            <text:p>2,923</text:p>
          </table:table-cell>
          <table:table-cell office:value-type="float" office:value="2.8688" calcext:value-type="float">
            <text:p>2,8688</text:p>
          </table:table-cell>
          <table:table-cell office:value-type="float" office:value="4.3227" calcext:value-type="float">
            <text:p>4,3227</text:p>
          </table:table-cell>
          <table:table-cell office:value-type="float" office:value="0.014022" calcext:value-type="float">
            <text:p>0,014022</text:p>
          </table:table-cell>
          <table:table-cell office:value-type="float" office:value="4.0564" calcext:value-type="float">
            <text:p>4,0564</text:p>
          </table:table-cell>
          <table:table-cell office:value-type="float" office:value="5.0712" calcext:value-type="float">
            <text:p>5,0712</text:p>
          </table:table-cell>
          <table:table-cell office:value-type="float" office:value="0.1507" calcext:value-type="float">
            <text:p>0,1507</text:p>
          </table:table-cell>
          <table:table-cell office:value-type="float" office:value="0.035979" calcext:value-type="float">
            <text:p>0,035979</text:p>
          </table:table-cell>
          <table:table-cell office:value-type="float" office:value="0.1599" calcext:value-type="float">
            <text:p>0,1599</text:p>
          </table:table-cell>
          <table:table-cell office:value-type="float" office:value="0.5815" calcext:value-type="float">
            <text:p>0,5815</text:p>
          </table:table-cell>
          <table:table-cell office:value-type="float" office:value="0.036962" calcext:value-type="float">
            <text:p>0,036962</text:p>
          </table:table-cell>
          <table:table-cell office:value-type="float" office:value="0.4877" calcext:value-type="float">
            <text:p>0,4877</text:p>
          </table:table-cell>
          <table:table-cell office:value-type="float" office:value="0.4563" calcext:value-type="float">
            <text:p>0,4563</text:p>
          </table:table-cell>
          <table:table-cell office:value-type="float" office:value="0.5803" calcext:value-type="float">
            <text:p>0,5803</text:p>
          </table:table-cell>
          <table:table-cell office:value-type="float" office:value="0.9555" calcext:value-type="float">
            <text:p>0,9555</text:p>
          </table:table-cell>
          <table:table-cell office:value-type="float" office:value="2.2101" calcext:value-type="float">
            <text:p>2,2101</text:p>
          </table:table-cell>
          <table:table-cell office:value-type="float" office:value="1.1201" calcext:value-type="float">
            <text:p>1,1201</text:p>
          </table:table-cell>
          <table:table-cell office:value-type="float" office:value="1.098" calcext:value-type="float">
            <text:p>1,098</text:p>
          </table:table-cell>
          <table:table-cell office:value-type="float" office:value="0.006318" calcext:value-type="float">
            <text:p>0,006318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985" calcext:value-type="float">
            <text:p>0,1985</text:p>
          </table:table-cell>
          <table:table-cell office:value-type="float" office:value="0.3098" calcext:value-type="float">
            <text:p>0,3098</text:p>
          </table:table-cell>
          <table:table-cell office:value-type="float" office:value="1.3107" calcext:value-type="float">
            <text:p>1,3107</text:p>
          </table:table-cell>
          <table:table-cell office:value-type="float" office:value="0.9127" calcext:value-type="float">
            <text:p>0,9127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0003047" calcext:value-type="float">
            <text:p>0,0003047</text:p>
          </table:table-cell>
          <table:table-cell office:value-type="float" office:value="0.06075" calcext:value-type="float">
            <text:p>0,06075</text:p>
          </table:table-cell>
          <table:table-cell office:value-type="float" office:value="0.003549" calcext:value-type="float">
            <text:p>0,003549</text:p>
          </table:table-cell>
          <table:table-cell office:value-type="float" office:value="0.5917" calcext:value-type="float">
            <text:p>0,5917</text:p>
          </table:table-cell>
          <table:table-cell office:value-type="float" office:value="5.4993" calcext:value-type="float">
            <text:p>5,4993</text:p>
          </table:table-cell>
        </table:table-row>
        <table:table-row table:style-name="ro1">
          <table:table-cell office:value-type="date" office:date-value="2017-02-21" calcext:value-type="date">
            <text:p>2017-02-21</text:p>
          </table:table-cell>
          <table:table-cell office:value-type="string" calcext:value-type="string">
            <text:p>036/A/NBP/2017</text:p>
          </table:table-cell>
          <table:table-cell office:value-type="float" office:value="0.1168" calcext:value-type="float">
            <text:p>0,1168</text:p>
          </table:table-cell>
          <table:table-cell office:value-type="float" office:value="4.0942" calcext:value-type="float">
            <text:p>4,0942</text:p>
          </table:table-cell>
          <table:table-cell office:value-type="float" office:value="3.134" calcext:value-type="float">
            <text:p>3,134</text:p>
          </table:table-cell>
          <table:table-cell office:value-type="float" office:value="0.5275" calcext:value-type="float">
            <text:p>0,5275</text:p>
          </table:table-cell>
          <table:table-cell office:value-type="float" office:value="3.1115" calcext:value-type="float">
            <text:p>3,1115</text:p>
          </table:table-cell>
          <table:table-cell office:value-type="float" office:value="2.921" calcext:value-type="float">
            <text:p>2,921</text:p>
          </table:table-cell>
          <table:table-cell office:value-type="float" office:value="2.8782" calcext:value-type="float">
            <text:p>2,8782</text:p>
          </table:table-cell>
          <table:table-cell office:value-type="float" office:value="4.3163" calcext:value-type="float">
            <text:p>4,3163</text:p>
          </table:table-cell>
          <table:table-cell office:value-type="float" office:value="0.014031" calcext:value-type="float">
            <text:p>0,014031</text:p>
          </table:table-cell>
          <table:table-cell office:value-type="float" office:value="4.0561" calcext:value-type="float">
            <text:p>4,0561</text:p>
          </table:table-cell>
          <table:table-cell office:value-type="float" office:value="5.0888" calcext:value-type="float">
            <text:p>5,0888</text:p>
          </table:table-cell>
          <table:table-cell office:value-type="float" office:value="0.1514" calcext:value-type="float">
            <text:p>0,1514</text:p>
          </table:table-cell>
          <table:table-cell office:value-type="float" office:value="0.03599" calcext:value-type="float">
            <text:p>0,03599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5807" calcext:value-type="float">
            <text:p>0,5807</text:p>
          </table:table-cell>
          <table:table-cell office:value-type="float" office:value="0.036907" calcext:value-type="float">
            <text:p>0,036907</text:p>
          </table:table-cell>
          <table:table-cell office:value-type="float" office:value="0.4882" calcext:value-type="float">
            <text:p>0,4882</text:p>
          </table:table-cell>
          <table:table-cell office:value-type="float" office:value="0.4555" calcext:value-type="float">
            <text:p>0,4555</text:p>
          </table:table-cell>
          <table:table-cell office:value-type="float" office:value="0.5793" calcext:value-type="float">
            <text:p>0,5793</text:p>
          </table:table-cell>
          <table:table-cell office:value-type="float" office:value="0.9556" calcext:value-type="float">
            <text:p>0,9556</text:p>
          </table:table-cell>
          <table:table-cell office:value-type="float" office:value="2.2069" calcext:value-type="float">
            <text:p>2,2069</text:p>
          </table:table-cell>
          <table:table-cell office:value-type="float" office:value="1.1309" calcext:value-type="float">
            <text:p>1,1309</text:p>
          </table:table-cell>
          <table:table-cell office:value-type="float" office:value="1.1033" calcext:value-type="float">
            <text:p>1,1033</text:p>
          </table:table-cell>
          <table:table-cell office:value-type="float" office:value="0.006386" calcext:value-type="float">
            <text:p>0,006386</text:p>
          </table:table-cell>
          <table:table-cell office:value-type="float" office:value="0.0814" calcext:value-type="float">
            <text:p>0,0814</text:p>
          </table:table-cell>
          <table:table-cell office:value-type="float" office:value="0.2001" calcext:value-type="float">
            <text:p>0,2001</text:p>
          </table:table-cell>
          <table:table-cell office:value-type="float" office:value="0.3114" calcext:value-type="float">
            <text:p>0,3114</text:p>
          </table:table-cell>
          <table:table-cell office:value-type="float" office:value="1.3263" calcext:value-type="float">
            <text:p>1,3263</text:p>
          </table:table-cell>
          <table:table-cell office:value-type="float" office:value="0.9185" calcext:value-type="float">
            <text:p>0,9185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0030617" calcext:value-type="float">
            <text:p>0,00030617</text:p>
          </table:table-cell>
          <table:table-cell office:value-type="float" office:value="0.061137" calcext:value-type="float">
            <text:p>0,061137</text:p>
          </table:table-cell>
          <table:table-cell office:value-type="float" office:value="0.003571" calcext:value-type="float">
            <text:p>0,003571</text:p>
          </table:table-cell>
          <table:table-cell office:value-type="float" office:value="0.5947" calcext:value-type="float">
            <text:p>0,5947</text:p>
          </table:table-cell>
          <table:table-cell office:value-type="float" office:value="5.4911" calcext:value-type="float">
            <text:p>5,4911</text:p>
          </table:table-cell>
        </table:table-row>
        <table:table-row table:style-name="ro1">
          <table:table-cell office:value-type="date" office:date-value="2017-02-22" calcext:value-type="date">
            <text:p>2017-02-22</text:p>
          </table:table-cell>
          <table:table-cell office:value-type="string" calcext:value-type="string">
            <text:p>037/A/NBP/2017</text:p>
          </table:table-cell>
          <table:table-cell office:value-type="float" office:value="0.1168" calcext:value-type="float">
            <text:p>0,1168</text:p>
          </table:table-cell>
          <table:table-cell office:value-type="float" office:value="4.0899" calcext:value-type="float">
            <text:p>4,0899</text:p>
          </table:table-cell>
          <table:table-cell office:value-type="float" office:value="3.1424" calcext:value-type="float">
            <text:p>3,1424</text:p>
          </table:table-cell>
          <table:table-cell office:value-type="float" office:value="0.527" calcext:value-type="float">
            <text:p>0,527</text:p>
          </table:table-cell>
          <table:table-cell office:value-type="float" office:value="3.1046" calcext:value-type="float">
            <text:p>3,1046</text:p>
          </table:table-cell>
          <table:table-cell office:value-type="float" office:value="2.9303" calcext:value-type="float">
            <text:p>2,9303</text:p>
          </table:table-cell>
          <table:table-cell office:value-type="float" office:value="2.8828" calcext:value-type="float">
            <text:p>2,8828</text:p>
          </table:table-cell>
          <table:table-cell office:value-type="float" office:value="4.2977" calcext:value-type="float">
            <text:p>4,2977</text:p>
          </table:table-cell>
          <table:table-cell office:value-type="float" office:value="0.013988" calcext:value-type="float">
            <text:p>0,013988</text:p>
          </table:table-cell>
          <table:table-cell office:value-type="float" office:value="4.0375" calcext:value-type="float">
            <text:p>4,0375</text:p>
          </table:table-cell>
          <table:table-cell office:value-type="float" office:value="5.086" calcext:value-type="float">
            <text:p>5,086</text:p>
          </table:table-cell>
          <table:table-cell office:value-type="float" office:value="0.1515" calcext:value-type="float">
            <text:p>0,1515</text:p>
          </table:table-cell>
          <table:table-cell office:value-type="float" office:value="0.036146" calcext:value-type="float">
            <text:p>0,036146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5782" calcext:value-type="float">
            <text:p>0,5782</text:p>
          </table:table-cell>
          <table:table-cell office:value-type="float" office:value="0.037129" calcext:value-type="float">
            <text:p>0,037129</text:p>
          </table:table-cell>
          <table:table-cell office:value-type="float" office:value="0.4883" calcext:value-type="float">
            <text:p>0,4883</text:p>
          </table:table-cell>
          <table:table-cell office:value-type="float" office:value="0.4542" calcext:value-type="float">
            <text:p>0,4542</text:p>
          </table:table-cell>
          <table:table-cell office:value-type="float" office:value="0.5771" calcext:value-type="float">
            <text:p>0,5771</text:p>
          </table:table-cell>
          <table:table-cell office:value-type="float" office:value="0.9511" calcext:value-type="float">
            <text:p>0,9511</text:p>
          </table:table-cell>
          <table:table-cell office:value-type="float" office:value="2.1974" calcext:value-type="float">
            <text:p>2,1974</text:p>
          </table:table-cell>
          <table:table-cell office:value-type="float" office:value="1.1307" calcext:value-type="float">
            <text:p>1,1307</text:p>
          </table:table-cell>
          <table:table-cell office:value-type="float" office:value="1.1032" calcext:value-type="float">
            <text:p>1,1032</text:p>
          </table:table-cell>
          <table:table-cell office:value-type="float" office:value="0.006358" calcext:value-type="float">
            <text:p>0,006358</text:p>
          </table:table-cell>
          <table:table-cell office:value-type="float" office:value="0.0813" calcext:value-type="float">
            <text:p>0,0813</text:p>
          </table:table-cell>
          <table:table-cell office:value-type="float" office:value="0.2038" calcext:value-type="float">
            <text:p>0,2038</text:p>
          </table:table-cell>
          <table:table-cell office:value-type="float" office:value="0.3123" calcext:value-type="float">
            <text:p>0,3123</text:p>
          </table:table-cell>
          <table:table-cell office:value-type="float" office:value="1.3209" calcext:value-type="float">
            <text:p>1,3209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003059" calcext:value-type="float">
            <text:p>0,0003059</text:p>
          </table:table-cell>
          <table:table-cell office:value-type="float" office:value="0.061047" calcext:value-type="float">
            <text:p>0,061047</text:p>
          </table:table-cell>
          <table:table-cell office:value-type="float" office:value="0.003576" calcext:value-type="float">
            <text:p>0,003576</text:p>
          </table:table-cell>
          <table:table-cell office:value-type="float" office:value="0.5945" calcext:value-type="float">
            <text:p>0,5945</text:p>
          </table:table-cell>
          <table:table-cell office:value-type="float" office:value="5.5056" calcext:value-type="float">
            <text:p>5,5056</text:p>
          </table:table-cell>
        </table:table-row>
        <table:table-row table:style-name="ro1">
          <table:table-cell office:value-type="date" office:date-value="2017-02-23" calcext:value-type="date">
            <text:p>2017-02-23</text:p>
          </table:table-cell>
          <table:table-cell office:value-type="string" calcext:value-type="string">
            <text:p>038/A/NBP/2017</text:p>
          </table:table-cell>
          <table:table-cell office:value-type="float" office:value="0.1167" calcext:value-type="float">
            <text:p>0,1167</text:p>
          </table:table-cell>
          <table:table-cell office:value-type="float" office:value="4.084" calcext:value-type="float">
            <text:p>4,084</text:p>
          </table:table-cell>
          <table:table-cell office:value-type="float" office:value="3.1416" calcext:value-type="float">
            <text:p>3,1416</text:p>
          </table:table-cell>
          <table:table-cell office:value-type="float" office:value="0.5264" calcext:value-type="float">
            <text:p>0,5264</text:p>
          </table:table-cell>
          <table:table-cell office:value-type="float" office:value="3.1077" calcext:value-type="float">
            <text:p>3,1077</text:p>
          </table:table-cell>
          <table:table-cell office:value-type="float" office:value="2.942" calcext:value-type="float">
            <text:p>2,942</text:p>
          </table:table-cell>
          <table:table-cell office:value-type="float" office:value="2.889" calcext:value-type="float">
            <text:p>2,889</text:p>
          </table:table-cell>
          <table:table-cell office:value-type="float" office:value="4.3076" calcext:value-type="float">
            <text:p>4,3076</text:p>
          </table:table-cell>
          <table:table-cell office:value-type="float" office:value="0.013987" calcext:value-type="float">
            <text:p>0,013987</text:p>
          </table:table-cell>
          <table:table-cell office:value-type="float" office:value="4.0411" calcext:value-type="float">
            <text:p>4,0411</text:p>
          </table:table-cell>
          <table:table-cell office:value-type="float" office:value="5.095" calcext:value-type="float">
            <text:p>5,095</text:p>
          </table:table-cell>
          <table:table-cell office:value-type="float" office:value="0.1517" calcext:value-type="float">
            <text:p>0,1517</text:p>
          </table:table-cell>
          <table:table-cell office:value-type="float" office:value="0.036076" calcext:value-type="float">
            <text:p>0,036076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5795" calcext:value-type="float">
            <text:p>0,5795</text:p>
          </table:table-cell>
          <table:table-cell office:value-type="float" office:value="0.037279" calcext:value-type="float">
            <text:p>0,037279</text:p>
          </table:table-cell>
          <table:table-cell office:value-type="float" office:value="0.4888" calcext:value-type="float">
            <text:p>0,4888</text:p>
          </table:table-cell>
          <table:table-cell office:value-type="float" office:value="0.4543" calcext:value-type="float">
            <text:p>0,4543</text:p>
          </table:table-cell>
          <table:table-cell office:value-type="float" office:value="0.5795" calcext:value-type="float">
            <text:p>0,5795</text:p>
          </table:table-cell>
          <table:table-cell office:value-type="float" office:value="0.9535" calcext:value-type="float">
            <text:p>0,9535</text:p>
          </table:table-cell>
          <table:table-cell office:value-type="float" office:value="2.2025" calcext:value-type="float">
            <text:p>2,2025</text:p>
          </table:table-cell>
          <table:table-cell office:value-type="float" office:value="1.1418" calcext:value-type="float">
            <text:p>1,1418</text:p>
          </table:table-cell>
          <table:table-cell office:value-type="float" office:value="1.102" calcext:value-type="float">
            <text:p>1,102</text:p>
          </table:table-cell>
          <table:table-cell office:value-type="float" office:value="0.006355" calcext:value-type="float">
            <text:p>0,006355</text:p>
          </table:table-cell>
          <table:table-cell office:value-type="float" office:value="0.0813" calcext:value-type="float">
            <text:p>0,0813</text:p>
          </table:table-cell>
          <table:table-cell office:value-type="float" office:value="0.2049" calcext:value-type="float">
            <text:p>0,2049</text:p>
          </table:table-cell>
          <table:table-cell office:value-type="float" office:value="0.3148" calcext:value-type="float">
            <text:p>0,3148</text:p>
          </table:table-cell>
          <table:table-cell office:value-type="float" office:value="1.333" calcext:value-type="float">
            <text:p>1,33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00030591" calcext:value-type="float">
            <text:p>0,00030591</text:p>
          </table:table-cell>
          <table:table-cell office:value-type="float" office:value="0.061153" calcext:value-type="float">
            <text:p>0,061153</text:p>
          </table:table-cell>
          <table:table-cell office:value-type="float" office:value="0.003587" calcext:value-type="float">
            <text:p>0,003587</text:p>
          </table:table-cell>
          <table:table-cell office:value-type="float" office:value="0.5939" calcext:value-type="float">
            <text:p>0,5939</text:p>
          </table:table-cell>
          <table:table-cell office:value-type="float" office:value="5.5272" calcext:value-type="float">
            <text:p>5,5272</text:p>
          </table:table-cell>
        </table:table-row>
        <table:table-row table:style-name="ro1">
          <table:table-cell office:value-type="date" office:date-value="2017-02-24" calcext:value-type="date">
            <text:p>2017-02-24</text:p>
          </table:table-cell>
          <table:table-cell office:value-type="string" calcext:value-type="string">
            <text:p>039/A/NBP/2017</text:p>
          </table:table-cell>
          <table:table-cell office:value-type="float" office:value="0.1165" calcext:value-type="float">
            <text:p>0,1165</text:p>
          </table:table-cell>
          <table:table-cell office:value-type="float" office:value="4.0681" calcext:value-type="float">
            <text:p>4,0681</text:p>
          </table:table-cell>
          <table:table-cell office:value-type="float" office:value="3.1341" calcext:value-type="float">
            <text:p>3,1341</text:p>
          </table:table-cell>
          <table:table-cell office:value-type="float" office:value="0.5243" calcext:value-type="float">
            <text:p>0,5243</text:p>
          </table:table-cell>
          <table:table-cell office:value-type="float" office:value="3.1066" calcext:value-type="float">
            <text:p>3,1066</text:p>
          </table:table-cell>
          <table:table-cell office:value-type="float" office:value="2.9404" calcext:value-type="float">
            <text:p>2,9404</text:p>
          </table:table-cell>
          <table:table-cell office:value-type="float" office:value="2.8991" calcext:value-type="float">
            <text:p>2,8991</text:p>
          </table:table-cell>
          <table:table-cell office:value-type="float" office:value="4.3102" calcext:value-type="float">
            <text:p>4,3102</text:p>
          </table:table-cell>
          <table:table-cell office:value-type="float" office:value="0.013968" calcext:value-type="float">
            <text:p>0,013968</text:p>
          </table:table-cell>
          <table:table-cell office:value-type="float" office:value="4.0477" calcext:value-type="float">
            <text:p>4,0477</text:p>
          </table:table-cell>
          <table:table-cell office:value-type="float" office:value="5.1011" calcext:value-type="float">
            <text:p>5,1011</text:p>
          </table:table-cell>
          <table:table-cell office:value-type="float" office:value="0.1507" calcext:value-type="float">
            <text:p>0,1507</text:p>
          </table:table-cell>
          <table:table-cell office:value-type="float" office:value="0.036168" calcext:value-type="float">
            <text:p>0,036168</text:p>
          </table:table-cell>
          <table:table-cell office:value-type="float" office:value="0.1595" calcext:value-type="float">
            <text:p>0,1595</text:p>
          </table:table-cell>
          <table:table-cell office:value-type="float" office:value="0.5798" calcext:value-type="float">
            <text:p>0,5798</text:p>
          </table:table-cell>
          <table:table-cell office:value-type="float" office:value="0.037611" calcext:value-type="float">
            <text:p>0,037611</text:p>
          </table:table-cell>
          <table:table-cell office:value-type="float" office:value="0.4885" calcext:value-type="float">
            <text:p>0,4885</text:p>
          </table:table-cell>
          <table:table-cell office:value-type="float" office:value="0.4534" calcext:value-type="float">
            <text:p>0,4534</text:p>
          </table:table-cell>
          <table:table-cell office:value-type="float" office:value="0.5801" calcext:value-type="float">
            <text:p>0,5801</text:p>
          </table:table-cell>
          <table:table-cell office:value-type="float" office:value="0.9541" calcext:value-type="float">
            <text:p>0,9541</text:p>
          </table:table-cell>
          <table:table-cell office:value-type="float" office:value="2.2038" calcext:value-type="float">
            <text:p>2,2038</text:p>
          </table:table-cell>
          <table:table-cell office:value-type="float" office:value="1.1386" calcext:value-type="float">
            <text:p>1,1386</text:p>
          </table:table-cell>
          <table:table-cell office:value-type="float" office:value="1.0997" calcext:value-type="float">
            <text:p>1,0997</text:p>
          </table:table-cell>
          <table:table-cell office:value-type="float" office:value="0.006342" calcext:value-type="float">
            <text:p>0,006342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2064" calcext:value-type="float">
            <text:p>0,2064</text:p>
          </table:table-cell>
          <table:table-cell office:value-type="float" office:value="0.3153" calcext:value-type="float">
            <text:p>0,3153</text:p>
          </table:table-cell>
          <table:table-cell office:value-type="float" office:value="1.3289" calcext:value-type="float">
            <text:p>1,3289</text:p>
          </table:table-cell>
          <table:table-cell office:value-type="float" office:value="0.9162" calcext:value-type="float">
            <text:p>0,9162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003052" calcext:value-type="float">
            <text:p>0,0003052</text:p>
          </table:table-cell>
          <table:table-cell office:value-type="float" office:value="0.06109" calcext:value-type="float">
            <text:p>0,06109</text:p>
          </table:table-cell>
          <table:table-cell office:value-type="float" office:value="0.003598" calcext:value-type="float">
            <text:p>0,003598</text:p>
          </table:table-cell>
          <table:table-cell office:value-type="float" office:value="0.5921" calcext:value-type="float">
            <text:p>0,5921</text:p>
          </table:table-cell>
          <table:table-cell office:value-type="float" office:value="5.5089" calcext:value-type="float">
            <text:p>5,5089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040/A/NBP/2017</text:p>
          </table:table-cell>
          <table:table-cell office:value-type="float" office:value="0.1169" calcext:value-type="float">
            <text:p>0,1169</text:p>
          </table:table-cell>
          <table:table-cell office:value-type="float" office:value="4.0745" calcext:value-type="float">
            <text:p>4,0745</text:p>
          </table:table-cell>
          <table:table-cell office:value-type="float" office:value="3.1291" calcext:value-type="float">
            <text:p>3,1291</text:p>
          </table:table-cell>
          <table:table-cell office:value-type="float" office:value="0.525" calcext:value-type="float">
            <text:p>0,525</text:p>
          </table:table-cell>
          <table:table-cell office:value-type="float" office:value="3.1066" calcext:value-type="float">
            <text:p>3,1066</text:p>
          </table:table-cell>
          <table:table-cell office:value-type="float" office:value="2.9335" calcext:value-type="float">
            <text:p>2,9335</text:p>
          </table:table-cell>
          <table:table-cell office:value-type="float" office:value="2.8978" calcext:value-type="float">
            <text:p>2,8978</text:p>
          </table:table-cell>
          <table:table-cell office:value-type="float" office:value="4.3135" calcext:value-type="float">
            <text:p>4,3135</text:p>
          </table:table-cell>
          <table:table-cell office:value-type="float" office:value="0.014004" calcext:value-type="float">
            <text:p>0,014004</text:p>
          </table:table-cell>
          <table:table-cell office:value-type="float" office:value="4.0474" calcext:value-type="float">
            <text:p>4,0474</text:p>
          </table:table-cell>
          <table:table-cell office:value-type="float" office:value="5.0646" calcext:value-type="float">
            <text:p>5,0646</text:p>
          </table:table-cell>
          <table:table-cell office:value-type="float" office:value="0.1506" calcext:value-type="float">
            <text:p>0,1506</text:p>
          </table:table-cell>
          <table:table-cell office:value-type="float" office:value="0.036286" calcext:value-type="float">
            <text:p>0,036286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5803" calcext:value-type="float">
            <text:p>0,5803</text:p>
          </table:table-cell>
          <table:table-cell office:value-type="float" office:value="0.037854" calcext:value-type="float">
            <text:p>0,037854</text:p>
          </table:table-cell>
          <table:table-cell office:value-type="float" office:value="0.4878" calcext:value-type="float">
            <text:p>0,4878</text:p>
          </table:table-cell>
          <table:table-cell office:value-type="float" office:value="0.4516" calcext:value-type="float">
            <text:p>0,4516</text:p>
          </table:table-cell>
          <table:table-cell office:value-type="float" office:value="0.5802" calcext:value-type="float">
            <text:p>0,5802</text:p>
          </table:table-cell>
          <table:table-cell office:value-type="float" office:value="0.9558" calcext:value-type="float">
            <text:p>0,9558</text:p>
          </table:table-cell>
          <table:table-cell office:value-type="float" office:value="2.2055" calcext:value-type="float">
            <text:p>2,2055</text:p>
          </table:table-cell>
          <table:table-cell office:value-type="float" office:value="1.1348" calcext:value-type="float">
            <text:p>1,1348</text:p>
          </table:table-cell>
          <table:table-cell office:value-type="float" office:value="1.1055" calcext:value-type="float">
            <text:p>1,1055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81" calcext:value-type="float">
            <text:p>0,081</text:p>
          </table:table-cell>
          <table:table-cell office:value-type="float" office:value="0.2051" calcext:value-type="float">
            <text:p>0,2051</text:p>
          </table:table-cell>
          <table:table-cell office:value-type="float" office:value="0.3144" calcext:value-type="float">
            <text:p>0,3144</text:p>
          </table:table-cell>
          <table:table-cell office:value-type="float" office:value="1.3098" calcext:value-type="float">
            <text:p>1,309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0030539" calcext:value-type="float">
            <text:p>0,00030539</text:p>
          </table:table-cell>
          <table:table-cell office:value-type="float" office:value="0.061085" calcext:value-type="float">
            <text:p>0,061085</text:p>
          </table:table-cell>
          <table:table-cell office:value-type="float" office:value="0.003592" calcext:value-type="float">
            <text:p>0,003592</text:p>
          </table:table-cell>
          <table:table-cell office:value-type="float" office:value="0.5932" calcext:value-type="float">
            <text:p>0,5932</text:p>
          </table:table-cell>
          <table:table-cell office:value-type="float" office:value="5.5092" calcext:value-type="float">
            <text:p>5,5092</text:p>
          </table:table-cell>
        </table:table-row>
        <table:table-row table:style-name="ro1">
          <table:table-cell office:value-type="date" office:date-value="2017-02-28" calcext:value-type="date">
            <text:p>2017-02-28</text:p>
          </table:table-cell>
          <table:table-cell office:value-type="string" calcext:value-type="string">
            <text:p>041/A/NBP/2017</text:p>
          </table:table-cell>
          <table:table-cell office:value-type="float" office:value="0.1168" calcext:value-type="float">
            <text:p>0,1168</text:p>
          </table:table-cell>
          <table:table-cell office:value-type="float" office:value="4.077" calcext:value-type="float">
            <text:p>4,077</text:p>
          </table:table-cell>
          <table:table-cell office:value-type="float" office:value="3.1283" calcext:value-type="float">
            <text:p>3,1283</text:p>
          </table:table-cell>
          <table:table-cell office:value-type="float" office:value="0.5253" calcext:value-type="float">
            <text:p>0,5253</text:p>
          </table:table-cell>
          <table:table-cell office:value-type="float" office:value="3.0938" calcext:value-type="float">
            <text:p>3,0938</text:p>
          </table:table-cell>
          <table:table-cell office:value-type="float" office:value="2.9302" calcext:value-type="float">
            <text:p>2,9302</text:p>
          </table:table-cell>
          <table:table-cell office:value-type="float" office:value="2.9107" calcext:value-type="float">
            <text:p>2,9107</text:p>
          </table:table-cell>
          <table:table-cell office:value-type="float" office:value="4.3166" calcext:value-type="float">
            <text:p>4,3166</text:p>
          </table:table-cell>
          <table:table-cell office:value-type="float" office:value="0.014028" calcext:value-type="float">
            <text:p>0,014028</text:p>
          </table:table-cell>
          <table:table-cell office:value-type="float" office:value="4.0535" calcext:value-type="float">
            <text:p>4,0535</text:p>
          </table:table-cell>
          <table:table-cell office:value-type="float" office:value="5.0617" calcext:value-type="float">
            <text:p>5,0617</text:p>
          </table:table-cell>
          <table:table-cell office:value-type="float" office:value="0.1499" calcext:value-type="float">
            <text:p>0,1499</text:p>
          </table:table-cell>
          <table:table-cell office:value-type="float" office:value="0.036272" calcext:value-type="float">
            <text:p>0,036272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5807" calcext:value-type="float">
            <text:p>0,5807</text:p>
          </table:table-cell>
          <table:table-cell office:value-type="float" office:value="0.038166" calcext:value-type="float">
            <text:p>0,038166</text:p>
          </table:table-cell>
          <table:table-cell office:value-type="float" office:value="0.4865" calcext:value-type="float">
            <text:p>0,4865</text:p>
          </table:table-cell>
          <table:table-cell office:value-type="float" office:value="0.4515" calcext:value-type="float">
            <text:p>0,4515</text:p>
          </table:table-cell>
          <table:table-cell office:value-type="float" office:value="0.5805" calcext:value-type="float">
            <text:p>0,5805</text:p>
          </table:table-cell>
          <table:table-cell office:value-type="float" office:value="0.9562" calcext:value-type="float">
            <text:p>0,9562</text:p>
          </table:table-cell>
          <table:table-cell office:value-type="float" office:value="2.207" calcext:value-type="float">
            <text:p>2,207</text:p>
          </table:table-cell>
          <table:table-cell office:value-type="float" office:value="1.1288" calcext:value-type="float">
            <text:p>1,1288</text:p>
          </table:table-cell>
          <table:table-cell office:value-type="float" office:value="1.1111" calcext:value-type="float">
            <text:p>1,1111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2045" calcext:value-type="float">
            <text:p>0,2045</text:p>
          </table:table-cell>
          <table:table-cell office:value-type="float" office:value="0.3139" calcext:value-type="float">
            <text:p>0,3139</text:p>
          </table:table-cell>
          <table:table-cell office:value-type="float" office:value="1.3111" calcext:value-type="float">
            <text:p>1,3111</text:p>
          </table:table-cell>
          <table:table-cell office:value-type="float" office:value="0.9181" calcext:value-type="float">
            <text:p>0,9181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0030566" calcext:value-type="float">
            <text:p>0,00030566</text:p>
          </table:table-cell>
          <table:table-cell office:value-type="float" office:value="0.061085" calcext:value-type="float">
            <text:p>0,061085</text:p>
          </table:table-cell>
          <table:table-cell office:value-type="float" office:value="0.003612" calcext:value-type="float">
            <text:p>0,003612</text:p>
          </table:table-cell>
          <table:table-cell office:value-type="float" office:value="0.5933" calcext:value-type="float">
            <text:p>0,5933</text:p>
          </table:table-cell>
          <table:table-cell office:value-type="float" office:value="5.5155" calcext:value-type="float">
            <text:p>5,5155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042/A/NBP/2017</text:p>
          </table:table-cell>
          <table:table-cell office:value-type="float" office:value="0.1166" calcext:value-type="float">
            <text:p>0,1166</text:p>
          </table:table-cell>
          <table:table-cell office:value-type="float" office:value="4.0756" calcext:value-type="float">
            <text:p>4,0756</text:p>
          </table:table-cell>
          <table:table-cell office:value-type="float" office:value="3.1245" calcext:value-type="float">
            <text:p>3,1245</text:p>
          </table:table-cell>
          <table:table-cell office:value-type="float" office:value="0.5251" calcext:value-type="float">
            <text:p>0,5251</text:p>
          </table:table-cell>
          <table:table-cell office:value-type="float" office:value="3.0593" calcext:value-type="float">
            <text:p>3,0593</text:p>
          </table:table-cell>
          <table:table-cell office:value-type="float" office:value="2.9074" calcext:value-type="float">
            <text:p>2,9074</text:p>
          </table:table-cell>
          <table:table-cell office:value-type="float" office:value="2.895" calcext:value-type="float">
            <text:p>2,895</text:p>
          </table:table-cell>
          <table:table-cell office:value-type="float" office:value="4.297" calcext:value-type="float">
            <text:p>4,297</text:p>
          </table:table-cell>
          <table:table-cell office:value-type="float" office:value="0.013965" calcext:value-type="float">
            <text:p>0,013965</text:p>
          </table:table-cell>
          <table:table-cell office:value-type="float" office:value="4.0387" calcext:value-type="float">
            <text:p>4,0387</text:p>
          </table:table-cell>
          <table:table-cell office:value-type="float" office:value="5.0437" calcext:value-type="float">
            <text:p>5,0437</text:p>
          </table:table-cell>
          <table:table-cell office:value-type="float" office:value="0.15" calcext:value-type="float">
            <text:p>0,15</text:p>
          </table:table-cell>
          <table:table-cell office:value-type="float" office:value="0.035906" calcext:value-type="float">
            <text:p>0,035906</text:p>
          </table:table-cell>
          <table:table-cell office:value-type="float" office:value="0.159" calcext:value-type="float">
            <text:p>0,159</text:p>
          </table:table-cell>
          <table:table-cell office:value-type="float" office:value="0.5781" calcext:value-type="float">
            <text:p>0,5781</text:p>
          </table:table-cell>
          <table:table-cell office:value-type="float" office:value="0.03823" calcext:value-type="float">
            <text:p>0,03823</text:p>
          </table:table-cell>
          <table:table-cell office:value-type="float" office:value="0.485" calcext:value-type="float">
            <text:p>0,485</text:p>
          </table:table-cell>
          <table:table-cell office:value-type="float" office:value="0.4506" calcext:value-type="float">
            <text:p>0,4506</text:p>
          </table:table-cell>
          <table:table-cell office:value-type="float" office:value="0.5789" calcext:value-type="float">
            <text:p>0,5789</text:p>
          </table:table-cell>
          <table:table-cell office:value-type="float" office:value="0.9508" calcext:value-type="float">
            <text:p>0,9508</text:p>
          </table:table-cell>
          <table:table-cell office:value-type="float" office:value="2.197" calcext:value-type="float">
            <text:p>2,197</text:p>
          </table:table-cell>
          <table:table-cell office:value-type="float" office:value="1.1222" calcext:value-type="float">
            <text:p>1,1222</text:p>
          </table:table-cell>
          <table:table-cell office:value-type="float" office:value="1.118" calcext:value-type="float">
            <text:p>1,118</text:p>
          </table:table-cell>
          <table:table-cell office:value-type="float" office:value="0.006269" calcext:value-type="float">
            <text:p>0,006269</text:p>
          </table:table-cell>
          <table:table-cell office:value-type="float" office:value="0.081" calcext:value-type="float">
            <text:p>0,081</text:p>
          </table:table-cell>
          <table:table-cell office:value-type="float" office:value="0.2038" calcext:value-type="float">
            <text:p>0,2038</text:p>
          </table:table-cell>
          <table:table-cell office:value-type="float" office:value="0.3125" calcext:value-type="float">
            <text:p>0,3125</text:p>
          </table:table-cell>
          <table:table-cell office:value-type="float" office:value="1.311" calcext:value-type="float">
            <text:p>1,311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0030509" calcext:value-type="float">
            <text:p>0,00030509</text:p>
          </table:table-cell>
          <table:table-cell office:value-type="float" office:value="0.061015" calcext:value-type="float">
            <text:p>0,061015</text:p>
          </table:table-cell>
          <table:table-cell office:value-type="float" office:value="0.003564" calcext:value-type="float">
            <text:p>0,003564</text:p>
          </table:table-cell>
          <table:table-cell office:value-type="float" office:value="0.5925" calcext:value-type="float">
            <text:p>0,5925</text:p>
          </table:table-cell>
          <table:table-cell office:value-type="float" office:value="5.4899" calcext:value-type="float">
            <text:p>5,4899</text:p>
          </table:table-cell>
        </table:table-row>
        <table:table-row table:style-name="ro1">
          <table:table-cell office:value-type="date" office:date-value="2017-03-02" calcext:value-type="date">
            <text:p>2017-03-02</text:p>
          </table:table-cell>
          <table:table-cell office:value-type="string" calcext:value-type="string">
            <text:p>043/A/NBP/2017</text:p>
          </table:table-cell>
          <table:table-cell office:value-type="float" office:value="0.1165" calcext:value-type="float">
            <text:p>0,1165</text:p>
          </table:table-cell>
          <table:table-cell office:value-type="float" office:value="4.0765" calcext:value-type="float">
            <text:p>4,0765</text:p>
          </table:table-cell>
          <table:table-cell office:value-type="float" office:value="3.1047" calcext:value-type="float">
            <text:p>3,1047</text:p>
          </table:table-cell>
          <table:table-cell office:value-type="float" office:value="0.5251" calcext:value-type="float">
            <text:p>0,5251</text:p>
          </table:table-cell>
          <table:table-cell office:value-type="float" office:value="3.0486" calcext:value-type="float">
            <text:p>3,0486</text:p>
          </table:table-cell>
          <table:table-cell office:value-type="float" office:value="2.8945" calcext:value-type="float">
            <text:p>2,8945</text:p>
          </table:table-cell>
          <table:table-cell office:value-type="float" office:value="2.889" calcext:value-type="float">
            <text:p>2,889</text:p>
          </table:table-cell>
          <table:table-cell office:value-type="float" office:value="4.2912" calcext:value-type="float">
            <text:p>4,2912</text:p>
          </table:table-cell>
          <table:table-cell office:value-type="float" office:value="0.013925" calcext:value-type="float">
            <text:p>0,013925</text:p>
          </table:table-cell>
          <table:table-cell office:value-type="float" office:value="4.0314" calcext:value-type="float">
            <text:p>4,0314</text:p>
          </table:table-cell>
          <table:table-cell office:value-type="float" office:value="4.9999" calcext:value-type="float">
            <text:p>4,9999</text:p>
          </table:table-cell>
          <table:table-cell office:value-type="float" office:value="0.1507" calcext:value-type="float">
            <text:p>0,1507</text:p>
          </table:table-cell>
          <table:table-cell office:value-type="float" office:value="0.035702" calcext:value-type="float">
            <text:p>0,035702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5773" calcext:value-type="float">
            <text:p>0,5773</text:p>
          </table:table-cell>
          <table:table-cell office:value-type="float" office:value="0.03811" calcext:value-type="float">
            <text:p>0,03811</text:p>
          </table:table-cell>
          <table:table-cell office:value-type="float" office:value="0.4831" calcext:value-type="float">
            <text:p>0,4831</text:p>
          </table:table-cell>
          <table:table-cell office:value-type="float" office:value="0.4503" calcext:value-type="float">
            <text:p>0,4503</text:p>
          </table:table-cell>
          <table:table-cell office:value-type="float" office:value="0.5783" calcext:value-type="float">
            <text:p>0,5783</text:p>
          </table:table-cell>
          <table:table-cell office:value-type="float" office:value="0.949" calcext:value-type="float">
            <text:p>0,949</text:p>
          </table:table-cell>
          <table:table-cell office:value-type="float" office:value="2.194" calcext:value-type="float">
            <text:p>2,194</text:p>
          </table:table-cell>
          <table:table-cell office:value-type="float" office:value="1.1046" calcext:value-type="float">
            <text:p>1,1046</text:p>
          </table:table-cell>
          <table:table-cell office:value-type="float" office:value="1.1052" calcext:value-type="float">
            <text:p>1,1052</text:p>
          </table:table-cell>
          <table:table-cell office:value-type="float" office:value="0.00626" calcext:value-type="float">
            <text:p>0,00626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2044" calcext:value-type="float">
            <text:p>0,2044</text:p>
          </table:table-cell>
          <table:table-cell office:value-type="float" office:value="0.3114" calcext:value-type="float">
            <text:p>0,3114</text:p>
          </table:table-cell>
          <table:table-cell office:value-type="float" office:value="1.3189" calcext:value-type="float">
            <text:p>1,3189</text:p>
          </table:table-cell>
          <table:table-cell office:value-type="float" office:value="0.9163" calcext:value-type="float">
            <text:p>0,9163</text:p>
          </table:table-cell>
          <table:table-cell office:value-type="float" office:value="0.0696" calcext:value-type="float">
            <text:p>0,0696</text:p>
          </table:table-cell>
          <table:table-cell office:value-type="float" office:value="0.00030518" calcext:value-type="float">
            <text:p>0,00030518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0.003561" calcext:value-type="float">
            <text:p>0,003561</text:p>
          </table:table-cell>
          <table:table-cell office:value-type="float" office:value="0.5922" calcext:value-type="float">
            <text:p>0,5922</text:p>
          </table:table-cell>
          <table:table-cell office:value-type="float" office:value="5.4937" calcext:value-type="float">
            <text:p>5,4937</text:p>
          </table:table-cell>
        </table:table-row>
        <table:table-row table:style-name="ro1">
          <table:table-cell office:value-type="date" office:date-value="2017-03-03" calcext:value-type="date">
            <text:p>2017-03-03</text:p>
          </table:table-cell>
          <table:table-cell office:value-type="string" calcext:value-type="string">
            <text:p>044/A/NBP/2017</text:p>
          </table:table-cell>
          <table:table-cell office:value-type="float" office:value="0.1168" calcext:value-type="float">
            <text:p>0,1168</text:p>
          </table:table-cell>
          <table:table-cell office:value-type="float" office:value="4.0955" calcext:value-type="float">
            <text:p>4,0955</text:p>
          </table:table-cell>
          <table:table-cell office:value-type="float" office:value="3.0935" calcext:value-type="float">
            <text:p>3,0935</text:p>
          </table:table-cell>
          <table:table-cell office:value-type="float" office:value="0.5275" calcext:value-type="float">
            <text:p>0,5275</text:p>
          </table:table-cell>
          <table:table-cell office:value-type="float" office:value="3.0539" calcext:value-type="float">
            <text:p>3,0539</text:p>
          </table:table-cell>
          <table:table-cell office:value-type="float" office:value="2.8779" calcext:value-type="float">
            <text:p>2,8779</text:p>
          </table:table-cell>
          <table:table-cell office:value-type="float" office:value="2.8959" calcext:value-type="float">
            <text:p>2,8959</text:p>
          </table:table-cell>
          <table:table-cell office:value-type="float" office:value="4.3078" calcext:value-type="float">
            <text:p>4,3078</text:p>
          </table:table-cell>
          <table:table-cell office:value-type="float" office:value="0.013901" calcext:value-type="float">
            <text:p>0,013901</text:p>
          </table:table-cell>
          <table:table-cell office:value-type="float" office:value="4.0413" calcext:value-type="float">
            <text:p>4,0413</text:p>
          </table:table-cell>
          <table:table-cell office:value-type="float" office:value="5.0091" calcext:value-type="float">
            <text:p>5,0091</text:p>
          </table:table-cell>
          <table:table-cell office:value-type="float" office:value="0.151" calcext:value-type="float">
            <text:p>0,151</text:p>
          </table:table-cell>
          <table:table-cell office:value-type="float" office:value="0.035857" calcext:value-type="float">
            <text:p>0,035857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5795" calcext:value-type="float">
            <text:p>0,5795</text:p>
          </table:table-cell>
          <table:table-cell office:value-type="float" office:value="0.038072" calcext:value-type="float">
            <text:p>0,038072</text:p>
          </table:table-cell>
          <table:table-cell office:value-type="float" office:value="0.4829" calcext:value-type="float">
            <text:p>0,4829</text:p>
          </table:table-cell>
          <table:table-cell office:value-type="float" office:value="0.4522" calcext:value-type="float">
            <text:p>0,4522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9507" calcext:value-type="float">
            <text:p>0,9507</text:p>
          </table:table-cell>
          <table:table-cell office:value-type="float" office:value="2.2026" calcext:value-type="float">
            <text:p>2,2026</text:p>
          </table:table-cell>
          <table:table-cell office:value-type="float" office:value="1.1012" calcext:value-type="float">
            <text:p>1,1012</text:p>
          </table:table-cell>
          <table:table-cell office:value-type="float" office:value="1.1091" calcext:value-type="float">
            <text:p>1,1091</text:p>
          </table:table-cell>
          <table:table-cell office:value-type="float" office:value="0.006251" calcext:value-type="float">
            <text:p>0,006251</text:p>
          </table:table-cell>
          <table:table-cell office:value-type="float" office:value="0.0813" calcext:value-type="float">
            <text:p>0,0813</text:p>
          </table:table-cell>
          <table:table-cell office:value-type="float" office:value="0.2054" calcext:value-type="float">
            <text:p>0,2054</text:p>
          </table:table-cell>
          <table:table-cell office:value-type="float" office:value="0.3121" calcext:value-type="float">
            <text:p>0,3121</text:p>
          </table:table-cell>
          <table:table-cell office:value-type="float" office:value="1.2977" calcext:value-type="float">
            <text:p>1,2977</text:p>
          </table:table-cell>
          <table:table-cell office:value-type="float" office:value="0.9196" calcext:value-type="float">
            <text:p>0,9196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00030609" calcext:value-type="float">
            <text:p>0,00030609</text:p>
          </table:table-cell>
          <table:table-cell office:value-type="float" office:value="0.061286" calcext:value-type="float">
            <text:p>0,061286</text:p>
          </table:table-cell>
          <table:table-cell office:value-type="float" office:value="0.003539" calcext:value-type="float">
            <text:p>0,003539</text:p>
          </table:table-cell>
          <table:table-cell office:value-type="float" office:value="0.5937" calcext:value-type="float">
            <text:p>0,5937</text:p>
          </table:table-cell>
          <table:table-cell office:value-type="float" office:value="5.5187" calcext:value-type="float">
            <text:p>5,5187</text:p>
          </table:table-cell>
        </table:table-row>
        <table:table-row table:style-name="ro1">
          <table:table-cell office:value-type="date" office:date-value="2017-03-06" calcext:value-type="date">
            <text:p>2017-03-06</text:p>
          </table:table-cell>
          <table:table-cell office:value-type="string" calcext:value-type="string">
            <text:p>045/A/NBP/2017</text:p>
          </table:table-cell>
          <table:table-cell office:value-type="float" office:value="0.116" calcext:value-type="float">
            <text:p>0,116</text:p>
          </table:table-cell>
          <table:table-cell office:value-type="float" office:value="4.0663" calcext:value-type="float">
            <text:p>4,0663</text:p>
          </table:table-cell>
          <table:table-cell office:value-type="float" office:value="3.0908" calcext:value-type="float">
            <text:p>3,0908</text:p>
          </table:table-cell>
          <table:table-cell office:value-type="float" office:value="0.5236" calcext:value-type="float">
            <text:p>0,5236</text:p>
          </table:table-cell>
          <table:table-cell office:value-type="float" office:value="3.0371" calcext:value-type="float">
            <text:p>3,0371</text:p>
          </table:table-cell>
          <table:table-cell office:value-type="float" office:value="2.8607" calcext:value-type="float">
            <text:p>2,8607</text:p>
          </table:table-cell>
          <table:table-cell office:value-type="float" office:value="2.8833" calcext:value-type="float">
            <text:p>2,8833</text:p>
          </table:table-cell>
          <table:table-cell office:value-type="float" office:value="4.31" calcext:value-type="float">
            <text:p>4,31</text:p>
          </table:table-cell>
          <table:table-cell office:value-type="float" office:value="0.013918" calcext:value-type="float">
            <text:p>0,013918</text:p>
          </table:table-cell>
          <table:table-cell office:value-type="float" office:value="4.029" calcext:value-type="float">
            <text:p>4,029</text:p>
          </table:table-cell>
          <table:table-cell office:value-type="float" office:value="4.9844" calcext:value-type="float">
            <text:p>4,9844</text:p>
          </table:table-cell>
          <table:table-cell office:value-type="float" office:value="0.1506" calcext:value-type="float">
            <text:p>0,1506</text:p>
          </table:table-cell>
          <table:table-cell office:value-type="float" office:value="0.035762" calcext:value-type="float">
            <text:p>0,035762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5798" calcext:value-type="float">
            <text:p>0,5798</text:p>
          </table:table-cell>
          <table:table-cell office:value-type="float" office:value="0.038125" calcext:value-type="float">
            <text:p>0,038125</text:p>
          </table:table-cell>
          <table:table-cell office:value-type="float" office:value="0.4816" calcext:value-type="float">
            <text:p>0,4816</text:p>
          </table:table-cell>
          <table:table-cell office:value-type="float" office:value="0.4526" calcext:value-type="float">
            <text:p>0,4526</text:p>
          </table:table-cell>
          <table:table-cell office:value-type="float" office:value="0.5811" calcext:value-type="float">
            <text:p>0,5811</text:p>
          </table:table-cell>
          <table:table-cell office:value-type="float" office:value="0.9505" calcext:value-type="float">
            <text:p>0,9505</text:p>
          </table:table-cell>
          <table:table-cell office:value-type="float" office:value="2.2036" calcext:value-type="float">
            <text:p>2,2036</text:p>
          </table:table-cell>
          <table:table-cell office:value-type="float" office:value="1.0959" calcext:value-type="float">
            <text:p>1,0959</text:p>
          </table:table-cell>
          <table:table-cell office:value-type="float" office:value="1.1021" calcext:value-type="float">
            <text:p>1,1021</text:p>
          </table:table-cell>
          <table:table-cell office:value-type="float" office:value="0.006186" calcext:value-type="float">
            <text:p>0,006186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2083" calcext:value-type="float">
            <text:p>0,2083</text:p>
          </table:table-cell>
          <table:table-cell office:value-type="float" office:value="0.3132" calcext:value-type="float">
            <text:p>0,3132</text:p>
          </table:table-cell>
          <table:table-cell office:value-type="float" office:value="1.3047" calcext:value-type="float">
            <text:p>1,3047</text:p>
          </table:table-cell>
          <table:table-cell office:value-type="float" office:value="0.9139" calcext:value-type="float">
            <text:p>0,9139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003045" calcext:value-type="float">
            <text:p>0,0003045</text:p>
          </table:table-cell>
          <table:table-cell office:value-type="float" office:value="0.06094" calcext:value-type="float">
            <text:p>0,06094</text:p>
          </table:table-cell>
          <table:table-cell office:value-type="float" office:value="0.003521" calcext:value-type="float">
            <text:p>0,003521</text:p>
          </table:table-cell>
          <table:table-cell office:value-type="float" office:value="0.5896" calcext:value-type="float">
            <text:p>0,5896</text:p>
          </table:table-cell>
          <table:table-cell office:value-type="float" office:value="5.4928" calcext:value-type="float">
            <text:p>5,4928</text:p>
          </table:table-cell>
        </table:table-row>
        <table:table-row table:style-name="ro1">
          <table:table-cell office:value-type="date" office:date-value="2017-03-07" calcext:value-type="date">
            <text:p>2017-03-07</text:p>
          </table:table-cell>
          <table:table-cell office:value-type="string" calcext:value-type="string">
            <text:p>046/A/NBP/2017</text:p>
          </table:table-cell>
          <table:table-cell office:value-type="float" office:value="0.1163" calcext:value-type="float">
            <text:p>0,1163</text:p>
          </table:table-cell>
          <table:table-cell office:value-type="float" office:value="4.0803" calcext:value-type="float">
            <text:p>4,0803</text:p>
          </table:table-cell>
          <table:table-cell office:value-type="float" office:value="3.0958" calcext:value-type="float">
            <text:p>3,0958</text:p>
          </table:table-cell>
          <table:table-cell office:value-type="float" office:value="0.5256" calcext:value-type="float">
            <text:p>0,5256</text:p>
          </table:table-cell>
          <table:table-cell office:value-type="float" office:value="3.0442" calcext:value-type="float">
            <text:p>3,0442</text:p>
          </table:table-cell>
          <table:table-cell office:value-type="float" office:value="2.8477" calcext:value-type="float">
            <text:p>2,8477</text:p>
          </table:table-cell>
          <table:table-cell office:value-type="float" office:value="2.891" calcext:value-type="float">
            <text:p>2,891</text:p>
          </table:table-cell>
          <table:table-cell office:value-type="float" office:value="4.3115" calcext:value-type="float">
            <text:p>4,3115</text:p>
          </table:table-cell>
          <table:table-cell office:value-type="float" office:value="0.013928" calcext:value-type="float">
            <text:p>0,013928</text:p>
          </table:table-cell>
          <table:table-cell office:value-type="float" office:value="4.021" calcext:value-type="float">
            <text:p>4,021</text:p>
          </table:table-cell>
          <table:table-cell office:value-type="float" office:value="4.9804" calcext:value-type="float">
            <text:p>4,9804</text:p>
          </table:table-cell>
          <table:table-cell office:value-type="float" office:value="0.1514" calcext:value-type="float">
            <text:p>0,1514</text:p>
          </table:table-cell>
          <table:table-cell office:value-type="float" office:value="0.035811" calcext:value-type="float">
            <text:p>0,035811</text:p>
          </table:table-cell>
          <table:table-cell office:value-type="float" office:value="0.1595" calcext:value-type="float">
            <text:p>0,1595</text:p>
          </table:table-cell>
          <table:table-cell office:value-type="float" office:value="0.58" calcext:value-type="float">
            <text:p>0,58</text:p>
          </table:table-cell>
          <table:table-cell office:value-type="float" office:value="0.03782" calcext:value-type="float">
            <text:p>0,03782</text:p>
          </table:table-cell>
          <table:table-cell office:value-type="float" office:value="0.4822" calcext:value-type="float">
            <text:p>0,4822</text:p>
          </table:table-cell>
          <table:table-cell office:value-type="float" office:value="0.4529" calcext:value-type="float">
            <text:p>0,4529</text:p>
          </table:table-cell>
          <table:table-cell office:value-type="float" office:value="0.5819" calcext:value-type="float">
            <text:p>0,5819</text:p>
          </table:table-cell>
          <table:table-cell office:value-type="float" office:value="0.9508" calcext:value-type="float">
            <text:p>0,9508</text:p>
          </table:table-cell>
          <table:table-cell office:value-type="float" office:value="2.2045" calcext:value-type="float">
            <text:p>2,2045</text:p>
          </table:table-cell>
          <table:table-cell office:value-type="float" office:value="1.1063" calcext:value-type="float">
            <text:p>1,1063</text:p>
          </table:table-cell>
          <table:table-cell office:value-type="float" office:value="1.1106" calcext:value-type="float">
            <text:p>1,1106</text:p>
          </table:table-cell>
          <table:table-cell office:value-type="float" office:value="0.006168" calcext:value-type="float">
            <text:p>0,006168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2083" calcext:value-type="float">
            <text:p>0,2083</text:p>
          </table:table-cell>
          <table:table-cell office:value-type="float" office:value="0.3142" calcext:value-type="float">
            <text:p>0,3142</text:p>
          </table:table-cell>
          <table:table-cell office:value-type="float" office:value="1.3003" calcext:value-type="float">
            <text:p>1,3003</text:p>
          </table:table-cell>
          <table:table-cell office:value-type="float" office:value="0.9178" calcext:value-type="float">
            <text:p>0,9178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00030579" calcext:value-type="float">
            <text:p>0,00030579</text:p>
          </table:table-cell>
          <table:table-cell office:value-type="float" office:value="0.061221" calcext:value-type="float">
            <text:p>0,061221</text:p>
          </table:table-cell>
          <table:table-cell office:value-type="float" office:value="0.003548" calcext:value-type="float">
            <text:p>0,003548</text:p>
          </table:table-cell>
          <table:table-cell office:value-type="float" office:value="0.5914" calcext:value-type="float">
            <text:p>0,5914</text:p>
          </table:table-cell>
          <table:table-cell office:value-type="float" office:value="5.4918" calcext:value-type="float">
            <text:p>5,4918</text:p>
          </table:table-cell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string" calcext:value-type="string">
            <text:p>047/A/NBP/2017</text:p>
          </table:table-cell>
          <table:table-cell office:value-type="float" office:value="0.1158" calcext:value-type="float">
            <text:p>0,1158</text:p>
          </table:table-cell>
          <table:table-cell office:value-type="float" office:value="4.0818" calcext:value-type="float">
            <text:p>4,0818</text:p>
          </table:table-cell>
          <table:table-cell office:value-type="float" office:value="3.0891" calcext:value-type="float">
            <text:p>3,0891</text:p>
          </table:table-cell>
          <table:table-cell office:value-type="float" office:value="0.5256" calcext:value-type="float">
            <text:p>0,5256</text:p>
          </table:table-cell>
          <table:table-cell office:value-type="float" office:value="3.0391" calcext:value-type="float">
            <text:p>3,0391</text:p>
          </table:table-cell>
          <table:table-cell office:value-type="float" office:value="2.8366" calcext:value-type="float">
            <text:p>2,8366</text:p>
          </table:table-cell>
          <table:table-cell office:value-type="float" office:value="2.8878" calcext:value-type="float">
            <text:p>2,8878</text:p>
          </table:table-cell>
          <table:table-cell office:value-type="float" office:value="4.3087" calcext:value-type="float">
            <text:p>4,3087</text:p>
          </table:table-cell>
          <table:table-cell office:value-type="float" office:value="0.013898" calcext:value-type="float">
            <text:p>0,013898</text:p>
          </table:table-cell>
          <table:table-cell office:value-type="float" office:value="4.0296" calcext:value-type="float">
            <text:p>4,0296</text:p>
          </table:table-cell>
          <table:table-cell office:value-type="float" office:value="4.9651" calcext:value-type="float">
            <text:p>4,9651</text:p>
          </table:table-cell>
          <table:table-cell office:value-type="float" office:value="0.1514" calcext:value-type="float">
            <text:p>0,1514</text:p>
          </table:table-cell>
          <table:table-cell office:value-type="float" office:value="0.035806" calcext:value-type="float">
            <text:p>0,035806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5796" calcext:value-type="float">
            <text:p>0,5796</text:p>
          </table:table-cell>
          <table:table-cell office:value-type="float" office:value="0.037402" calcext:value-type="float">
            <text:p>0,037402</text:p>
          </table:table-cell>
          <table:table-cell office:value-type="float" office:value="0.4821" calcext:value-type="float">
            <text:p>0,4821</text:p>
          </table:table-cell>
          <table:table-cell office:value-type="float" office:value="0.4529" calcext:value-type="float">
            <text:p>0,4529</text:p>
          </table:table-cell>
          <table:table-cell office:value-type="float" office:value="0.5815" calcext:value-type="float">
            <text:p>0,5815</text:p>
          </table:table-cell>
          <table:table-cell office:value-type="float" office:value="0.9478" calcext:value-type="float">
            <text:p>0,9478</text:p>
          </table:table-cell>
          <table:table-cell office:value-type="float" office:value="2.203" calcext:value-type="float">
            <text:p>2,203</text:p>
          </table:table-cell>
          <table:table-cell office:value-type="float" office:value="1.0986" calcext:value-type="float">
            <text:p>1,0986</text:p>
          </table:table-cell>
          <table:table-cell office:value-type="float" office:value="1.1088" calcext:value-type="float">
            <text:p>1,1088</text:p>
          </table:table-cell>
          <table:table-cell office:value-type="float" office:value="0.006195" calcext:value-type="float">
            <text:p>0,006195</text:p>
          </table:table-cell>
          <table:table-cell office:value-type="float" office:value="0.081" calcext:value-type="float">
            <text:p>0,081</text:p>
          </table:table-cell>
          <table:table-cell office:value-type="float" office:value="0.2085" calcext:value-type="float">
            <text:p>0,2085</text:p>
          </table:table-cell>
          <table:table-cell office:value-type="float" office:value="0.3137" calcext:value-type="float">
            <text:p>0,3137</text:p>
          </table:table-cell>
          <table:table-cell office:value-type="float" office:value="1.3085" calcext:value-type="float">
            <text:p>1,3085</text:p>
          </table:table-cell>
          <table:table-cell office:value-type="float" office:value="0.9164" calcext:value-type="float">
            <text:p>0,9164</text:p>
          </table:table-cell>
          <table:table-cell office:value-type="float" office:value="0.0699" calcext:value-type="float">
            <text:p>0,0699</text:p>
          </table:table-cell>
          <table:table-cell office:value-type="float" office:value="0.00030576" calcext:value-type="float">
            <text:p>0,00030576</text:p>
          </table:table-cell>
          <table:table-cell office:value-type="float" office:value="0.061186" calcext:value-type="float">
            <text:p>0,061186</text:p>
          </table:table-cell>
          <table:table-cell office:value-type="float" office:value="0.00355" calcext:value-type="float">
            <text:p>0,00355</text:p>
          </table:table-cell>
          <table:table-cell office:value-type="float" office:value="0.5907" calcext:value-type="float">
            <text:p>0,5907</text:p>
          </table:table-cell>
          <table:table-cell office:value-type="float" office:value="5.4924" calcext:value-type="float">
            <text:p>5,4924</text:p>
          </table:table-cell>
        </table:table-row>
        <table:table-row table:style-name="ro1">
          <table:table-cell office:value-type="date" office:date-value="2017-03-09" calcext:value-type="date">
            <text:p>2017-03-09</text:p>
          </table:table-cell>
          <table:table-cell office:value-type="string" calcext:value-type="string">
            <text:p>048/A/NBP/2017</text:p>
          </table:table-cell>
          <table:table-cell office:value-type="float" office:value="0.1156" calcext:value-type="float">
            <text:p>0,1156</text:p>
          </table:table-cell>
          <table:table-cell office:value-type="float" office:value="4.0864" calcext:value-type="float">
            <text:p>4,0864</text:p>
          </table:table-cell>
          <table:table-cell office:value-type="float" office:value="3.0655" calcext:value-type="float">
            <text:p>3,0655</text:p>
          </table:table-cell>
          <table:table-cell office:value-type="float" office:value="0.5261" calcext:value-type="float">
            <text:p>0,5261</text:p>
          </table:table-cell>
          <table:table-cell office:value-type="float" office:value="3.0247" calcext:value-type="float">
            <text:p>3,0247</text:p>
          </table:table-cell>
          <table:table-cell office:value-type="float" office:value="2.8188" calcext:value-type="float">
            <text:p>2,8188</text:p>
          </table:table-cell>
          <table:table-cell office:value-type="float" office:value="2.8756" calcext:value-type="float">
            <text:p>2,8756</text:p>
          </table:table-cell>
          <table:table-cell office:value-type="float" office:value="4.3146" calcext:value-type="float">
            <text:p>4,3146</text:p>
          </table:table-cell>
          <table:table-cell office:value-type="float" office:value="0.013894" calcext:value-type="float">
            <text:p>0,013894</text:p>
          </table:table-cell>
          <table:table-cell office:value-type="float" office:value="4.0252" calcext:value-type="float">
            <text:p>4,0252</text:p>
          </table:table-cell>
          <table:table-cell office:value-type="float" office:value="4.9656" calcext:value-type="float">
            <text:p>4,9656</text:p>
          </table:table-cell>
          <table:table-cell office:value-type="float" office:value="0.152" calcext:value-type="float">
            <text:p>0,152</text:p>
          </table:table-cell>
          <table:table-cell office:value-type="float" office:value="0.035583" calcext:value-type="float">
            <text:p>0,035583</text:p>
          </table:table-cell>
          <table:table-cell office:value-type="float" office:value="0.1596" calcext:value-type="float">
            <text:p>0,1596</text:p>
          </table:table-cell>
          <table:table-cell office:value-type="float" office:value="0.5804" calcext:value-type="float">
            <text:p>0,5804</text:p>
          </table:table-cell>
          <table:table-cell office:value-type="float" office:value="0.037502" calcext:value-type="float">
            <text:p>0,037502</text:p>
          </table:table-cell>
          <table:table-cell office:value-type="float" office:value="0.4777" calcext:value-type="float">
            <text:p>0,4777</text:p>
          </table:table-cell>
          <table:table-cell office:value-type="float" office:value="0.4519" calcext:value-type="float">
            <text:p>0,4519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9497" calcext:value-type="float">
            <text:p>0,9497</text:p>
          </table:table-cell>
          <table:table-cell office:value-type="float" office:value="2.2061" calcext:value-type="float">
            <text:p>2,2061</text:p>
          </table:table-cell>
          <table:table-cell office:value-type="float" office:value="1.0857" calcext:value-type="float">
            <text:p>1,0857</text:p>
          </table:table-cell>
          <table:table-cell office:value-type="float" office:value="1.1054" calcext:value-type="float">
            <text:p>1,1054</text:p>
          </table:table-cell>
          <table:table-cell office:value-type="float" office:value="0.006161" calcext:value-type="float">
            <text:p>0,006161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2068" calcext:value-type="float">
            <text:p>0,2068</text:p>
          </table:table-cell>
          <table:table-cell office:value-type="float" office:value="0.3084" calcext:value-type="float">
            <text:p>0,3084</text:p>
          </table:table-cell>
          <table:table-cell office:value-type="float" office:value="1.292" calcext:value-type="float">
            <text:p>1,292</text:p>
          </table:table-cell>
          <table:table-cell office:value-type="float" office:value="0.9161" calcext:value-type="float">
            <text:p>0,9161</text:p>
          </table:table-cell>
          <table:table-cell office:value-type="float" office:value="0.0694" calcext:value-type="float">
            <text:p>0,0694</text:p>
          </table:table-cell>
          <table:table-cell office:value-type="float" office:value="0.00030525" calcext:value-type="float">
            <text:p>0,00030525</text:p>
          </table:table-cell>
          <table:table-cell office:value-type="float" office:value="0.061135" calcext:value-type="float">
            <text:p>0,061135</text:p>
          </table:table-cell>
          <table:table-cell office:value-type="float" office:value="0.003522" calcext:value-type="float">
            <text:p>0,003522</text:p>
          </table:table-cell>
          <table:table-cell office:value-type="float" office:value="0.5913" calcext:value-type="float">
            <text:p>0,5913</text:p>
          </table:table-cell>
          <table:table-cell office:value-type="float" office:value="5.5047" calcext:value-type="float">
            <text:p>5,5047</text:p>
          </table:table-cell>
        </table:table-row>
        <table:table-row table:style-name="ro1">
          <table:table-cell office:value-type="date" office:date-value="2017-03-10" calcext:value-type="date">
            <text:p>2017-03-10</text:p>
          </table:table-cell>
          <table:table-cell office:value-type="string" calcext:value-type="string">
            <text:p>049/A/NBP/2017</text:p>
          </table:table-cell>
          <table:table-cell office:value-type="float" office:value="0.1151" calcext:value-type="float">
            <text:p>0,1151</text:p>
          </table:table-cell>
          <table:table-cell office:value-type="float" office:value="4.0761" calcext:value-type="float">
            <text:p>4,0761</text:p>
          </table:table-cell>
          <table:table-cell office:value-type="float" office:value="3.0675" calcext:value-type="float">
            <text:p>3,0675</text:p>
          </table:table-cell>
          <table:table-cell office:value-type="float" office:value="0.5248" calcext:value-type="float">
            <text:p>0,5248</text:p>
          </table:table-cell>
          <table:table-cell office:value-type="float" office:value="3.0218" calcext:value-type="float">
            <text:p>3,0218</text:p>
          </table:table-cell>
          <table:table-cell office:value-type="float" office:value="2.82" calcext:value-type="float">
            <text:p>2,82</text:p>
          </table:table-cell>
          <table:table-cell office:value-type="float" office:value="2.8754" calcext:value-type="float">
            <text:p>2,8754</text:p>
          </table:table-cell>
          <table:table-cell office:value-type="float" office:value="4.326" calcext:value-type="float">
            <text:p>4,326</text:p>
          </table:table-cell>
          <table:table-cell office:value-type="float" office:value="0.013867" calcext:value-type="float">
            <text:p>0,013867</text:p>
          </table:table-cell>
          <table:table-cell office:value-type="float" office:value="4.0281" calcext:value-type="float">
            <text:p>4,0281</text:p>
          </table:table-cell>
          <table:table-cell office:value-type="float" office:value="4.9621" calcext:value-type="float">
            <text:p>4,9621</text:p>
          </table:table-cell>
          <table:table-cell office:value-type="float" office:value="0.1519" calcext:value-type="float">
            <text:p>0,1519</text:p>
          </table:table-cell>
          <table:table-cell office:value-type="float" office:value="0.035337" calcext:value-type="float">
            <text:p>0,035337</text:p>
          </table:table-cell>
          <table:table-cell office:value-type="float" office:value="0.1601" calcext:value-type="float">
            <text:p>0,1601</text:p>
          </table:table-cell>
          <table:table-cell office:value-type="float" office:value="0.5819" calcext:value-type="float">
            <text:p>0,5819</text:p>
          </table:table-cell>
          <table:table-cell office:value-type="float" office:value="0.037601" calcext:value-type="float">
            <text:p>0,037601</text:p>
          </table:table-cell>
          <table:table-cell office:value-type="float" office:value="0.4744" calcext:value-type="float">
            <text:p>0,4744</text:p>
          </table:table-cell>
          <table:table-cell office:value-type="float" office:value="0.4523" calcext:value-type="float">
            <text:p>0,4523</text:p>
          </table:table-cell>
          <table:table-cell office:value-type="float" office:value="0.5823" calcext:value-type="float">
            <text:p>0,5823</text:p>
          </table:table-cell>
          <table:table-cell office:value-type="float" office:value="0.9509" calcext:value-type="float">
            <text:p>0,9509</text:p>
          </table:table-cell>
          <table:table-cell office:value-type="float" office:value="2.2119" calcext:value-type="float">
            <text:p>2,2119</text:p>
          </table:table-cell>
          <table:table-cell office:value-type="float" office:value="1.0875" calcext:value-type="float">
            <text:p>1,0875</text:p>
          </table:table-cell>
          <table:table-cell office:value-type="float" office:value="1.1088" calcext:value-type="float">
            <text:p>1,1088</text:p>
          </table:table-cell>
          <table:table-cell office:value-type="float" office:value="0.006125" calcext:value-type="float">
            <text:p>0,006125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2059" calcext:value-type="float">
            <text:p>0,2059</text:p>
          </table:table-cell>
          <table:table-cell office:value-type="float" office:value="0.3071" calcext:value-type="float">
            <text:p>0,3071</text:p>
          </table:table-cell>
          <table:table-cell office:value-type="float" office:value="1.2765" calcext:value-type="float">
            <text:p>1,2765</text:p>
          </table:table-cell>
          <table:table-cell office:value-type="float" office:value="0.9156" calcext:value-type="float">
            <text:p>0,9156</text:p>
          </table:table-cell>
          <table:table-cell office:value-type="float" office:value="0.069" calcext:value-type="float">
            <text:p>0,069</text:p>
          </table:table-cell>
          <table:table-cell office:value-type="float" office:value="0.00030465" calcext:value-type="float">
            <text:p>0,00030465</text:p>
          </table:table-cell>
          <table:table-cell office:value-type="float" office:value="0.061158" calcext:value-type="float">
            <text:p>0,061158</text:p>
          </table:table-cell>
          <table:table-cell office:value-type="float" office:value="0.003524" calcext:value-type="float">
            <text:p>0,003524</text:p>
          </table:table-cell>
          <table:table-cell office:value-type="float" office:value="0.5892" calcext:value-type="float">
            <text:p>0,5892</text:p>
          </table:table-cell>
          <table:table-cell office:value-type="float" office:value="5.5209" calcext:value-type="float">
            <text:p>5,5209</text:p>
          </table:table-cell>
        </table:table-row>
        <table:table-row table:style-name="ro1">
          <table:table-cell office:value-type="date" office:date-value="2017-03-13" calcext:value-type="date">
            <text:p>2017-03-13</text:p>
          </table:table-cell>
          <table:table-cell office:value-type="string" calcext:value-type="string">
            <text:p>050/A/NBP/2017</text:p>
          </table:table-cell>
          <table:table-cell office:value-type="float" office:value="0.1154" calcext:value-type="float">
            <text:p>0,1154</text:p>
          </table:table-cell>
          <table:table-cell office:value-type="float" office:value="4.0747" calcext:value-type="float">
            <text:p>4,0747</text:p>
          </table:table-cell>
          <table:table-cell office:value-type="float" office:value="3.0879" calcext:value-type="float">
            <text:p>3,0879</text:p>
          </table:table-cell>
          <table:table-cell office:value-type="float" office:value="0.5248" calcext:value-type="float">
            <text:p>0,5248</text:p>
          </table:table-cell>
          <table:table-cell office:value-type="float" office:value="3.0288" calcext:value-type="float">
            <text:p>3,0288</text:p>
          </table:table-cell>
          <table:table-cell office:value-type="float" office:value="2.8268" calcext:value-type="float">
            <text:p>2,8268</text:p>
          </table:table-cell>
          <table:table-cell office:value-type="float" office:value="2.8838" calcext:value-type="float">
            <text:p>2,8838</text:p>
          </table:table-cell>
          <table:table-cell office:value-type="float" office:value="4.346" calcext:value-type="float">
            <text:p>4,346</text:p>
          </table:table-cell>
          <table:table-cell office:value-type="float" office:value="0.013913" calcext:value-type="float">
            <text:p>0,013913</text:p>
          </table:table-cell>
          <table:table-cell office:value-type="float" office:value="4.0449" calcext:value-type="float">
            <text:p>4,0449</text:p>
          </table:table-cell>
          <table:table-cell office:value-type="float" office:value="4.9737" calcext:value-type="float">
            <text:p>4,9737</text:p>
          </table:table-cell>
          <table:table-cell office:value-type="float" office:value="0.1515" calcext:value-type="float">
            <text:p>0,1515</text:p>
          </table:table-cell>
          <table:table-cell office:value-type="float" office:value="0.03555" calcext:value-type="float">
            <text:p>0,03555</text:p>
          </table:table-cell>
          <table:table-cell office:value-type="float" office:value="0.1608" calcext:value-type="float">
            <text:p>0,1608</text:p>
          </table:table-cell>
          <table:table-cell office:value-type="float" office:value="0.5847" calcext:value-type="float">
            <text:p>0,5847</text:p>
          </table:table-cell>
          <table:table-cell office:value-type="float" office:value="0.036644" calcext:value-type="float">
            <text:p>0,036644</text:p>
          </table:table-cell>
          <table:table-cell office:value-type="float" office:value="0.4754" calcext:value-type="float">
            <text:p>0,4754</text:p>
          </table:table-cell>
          <table:table-cell office:value-type="float" office:value="0.454" calcext:value-type="float">
            <text:p>0,454</text:p>
          </table:table-cell>
          <table:table-cell office:value-type="float" office:value="0.5854" calcext:value-type="float">
            <text:p>0,5854</text:p>
          </table:table-cell>
          <table:table-cell office:value-type="float" office:value="0.9549" calcext:value-type="float">
            <text:p>0,9549</text:p>
          </table:table-cell>
          <table:table-cell office:value-type="float" office:value="2.2221" calcext:value-type="float">
            <text:p>2,2221</text:p>
          </table:table-cell>
          <table:table-cell office:value-type="float" office:value="1.0887" calcext:value-type="float">
            <text:p>1,0887</text:p>
          </table:table-cell>
          <table:table-cell office:value-type="float" office:value="1.1127" calcext:value-type="float">
            <text:p>1,1127</text:p>
          </table:table-cell>
          <table:table-cell office:value-type="float" office:value="0.006138" calcext:value-type="float">
            <text:p>0,006138</text:p>
          </table:table-cell>
          <table:table-cell office:value-type="float" office:value="0.081" calcext:value-type="float">
            <text:p>0,081</text:p>
          </table:table-cell>
          <table:table-cell office:value-type="float" office:value="0.2082" calcext:value-type="float">
            <text:p>0,2082</text:p>
          </table:table-cell>
          <table:table-cell office:value-type="float" office:value="0.3107" calcext:value-type="float">
            <text:p>0,3107</text:p>
          </table:table-cell>
          <table:table-cell office:value-type="float" office:value="1.298" calcext:value-type="float">
            <text:p>1,298</text:p>
          </table:table-cell>
          <table:table-cell office:value-type="float" office:value="0.9165" calcext:value-type="float">
            <text:p>0,9165</text:p>
          </table:table-cell>
          <table:table-cell office:value-type="float" office:value="0.069" calcext:value-type="float">
            <text:p>0,069</text:p>
          </table:table-cell>
          <table:table-cell office:value-type="float" office:value="0.00030512" calcext:value-type="float">
            <text:p>0,00030512</text:p>
          </table:table-cell>
          <table:table-cell office:value-type="float" office:value="0.061602" calcext:value-type="float">
            <text:p>0,061602</text:p>
          </table:table-cell>
          <table:table-cell office:value-type="float" office:value="0.003553" calcext:value-type="float">
            <text:p>0,003553</text:p>
          </table:table-cell>
          <table:table-cell office:value-type="float" office:value="0.5897" calcext:value-type="float">
            <text:p>0,5897</text:p>
          </table:table-cell>
          <table:table-cell office:value-type="float" office:value="5.5216" calcext:value-type="float">
            <text:p>5,5216</text:p>
          </table:table-cell>
        </table:table-row>
        <table:table-row table:style-name="ro1">
          <table:table-cell office:value-type="date" office:date-value="2017-03-14" calcext:value-type="date">
            <text:p>2017-03-14</text:p>
          </table:table-cell>
          <table:table-cell office:value-type="string" calcext:value-type="string">
            <text:p>051/A/NBP/2017</text:p>
          </table:table-cell>
          <table:table-cell office:value-type="float" office:value="0.1152" calcext:value-type="float">
            <text:p>0,1152</text:p>
          </table:table-cell>
          <table:table-cell office:value-type="float" office:value="4.0697" calcext:value-type="float">
            <text:p>4,0697</text:p>
          </table:table-cell>
          <table:table-cell office:value-type="float" office:value="3.0742" calcext:value-type="float">
            <text:p>3,0742</text:p>
          </table:table-cell>
          <table:table-cell office:value-type="float" office:value="0.5237" calcext:value-type="float">
            <text:p>0,5237</text:p>
          </table:table-cell>
          <table:table-cell office:value-type="float" office:value="3.0223" calcext:value-type="float">
            <text:p>3,0223</text:p>
          </table:table-cell>
          <table:table-cell office:value-type="float" office:value="2.8102" calcext:value-type="float">
            <text:p>2,8102</text:p>
          </table:table-cell>
          <table:table-cell office:value-type="float" office:value="2.8747" calcext:value-type="float">
            <text:p>2,8747</text:p>
          </table:table-cell>
          <table:table-cell office:value-type="float" office:value="4.3295" calcext:value-type="float">
            <text:p>4,3295</text:p>
          </table:table-cell>
          <table:table-cell office:value-type="float" office:value="0.013869" calcext:value-type="float">
            <text:p>0,013869</text:p>
          </table:table-cell>
          <table:table-cell office:value-type="float" office:value="4.0366" calcext:value-type="float">
            <text:p>4,0366</text:p>
          </table:table-cell>
          <table:table-cell office:value-type="float" office:value="4.935" calcext:value-type="float">
            <text:p>4,935</text:p>
          </table:table-cell>
          <table:table-cell office:value-type="float" office:value="0.1513" calcext:value-type="float">
            <text:p>0,1513</text:p>
          </table:table-cell>
          <table:table-cell office:value-type="float" office:value="0.035362" calcext:value-type="float">
            <text:p>0,035362</text:p>
          </table:table-cell>
          <table:table-cell office:value-type="float" office:value="0.1602" calcext:value-type="float">
            <text:p>0,1602</text:p>
          </table:table-cell>
          <table:table-cell office:value-type="float" office:value="0.5824" calcext:value-type="float">
            <text:p>0,5824</text:p>
          </table:table-cell>
          <table:table-cell office:value-type="float" office:value="0.036321" calcext:value-type="float">
            <text:p>0,036321</text:p>
          </table:table-cell>
          <table:table-cell office:value-type="float" office:value="0.4738" calcext:value-type="float">
            <text:p>0,4738</text:p>
          </table:table-cell>
          <table:table-cell office:value-type="float" office:value="0.4556" calcext:value-type="float">
            <text:p>0,4556</text:p>
          </table:table-cell>
          <table:table-cell office:value-type="float" office:value="0.5825" calcext:value-type="float">
            <text:p>0,5825</text:p>
          </table:table-cell>
          <table:table-cell office:value-type="float" office:value="0.9511" calcext:value-type="float">
            <text:p>0,9511</text:p>
          </table:table-cell>
          <table:table-cell office:value-type="float" office:value="2.2136" calcext:value-type="float">
            <text:p>2,2136</text:p>
          </table:table-cell>
          <table:table-cell office:value-type="float" office:value="1.0862" calcext:value-type="float">
            <text:p>1,0862</text:p>
          </table:table-cell>
          <table:table-cell office:value-type="float" office:value="1.1116" calcext:value-type="float">
            <text:p>1,1116</text:p>
          </table:table-cell>
          <table:table-cell office:value-type="float" office:value="0.006104" calcext:value-type="float">
            <text:p>0,006104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2074" calcext:value-type="float">
            <text:p>0,2074</text:p>
          </table:table-cell>
          <table:table-cell office:value-type="float" office:value="0.309" calcext:value-type="float">
            <text:p>0,309</text:p>
          </table:table-cell>
          <table:table-cell office:value-type="float" office:value="1.2905" calcext:value-type="float">
            <text:p>1,2905</text:p>
          </table:table-cell>
          <table:table-cell office:value-type="float" office:value="0.9145" calcext:value-type="float">
            <text:p>0,9145</text:p>
          </table:table-cell>
          <table:table-cell office:value-type="float" office:value="0.069" calcext:value-type="float">
            <text:p>0,069</text:p>
          </table:table-cell>
          <table:table-cell office:value-type="float" office:value="0.0003043" calcext:value-type="float">
            <text:p>0,0003043</text:p>
          </table:table-cell>
          <table:table-cell office:value-type="float" office:value="0.061472" calcext:value-type="float">
            <text:p>0,061472</text:p>
          </table:table-cell>
          <table:table-cell office:value-type="float" office:value="0.003541" calcext:value-type="float">
            <text:p>0,003541</text:p>
          </table:table-cell>
          <table:table-cell office:value-type="float" office:value="0.5886" calcext:value-type="float">
            <text:p>0,5886</text:p>
          </table:table-cell>
          <table:table-cell office:value-type="float" office:value="5.4876" calcext:value-type="float">
            <text:p>5,4876</text:p>
          </table:table-cell>
        </table:table-row>
        <table:table-row table:style-name="ro1">
          <table:table-cell office:value-type="date" office:date-value="2017-03-15" calcext:value-type="date">
            <text:p>2017-03-15</text:p>
          </table:table-cell>
          <table:table-cell office:value-type="string" calcext:value-type="string">
            <text:p>052/A/NBP/2017</text:p>
          </table:table-cell>
          <table:table-cell office:value-type="float" office:value="0.1154" calcext:value-type="float">
            <text:p>0,1154</text:p>
          </table:table-cell>
          <table:table-cell office:value-type="float" office:value="4.0646" calcext:value-type="float">
            <text:p>4,0646</text:p>
          </table:table-cell>
          <table:table-cell office:value-type="float" office:value="3.0834" calcext:value-type="float">
            <text:p>3,0834</text:p>
          </table:table-cell>
          <table:table-cell office:value-type="float" office:value="0.5233" calcext:value-type="float">
            <text:p>0,5233</text:p>
          </table:table-cell>
          <table:table-cell office:value-type="float" office:value="3.0214" calcext:value-type="float">
            <text:p>3,0214</text:p>
          </table:table-cell>
          <table:table-cell office:value-type="float" office:value="2.822" calcext:value-type="float">
            <text:p>2,822</text:p>
          </table:table-cell>
          <table:table-cell office:value-type="float" office:value="2.8779" calcext:value-type="float">
            <text:p>2,8779</text:p>
          </table:table-cell>
          <table:table-cell office:value-type="float" office:value="4.3208" calcext:value-type="float">
            <text:p>4,3208</text:p>
          </table:table-cell>
          <table:table-cell office:value-type="float" office:value="0.013909" calcext:value-type="float">
            <text:p>0,013909</text:p>
          </table:table-cell>
          <table:table-cell office:value-type="float" office:value="4.031" calcext:value-type="float">
            <text:p>4,031</text:p>
          </table:table-cell>
          <table:table-cell office:value-type="float" office:value="4.961" calcext:value-type="float">
            <text:p>4,961</text:p>
          </table:table-cell>
          <table:table-cell office:value-type="float" office:value="0.1513" calcext:value-type="float">
            <text:p>0,1513</text:p>
          </table:table-cell>
          <table:table-cell office:value-type="float" office:value="0.03547" calcext:value-type="float">
            <text:p>0,03547</text:p>
          </table:table-cell>
          <table:table-cell office:value-type="float" office:value="0.1599" calcext:value-type="float">
            <text:p>0,1599</text:p>
          </table:table-cell>
          <table:table-cell office:value-type="float" office:value="0.5812" calcext:value-type="float">
            <text:p>0,5812</text:p>
          </table:table-cell>
          <table:table-cell office:value-type="float" office:value="0.037104" calcext:value-type="float">
            <text:p>0,037104</text:p>
          </table:table-cell>
          <table:table-cell office:value-type="float" office:value="0.4723" calcext:value-type="float">
            <text:p>0,4723</text:p>
          </table:table-cell>
          <table:table-cell office:value-type="float" office:value="0.4523" calcext:value-type="float">
            <text:p>0,4523</text:p>
          </table:table-cell>
          <table:table-cell office:value-type="float" office:value="0.5819" calcext:value-type="float">
            <text:p>0,5819</text:p>
          </table:table-cell>
          <table:table-cell office:value-type="float" office:value="0.9513" calcext:value-type="float">
            <text:p>0,9513</text:p>
          </table:table-cell>
          <table:table-cell office:value-type="float" office:value="2.2092" calcext:value-type="float">
            <text:p>2,2092</text:p>
          </table:table-cell>
          <table:table-cell office:value-type="float" office:value="1.0892" calcext:value-type="float">
            <text:p>1,0892</text:p>
          </table:table-cell>
          <table:table-cell office:value-type="float" office:value="1.1122" calcext:value-type="float">
            <text:p>1,1122</text:p>
          </table:table-cell>
          <table:table-cell office:value-type="float" office:value="0.006074" calcext:value-type="float">
            <text:p>0,006074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2072" calcext:value-type="float">
            <text:p>0,2072</text:p>
          </table:table-cell>
          <table:table-cell office:value-type="float" office:value="0.3104" calcext:value-type="float">
            <text:p>0,3104</text:p>
          </table:table-cell>
          <table:table-cell office:value-type="float" office:value="1.2846" calcext:value-type="float">
            <text:p>1,284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003042" calcext:value-type="float">
            <text:p>0,0003042</text:p>
          </table:table-cell>
          <table:table-cell office:value-type="float" office:value="0.061938" calcext:value-type="float">
            <text:p>0,061938</text:p>
          </table:table-cell>
          <table:table-cell office:value-type="float" office:value="0.003553" calcext:value-type="float">
            <text:p>0,003553</text:p>
          </table:table-cell>
          <table:table-cell office:value-type="float" office:value="0.5881" calcext:value-type="float">
            <text:p>0,5881</text:p>
          </table:table-cell>
          <table:table-cell office:value-type="float" office:value="5.4819" calcext:value-type="float">
            <text:p>5,4819</text:p>
          </table:table-cell>
        </table:table-row>
        <table:table-row table:style-name="ro1">
          <table:table-cell office:value-type="date" office:date-value="2017-03-16" calcext:value-type="date">
            <text:p>2017-03-16</text:p>
          </table:table-cell>
          <table:table-cell office:value-type="string" calcext:value-type="string">
            <text:p>053/A/NBP/2017</text:p>
          </table:table-cell>
          <table:table-cell office:value-type="float" office:value="0.115" calcext:value-type="float">
            <text:p>0,115</text:p>
          </table:table-cell>
          <table:table-cell office:value-type="float" office:value="4.03" calcext:value-type="float">
            <text:p>4,03</text:p>
          </table:table-cell>
          <table:table-cell office:value-type="float" office:value="3.0963" calcext:value-type="float">
            <text:p>3,0963</text:p>
          </table:table-cell>
          <table:table-cell office:value-type="float" office:value="0.519" calcext:value-type="float">
            <text:p>0,519</text:p>
          </table:table-cell>
          <table:table-cell office:value-type="float" office:value="3.0259" calcext:value-type="float">
            <text:p>3,0259</text:p>
          </table:table-cell>
          <table:table-cell office:value-type="float" office:value="2.8216" calcext:value-type="float">
            <text:p>2,8216</text:p>
          </table:table-cell>
          <table:table-cell office:value-type="float" office:value="2.8711" calcext:value-type="float">
            <text:p>2,8711</text:p>
          </table:table-cell>
          <table:table-cell office:value-type="float" office:value="4.3165" calcext:value-type="float">
            <text:p>4,3165</text:p>
          </table:table-cell>
          <table:table-cell office:value-type="float" office:value="0.013925" calcext:value-type="float">
            <text:p>0,013925</text:p>
          </table:table-cell>
          <table:table-cell office:value-type="float" office:value="4.032" calcext:value-type="float">
            <text:p>4,032</text:p>
          </table:table-cell>
          <table:table-cell office:value-type="float" office:value="4.9377" calcext:value-type="float">
            <text:p>4,9377</text:p>
          </table:table-cell>
          <table:table-cell office:value-type="float" office:value="0.1493" calcext:value-type="float">
            <text:p>0,1493</text:p>
          </table:table-cell>
          <table:table-cell office:value-type="float" office:value="0.035531" calcext:value-type="float">
            <text:p>0,035531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5806" calcext:value-type="float">
            <text:p>0,5806</text:p>
          </table:table-cell>
          <table:table-cell office:value-type="float" office:value="0.036941" calcext:value-type="float">
            <text:p>0,036941</text:p>
          </table:table-cell>
          <table:table-cell office:value-type="float" office:value="0.4712" calcext:value-type="float">
            <text:p>0,4712</text:p>
          </table:table-cell>
          <table:table-cell office:value-type="float" office:value="0.4541" calcext:value-type="float">
            <text:p>0,4541</text:p>
          </table:table-cell>
          <table:table-cell office:value-type="float" office:value="0.5815" calcext:value-type="float">
            <text:p>0,5815</text:p>
          </table:table-cell>
          <table:table-cell office:value-type="float" office:value="0.9486" calcext:value-type="float">
            <text:p>0,9486</text:p>
          </table:table-cell>
          <table:table-cell office:value-type="float" office:value="2.207" calcext:value-type="float">
            <text:p>2,207</text:p>
          </table:table-cell>
          <table:table-cell office:value-type="float" office:value="1.0936" calcext:value-type="float">
            <text:p>1,0936</text:p>
          </table:table-cell>
          <table:table-cell office:value-type="float" office:value="1.1093" calcext:value-type="float">
            <text:p>1,1093</text:p>
          </table:table-cell>
          <table:table-cell office:value-type="float" office:value="0.006047" calcext:value-type="float">
            <text:p>0,006047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2102" calcext:value-type="float">
            <text:p>0,2102</text:p>
          </table:table-cell>
          <table:table-cell office:value-type="float" office:value="0.3166" calcext:value-type="float">
            <text:p>0,3166</text:p>
          </table:table-cell>
          <table:table-cell office:value-type="float" office:value="1.2986" calcext:value-type="float">
            <text:p>1,2986</text:p>
          </table:table-cell>
          <table:table-cell office:value-type="float" office:value="0.9083" calcext:value-type="float">
            <text:p>0,9083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00030192" calcext:value-type="float">
            <text:p>0,00030192</text:p>
          </table:table-cell>
          <table:table-cell office:value-type="float" office:value="0.061559" calcext:value-type="float">
            <text:p>0,061559</text:p>
          </table:table-cell>
          <table:table-cell office:value-type="float" office:value="0.003568" calcext:value-type="float">
            <text:p>0,003568</text:p>
          </table:table-cell>
          <table:table-cell office:value-type="float" office:value="0.5838" calcext:value-type="float">
            <text:p>0,5838</text:p>
          </table:table-cell>
          <table:table-cell office:value-type="float" office:value="5.4844" calcext:value-type="float">
            <text:p>5,4844</text:p>
          </table:table-cell>
        </table:table-row>
        <table:table-row table:style-name="ro1">
          <table:table-cell office:value-type="date" office:date-value="2017-03-17" calcext:value-type="date">
            <text:p>2017-03-17</text:p>
          </table:table-cell>
          <table:table-cell office:value-type="string" calcext:value-type="string">
            <text:p>054/A/NBP/2017</text:p>
          </table:table-cell>
          <table:table-cell office:value-type="float" office:value="0.1145" calcext:value-type="float">
            <text:p>0,1145</text:p>
          </table:table-cell>
          <table:table-cell office:value-type="float" office:value="3.9917" calcext:value-type="float">
            <text:p>3,9917</text:p>
          </table:table-cell>
          <table:table-cell office:value-type="float" office:value="3.0696" calcext:value-type="float">
            <text:p>3,0696</text:p>
          </table:table-cell>
          <table:table-cell office:value-type="float" office:value="0.5142" calcext:value-type="float">
            <text:p>0,5142</text:p>
          </table:table-cell>
          <table:table-cell office:value-type="float" office:value="2.9961" calcext:value-type="float">
            <text:p>2,9961</text:p>
          </table:table-cell>
          <table:table-cell office:value-type="float" office:value="2.7964" calcext:value-type="float">
            <text:p>2,7964</text:p>
          </table:table-cell>
          <table:table-cell office:value-type="float" office:value="2.849" calcext:value-type="float">
            <text:p>2,849</text:p>
          </table:table-cell>
          <table:table-cell office:value-type="float" office:value="4.3013" calcext:value-type="float">
            <text:p>4,3013</text:p>
          </table:table-cell>
          <table:table-cell office:value-type="float" office:value="0.013897" calcext:value-type="float">
            <text:p>0,013897</text:p>
          </table:table-cell>
          <table:table-cell office:value-type="float" office:value="4.0122" calcext:value-type="float">
            <text:p>4,0122</text:p>
          </table:table-cell>
          <table:table-cell office:value-type="float" office:value="4.9466" calcext:value-type="float">
            <text:p>4,9466</text:p>
          </table:table-cell>
          <table:table-cell office:value-type="float" office:value="0.1483" calcext:value-type="float">
            <text:p>0,1483</text:p>
          </table:table-cell>
          <table:table-cell office:value-type="float" office:value="0.035255" calcext:value-type="float">
            <text:p>0,035255</text:p>
          </table:table-cell>
          <table:table-cell office:value-type="float" office:value="0.1592" calcext:value-type="float">
            <text:p>0,1592</text:p>
          </table:table-cell>
          <table:table-cell office:value-type="float" office:value="0.5786" calcext:value-type="float">
            <text:p>0,5786</text:p>
          </table:table-cell>
          <table:table-cell office:value-type="float" office:value="0.036779" calcext:value-type="float">
            <text:p>0,036779</text:p>
          </table:table-cell>
          <table:table-cell office:value-type="float" office:value="0.4724" calcext:value-type="float">
            <text:p>0,4724</text:p>
          </table:table-cell>
          <table:table-cell office:value-type="float" office:value="0.4539" calcext:value-type="float">
            <text:p>0,4539</text:p>
          </table:table-cell>
          <table:table-cell office:value-type="float" office:value="0.5804" calcext:value-type="float">
            <text:p>0,5804</text:p>
          </table:table-cell>
          <table:table-cell office:value-type="float" office:value="0.9423" calcext:value-type="float">
            <text:p>0,9423</text:p>
          </table:table-cell>
          <table:table-cell office:value-type="float" office:value="2.1992" calcext:value-type="float">
            <text:p>2,1992</text:p>
          </table:table-cell>
          <table:table-cell office:value-type="float" office:value="1.107" calcext:value-type="float">
            <text:p>1,107</text:p>
          </table:table-cell>
          <table:table-cell office:value-type="float" office:value="1.0999" calcext:value-type="float">
            <text:p>1,0999</text:p>
          </table:table-cell>
          <table:table-cell office:value-type="float" office:value="0.00603" calcext:value-type="float">
            <text:p>0,00603</text:p>
          </table:table-cell>
          <table:table-cell office:value-type="float" office:value="0.0796" calcext:value-type="float">
            <text:p>0,0796</text:p>
          </table:table-cell>
          <table:table-cell office:value-type="float" office:value="0.2079" calcext:value-type="float">
            <text:p>0,2079</text:p>
          </table:table-cell>
          <table:table-cell office:value-type="float" office:value="0.3131" calcext:value-type="float">
            <text:p>0,3131</text:p>
          </table:table-cell>
          <table:table-cell office:value-type="float" office:value="1.2792" calcext:value-type="float">
            <text:p>1,2792</text:p>
          </table:table-cell>
          <table:table-cell office:value-type="float" office:value="0.9" calcext:value-type="float">
            <text:p>0,9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0029913" calcext:value-type="float">
            <text:p>0,00029913</text:p>
          </table:table-cell>
          <table:table-cell office:value-type="float" office:value="0.06089" calcext:value-type="float">
            <text:p>0,06089</text:p>
          </table:table-cell>
          <table:table-cell office:value-type="float" office:value="0.003531" calcext:value-type="float">
            <text:p>0,003531</text:p>
          </table:table-cell>
          <table:table-cell office:value-type="float" office:value="0.578" calcext:value-type="float">
            <text:p>0,578</text:p>
          </table:table-cell>
          <table:table-cell office:value-type="float" office:value="5.4381" calcext:value-type="float">
            <text:p>5,4381</text:p>
          </table:table-cell>
        </table:table-row>
        <table:table-row table:style-name="ro1">
          <table:table-cell office:value-type="date" office:date-value="2017-03-20" calcext:value-type="date">
            <text:p>2017-03-20</text:p>
          </table:table-cell>
          <table:table-cell office:value-type="string" calcext:value-type="string">
            <text:p>055/A/NBP/2017</text:p>
          </table:table-cell>
          <table:table-cell office:value-type="float" office:value="0.1147" calcext:value-type="float">
            <text:p>0,1147</text:p>
          </table:table-cell>
          <table:table-cell office:value-type="float" office:value="3.9821" calcext:value-type="float">
            <text:p>3,9821</text:p>
          </table:table-cell>
          <table:table-cell office:value-type="float" office:value="3.0739" calcext:value-type="float">
            <text:p>3,0739</text:p>
          </table:table-cell>
          <table:table-cell office:value-type="float" office:value="0.5127" calcext:value-type="float">
            <text:p>0,5127</text:p>
          </table:table-cell>
          <table:table-cell office:value-type="float" office:value="2.9822" calcext:value-type="float">
            <text:p>2,9822</text:p>
          </table:table-cell>
          <table:table-cell office:value-type="float" office:value="2.8003" calcext:value-type="float">
            <text:p>2,8003</text:p>
          </table:table-cell>
          <table:table-cell office:value-type="float" office:value="2.8472" calcext:value-type="float">
            <text:p>2,8472</text:p>
          </table:table-cell>
          <table:table-cell office:value-type="float" office:value="4.2821" calcext:value-type="float">
            <text:p>4,2821</text:p>
          </table:table-cell>
          <table:table-cell office:value-type="float" office:value="0.01387" calcext:value-type="float">
            <text:p>0,01387</text:p>
          </table:table-cell>
          <table:table-cell office:value-type="float" office:value="3.9876" calcext:value-type="float">
            <text:p>3,9876</text:p>
          </table:table-cell>
          <table:table-cell office:value-type="float" office:value="4.9415" calcext:value-type="float">
            <text:p>4,9415</text:p>
          </table:table-cell>
          <table:table-cell office:value-type="float" office:value="0.1481" calcext:value-type="float">
            <text:p>0,1481</text:p>
          </table:table-cell>
          <table:table-cell office:value-type="float" office:value="0.035292" calcext:value-type="float">
            <text:p>0,035292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576" calcext:value-type="float">
            <text:p>0,576</text:p>
          </table:table-cell>
          <table:table-cell office:value-type="float" office:value="0.036756" calcext:value-type="float">
            <text:p>0,036756</text:p>
          </table:table-cell>
          <table:table-cell office:value-type="float" office:value="0.4697" calcext:value-type="float">
            <text:p>0,4697</text:p>
          </table:table-cell>
          <table:table-cell office:value-type="float" office:value="0.4508" calcext:value-type="float">
            <text:p>0,4508</text:p>
          </table:table-cell>
          <table:table-cell office:value-type="float" office:value="0.5781" calcext:value-type="float">
            <text:p>0,5781</text:p>
          </table:table-cell>
          <table:table-cell office:value-type="float" office:value="0.9383" calcext:value-type="float">
            <text:p>0,9383</text:p>
          </table:table-cell>
          <table:table-cell office:value-type="float" office:value="2.1894" calcext:value-type="float">
            <text:p>2,1894</text:p>
          </table:table-cell>
          <table:table-cell office:value-type="float" office:value="1.0957" calcext:value-type="float">
            <text:p>1,0957</text:p>
          </table:table-cell>
          <table:table-cell office:value-type="float" office:value="1.0965" calcext:value-type="float">
            <text:p>1,0965</text:p>
          </table:table-cell>
          <table:table-cell office:value-type="float" office:value="0.006014" calcext:value-type="float">
            <text:p>0,006014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2078" calcext:value-type="float">
            <text:p>0,2078</text:p>
          </table:table-cell>
          <table:table-cell office:value-type="float" office:value="0.3136" calcext:value-type="float">
            <text:p>0,3136</text:p>
          </table:table-cell>
          <table:table-cell office:value-type="float" office:value="1.2877" calcext:value-type="float">
            <text:p>1,2877</text:p>
          </table:table-cell>
          <table:table-cell office:value-type="float" office:value="0.8994" calcext:value-type="float">
            <text:p>0,8994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0029904" calcext:value-type="float">
            <text:p>0,00029904</text:p>
          </table:table-cell>
          <table:table-cell office:value-type="float" office:value="0.060881" calcext:value-type="float">
            <text:p>0,060881</text:p>
          </table:table-cell>
          <table:table-cell office:value-type="float" office:value="0.003559" calcext:value-type="float">
            <text:p>0,003559</text:p>
          </table:table-cell>
          <table:table-cell office:value-type="float" office:value="0.5765" calcext:value-type="float">
            <text:p>0,5765</text:p>
          </table:table-cell>
          <table:table-cell office:value-type="float" office:value="5.4112" calcext:value-type="float">
            <text:p>5,4112</text:p>
          </table:table-cell>
        </table:table-row>
        <table:table-row table:style-name="ro1">
          <table:table-cell office:value-type="date" office:date-value="2017-03-21" calcext:value-type="date">
            <text:p>2017-03-21</text:p>
          </table:table-cell>
          <table:table-cell office:value-type="string" calcext:value-type="string">
            <text:p>056/A/NBP/2017</text:p>
          </table:table-cell>
          <table:table-cell office:value-type="float" office:value="0.1139" calcext:value-type="float">
            <text:p>0,1139</text:p>
          </table:table-cell>
          <table:table-cell office:value-type="float" office:value="3.9502" calcext:value-type="float">
            <text:p>3,9502</text:p>
          </table:table-cell>
          <table:table-cell office:value-type="float" office:value="3.0522" calcext:value-type="float">
            <text:p>3,0522</text:p>
          </table:table-cell>
          <table:table-cell office:value-type="float" office:value="0.5087" calcext:value-type="float">
            <text:p>0,5087</text:p>
          </table:table-cell>
          <table:table-cell office:value-type="float" office:value="2.9629" calcext:value-type="float">
            <text:p>2,9629</text:p>
          </table:table-cell>
          <table:table-cell office:value-type="float" office:value="2.7861" calcext:value-type="float">
            <text:p>2,7861</text:p>
          </table:table-cell>
          <table:table-cell office:value-type="float" office:value="2.8266" calcext:value-type="float">
            <text:p>2,8266</text:p>
          </table:table-cell>
          <table:table-cell office:value-type="float" office:value="4.2635" calcext:value-type="float">
            <text:p>4,2635</text:p>
          </table:table-cell>
          <table:table-cell office:value-type="float" office:value="0.013815" calcext:value-type="float">
            <text:p>0,013815</text:p>
          </table:table-cell>
          <table:table-cell office:value-type="float" office:value="3.967" calcext:value-type="float">
            <text:p>3,967</text:p>
          </table:table-cell>
          <table:table-cell office:value-type="float" office:value="4.9201" calcext:value-type="float">
            <text:p>4,9201</text:p>
          </table:table-cell>
          <table:table-cell office:value-type="float" office:value="0.147" calcext:value-type="float">
            <text:p>0,147</text:p>
          </table:table-cell>
          <table:table-cell office:value-type="float" office:value="0.035086" calcext:value-type="float">
            <text:p>0,035086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5734" calcext:value-type="float">
            <text:p>0,5734</text:p>
          </table:table-cell>
          <table:table-cell office:value-type="float" office:value="0.03607" calcext:value-type="float">
            <text:p>0,03607</text:p>
          </table:table-cell>
          <table:table-cell office:value-type="float" office:value="0.4673" calcext:value-type="float">
            <text:p>0,4673</text:p>
          </table:table-cell>
          <table:table-cell office:value-type="float" office:value="0.4494" calcext:value-type="float">
            <text:p>0,4494</text:p>
          </table:table-cell>
          <table:table-cell office:value-type="float" office:value="0.5756" calcext:value-type="float">
            <text:p>0,5756</text:p>
          </table:table-cell>
          <table:table-cell office:value-type="float" office:value="0.9343" calcext:value-type="float">
            <text:p>0,9343</text:p>
          </table:table-cell>
          <table:table-cell office:value-type="float" office:value="2.1799" calcext:value-type="float">
            <text:p>2,1799</text:p>
          </table:table-cell>
          <table:table-cell office:value-type="float" office:value="1.0953" calcext:value-type="float">
            <text:p>1,0953</text:p>
          </table:table-cell>
          <table:table-cell office:value-type="float" office:value="1.0916" calcext:value-type="float">
            <text:p>1,0916</text:p>
          </table:table-cell>
          <table:table-cell office:value-type="float" office:value="0.005985" calcext:value-type="float">
            <text:p>0,005985</text:p>
          </table:table-cell>
          <table:table-cell office:value-type="float" office:value="0.0788" calcext:value-type="float">
            <text:p>0,0788</text:p>
          </table:table-cell>
          <table:table-cell office:value-type="float" office:value="0.2085" calcext:value-type="float">
            <text:p>0,2085</text:p>
          </table:table-cell>
          <table:table-cell office:value-type="float" office:value="0.314" calcext:value-type="float">
            <text:p>0,314</text:p>
          </table:table-cell>
          <table:table-cell office:value-type="float" office:value="1.2858" calcext:value-type="float">
            <text:p>1,2858</text:p>
          </table:table-cell>
          <table:table-cell office:value-type="float" office:value="0.8927" calcext:value-type="float">
            <text:p>0,8927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0029661" calcext:value-type="float">
            <text:p>0,00029661</text:p>
          </table:table-cell>
          <table:table-cell office:value-type="float" office:value="0.060574" calcext:value-type="float">
            <text:p>0,060574</text:p>
          </table:table-cell>
          <table:table-cell office:value-type="float" office:value="0.003534" calcext:value-type="float">
            <text:p>0,003534</text:p>
          </table:table-cell>
          <table:table-cell office:value-type="float" office:value="0.5734" calcext:value-type="float">
            <text:p>0,5734</text:p>
          </table:table-cell>
          <table:table-cell office:value-type="float" office:value="5.3837" calcext:value-type="float">
            <text:p>5,3837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string" calcext:value-type="string">
            <text:p>057/A/NBP/2017</text:p>
          </table:table-cell>
          <table:table-cell office:value-type="float" office:value="0.1146" calcext:value-type="float">
            <text:p>0,1146</text:p>
          </table:table-cell>
          <table:table-cell office:value-type="float" office:value="3.9731" calcext:value-type="float">
            <text:p>3,9731</text:p>
          </table:table-cell>
          <table:table-cell office:value-type="float" office:value="3.044" calcext:value-type="float">
            <text:p>3,044</text:p>
          </table:table-cell>
          <table:table-cell office:value-type="float" office:value="0.5116" calcext:value-type="float">
            <text:p>0,5116</text:p>
          </table:table-cell>
          <table:table-cell office:value-type="float" office:value="2.9675" calcext:value-type="float">
            <text:p>2,9675</text:p>
          </table:table-cell>
          <table:table-cell office:value-type="float" office:value="2.7927" calcext:value-type="float">
            <text:p>2,7927</text:p>
          </table:table-cell>
          <table:table-cell office:value-type="float" office:value="2.8374" calcext:value-type="float">
            <text:p>2,8374</text:p>
          </table:table-cell>
          <table:table-cell office:value-type="float" office:value="4.2855" calcext:value-type="float">
            <text:p>4,2855</text:p>
          </table:table-cell>
          <table:table-cell office:value-type="float" office:value="0.013884" calcext:value-type="float">
            <text:p>0,013884</text:p>
          </table:table-cell>
          <table:table-cell office:value-type="float" office:value="4.0001" calcext:value-type="float">
            <text:p>4,0001</text:p>
          </table:table-cell>
          <table:table-cell office:value-type="float" office:value="4.9518" calcext:value-type="float">
            <text:p>4,9518</text:p>
          </table:table-cell>
          <table:table-cell office:value-type="float" office:value="0.1474" calcext:value-type="float">
            <text:p>0,1474</text:p>
          </table:table-cell>
          <table:table-cell office:value-type="float" office:value="0.035687" calcext:value-type="float">
            <text:p>0,035687</text:p>
          </table:table-cell>
          <table:table-cell office:value-type="float" office:value="0.1585" calcext:value-type="float">
            <text:p>0,1585</text:p>
          </table:table-cell>
          <table:table-cell office:value-type="float" office:value="0.5762" calcext:value-type="float">
            <text:p>0,5762</text:p>
          </table:table-cell>
          <table:table-cell office:value-type="float" office:value="0.035967" calcext:value-type="float">
            <text:p>0,035967</text:p>
          </table:table-cell>
          <table:table-cell office:value-type="float" office:value="0.4669" calcext:value-type="float">
            <text:p>0,4669</text:p>
          </table:table-cell>
          <table:table-cell office:value-type="float" office:value="0.4503" calcext:value-type="float">
            <text:p>0,4503</text:p>
          </table:table-cell>
          <table:table-cell office:value-type="float" office:value="0.5784" calcext:value-type="float">
            <text:p>0,5784</text:p>
          </table:table-cell>
          <table:table-cell office:value-type="float" office:value="0.939" calcext:value-type="float">
            <text:p>0,939</text:p>
          </table:table-cell>
          <table:table-cell office:value-type="float" office:value="2.1911" calcext:value-type="float">
            <text:p>2,1911</text:p>
          </table:table-cell>
          <table:table-cell office:value-type="float" office:value="1.096" calcext:value-type="float">
            <text:p>1,096</text:p>
          </table:table-cell>
          <table:table-cell office:value-type="float" office:value="1.0857" calcext:value-type="float">
            <text:p>1,0857</text:p>
          </table:table-cell>
          <table:table-cell office:value-type="float" office:value="0.00603" calcext:value-type="float">
            <text:p>0,00603</text:p>
          </table:table-cell>
          <table:table-cell office:value-type="float" office:value="0.079" calcext:value-type="float">
            <text:p>0,079</text:p>
          </table:table-cell>
          <table:table-cell office:value-type="float" office:value="0.207" calcext:value-type="float">
            <text:p>0,207</text:p>
          </table:table-cell>
          <table:table-cell office:value-type="float" office:value="0.3153" calcext:value-type="float">
            <text:p>0,3153</text:p>
          </table:table-cell>
          <table:table-cell office:value-type="float" office:value="1.2867" calcext:value-type="float">
            <text:p>1,2867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00029811" calcext:value-type="float">
            <text:p>0,00029811</text:p>
          </table:table-cell>
          <table:table-cell office:value-type="float" office:value="0.060688" calcext:value-type="float">
            <text:p>0,060688</text:p>
          </table:table-cell>
          <table:table-cell office:value-type="float" office:value="0.003539" calcext:value-type="float">
            <text:p>0,003539</text:p>
          </table:table-cell>
          <table:table-cell office:value-type="float" office:value="0.5769" calcext:value-type="float">
            <text:p>0,5769</text:p>
          </table:table-cell>
          <table:table-cell office:value-type="float" office:value="5.4012" calcext:value-type="float">
            <text:p>5,4012</text:p>
          </table:table-cell>
        </table:table-row>
        <table:table-row table:style-name="ro1">
          <table:table-cell office:value-type="date" office:date-value="2017-03-23" calcext:value-type="date">
            <text:p>2017-03-23</text:p>
          </table:table-cell>
          <table:table-cell office:value-type="string" calcext:value-type="string">
            <text:p>058/A/NBP/2017</text:p>
          </table:table-cell>
          <table:table-cell office:value-type="float" office:value="0.1145" calcext:value-type="float">
            <text:p>0,1145</text:p>
          </table:table-cell>
          <table:table-cell office:value-type="float" office:value="3.9687" calcext:value-type="float">
            <text:p>3,9687</text:p>
          </table:table-cell>
          <table:table-cell office:value-type="float" office:value="3.0264" calcext:value-type="float">
            <text:p>3,0264</text:p>
          </table:table-cell>
          <table:table-cell office:value-type="float" office:value="0.511" calcext:value-type="float">
            <text:p>0,511</text:p>
          </table:table-cell>
          <table:table-cell office:value-type="float" office:value="2.9742" calcext:value-type="float">
            <text:p>2,9742</text:p>
          </table:table-cell>
          <table:table-cell office:value-type="float" office:value="2.7906" calcext:value-type="float">
            <text:p>2,7906</text:p>
          </table:table-cell>
          <table:table-cell office:value-type="float" office:value="2.8337" calcext:value-type="float">
            <text:p>2,8337</text:p>
          </table:table-cell>
          <table:table-cell office:value-type="float" office:value="4.275" calcext:value-type="float">
            <text:p>4,275</text:p>
          </table:table-cell>
          <table:table-cell office:value-type="float" office:value="0.013837" calcext:value-type="float">
            <text:p>0,013837</text:p>
          </table:table-cell>
          <table:table-cell office:value-type="float" office:value="3.9922" calcext:value-type="float">
            <text:p>3,9922</text:p>
          </table:table-cell>
          <table:table-cell office:value-type="float" office:value="4.9577" calcext:value-type="float">
            <text:p>4,9577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035759" calcext:value-type="float">
            <text:p>0,035759</text:p>
          </table:table-cell>
          <table:table-cell office:value-type="float" office:value="0.1582" calcext:value-type="float">
            <text:p>0,1582</text:p>
          </table:table-cell>
          <table:table-cell office:value-type="float" office:value="0.5749" calcext:value-type="float">
            <text:p>0,5749</text:p>
          </table:table-cell>
          <table:table-cell office:value-type="float" office:value="0.035684" calcext:value-type="float">
            <text:p>0,035684</text:p>
          </table:table-cell>
          <table:table-cell office:value-type="float" office:value="0.4678" calcext:value-type="float">
            <text:p>0,4678</text:p>
          </table:table-cell>
          <table:table-cell office:value-type="float" office:value="0.45" calcext:value-type="float">
            <text:p>0,45</text:p>
          </table:table-cell>
          <table:table-cell office:value-type="float" office:value="0.5764" calcext:value-type="float">
            <text:p>0,5764</text:p>
          </table:table-cell>
          <table:table-cell office:value-type="float" office:value="0.9392" calcext:value-type="float">
            <text:p>0,9392</text:p>
          </table:table-cell>
          <table:table-cell office:value-type="float" office:value="2.1858" calcext:value-type="float">
            <text:p>2,1858</text:p>
          </table:table-cell>
          <table:table-cell office:value-type="float" office:value="1.0939" calcext:value-type="float">
            <text:p>1,0939</text:p>
          </table:table-cell>
          <table:table-cell office:value-type="float" office:value="1.0867" calcext:value-type="float">
            <text:p>1,0867</text:p>
          </table:table-cell>
          <table:table-cell office:value-type="float" office:value="0.005999" calcext:value-type="float">
            <text:p>0,005999</text:p>
          </table:table-cell>
          <table:table-cell office:value-type="float" office:value="0.0787" calcext:value-type="float">
            <text:p>0,0787</text:p>
          </table:table-cell>
          <table:table-cell office:value-type="float" office:value="0.2084" calcext:value-type="float">
            <text:p>0,2084</text:p>
          </table:table-cell>
          <table:table-cell office:value-type="float" office:value="0.3153" calcext:value-type="float">
            <text:p>0,3153</text:p>
          </table:table-cell>
          <table:table-cell office:value-type="float" office:value="1.286" calcext:value-type="float">
            <text:p>1,286</text:p>
          </table:table-cell>
          <table:table-cell office:value-type="float" office:value="0.8961" calcext:value-type="float">
            <text:p>0,8961</text:p>
          </table:table-cell>
          <table:table-cell office:value-type="float" office:value="0.069" calcext:value-type="float">
            <text:p>0,069</text:p>
          </table:table-cell>
          <table:table-cell office:value-type="float" office:value="0.00029786" calcext:value-type="float">
            <text:p>0,00029786</text:p>
          </table:table-cell>
          <table:table-cell office:value-type="float" office:value="0.060565" calcext:value-type="float">
            <text:p>0,060565</text:p>
          </table:table-cell>
          <table:table-cell office:value-type="float" office:value="0.003536" calcext:value-type="float">
            <text:p>0,003536</text:p>
          </table:table-cell>
          <table:table-cell office:value-type="float" office:value="0.5763" calcext:value-type="float">
            <text:p>0,5763</text:p>
          </table:table-cell>
          <table:table-cell office:value-type="float" office:value="5.3868" calcext:value-type="float">
            <text:p>5,3868</text:p>
          </table:table-cell>
        </table:table-row>
        <table:table-row table:style-name="ro1">
          <table:table-cell office:value-type="date" office:date-value="2017-03-24" calcext:value-type="date">
            <text:p>2017-03-24</text:p>
          </table:table-cell>
          <table:table-cell office:value-type="string" calcext:value-type="string">
            <text:p>059/A/NBP/2017</text:p>
          </table:table-cell>
          <table:table-cell office:value-type="float" office:value="0.114" calcext:value-type="float">
            <text:p>0,114</text:p>
          </table:table-cell>
          <table:table-cell office:value-type="float" office:value="3.9481" calcext:value-type="float">
            <text:p>3,9481</text:p>
          </table:table-cell>
          <table:table-cell office:value-type="float" office:value="3.0094" calcext:value-type="float">
            <text:p>3,0094</text:p>
          </table:table-cell>
          <table:table-cell office:value-type="float" office:value="0.5083" calcext:value-type="float">
            <text:p>0,5083</text:p>
          </table:table-cell>
          <table:table-cell office:value-type="float" office:value="2.9563" calcext:value-type="float">
            <text:p>2,9563</text:p>
          </table:table-cell>
          <table:table-cell office:value-type="float" office:value="2.7694" calcext:value-type="float">
            <text:p>2,7694</text:p>
          </table:table-cell>
          <table:table-cell office:value-type="float" office:value="2.8216" calcext:value-type="float">
            <text:p>2,8216</text:p>
          </table:table-cell>
          <table:table-cell office:value-type="float" office:value="4.2658" calcext:value-type="float">
            <text:p>4,2658</text:p>
          </table:table-cell>
          <table:table-cell office:value-type="float" office:value="0.013788" calcext:value-type="float">
            <text:p>0,013788</text:p>
          </table:table-cell>
          <table:table-cell office:value-type="float" office:value="3.9839" calcext:value-type="float">
            <text:p>3,9839</text:p>
          </table:table-cell>
          <table:table-cell office:value-type="float" office:value="4.9327" calcext:value-type="float">
            <text:p>4,9327</text:p>
          </table:table-cell>
          <table:table-cell office:value-type="float" office:value="0.1456" calcext:value-type="float">
            <text:p>0,1456</text:p>
          </table:table-cell>
          <table:table-cell office:value-type="float" office:value="0.035529" calcext:value-type="float">
            <text:p>0,035529</text:p>
          </table:table-cell>
          <table:table-cell office:value-type="float" office:value="0.1579" calcext:value-type="float">
            <text:p>0,1579</text:p>
          </table:table-cell>
          <table:table-cell office:value-type="float" office:value="0.5736" calcext:value-type="float">
            <text:p>0,5736</text:p>
          </table:table-cell>
          <table:table-cell office:value-type="float" office:value="0.035578" calcext:value-type="float">
            <text:p>0,035578</text:p>
          </table:table-cell>
          <table:table-cell office:value-type="float" office:value="0.4655" calcext:value-type="float">
            <text:p>0,4655</text:p>
          </table:table-cell>
          <table:table-cell office:value-type="float" office:value="0.4479" calcext:value-type="float">
            <text:p>0,4479</text:p>
          </table:table-cell>
          <table:table-cell office:value-type="float" office:value="0.5749" calcext:value-type="float">
            <text:p>0,5749</text:p>
          </table:table-cell>
          <table:table-cell office:value-type="float" office:value="0.9365" calcext:value-type="float">
            <text:p>0,9365</text:p>
          </table:table-cell>
          <table:table-cell office:value-type="float" office:value="2.181" calcext:value-type="float">
            <text:p>2,181</text:p>
          </table:table-cell>
          <table:table-cell office:value-type="float" office:value="1.0924" calcext:value-type="float">
            <text:p>1,0924</text:p>
          </table:table-cell>
          <table:table-cell office:value-type="float" office:value="1.0843" calcext:value-type="float">
            <text:p>1,0843</text:p>
          </table:table-cell>
          <table:table-cell office:value-type="float" office:value="0.005955" calcext:value-type="float">
            <text:p>0,005955</text:p>
          </table:table-cell>
          <table:table-cell office:value-type="float" office:value="0.0786" calcext:value-type="float">
            <text:p>0,0786</text:p>
          </table:table-cell>
          <table:table-cell office:value-type="float" office:value="0.2087" calcext:value-type="float">
            <text:p>0,2087</text:p>
          </table:table-cell>
          <table:table-cell office:value-type="float" office:value="0.3167" calcext:value-type="float">
            <text:p>0,3167</text:p>
          </table:table-cell>
          <table:table-cell office:value-type="float" office:value="1.2574" calcext:value-type="float">
            <text:p>1,2574</text:p>
          </table:table-cell>
          <table:table-cell office:value-type="float" office:value="0.8921" calcext:value-type="float">
            <text:p>0,8921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0029626" calcext:value-type="float">
            <text:p>0,00029626</text:p>
          </table:table-cell>
          <table:table-cell office:value-type="float" office:value="0.060362" calcext:value-type="float">
            <text:p>0,060362</text:p>
          </table:table-cell>
          <table:table-cell office:value-type="float" office:value="0.003524" calcext:value-type="float">
            <text:p>0,003524</text:p>
          </table:table-cell>
          <table:table-cell office:value-type="float" office:value="0.5736" calcext:value-type="float">
            <text:p>0,5736</text:p>
          </table:table-cell>
          <table:table-cell office:value-type="float" office:value="5.3876" calcext:value-type="float">
            <text:p>5,3876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string" calcext:value-type="string">
            <text:p>060/A/NBP/2017</text:p>
          </table:table-cell>
          <table:table-cell office:value-type="float" office:value="0.114" calcext:value-type="float">
            <text:p>0,114</text:p>
          </table:table-cell>
          <table:table-cell office:value-type="float" office:value="3.9259" calcext:value-type="float">
            <text:p>3,9259</text:p>
          </table:table-cell>
          <table:table-cell office:value-type="float" office:value="2.9954" calcext:value-type="float">
            <text:p>2,9954</text:p>
          </table:table-cell>
          <table:table-cell office:value-type="float" office:value="0.5053" calcext:value-type="float">
            <text:p>0,5053</text:p>
          </table:table-cell>
          <table:table-cell office:value-type="float" office:value="2.9444" calcext:value-type="float">
            <text:p>2,9444</text:p>
          </table:table-cell>
          <table:table-cell office:value-type="float" office:value="2.7685" calcext:value-type="float">
            <text:p>2,7685</text:p>
          </table:table-cell>
          <table:table-cell office:value-type="float" office:value="2.8171" calcext:value-type="float">
            <text:p>2,8171</text:p>
          </table:table-cell>
          <table:table-cell office:value-type="float" office:value="4.263" calcext:value-type="float">
            <text:p>4,263</text:p>
          </table:table-cell>
          <table:table-cell office:value-type="float" office:value="0.013756" calcext:value-type="float">
            <text:p>0,013756</text:p>
          </table:table-cell>
          <table:table-cell office:value-type="float" office:value="3.9843" calcext:value-type="float">
            <text:p>3,9843</text:p>
          </table:table-cell>
          <table:table-cell office:value-type="float" office:value="4.9346" calcext:value-type="float">
            <text:p>4,9346</text:p>
          </table:table-cell>
          <table:table-cell office:value-type="float" office:value="0.1446" calcext:value-type="float">
            <text:p>0,1446</text:p>
          </table:table-cell>
          <table:table-cell office:value-type="float" office:value="0.035592" calcext:value-type="float">
            <text:p>0,035592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573" calcext:value-type="float">
            <text:p>0,573</text:p>
          </table:table-cell>
          <table:table-cell office:value-type="float" office:value="0.035674" calcext:value-type="float">
            <text:p>0,035674</text:p>
          </table:table-cell>
          <table:table-cell office:value-type="float" office:value="0.4653" calcext:value-type="float">
            <text:p>0,4653</text:p>
          </table:table-cell>
          <table:table-cell office:value-type="float" office:value="0.4471" calcext:value-type="float">
            <text:p>0,4471</text:p>
          </table:table-cell>
          <table:table-cell office:value-type="float" office:value="0.5736" calcext:value-type="float">
            <text:p>0,5736</text:p>
          </table:table-cell>
          <table:table-cell office:value-type="float" office:value="0.9366" calcext:value-type="float">
            <text:p>0,9366</text:p>
          </table:table-cell>
          <table:table-cell office:value-type="float" office:value="2.1796" calcext:value-type="float">
            <text:p>2,1796</text:p>
          </table:table-cell>
          <table:table-cell office:value-type="float" office:value="1.09" calcext:value-type="float">
            <text:p>1,09</text:p>
          </table:table-cell>
          <table:table-cell office:value-type="float" office:value="1.0853" calcext:value-type="float">
            <text:p>1,0853</text:p>
          </table:table-cell>
          <table:table-cell office:value-type="float" office:value="0.005948" calcext:value-type="float">
            <text:p>0,005948</text:p>
          </table:table-cell>
          <table:table-cell office:value-type="float" office:value="0.0784" calcext:value-type="float">
            <text:p>0,0784</text:p>
          </table:table-cell>
          <table:table-cell office:value-type="float" office:value="0.2089" calcext:value-type="float">
            <text:p>0,2089</text:p>
          </table:table-cell>
          <table:table-cell office:value-type="float" office:value="0.3175" calcext:value-type="float">
            <text:p>0,3175</text:p>
          </table:table-cell>
          <table:table-cell office:value-type="float" office:value="1.2631" calcext:value-type="float">
            <text:p>1,2631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0029493" calcext:value-type="float">
            <text:p>0,00029493</text:p>
          </table:table-cell>
          <table:table-cell office:value-type="float" office:value="0.060301" calcext:value-type="float">
            <text:p>0,060301</text:p>
          </table:table-cell>
          <table:table-cell office:value-type="float" office:value="0.00353" calcext:value-type="float">
            <text:p>0,00353</text:p>
          </table:table-cell>
          <table:table-cell office:value-type="float" office:value="0.571" calcext:value-type="float">
            <text:p>0,571</text:p>
          </table:table-cell>
          <table:table-cell office:value-type="float" office:value="5.378" calcext:value-type="float">
            <text:p>5,378</text:p>
          </table:table-cell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string" calcext:value-type="string">
            <text:p>061/A/NBP/2017</text:p>
          </table:table-cell>
          <table:table-cell office:value-type="float" office:value="0.1138" calcext:value-type="float">
            <text:p>0,1138</text:p>
          </table:table-cell>
          <table:table-cell office:value-type="float" office:value="3.9169" calcext:value-type="float">
            <text:p>3,9169</text:p>
          </table:table-cell>
          <table:table-cell office:value-type="float" office:value="2.9786" calcext:value-type="float">
            <text:p>2,9786</text:p>
          </table:table-cell>
          <table:table-cell office:value-type="float" office:value="0.5042" calcext:value-type="float">
            <text:p>0,5042</text:p>
          </table:table-cell>
          <table:table-cell office:value-type="float" office:value="2.9227" calcext:value-type="float">
            <text:p>2,9227</text:p>
          </table:table-cell>
          <table:table-cell office:value-type="float" office:value="2.7503" calcext:value-type="float">
            <text:p>2,7503</text:p>
          </table:table-cell>
          <table:table-cell office:value-type="float" office:value="2.8087" calcext:value-type="float">
            <text:p>2,8087</text:p>
          </table:table-cell>
          <table:table-cell office:value-type="float" office:value="4.2529" calcext:value-type="float">
            <text:p>4,2529</text:p>
          </table:table-cell>
          <table:table-cell office:value-type="float" office:value="0.013745" calcext:value-type="float">
            <text:p>0,013745</text:p>
          </table:table-cell>
          <table:table-cell office:value-type="float" office:value="3.973" calcext:value-type="float">
            <text:p>3,973</text:p>
          </table:table-cell>
          <table:table-cell office:value-type="float" office:value="4.9309" calcext:value-type="float">
            <text:p>4,9309</text:p>
          </table:table-cell>
          <table:table-cell office:value-type="float" office:value="0.1443" calcext:value-type="float">
            <text:p>0,1443</text:p>
          </table:table-cell>
          <table:table-cell office:value-type="float" office:value="0.03538" calcext:value-type="float">
            <text:p>0,03538</text:p>
          </table:table-cell>
          <table:table-cell office:value-type="float" office:value="0.1574" calcext:value-type="float">
            <text:p>0,1574</text:p>
          </table:table-cell>
          <table:table-cell office:value-type="float" office:value="0.5717" calcext:value-type="float">
            <text:p>0,5717</text:p>
          </table:table-cell>
          <table:table-cell office:value-type="float" office:value="0.035664" calcext:value-type="float">
            <text:p>0,035664</text:p>
          </table:table-cell>
          <table:table-cell office:value-type="float" office:value="0.4613" calcext:value-type="float">
            <text:p>0,4613</text:p>
          </table:table-cell>
          <table:table-cell office:value-type="float" office:value="0.4463" calcext:value-type="float">
            <text:p>0,4463</text:p>
          </table:table-cell>
          <table:table-cell office:value-type="float" office:value="0.5722" calcext:value-type="float">
            <text:p>0,5722</text:p>
          </table:table-cell>
          <table:table-cell office:value-type="float" office:value="0.9347" calcext:value-type="float">
            <text:p>0,9347</text:p>
          </table:table-cell>
          <table:table-cell office:value-type="float" office:value="2.1745" calcext:value-type="float">
            <text:p>2,1745</text:p>
          </table:table-cell>
          <table:table-cell office:value-type="float" office:value="1.0838" calcext:value-type="float">
            <text:p>1,0838</text:p>
          </table:table-cell>
          <table:table-cell office:value-type="float" office:value="1.0837" calcext:value-type="float">
            <text:p>1,0837</text:p>
          </table:table-cell>
          <table:table-cell office:value-type="float" office:value="0.005891" calcext:value-type="float">
            <text:p>0,005891</text:p>
          </table:table-cell>
          <table:table-cell office:value-type="float" office:value="0.0781" calcext:value-type="float">
            <text:p>0,0781</text:p>
          </table:table-cell>
          <table:table-cell office:value-type="float" office:value="0.2074" calcext:value-type="float">
            <text:p>0,2074</text:p>
          </table:table-cell>
          <table:table-cell office:value-type="float" office:value="0.3036" calcext:value-type="float">
            <text:p>0,3036</text:p>
          </table:table-cell>
          <table:table-cell office:value-type="float" office:value="1.2526" calcext:value-type="float">
            <text:p>1,2526</text:p>
          </table:table-cell>
          <table:table-cell office:value-type="float" office:value="0.8867" calcext:value-type="float">
            <text:p>0,8867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00029424" calcext:value-type="float">
            <text:p>0,00029424</text:p>
          </table:table-cell>
          <table:table-cell office:value-type="float" office:value="0.060167" calcext:value-type="float">
            <text:p>0,060167</text:p>
          </table:table-cell>
          <table:table-cell office:value-type="float" office:value="0.003518" calcext:value-type="float">
            <text:p>0,003518</text:p>
          </table:table-cell>
          <table:table-cell office:value-type="float" office:value="0.5688" calcext:value-type="float">
            <text:p>0,5688</text:p>
          </table:table-cell>
          <table:table-cell office:value-type="float" office:value="5.3395" calcext:value-type="float">
            <text:p>5,3395</text:p>
          </table:table-cell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062/A/NBP/2017</text:p>
          </table:table-cell>
          <table:table-cell office:value-type="float" office:value="0.1139" calcext:value-type="float">
            <text:p>0,1139</text:p>
          </table:table-cell>
          <table:table-cell office:value-type="float" office:value="3.9265" calcext:value-type="float">
            <text:p>3,9265</text:p>
          </table:table-cell>
          <table:table-cell office:value-type="float" office:value="3.008" calcext:value-type="float">
            <text:p>3,008</text:p>
          </table:table-cell>
          <table:table-cell office:value-type="float" office:value="0.5054" calcext:value-type="float">
            <text:p>0,5054</text:p>
          </table:table-cell>
          <table:table-cell office:value-type="float" office:value="2.9393" calcext:value-type="float">
            <text:p>2,9393</text:p>
          </table:table-cell>
          <table:table-cell office:value-type="float" office:value="2.7577" calcext:value-type="float">
            <text:p>2,7577</text:p>
          </table:table-cell>
          <table:table-cell office:value-type="float" office:value="2.8145" calcext:value-type="float">
            <text:p>2,8145</text:p>
          </table:table-cell>
          <table:table-cell office:value-type="float" office:value="4.236" calcext:value-type="float">
            <text:p>4,236</text:p>
          </table:table-cell>
          <table:table-cell office:value-type="float" office:value="0.01367" calcext:value-type="float">
            <text:p>0,01367</text:p>
          </table:table-cell>
          <table:table-cell office:value-type="float" office:value="3.9543" calcext:value-type="float">
            <text:p>3,9543</text:p>
          </table:table-cell>
          <table:table-cell office:value-type="float" office:value="4.8869" calcext:value-type="float">
            <text:p>4,8869</text:p>
          </table:table-cell>
          <table:table-cell office:value-type="float" office:value="0.1453" calcext:value-type="float">
            <text:p>0,1453</text:p>
          </table:table-cell>
          <table:table-cell office:value-type="float" office:value="0.035386" calcext:value-type="float">
            <text:p>0,035386</text:p>
          </table:table-cell>
          <table:table-cell office:value-type="float" office:value="0.1567" calcext:value-type="float">
            <text:p>0,1567</text:p>
          </table:table-cell>
          <table:table-cell office:value-type="float" office:value="0.5693" calcext:value-type="float">
            <text:p>0,5693</text:p>
          </table:table-cell>
          <table:table-cell office:value-type="float" office:value="0.035359" calcext:value-type="float">
            <text:p>0,035359</text:p>
          </table:table-cell>
          <table:table-cell office:value-type="float" office:value="0.4607" calcext:value-type="float">
            <text:p>0,4607</text:p>
          </table:table-cell>
          <table:table-cell office:value-type="float" office:value="0.4427" calcext:value-type="float">
            <text:p>0,4427</text:p>
          </table:table-cell>
          <table:table-cell office:value-type="float" office:value="0.5693" calcext:value-type="float">
            <text:p>0,5693</text:p>
          </table:table-cell>
          <table:table-cell office:value-type="float" office:value="0.9292" calcext:value-type="float">
            <text:p>0,9292</text:p>
          </table:table-cell>
          <table:table-cell office:value-type="float" office:value="2.1658" calcext:value-type="float">
            <text:p>2,1658</text:p>
          </table:table-cell>
          <table:table-cell office:value-type="float" office:value="1.0785" calcext:value-type="float">
            <text:p>1,0785</text:p>
          </table:table-cell>
          <table:table-cell office:value-type="float" office:value="1.0838" calcext:value-type="float">
            <text:p>1,0838</text:p>
          </table:table-cell>
          <table:table-cell office:value-type="float" office:value="0.005898" calcext:value-type="float">
            <text:p>0,005898</text:p>
          </table:table-cell>
          <table:table-cell office:value-type="float" office:value="0.0783" calcext:value-type="float">
            <text:p>0,0783</text:p>
          </table:table-cell>
          <table:table-cell office:value-type="float" office:value="0.2069" calcext:value-type="float">
            <text:p>0,2069</text:p>
          </table:table-cell>
          <table:table-cell office:value-type="float" office:value="0.3005" calcext:value-type="float">
            <text:p>0,3005</text:p>
          </table:table-cell>
          <table:table-cell office:value-type="float" office:value="1.2504" calcext:value-type="float">
            <text:p>1,2504</text:p>
          </table:table-cell>
          <table:table-cell office:value-type="float" office:value="0.8886" calcext:value-type="float">
            <text:p>0,8886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0029492" calcext:value-type="float">
            <text:p>0,00029492</text:p>
          </table:table-cell>
          <table:table-cell office:value-type="float" office:value="0.060514" calcext:value-type="float">
            <text:p>0,060514</text:p>
          </table:table-cell>
          <table:table-cell office:value-type="float" office:value="0.003525" calcext:value-type="float">
            <text:p>0,003525</text:p>
          </table:table-cell>
          <table:table-cell office:value-type="float" office:value="0.57" calcext:value-type="float">
            <text:p>0,57</text:p>
          </table:table-cell>
          <table:table-cell office:value-type="float" office:value="5.3282" calcext:value-type="float">
            <text:p>5,3282</text:p>
          </table:table-cell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string" calcext:value-type="string">
            <text:p>063/A/NBP/2017</text:p>
          </table:table-cell>
          <table:table-cell office:value-type="float" office:value="0.1144" calcext:value-type="float">
            <text:p>0,1144</text:p>
          </table:table-cell>
          <table:table-cell office:value-type="float" office:value="3.9402" calcext:value-type="float">
            <text:p>3,9402</text:p>
          </table:table-cell>
          <table:table-cell office:value-type="float" office:value="3.0176" calcext:value-type="float">
            <text:p>3,0176</text:p>
          </table:table-cell>
          <table:table-cell office:value-type="float" office:value="0.5071" calcext:value-type="float">
            <text:p>0,5071</text:p>
          </table:table-cell>
          <table:table-cell office:value-type="float" office:value="2.9539" calcext:value-type="float">
            <text:p>2,9539</text:p>
          </table:table-cell>
          <table:table-cell office:value-type="float" office:value="2.7639" calcext:value-type="float">
            <text:p>2,7639</text:p>
          </table:table-cell>
          <table:table-cell office:value-type="float" office:value="2.8246" calcext:value-type="float">
            <text:p>2,8246</text:p>
          </table:table-cell>
          <table:table-cell office:value-type="float" office:value="4.2292" calcext:value-type="float">
            <text:p>4,2292</text:p>
          </table:table-cell>
          <table:table-cell office:value-type="float" office:value="0.013643" calcext:value-type="float">
            <text:p>0,013643</text:p>
          </table:table-cell>
          <table:table-cell office:value-type="float" office:value="3.9538" calcext:value-type="float">
            <text:p>3,9538</text:p>
          </table:table-cell>
          <table:table-cell office:value-type="float" office:value="4.8904" calcext:value-type="float">
            <text:p>4,8904</text:p>
          </table:table-cell>
          <table:table-cell office:value-type="float" office:value="0.1459" calcext:value-type="float">
            <text:p>0,1459</text:p>
          </table:table-cell>
          <table:table-cell office:value-type="float" office:value="0.035487" calcext:value-type="float">
            <text:p>0,035487</text:p>
          </table:table-cell>
          <table:table-cell office:value-type="float" office:value="0.1565" calcext:value-type="float">
            <text:p>0,1565</text:p>
          </table:table-cell>
          <table:table-cell office:value-type="float" office:value="0.5685" calcext:value-type="float">
            <text:p>0,5685</text:p>
          </table:table-cell>
          <table:table-cell office:value-type="float" office:value="0.035229" calcext:value-type="float">
            <text:p>0,035229</text:p>
          </table:table-cell>
          <table:table-cell office:value-type="float" office:value="0.4618" calcext:value-type="float">
            <text:p>0,4618</text:p>
          </table:table-cell>
          <table:table-cell office:value-type="float" office:value="0.4427" calcext:value-type="float">
            <text:p>0,4427</text:p>
          </table:table-cell>
          <table:table-cell office:value-type="float" office:value="0.5673" calcext:value-type="float">
            <text:p>0,5673</text:p>
          </table:table-cell>
          <table:table-cell office:value-type="float" office:value="0.9309" calcext:value-type="float">
            <text:p>0,9309</text:p>
          </table:table-cell>
          <table:table-cell office:value-type="float" office:value="2.1624" calcext:value-type="float">
            <text:p>2,1624</text:p>
          </table:table-cell>
          <table:table-cell office:value-type="float" office:value="1.0819" calcext:value-type="float">
            <text:p>1,0819</text:p>
          </table:table-cell>
          <table:table-cell office:value-type="float" office:value="1.0894" calcext:value-type="float">
            <text:p>1,0894</text:p>
          </table:table-cell>
          <table:table-cell office:value-type="float" office:value="0.005947" calcext:value-type="float">
            <text:p>0,005947</text:p>
          </table:table-cell>
          <table:table-cell office:value-type="float" office:value="0.0785" calcext:value-type="float">
            <text:p>0,0785</text:p>
          </table:table-cell>
          <table:table-cell office:value-type="float" office:value="0.2106" calcext:value-type="float">
            <text:p>0,2106</text:p>
          </table:table-cell>
          <table:table-cell office:value-type="float" office:value="0.3038" calcext:value-type="float">
            <text:p>0,3038</text:p>
          </table:table-cell>
          <table:table-cell office:value-type="float" office:value="1.2614" calcext:value-type="float">
            <text:p>1,2614</text:p>
          </table:table-cell>
          <table:table-cell office:value-type="float" office:value="0.8914" calcext:value-type="float">
            <text:p>0,8914</text:p>
          </table:table-cell>
          <table:table-cell office:value-type="float" office:value="0.0699" calcext:value-type="float">
            <text:p>0,0699</text:p>
          </table:table-cell>
          <table:table-cell office:value-type="float" office:value="0.0002959" calcext:value-type="float">
            <text:p>0,0002959</text:p>
          </table:table-cell>
          <table:table-cell office:value-type="float" office:value="0.060677" calcext:value-type="float">
            <text:p>0,060677</text:p>
          </table:table-cell>
          <table:table-cell office:value-type="float" office:value="0.003528" calcext:value-type="float">
            <text:p>0,003528</text:p>
          </table:table-cell>
          <table:table-cell office:value-type="float" office:value="0.5718" calcext:value-type="float">
            <text:p>0,5718</text:p>
          </table:table-cell>
          <table:table-cell office:value-type="float" office:value="5.3588" calcext:value-type="float">
            <text:p>5,3588</text:p>
          </table:table-cell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string" calcext:value-type="string">
            <text:p>064/A/NBP/2017</text:p>
          </table:table-cell>
          <table:table-cell office:value-type="float" office:value="0.1147" calcext:value-type="float">
            <text:p>0,1147</text:p>
          </table:table-cell>
          <table:table-cell office:value-type="float" office:value="3.9455" calcext:value-type="float">
            <text:p>3,9455</text:p>
          </table:table-cell>
          <table:table-cell office:value-type="float" office:value="3.0171" calcext:value-type="float">
            <text:p>3,0171</text:p>
          </table:table-cell>
          <table:table-cell office:value-type="float" office:value="0.5078" calcext:value-type="float">
            <text:p>0,5078</text:p>
          </table:table-cell>
          <table:table-cell office:value-type="float" office:value="2.9564" calcext:value-type="float">
            <text:p>2,9564</text:p>
          </table:table-cell>
          <table:table-cell office:value-type="float" office:value="2.7573" calcext:value-type="float">
            <text:p>2,7573</text:p>
          </table:table-cell>
          <table:table-cell office:value-type="float" office:value="2.8229" calcext:value-type="float">
            <text:p>2,8229</text:p>
          </table:table-cell>
          <table:table-cell office:value-type="float" office:value="4.2198" calcext:value-type="float">
            <text:p>4,2198</text:p>
          </table:table-cell>
          <table:table-cell office:value-type="float" office:value="0.01367" calcext:value-type="float">
            <text:p>0,01367</text:p>
          </table:table-cell>
          <table:table-cell office:value-type="float" office:value="3.9461" calcext:value-type="float">
            <text:p>3,9461</text:p>
          </table:table-cell>
          <table:table-cell office:value-type="float" office:value="4.913" calcext:value-type="float">
            <text:p>4,913</text:p>
          </table:table-cell>
          <table:table-cell office:value-type="float" office:value="0.146" calcext:value-type="float">
            <text:p>0,146</text:p>
          </table:table-cell>
          <table:table-cell office:value-type="float" office:value="0.035272" calcext:value-type="float">
            <text:p>0,035272</text:p>
          </table:table-cell>
          <table:table-cell office:value-type="float" office:value="0.1559" calcext:value-type="float">
            <text:p>0,1559</text:p>
          </table:table-cell>
          <table:table-cell office:value-type="float" office:value="0.5674" calcext:value-type="float">
            <text:p>0,5674</text:p>
          </table:table-cell>
          <table:table-cell office:value-type="float" office:value="0.034932" calcext:value-type="float">
            <text:p>0,034932</text:p>
          </table:table-cell>
          <table:table-cell office:value-type="float" office:value="0.4601" calcext:value-type="float">
            <text:p>0,4601</text:p>
          </table:table-cell>
          <table:table-cell office:value-type="float" office:value="0.4419" calcext:value-type="float">
            <text:p>0,4419</text:p>
          </table:table-cell>
          <table:table-cell office:value-type="float" office:value="0.5673" calcext:value-type="float">
            <text:p>0,5673</text:p>
          </table:table-cell>
          <table:table-cell office:value-type="float" office:value="0.9277" calcext:value-type="float">
            <text:p>0,9277</text:p>
          </table:table-cell>
          <table:table-cell office:value-type="float" office:value="2.1576" calcext:value-type="float">
            <text:p>2,1576</text:p>
          </table:table-cell>
          <table:table-cell office:value-type="float" office:value="1.0853" calcext:value-type="float">
            <text:p>1,0853</text:p>
          </table:table-cell>
          <table:table-cell office:value-type="float" office:value="1.0869" calcext:value-type="float">
            <text:p>1,0869</text:p>
          </table:table-cell>
          <table:table-cell office:value-type="float" office:value="0.00595" calcext:value-type="float">
            <text:p>0,00595</text:p>
          </table:table-cell>
          <table:table-cell office:value-type="float" office:value="0.0786" calcext:value-type="float">
            <text:p>0,0786</text:p>
          </table:table-cell>
          <table:table-cell office:value-type="float" office:value="0.2113" calcext:value-type="float">
            <text:p>0,2113</text:p>
          </table:table-cell>
          <table:table-cell office:value-type="float" office:value="0.2955" calcext:value-type="float">
            <text:p>0,2955</text:p>
          </table:table-cell>
          <table:table-cell office:value-type="float" office:value="1.253" calcext:value-type="float">
            <text:p>1,253</text:p>
          </table:table-cell>
          <table:table-cell office:value-type="float" office:value="0.8921" calcext:value-type="float">
            <text:p>0,8921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00029611" calcext:value-type="float">
            <text:p>0,00029611</text:p>
          </table:table-cell>
          <table:table-cell office:value-type="float" office:value="0.060826" calcext:value-type="float">
            <text:p>0,060826</text:p>
          </table:table-cell>
          <table:table-cell office:value-type="float" office:value="0.003528" calcext:value-type="float">
            <text:p>0,003528</text:p>
          </table:table-cell>
          <table:table-cell office:value-type="float" office:value="0.5726" calcext:value-type="float">
            <text:p>0,5726</text:p>
          </table:table-cell>
          <table:table-cell office:value-type="float" office:value="5.3447" calcext:value-type="float">
            <text:p>5,3447</text:p>
          </table:table-cell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string" calcext:value-type="string">
            <text:p>065/A/NBP/2017</text:p>
          </table:table-cell>
          <table:table-cell office:value-type="float" office:value="0.1155" calcext:value-type="float">
            <text:p>0,1155</text:p>
          </table:table-cell>
          <table:table-cell office:value-type="float" office:value="3.9664" calcext:value-type="float">
            <text:p>3,9664</text:p>
          </table:table-cell>
          <table:table-cell office:value-type="float" office:value="3.0127" calcext:value-type="float">
            <text:p>3,0127</text:p>
          </table:table-cell>
          <table:table-cell office:value-type="float" office:value="0.5103" calcext:value-type="float">
            <text:p>0,5103</text:p>
          </table:table-cell>
          <table:table-cell office:value-type="float" office:value="2.973" calcext:value-type="float">
            <text:p>2,973</text:p>
          </table:table-cell>
          <table:table-cell office:value-type="float" office:value="2.7734" calcext:value-type="float">
            <text:p>2,7734</text:p>
          </table:table-cell>
          <table:table-cell office:value-type="float" office:value="2.8381" calcext:value-type="float">
            <text:p>2,8381</text:p>
          </table:table-cell>
          <table:table-cell office:value-type="float" office:value="4.2327" calcext:value-type="float">
            <text:p>4,2327</text:p>
          </table:table-cell>
          <table:table-cell office:value-type="float" office:value="0.01369" calcext:value-type="float">
            <text:p>0,01369</text:p>
          </table:table-cell>
          <table:table-cell office:value-type="float" office:value="3.9597" calcext:value-type="float">
            <text:p>3,9597</text:p>
          </table:table-cell>
          <table:table-cell office:value-type="float" office:value="4.9604" calcext:value-type="float">
            <text:p>4,9604</text:p>
          </table:table-cell>
          <table:table-cell office:value-type="float" office:value="0.1467" calcext:value-type="float">
            <text:p>0,1467</text:p>
          </table:table-cell>
          <table:table-cell office:value-type="float" office:value="0.035615" calcext:value-type="float">
            <text:p>0,035615</text:p>
          </table:table-cell>
          <table:table-cell office:value-type="float" office:value="0.1564" calcext:value-type="float">
            <text:p>0,1564</text:p>
          </table:table-cell>
          <table:table-cell office:value-type="float" office:value="0.5691" calcext:value-type="float">
            <text:p>0,5691</text:p>
          </table:table-cell>
          <table:table-cell office:value-type="float" office:value="0.03501" calcext:value-type="float">
            <text:p>0,03501</text:p>
          </table:table-cell>
          <table:table-cell office:value-type="float" office:value="0.4624" calcext:value-type="float">
            <text:p>0,4624</text:p>
          </table:table-cell>
          <table:table-cell office:value-type="float" office:value="0.4447" calcext:value-type="float">
            <text:p>0,4447</text:p>
          </table:table-cell>
          <table:table-cell office:value-type="float" office:value="0.5693" calcext:value-type="float">
            <text:p>0,5693</text:p>
          </table:table-cell>
          <table:table-cell office:value-type="float" office:value="0.9296" calcext:value-type="float">
            <text:p>0,9296</text:p>
          </table:table-cell>
          <table:table-cell office:value-type="float" office:value="2.1642" calcext:value-type="float">
            <text:p>2,1642</text:p>
          </table:table-cell>
          <table:table-cell office:value-type="float" office:value="1.088" calcext:value-type="float">
            <text:p>1,088</text:p>
          </table:table-cell>
          <table:table-cell office:value-type="float" office:value="1.0932" calcext:value-type="float">
            <text:p>1,0932</text:p>
          </table:table-cell>
          <table:table-cell office:value-type="float" office:value="0.006011" calcext:value-type="float">
            <text:p>0,006011</text:p>
          </table:table-cell>
          <table:table-cell office:value-type="float" office:value="0.0791" calcext:value-type="float">
            <text:p>0,0791</text:p>
          </table:table-cell>
          <table:table-cell office:value-type="float" office:value="0.2116" calcext:value-type="float">
            <text:p>0,2116</text:p>
          </table:table-cell>
          <table:table-cell office:value-type="float" office:value="0.2905" calcext:value-type="float">
            <text:p>0,2905</text:p>
          </table:table-cell>
          <table:table-cell office:value-type="float" office:value="1.2702" calcext:value-type="float">
            <text:p>1,2702</text:p>
          </table:table-cell>
          <table:table-cell office:value-type="float" office:value="0.8958" calcext:value-type="float">
            <text:p>0,8958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002977" calcext:value-type="float">
            <text:p>0,0002977</text:p>
          </table:table-cell>
          <table:table-cell office:value-type="float" office:value="0.06106" calcext:value-type="float">
            <text:p>0,06106</text:p>
          </table:table-cell>
          <table:table-cell office:value-type="float" office:value="0.003547" calcext:value-type="float">
            <text:p>0,003547</text:p>
          </table:table-cell>
          <table:table-cell office:value-type="float" office:value="0.5759" calcext:value-type="float">
            <text:p>0,5759</text:p>
          </table:table-cell>
          <table:table-cell office:value-type="float" office:value="5.3719" calcext:value-type="float">
            <text:p>5,3719</text:p>
          </table:table-cell>
        </table:table-row>
        <table:table-row table:style-name="ro1"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066/A/NBP/2017</text:p>
          </table:table-cell>
          <table:table-cell office:value-type="float" office:value="0.1158" calcext:value-type="float">
            <text:p>0,1158</text:p>
          </table:table-cell>
          <table:table-cell office:value-type="float" office:value="3.989" calcext:value-type="float">
            <text:p>3,989</text:p>
          </table:table-cell>
          <table:table-cell office:value-type="float" office:value="3.0168" calcext:value-type="float">
            <text:p>3,0168</text:p>
          </table:table-cell>
          <table:table-cell office:value-type="float" office:value="0.5133" calcext:value-type="float">
            <text:p>0,5133</text:p>
          </table:table-cell>
          <table:table-cell office:value-type="float" office:value="2.9678" calcext:value-type="float">
            <text:p>2,9678</text:p>
          </table:table-cell>
          <table:table-cell office:value-type="float" office:value="2.7846" calcext:value-type="float">
            <text:p>2,7846</text:p>
          </table:table-cell>
          <table:table-cell office:value-type="float" office:value="2.8508" calcext:value-type="float">
            <text:p>2,8508</text:p>
          </table:table-cell>
          <table:table-cell office:value-type="float" office:value="4.2525" calcext:value-type="float">
            <text:p>4,2525</text:p>
          </table:table-cell>
          <table:table-cell office:value-type="float" office:value="0.013759" calcext:value-type="float">
            <text:p>0,013759</text:p>
          </table:table-cell>
          <table:table-cell office:value-type="float" office:value="3.9804" calcext:value-type="float">
            <text:p>3,9804</text:p>
          </table:table-cell>
          <table:table-cell office:value-type="float" office:value="4.9606" calcext:value-type="float">
            <text:p>4,9606</text:p>
          </table:table-cell>
          <table:table-cell office:value-type="float" office:value="0.147" calcext:value-type="float">
            <text:p>0,147</text:p>
          </table:table-cell>
          <table:table-cell office:value-type="float" office:value="0.036095" calcext:value-type="float">
            <text:p>0,036095</text:p>
          </table:table-cell>
          <table:table-cell office:value-type="float" office:value="0.157" calcext:value-type="float">
            <text:p>0,157</text:p>
          </table:table-cell>
          <table:table-cell office:value-type="float" office:value="0.5718" calcext:value-type="float">
            <text:p>0,5718</text:p>
          </table:table-cell>
          <table:table-cell office:value-type="float" office:value="0.035014" calcext:value-type="float">
            <text:p>0,035014</text:p>
          </table:table-cell>
          <table:table-cell office:value-type="float" office:value="0.4633" calcext:value-type="float">
            <text:p>0,4633</text:p>
          </table:table-cell>
          <table:table-cell office:value-type="float" office:value="0.4441" calcext:value-type="float">
            <text:p>0,4441</text:p>
          </table:table-cell>
          <table:table-cell office:value-type="float" office:value="0.5718" calcext:value-type="float">
            <text:p>0,5718</text:p>
          </table:table-cell>
          <table:table-cell office:value-type="float" office:value="0.9356" calcext:value-type="float">
            <text:p>0,9356</text:p>
          </table:table-cell>
          <table:table-cell office:value-type="float" office:value="2.1742" calcext:value-type="float">
            <text:p>2,1742</text:p>
          </table:table-cell>
          <table:table-cell office:value-type="float" office:value="1.0939" calcext:value-type="float">
            <text:p>1,0939</text:p>
          </table:table-cell>
          <table:table-cell office:value-type="float" office:value="1.0958" calcext:value-type="float">
            <text:p>1,0958</text:p>
          </table:table-cell>
          <table:table-cell office:value-type="float" office:value="0.006059" calcext:value-type="float">
            <text:p>0,006059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2876" calcext:value-type="float">
            <text:p>0,2876</text:p>
          </table:table-cell>
          <table:table-cell office:value-type="float" office:value="1.2806" calcext:value-type="float">
            <text:p>1,2806</text:p>
          </table:table-cell>
          <table:table-cell office:value-type="float" office:value="0.9003" calcext:value-type="float">
            <text:p>0,9003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00029927" calcext:value-type="float">
            <text:p>0,00029927</text:p>
          </table:table-cell>
          <table:table-cell office:value-type="float" office:value="0.06124" calcext:value-type="float">
            <text:p>0,06124</text:p>
          </table:table-cell>
          <table:table-cell office:value-type="float" office:value="0.003549" calcext:value-type="float">
            <text:p>0,003549</text:p>
          </table:table-cell>
          <table:table-cell office:value-type="float" office:value="0.5791" calcext:value-type="float">
            <text:p>0,5791</text:p>
          </table:table-cell>
          <table:table-cell office:value-type="float" office:value="5.4121" calcext:value-type="float">
            <text:p>5,4121</text:p>
          </table:table-cell>
        </table:table-row>
        <table:table-row table:style-name="ro1"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067/A/NBP/2017</text:p>
          </table:table-cell>
          <table:table-cell office:value-type="float" office:value="0.1151" calcext:value-type="float">
            <text:p>0,1151</text:p>
          </table:table-cell>
          <table:table-cell office:value-type="float" office:value="3.9783" calcext:value-type="float">
            <text:p>3,9783</text:p>
          </table:table-cell>
          <table:table-cell office:value-type="float" office:value="3.0122" calcext:value-type="float">
            <text:p>3,0122</text:p>
          </table:table-cell>
          <table:table-cell office:value-type="float" office:value="0.512" calcext:value-type="float">
            <text:p>0,512</text:p>
          </table:table-cell>
          <table:table-cell office:value-type="float" office:value="2.9699" calcext:value-type="float">
            <text:p>2,9699</text:p>
          </table:table-cell>
          <table:table-cell office:value-type="float" office:value="2.7744" calcext:value-type="float">
            <text:p>2,7744</text:p>
          </table:table-cell>
          <table:table-cell office:value-type="float" office:value="2.8417" calcext:value-type="float">
            <text:p>2,8417</text:p>
          </table:table-cell>
          <table:table-cell office:value-type="float" office:value="4.2464" calcext:value-type="float">
            <text:p>4,2464</text:p>
          </table:table-cell>
          <table:table-cell office:value-type="float" office:value="0.013712" calcext:value-type="float">
            <text:p>0,013712</text:p>
          </table:table-cell>
          <table:table-cell office:value-type="float" office:value="3.9684" calcext:value-type="float">
            <text:p>3,9684</text:p>
          </table:table-cell>
          <table:table-cell office:value-type="float" office:value="4.9607" calcext:value-type="float">
            <text:p>4,9607</text:p>
          </table:table-cell>
          <table:table-cell office:value-type="float" office:value="0.147" calcext:value-type="float">
            <text:p>0,147</text:p>
          </table:table-cell>
          <table:table-cell office:value-type="float" office:value="0.035906" calcext:value-type="float">
            <text:p>0,035906</text:p>
          </table:table-cell>
          <table:table-cell office:value-type="float" office:value="0.1568" calcext:value-type="float">
            <text:p>0,1568</text:p>
          </table:table-cell>
          <table:table-cell office:value-type="float" office:value="0.571" calcext:value-type="float">
            <text:p>0,571</text:p>
          </table:table-cell>
          <table:table-cell office:value-type="float" office:value="0.035594" calcext:value-type="float">
            <text:p>0,035594</text:p>
          </table:table-cell>
          <table:table-cell office:value-type="float" office:value="0.4635" calcext:value-type="float">
            <text:p>0,4635</text:p>
          </table:table-cell>
          <table:table-cell office:value-type="float" office:value="0.4435" calcext:value-type="float">
            <text:p>0,4435</text:p>
          </table:table-cell>
          <table:table-cell office:value-type="float" office:value="0.5698" calcext:value-type="float">
            <text:p>0,5698</text:p>
          </table:table-cell>
          <table:table-cell office:value-type="float" office:value="0.9351" calcext:value-type="float">
            <text:p>0,9351</text:p>
          </table:table-cell>
          <table:table-cell office:value-type="float" office:value="2.1712" calcext:value-type="float">
            <text:p>2,1712</text:p>
          </table:table-cell>
          <table:table-cell office:value-type="float" office:value="1.0827" calcext:value-type="float">
            <text:p>1,0827</text:p>
          </table:table-cell>
          <table:table-cell office:value-type="float" office:value="1.0889" calcext:value-type="float">
            <text:p>1,0889</text:p>
          </table:table-cell>
          <table:table-cell office:value-type="float" office:value="0.006026" calcext:value-type="float">
            <text:p>0,006026</text:p>
          </table:table-cell>
          <table:table-cell office:value-type="float" office:value="0.0793" calcext:value-type="float">
            <text:p>0,0793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2908" calcext:value-type="float">
            <text:p>0,2908</text:p>
          </table:table-cell>
          <table:table-cell office:value-type="float" office:value="1.2846" calcext:value-type="float">
            <text:p>1,2846</text:p>
          </table:table-cell>
          <table:table-cell office:value-type="float" office:value="0.8981" calcext:value-type="float">
            <text:p>0,8981</text:p>
          </table:table-cell>
          <table:table-cell office:value-type="float" office:value="0.0711" calcext:value-type="float">
            <text:p>0,0711</text:p>
          </table:table-cell>
          <table:table-cell office:value-type="float" office:value="0.00029866" calcext:value-type="float">
            <text:p>0,00029866</text:p>
          </table:table-cell>
          <table:table-cell office:value-type="float" office:value="0.061192" calcext:value-type="float">
            <text:p>0,061192</text:p>
          </table:table-cell>
          <table:table-cell office:value-type="float" office:value="0.003531" calcext:value-type="float">
            <text:p>0,003531</text:p>
          </table:table-cell>
          <table:table-cell office:value-type="float" office:value="0.5769" calcext:value-type="float">
            <text:p>0,5769</text:p>
          </table:table-cell>
          <table:table-cell office:value-type="float" office:value="5.4089" calcext:value-type="float">
            <text:p>5,4089</text:p>
          </table:table-cell>
        </table:table-row>
        <table:table-row table:style-name="ro1">
          <table:table-cell office:value-type="date" office:date-value="2017-04-06" calcext:value-type="date">
            <text:p>2017-04-06</text:p>
          </table:table-cell>
          <table:table-cell office:value-type="string" calcext:value-type="string">
            <text:p>068/A/NBP/2017</text:p>
          </table:table-cell>
          <table:table-cell office:value-type="float" office:value="0.1149" calcext:value-type="float">
            <text:p>0,1149</text:p>
          </table:table-cell>
          <table:table-cell office:value-type="float" office:value="3.9792" calcext:value-type="float">
            <text:p>3,9792</text:p>
          </table:table-cell>
          <table:table-cell office:value-type="float" office:value="3.0042" calcext:value-type="float">
            <text:p>3,0042</text:p>
          </table:table-cell>
          <table:table-cell office:value-type="float" office:value="0.5121" calcext:value-type="float">
            <text:p>0,5121</text:p>
          </table:table-cell>
          <table:table-cell office:value-type="float" office:value="2.9598" calcext:value-type="float">
            <text:p>2,9598</text:p>
          </table:table-cell>
          <table:table-cell office:value-type="float" office:value="2.7739" calcext:value-type="float">
            <text:p>2,7739</text:p>
          </table:table-cell>
          <table:table-cell office:value-type="float" office:value="2.8371" calcext:value-type="float">
            <text:p>2,8371</text:p>
          </table:table-cell>
          <table:table-cell office:value-type="float" office:value="4.2412" calcext:value-type="float">
            <text:p>4,2412</text:p>
          </table:table-cell>
          <table:table-cell office:value-type="float" office:value="0.013666" calcext:value-type="float">
            <text:p>0,013666</text:p>
          </table:table-cell>
          <table:table-cell office:value-type="float" office:value="3.9575" calcext:value-type="float">
            <text:p>3,9575</text:p>
          </table:table-cell>
          <table:table-cell office:value-type="float" office:value="4.9605" calcext:value-type="float">
            <text:p>4,9605</text:p>
          </table:table-cell>
          <table:table-cell office:value-type="float" office:value="0.147" calcext:value-type="float">
            <text:p>0,147</text:p>
          </table:table-cell>
          <table:table-cell office:value-type="float" office:value="0.035941" calcext:value-type="float">
            <text:p>0,035941</text:p>
          </table:table-cell>
          <table:table-cell office:value-type="float" office:value="0.1569" calcext:value-type="float">
            <text:p>0,1569</text:p>
          </table:table-cell>
          <table:table-cell office:value-type="float" office:value="0.5704" calcext:value-type="float">
            <text:p>0,5704</text:p>
          </table:table-cell>
          <table:table-cell office:value-type="float" office:value="0.035358" calcext:value-type="float">
            <text:p>0,035358</text:p>
          </table:table-cell>
          <table:table-cell office:value-type="float" office:value="0.4627" calcext:value-type="float">
            <text:p>0,4627</text:p>
          </table:table-cell>
          <table:table-cell office:value-type="float" office:value="0.4418" calcext:value-type="float">
            <text:p>0,4418</text:p>
          </table:table-cell>
          <table:table-cell office:value-type="float" office:value="0.5673" calcext:value-type="float">
            <text:p>0,5673</text:p>
          </table:table-cell>
          <table:table-cell office:value-type="float" office:value="0.937" calcext:value-type="float">
            <text:p>0,937</text:p>
          </table:table-cell>
          <table:table-cell office:value-type="float" office:value="2.1685" calcext:value-type="float">
            <text:p>2,1685</text:p>
          </table:table-cell>
          <table:table-cell office:value-type="float" office:value="1.0721" calcext:value-type="float">
            <text:p>1,0721</text:p>
          </table:table-cell>
          <table:table-cell office:value-type="float" office:value="1.0907" calcext:value-type="float">
            <text:p>1,0907</text:p>
          </table:table-cell>
          <table:table-cell office:value-type="float" office:value="0.006047" calcext:value-type="float">
            <text:p>0,006047</text:p>
          </table:table-cell>
          <table:table-cell office:value-type="float" office:value="0.0793" calcext:value-type="float">
            <text:p>0,0793</text:p>
          </table:table-cell>
          <table:table-cell office:value-type="float" office:value="0.2114" calcext:value-type="float">
            <text:p>0,2114</text:p>
          </table:table-cell>
          <table:table-cell office:value-type="float" office:value="0.2895" calcext:value-type="float">
            <text:p>0,2895</text:p>
          </table:table-cell>
          <table:table-cell office:value-type="float" office:value="1.2747" calcext:value-type="float">
            <text:p>1,2747</text:p>
          </table:table-cell>
          <table:table-cell office:value-type="float" office:value="0.897" calcext:value-type="float">
            <text:p>0,897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0029838" calcext:value-type="float">
            <text:p>0,00029838</text:p>
          </table:table-cell>
          <table:table-cell office:value-type="float" office:value="0.061236" calcext:value-type="float">
            <text:p>0,061236</text:p>
          </table:table-cell>
          <table:table-cell office:value-type="float" office:value="0.003517" calcext:value-type="float">
            <text:p>0,003517</text:p>
          </table:table-cell>
          <table:table-cell office:value-type="float" office:value="0.5767" calcext:value-type="float">
            <text:p>0,5767</text:p>
          </table:table-cell>
          <table:table-cell office:value-type="float" office:value="5.392" calcext:value-type="float">
            <text:p>5,392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string" calcext:value-type="string">
            <text:p>069/A/NBP/2017</text:p>
          </table:table-cell>
          <table:table-cell office:value-type="float" office:value="0.1148" calcext:value-type="float">
            <text:p>0,1148</text:p>
          </table:table-cell>
          <table:table-cell office:value-type="float" office:value="3.9755" calcext:value-type="float">
            <text:p>3,9755</text:p>
          </table:table-cell>
          <table:table-cell office:value-type="float" office:value="2.9938" calcext:value-type="float">
            <text:p>2,9938</text:p>
          </table:table-cell>
          <table:table-cell office:value-type="float" office:value="0.5117" calcext:value-type="float">
            <text:p>0,5117</text:p>
          </table:table-cell>
          <table:table-cell office:value-type="float" office:value="2.9695" calcext:value-type="float">
            <text:p>2,9695</text:p>
          </table:table-cell>
          <table:table-cell office:value-type="float" office:value="2.7721" calcext:value-type="float">
            <text:p>2,7721</text:p>
          </table:table-cell>
          <table:table-cell office:value-type="float" office:value="2.8357" calcext:value-type="float">
            <text:p>2,8357</text:p>
          </table:table-cell>
          <table:table-cell office:value-type="float" office:value="4.2273" calcext:value-type="float">
            <text:p>4,2273</text:p>
          </table:table-cell>
          <table:table-cell office:value-type="float" office:value="0.013625" calcext:value-type="float">
            <text:p>0,013625</text:p>
          </table:table-cell>
          <table:table-cell office:value-type="float" office:value="3.9519" calcext:value-type="float">
            <text:p>3,9519</text:p>
          </table:table-cell>
          <table:table-cell office:value-type="float" office:value="4.9431" calcext:value-type="float">
            <text:p>4,9431</text:p>
          </table:table-cell>
          <table:table-cell office:value-type="float" office:value="0.1475" calcext:value-type="float">
            <text:p>0,1475</text:p>
          </table:table-cell>
          <table:table-cell office:value-type="float" office:value="0.035931" calcext:value-type="float">
            <text:p>0,035931</text:p>
          </table:table-cell>
          <table:table-cell office:value-type="float" office:value="0.1586" calcext:value-type="float">
            <text:p>0,1586</text:p>
          </table:table-cell>
          <table:table-cell office:value-type="float" office:value="0.5685" calcext:value-type="float">
            <text:p>0,5685</text:p>
          </table:table-cell>
          <table:table-cell office:value-type="float" office:value="0.035242" calcext:value-type="float">
            <text:p>0,035242</text:p>
          </table:table-cell>
          <table:table-cell office:value-type="float" office:value="0.4611" calcext:value-type="float">
            <text:p>0,4611</text:p>
          </table:table-cell>
          <table:table-cell office:value-type="float" office:value="0.4404" calcext:value-type="float">
            <text:p>0,4404</text:p>
          </table:table-cell>
          <table:table-cell office:value-type="float" office:value="0.5679" calcext:value-type="float">
            <text:p>0,5679</text:p>
          </table:table-cell>
          <table:table-cell office:value-type="float" office:value="0.9342" calcext:value-type="float">
            <text:p>0,9342</text:p>
          </table:table-cell>
          <table:table-cell office:value-type="float" office:value="2.1614" calcext:value-type="float">
            <text:p>2,1614</text:p>
          </table:table-cell>
          <table:table-cell office:value-type="float" office:value="1.0688" calcext:value-type="float">
            <text:p>1,0688</text:p>
          </table:table-cell>
          <table:table-cell office:value-type="float" office:value="1.088" calcext:value-type="float">
            <text:p>1,088</text:p>
          </table:table-cell>
          <table:table-cell office:value-type="float" office:value="0.006057" calcext:value-type="float">
            <text:p>0,006057</text:p>
          </table:table-cell>
          <table:table-cell office:value-type="float" office:value="0.0797" calcext:value-type="float">
            <text:p>0,0797</text:p>
          </table:table-cell>
          <table:table-cell office:value-type="float" office:value="0.212" calcext:value-type="float">
            <text:p>0,212</text:p>
          </table:table-cell>
          <table:table-cell office:value-type="float" office:value="0.2895" calcext:value-type="float">
            <text:p>0,2895</text:p>
          </table:table-cell>
          <table:table-cell office:value-type="float" office:value="1.2651" calcext:value-type="float">
            <text:p>1,2651</text:p>
          </table:table-cell>
          <table:table-cell office:value-type="float" office:value="0.8964" calcext:value-type="float">
            <text:p>0,8964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00029847" calcext:value-type="float">
            <text:p>0,00029847</text:p>
          </table:table-cell>
          <table:table-cell office:value-type="float" office:value="0.061812" calcext:value-type="float">
            <text:p>0,061812</text:p>
          </table:table-cell>
          <table:table-cell office:value-type="float" office:value="0.003508" calcext:value-type="float">
            <text:p>0,003508</text:p>
          </table:table-cell>
          <table:table-cell office:value-type="float" office:value="0.5762" calcext:value-type="float">
            <text:p>0,5762</text:p>
          </table:table-cell>
          <table:table-cell office:value-type="float" office:value="5.378" calcext:value-type="float">
            <text:p>5,378</text:p>
          </table:table-cell>
        </table:table-row>
        <table:table-row table:style-name="ro1">
          <table:table-cell office:value-type="date" office:date-value="2017-04-10" calcext:value-type="date">
            <text:p>2017-04-10</text:p>
          </table:table-cell>
          <table:table-cell office:value-type="string" calcext:value-type="string">
            <text:p>070/A/NBP/2017</text:p>
          </table:table-cell>
          <table:table-cell office:value-type="float" office:value="0.1154" calcext:value-type="float">
            <text:p>0,1154</text:p>
          </table:table-cell>
          <table:table-cell office:value-type="float" office:value="3.9956" calcext:value-type="float">
            <text:p>3,9956</text:p>
          </table:table-cell>
          <table:table-cell office:value-type="float" office:value="2.9906" calcext:value-type="float">
            <text:p>2,9906</text:p>
          </table:table-cell>
          <table:table-cell office:value-type="float" office:value="0.5142" calcext:value-type="float">
            <text:p>0,5142</text:p>
          </table:table-cell>
          <table:table-cell office:value-type="float" office:value="2.981" calcext:value-type="float">
            <text:p>2,981</text:p>
          </table:table-cell>
          <table:table-cell office:value-type="float" office:value="2.7748" calcext:value-type="float">
            <text:p>2,7748</text:p>
          </table:table-cell>
          <table:table-cell office:value-type="float" office:value="2.8422" calcext:value-type="float">
            <text:p>2,8422</text:p>
          </table:table-cell>
          <table:table-cell office:value-type="float" office:value="4.2301" calcext:value-type="float">
            <text:p>4,2301</text:p>
          </table:table-cell>
          <table:table-cell office:value-type="float" office:value="0.01362" calcext:value-type="float">
            <text:p>0,01362</text:p>
          </table:table-cell>
          <table:table-cell office:value-type="float" office:value="3.9591" calcext:value-type="float">
            <text:p>3,9591</text:p>
          </table:table-cell>
          <table:table-cell office:value-type="float" office:value="4.955" calcext:value-type="float">
            <text:p>4,955</text:p>
          </table:table-cell>
          <table:table-cell office:value-type="float" office:value="0.1483" calcext:value-type="float">
            <text:p>0,1483</text:p>
          </table:table-cell>
          <table:table-cell office:value-type="float" office:value="0.035899" calcext:value-type="float">
            <text:p>0,035899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5688" calcext:value-type="float">
            <text:p>0,5688</text:p>
          </table:table-cell>
          <table:table-cell office:value-type="float" office:value="0.035517" calcext:value-type="float">
            <text:p>0,035517</text:p>
          </table:table-cell>
          <table:table-cell office:value-type="float" office:value="0.4619" calcext:value-type="float">
            <text:p>0,4619</text:p>
          </table:table-cell>
          <table:table-cell office:value-type="float" office:value="0.4405" calcext:value-type="float">
            <text:p>0,4405</text:p>
          </table:table-cell>
          <table:table-cell office:value-type="float" office:value="0.5689" calcext:value-type="float">
            <text:p>0,5689</text:p>
          </table:table-cell>
          <table:table-cell office:value-type="float" office:value="0.9368" calcext:value-type="float">
            <text:p>0,9368</text:p>
          </table:table-cell>
          <table:table-cell office:value-type="float" office:value="2.1628" calcext:value-type="float">
            <text:p>2,1628</text:p>
          </table:table-cell>
          <table:table-cell office:value-type="float" office:value="1.0706" calcext:value-type="float">
            <text:p>1,0706</text:p>
          </table:table-cell>
          <table:table-cell office:value-type="float" office:value="1.0917" calcext:value-type="float">
            <text:p>1,0917</text:p>
          </table:table-cell>
          <table:table-cell office:value-type="float" office:value="0.006087" calcext:value-type="float">
            <text:p>0,006087</text:p>
          </table:table-cell>
          <table:table-cell office:value-type="float" office:value="0.0805" calcext:value-type="float">
            <text:p>0,0805</text:p>
          </table:table-cell>
          <table:table-cell office:value-type="float" office:value="0.2136" calcext:value-type="float">
            <text:p>0,2136</text:p>
          </table:table-cell>
          <table:table-cell office:value-type="float" office:value="0.2876" calcext:value-type="float">
            <text:p>0,2876</text:p>
          </table:table-cell>
          <table:table-cell office:value-type="float" office:value="1.2701" calcext:value-type="float">
            <text:p>1,2701</text:p>
          </table:table-cell>
          <table:table-cell office:value-type="float" office:value="0.9007" calcext:value-type="float">
            <text:p>0,9007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00030074" calcext:value-type="float">
            <text:p>0,00030074</text:p>
          </table:table-cell>
          <table:table-cell office:value-type="float" office:value="0.061948" calcext:value-type="float">
            <text:p>0,061948</text:p>
          </table:table-cell>
          <table:table-cell office:value-type="float" office:value="0.003501" calcext:value-type="float">
            <text:p>0,003501</text:p>
          </table:table-cell>
          <table:table-cell office:value-type="float" office:value="0.5788" calcext:value-type="float">
            <text:p>0,5788</text:p>
          </table:table-cell>
          <table:table-cell office:value-type="float" office:value="5.394" calcext:value-type="float">
            <text:p>5,394</text:p>
          </table:table-cell>
        </table:table-row>
        <table:table-row table:style-name="ro1">
          <table:table-cell office:value-type="date" office:date-value="2017-04-11" calcext:value-type="date">
            <text:p>2017-04-11</text:p>
          </table:table-cell>
          <table:table-cell office:value-type="string" calcext:value-type="string">
            <text:p>071/A/NBP/2017</text:p>
          </table:table-cell>
          <table:table-cell office:value-type="float" office:value="0.1157" calcext:value-type="float">
            <text:p>0,1157</text:p>
          </table:table-cell>
          <table:table-cell office:value-type="float" office:value="4.0009" calcext:value-type="float">
            <text:p>4,0009</text:p>
          </table:table-cell>
          <table:table-cell office:value-type="float" office:value="3.0036" calcext:value-type="float">
            <text:p>3,0036</text:p>
          </table:table-cell>
          <table:table-cell office:value-type="float" office:value="0.5149" calcext:value-type="float">
            <text:p>0,5149</text:p>
          </table:table-cell>
          <table:table-cell office:value-type="float" office:value="3.0032" calcext:value-type="float">
            <text:p>3,0032</text:p>
          </table:table-cell>
          <table:table-cell office:value-type="float" office:value="2.7807" calcext:value-type="float">
            <text:p>2,7807</text:p>
          </table:table-cell>
          <table:table-cell office:value-type="float" office:value="2.8481" calcext:value-type="float">
            <text:p>2,8481</text:p>
          </table:table-cell>
          <table:table-cell office:value-type="float" office:value="4.2415" calcext:value-type="float">
            <text:p>4,2415</text:p>
          </table:table-cell>
          <table:table-cell office:value-type="float" office:value="0.013616" calcext:value-type="float">
            <text:p>0,013616</text:p>
          </table:table-cell>
          <table:table-cell office:value-type="float" office:value="3.972" calcext:value-type="float">
            <text:p>3,972</text:p>
          </table:table-cell>
          <table:table-cell office:value-type="float" office:value="4.9707" calcext:value-type="float">
            <text:p>4,9707</text:p>
          </table:table-cell>
          <table:table-cell office:value-type="float" office:value="0.1488" calcext:value-type="float">
            <text:p>0,1488</text:p>
          </table:table-cell>
          <table:table-cell office:value-type="float" office:value="0.036158" calcext:value-type="float">
            <text:p>0,036158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5704" calcext:value-type="float">
            <text:p>0,5704</text:p>
          </table:table-cell>
          <table:table-cell office:value-type="float" office:value="0.035568" calcext:value-type="float">
            <text:p>0,035568</text:p>
          </table:table-cell>
          <table:table-cell office:value-type="float" office:value="0.4651" calcext:value-type="float">
            <text:p>0,4651</text:p>
          </table:table-cell>
          <table:table-cell office:value-type="float" office:value="0.4415" calcext:value-type="float">
            <text:p>0,4415</text:p>
          </table:table-cell>
          <table:table-cell office:value-type="float" office:value="0.5714" calcext:value-type="float">
            <text:p>0,5714</text:p>
          </table:table-cell>
          <table:table-cell office:value-type="float" office:value="0.9395" calcext:value-type="float">
            <text:p>0,9395</text:p>
          </table:table-cell>
          <table:table-cell office:value-type="float" office:value="2.1686" calcext:value-type="float">
            <text:p>2,1686</text:p>
          </table:table-cell>
          <table:table-cell office:value-type="float" office:value="1.0742" calcext:value-type="float">
            <text:p>1,0742</text:p>
          </table:table-cell>
          <table:table-cell office:value-type="float" office:value="1.0927" calcext:value-type="float">
            <text:p>1,0927</text:p>
          </table:table-cell>
          <table:table-cell office:value-type="float" office:value="0.006135" calcext:value-type="float">
            <text:p>0,006135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2137" calcext:value-type="float">
            <text:p>0,2137</text:p>
          </table:table-cell>
          <table:table-cell office:value-type="float" office:value="0.2881" calcext:value-type="float">
            <text:p>0,2881</text:p>
          </table:table-cell>
          <table:table-cell office:value-type="float" office:value="1.2771" calcext:value-type="float">
            <text:p>1,2771</text:p>
          </table:table-cell>
          <table:table-cell office:value-type="float" office:value="0.9028" calcext:value-type="float">
            <text:p>0,9028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0030129" calcext:value-type="float">
            <text:p>0,00030129</text:p>
          </table:table-cell>
          <table:table-cell office:value-type="float" office:value="0.062087" calcext:value-type="float">
            <text:p>0,062087</text:p>
          </table:table-cell>
          <table:table-cell office:value-type="float" office:value="0.003493" calcext:value-type="float">
            <text:p>0,003493</text:p>
          </table:table-cell>
          <table:table-cell office:value-type="float" office:value="0.5798" calcext:value-type="float">
            <text:p>0,5798</text:p>
          </table:table-cell>
          <table:table-cell office:value-type="float" office:value="5.4232" calcext:value-type="float">
            <text:p>5,4232</text:p>
          </table:table-cell>
        </table:table-row>
        <table:table-row table:style-name="ro1">
          <table:table-cell office:value-type="date" office:date-value="2017-04-12" calcext:value-type="date">
            <text:p>2017-04-12</text:p>
          </table:table-cell>
          <table:table-cell office:value-type="string" calcext:value-type="string">
            <text:p>072/A/NBP/2017</text:p>
          </table:table-cell>
          <table:table-cell office:value-type="float" office:value="0.116" calcext:value-type="float">
            <text:p>0,116</text:p>
          </table:table-cell>
          <table:table-cell office:value-type="float" office:value="4.0026" calcext:value-type="float">
            <text:p>4,0026</text:p>
          </table:table-cell>
          <table:table-cell office:value-type="float" office:value="3.0008" calcext:value-type="float">
            <text:p>3,0008</text:p>
          </table:table-cell>
          <table:table-cell office:value-type="float" office:value="0.5151" calcext:value-type="float">
            <text:p>0,5151</text:p>
          </table:table-cell>
          <table:table-cell office:value-type="float" office:value="3.0045" calcext:value-type="float">
            <text:p>3,0045</text:p>
          </table:table-cell>
          <table:table-cell office:value-type="float" office:value="2.7771" calcext:value-type="float">
            <text:p>2,7771</text:p>
          </table:table-cell>
          <table:table-cell office:value-type="float" office:value="2.8565" calcext:value-type="float">
            <text:p>2,8565</text:p>
          </table:table-cell>
          <table:table-cell office:value-type="float" office:value="4.2505" calcext:value-type="float">
            <text:p>4,2505</text:p>
          </table:table-cell>
          <table:table-cell office:value-type="float" office:value="0.013644" calcext:value-type="float">
            <text:p>0,013644</text:p>
          </table:table-cell>
          <table:table-cell office:value-type="float" office:value="3.9774" calcext:value-type="float">
            <text:p>3,9774</text:p>
          </table:table-cell>
          <table:table-cell office:value-type="float" office:value="5.0047" calcext:value-type="float">
            <text:p>5,0047</text:p>
          </table:table-cell>
          <table:table-cell office:value-type="float" office:value="0.1488" calcext:value-type="float">
            <text:p>0,1488</text:p>
          </table:table-cell>
          <table:table-cell office:value-type="float" office:value="0.036491" calcext:value-type="float">
            <text:p>0,036491</text:p>
          </table:table-cell>
          <table:table-cell office:value-type="float" office:value="0.1593" calcext:value-type="float">
            <text:p>0,1593</text:p>
          </table:table-cell>
          <table:table-cell office:value-type="float" office:value="0.5715" calcext:value-type="float">
            <text:p>0,5715</text:p>
          </table:table-cell>
          <table:table-cell office:value-type="float" office:value="0.035839" calcext:value-type="float">
            <text:p>0,035839</text:p>
          </table:table-cell>
          <table:table-cell office:value-type="float" office:value="0.4668" calcext:value-type="float">
            <text:p>0,4668</text:p>
          </table:table-cell>
          <table:table-cell office:value-type="float" office:value="0.4438" calcext:value-type="float">
            <text:p>0,4438</text:p>
          </table:table-cell>
          <table:table-cell office:value-type="float" office:value="0.572" calcext:value-type="float">
            <text:p>0,572</text:p>
          </table:table-cell>
          <table:table-cell office:value-type="float" office:value="0.9405" calcext:value-type="float">
            <text:p>0,9405</text:p>
          </table:table-cell>
          <table:table-cell office:value-type="float" office:value="2.1732" calcext:value-type="float">
            <text:p>2,1732</text:p>
          </table:table-cell>
          <table:table-cell office:value-type="float" office:value="1.0874" calcext:value-type="float">
            <text:p>1,0874</text:p>
          </table:table-cell>
          <table:table-cell office:value-type="float" office:value="1.0947" calcext:value-type="float">
            <text:p>1,0947</text:p>
          </table:table-cell>
          <table:table-cell office:value-type="float" office:value="0.006114" calcext:value-type="float">
            <text:p>0,006114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2132" calcext:value-type="float">
            <text:p>0,2132</text:p>
          </table:table-cell>
          <table:table-cell office:value-type="float" office:value="0.291" calcext:value-type="float">
            <text:p>0,291</text:p>
          </table:table-cell>
          <table:table-cell office:value-type="float" office:value="1.2754" calcext:value-type="float">
            <text:p>1,2754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00030152" calcext:value-type="float">
            <text:p>0,00030152</text:p>
          </table:table-cell>
          <table:table-cell office:value-type="float" office:value="0.061916" calcext:value-type="float">
            <text:p>0,061916</text:p>
          </table:table-cell>
          <table:table-cell office:value-type="float" office:value="0.003513" calcext:value-type="float">
            <text:p>0,003513</text:p>
          </table:table-cell>
          <table:table-cell office:value-type="float" office:value="0.5807" calcext:value-type="float">
            <text:p>0,5807</text:p>
          </table:table-cell>
          <table:table-cell office:value-type="float" office:value="5.4237" calcext:value-type="float">
            <text:p>5,4237</text:p>
          </table:table-cell>
        </table:table-row>
        <table:table-row table:style-name="ro1">
          <table:table-cell office:value-type="date" office:date-value="2017-04-13" calcext:value-type="date">
            <text:p>2017-04-13</text:p>
          </table:table-cell>
          <table:table-cell office:value-type="string" calcext:value-type="string">
            <text:p>073/A/NBP/2017</text:p>
          </table:table-cell>
          <table:table-cell office:value-type="float" office:value="0.1161" calcext:value-type="float">
            <text:p>0,1161</text:p>
          </table:table-cell>
          <table:table-cell office:value-type="float" office:value="3.9886" calcext:value-type="float">
            <text:p>3,9886</text:p>
          </table:table-cell>
          <table:table-cell office:value-type="float" office:value="3.0251" calcext:value-type="float">
            <text:p>3,0251</text:p>
          </table:table-cell>
          <table:table-cell office:value-type="float" office:value="0.5131" calcext:value-type="float">
            <text:p>0,5131</text:p>
          </table:table-cell>
          <table:table-cell office:value-type="float" office:value="3.0142" calcext:value-type="float">
            <text:p>3,0142</text:p>
          </table:table-cell>
          <table:table-cell office:value-type="float" office:value="2.7931" calcext:value-type="float">
            <text:p>2,7931</text:p>
          </table:table-cell>
          <table:table-cell office:value-type="float" office:value="2.8572" calcext:value-type="float">
            <text:p>2,8572</text:p>
          </table:table-cell>
          <table:table-cell office:value-type="float" office:value="4.245" calcext:value-type="float">
            <text:p>4,245</text:p>
          </table:table-cell>
          <table:table-cell office:value-type="float" office:value="0.013591" calcext:value-type="float">
            <text:p>0,013591</text:p>
          </table:table-cell>
          <table:table-cell office:value-type="float" office:value="3.973" calcext:value-type="float">
            <text:p>3,973</text:p>
          </table:table-cell>
          <table:table-cell office:value-type="float" office:value="5.0056" calcext:value-type="float">
            <text:p>5,0056</text:p>
          </table:table-cell>
          <table:table-cell office:value-type="float" office:value="0.1484" calcext:value-type="float">
            <text:p>0,1484</text:p>
          </table:table-cell>
          <table:table-cell office:value-type="float" office:value="0.036581" calcext:value-type="float">
            <text:p>0,036581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5708" calcext:value-type="float">
            <text:p>0,5708</text:p>
          </table:table-cell>
          <table:table-cell office:value-type="float" office:value="0.035899" calcext:value-type="float">
            <text:p>0,035899</text:p>
          </table:table-cell>
          <table:table-cell office:value-type="float" office:value="0.4663" calcext:value-type="float">
            <text:p>0,4663</text:p>
          </table:table-cell>
          <table:table-cell office:value-type="float" office:value="0.4431" calcext:value-type="float">
            <text:p>0,4431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9393" calcext:value-type="float">
            <text:p>0,9393</text:p>
          </table:table-cell>
          <table:table-cell office:value-type="float" office:value="2.1704" calcext:value-type="float">
            <text:p>2,1704</text:p>
          </table:table-cell>
          <table:table-cell office:value-type="float" office:value="1.092" calcext:value-type="float">
            <text:p>1,092</text:p>
          </table:table-cell>
          <table:table-cell office:value-type="float" office:value="1.0929" calcext:value-type="float">
            <text:p>1,0929</text:p>
          </table:table-cell>
          <table:table-cell office:value-type="float" office:value="0.00611" calcext:value-type="float">
            <text:p>0,00611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2146" calcext:value-type="float">
            <text:p>0,2146</text:p>
          </table:table-cell>
          <table:table-cell office:value-type="float" office:value="0.2942" calcext:value-type="float">
            <text:p>0,2942</text:p>
          </table:table-cell>
          <table:table-cell office:value-type="float" office:value="1.2764" calcext:value-type="float">
            <text:p>1,2764</text:p>
          </table:table-cell>
          <table:table-cell office:value-type="float" office:value="0.903" calcext:value-type="float">
            <text:p>0,903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00030089" calcext:value-type="float">
            <text:p>0,00030089</text:p>
          </table:table-cell>
          <table:table-cell office:value-type="float" office:value="0.061835" calcext:value-type="float">
            <text:p>0,061835</text:p>
          </table:table-cell>
          <table:table-cell office:value-type="float" office:value="0.003527" calcext:value-type="float">
            <text:p>0,003527</text:p>
          </table:table-cell>
          <table:table-cell office:value-type="float" office:value="0.5792" calcext:value-type="float">
            <text:p>0,5792</text:p>
          </table:table-cell>
          <table:table-cell office:value-type="float" office:value="5.4277" calcext:value-type="float">
            <text:p>5,4277</text:p>
          </table:table-cell>
        </table:table-row>
        <table:table-row table:style-name="ro1">
          <table:table-cell office:value-type="date" office:date-value="2017-04-14" calcext:value-type="date">
            <text:p>2017-04-14</text:p>
          </table:table-cell>
          <table:table-cell office:value-type="string" calcext:value-type="string">
            <text:p>074/A/NBP/2017</text:p>
          </table:table-cell>
          <table:table-cell office:value-type="float" office:value="0.1162" calcext:value-type="float">
            <text:p>0,1162</text:p>
          </table:table-cell>
          <table:table-cell office:value-type="float" office:value="3.9911" calcext:value-type="float">
            <text:p>3,9911</text:p>
          </table:table-cell>
          <table:table-cell office:value-type="float" office:value="3.0203" calcext:value-type="float">
            <text:p>3,0203</text:p>
          </table:table-cell>
          <table:table-cell office:value-type="float" office:value="0.5134" calcext:value-type="float">
            <text:p>0,5134</text:p>
          </table:table-cell>
          <table:table-cell office:value-type="float" office:value="2.9969" calcext:value-type="float">
            <text:p>2,9969</text:p>
          </table:table-cell>
          <table:table-cell office:value-type="float" office:value="2.79" calcext:value-type="float">
            <text:p>2,79</text:p>
          </table:table-cell>
          <table:table-cell office:value-type="float" office:value="2.8555" calcext:value-type="float">
            <text:p>2,8555</text:p>
          </table:table-cell>
          <table:table-cell office:value-type="float" office:value="4.2395" calcext:value-type="float">
            <text:p>4,2395</text:p>
          </table:table-cell>
          <table:table-cell office:value-type="float" office:value="0.01355" calcext:value-type="float">
            <text:p>0,01355</text:p>
          </table:table-cell>
          <table:table-cell office:value-type="float" office:value="3.9724" calcext:value-type="float">
            <text:p>3,9724</text:p>
          </table:table-cell>
          <table:table-cell office:value-type="float" office:value="4.9932" calcext:value-type="float">
            <text:p>4,9932</text:p>
          </table:table-cell>
          <table:table-cell office:value-type="float" office:value="0.1488" calcext:value-type="float">
            <text:p>0,1488</text:p>
          </table:table-cell>
          <table:table-cell office:value-type="float" office:value="0.036649" calcext:value-type="float">
            <text:p>0,036649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5699" calcext:value-type="float">
            <text:p>0,5699</text:p>
          </table:table-cell>
          <table:table-cell office:value-type="float" office:value="0.035852" calcext:value-type="float">
            <text:p>0,035852</text:p>
          </table:table-cell>
          <table:table-cell office:value-type="float" office:value="0.4656" calcext:value-type="float">
            <text:p>0,4656</text:p>
          </table:table-cell>
          <table:table-cell office:value-type="float" office:value="0.4419" calcext:value-type="float">
            <text:p>0,4419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9374" calcext:value-type="float">
            <text:p>0,9374</text:p>
          </table:table-cell>
          <table:table-cell office:value-type="float" office:value="2.1676" calcext:value-type="float">
            <text:p>2,1676</text:p>
          </table:table-cell>
          <table:table-cell office:value-type="float" office:value="1.0826" calcext:value-type="float">
            <text:p>1,0826</text:p>
          </table:table-cell>
          <table:table-cell office:value-type="float" office:value="1.0893" calcext:value-type="float">
            <text:p>1,0893</text:p>
          </table:table-cell>
          <table:table-cell office:value-type="float" office:value="0.006134" calcext:value-type="float">
            <text:p>0,006134</text:p>
          </table:table-cell>
          <table:table-cell office:value-type="float" office:value="0.0805" calcext:value-type="float">
            <text:p>0,0805</text:p>
          </table:table-cell>
          <table:table-cell office:value-type="float" office:value="0.215" calcext:value-type="float">
            <text:p>0,215</text:p>
          </table:table-cell>
          <table:table-cell office:value-type="float" office:value="0.2965" calcext:value-type="float">
            <text:p>0,2965</text:p>
          </table:table-cell>
          <table:table-cell office:value-type="float" office:value="1.2694" calcext:value-type="float">
            <text:p>1,2694</text:p>
          </table:table-cell>
          <table:table-cell office:value-type="float" office:value="0.9056" calcext:value-type="float">
            <text:p>0,9056</text:p>
          </table:table-cell>
          <table:table-cell office:value-type="float" office:value="0.071" calcext:value-type="float">
            <text:p>0,071</text:p>
          </table:table-cell>
          <table:table-cell office:value-type="float" office:value="0.00030104" calcext:value-type="float">
            <text:p>0,00030104</text:p>
          </table:table-cell>
          <table:table-cell office:value-type="float" office:value="0.061755" calcext:value-type="float">
            <text:p>0,061755</text:p>
          </table:table-cell>
          <table:table-cell office:value-type="float" office:value="0.003497" calcext:value-type="float">
            <text:p>0,003497</text:p>
          </table:table-cell>
          <table:table-cell office:value-type="float" office:value="0.5794" calcext:value-type="float">
            <text:p>0,5794</text:p>
          </table:table-cell>
          <table:table-cell office:value-type="float" office:value="5.4184" calcext:value-type="float">
            <text:p>5,4184</text:p>
          </table:table-cell>
        </table:table-row>
        <table:table-row table:style-name="ro1">
          <table:table-cell office:value-type="date" office:date-value="2017-04-18" calcext:value-type="date">
            <text:p>2017-04-18</text:p>
          </table:table-cell>
          <table:table-cell office:value-type="string" calcext:value-type="string">
            <text:p>075/A/NBP/2017</text:p>
          </table:table-cell>
          <table:table-cell office:value-type="float" office:value="0.1158" calcext:value-type="float">
            <text:p>0,1158</text:p>
          </table:table-cell>
          <table:table-cell office:value-type="float" office:value="3.98" calcext:value-type="float">
            <text:p>3,98</text:p>
          </table:table-cell>
          <table:table-cell office:value-type="float" office:value="3.0032" calcext:value-type="float">
            <text:p>3,0032</text:p>
          </table:table-cell>
          <table:table-cell office:value-type="float" office:value="0.512" calcext:value-type="float">
            <text:p>0,512</text:p>
          </table:table-cell>
          <table:table-cell office:value-type="float" office:value="2.9842" calcext:value-type="float">
            <text:p>2,9842</text:p>
          </table:table-cell>
          <table:table-cell office:value-type="float" office:value="2.7907" calcext:value-type="float">
            <text:p>2,7907</text:p>
          </table:table-cell>
          <table:table-cell office:value-type="float" office:value="2.8458" calcext:value-type="float">
            <text:p>2,8458</text:p>
          </table:table-cell>
          <table:table-cell office:value-type="float" office:value="4.2401" calcext:value-type="float">
            <text:p>4,2401</text:p>
          </table:table-cell>
          <table:table-cell office:value-type="float" office:value="0.013548" calcext:value-type="float">
            <text:p>0,013548</text:p>
          </table:table-cell>
          <table:table-cell office:value-type="float" office:value="3.9688" calcext:value-type="float">
            <text:p>3,9688</text:p>
          </table:table-cell>
          <table:table-cell office:value-type="float" office:value="5.0108" calcext:value-type="float">
            <text:p>5,0108</text:p>
          </table:table-cell>
          <table:table-cell office:value-type="float" office:value="0.1468" calcext:value-type="float">
            <text:p>0,1468</text:p>
          </table:table-cell>
          <table:table-cell office:value-type="float" office:value="0.036559" calcext:value-type="float">
            <text:p>0,036559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5701" calcext:value-type="float">
            <text:p>0,5701</text:p>
          </table:table-cell>
          <table:table-cell office:value-type="float" office:value="0.035857" calcext:value-type="float">
            <text:p>0,035857</text:p>
          </table:table-cell>
          <table:table-cell office:value-type="float" office:value="0.4656" calcext:value-type="float">
            <text:p>0,4656</text:p>
          </table:table-cell>
          <table:table-cell office:value-type="float" office:value="0.4427" calcext:value-type="float">
            <text:p>0,4427</text:p>
          </table:table-cell>
          <table:table-cell office:value-type="float" office:value="0.5699" calcext:value-type="float">
            <text:p>0,5699</text:p>
          </table:table-cell>
          <table:table-cell office:value-type="float" office:value="0.9382" calcext:value-type="float">
            <text:p>0,9382</text:p>
          </table:table-cell>
          <table:table-cell office:value-type="float" office:value="2.1679" calcext:value-type="float">
            <text:p>2,1679</text:p>
          </table:table-cell>
          <table:table-cell office:value-type="float" office:value="1.0792" calcext:value-type="float">
            <text:p>1,0792</text:p>
          </table:table-cell>
          <table:table-cell office:value-type="float" office:value="1.0881" calcext:value-type="float">
            <text:p>1,0881</text:p>
          </table:table-cell>
          <table:table-cell office:value-type="float" office:value="0.006168" calcext:value-type="float">
            <text:p>0,006168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215" calcext:value-type="float">
            <text:p>0,215</text:p>
          </table:table-cell>
          <table:table-cell office:value-type="float" office:value="0.2979" calcext:value-type="float">
            <text:p>0,2979</text:p>
          </table:table-cell>
          <table:table-cell office:value-type="float" office:value="1.2849" calcext:value-type="float">
            <text:p>1,2849</text:p>
          </table:table-cell>
          <table:table-cell office:value-type="float" office:value="0.9027" calcext:value-type="float">
            <text:p>0,9027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00029944" calcext:value-type="float">
            <text:p>0,00029944</text:p>
          </table:table-cell>
          <table:table-cell office:value-type="float" office:value="0.061719" calcext:value-type="float">
            <text:p>0,061719</text:p>
          </table:table-cell>
          <table:table-cell office:value-type="float" office:value="0.003486" calcext:value-type="float">
            <text:p>0,003486</text:p>
          </table:table-cell>
          <table:table-cell office:value-type="float" office:value="0.5781" calcext:value-type="float">
            <text:p>0,5781</text:p>
          </table:table-cell>
          <table:table-cell office:value-type="float" office:value="5.4183" calcext:value-type="float">
            <text:p>5,4183</text:p>
          </table:table-cell>
        </table:table-row>
        <table:table-row table:style-name="ro1">
          <table:table-cell office:value-type="date" office:date-value="2017-04-19" calcext:value-type="date">
            <text:p>2017-04-19</text:p>
          </table:table-cell>
          <table:table-cell office:value-type="string" calcext:value-type="string">
            <text:p>076/A/NBP/2017</text:p>
          </table:table-cell>
          <table:table-cell office:value-type="float" office:value="0.1152" calcext:value-type="float">
            <text:p>0,1152</text:p>
          </table:table-cell>
          <table:table-cell office:value-type="float" office:value="3.9571" calcext:value-type="float">
            <text:p>3,9571</text:p>
          </table:table-cell>
          <table:table-cell office:value-type="float" office:value="2.9735" calcext:value-type="float">
            <text:p>2,9735</text:p>
          </table:table-cell>
          <table:table-cell office:value-type="float" office:value="0.5089" calcext:value-type="float">
            <text:p>0,5089</text:p>
          </table:table-cell>
          <table:table-cell office:value-type="float" office:value="2.9478" calcext:value-type="float">
            <text:p>2,9478</text:p>
          </table:table-cell>
          <table:table-cell office:value-type="float" office:value="2.7752" calcext:value-type="float">
            <text:p>2,7752</text:p>
          </table:table-cell>
          <table:table-cell office:value-type="float" office:value="2.831" calcext:value-type="float">
            <text:p>2,831</text:p>
          </table:table-cell>
          <table:table-cell office:value-type="float" office:value="4.2404" calcext:value-type="float">
            <text:p>4,2404</text:p>
          </table:table-cell>
          <table:table-cell office:value-type="float" office:value="0.013543" calcext:value-type="float">
            <text:p>0,013543</text:p>
          </table:table-cell>
          <table:table-cell office:value-type="float" office:value="3.9669" calcext:value-type="float">
            <text:p>3,9669</text:p>
          </table:table-cell>
          <table:table-cell office:value-type="float" office:value="5.0729" calcext:value-type="float">
            <text:p>5,0729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036351" calcext:value-type="float">
            <text:p>0,036351</text:p>
          </table:table-cell>
          <table:table-cell office:value-type="float" office:value="0.1582" calcext:value-type="float">
            <text:p>0,1582</text:p>
          </table:table-cell>
          <table:table-cell office:value-type="float" office:value="0.57" calcext:value-type="float">
            <text:p>0,57</text:p>
          </table:table-cell>
          <table:table-cell office:value-type="float" office:value="0.03589" calcext:value-type="float">
            <text:p>0,03589</text:p>
          </table:table-cell>
          <table:table-cell office:value-type="float" office:value="0.4642" calcext:value-type="float">
            <text:p>0,4642</text:p>
          </table:table-cell>
          <table:table-cell office:value-type="float" office:value="0.4418" calcext:value-type="float">
            <text:p>0,4418</text:p>
          </table:table-cell>
          <table:table-cell office:value-type="float" office:value="0.569" calcext:value-type="float">
            <text:p>0,569</text:p>
          </table:table-cell>
          <table:table-cell office:value-type="float" office:value="0.9363" calcext:value-type="float">
            <text:p>0,9363</text:p>
          </table:table-cell>
          <table:table-cell office:value-type="float" office:value="2.1681" calcext:value-type="float">
            <text:p>2,1681</text:p>
          </table:table-cell>
          <table:table-cell office:value-type="float" office:value="1.0795" calcext:value-type="float">
            <text:p>1,0795</text:p>
          </table:table-cell>
          <table:table-cell office:value-type="float" office:value="1.0775" calcext:value-type="float">
            <text:p>1,0775</text:p>
          </table:table-cell>
          <table:table-cell office:value-type="float" office:value="0.006099" calcext:value-type="float">
            <text:p>0,006099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2972" calcext:value-type="float">
            <text:p>0,2972</text:p>
          </table:table-cell>
          <table:table-cell office:value-type="float" office:value="1.2731" calcext:value-type="float">
            <text:p>1,2731</text:p>
          </table:table-cell>
          <table:table-cell office:value-type="float" office:value="0.8996" calcext:value-type="float">
            <text:p>0,8996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00029759" calcext:value-type="float">
            <text:p>0,00029759</text:p>
          </table:table-cell>
          <table:table-cell office:value-type="float" office:value="0.061238" calcext:value-type="float">
            <text:p>0,061238</text:p>
          </table:table-cell>
          <table:table-cell office:value-type="float" office:value="0.00347" calcext:value-type="float">
            <text:p>0,00347</text:p>
          </table:table-cell>
          <table:table-cell office:value-type="float" office:value="0.5746" calcext:value-type="float">
            <text:p>0,5746</text:p>
          </table:table-cell>
          <table:table-cell office:value-type="float" office:value="5.4026" calcext:value-type="float">
            <text:p>5,4026</text:p>
          </table:table-cell>
        </table:table-row>
        <table:table-row table:style-name="ro1">
          <table:table-cell office:value-type="date" office:date-value="2017-04-20" calcext:value-type="date">
            <text:p>2017-04-20</text:p>
          </table:table-cell>
          <table:table-cell office:value-type="string" calcext:value-type="string">
            <text:p>077/A/NBP/2017</text:p>
          </table:table-cell>
          <table:table-cell office:value-type="float" office:value="0.1152" calcext:value-type="float">
            <text:p>0,1152</text:p>
          </table:table-cell>
          <table:table-cell office:value-type="float" office:value="3.9588" calcext:value-type="float">
            <text:p>3,9588</text:p>
          </table:table-cell>
          <table:table-cell office:value-type="float" office:value="2.9765" calcext:value-type="float">
            <text:p>2,9765</text:p>
          </table:table-cell>
          <table:table-cell office:value-type="float" office:value="0.5091" calcext:value-type="float">
            <text:p>0,5091</text:p>
          </table:table-cell>
          <table:table-cell office:value-type="float" office:value="2.9367" calcext:value-type="float">
            <text:p>2,9367</text:p>
          </table:table-cell>
          <table:table-cell office:value-type="float" office:value="2.779" calcext:value-type="float">
            <text:p>2,779</text:p>
          </table:table-cell>
          <table:table-cell office:value-type="float" office:value="2.8333" calcext:value-type="float">
            <text:p>2,8333</text:p>
          </table:table-cell>
          <table:table-cell office:value-type="float" office:value="4.2631" calcext:value-type="float">
            <text:p>4,2631</text:p>
          </table:table-cell>
          <table:table-cell office:value-type="float" office:value="0.013617" calcext:value-type="float">
            <text:p>0,013617</text:p>
          </table:table-cell>
          <table:table-cell office:value-type="float" office:value="3.9788" calcext:value-type="float">
            <text:p>3,9788</text:p>
          </table:table-cell>
          <table:table-cell office:value-type="float" office:value="5.0797" calcext:value-type="float">
            <text:p>5,0797</text:p>
          </table:table-cell>
          <table:table-cell office:value-type="float" office:value="0.148" calcext:value-type="float">
            <text:p>0,148</text:p>
          </table:table-cell>
          <table:table-cell office:value-type="float" office:value="0.036297" calcext:value-type="float">
            <text:p>0,036297</text:p>
          </table:table-cell>
          <table:table-cell office:value-type="float" office:value="0.1582" calcext:value-type="float">
            <text:p>0,1582</text:p>
          </table:table-cell>
          <table:table-cell office:value-type="float" office:value="0.5731" calcext:value-type="float">
            <text:p>0,5731</text:p>
          </table:table-cell>
          <table:table-cell office:value-type="float" office:value="0.036113" calcext:value-type="float">
            <text:p>0,036113</text:p>
          </table:table-cell>
          <table:table-cell office:value-type="float" office:value="0.4626" calcext:value-type="float">
            <text:p>0,4626</text:p>
          </table:table-cell>
          <table:table-cell office:value-type="float" office:value="0.4433" calcext:value-type="float">
            <text:p>0,4433</text:p>
          </table:table-cell>
          <table:table-cell office:value-type="float" office:value="0.572" calcext:value-type="float">
            <text:p>0,572</text:p>
          </table:table-cell>
          <table:table-cell office:value-type="float" office:value="0.9388" calcext:value-type="float">
            <text:p>0,9388</text:p>
          </table:table-cell>
          <table:table-cell office:value-type="float" office:value="2.1797" calcext:value-type="float">
            <text:p>2,1797</text:p>
          </table:table-cell>
          <table:table-cell office:value-type="float" office:value="1.087" calcext:value-type="float">
            <text:p>1,087</text:p>
          </table:table-cell>
          <table:table-cell office:value-type="float" office:value="1.0812" calcext:value-type="float">
            <text:p>1,0812</text:p>
          </table:table-cell>
          <table:table-cell office:value-type="float" office:value="0.006108" calcext:value-type="float">
            <text:p>0,006108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2106" calcext:value-type="float">
            <text:p>0,2106</text:p>
          </table:table-cell>
          <table:table-cell office:value-type="float" office:value="0.3003" calcext:value-type="float">
            <text:p>0,3003</text:p>
          </table:table-cell>
          <table:table-cell office:value-type="float" office:value="1.2566" calcext:value-type="float">
            <text:p>1,2566</text:p>
          </table:table-cell>
          <table:table-cell office:value-type="float" office:value="0.8996" calcext:value-type="float">
            <text:p>0,8996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0029711" calcext:value-type="float">
            <text:p>0,00029711</text:p>
          </table:table-cell>
          <table:table-cell office:value-type="float" office:value="0.061251" calcext:value-type="float">
            <text:p>0,061251</text:p>
          </table:table-cell>
          <table:table-cell office:value-type="float" office:value="0.003477" calcext:value-type="float">
            <text:p>0,003477</text:p>
          </table:table-cell>
          <table:table-cell office:value-type="float" office:value="0.5751" calcext:value-type="float">
            <text:p>0,5751</text:p>
          </table:table-cell>
          <table:table-cell office:value-type="float" office:value="5.4252" calcext:value-type="float">
            <text:p>5,4252</text:p>
          </table:table-cell>
        </table:table-row>
        <table:table-row table:style-name="ro1">
          <table:table-cell office:value-type="date" office:date-value="2017-04-21" calcext:value-type="date">
            <text:p>2017-04-21</text:p>
          </table:table-cell>
          <table:table-cell office:value-type="string" calcext:value-type="string">
            <text:p>078/A/NBP/2017</text:p>
          </table:table-cell>
          <table:table-cell office:value-type="float" office:value="0.1159" calcext:value-type="float">
            <text:p>0,1159</text:p>
          </table:table-cell>
          <table:table-cell office:value-type="float" office:value="3.9841" calcext:value-type="float">
            <text:p>3,9841</text:p>
          </table:table-cell>
          <table:table-cell office:value-type="float" office:value="3.0028" calcext:value-type="float">
            <text:p>3,0028</text:p>
          </table:table-cell>
          <table:table-cell office:value-type="float" office:value="0.5124" calcext:value-type="float">
            <text:p>0,5124</text:p>
          </table:table-cell>
          <table:table-cell office:value-type="float" office:value="2.9604" calcext:value-type="float">
            <text:p>2,9604</text:p>
          </table:table-cell>
          <table:table-cell office:value-type="float" office:value="2.7942" calcext:value-type="float">
            <text:p>2,7942</text:p>
          </table:table-cell>
          <table:table-cell office:value-type="float" office:value="2.8509" calcext:value-type="float">
            <text:p>2,8509</text:p>
          </table:table-cell>
          <table:table-cell office:value-type="float" office:value="4.2705" calcext:value-type="float">
            <text:p>4,2705</text:p>
          </table:table-cell>
          <table:table-cell office:value-type="float" office:value="0.013617" calcext:value-type="float">
            <text:p>0,013617</text:p>
          </table:table-cell>
          <table:table-cell office:value-type="float" office:value="3.9921" calcext:value-type="float">
            <text:p>3,9921</text:p>
          </table:table-cell>
          <table:table-cell office:value-type="float" office:value="5.1003" calcext:value-type="float">
            <text:p>5,1003</text:p>
          </table:table-cell>
          <table:table-cell office:value-type="float" office:value="0.149" calcext:value-type="float">
            <text:p>0,149</text:p>
          </table:table-cell>
          <table:table-cell office:value-type="float" office:value="0.036517" calcext:value-type="float">
            <text:p>0,036517</text:p>
          </table:table-cell>
          <table:table-cell office:value-type="float" office:value="0.1585" calcext:value-type="float">
            <text:p>0,1585</text:p>
          </table:table-cell>
          <table:table-cell office:value-type="float" office:value="0.5743" calcext:value-type="float">
            <text:p>0,5743</text:p>
          </table:table-cell>
          <table:table-cell office:value-type="float" office:value="0.036175" calcext:value-type="float">
            <text:p>0,036175</text:p>
          </table:table-cell>
          <table:table-cell office:value-type="float" office:value="0.4623" calcext:value-type="float">
            <text:p>0,4623</text:p>
          </table:table-cell>
          <table:table-cell office:value-type="float" office:value="0.4435" calcext:value-type="float">
            <text:p>0,4435</text:p>
          </table:table-cell>
          <table:table-cell office:value-type="float" office:value="0.5729" calcext:value-type="float">
            <text:p>0,5729</text:p>
          </table:table-cell>
          <table:table-cell office:value-type="float" office:value="0.94" calcext:value-type="float">
            <text:p>0,94</text:p>
          </table:table-cell>
          <table:table-cell office:value-type="float" office:value="2.1834" calcext:value-type="float">
            <text:p>2,1834</text:p>
          </table:table-cell>
          <table:table-cell office:value-type="float" office:value="1.0947" calcext:value-type="float">
            <text:p>1,0947</text:p>
          </table:table-cell>
          <table:table-cell office:value-type="float" office:value="1.083" calcext:value-type="float">
            <text:p>1,083</text:p>
          </table:table-cell>
          <table:table-cell office:value-type="float" office:value="0.006132" calcext:value-type="float">
            <text:p>0,006132</text:p>
          </table:table-cell>
          <table:table-cell office:value-type="float" office:value="0.08" calcext:value-type="float">
            <text:p>0,08</text:p>
          </table:table-cell>
          <table:table-cell office:value-type="float" office:value="0.2117" calcext:value-type="float">
            <text:p>0,2117</text:p>
          </table:table-cell>
          <table:table-cell office:value-type="float" office:value="0.3029" calcext:value-type="float">
            <text:p>0,3029</text:p>
          </table:table-cell>
          <table:table-cell office:value-type="float" office:value="1.2654" calcext:value-type="float">
            <text:p>1,2654</text:p>
          </table:table-cell>
          <table:table-cell office:value-type="float" office:value="0.9059" calcext:value-type="float">
            <text:p>0,9059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00029907" calcext:value-type="float">
            <text:p>0,00029907</text:p>
          </table:table-cell>
          <table:table-cell office:value-type="float" office:value="0.061646" calcext:value-type="float">
            <text:p>0,061646</text:p>
          </table:table-cell>
          <table:table-cell office:value-type="float" office:value="0.003507" calcext:value-type="float">
            <text:p>0,003507</text:p>
          </table:table-cell>
          <table:table-cell office:value-type="float" office:value="0.5787" calcext:value-type="float">
            <text:p>0,5787</text:p>
          </table:table-cell>
          <table:table-cell office:value-type="float" office:value="5.4267" calcext:value-type="float">
            <text:p>5,4267</text:p>
          </table:table-cell>
        </table:table-row>
        <table:table-row table:style-name="ro1">
          <table:table-cell office:value-type="date" office:date-value="2017-04-24" calcext:value-type="date">
            <text:p>2017-04-24</text:p>
          </table:table-cell>
          <table:table-cell office:value-type="string" calcext:value-type="string">
            <text:p>079/A/NBP/2017</text:p>
          </table:table-cell>
          <table:table-cell office:value-type="float" office:value="0.1136" calcext:value-type="float">
            <text:p>0,1136</text:p>
          </table:table-cell>
          <table:table-cell office:value-type="float" office:value="3.906" calcext:value-type="float">
            <text:p>3,906</text:p>
          </table:table-cell>
          <table:table-cell office:value-type="float" office:value="2.9563" calcext:value-type="float">
            <text:p>2,9563</text:p>
          </table:table-cell>
          <table:table-cell office:value-type="float" office:value="0.5022" calcext:value-type="float">
            <text:p>0,5022</text:p>
          </table:table-cell>
          <table:table-cell office:value-type="float" office:value="2.906" calcext:value-type="float">
            <text:p>2,906</text:p>
          </table:table-cell>
          <table:table-cell office:value-type="float" office:value="2.7461" calcext:value-type="float">
            <text:p>2,7461</text:p>
          </table:table-cell>
          <table:table-cell office:value-type="float" office:value="2.8026" calcext:value-type="float">
            <text:p>2,8026</text:p>
          </table:table-cell>
          <table:table-cell office:value-type="float" office:value="4.241" calcext:value-type="float">
            <text:p>4,241</text:p>
          </table:table-cell>
          <table:table-cell office:value-type="float" office:value="0.013602" calcext:value-type="float">
            <text:p>0,013602</text:p>
          </table:table-cell>
          <table:table-cell office:value-type="float" office:value="3.9267" calcext:value-type="float">
            <text:p>3,9267</text:p>
          </table:table-cell>
          <table:table-cell office:value-type="float" office:value="5.0092" calcext:value-type="float">
            <text:p>5,0092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035461" calcext:value-type="float">
            <text:p>0,035461</text:p>
          </table:table-cell>
          <table:table-cell office:value-type="float" office:value="0.1583" calcext:value-type="float">
            <text:p>0,1583</text:p>
          </table:table-cell>
          <table:table-cell office:value-type="float" office:value="0.5702" calcext:value-type="float">
            <text:p>0,5702</text:p>
          </table:table-cell>
          <table:table-cell office:value-type="float" office:value="0.036186" calcext:value-type="float">
            <text:p>0,036186</text:p>
          </table:table-cell>
          <table:table-cell office:value-type="float" office:value="0.4581" calcext:value-type="float">
            <text:p>0,4581</text:p>
          </table:table-cell>
          <table:table-cell office:value-type="float" office:value="0.4422" calcext:value-type="float">
            <text:p>0,4422</text:p>
          </table:table-cell>
          <table:table-cell office:value-type="float" office:value="0.5687" calcext:value-type="float">
            <text:p>0,5687</text:p>
          </table:table-cell>
          <table:table-cell office:value-type="float" office:value="0.9348" calcext:value-type="float">
            <text:p>0,9348</text:p>
          </table:table-cell>
          <table:table-cell office:value-type="float" office:value="2.1684" calcext:value-type="float">
            <text:p>2,1684</text:p>
          </table:table-cell>
          <table:table-cell office:value-type="float" office:value="1.0856" calcext:value-type="float">
            <text:p>1,0856</text:p>
          </table:table-cell>
          <table:table-cell office:value-type="float" office:value="1.0698" calcext:value-type="float">
            <text:p>1,0698</text:p>
          </table:table-cell>
          <table:table-cell office:value-type="float" office:value="0.005979" calcext:value-type="float">
            <text:p>0,005979</text:p>
          </table:table-cell>
          <table:table-cell office:value-type="float" office:value="0.0785" calcext:value-type="float">
            <text:p>0,0785</text:p>
          </table:table-cell>
          <table:table-cell office:value-type="float" office:value="0.2105" calcext:value-type="float">
            <text:p>0,2105</text:p>
          </table:table-cell>
          <table:table-cell office:value-type="float" office:value="0.3031" calcext:value-type="float">
            <text:p>0,3031</text:p>
          </table:table-cell>
          <table:table-cell office:value-type="float" office:value="1.2407" calcext:value-type="float">
            <text:p>1,2407</text:p>
          </table:table-cell>
          <table:table-cell office:value-type="float" office:value="0.8879" calcext:value-type="float">
            <text:p>0,8879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00029325" calcext:value-type="float">
            <text:p>0,00029325</text:p>
          </table:table-cell>
          <table:table-cell office:value-type="float" office:value="0.060616" calcext:value-type="float">
            <text:p>0,060616</text:p>
          </table:table-cell>
          <table:table-cell office:value-type="float" office:value="0.003456" calcext:value-type="float">
            <text:p>0,003456</text:p>
          </table:table-cell>
          <table:table-cell office:value-type="float" office:value="0.5672" calcext:value-type="float">
            <text:p>0,5672</text:p>
          </table:table-cell>
          <table:table-cell office:value-type="float" office:value="5.4037" calcext:value-type="float">
            <text:p>5,4037</text:p>
          </table:table-cell>
        </table:table-row>
        <table:table-row table:style-name="ro1">
          <table:table-cell office:value-type="date" office:date-value="2017-04-25" calcext:value-type="date">
            <text:p>2017-04-25</text:p>
          </table:table-cell>
          <table:table-cell office:value-type="string" calcext:value-type="string">
            <text:p>080/A/NBP/2017</text:p>
          </table:table-cell>
          <table:table-cell office:value-type="float" office:value="0.113" calcext:value-type="float">
            <text:p>0,113</text:p>
          </table:table-cell>
          <table:table-cell office:value-type="float" office:value="3.8873" calcext:value-type="float">
            <text:p>3,8873</text:p>
          </table:table-cell>
          <table:table-cell office:value-type="float" office:value="2.929" calcext:value-type="float">
            <text:p>2,929</text:p>
          </table:table-cell>
          <table:table-cell office:value-type="float" office:value="0.4995" calcext:value-type="float">
            <text:p>0,4995</text:p>
          </table:table-cell>
          <table:table-cell office:value-type="float" office:value="2.8668" calcext:value-type="float">
            <text:p>2,8668</text:p>
          </table:table-cell>
          <table:table-cell office:value-type="float" office:value="2.7031" calcext:value-type="float">
            <text:p>2,7031</text:p>
          </table:table-cell>
          <table:table-cell office:value-type="float" office:value="2.7918" calcext:value-type="float">
            <text:p>2,7918</text:p>
          </table:table-cell>
          <table:table-cell office:value-type="float" office:value="4.2346" calcext:value-type="float">
            <text:p>4,2346</text:p>
          </table:table-cell>
          <table:table-cell office:value-type="float" office:value="0.013585" calcext:value-type="float">
            <text:p>0,013585</text:p>
          </table:table-cell>
          <table:table-cell office:value-type="float" office:value="3.9092" calcext:value-type="float">
            <text:p>3,9092</text:p>
          </table:table-cell>
          <table:table-cell office:value-type="float" office:value="4.9825" calcext:value-type="float">
            <text:p>4,9825</text:p>
          </table:table-cell>
          <table:table-cell office:value-type="float" office:value="0.146" calcext:value-type="float">
            <text:p>0,146</text:p>
          </table:table-cell>
          <table:table-cell office:value-type="float" office:value="0.03519" calcext:value-type="float">
            <text:p>0,03519</text:p>
          </table:table-cell>
          <table:table-cell office:value-type="float" office:value="0.1579" calcext:value-type="float">
            <text:p>0,1579</text:p>
          </table:table-cell>
          <table:table-cell office:value-type="float" office:value="0.5692" calcext:value-type="float">
            <text:p>0,5692</text:p>
          </table:table-cell>
          <table:table-cell office:value-type="float" office:value="0.036271" calcext:value-type="float">
            <text:p>0,036271</text:p>
          </table:table-cell>
          <table:table-cell office:value-type="float" office:value="0.4544" calcext:value-type="float">
            <text:p>0,4544</text:p>
          </table:table-cell>
          <table:table-cell office:value-type="float" office:value="0.4416" calcext:value-type="float">
            <text:p>0,4416</text:p>
          </table:table-cell>
          <table:table-cell office:value-type="float" office:value="0.5682" calcext:value-type="float">
            <text:p>0,5682</text:p>
          </table:table-cell>
          <table:table-cell office:value-type="float" office:value="0.9356" calcext:value-type="float">
            <text:p>0,9356</text:p>
          </table:table-cell>
          <table:table-cell office:value-type="float" office:value="2.1651" calcext:value-type="float">
            <text:p>2,1651</text:p>
          </table:table-cell>
          <table:table-cell office:value-type="float" office:value="1.0845" calcext:value-type="float">
            <text:p>1,0845</text:p>
          </table:table-cell>
          <table:table-cell office:value-type="float" office:value="1.0657" calcext:value-type="float">
            <text:p>1,0657</text:p>
          </table:table-cell>
          <table:table-cell office:value-type="float" office:value="0.005933" calcext:value-type="float">
            <text:p>0,005933</text:p>
          </table:table-cell>
          <table:table-cell office:value-type="float" office:value="0.0782" calcext:value-type="float">
            <text:p>0,0782</text:p>
          </table:table-cell>
          <table:table-cell office:value-type="float" office:value="0.2071" calcext:value-type="float">
            <text:p>0,2071</text:p>
          </table:table-cell>
          <table:table-cell office:value-type="float" office:value="0.2973" calcext:value-type="float">
            <text:p>0,2973</text:p>
          </table:table-cell>
          <table:table-cell office:value-type="float" office:value="1.2426" calcext:value-type="float">
            <text:p>1,2426</text:p>
          </table:table-cell>
          <table:table-cell office:value-type="float" office:value="0.8897" calcext:value-type="float">
            <text:p>0,8897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00029263" calcext:value-type="float">
            <text:p>0,00029263</text:p>
          </table:table-cell>
          <table:table-cell office:value-type="float" office:value="0.060516" calcext:value-type="float">
            <text:p>0,060516</text:p>
          </table:table-cell>
          <table:table-cell office:value-type="float" office:value="0.003449" calcext:value-type="float">
            <text:p>0,003449</text:p>
          </table:table-cell>
          <table:table-cell office:value-type="float" office:value="0.5646" calcext:value-type="float">
            <text:p>0,5646</text:p>
          </table:table-cell>
          <table:table-cell office:value-type="float" office:value="5.3414" calcext:value-type="float">
            <text:p>5,3414</text:p>
          </table:table-cell>
        </table:table-row>
        <table:table-row table:style-name="ro1">
          <table:table-cell office:value-type="date" office:date-value="2017-04-26" calcext:value-type="date">
            <text:p>2017-04-26</text:p>
          </table:table-cell>
          <table:table-cell office:value-type="string" calcext:value-type="string">
            <text:p>081/A/NBP/2017</text:p>
          </table:table-cell>
          <table:table-cell office:value-type="float" office:value="0.1125" calcext:value-type="float">
            <text:p>0,1125</text:p>
          </table:table-cell>
          <table:table-cell office:value-type="float" office:value="3.8757" calcext:value-type="float">
            <text:p>3,8757</text:p>
          </table:table-cell>
          <table:table-cell office:value-type="float" office:value="2.9066" calcext:value-type="float">
            <text:p>2,9066</text:p>
          </table:table-cell>
          <table:table-cell office:value-type="float" office:value="0.4981" calcext:value-type="float">
            <text:p>0,4981</text:p>
          </table:table-cell>
          <table:table-cell office:value-type="float" office:value="2.8554" calcext:value-type="float">
            <text:p>2,8554</text:p>
          </table:table-cell>
          <table:table-cell office:value-type="float" office:value="2.6772" calcext:value-type="float">
            <text:p>2,6772</text:p>
          </table:table-cell>
          <table:table-cell office:value-type="float" office:value="2.7801" calcext:value-type="float">
            <text:p>2,7801</text:p>
          </table:table-cell>
          <table:table-cell office:value-type="float" office:value="4.2255" calcext:value-type="float">
            <text:p>4,2255</text:p>
          </table:table-cell>
          <table:table-cell office:value-type="float" office:value="0.013553" calcext:value-type="float">
            <text:p>0,013553</text:p>
          </table:table-cell>
          <table:table-cell office:value-type="float" office:value="3.8982" calcext:value-type="float">
            <text:p>3,8982</text:p>
          </table:table-cell>
          <table:table-cell office:value-type="float" office:value="4.9671" calcext:value-type="float">
            <text:p>4,9671</text:p>
          </table:table-cell>
          <table:table-cell office:value-type="float" office:value="0.1457" calcext:value-type="float">
            <text:p>0,1457</text:p>
          </table:table-cell>
          <table:table-cell office:value-type="float" office:value="0.034844" calcext:value-type="float">
            <text:p>0,034844</text:p>
          </table:table-cell>
          <table:table-cell office:value-type="float" office:value="0.1572" calcext:value-type="float">
            <text:p>0,1572</text:p>
          </table:table-cell>
          <table:table-cell office:value-type="float" office:value="0.568" calcext:value-type="float">
            <text:p>0,568</text:p>
          </table:table-cell>
          <table:table-cell office:value-type="float" office:value="0.036333" calcext:value-type="float">
            <text:p>0,036333</text:p>
          </table:table-cell>
          <table:table-cell office:value-type="float" office:value="0.4526" calcext:value-type="float">
            <text:p>0,4526</text:p>
          </table:table-cell>
          <table:table-cell office:value-type="float" office:value="0.4421" calcext:value-type="float">
            <text:p>0,4421</text:p>
          </table:table-cell>
          <table:table-cell office:value-type="float" office:value="0.566" calcext:value-type="float">
            <text:p>0,566</text:p>
          </table:table-cell>
          <table:table-cell office:value-type="float" office:value="0.9315" calcext:value-type="float">
            <text:p>0,9315</text:p>
          </table:table-cell>
          <table:table-cell office:value-type="float" office:value="2.1604" calcext:value-type="float">
            <text:p>2,1604</text:p>
          </table:table-cell>
          <table:table-cell office:value-type="float" office:value="1.0792" calcext:value-type="float">
            <text:p>1,0792</text:p>
          </table:table-cell>
          <table:table-cell office:value-type="float" office:value="1.0663" calcext:value-type="float">
            <text:p>1,0663</text:p>
          </table:table-cell>
          <table:table-cell office:value-type="float" office:value="0.005854" calcext:value-type="float">
            <text:p>0,005854</text:p>
          </table:table-cell>
          <table:table-cell office:value-type="float" office:value="0.0779" calcext:value-type="float">
            <text:p>0,0779</text:p>
          </table:table-cell>
          <table:table-cell office:value-type="float" office:value="0.2048" calcext:value-type="float">
            <text:p>0,2048</text:p>
          </table:table-cell>
          <table:table-cell office:value-type="float" office:value="0.2945" calcext:value-type="float">
            <text:p>0,2945</text:p>
          </table:table-cell>
          <table:table-cell office:value-type="float" office:value="1.231" calcext:value-type="float">
            <text:p>1,231</text:p>
          </table:table-cell>
          <table:table-cell office:value-type="float" office:value="0.891" calcext:value-type="float">
            <text:p>0,891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00029172" calcext:value-type="float">
            <text:p>0,00029172</text:p>
          </table:table-cell>
          <table:table-cell office:value-type="float" office:value="0.060472" calcext:value-type="float">
            <text:p>0,060472</text:p>
          </table:table-cell>
          <table:table-cell office:value-type="float" office:value="0.003434" calcext:value-type="float">
            <text:p>0,003434</text:p>
          </table:table-cell>
          <table:table-cell office:value-type="float" office:value="0.5624" calcext:value-type="float">
            <text:p>0,5624</text:p>
          </table:table-cell>
          <table:table-cell office:value-type="float" office:value="5.3112" calcext:value-type="float">
            <text:p>5,3112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string" calcext:value-type="string">
            <text:p>082/A/NBP/2017</text:p>
          </table:table-cell>
          <table:table-cell office:value-type="float" office:value="0.1121" calcext:value-type="float">
            <text:p>0,1121</text:p>
          </table:table-cell>
          <table:table-cell office:value-type="float" office:value="3.8776" calcext:value-type="float">
            <text:p>3,8776</text:p>
          </table:table-cell>
          <table:table-cell office:value-type="float" office:value="2.8973" calcext:value-type="float">
            <text:p>2,8973</text:p>
          </table:table-cell>
          <table:table-cell office:value-type="float" office:value="0.4984" calcext:value-type="float">
            <text:p>0,4984</text:p>
          </table:table-cell>
          <table:table-cell office:value-type="float" office:value="2.853" calcext:value-type="float">
            <text:p>2,853</text:p>
          </table:table-cell>
          <table:table-cell office:value-type="float" office:value="2.6716" calcext:value-type="float">
            <text:p>2,6716</text:p>
          </table:table-cell>
          <table:table-cell office:value-type="float" office:value="2.7771" calcext:value-type="float">
            <text:p>2,7771</text:p>
          </table:table-cell>
          <table:table-cell office:value-type="float" office:value="4.2296" calcext:value-type="float">
            <text:p>4,2296</text:p>
          </table:table-cell>
          <table:table-cell office:value-type="float" office:value="0.013528" calcext:value-type="float">
            <text:p>0,013528</text:p>
          </table:table-cell>
          <table:table-cell office:value-type="float" office:value="3.9056" calcext:value-type="float">
            <text:p>3,9056</text:p>
          </table:table-cell>
          <table:table-cell office:value-type="float" office:value="4.9978" calcext:value-type="float">
            <text:p>4,9978</text:p>
          </table:table-cell>
          <table:table-cell office:value-type="float" office:value="0.1461" calcext:value-type="float">
            <text:p>0,1461</text:p>
          </table:table-cell>
          <table:table-cell office:value-type="float" office:value="0.034827" calcext:value-type="float">
            <text:p>0,034827</text:p>
          </table:table-cell>
          <table:table-cell office:value-type="float" office:value="0.1569" calcext:value-type="float">
            <text:p>0,1569</text:p>
          </table:table-cell>
          <table:table-cell office:value-type="float" office:value="0.5685" calcext:value-type="float">
            <text:p>0,5685</text:p>
          </table:table-cell>
          <table:table-cell office:value-type="float" office:value="0.036462" calcext:value-type="float">
            <text:p>0,036462</text:p>
          </table:table-cell>
          <table:table-cell office:value-type="float" office:value="0.4529" calcext:value-type="float">
            <text:p>0,4529</text:p>
          </table:table-cell>
          <table:table-cell office:value-type="float" office:value="0.439" calcext:value-type="float">
            <text:p>0,439</text:p>
          </table:table-cell>
          <table:table-cell office:value-type="float" office:value="0.5659" calcext:value-type="float">
            <text:p>0,5659</text:p>
          </table:table-cell>
          <table:table-cell office:value-type="float" office:value="0.9337" calcext:value-type="float">
            <text:p>0,9337</text:p>
          </table:table-cell>
          <table:table-cell office:value-type="float" office:value="2.1626" calcext:value-type="float">
            <text:p>2,1626</text:p>
          </table:table-cell>
          <table:table-cell office:value-type="float" office:value="1.0893" calcext:value-type="float">
            <text:p>1,0893</text:p>
          </table:table-cell>
          <table:table-cell office:value-type="float" office:value="1.065" calcext:value-type="float">
            <text:p>1,065</text:p>
          </table:table-cell>
          <table:table-cell office:value-type="float" office:value="0.005833" calcext:value-type="float">
            <text:p>0,005833</text:p>
          </table:table-cell>
          <table:table-cell office:value-type="float" office:value="0.0774" calcext:value-type="float">
            <text:p>0,0774</text:p>
          </table:table-cell>
          <table:table-cell office:value-type="float" office:value="0.2036" calcext:value-type="float">
            <text:p>0,2036</text:p>
          </table:table-cell>
          <table:table-cell office:value-type="float" office:value="0.2917" calcext:value-type="float">
            <text:p>0,2917</text:p>
          </table:table-cell>
          <table:table-cell office:value-type="float" office:value="1.2223" calcext:value-type="float">
            <text:p>1,2223</text:p>
          </table:table-cell>
          <table:table-cell office:value-type="float" office:value="0.8919" calcext:value-type="float">
            <text:p>0,8919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0029125" calcext:value-type="float">
            <text:p>0,00029125</text:p>
          </table:table-cell>
          <table:table-cell office:value-type="float" office:value="0.060453" calcext:value-type="float">
            <text:p>0,060453</text:p>
          </table:table-cell>
          <table:table-cell office:value-type="float" office:value="0.003418" calcext:value-type="float">
            <text:p>0,003418</text:p>
          </table:table-cell>
          <table:table-cell office:value-type="float" office:value="0.5626" calcext:value-type="float">
            <text:p>0,5626</text:p>
          </table:table-cell>
          <table:table-cell office:value-type="float" office:value="5.3134" calcext:value-type="float">
            <text:p>5,3134</text:p>
          </table:table-cell>
        </table:table-row>
        <table:table-row table:style-name="ro1">
          <table:table-cell office:value-type="date" office:date-value="2017-04-28" calcext:value-type="date">
            <text:p>2017-04-28</text:p>
          </table:table-cell>
          <table:table-cell office:value-type="string" calcext:value-type="string">
            <text:p>083/A/NBP/2017</text:p>
          </table:table-cell>
          <table:table-cell office:value-type="float" office:value="0.1118" calcext:value-type="float">
            <text:p>0,1118</text:p>
          </table:table-cell>
          <table:table-cell office:value-type="float" office:value="3.8696" calcext:value-type="float">
            <text:p>3,8696</text:p>
          </table:table-cell>
          <table:table-cell office:value-type="float" office:value="2.8934" calcext:value-type="float">
            <text:p>2,8934</text:p>
          </table:table-cell>
          <table:table-cell office:value-type="float" office:value="0.4972" calcext:value-type="float">
            <text:p>0,4972</text:p>
          </table:table-cell>
          <table:table-cell office:value-type="float" office:value="2.8362" calcext:value-type="float">
            <text:p>2,8362</text:p>
          </table:table-cell>
          <table:table-cell office:value-type="float" office:value="2.6566" calcext:value-type="float">
            <text:p>2,6566</text:p>
          </table:table-cell>
          <table:table-cell office:value-type="float" office:value="2.7722" calcext:value-type="float">
            <text:p>2,7722</text:p>
          </table:table-cell>
          <table:table-cell office:value-type="float" office:value="4.217" calcext:value-type="float">
            <text:p>4,217</text:p>
          </table:table-cell>
          <table:table-cell office:value-type="float" office:value="0.013536" calcext:value-type="float">
            <text:p>0,013536</text:p>
          </table:table-cell>
          <table:table-cell office:value-type="float" office:value="3.8951" calcext:value-type="float">
            <text:p>3,8951</text:p>
          </table:table-cell>
          <table:table-cell office:value-type="float" office:value="5.0021" calcext:value-type="float">
            <text:p>5,0021</text:p>
          </table:table-cell>
          <table:table-cell office:value-type="float" office:value="0.1458" calcext:value-type="float">
            <text:p>0,1458</text:p>
          </table:table-cell>
          <table:table-cell office:value-type="float" office:value="0.034772" calcext:value-type="float">
            <text:p>0,034772</text:p>
          </table:table-cell>
          <table:table-cell office:value-type="float" office:value="0.1565" calcext:value-type="float">
            <text:p>0,1565</text:p>
          </table:table-cell>
          <table:table-cell office:value-type="float" office:value="0.5669" calcext:value-type="float">
            <text:p>0,5669</text:p>
          </table:table-cell>
          <table:table-cell office:value-type="float" office:value="0.036338" calcext:value-type="float">
            <text:p>0,036338</text:p>
          </table:table-cell>
          <table:table-cell office:value-type="float" office:value="0.4526" calcext:value-type="float">
            <text:p>0,4526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5643" calcext:value-type="float">
            <text:p>0,5643</text:p>
          </table:table-cell>
          <table:table-cell office:value-type="float" office:value="0.93" calcext:value-type="float">
            <text:p>0,93</text:p>
          </table:table-cell>
          <table:table-cell office:value-type="float" office:value="2.1562" calcext:value-type="float">
            <text:p>2,1562</text:p>
          </table:table-cell>
          <table:table-cell office:value-type="float" office:value="1.0879" calcext:value-type="float">
            <text:p>1,0879</text:p>
          </table:table-cell>
          <table:table-cell office:value-type="float" office:value="1.07" calcext:value-type="float">
            <text:p>1,07</text:p>
          </table:table-cell>
          <table:table-cell office:value-type="float" office:value="0.005836" calcext:value-type="float">
            <text:p>0,005836</text:p>
          </table:table-cell>
          <table:table-cell office:value-type="float" office:value="0.0772" calcext:value-type="float">
            <text:p>0,0772</text:p>
          </table:table-cell>
          <table:table-cell office:value-type="float" office:value="0.2034" calcext:value-type="float">
            <text:p>0,2034</text:p>
          </table:table-cell>
          <table:table-cell office:value-type="float" office:value="0.2915" calcext:value-type="float">
            <text:p>0,2915</text:p>
          </table:table-cell>
          <table:table-cell office:value-type="float" office:value="1.2158" calcext:value-type="float">
            <text:p>1,2158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0679" calcext:value-type="float">
            <text:p>0,0679</text:p>
          </table:table-cell>
          <table:table-cell office:value-type="float" office:value="0.00029028" calcext:value-type="float">
            <text:p>0,00029028</text:p>
          </table:table-cell>
          <table:table-cell office:value-type="float" office:value="0.060234" calcext:value-type="float">
            <text:p>0,060234</text:p>
          </table:table-cell>
          <table:table-cell office:value-type="float" office:value="0.003402" calcext:value-type="float">
            <text:p>0,003402</text:p>
          </table:table-cell>
          <table:table-cell office:value-type="float" office:value="0.561" calcext:value-type="float">
            <text:p>0,561</text:p>
          </table:table-cell>
          <table:table-cell office:value-type="float" office:value="5.306" calcext:value-type="float">
            <text:p>5,306</text:p>
          </table:table-cell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string" calcext:value-type="string">
            <text:p>084/A/NBP/2017</text:p>
          </table:table-cell>
          <table:table-cell office:value-type="float" office:value="0.1122" calcext:value-type="float">
            <text:p>0,1122</text:p>
          </table:table-cell>
          <table:table-cell office:value-type="float" office:value="3.8675" calcext:value-type="float">
            <text:p>3,8675</text:p>
          </table:table-cell>
          <table:table-cell office:value-type="float" office:value="2.9138" calcext:value-type="float">
            <text:p>2,9138</text:p>
          </table:table-cell>
          <table:table-cell office:value-type="float" office:value="0.4972" calcext:value-type="float">
            <text:p>0,4972</text:p>
          </table:table-cell>
          <table:table-cell office:value-type="float" office:value="2.831" calcext:value-type="float">
            <text:p>2,831</text:p>
          </table:table-cell>
          <table:table-cell office:value-type="float" office:value="2.6746" calcext:value-type="float">
            <text:p>2,6746</text:p>
          </table:table-cell>
          <table:table-cell office:value-type="float" office:value="2.7739" calcext:value-type="float">
            <text:p>2,7739</text:p>
          </table:table-cell>
          <table:table-cell office:value-type="float" office:value="4.2226" calcext:value-type="float">
            <text:p>4,2226</text:p>
          </table:table-cell>
          <table:table-cell office:value-type="float" office:value="0.013528" calcext:value-type="float">
            <text:p>0,013528</text:p>
          </table:table-cell>
          <table:table-cell office:value-type="float" office:value="3.8884" calcext:value-type="float">
            <text:p>3,8884</text:p>
          </table:table-cell>
          <table:table-cell office:value-type="float" office:value="4.9851" calcext:value-type="float">
            <text:p>4,9851</text:p>
          </table:table-cell>
          <table:table-cell office:value-type="float" office:value="0.1457" calcext:value-type="float">
            <text:p>0,1457</text:p>
          </table:table-cell>
          <table:table-cell office:value-type="float" office:value="0.034477" calcext:value-type="float">
            <text:p>0,034477</text:p>
          </table:table-cell>
          <table:table-cell office:value-type="float" office:value="0.1569" calcext:value-type="float">
            <text:p>0,1569</text:p>
          </table:table-cell>
          <table:table-cell office:value-type="float" office:value="0.5678" calcext:value-type="float">
            <text:p>0,5678</text:p>
          </table:table-cell>
          <table:table-cell office:value-type="float" office:value="0.03648" calcext:value-type="float">
            <text:p>0,03648</text:p>
          </table:table-cell>
          <table:table-cell office:value-type="float" office:value="0.4502" calcext:value-type="float">
            <text:p>0,4502</text:p>
          </table:table-cell>
          <table:table-cell office:value-type="float" office:value="0.4379" calcext:value-type="float">
            <text:p>0,4379</text:p>
          </table:table-cell>
          <table:table-cell office:value-type="float" office:value="0.5657" calcext:value-type="float">
            <text:p>0,5657</text:p>
          </table:table-cell>
          <table:table-cell office:value-type="float" office:value="0.9287" calcext:value-type="float">
            <text:p>0,9287</text:p>
          </table:table-cell>
          <table:table-cell office:value-type="float" office:value="2.159" calcext:value-type="float">
            <text:p>2,159</text:p>
          </table:table-cell>
          <table:table-cell office:value-type="float" office:value="1.0948" calcext:value-type="float">
            <text:p>1,0948</text:p>
          </table:table-cell>
          <table:table-cell office:value-type="float" office:value="1.0731" calcext:value-type="float">
            <text:p>1,0731</text:p>
          </table:table-cell>
          <table:table-cell office:value-type="float" office:value="0.005812" calcext:value-type="float">
            <text:p>0,005812</text:p>
          </table:table-cell>
          <table:table-cell office:value-type="float" office:value="0.0773" calcext:value-type="float">
            <text:p>0,0773</text:p>
          </table:table-cell>
          <table:table-cell office:value-type="float" office:value="0.2067" calcext:value-type="float">
            <text:p>0,2067</text:p>
          </table:table-cell>
          <table:table-cell office:value-type="float" office:value="0.2907" calcext:value-type="float">
            <text:p>0,2907</text:p>
          </table:table-cell>
          <table:table-cell office:value-type="float" office:value="1.2184" calcext:value-type="float">
            <text:p>1,2184</text:p>
          </table:table-cell>
          <table:table-cell office:value-type="float" office:value="0.894" calcext:value-type="float">
            <text:p>0,894</text:p>
          </table:table-cell>
          <table:table-cell office:value-type="float" office:value="0.0679" calcext:value-type="float">
            <text:p>0,0679</text:p>
          </table:table-cell>
          <table:table-cell office:value-type="float" office:value="0.00029061" calcext:value-type="float">
            <text:p>0,00029061</text:p>
          </table:table-cell>
          <table:table-cell office:value-type="float" office:value="0.060263" calcext:value-type="float">
            <text:p>0,060263</text:p>
          </table:table-cell>
          <table:table-cell office:value-type="float" office:value="0.003424" calcext:value-type="float">
            <text:p>0,003424</text:p>
          </table:table-cell>
          <table:table-cell office:value-type="float" office:value="0.5611" calcext:value-type="float">
            <text:p>0,5611</text:p>
          </table:table-cell>
          <table:table-cell office:value-type="float" office:value="5.2967" calcext:value-type="float">
            <text:p>5,2967</text:p>
          </table:table-cell>
        </table:table-row>
        <table:table-row table:style-name="ro1">
          <table:table-cell office:value-type="date" office:date-value="2017-05-04" calcext:value-type="date">
            <text:p>2017-05-04</text:p>
          </table:table-cell>
          <table:table-cell office:value-type="string" calcext:value-type="string">
            <text:p>085/A/NBP/2017</text:p>
          </table:table-cell>
          <table:table-cell office:value-type="float" office:value="0.1116" calcext:value-type="float">
            <text:p>0,1116</text:p>
          </table:table-cell>
          <table:table-cell office:value-type="float" office:value="3.863" calcext:value-type="float">
            <text:p>3,863</text:p>
          </table:table-cell>
          <table:table-cell office:value-type="float" office:value="2.8607" calcext:value-type="float">
            <text:p>2,8607</text:p>
          </table:table-cell>
          <table:table-cell office:value-type="float" office:value="0.4964" calcext:value-type="float">
            <text:p>0,4964</text:p>
          </table:table-cell>
          <table:table-cell office:value-type="float" office:value="2.8153" calcext:value-type="float">
            <text:p>2,8153</text:p>
          </table:table-cell>
          <table:table-cell office:value-type="float" office:value="2.6547" calcext:value-type="float">
            <text:p>2,6547</text:p>
          </table:table-cell>
          <table:table-cell office:value-type="float" office:value="2.7632" calcext:value-type="float">
            <text:p>2,7632</text:p>
          </table:table-cell>
          <table:table-cell office:value-type="float" office:value="4.2177" calcext:value-type="float">
            <text:p>4,2177</text:p>
          </table:table-cell>
          <table:table-cell office:value-type="float" office:value="0.013509" calcext:value-type="float">
            <text:p>0,013509</text:p>
          </table:table-cell>
          <table:table-cell office:value-type="float" office:value="3.8914" calcext:value-type="float">
            <text:p>3,8914</text:p>
          </table:table-cell>
          <table:table-cell office:value-type="float" office:value="4.9796" calcext:value-type="float">
            <text:p>4,9796</text:p>
          </table:table-cell>
          <table:table-cell office:value-type="float" office:value="0.1458" calcext:value-type="float">
            <text:p>0,1458</text:p>
          </table:table-cell>
          <table:table-cell office:value-type="float" office:value="0.034228" calcext:value-type="float">
            <text:p>0,034228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5671" calcext:value-type="float">
            <text:p>0,5671</text:p>
          </table:table-cell>
          <table:table-cell office:value-type="float" office:value="0.036375" calcext:value-type="float">
            <text:p>0,036375</text:p>
          </table:table-cell>
          <table:table-cell office:value-type="float" office:value="0.4471" calcext:value-type="float">
            <text:p>0,4471</text:p>
          </table:table-cell>
          <table:table-cell office:value-type="float" office:value="0.4376" calcext:value-type="float">
            <text:p>0,4376</text:p>
          </table:table-cell>
          <table:table-cell office:value-type="float" office:value="0.5662" calcext:value-type="float">
            <text:p>0,5662</text:p>
          </table:table-cell>
          <table:table-cell office:value-type="float" office:value="0.928" calcext:value-type="float">
            <text:p>0,928</text:p>
          </table:table-cell>
          <table:table-cell office:value-type="float" office:value="2.1565" calcext:value-type="float">
            <text:p>2,1565</text:p>
          </table:table-cell>
          <table:table-cell office:value-type="float" office:value="1.0889" calcext:value-type="float">
            <text:p>1,0889</text:p>
          </table:table-cell>
          <table:table-cell office:value-type="float" office:value="1.0672" calcext:value-type="float">
            <text:p>1,0672</text:p>
          </table:table-cell>
          <table:table-cell office:value-type="float" office:value="0.005774" calcext:value-type="float">
            <text:p>0,005774</text:p>
          </table:table-cell>
          <table:table-cell office:value-type="float" office:value="0.0774" calcext:value-type="float">
            <text:p>0,0774</text:p>
          </table:table-cell>
          <table:table-cell office:value-type="float" office:value="0.2042" calcext:value-type="float">
            <text:p>0,2042</text:p>
          </table:table-cell>
          <table:table-cell office:value-type="float" office:value="0.2862" calcext:value-type="float">
            <text:p>0,2862</text:p>
          </table:table-cell>
          <table:table-cell office:value-type="float" office:value="1.2209" calcext:value-type="float">
            <text:p>1,2209</text:p>
          </table:table-cell>
          <table:table-cell office:value-type="float" office:value="0.892" calcext:value-type="float">
            <text:p>0,892</text:p>
          </table:table-cell>
          <table:table-cell office:value-type="float" office:value="0.067" calcext:value-type="float">
            <text:p>0,067</text:p>
          </table:table-cell>
          <table:table-cell office:value-type="float" office:value="0.00028983" calcext:value-type="float">
            <text:p>0,00028983</text:p>
          </table:table-cell>
          <table:table-cell office:value-type="float" office:value="0.060193" calcext:value-type="float">
            <text:p>0,060193</text:p>
          </table:table-cell>
          <table:table-cell office:value-type="float" office:value="0.003406" calcext:value-type="float">
            <text:p>0,003406</text:p>
          </table:table-cell>
          <table:table-cell office:value-type="float" office:value="0.5602" calcext:value-type="float">
            <text:p>0,5602</text:p>
          </table:table-cell>
          <table:table-cell office:value-type="float" office:value="5.2891" calcext:value-type="float">
            <text:p>5,2891</text:p>
          </table:table-cell>
        </table:table-row>
        <table:table-row table:style-name="ro1">
          <table:table-cell office:value-type="date" office:date-value="2017-05-05" calcext:value-type="date">
            <text:p>2017-05-05</text:p>
          </table:table-cell>
          <table:table-cell office:value-type="string" calcext:value-type="string">
            <text:p>086/A/NBP/2017</text:p>
          </table:table-cell>
          <table:table-cell office:value-type="float" office:value="0.111" calcext:value-type="float">
            <text:p>0,111</text:p>
          </table:table-cell>
          <table:table-cell office:value-type="float" office:value="3.849" calcext:value-type="float">
            <text:p>3,849</text:p>
          </table:table-cell>
          <table:table-cell office:value-type="float" office:value="2.8471" calcext:value-type="float">
            <text:p>2,8471</text:p>
          </table:table-cell>
          <table:table-cell office:value-type="float" office:value="0.4945" calcext:value-type="float">
            <text:p>0,4945</text:p>
          </table:table-cell>
          <table:table-cell office:value-type="float" office:value="2.7963" calcext:value-type="float">
            <text:p>2,7963</text:p>
          </table:table-cell>
          <table:table-cell office:value-type="float" office:value="2.6545" calcext:value-type="float">
            <text:p>2,6545</text:p>
          </table:table-cell>
          <table:table-cell office:value-type="float" office:value="2.7422" calcext:value-type="float">
            <text:p>2,7422</text:p>
          </table:table-cell>
          <table:table-cell office:value-type="float" office:value="4.2176" calcext:value-type="float">
            <text:p>4,2176</text:p>
          </table:table-cell>
          <table:table-cell office:value-type="float" office:value="0.013511" calcext:value-type="float">
            <text:p>0,013511</text:p>
          </table:table-cell>
          <table:table-cell office:value-type="float" office:value="3.8928" calcext:value-type="float">
            <text:p>3,8928</text:p>
          </table:table-cell>
          <table:table-cell office:value-type="float" office:value="4.9792" calcext:value-type="float">
            <text:p>4,9792</text:p>
          </table:table-cell>
          <table:table-cell office:value-type="float" office:value="0.1452" calcext:value-type="float">
            <text:p>0,1452</text:p>
          </table:table-cell>
          <table:table-cell office:value-type="float" office:value="0.034266" calcext:value-type="float">
            <text:p>0,034266</text:p>
          </table:table-cell>
          <table:table-cell office:value-type="float" office:value="0.1572" calcext:value-type="float">
            <text:p>0,1572</text:p>
          </table:table-cell>
          <table:table-cell office:value-type="float" office:value="0.5671" calcext:value-type="float">
            <text:p>0,5671</text:p>
          </table:table-cell>
          <table:table-cell office:value-type="float" office:value="0.03628" calcext:value-type="float">
            <text:p>0,03628</text:p>
          </table:table-cell>
          <table:table-cell office:value-type="float" office:value="0.4442" calcext:value-type="float">
            <text:p>0,4442</text:p>
          </table:table-cell>
          <table:table-cell office:value-type="float" office:value="0.4353" calcext:value-type="float">
            <text:p>0,4353</text:p>
          </table:table-cell>
          <table:table-cell office:value-type="float" office:value="0.5675" calcext:value-type="float">
            <text:p>0,5675</text:p>
          </table:table-cell>
          <table:table-cell office:value-type="float" office:value="0.9277" calcext:value-type="float">
            <text:p>0,9277</text:p>
          </table:table-cell>
          <table:table-cell office:value-type="float" office:value="2.1565" calcext:value-type="float">
            <text:p>2,1565</text:p>
          </table:table-cell>
          <table:table-cell office:value-type="float" office:value="1.0796" calcext:value-type="float">
            <text:p>1,0796</text:p>
          </table:table-cell>
          <table:table-cell office:value-type="float" office:value="1.0655" calcext:value-type="float">
            <text:p>1,0655</text:p>
          </table:table-cell>
          <table:table-cell office:value-type="float" office:value="0.005701" calcext:value-type="float">
            <text:p>0,005701</text:p>
          </table:table-cell>
          <table:table-cell office:value-type="float" office:value="0.0771" calcext:value-type="float">
            <text:p>0,0771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2825" calcext:value-type="float">
            <text:p>0,2825</text:p>
          </table:table-cell>
          <table:table-cell office:value-type="float" office:value="1.207" calcext:value-type="float">
            <text:p>1,207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0028872" calcext:value-type="float">
            <text:p>0,00028872</text:p>
          </table:table-cell>
          <table:table-cell office:value-type="float" office:value="0.059837" calcext:value-type="float">
            <text:p>0,059837</text:p>
          </table:table-cell>
          <table:table-cell office:value-type="float" office:value="0.003377" calcext:value-type="float">
            <text:p>0,003377</text:p>
          </table:table-cell>
          <table:table-cell office:value-type="float" office:value="0.5577" calcext:value-type="float">
            <text:p>0,5577</text:p>
          </table:table-cell>
          <table:table-cell office:value-type="float" office:value="5.2837" calcext:value-type="float">
            <text:p>5,2837</text:p>
          </table:table-cell>
        </table:table-row>
        <table:table-row table:style-name="ro1">
          <table:table-cell office:value-type="date" office:date-value="2017-05-08" calcext:value-type="date">
            <text:p>2017-05-08</text:p>
          </table:table-cell>
          <table:table-cell office:value-type="string" calcext:value-type="string">
            <text:p>087/A/NBP/2017</text:p>
          </table:table-cell>
          <table:table-cell office:value-type="float" office:value="0.1108" calcext:value-type="float">
            <text:p>0,1108</text:p>
          </table:table-cell>
          <table:table-cell office:value-type="float" office:value="3.8391" calcext:value-type="float">
            <text:p>3,8391</text:p>
          </table:table-cell>
          <table:table-cell office:value-type="float" office:value="2.8468" calcext:value-type="float">
            <text:p>2,8468</text:p>
          </table:table-cell>
          <table:table-cell office:value-type="float" office:value="0.4932" calcext:value-type="float">
            <text:p>0,4932</text:p>
          </table:table-cell>
          <table:table-cell office:value-type="float" office:value="2.81" calcext:value-type="float">
            <text:p>2,81</text:p>
          </table:table-cell>
          <table:table-cell office:value-type="float" office:value="2.6636" calcext:value-type="float">
            <text:p>2,6636</text:p>
          </table:table-cell>
          <table:table-cell office:value-type="float" office:value="2.7334" calcext:value-type="float">
            <text:p>2,7334</text:p>
          </table:table-cell>
          <table:table-cell office:value-type="float" office:value="4.2059" calcext:value-type="float">
            <text:p>4,2059</text:p>
          </table:table-cell>
          <table:table-cell office:value-type="float" office:value="0.013485" calcext:value-type="float">
            <text:p>0,013485</text:p>
          </table:table-cell>
          <table:table-cell office:value-type="float" office:value="3.8734" calcext:value-type="float">
            <text:p>3,8734</text:p>
          </table:table-cell>
          <table:table-cell office:value-type="float" office:value="4.98" calcext:value-type="float">
            <text:p>4,98</text:p>
          </table:table-cell>
          <table:table-cell office:value-type="float" office:value="0.1449" calcext:value-type="float">
            <text:p>0,1449</text:p>
          </table:table-cell>
          <table:table-cell office:value-type="float" office:value="0.034088" calcext:value-type="float">
            <text:p>0,034088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5655" calcext:value-type="float">
            <text:p>0,5655</text:p>
          </table:table-cell>
          <table:table-cell office:value-type="float" office:value="0.036211" calcext:value-type="float">
            <text:p>0,036211</text:p>
          </table:table-cell>
          <table:table-cell office:value-type="float" office:value="0.4443" calcext:value-type="float">
            <text:p>0,4443</text:p>
          </table:table-cell>
          <table:table-cell office:value-type="float" office:value="0.435" calcext:value-type="float">
            <text:p>0,435</text:p>
          </table:table-cell>
          <table:table-cell office:value-type="float" office:value="0.5669" calcext:value-type="float">
            <text:p>0,5669</text:p>
          </table:table-cell>
          <table:table-cell office:value-type="float" office:value="0.9246" calcext:value-type="float">
            <text:p>0,9246</text:p>
          </table:table-cell>
          <table:table-cell office:value-type="float" office:value="2.1504" calcext:value-type="float">
            <text:p>2,1504</text:p>
          </table:table-cell>
          <table:table-cell office:value-type="float" office:value="1.0816" calcext:value-type="float">
            <text:p>1,0816</text:p>
          </table:table-cell>
          <table:table-cell office:value-type="float" office:value="1.0661" calcext:value-type="float">
            <text:p>1,0661</text:p>
          </table:table-cell>
          <table:table-cell office:value-type="float" office:value="0.005718" calcext:value-type="float">
            <text:p>0,005718</text:p>
          </table:table-cell>
          <table:table-cell office:value-type="float" office:value="0.077" calcext:value-type="float">
            <text:p>0,077</text:p>
          </table:table-cell>
          <table:table-cell office:value-type="float" office:value="0.2025" calcext:value-type="float">
            <text:p>0,2025</text:p>
          </table:table-cell>
          <table:table-cell office:value-type="float" office:value="0.2845" calcext:value-type="float">
            <text:p>0,2845</text:p>
          </table:table-cell>
          <table:table-cell office:value-type="float" office:value="1.2087" calcext:value-type="float">
            <text:p>1,2087</text:p>
          </table:table-cell>
          <table:table-cell office:value-type="float" office:value="0.8855" calcext:value-type="float">
            <text:p>0,8855</text:p>
          </table:table-cell>
          <table:table-cell office:value-type="float" office:value="0.066" calcext:value-type="float">
            <text:p>0,066</text:p>
          </table:table-cell>
          <table:table-cell office:value-type="float" office:value="0.00028844" calcext:value-type="float">
            <text:p>0,00028844</text:p>
          </table:table-cell>
          <table:table-cell office:value-type="float" office:value="0.05979" calcext:value-type="float">
            <text:p>0,05979</text:p>
          </table:table-cell>
          <table:table-cell office:value-type="float" office:value="0.003389" calcext:value-type="float">
            <text:p>0,003389</text:p>
          </table:table-cell>
          <table:table-cell office:value-type="float" office:value="0.5561" calcext:value-type="float">
            <text:p>0,5561</text:p>
          </table:table-cell>
          <table:table-cell office:value-type="float" office:value="5.2595" calcext:value-type="float">
            <text:p>5,2595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088/A/NBP/2017</text:p>
          </table:table-cell>
          <table:table-cell office:value-type="float" office:value="0.1115" calcext:value-type="float">
            <text:p>0,1115</text:p>
          </table:table-cell>
          <table:table-cell office:value-type="float" office:value="3.8741" calcext:value-type="float">
            <text:p>3,8741</text:p>
          </table:table-cell>
          <table:table-cell office:value-type="float" office:value="2.8481" calcext:value-type="float">
            <text:p>2,8481</text:p>
          </table:table-cell>
          <table:table-cell office:value-type="float" office:value="0.4977" calcext:value-type="float">
            <text:p>0,4977</text:p>
          </table:table-cell>
          <table:table-cell office:value-type="float" office:value="2.8331" calcext:value-type="float">
            <text:p>2,8331</text:p>
          </table:table-cell>
          <table:table-cell office:value-type="float" office:value="2.6718" calcext:value-type="float">
            <text:p>2,6718</text:p>
          </table:table-cell>
          <table:table-cell office:value-type="float" office:value="2.7512" calcext:value-type="float">
            <text:p>2,7512</text:p>
          </table:table-cell>
          <table:table-cell office:value-type="float" office:value="4.2253" calcext:value-type="float">
            <text:p>4,2253</text:p>
          </table:table-cell>
          <table:table-cell office:value-type="float" office:value="0.013549" calcext:value-type="float">
            <text:p>0,013549</text:p>
          </table:table-cell>
          <table:table-cell office:value-type="float" office:value="3.8713" calcext:value-type="float">
            <text:p>3,8713</text:p>
          </table:table-cell>
          <table:table-cell office:value-type="float" office:value="5.0122" calcext:value-type="float">
            <text:p>5,0122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034096" calcext:value-type="float">
            <text:p>0,034096</text:p>
          </table:table-cell>
          <table:table-cell office:value-type="float" office:value="0.1583" calcext:value-type="float">
            <text:p>0,1583</text:p>
          </table:table-cell>
          <table:table-cell office:value-type="float" office:value="0.5679" calcext:value-type="float">
            <text:p>0,5679</text:p>
          </table:table-cell>
          <table:table-cell office:value-type="float" office:value="0.036425" calcext:value-type="float">
            <text:p>0,036425</text:p>
          </table:table-cell>
          <table:table-cell office:value-type="float" office:value="0.448" calcext:value-type="float">
            <text:p>0,448</text:p>
          </table:table-cell>
          <table:table-cell office:value-type="float" office:value="0.4376" calcext:value-type="float">
            <text:p>0,4376</text:p>
          </table:table-cell>
          <table:table-cell office:value-type="float" office:value="0.5688" calcext:value-type="float">
            <text:p>0,5688</text:p>
          </table:table-cell>
          <table:table-cell office:value-type="float" office:value="0.9284" calcext:value-type="float">
            <text:p>0,9284</text:p>
          </table:table-cell>
          <table:table-cell office:value-type="float" office:value="2.1604" calcext:value-type="float">
            <text:p>2,1604</text:p>
          </table:table-cell>
          <table:table-cell office:value-type="float" office:value="1.0772" calcext:value-type="float">
            <text:p>1,0772</text:p>
          </table:table-cell>
          <table:table-cell office:value-type="float" office:value="1.075" calcext:value-type="float">
            <text:p>1,075</text:p>
          </table:table-cell>
          <table:table-cell office:value-type="float" office:value="0.005707" calcext:value-type="float">
            <text:p>0,005707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2021" calcext:value-type="float">
            <text:p>0,2021</text:p>
          </table:table-cell>
          <table:table-cell office:value-type="float" office:value="0.2837" calcext:value-type="float">
            <text:p>0,2837</text:p>
          </table:table-cell>
          <table:table-cell office:value-type="float" office:value="1.2114" calcext:value-type="float">
            <text:p>1,2114</text:p>
          </table:table-cell>
          <table:table-cell office:value-type="float" office:value="0.8919" calcext:value-type="float">
            <text:p>0,8919</text:p>
          </table:table-cell>
          <table:table-cell office:value-type="float" office:value="0.0664" calcext:value-type="float">
            <text:p>0,0664</text:p>
          </table:table-cell>
          <table:table-cell office:value-type="float" office:value="0.0002902" calcext:value-type="float">
            <text:p>0,0002902</text:p>
          </table:table-cell>
          <table:table-cell office:value-type="float" office:value="0.059942" calcext:value-type="float">
            <text:p>0,059942</text:p>
          </table:table-cell>
          <table:table-cell office:value-type="float" office:value="0.003404" calcext:value-type="float">
            <text:p>0,003404</text:p>
          </table:table-cell>
          <table:table-cell office:value-type="float" office:value="0.5615" calcext:value-type="float">
            <text:p>0,5615</text:p>
          </table:table-cell>
          <table:table-cell office:value-type="float" office:value="5.2938" calcext:value-type="float">
            <text:p>5,2938</text:p>
          </table:table-cell>
        </table:table-row>
        <table:table-row table:style-name="ro1">
          <table:table-cell office:value-type="date" office:date-value="2017-05-10" calcext:value-type="date">
            <text:p>2017-05-10</text:p>
          </table:table-cell>
          <table:table-cell office:value-type="string" calcext:value-type="string">
            <text:p>089/A/NBP/2017</text:p>
          </table:table-cell>
          <table:table-cell office:value-type="float" office:value="0.1115" calcext:value-type="float">
            <text:p>0,1115</text:p>
          </table:table-cell>
          <table:table-cell office:value-type="float" office:value="3.8777" calcext:value-type="float">
            <text:p>3,8777</text:p>
          </table:table-cell>
          <table:table-cell office:value-type="float" office:value="2.8586" calcext:value-type="float">
            <text:p>2,8586</text:p>
          </table:table-cell>
          <table:table-cell office:value-type="float" office:value="0.498" calcext:value-type="float">
            <text:p>0,498</text:p>
          </table:table-cell>
          <table:table-cell office:value-type="float" office:value="2.832" calcext:value-type="float">
            <text:p>2,832</text:p>
          </table:table-cell>
          <table:table-cell office:value-type="float" office:value="2.6871" calcext:value-type="float">
            <text:p>2,6871</text:p>
          </table:table-cell>
          <table:table-cell office:value-type="float" office:value="2.7492" calcext:value-type="float">
            <text:p>2,7492</text:p>
          </table:table-cell>
          <table:table-cell office:value-type="float" office:value="4.2155" calcext:value-type="float">
            <text:p>4,2155</text:p>
          </table:table-cell>
          <table:table-cell office:value-type="float" office:value="0.013549" calcext:value-type="float">
            <text:p>0,013549</text:p>
          </table:table-cell>
          <table:table-cell office:value-type="float" office:value="3.8524" calcext:value-type="float">
            <text:p>3,8524</text:p>
          </table:table-cell>
          <table:table-cell office:value-type="float" office:value="5.0244" calcext:value-type="float">
            <text:p>5,0244</text:p>
          </table:table-cell>
          <table:table-cell office:value-type="float" office:value="0.1466" calcext:value-type="float">
            <text:p>0,1466</text:p>
          </table:table-cell>
          <table:table-cell office:value-type="float" office:value="0.034063" calcext:value-type="float">
            <text:p>0,034063</text:p>
          </table:table-cell>
          <table:table-cell office:value-type="float" office:value="0.158" calcext:value-type="float">
            <text:p>0,158</text:p>
          </table:table-cell>
          <table:table-cell office:value-type="float" office:value="0.5665" calcext:value-type="float">
            <text:p>0,5665</text:p>
          </table:table-cell>
          <table:table-cell office:value-type="float" office:value="0.036498" calcext:value-type="float">
            <text:p>0,036498</text:p>
          </table:table-cell>
          <table:table-cell office:value-type="float" office:value="0.4459" calcext:value-type="float">
            <text:p>0,4459</text:p>
          </table:table-cell>
          <table:table-cell office:value-type="float" office:value="0.4354" calcext:value-type="float">
            <text:p>0,4354</text:p>
          </table:table-cell>
          <table:table-cell office:value-type="float" office:value="0.5679" calcext:value-type="float">
            <text:p>0,5679</text:p>
          </table:table-cell>
          <table:table-cell office:value-type="float" office:value="0.9272" calcext:value-type="float">
            <text:p>0,9272</text:p>
          </table:table-cell>
          <table:table-cell office:value-type="float" office:value="2.1554" calcext:value-type="float">
            <text:p>2,1554</text:p>
          </table:table-cell>
          <table:table-cell office:value-type="float" office:value="1.0758" calcext:value-type="float">
            <text:p>1,0758</text:p>
          </table:table-cell>
          <table:table-cell office:value-type="float" office:value="1.0741" calcext:value-type="float">
            <text:p>1,0741</text:p>
          </table:table-cell>
          <table:table-cell office:value-type="float" office:value="0.005715" calcext:value-type="float">
            <text:p>0,005715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2033" calcext:value-type="float">
            <text:p>0,2033</text:p>
          </table:table-cell>
          <table:table-cell office:value-type="float" office:value="0.2861" calcext:value-type="float">
            <text:p>0,2861</text:p>
          </table:table-cell>
          <table:table-cell office:value-type="float" office:value="1.2154" calcext:value-type="float">
            <text:p>1,2154</text:p>
          </table:table-cell>
          <table:table-cell office:value-type="float" office:value="0.8921" calcext:value-type="float">
            <text:p>0,8921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002903" calcext:value-type="float">
            <text:p>0,0002903</text:p>
          </table:table-cell>
          <table:table-cell office:value-type="float" office:value="0.059999" calcext:value-type="float">
            <text:p>0,059999</text:p>
          </table:table-cell>
          <table:table-cell office:value-type="float" office:value="0.003412" calcext:value-type="float">
            <text:p>0,003412</text:p>
          </table:table-cell>
          <table:table-cell office:value-type="float" office:value="0.5617" calcext:value-type="float">
            <text:p>0,5617</text:p>
          </table:table-cell>
          <table:table-cell office:value-type="float" office:value="5.2916" calcext:value-type="float">
            <text:p>5,2916</text:p>
          </table:table-cell>
        </table:table-row>
        <table:table-row table:style-name="ro1">
          <table:table-cell office:value-type="date" office:date-value="2017-05-11" calcext:value-type="date">
            <text:p>2017-05-11</text:p>
          </table:table-cell>
          <table:table-cell office:value-type="string" calcext:value-type="string">
            <text:p>090/A/NBP/2017</text:p>
          </table:table-cell>
          <table:table-cell office:value-type="float" office:value="0.1115" calcext:value-type="float">
            <text:p>0,1115</text:p>
          </table:table-cell>
          <table:table-cell office:value-type="float" office:value="3.8744" calcext:value-type="float">
            <text:p>3,8744</text:p>
          </table:table-cell>
          <table:table-cell office:value-type="float" office:value="2.8554" calcext:value-type="float">
            <text:p>2,8554</text:p>
          </table:table-cell>
          <table:table-cell office:value-type="float" office:value="0.4975" calcext:value-type="float">
            <text:p>0,4975</text:p>
          </table:table-cell>
          <table:table-cell office:value-type="float" office:value="2.8253" calcext:value-type="float">
            <text:p>2,8253</text:p>
          </table:table-cell>
          <table:table-cell office:value-type="float" office:value="2.6534" calcext:value-type="float">
            <text:p>2,6534</text:p>
          </table:table-cell>
          <table:table-cell office:value-type="float" office:value="2.7518" calcext:value-type="float">
            <text:p>2,7518</text:p>
          </table:table-cell>
          <table:table-cell office:value-type="float" office:value="4.215" calcext:value-type="float">
            <text:p>4,215</text:p>
          </table:table-cell>
          <table:table-cell office:value-type="float" office:value="0.013571" calcext:value-type="float">
            <text:p>0,013571</text:p>
          </table:table-cell>
          <table:table-cell office:value-type="float" office:value="3.8446" calcext:value-type="float">
            <text:p>3,8446</text:p>
          </table:table-cell>
          <table:table-cell office:value-type="float" office:value="5.0047" calcext:value-type="float">
            <text:p>5,0047</text:p>
          </table:table-cell>
          <table:table-cell office:value-type="float" office:value="0.1466" calcext:value-type="float">
            <text:p>0,1466</text:p>
          </table:table-cell>
          <table:table-cell office:value-type="float" office:value="0.033928" calcext:value-type="float">
            <text:p>0,033928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5666" calcext:value-type="float">
            <text:p>0,5666</text:p>
          </table:table-cell>
          <table:table-cell office:value-type="float" office:value="0.036636" calcext:value-type="float">
            <text:p>0,036636</text:p>
          </table:table-cell>
          <table:table-cell office:value-type="float" office:value="0.451" calcext:value-type="float">
            <text:p>0,451</text:p>
          </table:table-cell>
          <table:table-cell office:value-type="float" office:value="0.4374" calcext:value-type="float">
            <text:p>0,4374</text:p>
          </table:table-cell>
          <table:table-cell office:value-type="float" office:value="0.568" calcext:value-type="float">
            <text:p>0,568</text:p>
          </table:table-cell>
          <table:table-cell office:value-type="float" office:value="0.926" calcext:value-type="float">
            <text:p>0,926</text:p>
          </table:table-cell>
          <table:table-cell office:value-type="float" office:value="2.1551" calcext:value-type="float">
            <text:p>2,1551</text:p>
          </table:table-cell>
          <table:table-cell office:value-type="float" office:value="1.0823" calcext:value-type="float">
            <text:p>1,0823</text:p>
          </table:table-cell>
          <table:table-cell office:value-type="float" office:value="1.0729" calcext:value-type="float">
            <text:p>1,0729</text:p>
          </table:table-cell>
          <table:table-cell office:value-type="float" office:value="0.005755" calcext:value-type="float">
            <text:p>0,005755</text:p>
          </table:table-cell>
          <table:table-cell office:value-type="float" office:value="0.0777" calcext:value-type="float">
            <text:p>0,0777</text:p>
          </table:table-cell>
          <table:table-cell office:value-type="float" office:value="0.2046" calcext:value-type="float">
            <text:p>0,2046</text:p>
          </table:table-cell>
          <table:table-cell office:value-type="float" office:value="0.2897" calcext:value-type="float">
            <text:p>0,2897</text:p>
          </table:table-cell>
          <table:table-cell office:value-type="float" office:value="1.2232" calcext:value-type="float">
            <text:p>1,2232</text:p>
          </table:table-cell>
          <table:table-cell office:value-type="float" office:value="0.8918" calcext:value-type="float">
            <text:p>0,8918</text:p>
          </table:table-cell>
          <table:table-cell office:value-type="float" office:value="0.0679" calcext:value-type="float">
            <text:p>0,0679</text:p>
          </table:table-cell>
          <table:table-cell office:value-type="float" office:value="0.00029006" calcext:value-type="float">
            <text:p>0,00029006</text:p>
          </table:table-cell>
          <table:table-cell office:value-type="float" office:value="0.060158" calcext:value-type="float">
            <text:p>0,060158</text:p>
          </table:table-cell>
          <table:table-cell office:value-type="float" office:value="0.003432" calcext:value-type="float">
            <text:p>0,003432</text:p>
          </table:table-cell>
          <table:table-cell office:value-type="float" office:value="0.5613" calcext:value-type="float">
            <text:p>0,5613</text:p>
          </table:table-cell>
          <table:table-cell office:value-type="float" office:value="5.2911" calcext:value-type="float">
            <text:p>5,2911</text:p>
          </table:table-cell>
        </table:table-row>
        <table:table-row table:style-name="ro1">
          <table:table-cell office:value-type="date" office:date-value="2017-05-12" calcext:value-type="date">
            <text:p>2017-05-12</text:p>
          </table:table-cell>
          <table:table-cell office:value-type="string" calcext:value-type="string">
            <text:p>091/A/NBP/2017</text:p>
          </table:table-cell>
          <table:table-cell office:value-type="float" office:value="0.1118" calcext:value-type="float">
            <text:p>0,1118</text:p>
          </table:table-cell>
          <table:table-cell office:value-type="float" office:value="3.8837" calcext:value-type="float">
            <text:p>3,8837</text:p>
          </table:table-cell>
          <table:table-cell office:value-type="float" office:value="2.871" calcext:value-type="float">
            <text:p>2,871</text:p>
          </table:table-cell>
          <table:table-cell office:value-type="float" office:value="0.4984" calcext:value-type="float">
            <text:p>0,4984</text:p>
          </table:table-cell>
          <table:table-cell office:value-type="float" office:value="2.834" calcext:value-type="float">
            <text:p>2,834</text:p>
          </table:table-cell>
          <table:table-cell office:value-type="float" office:value="2.6583" calcext:value-type="float">
            <text:p>2,6583</text:p>
          </table:table-cell>
          <table:table-cell office:value-type="float" office:value="2.7599" calcext:value-type="float">
            <text:p>2,7599</text:p>
          </table:table-cell>
          <table:table-cell office:value-type="float" office:value="4.22" calcext:value-type="float">
            <text:p>4,22</text:p>
          </table:table-cell>
          <table:table-cell office:value-type="float" office:value="0.013598" calcext:value-type="float">
            <text:p>0,013598</text:p>
          </table:table-cell>
          <table:table-cell office:value-type="float" office:value="3.8534" calcext:value-type="float">
            <text:p>3,8534</text:p>
          </table:table-cell>
          <table:table-cell office:value-type="float" office:value="4.9897" calcext:value-type="float">
            <text:p>4,9897</text:p>
          </table:table-cell>
          <table:table-cell office:value-type="float" office:value="0.1467" calcext:value-type="float">
            <text:p>0,1467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5672" calcext:value-type="float">
            <text:p>0,5672</text:p>
          </table:table-cell>
          <table:table-cell office:value-type="float" office:value="0.036888" calcext:value-type="float">
            <text:p>0,036888</text:p>
          </table:table-cell>
          <table:table-cell office:value-type="float" office:value="0.452" calcext:value-type="float">
            <text:p>0,452</text:p>
          </table:table-cell>
          <table:table-cell office:value-type="float" office:value="0.437" calcext:value-type="float">
            <text:p>0,437</text:p>
          </table:table-cell>
          <table:table-cell office:value-type="float" office:value="0.5681" calcext:value-type="float">
            <text:p>0,5681</text:p>
          </table:table-cell>
          <table:table-cell office:value-type="float" office:value="0.9287" calcext:value-type="float">
            <text:p>0,9287</text:p>
          </table:table-cell>
          <table:table-cell office:value-type="float" office:value="2.1576" calcext:value-type="float">
            <text:p>2,1576</text:p>
          </table:table-cell>
          <table:table-cell office:value-type="float" office:value="1.0804" calcext:value-type="float">
            <text:p>1,0804</text:p>
          </table:table-cell>
          <table:table-cell office:value-type="float" office:value="1.0756" calcext:value-type="float">
            <text:p>1,0756</text:p>
          </table:table-cell>
          <table:table-cell office:value-type="float" office:value="0.005778" calcext:value-type="float">
            <text:p>0,005778</text:p>
          </table:table-cell>
          <table:table-cell office:value-type="float" office:value="0.078" calcext:value-type="float">
            <text:p>0,078</text:p>
          </table:table-cell>
          <table:table-cell office:value-type="float" office:value="0.2057" calcext:value-type="float">
            <text:p>0,2057</text:p>
          </table:table-cell>
          <table:table-cell office:value-type="float" office:value="0.2885" calcext:value-type="float">
            <text:p>0,2885</text:p>
          </table:table-cell>
          <table:table-cell office:value-type="float" office:value="1.2367" calcext:value-type="float">
            <text:p>1,2367</text:p>
          </table:table-cell>
          <table:table-cell office:value-type="float" office:value="0.894" calcext:value-type="float">
            <text:p>0,894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0029136" calcext:value-type="float">
            <text:p>0,00029136</text:p>
          </table:table-cell>
          <table:table-cell office:value-type="float" office:value="0.060385" calcext:value-type="float">
            <text:p>0,060385</text:p>
          </table:table-cell>
          <table:table-cell office:value-type="float" office:value="0.003441" calcext:value-type="float">
            <text:p>0,003441</text:p>
          </table:table-cell>
          <table:table-cell office:value-type="float" office:value="0.563" calcext:value-type="float">
            <text:p>0,563</text:p>
          </table:table-cell>
          <table:table-cell office:value-type="float" office:value="5.3059" calcext:value-type="float">
            <text:p>5,3059</text:p>
          </table:table-cell>
        </table:table-row>
        <table:table-row table:style-name="ro1">
          <table:table-cell office:value-type="date" office:date-value="2017-05-15" calcext:value-type="date">
            <text:p>2017-05-15</text:p>
          </table:table-cell>
          <table:table-cell office:value-type="string" calcext:value-type="string">
            <text:p>092/A/NBP/2017</text:p>
          </table:table-cell>
          <table:table-cell office:value-type="float" office:value="0.1112" calcext:value-type="float">
            <text:p>0,1112</text:p>
          </table:table-cell>
          <table:table-cell office:value-type="float" office:value="3.8463" calcext:value-type="float">
            <text:p>3,8463</text:p>
          </table:table-cell>
          <table:table-cell office:value-type="float" office:value="2.8548" calcext:value-type="float">
            <text:p>2,8548</text:p>
          </table:table-cell>
          <table:table-cell office:value-type="float" office:value="0.494" calcext:value-type="float">
            <text:p>0,494</text:p>
          </table:table-cell>
          <table:table-cell office:value-type="float" office:value="2.82" calcext:value-type="float">
            <text:p>2,82</text:p>
          </table:table-cell>
          <table:table-cell office:value-type="float" office:value="2.649" calcext:value-type="float">
            <text:p>2,649</text:p>
          </table:table-cell>
          <table:table-cell office:value-type="float" office:value="2.7455" calcext:value-type="float">
            <text:p>2,7455</text:p>
          </table:table-cell>
          <table:table-cell office:value-type="float" office:value="4.2096" calcext:value-type="float">
            <text:p>4,2096</text:p>
          </table:table-cell>
          <table:table-cell office:value-type="float" office:value="0.013596" calcext:value-type="float">
            <text:p>0,013596</text:p>
          </table:table-cell>
          <table:table-cell office:value-type="float" office:value="3.8498" calcext:value-type="float">
            <text:p>3,8498</text:p>
          </table:table-cell>
          <table:table-cell office:value-type="float" office:value="4.9735" calcext:value-type="float">
            <text:p>4,9735</text:p>
          </table:table-cell>
          <table:table-cell office:value-type="float" office:value="0.1454" calcext:value-type="float">
            <text:p>0,1454</text:p>
          </table:table-cell>
          <table:table-cell office:value-type="float" office:value="0.033862" calcext:value-type="float">
            <text:p>0,033862</text:p>
          </table:table-cell>
          <table:table-cell office:value-type="float" office:value="0.1587" calcext:value-type="float">
            <text:p>0,1587</text:p>
          </table:table-cell>
          <table:table-cell office:value-type="float" office:value="0.5658" calcext:value-type="float">
            <text:p>0,5658</text:p>
          </table:table-cell>
          <table:table-cell office:value-type="float" office:value="0.036959" calcext:value-type="float">
            <text:p>0,036959</text:p>
          </table:table-cell>
          <table:table-cell office:value-type="float" office:value="0.4509" calcext:value-type="float">
            <text:p>0,4509</text:p>
          </table:table-cell>
          <table:table-cell office:value-type="float" office:value="0.4349" calcext:value-type="float">
            <text:p>0,4349</text:p>
          </table:table-cell>
          <table:table-cell office:value-type="float" office:value="0.5667" calcext:value-type="float">
            <text:p>0,5667</text:p>
          </table:table-cell>
          <table:table-cell office:value-type="float" office:value="0.9253" calcext:value-type="float">
            <text:p>0,9253</text:p>
          </table:table-cell>
          <table:table-cell office:value-type="float" office:value="2.1524" calcext:value-type="float">
            <text:p>2,1524</text:p>
          </table:table-cell>
          <table:table-cell office:value-type="float" office:value="1.079" calcext:value-type="float">
            <text:p>1,079</text:p>
          </table:table-cell>
          <table:table-cell office:value-type="float" office:value="1.0678" calcext:value-type="float">
            <text:p>1,0678</text:p>
          </table:table-cell>
          <table:table-cell office:value-type="float" office:value="0.005723" calcext:value-type="float">
            <text:p>0,005723</text:p>
          </table:table-cell>
          <table:table-cell office:value-type="float" office:value="0.0774" calcext:value-type="float">
            <text:p>0,0774</text:p>
          </table:table-cell>
          <table:table-cell office:value-type="float" office:value="0.2055" calcext:value-type="float">
            <text:p>0,2055</text:p>
          </table:table-cell>
          <table:table-cell office:value-type="float" office:value="0.2899" calcext:value-type="float">
            <text:p>0,2899</text:p>
          </table:table-cell>
          <table:table-cell office:value-type="float" office:value="1.2316" calcext:value-type="float">
            <text:p>1,2316</text:p>
          </table:table-cell>
          <table:table-cell office:value-type="float" office:value="0.8882" calcext:value-type="float">
            <text:p>0,8882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0028908" calcext:value-type="float">
            <text:p>0,00028908</text:p>
          </table:table-cell>
          <table:table-cell office:value-type="float" office:value="0.060004" calcext:value-type="float">
            <text:p>0,060004</text:p>
          </table:table-cell>
          <table:table-cell office:value-type="float" office:value="0.003435" calcext:value-type="float">
            <text:p>0,003435</text:p>
          </table:table-cell>
          <table:table-cell office:value-type="float" office:value="0.5576" calcext:value-type="float">
            <text:p>0,5576</text:p>
          </table:table-cell>
          <table:table-cell office:value-type="float" office:value="5.2853" calcext:value-type="float">
            <text:p>5,2853</text:p>
          </table:table-cell>
        </table:table-row>
        <table:table-row table:style-name="ro1">
          <table:table-cell office:value-type="date" office:date-value="2017-05-16" calcext:value-type="date">
            <text:p>2017-05-16</text:p>
          </table:table-cell>
          <table:table-cell office:value-type="string" calcext:value-type="string">
            <text:p>093/A/NBP/2017</text:p>
          </table:table-cell>
          <table:table-cell office:value-type="float" office:value="0.1099" calcext:value-type="float">
            <text:p>0,1099</text:p>
          </table:table-cell>
          <table:table-cell office:value-type="float" office:value="3.7932" calcext:value-type="float">
            <text:p>3,7932</text:p>
          </table:table-cell>
          <table:table-cell office:value-type="float" office:value="2.8099" calcext:value-type="float">
            <text:p>2,8099</text:p>
          </table:table-cell>
          <table:table-cell office:value-type="float" office:value="0.4871" calcext:value-type="float">
            <text:p>0,4871</text:p>
          </table:table-cell>
          <table:table-cell office:value-type="float" office:value="2.7809" calcext:value-type="float">
            <text:p>2,7809</text:p>
          </table:table-cell>
          <table:table-cell office:value-type="float" office:value="2.6076" calcext:value-type="float">
            <text:p>2,6076</text:p>
          </table:table-cell>
          <table:table-cell office:value-type="float" office:value="2.714" calcext:value-type="float">
            <text:p>2,714</text:p>
          </table:table-cell>
          <table:table-cell office:value-type="float" office:value="4.1902" calcext:value-type="float">
            <text:p>4,1902</text:p>
          </table:table-cell>
          <table:table-cell office:value-type="float" office:value="0.013566" calcext:value-type="float">
            <text:p>0,013566</text:p>
          </table:table-cell>
          <table:table-cell office:value-type="float" office:value="3.8296" calcext:value-type="float">
            <text:p>3,8296</text:p>
          </table:table-cell>
          <table:table-cell office:value-type="float" office:value="4.8948" calcext:value-type="float">
            <text:p>4,8948</text:p>
          </table:table-cell>
          <table:table-cell office:value-type="float" office:value="0.1435" calcext:value-type="float">
            <text:p>0,1435</text:p>
          </table:table-cell>
          <table:table-cell office:value-type="float" office:value="0.033397" calcext:value-type="float">
            <text:p>0,033397</text:p>
          </table:table-cell>
          <table:table-cell office:value-type="float" office:value="0.1587" calcext:value-type="float">
            <text:p>0,1587</text:p>
          </table:table-cell>
          <table:table-cell office:value-type="float" office:value="0.5633" calcext:value-type="float">
            <text:p>0,5633</text:p>
          </table:table-cell>
          <table:table-cell office:value-type="float" office:value="0.036934" calcext:value-type="float">
            <text:p>0,036934</text:p>
          </table:table-cell>
          <table:table-cell office:value-type="float" office:value="0.4461" calcext:value-type="float">
            <text:p>0,4461</text:p>
          </table:table-cell>
          <table:table-cell office:value-type="float" office:value="0.4298" calcext:value-type="float">
            <text:p>0,4298</text:p>
          </table:table-cell>
          <table:table-cell office:value-type="float" office:value="0.5645" calcext:value-type="float">
            <text:p>0,5645</text:p>
          </table:table-cell>
          <table:table-cell office:value-type="float" office:value="0.9215" calcext:value-type="float">
            <text:p>0,9215</text:p>
          </table:table-cell>
          <table:table-cell office:value-type="float" office:value="2.1424" calcext:value-type="float">
            <text:p>2,1424</text:p>
          </table:table-cell>
          <table:table-cell office:value-type="float" office:value="1.0695" calcext:value-type="float">
            <text:p>1,0695</text:p>
          </table:table-cell>
          <table:table-cell office:value-type="float" office:value="1.0551" calcext:value-type="float">
            <text:p>1,0551</text:p>
          </table:table-cell>
          <table:table-cell office:value-type="float" office:value="0.005675" calcext:value-type="float">
            <text:p>0,005675</text:p>
          </table:table-cell>
          <table:table-cell office:value-type="float" office:value="0.0763" calcext:value-type="float">
            <text:p>0,0763</text:p>
          </table:table-cell>
          <table:table-cell office:value-type="float" office:value="0.2035" calcext:value-type="float">
            <text:p>0,2035</text:p>
          </table:table-cell>
          <table:table-cell office:value-type="float" office:value="0.2895" calcext:value-type="float">
            <text:p>0,2895</text:p>
          </table:table-cell>
          <table:table-cell office:value-type="float" office:value="1.2198" calcext:value-type="float">
            <text:p>1,2198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0674" calcext:value-type="float">
            <text:p>0,0674</text:p>
          </table:table-cell>
          <table:table-cell office:value-type="float" office:value="0.00028521" calcext:value-type="float">
            <text:p>0,00028521</text:p>
          </table:table-cell>
          <table:table-cell office:value-type="float" office:value="0.059159" calcext:value-type="float">
            <text:p>0,059159</text:p>
          </table:table-cell>
          <table:table-cell office:value-type="float" office:value="0.003394" calcext:value-type="float">
            <text:p>0,003394</text:p>
          </table:table-cell>
          <table:table-cell office:value-type="float" office:value="0.5506" calcext:value-type="float">
            <text:p>0,5506</text:p>
          </table:table-cell>
          <table:table-cell office:value-type="float" office:value="5.2334" calcext:value-type="float">
            <text:p>5,2334</text:p>
          </table:table-cell>
        </table:table-row>
        <table:table-row table:style-name="ro1">
          <table:table-cell office:value-type="date" office:date-value="2017-05-17" calcext:value-type="date">
            <text:p>2017-05-17</text:p>
          </table:table-cell>
          <table:table-cell office:value-type="string" calcext:value-type="string">
            <text:p>094/A/NBP/2017</text:p>
          </table:table-cell>
          <table:table-cell office:value-type="float" office:value="0.1095" calcext:value-type="float">
            <text:p>0,1095</text:p>
          </table:table-cell>
          <table:table-cell office:value-type="float" office:value="3.7808" calcext:value-type="float">
            <text:p>3,7808</text:p>
          </table:table-cell>
          <table:table-cell office:value-type="float" office:value="2.795" calcext:value-type="float">
            <text:p>2,795</text:p>
          </table:table-cell>
          <table:table-cell office:value-type="float" office:value="0.4855" calcext:value-type="float">
            <text:p>0,4855</text:p>
          </table:table-cell>
          <table:table-cell office:value-type="float" office:value="2.7755" calcext:value-type="float">
            <text:p>2,7755</text:p>
          </table:table-cell>
          <table:table-cell office:value-type="float" office:value="2.6019" calcext:value-type="float">
            <text:p>2,6019</text:p>
          </table:table-cell>
          <table:table-cell office:value-type="float" office:value="2.7108" calcext:value-type="float">
            <text:p>2,7108</text:p>
          </table:table-cell>
          <table:table-cell office:value-type="float" office:value="4.1912" calcext:value-type="float">
            <text:p>4,1912</text:p>
          </table:table-cell>
          <table:table-cell office:value-type="float" office:value="0.013522" calcext:value-type="float">
            <text:p>0,013522</text:p>
          </table:table-cell>
          <table:table-cell office:value-type="float" office:value="3.839" calcext:value-type="float">
            <text:p>3,839</text:p>
          </table:table-cell>
          <table:table-cell office:value-type="float" office:value="4.8928" calcext:value-type="float">
            <text:p>4,8928</text:p>
          </table:table-cell>
          <table:table-cell office:value-type="float" office:value="0.1432" calcext:value-type="float">
            <text:p>0,1432</text:p>
          </table:table-cell>
          <table:table-cell office:value-type="float" office:value="0.033601" calcext:value-type="float">
            <text:p>0,033601</text:p>
          </table:table-cell>
          <table:table-cell office:value-type="float" office:value="0.1583" calcext:value-type="float">
            <text:p>0,1583</text:p>
          </table:table-cell>
          <table:table-cell office:value-type="float" office:value="0.5633" calcext:value-type="float">
            <text:p>0,5633</text:p>
          </table:table-cell>
          <table:table-cell office:value-type="float" office:value="0.037008" calcext:value-type="float">
            <text:p>0,037008</text:p>
          </table:table-cell>
          <table:table-cell office:value-type="float" office:value="0.4464" calcext:value-type="float">
            <text:p>0,4464</text:p>
          </table:table-cell>
          <table:table-cell office:value-type="float" office:value="0.4301" calcext:value-type="float">
            <text:p>0,4301</text:p>
          </table:table-cell>
          <table:table-cell office:value-type="float" office:value="0.5639" calcext:value-type="float">
            <text:p>0,5639</text:p>
          </table:table-cell>
          <table:table-cell office:value-type="float" office:value="0.9201" calcext:value-type="float">
            <text:p>0,9201</text:p>
          </table:table-cell>
          <table:table-cell office:value-type="float" office:value="2.143" calcext:value-type="float">
            <text:p>2,143</text:p>
          </table:table-cell>
          <table:table-cell office:value-type="float" office:value="1.0613" calcext:value-type="float">
            <text:p>1,0613</text:p>
          </table:table-cell>
          <table:table-cell office:value-type="float" office:value="1.0484" calcext:value-type="float">
            <text:p>1,0484</text:p>
          </table:table-cell>
          <table:table-cell office:value-type="float" office:value="0.005672" calcext:value-type="float">
            <text:p>0,005672</text:p>
          </table:table-cell>
          <table:table-cell office:value-type="float" office:value="0.0759" calcext:value-type="float">
            <text:p>0,0759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287" calcext:value-type="float">
            <text:p>0,287</text:p>
          </table:table-cell>
          <table:table-cell office:value-type="float" office:value="1.2207" calcext:value-type="float">
            <text:p>1,2207</text:p>
          </table:table-cell>
          <table:table-cell office:value-type="float" office:value="0.8746" calcext:value-type="float">
            <text:p>0,8746</text:p>
          </table:table-cell>
          <table:table-cell office:value-type="float" office:value="0.0666" calcext:value-type="float">
            <text:p>0,0666</text:p>
          </table:table-cell>
          <table:table-cell office:value-type="float" office:value="0.00028377" calcext:value-type="float">
            <text:p>0,00028377</text:p>
          </table:table-cell>
          <table:table-cell office:value-type="float" office:value="0.058952" calcext:value-type="float">
            <text:p>0,058952</text:p>
          </table:table-cell>
          <table:table-cell office:value-type="float" office:value="0.003374" calcext:value-type="float">
            <text:p>0,003374</text:p>
          </table:table-cell>
          <table:table-cell office:value-type="float" office:value="0.5486" calcext:value-type="float">
            <text:p>0,5486</text:p>
          </table:table-cell>
          <table:table-cell office:value-type="float" office:value="5.2045" calcext:value-type="float">
            <text:p>5,2045</text:p>
          </table:table-cell>
        </table:table-row>
        <table:table-row table:style-name="ro1">
          <table:table-cell office:value-type="date" office:date-value="2017-05-18" calcext:value-type="date">
            <text:p>2017-05-18</text:p>
          </table:table-cell>
          <table:table-cell office:value-type="string" calcext:value-type="string">
            <text:p>095/A/NBP/2017</text:p>
          </table:table-cell>
          <table:table-cell office:value-type="float" office:value="0.11" calcext:value-type="float">
            <text:p>0,11</text:p>
          </table:table-cell>
          <table:table-cell office:value-type="float" office:value="3.7926" calcext:value-type="float">
            <text:p>3,7926</text:p>
          </table:table-cell>
          <table:table-cell office:value-type="float" office:value="2.8236" calcext:value-type="float">
            <text:p>2,8236</text:p>
          </table:table-cell>
          <table:table-cell office:value-type="float" office:value="0.4871" calcext:value-type="float">
            <text:p>0,4871</text:p>
          </table:table-cell>
          <table:table-cell office:value-type="float" office:value="2.7805" calcext:value-type="float">
            <text:p>2,7805</text:p>
          </table:table-cell>
          <table:table-cell office:value-type="float" office:value="2.6299" calcext:value-type="float">
            <text:p>2,6299</text:p>
          </table:table-cell>
          <table:table-cell office:value-type="float" office:value="2.7255" calcext:value-type="float">
            <text:p>2,7255</text:p>
          </table:table-cell>
          <table:table-cell office:value-type="float" office:value="4.22" calcext:value-type="float">
            <text:p>4,22</text:p>
          </table:table-cell>
          <table:table-cell office:value-type="float" office:value="0.013614" calcext:value-type="float">
            <text:p>0,013614</text:p>
          </table:table-cell>
          <table:table-cell office:value-type="float" office:value="3.8678" calcext:value-type="float">
            <text:p>3,8678</text:p>
          </table:table-cell>
          <table:table-cell office:value-type="float" office:value="4.938" calcext:value-type="float">
            <text:p>4,938</text:p>
          </table:table-cell>
          <table:table-cell office:value-type="float" office:value="0.1437" calcext:value-type="float">
            <text:p>0,1437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1583" calcext:value-type="float">
            <text:p>0,1583</text:p>
          </table:table-cell>
          <table:table-cell office:value-type="float" office:value="0.5672" calcext:value-type="float">
            <text:p>0,5672</text:p>
          </table:table-cell>
          <table:table-cell office:value-type="float" office:value="0.037345" calcext:value-type="float">
            <text:p>0,037345</text:p>
          </table:table-cell>
          <table:table-cell office:value-type="float" office:value="0.4481" calcext:value-type="float">
            <text:p>0,4481</text:p>
          </table:table-cell>
          <table:table-cell office:value-type="float" office:value="0.4322" calcext:value-type="float">
            <text:p>0,4322</text:p>
          </table:table-cell>
          <table:table-cell office:value-type="float" office:value="0.5665" calcext:value-type="float">
            <text:p>0,5665</text:p>
          </table:table-cell>
          <table:table-cell office:value-type="float" office:value="0.9234" calcext:value-type="float">
            <text:p>0,9234</text:p>
          </table:table-cell>
          <table:table-cell office:value-type="float" office:value="2.1577" calcext:value-type="float">
            <text:p>2,1577</text:p>
          </table:table-cell>
          <table:table-cell office:value-type="float" office:value="1.0469" calcext:value-type="float">
            <text:p>1,0469</text:p>
          </table:table-cell>
          <table:table-cell office:value-type="float" office:value="1.0498" calcext:value-type="float">
            <text:p>1,0498</text:p>
          </table:table-cell>
          <table:table-cell office:value-type="float" office:value="0.005652" calcext:value-type="float">
            <text:p>0,005652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1989" calcext:value-type="float">
            <text:p>0,1989</text:p>
          </table:table-cell>
          <table:table-cell office:value-type="float" office:value="0.2824" calcext:value-type="float">
            <text:p>0,2824</text:p>
          </table:table-cell>
          <table:table-cell office:value-type="float" office:value="1.2089" calcext:value-type="float">
            <text:p>1,2089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0028396" calcext:value-type="float">
            <text:p>0,00028396</text:p>
          </table:table-cell>
          <table:table-cell office:value-type="float" office:value="0.058815" calcext:value-type="float">
            <text:p>0,058815</text:p>
          </table:table-cell>
          <table:table-cell office:value-type="float" office:value="0.00337" calcext:value-type="float">
            <text:p>0,00337</text:p>
          </table:table-cell>
          <table:table-cell office:value-type="float" office:value="0.5503" calcext:value-type="float">
            <text:p>0,5503</text:p>
          </table:table-cell>
          <table:table-cell office:value-type="float" office:value="5.2284" calcext:value-type="float">
            <text:p>5,2284</text:p>
          </table:table-cell>
        </table:table-row>
        <table:table-row table:style-name="ro1">
          <table:table-cell office:value-type="date" office:date-value="2017-05-19" calcext:value-type="date">
            <text:p>2017-05-19</text:p>
          </table:table-cell>
          <table:table-cell office:value-type="string" calcext:value-type="string">
            <text:p>096/A/NBP/2017</text:p>
          </table:table-cell>
          <table:table-cell office:value-type="float" office:value="0.1095" calcext:value-type="float">
            <text:p>0,1095</text:p>
          </table:table-cell>
          <table:table-cell office:value-type="float" office:value="3.7735" calcext:value-type="float">
            <text:p>3,7735</text:p>
          </table:table-cell>
          <table:table-cell office:value-type="float" office:value="2.8103" calcext:value-type="float">
            <text:p>2,8103</text:p>
          </table:table-cell>
          <table:table-cell office:value-type="float" office:value="0.4849" calcext:value-type="float">
            <text:p>0,4849</text:p>
          </table:table-cell>
          <table:table-cell office:value-type="float" office:value="2.778" calcext:value-type="float">
            <text:p>2,778</text:p>
          </table:table-cell>
          <table:table-cell office:value-type="float" office:value="2.5997" calcext:value-type="float">
            <text:p>2,5997</text:p>
          </table:table-cell>
          <table:table-cell office:value-type="float" office:value="2.7133" calcext:value-type="float">
            <text:p>2,7133</text:p>
          </table:table-cell>
          <table:table-cell office:value-type="float" office:value="4.2069" calcext:value-type="float">
            <text:p>4,2069</text:p>
          </table:table-cell>
          <table:table-cell office:value-type="float" office:value="0.013609" calcext:value-type="float">
            <text:p>0,013609</text:p>
          </table:table-cell>
          <table:table-cell office:value-type="float" office:value="3.8594" calcext:value-type="float">
            <text:p>3,8594</text:p>
          </table:table-cell>
          <table:table-cell office:value-type="float" office:value="4.9054" calcext:value-type="float">
            <text:p>4,9054</text:p>
          </table:table-cell>
          <table:table-cell office:value-type="float" office:value="0.1432" calcext:value-type="float">
            <text:p>0,1432</text:p>
          </table:table-cell>
          <table:table-cell office:value-type="float" office:value="0.033838" calcext:value-type="float">
            <text:p>0,033838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5654" calcext:value-type="float">
            <text:p>0,5654</text:p>
          </table:table-cell>
          <table:table-cell office:value-type="float" office:value="0.037361" calcext:value-type="float">
            <text:p>0,037361</text:p>
          </table:table-cell>
          <table:table-cell office:value-type="float" office:value="0.4496" calcext:value-type="float">
            <text:p>0,4496</text:p>
          </table:table-cell>
          <table:table-cell office:value-type="float" office:value="0.4309" calcext:value-type="float">
            <text:p>0,4309</text:p>
          </table:table-cell>
          <table:table-cell office:value-type="float" office:value="0.5645" calcext:value-type="float">
            <text:p>0,5645</text:p>
          </table:table-cell>
          <table:table-cell office:value-type="float" office:value="0.9224" calcext:value-type="float">
            <text:p>0,9224</text:p>
          </table:table-cell>
          <table:table-cell office:value-type="float" office:value="2.1509" calcext:value-type="float">
            <text:p>2,1509</text:p>
          </table:table-cell>
          <table:table-cell office:value-type="float" office:value="1.0494" calcext:value-type="float">
            <text:p>1,0494</text:p>
          </table:table-cell>
          <table:table-cell office:value-type="float" office:value="1.0507" calcext:value-type="float">
            <text:p>1,0507</text:p>
          </table:table-cell>
          <table:table-cell office:value-type="float" office:value="0.005612" calcext:value-type="float">
            <text:p>0,005612</text:p>
          </table:table-cell>
          <table:table-cell office:value-type="float" office:value="0.0758" calcext:value-type="float">
            <text:p>0,0758</text:p>
          </table:table-cell>
          <table:table-cell office:value-type="float" office:value="0.201" calcext:value-type="float">
            <text:p>0,201</text:p>
          </table:table-cell>
          <table:table-cell office:value-type="float" office:value="0.2838" calcext:value-type="float">
            <text:p>0,2838</text:p>
          </table:table-cell>
          <table:table-cell office:value-type="float" office:value="1.1196" calcext:value-type="float">
            <text:p>1,1196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0028298" calcext:value-type="float">
            <text:p>0,00028298</text:p>
          </table:table-cell>
          <table:table-cell office:value-type="float" office:value="0.058227" calcext:value-type="float">
            <text:p>0,058227</text:p>
          </table:table-cell>
          <table:table-cell office:value-type="float" office:value="0.003365" calcext:value-type="float">
            <text:p>0,003365</text:p>
          </table:table-cell>
          <table:table-cell office:value-type="float" office:value="0.5476" calcext:value-type="float">
            <text:p>0,5476</text:p>
          </table:table-cell>
          <table:table-cell office:value-type="float" office:value="5.2197" calcext:value-type="float">
            <text:p>5,2197</text:p>
          </table:table-cell>
        </table:table-row>
        <table:table-row table:style-name="ro1">
          <table:table-cell office:value-type="date" office:date-value="2017-05-22" calcext:value-type="date">
            <text:p>2017-05-22</text:p>
          </table:table-cell>
          <table:table-cell office:value-type="string" calcext:value-type="string">
            <text:p>097/A/NBP/2017</text:p>
          </table:table-cell>
          <table:table-cell office:value-type="float" office:value="0.1091" calcext:value-type="float">
            <text:p>0,1091</text:p>
          </table:table-cell>
          <table:table-cell office:value-type="float" office:value="3.7526" calcext:value-type="float">
            <text:p>3,7526</text:p>
          </table:table-cell>
          <table:table-cell office:value-type="float" office:value="2.7966" calcext:value-type="float">
            <text:p>2,7966</text:p>
          </table:table-cell>
          <table:table-cell office:value-type="float" office:value="0.4819" calcext:value-type="float">
            <text:p>0,4819</text:p>
          </table:table-cell>
          <table:table-cell office:value-type="float" office:value="2.7752" calcext:value-type="float">
            <text:p>2,7752</text:p>
          </table:table-cell>
          <table:table-cell office:value-type="float" office:value="2.6069" calcext:value-type="float">
            <text:p>2,6069</text:p>
          </table:table-cell>
          <table:table-cell office:value-type="float" office:value="2.7031" calcext:value-type="float">
            <text:p>2,7031</text:p>
          </table:table-cell>
          <table:table-cell office:value-type="float" office:value="4.1907" calcext:value-type="float">
            <text:p>4,1907</text:p>
          </table:table-cell>
          <table:table-cell office:value-type="float" office:value="0.013582" calcext:value-type="float">
            <text:p>0,013582</text:p>
          </table:table-cell>
          <table:table-cell office:value-type="float" office:value="3.8502" calcext:value-type="float">
            <text:p>3,8502</text:p>
          </table:table-cell>
          <table:table-cell office:value-type="float" office:value="4.8689" calcext:value-type="float">
            <text:p>4,8689</text:p>
          </table:table-cell>
          <table:table-cell office:value-type="float" office:value="0.1424" calcext:value-type="float">
            <text:p>0,1424</text:p>
          </table:table-cell>
          <table:table-cell office:value-type="float" office:value="0.033679" calcext:value-type="float">
            <text:p>0,033679</text:p>
          </table:table-cell>
          <table:table-cell office:value-type="float" office:value="0.1581" calcext:value-type="float">
            <text:p>0,1581</text:p>
          </table:table-cell>
          <table:table-cell office:value-type="float" office:value="0.5629" calcext:value-type="float">
            <text:p>0,5629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447" calcext:value-type="float">
            <text:p>0,447</text:p>
          </table:table-cell>
          <table:table-cell office:value-type="float" office:value="0.4295" calcext:value-type="float">
            <text:p>0,4295</text:p>
          </table:table-cell>
          <table:table-cell office:value-type="float" office:value="0.5638" calcext:value-type="float">
            <text:p>0,5638</text:p>
          </table:table-cell>
          <table:table-cell office:value-type="float" office:value="0.9188" calcext:value-type="float">
            <text:p>0,9188</text:p>
          </table:table-cell>
          <table:table-cell office:value-type="float" office:value="2.1426" calcext:value-type="float">
            <text:p>2,1426</text:p>
          </table:table-cell>
          <table:table-cell office:value-type="float" office:value="1.0517" calcext:value-type="float">
            <text:p>1,0517</text:p>
          </table:table-cell>
          <table:table-cell office:value-type="float" office:value="1.045" calcext:value-type="float">
            <text:p>1,045</text:p>
          </table:table-cell>
          <table:table-cell office:value-type="float" office:value="0.005609" calcext:value-type="float">
            <text:p>0,005609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201" calcext:value-type="float">
            <text:p>0,201</text:p>
          </table:table-cell>
          <table:table-cell office:value-type="float" office:value="0.2846" calcext:value-type="float">
            <text:p>0,2846</text:p>
          </table:table-cell>
          <table:table-cell office:value-type="float" office:value="1.1534" calcext:value-type="float">
            <text:p>1,1534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0028207" calcext:value-type="float">
            <text:p>0,00028207</text:p>
          </table:table-cell>
          <table:table-cell office:value-type="float" office:value="0.058103" calcext:value-type="float">
            <text:p>0,058103</text:p>
          </table:table-cell>
          <table:table-cell office:value-type="float" office:value="0.003356" calcext:value-type="float">
            <text:p>0,003356</text:p>
          </table:table-cell>
          <table:table-cell office:value-type="float" office:value="0.5445" calcext:value-type="float">
            <text:p>0,5445</text:p>
          </table:table-cell>
          <table:table-cell office:value-type="float" office:value="5.1755" calcext:value-type="float">
            <text:p>5,1755</text:p>
          </table:table-cell>
        </table:table-row>
        <table:table-row table:style-name="ro1">
          <table:table-cell office:value-type="date" office:date-value="2017-05-23" calcext:value-type="date">
            <text:p>2017-05-23</text:p>
          </table:table-cell>
          <table:table-cell office:value-type="string" calcext:value-type="string">
            <text:p>098/A/NBP/2017</text:p>
          </table:table-cell>
          <table:table-cell office:value-type="float" office:value="0.1085" calcext:value-type="float">
            <text:p>0,1085</text:p>
          </table:table-cell>
          <table:table-cell office:value-type="float" office:value="3.7354" calcext:value-type="float">
            <text:p>3,7354</text:p>
          </table:table-cell>
          <table:table-cell office:value-type="float" office:value="2.7991" calcext:value-type="float">
            <text:p>2,7991</text:p>
          </table:table-cell>
          <table:table-cell office:value-type="float" office:value="0.4797" calcext:value-type="float">
            <text:p>0,4797</text:p>
          </table:table-cell>
          <table:table-cell office:value-type="float" office:value="2.7673" calcext:value-type="float">
            <text:p>2,7673</text:p>
          </table:table-cell>
          <table:table-cell office:value-type="float" office:value="2.6244" calcext:value-type="float">
            <text:p>2,6244</text:p>
          </table:table-cell>
          <table:table-cell office:value-type="float" office:value="2.6927" calcext:value-type="float">
            <text:p>2,6927</text:p>
          </table:table-cell>
          <table:table-cell office:value-type="float" office:value="4.2018" calcext:value-type="float">
            <text:p>4,2018</text:p>
          </table:table-cell>
          <table:table-cell office:value-type="float" office:value="0.013608" calcext:value-type="float">
            <text:p>0,013608</text:p>
          </table:table-cell>
          <table:table-cell office:value-type="float" office:value="3.8448" calcext:value-type="float">
            <text:p>3,8448</text:p>
          </table:table-cell>
          <table:table-cell office:value-type="float" office:value="4.8508" calcext:value-type="float">
            <text:p>4,8508</text:p>
          </table:table-cell>
          <table:table-cell office:value-type="float" office:value="0.1421" calcext:value-type="float">
            <text:p>0,1421</text:p>
          </table:table-cell>
          <table:table-cell office:value-type="float" office:value="0.033586" calcext:value-type="float">
            <text:p>0,033586</text:p>
          </table:table-cell>
          <table:table-cell office:value-type="float" office:value="0.1583" calcext:value-type="float">
            <text:p>0,1583</text:p>
          </table:table-cell>
          <table:table-cell office:value-type="float" office:value="0.5644" calcext:value-type="float">
            <text:p>0,5644</text:p>
          </table:table-cell>
          <table:table-cell office:value-type="float" office:value="0.037516" calcext:value-type="float">
            <text:p>0,037516</text:p>
          </table:table-cell>
          <table:table-cell office:value-type="float" office:value="0.4487" calcext:value-type="float">
            <text:p>0,4487</text:p>
          </table:table-cell>
          <table:table-cell office:value-type="float" office:value="0.431" calcext:value-type="float">
            <text:p>0,431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9212" calcext:value-type="float">
            <text:p>0,9212</text:p>
          </table:table-cell>
          <table:table-cell office:value-type="float" office:value="2.1483" calcext:value-type="float">
            <text:p>2,1483</text:p>
          </table:table-cell>
          <table:table-cell office:value-type="float" office:value="1.0457" calcext:value-type="float">
            <text:p>1,0457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05569" calcext:value-type="float">
            <text:p>0,005569</text:p>
          </table:table-cell>
          <table:table-cell office:value-type="float" office:value="0.075" calcext:value-type="float">
            <text:p>0,075</text:p>
          </table:table-cell>
          <table:table-cell office:value-type="float" office:value="0.2001" calcext:value-type="float">
            <text:p>0,2001</text:p>
          </table:table-cell>
          <table:table-cell office:value-type="float" office:value="0.2811" calcext:value-type="float">
            <text:p>0,2811</text:p>
          </table:table-cell>
          <table:table-cell office:value-type="float" office:value="1.1434" calcext:value-type="float">
            <text:p>1,1434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0028088" calcext:value-type="float">
            <text:p>0,00028088</text:p>
          </table:table-cell>
          <table:table-cell office:value-type="float" office:value="0.057753" calcext:value-type="float">
            <text:p>0,057753</text:p>
          </table:table-cell>
          <table:table-cell office:value-type="float" office:value="0.003324" calcext:value-type="float">
            <text:p>0,003324</text:p>
          </table:table-cell>
          <table:table-cell office:value-type="float" office:value="0.5422" calcext:value-type="float">
            <text:p>0,5422</text:p>
          </table:table-cell>
          <table:table-cell office:value-type="float" office:value="5.1694" calcext:value-type="float">
            <text:p>5,1694</text:p>
          </table:table-cell>
        </table:table-row>
        <table:table-row table:style-name="ro1">
          <table:table-cell office:value-type="date" office:date-value="2017-05-24" calcext:value-type="date">
            <text:p>2017-05-24</text:p>
          </table:table-cell>
          <table:table-cell office:value-type="string" calcext:value-type="string">
            <text:p>099/A/NBP/2017</text:p>
          </table:table-cell>
          <table:table-cell office:value-type="float" office:value="0.1091" calcext:value-type="float">
            <text:p>0,1091</text:p>
          </table:table-cell>
          <table:table-cell office:value-type="float" office:value="3.7535" calcext:value-type="float">
            <text:p>3,7535</text:p>
          </table:table-cell>
          <table:table-cell office:value-type="float" office:value="2.8032" calcext:value-type="float">
            <text:p>2,8032</text:p>
          </table:table-cell>
          <table:table-cell office:value-type="float" office:value="0.4819" calcext:value-type="float">
            <text:p>0,4819</text:p>
          </table:table-cell>
          <table:table-cell office:value-type="float" office:value="2.7787" calcext:value-type="float">
            <text:p>2,7787</text:p>
          </table:table-cell>
          <table:table-cell office:value-type="float" office:value="2.6337" calcext:value-type="float">
            <text:p>2,6337</text:p>
          </table:table-cell>
          <table:table-cell office:value-type="float" office:value="2.7022" calcext:value-type="float">
            <text:p>2,7022</text:p>
          </table:table-cell>
          <table:table-cell office:value-type="float" office:value="4.1985" calcext:value-type="float">
            <text:p>4,1985</text:p>
          </table:table-cell>
          <table:table-cell office:value-type="float" office:value="0.013584" calcext:value-type="float">
            <text:p>0,013584</text:p>
          </table:table-cell>
          <table:table-cell office:value-type="float" office:value="3.8471" calcext:value-type="float">
            <text:p>3,8471</text:p>
          </table:table-cell>
          <table:table-cell office:value-type="float" office:value="4.8766" calcext:value-type="float">
            <text:p>4,8766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03356" calcext:value-type="float">
            <text:p>0,03356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5641" calcext:value-type="float">
            <text:p>0,5641</text:p>
          </table:table-cell>
          <table:table-cell office:value-type="float" office:value="0.037386" calcext:value-type="float">
            <text:p>0,037386</text:p>
          </table:table-cell>
          <table:table-cell office:value-type="float" office:value="0.4476" calcext:value-type="float">
            <text:p>0,4476</text:p>
          </table:table-cell>
          <table:table-cell office:value-type="float" office:value="0.4314" calcext:value-type="float">
            <text:p>0,4314</text:p>
          </table:table-cell>
          <table:table-cell office:value-type="float" office:value="0.5653" calcext:value-type="float">
            <text:p>0,5653</text:p>
          </table:table-cell>
          <table:table-cell office:value-type="float" office:value="0.9222" calcext:value-type="float">
            <text:p>0,9222</text:p>
          </table:table-cell>
          <table:table-cell office:value-type="float" office:value="2.1467" calcext:value-type="float">
            <text:p>2,1467</text:p>
          </table:table-cell>
          <table:table-cell office:value-type="float" office:value="1.052" calcext:value-type="float">
            <text:p>1,052</text:p>
          </table:table-cell>
          <table:table-cell office:value-type="float" office:value="1.0445" calcext:value-type="float">
            <text:p>1,0445</text:p>
          </table:table-cell>
          <table:table-cell office:value-type="float" office:value="0.005561" calcext:value-type="float">
            <text:p>0,005561</text:p>
          </table:table-cell>
          <table:table-cell office:value-type="float" office:value="0.0752" calcext:value-type="float">
            <text:p>0,0752</text:p>
          </table:table-cell>
          <table:table-cell office:value-type="float" office:value="0.2017" calcext:value-type="float">
            <text:p>0,2017</text:p>
          </table:table-cell>
          <table:table-cell office:value-type="float" office:value="0.2886" calcext:value-type="float">
            <text:p>0,2886</text:p>
          </table:table-cell>
          <table:table-cell office:value-type="float" office:value="1.1478" calcext:value-type="float">
            <text:p>1,1478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57914" calcext:value-type="float">
            <text:p>0,057914</text:p>
          </table:table-cell>
          <table:table-cell office:value-type="float" office:value="0.003338" calcext:value-type="float">
            <text:p>0,003338</text:p>
          </table:table-cell>
          <table:table-cell office:value-type="float" office:value="0.5447" calcext:value-type="float">
            <text:p>0,5447</text:p>
          </table:table-cell>
          <table:table-cell office:value-type="float" office:value="5.1789" calcext:value-type="float">
            <text:p>5,1789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string" calcext:value-type="string">
            <text:p>100/A/NBP/2017</text:p>
          </table:table-cell>
          <table:table-cell office:value-type="float" office:value="0.1086" calcext:value-type="float">
            <text:p>0,1086</text:p>
          </table:table-cell>
          <table:table-cell office:value-type="float" office:value="3.7177" calcext:value-type="float">
            <text:p>3,7177</text:p>
          </table:table-cell>
          <table:table-cell office:value-type="float" office:value="2.7772" calcext:value-type="float">
            <text:p>2,7772</text:p>
          </table:table-cell>
          <table:table-cell office:value-type="float" office:value="0.4772" calcext:value-type="float">
            <text:p>0,4772</text:p>
          </table:table-cell>
          <table:table-cell office:value-type="float" office:value="2.7686" calcext:value-type="float">
            <text:p>2,7686</text:p>
          </table:table-cell>
          <table:table-cell office:value-type="float" office:value="2.6128" calcext:value-type="float">
            <text:p>2,6128</text:p>
          </table:table-cell>
          <table:table-cell office:value-type="float" office:value="2.6853" calcext:value-type="float">
            <text:p>2,6853</text:p>
          </table:table-cell>
          <table:table-cell office:value-type="float" office:value="4.1796" calcext:value-type="float">
            <text:p>4,1796</text:p>
          </table:table-cell>
          <table:table-cell office:value-type="float" office:value="0.013567" calcext:value-type="float">
            <text:p>0,013567</text:p>
          </table:table-cell>
          <table:table-cell office:value-type="float" office:value="3.8289" calcext:value-type="float">
            <text:p>3,8289</text:p>
          </table:table-cell>
          <table:table-cell office:value-type="float" office:value="4.8238" calcext:value-type="float">
            <text:p>4,8238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033256" calcext:value-type="float">
            <text:p>0,033256</text:p>
          </table:table-cell>
          <table:table-cell office:value-type="float" office:value="0.1581" calcext:value-type="float">
            <text:p>0,1581</text:p>
          </table:table-cell>
          <table:table-cell office:value-type="float" office:value="0.5617" calcext:value-type="float">
            <text:p>0,5617</text:p>
          </table:table-cell>
          <table:table-cell office:value-type="float" office:value="0.03707" calcext:value-type="float">
            <text:p>0,03707</text:p>
          </table:table-cell>
          <table:table-cell office:value-type="float" office:value="0.4467" calcext:value-type="float">
            <text:p>0,4467</text:p>
          </table:table-cell>
          <table:table-cell office:value-type="float" office:value="0.4298" calcext:value-type="float">
            <text:p>0,4298</text:p>
          </table:table-cell>
          <table:table-cell office:value-type="float" office:value="0.5627" calcext:value-type="float">
            <text:p>0,5627</text:p>
          </table:table-cell>
          <table:table-cell office:value-type="float" office:value="0.9185" calcext:value-type="float">
            <text:p>0,9185</text:p>
          </table:table-cell>
          <table:table-cell office:value-type="float" office:value="2.137" calcext:value-type="float">
            <text:p>2,137</text:p>
          </table:table-cell>
          <table:table-cell office:value-type="float" office:value="1.0444" calcext:value-type="float">
            <text:p>1,0444</text:p>
          </table:table-cell>
          <table:table-cell office:value-type="float" office:value="1.0387" calcext:value-type="float">
            <text:p>1,0387</text:p>
          </table:table-cell>
          <table:table-cell office:value-type="float" office:value="0.005531" calcext:value-type="float">
            <text:p>0,005531</text:p>
          </table:table-cell>
          <table:table-cell office:value-type="float" office:value="0.0746" calcext:value-type="float">
            <text:p>0,0746</text:p>
          </table:table-cell>
          <table:table-cell office:value-type="float" office:value="0.202" calcext:value-type="float">
            <text:p>0,202</text:p>
          </table:table-cell>
          <table:table-cell office:value-type="float" office:value="0.2881" calcext:value-type="float">
            <text:p>0,2881</text:p>
          </table:table-cell>
          <table:table-cell office:value-type="float" office:value="1.135" calcext:value-type="float">
            <text:p>1,135</text:p>
          </table:table-cell>
          <table:table-cell office:value-type="float" office:value="0.8692" calcext:value-type="float">
            <text:p>0,8692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0027935" calcext:value-type="float">
            <text:p>0,00027935</text:p>
          </table:table-cell>
          <table:table-cell office:value-type="float" office:value="0.057594" calcext:value-type="float">
            <text:p>0,057594</text:p>
          </table:table-cell>
          <table:table-cell office:value-type="float" office:value="0.003322" calcext:value-type="float">
            <text:p>0,003322</text:p>
          </table:table-cell>
          <table:table-cell office:value-type="float" office:value="0.5412" calcext:value-type="float">
            <text:p>0,5412</text:p>
          </table:table-cell>
          <table:table-cell office:value-type="float" office:value="5.1569" calcext:value-type="float">
            <text:p>5,1569</text:p>
          </table:table-cell>
        </table:table-row>
        <table:table-row table:style-name="ro1">
          <table:table-cell office:value-type="date" office:date-value="2017-05-26" calcext:value-type="date">
            <text:p>2017-05-26</text:p>
          </table:table-cell>
          <table:table-cell office:value-type="string" calcext:value-type="string">
            <text:p>101/A/NBP/2017</text:p>
          </table:table-cell>
          <table:table-cell office:value-type="float" office:value="0.1093" calcext:value-type="float">
            <text:p>0,1093</text:p>
          </table:table-cell>
          <table:table-cell office:value-type="float" office:value="3.7248" calcext:value-type="float">
            <text:p>3,7248</text:p>
          </table:table-cell>
          <table:table-cell office:value-type="float" office:value="2.7702" calcext:value-type="float">
            <text:p>2,7702</text:p>
          </table:table-cell>
          <table:table-cell office:value-type="float" office:value="0.478" calcext:value-type="float">
            <text:p>0,478</text:p>
          </table:table-cell>
          <table:table-cell office:value-type="float" office:value="2.7648" calcext:value-type="float">
            <text:p>2,7648</text:p>
          </table:table-cell>
          <table:table-cell office:value-type="float" office:value="2.6234" calcext:value-type="float">
            <text:p>2,6234</text:p>
          </table:table-cell>
          <table:table-cell office:value-type="float" office:value="2.6913" calcext:value-type="float">
            <text:p>2,6913</text:p>
          </table:table-cell>
          <table:table-cell office:value-type="float" office:value="4.1803" calcext:value-type="float">
            <text:p>4,1803</text:p>
          </table:table-cell>
          <table:table-cell office:value-type="float" office:value="0.013602" calcext:value-type="float">
            <text:p>0,013602</text:p>
          </table:table-cell>
          <table:table-cell office:value-type="float" office:value="3.8381" calcext:value-type="float">
            <text:p>3,8381</text:p>
          </table:table-cell>
          <table:table-cell office:value-type="float" office:value="4.7942" calcext:value-type="float">
            <text:p>4,7942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03355" calcext:value-type="float">
            <text:p>0,03355</text:p>
          </table:table-cell>
          <table:table-cell office:value-type="float" office:value="0.1581" calcext:value-type="float">
            <text:p>0,1581</text:p>
          </table:table-cell>
          <table:table-cell office:value-type="float" office:value="0.5618" calcext:value-type="float">
            <text:p>0,5618</text:p>
          </table:table-cell>
          <table:table-cell office:value-type="float" office:value="0.037076" calcext:value-type="float">
            <text:p>0,037076</text:p>
          </table:table-cell>
          <table:table-cell office:value-type="float" office:value="0.4444" calcext:value-type="float">
            <text:p>0,4444</text:p>
          </table:table-cell>
          <table:table-cell office:value-type="float" office:value="0.4293" calcext:value-type="float">
            <text:p>0,4293</text:p>
          </table:table-cell>
          <table:table-cell office:value-type="float" office:value="0.5631" calcext:value-type="float">
            <text:p>0,5631</text:p>
          </table:table-cell>
          <table:table-cell office:value-type="float" office:value="0.9178" calcext:value-type="float">
            <text:p>0,9178</text:p>
          </table:table-cell>
          <table:table-cell office:value-type="float" office:value="2.1373" calcext:value-type="float">
            <text:p>2,1373</text:p>
          </table:table-cell>
          <table:table-cell office:value-type="float" office:value="1.0411" calcext:value-type="float">
            <text:p>1,0411</text:p>
          </table:table-cell>
          <table:table-cell office:value-type="float" office:value="1.0425" calcext:value-type="float">
            <text:p>1,0425</text:p>
          </table:table-cell>
          <table:table-cell office:value-type="float" office:value="0.005567" calcext:value-type="float">
            <text:p>0,005567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2012" calcext:value-type="float">
            <text:p>0,2012</text:p>
          </table:table-cell>
          <table:table-cell office:value-type="float" office:value="0.2875" calcext:value-type="float">
            <text:p>0,2875</text:p>
          </table:table-cell>
          <table:table-cell office:value-type="float" office:value="1.1374" calcext:value-type="float">
            <text:p>1,1374</text:p>
          </table:table-cell>
          <table:table-cell office:value-type="float" office:value="0.8723" calcext:value-type="float">
            <text:p>0,8723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00028017" calcext:value-type="float">
            <text:p>0,00028017</text:p>
          </table:table-cell>
          <table:table-cell office:value-type="float" office:value="0.057787" calcext:value-type="float">
            <text:p>0,057787</text:p>
          </table:table-cell>
          <table:table-cell office:value-type="float" office:value="0.003329" calcext:value-type="float">
            <text:p>0,003329</text:p>
          </table:table-cell>
          <table:table-cell office:value-type="float" office:value="0.5426" calcext:value-type="float">
            <text:p>0,5426</text:p>
          </table:table-cell>
          <table:table-cell office:value-type="float" office:value="5.1536" calcext:value-type="float">
            <text:p>5,1536</text:p>
          </table:table-cell>
        </table:table-row>
        <table:table-row table:style-name="ro1">
          <table:table-cell office:value-type="date" office:date-value="2017-05-29" calcext:value-type="date">
            <text:p>2017-05-29</text:p>
          </table:table-cell>
          <table:table-cell office:value-type="string" calcext:value-type="string">
            <text:p>102/A/NBP/2017</text:p>
          </table:table-cell>
          <table:table-cell office:value-type="float" office:value="0.1095" calcext:value-type="float">
            <text:p>0,1095</text:p>
          </table:table-cell>
          <table:table-cell office:value-type="float" office:value="3.7371" calcext:value-type="float">
            <text:p>3,7371</text:p>
          </table:table-cell>
          <table:table-cell office:value-type="float" office:value="2.7791" calcext:value-type="float">
            <text:p>2,7791</text:p>
          </table:table-cell>
          <table:table-cell office:value-type="float" office:value="0.4794" calcext:value-type="float">
            <text:p>0,4794</text:p>
          </table:table-cell>
          <table:table-cell office:value-type="float" office:value="2.7769" calcext:value-type="float">
            <text:p>2,7769</text:p>
          </table:table-cell>
          <table:table-cell office:value-type="float" office:value="2.6408" calcext:value-type="float">
            <text:p>2,6408</text:p>
          </table:table-cell>
          <table:table-cell office:value-type="float" office:value="2.699" calcext:value-type="float">
            <text:p>2,699</text:p>
          </table:table-cell>
          <table:table-cell office:value-type="float" office:value="4.1794" calcext:value-type="float">
            <text:p>4,1794</text:p>
          </table:table-cell>
          <table:table-cell office:value-type="float" office:value="0.013569" calcext:value-type="float">
            <text:p>0,013569</text:p>
          </table:table-cell>
          <table:table-cell office:value-type="float" office:value="3.8373" calcext:value-type="float">
            <text:p>3,8373</text:p>
          </table:table-cell>
          <table:table-cell office:value-type="float" office:value="4.7987" calcext:value-type="float">
            <text:p>4,7987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033563" calcext:value-type="float">
            <text:p>0,033563</text:p>
          </table:table-cell>
          <table:table-cell office:value-type="float" office:value="0.1579" calcext:value-type="float">
            <text:p>0,1579</text:p>
          </table:table-cell>
          <table:table-cell office:value-type="float" office:value="0.5616" calcext:value-type="float">
            <text:p>0,5616</text:p>
          </table:table-cell>
          <table:table-cell office:value-type="float" office:value="0.037316" calcext:value-type="float">
            <text:p>0,037316</text:p>
          </table:table-cell>
          <table:table-cell office:value-type="float" office:value="0.4451" calcext:value-type="float">
            <text:p>0,4451</text:p>
          </table:table-cell>
          <table:table-cell office:value-type="float" office:value="0.4299" calcext:value-type="float">
            <text:p>0,4299</text:p>
          </table:table-cell>
          <table:table-cell office:value-type="float" office:value="0.563" calcext:value-type="float">
            <text:p>0,563</text:p>
          </table:table-cell>
          <table:table-cell office:value-type="float" office:value="0.9158" calcext:value-type="float">
            <text:p>0,9158</text:p>
          </table:table-cell>
          <table:table-cell office:value-type="float" office:value="2.1369" calcext:value-type="float">
            <text:p>2,1369</text:p>
          </table:table-cell>
          <table:table-cell office:value-type="float" office:value="1.0435" calcext:value-type="float">
            <text:p>1,0435</text:p>
          </table:table-cell>
          <table:table-cell office:value-type="float" office:value="1.046" calcext:value-type="float">
            <text:p>1,046</text:p>
          </table:table-cell>
          <table:table-cell office:value-type="float" office:value="0.005558" calcext:value-type="float">
            <text:p>0,005558</text:p>
          </table:table-cell>
          <table:table-cell office:value-type="float" office:value="0.0751" calcext:value-type="float">
            <text:p>0,0751</text:p>
          </table:table-cell>
          <table:table-cell office:value-type="float" office:value="0.2019" calcext:value-type="float">
            <text:p>0,2019</text:p>
          </table:table-cell>
          <table:table-cell office:value-type="float" office:value="0.2883" calcext:value-type="float">
            <text:p>0,2883</text:p>
          </table:table-cell>
          <table:table-cell office:value-type="float" office:value="1.1463" calcext:value-type="float">
            <text:p>1,1463</text:p>
          </table:table-cell>
          <table:table-cell office:value-type="float" office:value="0.874" calcext:value-type="float">
            <text:p>0,874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0028056" calcext:value-type="float">
            <text:p>0,00028056</text:p>
          </table:table-cell>
          <table:table-cell office:value-type="float" office:value="0.057906" calcext:value-type="float">
            <text:p>0,057906</text:p>
          </table:table-cell>
          <table:table-cell office:value-type="float" office:value="0.003331" calcext:value-type="float">
            <text:p>0,003331</text:p>
          </table:table-cell>
          <table:table-cell office:value-type="float" office:value="0.546" calcext:value-type="float">
            <text:p>0,546</text:p>
          </table:table-cell>
          <table:table-cell office:value-type="float" office:value="5.1646" calcext:value-type="float">
            <text:p>5,1646</text:p>
          </table:table-cell>
        </table:table-row>
        <table:table-row table:style-name="ro1">
          <table:table-cell office:value-type="date" office:date-value="2017-05-30" calcext:value-type="date">
            <text:p>2017-05-30</text:p>
          </table:table-cell>
          <table:table-cell office:value-type="string" calcext:value-type="string">
            <text:p>103/A/NBP/2017</text:p>
          </table:table-cell>
          <table:table-cell office:value-type="float" office:value="0.1098" calcext:value-type="float">
            <text:p>0,1098</text:p>
          </table:table-cell>
          <table:table-cell office:value-type="float" office:value="3.7471" calcext:value-type="float">
            <text:p>3,7471</text:p>
          </table:table-cell>
          <table:table-cell office:value-type="float" office:value="2.7921" calcext:value-type="float">
            <text:p>2,7921</text:p>
          </table:table-cell>
          <table:table-cell office:value-type="float" office:value="0.4808" calcext:value-type="float">
            <text:p>0,4808</text:p>
          </table:table-cell>
          <table:table-cell office:value-type="float" office:value="2.782" calcext:value-type="float">
            <text:p>2,782</text:p>
          </table:table-cell>
          <table:table-cell office:value-type="float" office:value="2.6463" calcext:value-type="float">
            <text:p>2,6463</text:p>
          </table:table-cell>
          <table:table-cell office:value-type="float" office:value="2.701" calcext:value-type="float">
            <text:p>2,701</text:p>
          </table:table-cell>
          <table:table-cell office:value-type="float" office:value="4.1739" calcext:value-type="float">
            <text:p>4,1739</text:p>
          </table:table-cell>
          <table:table-cell office:value-type="float" office:value="0.013551" calcext:value-type="float">
            <text:p>0,013551</text:p>
          </table:table-cell>
          <table:table-cell office:value-type="float" office:value="3.8326" calcext:value-type="float">
            <text:p>3,8326</text:p>
          </table:table-cell>
          <table:table-cell office:value-type="float" office:value="4.8147" calcext:value-type="float">
            <text:p>4,8147</text:p>
          </table:table-cell>
          <table:table-cell office:value-type="float" office:value="0.1422" calcext:value-type="float">
            <text:p>0,1422</text:p>
          </table:table-cell>
          <table:table-cell office:value-type="float" office:value="0.033763" calcext:value-type="float">
            <text:p>0,033763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5611" calcext:value-type="float">
            <text:p>0,5611</text:p>
          </table:table-cell>
          <table:table-cell office:value-type="float" office:value="0.037417" calcext:value-type="float">
            <text:p>0,037417</text:p>
          </table:table-cell>
          <table:table-cell office:value-type="float" office:value="0.4437" calcext:value-type="float">
            <text:p>0,4437</text:p>
          </table:table-cell>
          <table:table-cell office:value-type="float" office:value="0.4284" calcext:value-type="float">
            <text:p>0,4284</text:p>
          </table:table-cell>
          <table:table-cell office:value-type="float" office:value="0.5626" calcext:value-type="float">
            <text:p>0,5626</text:p>
          </table:table-cell>
          <table:table-cell office:value-type="float" office:value="0.9144" calcext:value-type="float">
            <text:p>0,9144</text:p>
          </table:table-cell>
          <table:table-cell office:value-type="float" office:value="2.1341" calcext:value-type="float">
            <text:p>2,1341</text:p>
          </table:table-cell>
          <table:table-cell office:value-type="float" office:value="1.0496" calcext:value-type="float">
            <text:p>1,0496</text:p>
          </table:table-cell>
          <table:table-cell office:value-type="float" office:value="1.0516" calcext:value-type="float">
            <text:p>1,0516</text:p>
          </table:table-cell>
          <table:table-cell office:value-type="float" office:value="0.005554" calcext:value-type="float">
            <text:p>0,005554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2021" calcext:value-type="float">
            <text:p>0,2021</text:p>
          </table:table-cell>
          <table:table-cell office:value-type="float" office:value="0.2867" calcext:value-type="float">
            <text:p>0,2867</text:p>
          </table:table-cell>
          <table:table-cell office:value-type="float" office:value="1.1506" calcext:value-type="float">
            <text:p>1,1506</text:p>
          </table:table-cell>
          <table:table-cell office:value-type="float" office:value="0.8751" calcext:value-type="float">
            <text:p>0,8751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00028124" calcext:value-type="float">
            <text:p>0,00028124</text:p>
          </table:table-cell>
          <table:table-cell office:value-type="float" office:value="0.057987" calcext:value-type="float">
            <text:p>0,057987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546" calcext:value-type="float">
            <text:p>0,546</text:p>
          </table:table-cell>
          <table:table-cell office:value-type="float" office:value="5.1578" calcext:value-type="float">
            <text:p>5,1578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string" calcext:value-type="string">
            <text:p>104/A/NBP/2017</text:p>
          </table:table-cell>
          <table:table-cell office:value-type="float" office:value="0.1097" calcext:value-type="float">
            <text:p>0,1097</text:p>
          </table:table-cell>
          <table:table-cell office:value-type="float" office:value="3.7354" calcext:value-type="float">
            <text:p>3,7354</text:p>
          </table:table-cell>
          <table:table-cell office:value-type="float" office:value="2.782" calcext:value-type="float">
            <text:p>2,782</text:p>
          </table:table-cell>
          <table:table-cell office:value-type="float" office:value="0.4794" calcext:value-type="float">
            <text:p>0,4794</text:p>
          </table:table-cell>
          <table:table-cell office:value-type="float" office:value="2.7768" calcext:value-type="float">
            <text:p>2,7768</text:p>
          </table:table-cell>
          <table:table-cell office:value-type="float" office:value="2.6511" calcext:value-type="float">
            <text:p>2,6511</text:p>
          </table:table-cell>
          <table:table-cell office:value-type="float" office:value="2.6981" calcext:value-type="float">
            <text:p>2,6981</text:p>
          </table:table-cell>
          <table:table-cell office:value-type="float" office:value="4.1737" calcext:value-type="float">
            <text:p>4,1737</text:p>
          </table:table-cell>
          <table:table-cell office:value-type="float" office:value="0.013561" calcext:value-type="float">
            <text:p>0,013561</text:p>
          </table:table-cell>
          <table:table-cell office:value-type="float" office:value="3.8338" calcext:value-type="float">
            <text:p>3,8338</text:p>
          </table:table-cell>
          <table:table-cell office:value-type="float" office:value="4.7749" calcext:value-type="float">
            <text:p>4,7749</text:p>
          </table:table-cell>
          <table:table-cell office:value-type="float" office:value="0.1419" calcext:value-type="float">
            <text:p>0,1419</text:p>
          </table:table-cell>
          <table:table-cell office:value-type="float" office:value="0.033701" calcext:value-type="float">
            <text:p>0,033701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5611" calcext:value-type="float">
            <text:p>0,5611</text:p>
          </table:table-cell>
          <table:table-cell office:value-type="float" office:value="0.037349" calcext:value-type="float">
            <text:p>0,037349</text:p>
          </table:table-cell>
          <table:table-cell office:value-type="float" office:value="0.4422" calcext:value-type="float">
            <text:p>0,4422</text:p>
          </table:table-cell>
          <table:table-cell office:value-type="float" office:value="0.4276" calcext:value-type="float">
            <text:p>0,4276</text:p>
          </table:table-cell>
          <table:table-cell office:value-type="float" office:value="0.5628" calcext:value-type="float">
            <text:p>0,5628</text:p>
          </table:table-cell>
          <table:table-cell office:value-type="float" office:value="0.9128" calcext:value-type="float">
            <text:p>0,9128</text:p>
          </table:table-cell>
          <table:table-cell office:value-type="float" office:value="2.134" calcext:value-type="float">
            <text:p>2,134</text:p>
          </table:table-cell>
          <table:table-cell office:value-type="float" office:value="1.0536" calcext:value-type="float">
            <text:p>1,0536</text:p>
          </table:table-cell>
          <table:table-cell office:value-type="float" office:value="1.0532" calcext:value-type="float">
            <text:p>1,0532</text:p>
          </table:table-cell>
          <table:table-cell office:value-type="float" office:value="0.005535" calcext:value-type="float">
            <text:p>0,005535</text:p>
          </table:table-cell>
          <table:table-cell office:value-type="float" office:value="0.075" calcext:value-type="float">
            <text:p>0,075</text:p>
          </table:table-cell>
          <table:table-cell office:value-type="float" office:value="0.2" calcext:value-type="float">
            <text:p>0,2</text:p>
          </table:table-cell>
          <table:table-cell office:value-type="float" office:value="0.2855" calcext:value-type="float">
            <text:p>0,2855</text:p>
          </table:table-cell>
          <table:table-cell office:value-type="float" office:value="1.1466" calcext:value-type="float">
            <text:p>1,1466</text:p>
          </table:table-cell>
          <table:table-cell office:value-type="float" office:value="0.8727" calcext:value-type="float">
            <text:p>0,8727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0028038" calcext:value-type="float">
            <text:p>0,00028038</text:p>
          </table:table-cell>
          <table:table-cell office:value-type="float" office:value="0.057924" calcext:value-type="float">
            <text:p>0,057924</text:p>
          </table:table-cell>
          <table:table-cell office:value-type="float" office:value="0.003336" calcext:value-type="float">
            <text:p>0,003336</text:p>
          </table:table-cell>
          <table:table-cell office:value-type="float" office:value="0.5476" calcext:value-type="float">
            <text:p>0,5476</text:p>
          </table:table-cell>
          <table:table-cell office:value-type="float" office:value="5.1572" calcext:value-type="float">
            <text:p>5,1572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string" calcext:value-type="string">
            <text:p>105/A/NBP/2017</text:p>
          </table:table-cell>
          <table:table-cell office:value-type="float" office:value="0.1091" calcext:value-type="float">
            <text:p>0,1091</text:p>
          </table:table-cell>
          <table:table-cell office:value-type="float" office:value="3.7262" calcext:value-type="float">
            <text:p>3,7262</text:p>
          </table:table-cell>
          <table:table-cell office:value-type="float" office:value="2.7605" calcext:value-type="float">
            <text:p>2,7605</text:p>
          </table:table-cell>
          <table:table-cell office:value-type="float" office:value="0.4782" calcext:value-type="float">
            <text:p>0,4782</text:p>
          </table:table-cell>
          <table:table-cell office:value-type="float" office:value="2.7647" calcext:value-type="float">
            <text:p>2,7647</text:p>
          </table:table-cell>
          <table:table-cell office:value-type="float" office:value="2.6361" calcext:value-type="float">
            <text:p>2,6361</text:p>
          </table:table-cell>
          <table:table-cell office:value-type="float" office:value="2.6909" calcext:value-type="float">
            <text:p>2,6909</text:p>
          </table:table-cell>
          <table:table-cell office:value-type="float" office:value="4.1834" calcext:value-type="float">
            <text:p>4,1834</text:p>
          </table:table-cell>
          <table:table-cell office:value-type="float" office:value="0.013604" calcext:value-type="float">
            <text:p>0,013604</text:p>
          </table:table-cell>
          <table:table-cell office:value-type="float" office:value="3.8378" calcext:value-type="float">
            <text:p>3,8378</text:p>
          </table:table-cell>
          <table:table-cell office:value-type="float" office:value="4.7972" calcext:value-type="float">
            <text:p>4,7972</text:p>
          </table:table-cell>
          <table:table-cell office:value-type="float" office:value="0.1419" calcext:value-type="float">
            <text:p>0,1419</text:p>
          </table:table-cell>
          <table:table-cell office:value-type="float" office:value="0.033534" calcext:value-type="float">
            <text:p>0,033534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5623" calcext:value-type="float">
            <text:p>0,5623</text:p>
          </table:table-cell>
          <table:table-cell office:value-type="float" office:value="0.037587" calcext:value-type="float">
            <text:p>0,037587</text:p>
          </table:table-cell>
          <table:table-cell office:value-type="float" office:value="0.442" calcext:value-type="float">
            <text:p>0,442</text:p>
          </table:table-cell>
          <table:table-cell office:value-type="float" office:value="0.4281" calcext:value-type="float">
            <text:p>0,4281</text:p>
          </table:table-cell>
          <table:table-cell office:value-type="float" office:value="0.5642" calcext:value-type="float">
            <text:p>0,5642</text:p>
          </table:table-cell>
          <table:table-cell office:value-type="float" office:value="0.916" calcext:value-type="float">
            <text:p>0,916</text:p>
          </table:table-cell>
          <table:table-cell office:value-type="float" office:value="2.139" calcext:value-type="float">
            <text:p>2,139</text:p>
          </table:table-cell>
          <table:table-cell office:value-type="float" office:value="1.0551" calcext:value-type="float">
            <text:p>1,0551</text:p>
          </table:table-cell>
          <table:table-cell office:value-type="float" office:value="1.0508" calcext:value-type="float">
            <text:p>1,0508</text:p>
          </table:table-cell>
          <table:table-cell office:value-type="float" office:value="0.005538" calcext:value-type="float">
            <text:p>0,005538</text:p>
          </table:table-cell>
          <table:table-cell office:value-type="float" office:value="0.0749" calcext:value-type="float">
            <text:p>0,0749</text:p>
          </table:table-cell>
          <table:table-cell office:value-type="float" office:value="0.2002" calcext:value-type="float">
            <text:p>0,2002</text:p>
          </table:table-cell>
          <table:table-cell office:value-type="float" office:value="0.2858" calcext:value-type="float">
            <text:p>0,2858</text:p>
          </table:table-cell>
          <table:table-cell office:value-type="float" office:value="1.1549" calcext:value-type="float">
            <text:p>1,1549</text:p>
          </table:table-cell>
          <table:table-cell office:value-type="float" office:value="0.869" calcext:value-type="float">
            <text:p>0,869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0027969" calcext:value-type="float">
            <text:p>0,00027969</text:p>
          </table:table-cell>
          <table:table-cell office:value-type="float" office:value="0.057802" calcext:value-type="float">
            <text:p>0,057802</text:p>
          </table:table-cell>
          <table:table-cell office:value-type="float" office:value="0.003323" calcext:value-type="float">
            <text:p>0,003323</text:p>
          </table:table-cell>
          <table:table-cell office:value-type="float" office:value="0.5476" calcext:value-type="float">
            <text:p>0,5476</text:p>
          </table:table-cell>
          <table:table-cell office:value-type="float" office:value="5.161" calcext:value-type="float">
            <text:p>5,161</text:p>
          </table:table-cell>
        </table:table-row>
        <table:table-row table:style-name="ro1">
          <table:table-cell office:value-type="date" office:date-value="2017-06-02" calcext:value-type="date">
            <text:p>2017-06-02</text:p>
          </table:table-cell>
          <table:table-cell office:value-type="string" calcext:value-type="string">
            <text:p>106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7323" calcext:value-type="float">
            <text:p>3,7323</text:p>
          </table:table-cell>
          <table:table-cell office:value-type="float" office:value="2.7535" calcext:value-type="float">
            <text:p>2,7535</text:p>
          </table:table-cell>
          <table:table-cell office:value-type="float" office:value="0.479" calcext:value-type="float">
            <text:p>0,479</text:p>
          </table:table-cell>
          <table:table-cell office:value-type="float" office:value="2.7571" calcext:value-type="float">
            <text:p>2,7571</text:p>
          </table:table-cell>
          <table:table-cell office:value-type="float" office:value="2.6435" calcext:value-type="float">
            <text:p>2,6435</text:p>
          </table:table-cell>
          <table:table-cell office:value-type="float" office:value="2.6924" calcext:value-type="float">
            <text:p>2,6924</text:p>
          </table:table-cell>
          <table:table-cell office:value-type="float" office:value="4.1882" calcext:value-type="float">
            <text:p>4,1882</text:p>
          </table:table-cell>
          <table:table-cell office:value-type="float" office:value="0.013584" calcext:value-type="float">
            <text:p>0,013584</text:p>
          </table:table-cell>
          <table:table-cell office:value-type="float" office:value="3.8443" calcext:value-type="float">
            <text:p>3,8443</text:p>
          </table:table-cell>
          <table:table-cell office:value-type="float" office:value="4.7989" calcext:value-type="float">
            <text:p>4,7989</text:p>
          </table:table-cell>
          <table:table-cell office:value-type="float" office:value="0.1421" calcext:value-type="float">
            <text:p>0,1421</text:p>
          </table:table-cell>
          <table:table-cell office:value-type="float" office:value="0.033459" calcext:value-type="float">
            <text:p>0,033459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563" calcext:value-type="float">
            <text:p>0,563</text:p>
          </table:table-cell>
          <table:table-cell office:value-type="float" office:value="0.037851" calcext:value-type="float">
            <text:p>0,037851</text:p>
          </table:table-cell>
          <table:table-cell office:value-type="float" office:value="0.4408" calcext:value-type="float">
            <text:p>0,4408</text:p>
          </table:table-cell>
          <table:table-cell office:value-type="float" office:value="0.4297" calcext:value-type="float">
            <text:p>0,4297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9173" calcext:value-type="float">
            <text:p>0,9173</text:p>
          </table:table-cell>
          <table:table-cell office:value-type="float" office:value="2.1414" calcext:value-type="float">
            <text:p>2,1414</text:p>
          </table:table-cell>
          <table:table-cell office:value-type="float" office:value="1.055" calcext:value-type="float">
            <text:p>1,055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0555" calcext:value-type="float">
            <text:p>0,00555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1998" calcext:value-type="float">
            <text:p>0,1998</text:p>
          </table:table-cell>
          <table:table-cell office:value-type="float" office:value="0.2884" calcext:value-type="float">
            <text:p>0,2884</text:p>
          </table:table-cell>
          <table:table-cell office:value-type="float" office:value="1.1482" calcext:value-type="float">
            <text:p>1,1482</text:p>
          </table:table-cell>
          <table:table-cell office:value-type="float" office:value="0.8718" calcext:value-type="float">
            <text:p>0,8718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0028054" calcext:value-type="float">
            <text:p>0,00028054</text:p>
          </table:table-cell>
          <table:table-cell office:value-type="float" office:value="0.05788" calcext:value-type="float">
            <text:p>0,05788</text:p>
          </table:table-cell>
          <table:table-cell office:value-type="float" office:value="0.003324" calcext:value-type="float">
            <text:p>0,003324</text:p>
          </table:table-cell>
          <table:table-cell office:value-type="float" office:value="0.5475" calcext:value-type="float">
            <text:p>0,5475</text:p>
          </table:table-cell>
          <table:table-cell office:value-type="float" office:value="5.1696" calcext:value-type="float">
            <text:p>5,1696</text:p>
          </table:table-cell>
        </table:table-row>
        <table:table-row table:style-name="ro1">
          <table:table-cell office:value-type="date" office:date-value="2017-06-05" calcext:value-type="date">
            <text:p>2017-06-05</text:p>
          </table:table-cell>
          <table:table-cell office:value-type="string" calcext:value-type="string">
            <text:p>107/A/NBP/2017</text:p>
          </table:table-cell>
          <table:table-cell office:value-type="float" office:value="0.109" calcext:value-type="float">
            <text:p>0,109</text:p>
          </table:table-cell>
          <table:table-cell office:value-type="float" office:value="3.7066" calcext:value-type="float">
            <text:p>3,7066</text:p>
          </table:table-cell>
          <table:table-cell office:value-type="float" office:value="2.7718" calcext:value-type="float">
            <text:p>2,7718</text:p>
          </table:table-cell>
          <table:table-cell office:value-type="float" office:value="0.4757" calcext:value-type="float">
            <text:p>0,4757</text:p>
          </table:table-cell>
          <table:table-cell office:value-type="float" office:value="2.7532" calcext:value-type="float">
            <text:p>2,7532</text:p>
          </table:table-cell>
          <table:table-cell office:value-type="float" office:value="2.6436" calcext:value-type="float">
            <text:p>2,6436</text:p>
          </table:table-cell>
          <table:table-cell office:value-type="float" office:value="2.6869" calcext:value-type="float">
            <text:p>2,6869</text:p>
          </table:table-cell>
          <table:table-cell office:value-type="float" office:value="4.1781" calcext:value-type="float">
            <text:p>4,1781</text:p>
          </table:table-cell>
          <table:table-cell office:value-type="float" office:value="0.01358" calcext:value-type="float">
            <text:p>0,01358</text:p>
          </table:table-cell>
          <table:table-cell office:value-type="float" office:value="3.8471" calcext:value-type="float">
            <text:p>3,8471</text:p>
          </table:table-cell>
          <table:table-cell office:value-type="float" office:value="4.7782" calcext:value-type="float">
            <text:p>4,7782</text:p>
          </table:table-cell>
          <table:table-cell office:value-type="float" office:value="0.141" calcext:value-type="float">
            <text:p>0,141</text:p>
          </table:table-cell>
          <table:table-cell office:value-type="float" office:value="0.033542" calcext:value-type="float">
            <text:p>0,033542</text:p>
          </table:table-cell>
          <table:table-cell office:value-type="float" office:value="0.1589" calcext:value-type="float">
            <text:p>0,1589</text:p>
          </table:table-cell>
          <table:table-cell office:value-type="float" office:value="0.5616" calcext:value-type="float">
            <text:p>0,5616</text:p>
          </table:table-cell>
          <table:table-cell office:value-type="float" office:value="0.037983" calcext:value-type="float">
            <text:p>0,037983</text:p>
          </table:table-cell>
          <table:table-cell office:value-type="float" office:value="0.4406" calcext:value-type="float">
            <text:p>0,4406</text:p>
          </table:table-cell>
          <table:table-cell office:value-type="float" office:value="0.4287" calcext:value-type="float">
            <text:p>0,4287</text:p>
          </table:table-cell>
          <table:table-cell office:value-type="float" office:value="0.5642" calcext:value-type="float">
            <text:p>0,5642</text:p>
          </table:table-cell>
          <table:table-cell office:value-type="float" office:value="0.9149" calcext:value-type="float">
            <text:p>0,9149</text:p>
          </table:table-cell>
          <table:table-cell office:value-type="float" office:value="2.1363" calcext:value-type="float">
            <text:p>2,1363</text:p>
          </table:table-cell>
          <table:table-cell office:value-type="float" office:value="1.0575" calcext:value-type="float">
            <text:p>1,0575</text:p>
          </table:table-cell>
          <table:table-cell office:value-type="float" office:value="1.045" calcext:value-type="float">
            <text:p>1,045</text:p>
          </table:table-cell>
          <table:table-cell office:value-type="float" office:value="0.00553" calcext:value-type="float">
            <text:p>0,00553</text:p>
          </table:table-cell>
          <table:table-cell office:value-type="float" office:value="0.075" calcext:value-type="float">
            <text:p>0,075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2916" calcext:value-type="float">
            <text:p>0,2916</text:p>
          </table:table-cell>
          <table:table-cell office:value-type="float" office:value="1.1418" calcext:value-type="float">
            <text:p>1,1418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0655" calcext:value-type="float">
            <text:p>0,0655</text:p>
          </table:table-cell>
          <table:table-cell office:value-type="float" office:value="0.00027899" calcext:value-type="float">
            <text:p>0,00027899</text:p>
          </table:table-cell>
          <table:table-cell office:value-type="float" office:value="0.057641" calcext:value-type="float">
            <text:p>0,057641</text:p>
          </table:table-cell>
          <table:table-cell office:value-type="float" office:value="0.003317" calcext:value-type="float">
            <text:p>0,003317</text:p>
          </table:table-cell>
          <table:table-cell office:value-type="float" office:value="0.5449" calcext:value-type="float">
            <text:p>0,5449</text:p>
          </table:table-cell>
          <table:table-cell office:value-type="float" office:value="5.1525" calcext:value-type="float">
            <text:p>5,1525</text:p>
          </table:table-cell>
        </table:table-row>
        <table:table-row table:style-name="ro1">
          <table:table-cell office:value-type="date" office:date-value="2017-06-06" calcext:value-type="date">
            <text:p>2017-06-06</text:p>
          </table:table-cell>
          <table:table-cell office:value-type="string" calcext:value-type="string">
            <text:p>108/A/NBP/2017</text:p>
          </table:table-cell>
          <table:table-cell office:value-type="float" office:value="0.1096" calcext:value-type="float">
            <text:p>0,1096</text:p>
          </table:table-cell>
          <table:table-cell office:value-type="float" office:value="3.725" calcext:value-type="float">
            <text:p>3,725</text:p>
          </table:table-cell>
          <table:table-cell office:value-type="float" office:value="2.7872" calcext:value-type="float">
            <text:p>2,7872</text:p>
          </table:table-cell>
          <table:table-cell office:value-type="float" office:value="0.4779" calcext:value-type="float">
            <text:p>0,4779</text:p>
          </table:table-cell>
          <table:table-cell office:value-type="float" office:value="2.7691" calcext:value-type="float">
            <text:p>2,7691</text:p>
          </table:table-cell>
          <table:table-cell office:value-type="float" office:value="2.6719" calcext:value-type="float">
            <text:p>2,6719</text:p>
          </table:table-cell>
          <table:table-cell office:value-type="float" office:value="2.6979" calcext:value-type="float">
            <text:p>2,6979</text:p>
          </table:table-cell>
          <table:table-cell office:value-type="float" office:value="4.1916" calcext:value-type="float">
            <text:p>4,1916</text:p>
          </table:table-cell>
          <table:table-cell office:value-type="float" office:value="0.013629" calcext:value-type="float">
            <text:p>0,013629</text:p>
          </table:table-cell>
          <table:table-cell office:value-type="float" office:value="3.862" calcext:value-type="float">
            <text:p>3,862</text:p>
          </table:table-cell>
          <table:table-cell office:value-type="float" office:value="4.8143" calcext:value-type="float">
            <text:p>4,8143</text:p>
          </table:table-cell>
          <table:table-cell office:value-type="float" office:value="0.142" calcext:value-type="float">
            <text:p>0,142</text:p>
          </table:table-cell>
          <table:table-cell office:value-type="float" office:value="0.033948" calcext:value-type="float">
            <text:p>0,033948</text:p>
          </table:table-cell>
          <table:table-cell office:value-type="float" office:value="0.1592" calcext:value-type="float">
            <text:p>0,1592</text:p>
          </table:table-cell>
          <table:table-cell office:value-type="float" office:value="0.5635" calcext:value-type="float">
            <text:p>0,5635</text:p>
          </table:table-cell>
          <table:table-cell office:value-type="float" office:value="0.038105" calcext:value-type="float">
            <text:p>0,038105</text:p>
          </table:table-cell>
          <table:table-cell office:value-type="float" office:value="0.4408" calcext:value-type="float">
            <text:p>0,4408</text:p>
          </table:table-cell>
          <table:table-cell office:value-type="float" office:value="0.4302" calcext:value-type="float">
            <text:p>0,4302</text:p>
          </table:table-cell>
          <table:table-cell office:value-type="float" office:value="0.5674" calcext:value-type="float">
            <text:p>0,5674</text:p>
          </table:table-cell>
          <table:table-cell office:value-type="float" office:value="0.9184" calcext:value-type="float">
            <text:p>0,9184</text:p>
          </table:table-cell>
          <table:table-cell office:value-type="float" office:value="2.1431" calcext:value-type="float">
            <text:p>2,1431</text:p>
          </table:table-cell>
          <table:table-cell office:value-type="float" office:value="1.0534" calcext:value-type="float">
            <text:p>1,0534</text:p>
          </table:table-cell>
          <table:table-cell office:value-type="float" office:value="1.0514" calcext:value-type="float">
            <text:p>1,0514</text:p>
          </table:table-cell>
          <table:table-cell office:value-type="float" office:value="0.005567" calcext:value-type="float">
            <text:p>0,005567</text:p>
          </table:table-cell>
          <table:table-cell office:value-type="float" office:value="0.0752" calcext:value-type="float">
            <text:p>0,0752</text:p>
          </table:table-cell>
          <table:table-cell office:value-type="float" office:value="0.2026" calcext:value-type="float">
            <text:p>0,2026</text:p>
          </table:table-cell>
          <table:table-cell office:value-type="float" office:value="0.2913" calcext:value-type="float">
            <text:p>0,2913</text:p>
          </table:table-cell>
          <table:table-cell office:value-type="float" office:value="1.1296" calcext:value-type="float">
            <text:p>1,1296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0028014" calcext:value-type="float">
            <text:p>0,00028014</text:p>
          </table:table-cell>
          <table:table-cell office:value-type="float" office:value="0.057815" calcext:value-type="float">
            <text:p>0,057815</text:p>
          </table:table-cell>
          <table:table-cell office:value-type="float" office:value="0.003328" calcext:value-type="float">
            <text:p>0,003328</text:p>
          </table:table-cell>
          <table:table-cell office:value-type="float" office:value="0.5481" calcext:value-type="float">
            <text:p>0,5481</text:p>
          </table:table-cell>
          <table:table-cell office:value-type="float" office:value="5.1635" calcext:value-type="float">
            <text:p>5,1635</text:p>
          </table:table-cell>
        </table:table-row>
        <table:table-row table:style-name="ro1">
          <table:table-cell office:value-type="date" office:date-value="2017-06-07" calcext:value-type="date">
            <text:p>2017-06-07</text:p>
          </table:table-cell>
          <table:table-cell office:value-type="string" calcext:value-type="string">
            <text:p>109/A/NBP/2017</text:p>
          </table:table-cell>
          <table:table-cell office:value-type="float" office:value="0.1095" calcext:value-type="float">
            <text:p>0,1095</text:p>
          </table:table-cell>
          <table:table-cell office:value-type="float" office:value="3.7241" calcext:value-type="float">
            <text:p>3,7241</text:p>
          </table:table-cell>
          <table:table-cell office:value-type="float" office:value="2.8128" calcext:value-type="float">
            <text:p>2,8128</text:p>
          </table:table-cell>
          <table:table-cell office:value-type="float" office:value="0.4778" calcext:value-type="float">
            <text:p>0,4778</text:p>
          </table:table-cell>
          <table:table-cell office:value-type="float" office:value="2.7703" calcext:value-type="float">
            <text:p>2,7703</text:p>
          </table:table-cell>
          <table:table-cell office:value-type="float" office:value="2.6812" calcext:value-type="float">
            <text:p>2,6812</text:p>
          </table:table-cell>
          <table:table-cell office:value-type="float" office:value="2.6979" calcext:value-type="float">
            <text:p>2,6979</text:p>
          </table:table-cell>
          <table:table-cell office:value-type="float" office:value="4.1943" calcext:value-type="float">
            <text:p>4,1943</text:p>
          </table:table-cell>
          <table:table-cell office:value-type="float" office:value="0.013593" calcext:value-type="float">
            <text:p>0,013593</text:p>
          </table:table-cell>
          <table:table-cell office:value-type="float" office:value="3.8662" calcext:value-type="float">
            <text:p>3,8662</text:p>
          </table:table-cell>
          <table:table-cell office:value-type="float" office:value="4.8047" calcext:value-type="float">
            <text:p>4,8047</text:p>
          </table:table-cell>
          <table:table-cell office:value-type="float" office:value="0.1421" calcext:value-type="float">
            <text:p>0,1421</text:p>
          </table:table-cell>
          <table:table-cell office:value-type="float" office:value="0.034115" calcext:value-type="float">
            <text:p>0,034115</text:p>
          </table:table-cell>
          <table:table-cell office:value-type="float" office:value="0.1592" calcext:value-type="float">
            <text:p>0,1592</text:p>
          </table:table-cell>
          <table:table-cell office:value-type="float" office:value="0.5638" calcext:value-type="float">
            <text:p>0,5638</text:p>
          </table:table-cell>
          <table:table-cell office:value-type="float" office:value="0.038009" calcext:value-type="float">
            <text:p>0,038009</text:p>
          </table:table-cell>
          <table:table-cell office:value-type="float" office:value="0.4401" calcext:value-type="float">
            <text:p>0,4401</text:p>
          </table:table-cell>
          <table:table-cell office:value-type="float" office:value="0.4282" calcext:value-type="float">
            <text:p>0,4282</text:p>
          </table:table-cell>
          <table:table-cell office:value-type="float" office:value="0.5662" calcext:value-type="float">
            <text:p>0,5662</text:p>
          </table:table-cell>
          <table:table-cell office:value-type="float" office:value="0.9183" calcext:value-type="float">
            <text:p>0,9183</text:p>
          </table:table-cell>
          <table:table-cell office:value-type="float" office:value="2.1445" calcext:value-type="float">
            <text:p>2,1445</text:p>
          </table:table-cell>
          <table:table-cell office:value-type="float" office:value="1.0582" calcext:value-type="float">
            <text:p>1,0582</text:p>
          </table:table-cell>
          <table:table-cell office:value-type="float" office:value="1.0511" calcext:value-type="float">
            <text:p>1,0511</text:p>
          </table:table-cell>
          <table:table-cell office:value-type="float" office:value="0.005566" calcext:value-type="float">
            <text:p>0,005566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204" calcext:value-type="float">
            <text:p>0,204</text:p>
          </table:table-cell>
          <table:table-cell office:value-type="float" office:value="0.2904" calcext:value-type="float">
            <text:p>0,2904</text:p>
          </table:table-cell>
          <table:table-cell office:value-type="float" office:value="1.1363" calcext:value-type="float">
            <text:p>1,1363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0027988" calcext:value-type="float">
            <text:p>0,00027988</text:p>
          </table:table-cell>
          <table:table-cell office:value-type="float" office:value="0.057828" calcext:value-type="float">
            <text:p>0,057828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5482" calcext:value-type="float">
            <text:p>0,5482</text:p>
          </table:table-cell>
          <table:table-cell office:value-type="float" office:value="5.1696" calcext:value-type="float">
            <text:p>5,1696</text:p>
          </table:table-cell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office:value-type="string" calcext:value-type="string">
            <text:p>110/A/NBP/2017</text:p>
          </table:table-cell>
          <table:table-cell office:value-type="float" office:value="0.1098" calcext:value-type="float">
            <text:p>0,1098</text:p>
          </table:table-cell>
          <table:table-cell office:value-type="float" office:value="3.74" calcext:value-type="float">
            <text:p>3,74</text:p>
          </table:table-cell>
          <table:table-cell office:value-type="float" office:value="2.8237" calcext:value-type="float">
            <text:p>2,8237</text:p>
          </table:table-cell>
          <table:table-cell office:value-type="float" office:value="0.4796" calcext:value-type="float">
            <text:p>0,4796</text:p>
          </table:table-cell>
          <table:table-cell office:value-type="float" office:value="2.7697" calcext:value-type="float">
            <text:p>2,7697</text:p>
          </table:table-cell>
          <table:table-cell office:value-type="float" office:value="2.6957" calcext:value-type="float">
            <text:p>2,6957</text:p>
          </table:table-cell>
          <table:table-cell office:value-type="float" office:value="2.7054" calcext:value-type="float">
            <text:p>2,7054</text:p>
          </table:table-cell>
          <table:table-cell office:value-type="float" office:value="4.2071" calcext:value-type="float">
            <text:p>4,2071</text:p>
          </table:table-cell>
          <table:table-cell office:value-type="float" office:value="0.013646" calcext:value-type="float">
            <text:p>0,013646</text:p>
          </table:table-cell>
          <table:table-cell office:value-type="float" office:value="3.8693" calcext:value-type="float">
            <text:p>3,8693</text:p>
          </table:table-cell>
          <table:table-cell office:value-type="float" office:value="4.8474" calcext:value-type="float">
            <text:p>4,8474</text:p>
          </table:table-cell>
          <table:table-cell office:value-type="float" office:value="0.143" calcext:value-type="float">
            <text:p>0,143</text:p>
          </table:table-cell>
          <table:table-cell office:value-type="float" office:value="0.034022" calcext:value-type="float">
            <text:p>0,034022</text:p>
          </table:table-cell>
          <table:table-cell office:value-type="float" office:value="0.16" calcext:value-type="float">
            <text:p>0,16</text:p>
          </table:table-cell>
          <table:table-cell office:value-type="float" office:value="0.5656" calcext:value-type="float">
            <text:p>0,5656</text:p>
          </table:table-cell>
          <table:table-cell office:value-type="float" office:value="0.037817" calcext:value-type="float">
            <text:p>0,037817</text:p>
          </table:table-cell>
          <table:table-cell office:value-type="float" office:value="0.4409" calcext:value-type="float">
            <text:p>0,4409</text:p>
          </table:table-cell>
          <table:table-cell office:value-type="float" office:value="0.4297" calcext:value-type="float">
            <text:p>0,4297</text:p>
          </table:table-cell>
          <table:table-cell office:value-type="float" office:value="0.5685" calcext:value-type="float">
            <text:p>0,5685</text:p>
          </table:table-cell>
          <table:table-cell office:value-type="float" office:value="0.92" calcext:value-type="float">
            <text:p>0,92</text:p>
          </table:table-cell>
          <table:table-cell office:value-type="float" office:value="2.1511" calcext:value-type="float">
            <text:p>2,1511</text:p>
          </table:table-cell>
          <table:table-cell office:value-type="float" office:value="1.0547" calcext:value-type="float">
            <text:p>1,0547</text:p>
          </table:table-cell>
          <table:table-cell office:value-type="float" office:value="1.0564" calcext:value-type="float">
            <text:p>1,0564</text:p>
          </table:table-cell>
          <table:table-cell office:value-type="float" office:value="0.005586" calcext:value-type="float">
            <text:p>0,005586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2049" calcext:value-type="float">
            <text:p>0,2049</text:p>
          </table:table-cell>
          <table:table-cell office:value-type="float" office:value="0.2907" calcext:value-type="float">
            <text:p>0,2907</text:p>
          </table:table-cell>
          <table:table-cell office:value-type="float" office:value="1.1442" calcext:value-type="float">
            <text:p>1,1442</text:p>
          </table:table-cell>
          <table:table-cell office:value-type="float" office:value="0.8763" calcext:value-type="float">
            <text:p>0,8763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0028124" calcext:value-type="float">
            <text:p>0,00028124</text:p>
          </table:table-cell>
          <table:table-cell office:value-type="float" office:value="0.058089" calcext:value-type="float">
            <text:p>0,058089</text:p>
          </table:table-cell>
          <table:table-cell office:value-type="float" office:value="0.003329" calcext:value-type="float">
            <text:p>0,003329</text:p>
          </table:table-cell>
          <table:table-cell office:value-type="float" office:value="0.5505" calcext:value-type="float">
            <text:p>0,5505</text:p>
          </table:table-cell>
          <table:table-cell office:value-type="float" office:value="5.197" calcext:value-type="float">
            <text:p>5,197</text:p>
          </table:table-cell>
        </table:table-row>
        <table:table-row table:style-name="ro1">
          <table:table-cell office:value-type="date" office:date-value="2017-06-09" calcext:value-type="date">
            <text:p>2017-06-09</text:p>
          </table:table-cell>
          <table:table-cell office:value-type="string" calcext:value-type="string">
            <text:p>111/A/NBP/2017</text:p>
          </table:table-cell>
          <table:table-cell office:value-type="float" office:value="0.1099" calcext:value-type="float">
            <text:p>0,1099</text:p>
          </table:table-cell>
          <table:table-cell office:value-type="float" office:value="3.7465" calcext:value-type="float">
            <text:p>3,7465</text:p>
          </table:table-cell>
          <table:table-cell office:value-type="float" office:value="2.8229" calcext:value-type="float">
            <text:p>2,8229</text:p>
          </table:table-cell>
          <table:table-cell office:value-type="float" office:value="0.4806" calcext:value-type="float">
            <text:p>0,4806</text:p>
          </table:table-cell>
          <table:table-cell office:value-type="float" office:value="2.7741" calcext:value-type="float">
            <text:p>2,7741</text:p>
          </table:table-cell>
          <table:table-cell office:value-type="float" office:value="2.7003" calcext:value-type="float">
            <text:p>2,7003</text:p>
          </table:table-cell>
          <table:table-cell office:value-type="float" office:value="2.7066" calcext:value-type="float">
            <text:p>2,7066</text:p>
          </table:table-cell>
          <table:table-cell office:value-type="float" office:value="4.1877" calcext:value-type="float">
            <text:p>4,1877</text:p>
          </table:table-cell>
          <table:table-cell office:value-type="float" office:value="0.013603" calcext:value-type="float">
            <text:p>0,013603</text:p>
          </table:table-cell>
          <table:table-cell office:value-type="float" office:value="3.8566" calcext:value-type="float">
            <text:p>3,8566</text:p>
          </table:table-cell>
          <table:table-cell office:value-type="float" office:value="4.7658" calcext:value-type="float">
            <text:p>4,7658</text:p>
          </table:table-cell>
          <table:table-cell office:value-type="float" office:value="0.1434" calcext:value-type="float">
            <text:p>0,1434</text:p>
          </table:table-cell>
          <table:table-cell office:value-type="float" office:value="0.033947" calcext:value-type="float">
            <text:p>0,033947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563" calcext:value-type="float">
            <text:p>0,563</text:p>
          </table:table-cell>
          <table:table-cell office:value-type="float" office:value="0.037795" calcext:value-type="float">
            <text:p>0,037795</text:p>
          </table:table-cell>
          <table:table-cell office:value-type="float" office:value="0.4391" calcext:value-type="float">
            <text:p>0,4391</text:p>
          </table:table-cell>
          <table:table-cell office:value-type="float" office:value="0.4283" calcext:value-type="float">
            <text:p>0,4283</text:p>
          </table:table-cell>
          <table:table-cell office:value-type="float" office:value="0.5649" calcext:value-type="float">
            <text:p>0,5649</text:p>
          </table:table-cell>
          <table:table-cell office:value-type="float" office:value="0.9184" calcext:value-type="float">
            <text:p>0,9184</text:p>
          </table:table-cell>
          <table:table-cell office:value-type="float" office:value="2.1411" calcext:value-type="float">
            <text:p>2,1411</text:p>
          </table:table-cell>
          <table:table-cell office:value-type="float" office:value="1.0615" calcext:value-type="float">
            <text:p>1,0615</text:p>
          </table:table-cell>
          <table:table-cell office:value-type="float" office:value="1.0606" calcext:value-type="float">
            <text:p>1,0606</text:p>
          </table:table-cell>
          <table:table-cell office:value-type="float" office:value="0.005632" calcext:value-type="float">
            <text:p>0,005632</text:p>
          </table:table-cell>
          <table:table-cell office:value-type="float" office:value="0.0757" calcext:value-type="float">
            <text:p>0,0757</text:p>
          </table:table-cell>
          <table:table-cell office:value-type="float" office:value="0.2057" calcext:value-type="float">
            <text:p>0,2057</text:p>
          </table:table-cell>
          <table:table-cell office:value-type="float" office:value="0.2898" calcext:value-type="float">
            <text:p>0,2898</text:p>
          </table:table-cell>
          <table:table-cell office:value-type="float" office:value="1.1488" calcext:value-type="float">
            <text:p>1,1488</text:p>
          </table:table-cell>
          <table:table-cell office:value-type="float" office:value="0.8782" calcext:value-type="float">
            <text:p>0,8782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0028188" calcext:value-type="float">
            <text:p>0,00028188</text:p>
          </table:table-cell>
          <table:table-cell office:value-type="float" office:value="0.058247" calcext:value-type="float">
            <text:p>0,058247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5512" calcext:value-type="float">
            <text:p>0,5512</text:p>
          </table:table-cell>
          <table:table-cell office:value-type="float" office:value="5.1702" calcext:value-type="float">
            <text:p>5,1702</text:p>
          </table:table-cell>
        </table:table-row>
        <table:table-row table:style-name="ro1">
          <table:table-cell office:value-type="date" office:date-value="2017-06-12" calcext:value-type="date">
            <text:p>2017-06-12</text:p>
          </table:table-cell>
          <table:table-cell office:value-type="string" calcext:value-type="string">
            <text:p>112/A/NBP/2017</text:p>
          </table:table-cell>
          <table:table-cell office:value-type="float" office:value="0.1096" calcext:value-type="float">
            <text:p>0,1096</text:p>
          </table:table-cell>
          <table:table-cell office:value-type="float" office:value="3.735" calcext:value-type="float">
            <text:p>3,735</text:p>
          </table:table-cell>
          <table:table-cell office:value-type="float" office:value="2.8149" calcext:value-type="float">
            <text:p>2,8149</text:p>
          </table:table-cell>
          <table:table-cell office:value-type="float" office:value="0.479" calcext:value-type="float">
            <text:p>0,479</text:p>
          </table:table-cell>
          <table:table-cell office:value-type="float" office:value="2.778" calcext:value-type="float">
            <text:p>2,778</text:p>
          </table:table-cell>
          <table:table-cell office:value-type="float" office:value="2.6855" calcext:value-type="float">
            <text:p>2,6855</text:p>
          </table:table-cell>
          <table:table-cell office:value-type="float" office:value="2.6988" calcext:value-type="float">
            <text:p>2,6988</text:p>
          </table:table-cell>
          <table:table-cell office:value-type="float" office:value="4.1927" calcext:value-type="float">
            <text:p>4,1927</text:p>
          </table:table-cell>
          <table:table-cell office:value-type="float" office:value="0.013628" calcext:value-type="float">
            <text:p>0,013628</text:p>
          </table:table-cell>
          <table:table-cell office:value-type="float" office:value="3.8612" calcext:value-type="float">
            <text:p>3,8612</text:p>
          </table:table-cell>
          <table:table-cell office:value-type="float" office:value="4.7547" calcext:value-type="float">
            <text:p>4,7547</text:p>
          </table:table-cell>
          <table:table-cell office:value-type="float" office:value="0.1433" calcext:value-type="float">
            <text:p>0,1433</text:p>
          </table:table-cell>
          <table:table-cell office:value-type="float" office:value="0.033954" calcext:value-type="float">
            <text:p>0,033954</text:p>
          </table:table-cell>
          <table:table-cell office:value-type="float" office:value="0.16" calcext:value-type="float">
            <text:p>0,16</text:p>
          </table:table-cell>
          <table:table-cell office:value-type="float" office:value="0.5637" calcext:value-type="float">
            <text:p>0,5637</text:p>
          </table:table-cell>
          <table:table-cell office:value-type="float" office:value="0.037909" calcext:value-type="float">
            <text:p>0,037909</text:p>
          </table:table-cell>
          <table:table-cell office:value-type="float" office:value="0.4412" calcext:value-type="float">
            <text:p>0,4412</text:p>
          </table:table-cell>
          <table:table-cell office:value-type="float" office:value="0.4287" calcext:value-type="float">
            <text:p>0,4287</text:p>
          </table:table-cell>
          <table:table-cell office:value-type="float" office:value="0.5662" calcext:value-type="float">
            <text:p>0,5662</text:p>
          </table:table-cell>
          <table:table-cell office:value-type="float" office:value="0.9187" calcext:value-type="float">
            <text:p>0,9187</text:p>
          </table:table-cell>
          <table:table-cell office:value-type="float" office:value="2.1437" calcext:value-type="float">
            <text:p>2,1437</text:p>
          </table:table-cell>
          <table:table-cell office:value-type="float" office:value="1.06" calcext:value-type="float">
            <text:p>1,06</text:p>
          </table:table-cell>
          <table:table-cell office:value-type="float" office:value="1.0572" calcext:value-type="float">
            <text:p>1,0572</text:p>
          </table:table-cell>
          <table:table-cell office:value-type="float" office:value="0.005629" calcext:value-type="float">
            <text:p>0,005629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2052" calcext:value-type="float">
            <text:p>0,2052</text:p>
          </table:table-cell>
          <table:table-cell office:value-type="float" office:value="0.2897" calcext:value-type="float">
            <text:p>0,2897</text:p>
          </table:table-cell>
          <table:table-cell office:value-type="float" office:value="1.1328" calcext:value-type="float">
            <text:p>1,1328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0654" calcext:value-type="float">
            <text:p>0,0654</text:p>
          </table:table-cell>
          <table:table-cell office:value-type="float" office:value="0.00028086" calcext:value-type="float">
            <text:p>0,00028086</text:p>
          </table:table-cell>
          <table:table-cell office:value-type="float" office:value="0.057982" calcext:value-type="float">
            <text:p>0,057982</text:p>
          </table:table-cell>
          <table:table-cell office:value-type="float" office:value="0.003306" calcext:value-type="float">
            <text:p>0,003306</text:p>
          </table:table-cell>
          <table:table-cell office:value-type="float" office:value="0.5494" calcext:value-type="float">
            <text:p>0,5494</text:p>
          </table:table-cell>
          <table:table-cell office:value-type="float" office:value="5.1851" calcext:value-type="float">
            <text:p>5,1851</text:p>
          </table:table-cell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office:value-type="string" calcext:value-type="string">
            <text:p>113/A/NBP/2017</text:p>
          </table:table-cell>
          <table:table-cell office:value-type="float" office:value="0.11" calcext:value-type="float">
            <text:p>0,11</text:p>
          </table:table-cell>
          <table:table-cell office:value-type="float" office:value="3.7379" calcext:value-type="float">
            <text:p>3,7379</text:p>
          </table:table-cell>
          <table:table-cell office:value-type="float" office:value="2.8206" calcext:value-type="float">
            <text:p>2,8206</text:p>
          </table:table-cell>
          <table:table-cell office:value-type="float" office:value="0.4793" calcext:value-type="float">
            <text:p>0,4793</text:p>
          </table:table-cell>
          <table:table-cell office:value-type="float" office:value="2.8196" calcext:value-type="float">
            <text:p>2,8196</text:p>
          </table:table-cell>
          <table:table-cell office:value-type="float" office:value="2.6986" calcext:value-type="float">
            <text:p>2,6986</text:p>
          </table:table-cell>
          <table:table-cell office:value-type="float" office:value="2.705" calcext:value-type="float">
            <text:p>2,705</text:p>
          </table:table-cell>
          <table:table-cell office:value-type="float" office:value="4.1921" calcext:value-type="float">
            <text:p>4,1921</text:p>
          </table:table-cell>
          <table:table-cell office:value-type="float" office:value="0.013651" calcext:value-type="float">
            <text:p>0,013651</text:p>
          </table:table-cell>
          <table:table-cell office:value-type="float" office:value="3.8667" calcext:value-type="float">
            <text:p>3,8667</text:p>
          </table:table-cell>
          <table:table-cell office:value-type="float" office:value="4.7478" calcext:value-type="float">
            <text:p>4,7478</text:p>
          </table:table-cell>
          <table:table-cell office:value-type="float" office:value="0.1438" calcext:value-type="float">
            <text:p>0,1438</text:p>
          </table:table-cell>
          <table:table-cell office:value-type="float" office:value="0.033941" calcext:value-type="float">
            <text:p>0,033941</text:p>
          </table:table-cell>
          <table:table-cell office:value-type="float" office:value="0.1599" calcext:value-type="float">
            <text:p>0,1599</text:p>
          </table:table-cell>
          <table:table-cell office:value-type="float" office:value="0.5637" calcext:value-type="float">
            <text:p>0,5637</text:p>
          </table:table-cell>
          <table:table-cell office:value-type="float" office:value="0.03753" calcext:value-type="float">
            <text:p>0,03753</text:p>
          </table:table-cell>
          <table:table-cell office:value-type="float" office:value="0.4442" calcext:value-type="float">
            <text:p>0,4442</text:p>
          </table:table-cell>
          <table:table-cell office:value-type="float" office:value="0.4308" calcext:value-type="float">
            <text:p>0,4308</text:p>
          </table:table-cell>
          <table:table-cell office:value-type="float" office:value="0.5659" calcext:value-type="float">
            <text:p>0,5659</text:p>
          </table:table-cell>
          <table:table-cell office:value-type="float" office:value="0.9183" calcext:value-type="float">
            <text:p>0,9183</text:p>
          </table:table-cell>
          <table:table-cell office:value-type="float" office:value="2.1434" calcext:value-type="float">
            <text:p>2,1434</text:p>
          </table:table-cell>
          <table:table-cell office:value-type="float" office:value="1.061" calcext:value-type="float">
            <text:p>1,061</text:p>
          </table:table-cell>
          <table:table-cell office:value-type="float" office:value="1.0565" calcext:value-type="float">
            <text:p>1,0565</text:p>
          </table:table-cell>
          <table:table-cell office:value-type="float" office:value="0.005649" calcext:value-type="float">
            <text:p>0,005649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2059" calcext:value-type="float">
            <text:p>0,2059</text:p>
          </table:table-cell>
          <table:table-cell office:value-type="float" office:value="0.2917" calcext:value-type="float">
            <text:p>0,2917</text:p>
          </table:table-cell>
          <table:table-cell office:value-type="float" office:value="1.1265" calcext:value-type="float">
            <text:p>1,1265</text:p>
          </table:table-cell>
          <table:table-cell office:value-type="float" office:value="0.8773" calcext:value-type="float">
            <text:p>0,8773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0028123" calcext:value-type="float">
            <text:p>0,00028123</text:p>
          </table:table-cell>
          <table:table-cell office:value-type="float" office:value="0.058038" calcext:value-type="float">
            <text:p>0,058038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0.5499" calcext:value-type="float">
            <text:p>0,5499</text:p>
          </table:table-cell>
          <table:table-cell office:value-type="float" office:value="5.1679" calcext:value-type="float">
            <text:p>5,1679</text:p>
          </table:table-cell>
        </table:table-row>
        <table:table-row table:style-name="ro1">
          <table:table-cell office:value-type="date" office:date-value="2017-06-14" calcext:value-type="date">
            <text:p>2017-06-14</text:p>
          </table:table-cell>
          <table:table-cell office:value-type="string" calcext:value-type="string">
            <text:p>114/A/NBP/2017</text:p>
          </table:table-cell>
          <table:table-cell office:value-type="float" office:value="0.1105" calcext:value-type="float">
            <text:p>0,1105</text:p>
          </table:table-cell>
          <table:table-cell office:value-type="float" office:value="3.7497" calcext:value-type="float">
            <text:p>3,7497</text:p>
          </table:table-cell>
          <table:table-cell office:value-type="float" office:value="2.8423" calcext:value-type="float">
            <text:p>2,8423</text:p>
          </table:table-cell>
          <table:table-cell office:value-type="float" office:value="0.4807" calcext:value-type="float">
            <text:p>0,4807</text:p>
          </table:table-cell>
          <table:table-cell office:value-type="float" office:value="2.8384" calcext:value-type="float">
            <text:p>2,8384</text:p>
          </table:table-cell>
          <table:table-cell office:value-type="float" office:value="2.7176" calcext:value-type="float">
            <text:p>2,7176</text:p>
          </table:table-cell>
          <table:table-cell office:value-type="float" office:value="2.7183" calcext:value-type="float">
            <text:p>2,7183</text:p>
          </table:table-cell>
          <table:table-cell office:value-type="float" office:value="4.2025" calcext:value-type="float">
            <text:p>4,2025</text:p>
          </table:table-cell>
          <table:table-cell office:value-type="float" office:value="0.013715" calcext:value-type="float">
            <text:p>0,013715</text:p>
          </table:table-cell>
          <table:table-cell office:value-type="float" office:value="3.8702" calcext:value-type="float">
            <text:p>3,8702</text:p>
          </table:table-cell>
          <table:table-cell office:value-type="float" office:value="4.7783" calcext:value-type="float">
            <text:p>4,7783</text:p>
          </table:table-cell>
          <table:table-cell office:value-type="float" office:value="0.144" calcext:value-type="float">
            <text:p>0,144</text:p>
          </table:table-cell>
          <table:table-cell office:value-type="float" office:value="0.034031" calcext:value-type="float">
            <text:p>0,034031</text:p>
          </table:table-cell>
          <table:table-cell office:value-type="float" office:value="0.1605" calcext:value-type="float">
            <text:p>0,1605</text:p>
          </table:table-cell>
          <table:table-cell office:value-type="float" office:value="0.5651" calcext:value-type="float">
            <text:p>0,5651</text:p>
          </table:table-cell>
          <table:table-cell office:value-type="float" office:value="0.037522" calcext:value-type="float">
            <text:p>0,037522</text:p>
          </table:table-cell>
          <table:table-cell office:value-type="float" office:value="0.4458" calcext:value-type="float">
            <text:p>0,4458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5676" calcext:value-type="float">
            <text:p>0,5676</text:p>
          </table:table-cell>
          <table:table-cell office:value-type="float" office:value="0.921" calcext:value-type="float">
            <text:p>0,921</text:p>
          </table:table-cell>
          <table:table-cell office:value-type="float" office:value="2.1487" calcext:value-type="float">
            <text:p>2,1487</text:p>
          </table:table-cell>
          <table:table-cell office:value-type="float" office:value="1.0656" calcext:value-type="float">
            <text:p>1,0656</text:p>
          </table:table-cell>
          <table:table-cell office:value-type="float" office:value="1.0634" calcext:value-type="float">
            <text:p>1,0634</text:p>
          </table:table-cell>
          <table:table-cell office:value-type="float" office:value="0.005671" calcext:value-type="float">
            <text:p>0,005671</text:p>
          </table:table-cell>
          <table:table-cell office:value-type="float" office:value="0.0758" calcext:value-type="float">
            <text:p>0,0758</text:p>
          </table:table-cell>
          <table:table-cell office:value-type="float" office:value="0.2078" calcext:value-type="float">
            <text:p>0,2078</text:p>
          </table:table-cell>
          <table:table-cell office:value-type="float" office:value="0.2936" calcext:value-type="float">
            <text:p>0,2936</text:p>
          </table:table-cell>
          <table:table-cell office:value-type="float" office:value="1.1308" calcext:value-type="float">
            <text:p>1,1308</text:p>
          </table:table-cell>
          <table:table-cell office:value-type="float" office:value="0.8805" calcext:value-type="float">
            <text:p>0,8805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0028231" calcext:value-type="float">
            <text:p>0,00028231</text:p>
          </table:table-cell>
          <table:table-cell office:value-type="float" office:value="0.058336" calcext:value-type="float">
            <text:p>0,058336</text:p>
          </table:table-cell>
          <table:table-cell office:value-type="float" office:value="0.003335" calcext:value-type="float">
            <text:p>0,003335</text:p>
          </table:table-cell>
          <table:table-cell office:value-type="float" office:value="0.5518" calcext:value-type="float">
            <text:p>0,5518</text:p>
          </table:table-cell>
          <table:table-cell office:value-type="float" office:value="5.1823" calcext:value-type="float">
            <text:p>5,1823</text:p>
          </table:table-cell>
        </table:table-row>
        <table:table-row table:style-name="ro1">
          <table:table-cell office:value-type="date" office:date-value="2017-06-16" calcext:value-type="date">
            <text:p>2017-06-16</text:p>
          </table:table-cell>
          <table:table-cell office:value-type="string" calcext:value-type="string">
            <text:p>115/A/NBP/2017</text:p>
          </table:table-cell>
          <table:table-cell office:value-type="float" office:value="0.1111" calcext:value-type="float">
            <text:p>0,1111</text:p>
          </table:table-cell>
          <table:table-cell office:value-type="float" office:value="3.7749" calcext:value-type="float">
            <text:p>3,7749</text:p>
          </table:table-cell>
          <table:table-cell office:value-type="float" office:value="2.8717" calcext:value-type="float">
            <text:p>2,8717</text:p>
          </table:table-cell>
          <table:table-cell office:value-type="float" office:value="0.484" calcext:value-type="float">
            <text:p>0,484</text:p>
          </table:table-cell>
          <table:table-cell office:value-type="float" office:value="2.8501" calcext:value-type="float">
            <text:p>2,8501</text:p>
          </table:table-cell>
          <table:table-cell office:value-type="float" office:value="2.7311" calcext:value-type="float">
            <text:p>2,7311</text:p>
          </table:table-cell>
          <table:table-cell office:value-type="float" office:value="2.7274" calcext:value-type="float">
            <text:p>2,7274</text:p>
          </table:table-cell>
          <table:table-cell office:value-type="float" office:value="4.2181" calcext:value-type="float">
            <text:p>4,2181</text:p>
          </table:table-cell>
          <table:table-cell office:value-type="float" office:value="0.013706" calcext:value-type="float">
            <text:p>0,013706</text:p>
          </table:table-cell>
          <table:table-cell office:value-type="float" office:value="3.8771" calcext:value-type="float">
            <text:p>3,8771</text:p>
          </table:table-cell>
          <table:table-cell office:value-type="float" office:value="4.8199" calcext:value-type="float">
            <text:p>4,8199</text:p>
          </table:table-cell>
          <table:table-cell office:value-type="float" office:value="0.145" calcext:value-type="float">
            <text:p>0,145</text:p>
          </table:table-cell>
          <table:table-cell office:value-type="float" office:value="0.033912" calcext:value-type="float">
            <text:p>0,033912</text:p>
          </table:table-cell>
          <table:table-cell office:value-type="float" office:value="0.1608" calcext:value-type="float">
            <text:p>0,1608</text:p>
          </table:table-cell>
          <table:table-cell office:value-type="float" office:value="0.5673" calcext:value-type="float">
            <text:p>0,5673</text:p>
          </table:table-cell>
          <table:table-cell office:value-type="float" office:value="0.037428" calcext:value-type="float">
            <text:p>0,037428</text:p>
          </table:table-cell>
          <table:table-cell office:value-type="float" office:value="0.4448" calcext:value-type="float">
            <text:p>0,4448</text:p>
          </table:table-cell>
          <table:table-cell office:value-type="float" office:value="0.4324" calcext:value-type="float">
            <text:p>0,4324</text:p>
          </table:table-cell>
          <table:table-cell office:value-type="float" office:value="0.5699" calcext:value-type="float">
            <text:p>0,5699</text:p>
          </table:table-cell>
          <table:table-cell office:value-type="float" office:value="0.9205" calcext:value-type="float">
            <text:p>0,9205</text:p>
          </table:table-cell>
          <table:table-cell office:value-type="float" office:value="2.1567" calcext:value-type="float">
            <text:p>2,1567</text:p>
          </table:table-cell>
          <table:table-cell office:value-type="float" office:value="1.0738" calcext:value-type="float">
            <text:p>1,0738</text:p>
          </table:table-cell>
          <table:table-cell office:value-type="float" office:value="1.0705" calcext:value-type="float">
            <text:p>1,0705</text:p>
          </table:table-cell>
          <table:table-cell office:value-type="float" office:value="0.005668" calcext:value-type="float">
            <text:p>0,005668</text:p>
          </table:table-cell>
          <table:table-cell office:value-type="float" office:value="0.0756" calcext:value-type="float">
            <text:p>0,0756</text:p>
          </table:table-cell>
          <table:table-cell office:value-type="float" office:value="0.21" calcext:value-type="float">
            <text:p>0,21</text:p>
          </table:table-cell>
          <table:table-cell office:value-type="float" office:value="0.2947" calcext:value-type="float">
            <text:p>0,2947</text:p>
          </table:table-cell>
          <table:table-cell office:value-type="float" office:value="1.1527" calcext:value-type="float">
            <text:p>1,1527</text:p>
          </table:table-cell>
          <table:table-cell office:value-type="float" office:value="0.8826" calcext:value-type="float">
            <text:p>0,8826</text:p>
          </table:table-cell>
          <table:table-cell office:value-type="float" office:value="0.0654" calcext:value-type="float">
            <text:p>0,0654</text:p>
          </table:table-cell>
          <table:table-cell office:value-type="float" office:value="0.00028386" calcext:value-type="float">
            <text:p>0,00028386</text:p>
          </table:table-cell>
          <table:table-cell office:value-type="float" office:value="0.058512" calcext:value-type="float">
            <text:p>0,058512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5539" calcext:value-type="float">
            <text:p>0,5539</text:p>
          </table:table-cell>
          <table:table-cell office:value-type="float" office:value="5.2214" calcext:value-type="float">
            <text:p>5,2214</text:p>
          </table:table-cell>
        </table:table-row>
        <table:table-row table:style-name="ro1">
          <table:table-cell office:value-type="date" office:date-value="2017-06-19" calcext:value-type="date">
            <text:p>2017-06-19</text:p>
          </table:table-cell>
          <table:table-cell office:value-type="string" calcext:value-type="string">
            <text:p>116/A/NBP/2017</text:p>
          </table:table-cell>
          <table:table-cell office:value-type="float" office:value="0.1109" calcext:value-type="float">
            <text:p>0,1109</text:p>
          </table:table-cell>
          <table:table-cell office:value-type="float" office:value="3.7615" calcext:value-type="float">
            <text:p>3,7615</text:p>
          </table:table-cell>
          <table:table-cell office:value-type="float" office:value="2.8584" calcext:value-type="float">
            <text:p>2,8584</text:p>
          </table:table-cell>
          <table:table-cell office:value-type="float" office:value="0.4824" calcext:value-type="float">
            <text:p>0,4824</text:p>
          </table:table-cell>
          <table:table-cell office:value-type="float" office:value="2.8406" calcext:value-type="float">
            <text:p>2,8406</text:p>
          </table:table-cell>
          <table:table-cell office:value-type="float" office:value="2.732" calcext:value-type="float">
            <text:p>2,732</text:p>
          </table:table-cell>
          <table:table-cell office:value-type="float" office:value="2.7186" calcext:value-type="float">
            <text:p>2,7186</text:p>
          </table:table-cell>
          <table:table-cell office:value-type="float" office:value="4.2112" calcext:value-type="float">
            <text:p>4,2112</text:p>
          </table:table-cell>
          <table:table-cell office:value-type="float" office:value="0.013698" calcext:value-type="float">
            <text:p>0,013698</text:p>
          </table:table-cell>
          <table:table-cell office:value-type="float" office:value="3.8711" calcext:value-type="float">
            <text:p>3,8711</text:p>
          </table:table-cell>
          <table:table-cell office:value-type="float" office:value="4.8167" calcext:value-type="float">
            <text:p>4,8167</text:p>
          </table:table-cell>
          <table:table-cell office:value-type="float" office:value="0.1445" calcext:value-type="float">
            <text:p>0,1445</text:p>
          </table:table-cell>
          <table:table-cell office:value-type="float" office:value="0.033879" calcext:value-type="float">
            <text:p>0,033879</text:p>
          </table:table-cell>
          <table:table-cell office:value-type="float" office:value="0.1607" calcext:value-type="float">
            <text:p>0,1607</text:p>
          </table:table-cell>
          <table:table-cell office:value-type="float" office:value="0.5662" calcext:value-type="float">
            <text:p>0,5662</text:p>
          </table:table-cell>
          <table:table-cell office:value-type="float" office:value="0.037267" calcext:value-type="float">
            <text:p>0,037267</text:p>
          </table:table-cell>
          <table:table-cell office:value-type="float" office:value="0.4451" calcext:value-type="float">
            <text:p>0,4451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5675" calcext:value-type="float">
            <text:p>0,5675</text:p>
          </table:table-cell>
          <table:table-cell office:value-type="float" office:value="0.9185" calcext:value-type="float">
            <text:p>0,9185</text:p>
          </table:table-cell>
          <table:table-cell office:value-type="float" office:value="2.1532" calcext:value-type="float">
            <text:p>2,1532</text:p>
          </table:table-cell>
          <table:table-cell office:value-type="float" office:value="1.0718" calcext:value-type="float">
            <text:p>1,0718</text:p>
          </table:table-cell>
          <table:table-cell office:value-type="float" office:value="1.0676" calcext:value-type="float">
            <text:p>1,0676</text:p>
          </table:table-cell>
          <table:table-cell office:value-type="float" office:value="0.005652" calcext:value-type="float">
            <text:p>0,005652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2934" calcext:value-type="float">
            <text:p>0,2934</text:p>
          </table:table-cell>
          <table:table-cell office:value-type="float" office:value="1.1433" calcext:value-type="float">
            <text:p>1,1433</text:p>
          </table:table-cell>
          <table:table-cell office:value-type="float" office:value="0.8794" calcext:value-type="float">
            <text:p>0,8794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0028305" calcext:value-type="float">
            <text:p>0,00028305</text:p>
          </table:table-cell>
          <table:table-cell office:value-type="float" office:value="0.058428" calcext:value-type="float">
            <text:p>0,058428</text:p>
          </table:table-cell>
          <table:table-cell office:value-type="float" office:value="0.003318" calcext:value-type="float">
            <text:p>0,003318</text:p>
          </table:table-cell>
          <table:table-cell office:value-type="float" office:value="0.5517" calcext:value-type="float">
            <text:p>0,5517</text:p>
          </table:table-cell>
          <table:table-cell office:value-type="float" office:value="5.2075" calcext:value-type="float">
            <text:p>5,2075</text:p>
          </table:table-cell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office:value-type="string" calcext:value-type="string">
            <text:p>117/A/NBP/2017</text:p>
          </table:table-cell>
          <table:table-cell office:value-type="float" office:value="0.1114" calcext:value-type="float">
            <text:p>0,1114</text:p>
          </table:table-cell>
          <table:table-cell office:value-type="float" office:value="3.7862" calcext:value-type="float">
            <text:p>3,7862</text:p>
          </table:table-cell>
          <table:table-cell office:value-type="float" office:value="2.8853" calcext:value-type="float">
            <text:p>2,8853</text:p>
          </table:table-cell>
          <table:table-cell office:value-type="float" office:value="0.4855" calcext:value-type="float">
            <text:p>0,4855</text:p>
          </table:table-cell>
          <table:table-cell office:value-type="float" office:value="2.8658" calcext:value-type="float">
            <text:p>2,8658</text:p>
          </table:table-cell>
          <table:table-cell office:value-type="float" office:value="2.7477" calcext:value-type="float">
            <text:p>2,7477</text:p>
          </table:table-cell>
          <table:table-cell office:value-type="float" office:value="2.7304" calcext:value-type="float">
            <text:p>2,7304</text:p>
          </table:table-cell>
          <table:table-cell office:value-type="float" office:value="4.2248" calcext:value-type="float">
            <text:p>4,2248</text:p>
          </table:table-cell>
          <table:table-cell office:value-type="float" office:value="0.013713" calcext:value-type="float">
            <text:p>0,013713</text:p>
          </table:table-cell>
          <table:table-cell office:value-type="float" office:value="3.8865" calcext:value-type="float">
            <text:p>3,8865</text:p>
          </table:table-cell>
          <table:table-cell office:value-type="float" office:value="4.8064" calcext:value-type="float">
            <text:p>4,8064</text:p>
          </table:table-cell>
          <table:table-cell office:value-type="float" office:value="0.1454" calcext:value-type="float">
            <text:p>0,1454</text:p>
          </table:table-cell>
          <table:table-cell office:value-type="float" office:value="0.033929" calcext:value-type="float">
            <text:p>0,033929</text:p>
          </table:table-cell>
          <table:table-cell office:value-type="float" office:value="0.1612" calcext:value-type="float">
            <text:p>0,1612</text:p>
          </table:table-cell>
          <table:table-cell office:value-type="float" office:value="0.568" calcext:value-type="float">
            <text:p>0,568</text:p>
          </table:table-cell>
          <table:table-cell office:value-type="float" office:value="0.036866" calcext:value-type="float">
            <text:p>0,036866</text:p>
          </table:table-cell>
          <table:table-cell office:value-type="float" office:value="0.4469" calcext:value-type="float">
            <text:p>0,4469</text:p>
          </table:table-cell>
          <table:table-cell office:value-type="float" office:value="0.4339" calcext:value-type="float">
            <text:p>0,4339</text:p>
          </table:table-cell>
          <table:table-cell office:value-type="float" office:value="0.5697" calcext:value-type="float">
            <text:p>0,5697</text:p>
          </table:table-cell>
          <table:table-cell office:value-type="float" office:value="0.9202" calcext:value-type="float">
            <text:p>0,9202</text:p>
          </table:table-cell>
          <table:table-cell office:value-type="float" office:value="2.1601" calcext:value-type="float">
            <text:p>2,1601</text:p>
          </table:table-cell>
          <table:table-cell office:value-type="float" office:value="1.0751" calcext:value-type="float">
            <text:p>1,0751</text:p>
          </table:table-cell>
          <table:table-cell office:value-type="float" office:value="1.073" calcext:value-type="float">
            <text:p>1,073</text:p>
          </table:table-cell>
          <table:table-cell office:value-type="float" office:value="0.005722" calcext:value-type="float">
            <text:p>0,005722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2106" calcext:value-type="float">
            <text:p>0,2106</text:p>
          </table:table-cell>
          <table:table-cell office:value-type="float" office:value="0.291" calcext:value-type="float">
            <text:p>0,291</text:p>
          </table:table-cell>
          <table:table-cell office:value-type="float" office:value="1.1535" calcext:value-type="float">
            <text:p>1,1535</text:p>
          </table:table-cell>
          <table:table-cell office:value-type="float" office:value="0.8837" calcext:value-type="float">
            <text:p>0,8837</text:p>
          </table:table-cell>
          <table:table-cell office:value-type="float" office:value="0.0645" calcext:value-type="float">
            <text:p>0,0645</text:p>
          </table:table-cell>
          <table:table-cell office:value-type="float" office:value="0.00028492" calcext:value-type="float">
            <text:p>0,00028492</text:p>
          </table:table-cell>
          <table:table-cell office:value-type="float" office:value="0.058759" calcext:value-type="float">
            <text:p>0,058759</text:p>
          </table:table-cell>
          <table:table-cell office:value-type="float" office:value="0.003328" calcext:value-type="float">
            <text:p>0,003328</text:p>
          </table:table-cell>
          <table:table-cell office:value-type="float" office:value="0.5545" calcext:value-type="float">
            <text:p>0,5545</text:p>
          </table:table-cell>
          <table:table-cell office:value-type="float" office:value="5.2154" calcext:value-type="float">
            <text:p>5,2154</text:p>
          </table:table-cell>
        </table:table-row>
        <table:table-row table:style-name="ro1">
          <table:table-cell office:value-type="date" office:date-value="2017-06-21" calcext:value-type="date">
            <text:p>2017-06-21</text:p>
          </table:table-cell>
          <table:table-cell office:value-type="string" calcext:value-type="string">
            <text:p>118/A/NBP/2017</text:p>
          </table:table-cell>
          <table:table-cell office:value-type="float" office:value="0.1119" calcext:value-type="float">
            <text:p>0,1119</text:p>
          </table:table-cell>
          <table:table-cell office:value-type="float" office:value="3.809" calcext:value-type="float">
            <text:p>3,809</text:p>
          </table:table-cell>
          <table:table-cell office:value-type="float" office:value="2.8801" calcext:value-type="float">
            <text:p>2,8801</text:p>
          </table:table-cell>
          <table:table-cell office:value-type="float" office:value="0.4883" calcext:value-type="float">
            <text:p>0,4883</text:p>
          </table:table-cell>
          <table:table-cell office:value-type="float" office:value="2.8655" calcext:value-type="float">
            <text:p>2,8655</text:p>
          </table:table-cell>
          <table:table-cell office:value-type="float" office:value="2.7578" calcext:value-type="float">
            <text:p>2,7578</text:p>
          </table:table-cell>
          <table:table-cell office:value-type="float" office:value="2.7385" calcext:value-type="float">
            <text:p>2,7385</text:p>
          </table:table-cell>
          <table:table-cell office:value-type="float" office:value="4.2442" calcext:value-type="float">
            <text:p>4,2442</text:p>
          </table:table-cell>
          <table:table-cell office:value-type="float" office:value="0.013714" calcext:value-type="float">
            <text:p>0,013714</text:p>
          </table:table-cell>
          <table:table-cell office:value-type="float" office:value="3.9104" calcext:value-type="float">
            <text:p>3,9104</text:p>
          </table:table-cell>
          <table:table-cell office:value-type="float" office:value="4.8028" calcext:value-type="float">
            <text:p>4,8028</text:p>
          </table:table-cell>
          <table:table-cell office:value-type="float" office:value="0.1464" calcext:value-type="float">
            <text:p>0,1464</text:p>
          </table:table-cell>
          <table:table-cell office:value-type="float" office:value="0.034261" calcext:value-type="float">
            <text:p>0,034261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036746" calcext:value-type="float">
            <text:p>0,036746</text:p>
          </table:table-cell>
          <table:table-cell office:value-type="float" office:value="0.4456" calcext:value-type="float">
            <text:p>0,4456</text:p>
          </table:table-cell>
          <table:table-cell office:value-type="float" office:value="0.4343" calcext:value-type="float">
            <text:p>0,4343</text:p>
          </table:table-cell>
          <table:table-cell office:value-type="float" office:value="0.5723" calcext:value-type="float">
            <text:p>0,5723</text:p>
          </table:table-cell>
          <table:table-cell office:value-type="float" office:value="0.9235" calcext:value-type="float">
            <text:p>0,9235</text:p>
          </table:table-cell>
          <table:table-cell office:value-type="float" office:value="2.1701" calcext:value-type="float">
            <text:p>2,1701</text:p>
          </table:table-cell>
          <table:table-cell office:value-type="float" office:value="1.0749" calcext:value-type="float">
            <text:p>1,0749</text:p>
          </table:table-cell>
          <table:table-cell office:value-type="float" office:value="1.0742" calcext:value-type="float">
            <text:p>1,0742</text:p>
          </table:table-cell>
          <table:table-cell office:value-type="float" office:value="0.005738" calcext:value-type="float">
            <text:p>0,005738</text:p>
          </table:table-cell>
          <table:table-cell office:value-type="float" office:value="0.0756" calcext:value-type="float">
            <text:p>0,0756</text:p>
          </table:table-cell>
          <table:table-cell office:value-type="float" office:value="0.2087" calcext:value-type="float">
            <text:p>0,2087</text:p>
          </table:table-cell>
          <table:table-cell office:value-type="float" office:value="0.2913" calcext:value-type="float">
            <text:p>0,2913</text:p>
          </table:table-cell>
          <table:table-cell office:value-type="float" office:value="1.1449" calcext:value-type="float">
            <text:p>1,1449</text:p>
          </table:table-cell>
          <table:table-cell office:value-type="float" office:value="0.8882" calcext:value-type="float">
            <text:p>0,8882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0028599" calcext:value-type="float">
            <text:p>0,00028599</text:p>
          </table:table-cell>
          <table:table-cell office:value-type="float" office:value="0.058931" calcext:value-type="float">
            <text:p>0,058931</text:p>
          </table:table-cell>
          <table:table-cell office:value-type="float" office:value="0.003327" calcext:value-type="float">
            <text:p>0,003327</text:p>
          </table:table-cell>
          <table:table-cell office:value-type="float" office:value="0.5577" calcext:value-type="float">
            <text:p>0,5577</text:p>
          </table:table-cell>
          <table:table-cell office:value-type="float" office:value="5.2441" calcext:value-type="float">
            <text:p>5,2441</text:p>
          </table:table-cell>
        </table:table-row>
        <table:table-row table:style-name="ro1">
          <table:table-cell office:value-type="date" office:date-value="2017-06-22" calcext:value-type="date">
            <text:p>2017-06-22</text:p>
          </table:table-cell>
          <table:table-cell office:value-type="string" calcext:value-type="string">
            <text:p>119/A/NBP/2017</text:p>
          </table:table-cell>
          <table:table-cell office:value-type="float" office:value="0.1118" calcext:value-type="float">
            <text:p>0,1118</text:p>
          </table:table-cell>
          <table:table-cell office:value-type="float" office:value="3.8002" calcext:value-type="float">
            <text:p>3,8002</text:p>
          </table:table-cell>
          <table:table-cell office:value-type="float" office:value="2.868" calcext:value-type="float">
            <text:p>2,868</text:p>
          </table:table-cell>
          <table:table-cell office:value-type="float" office:value="0.4873" calcext:value-type="float">
            <text:p>0,4873</text:p>
          </table:table-cell>
          <table:table-cell office:value-type="float" office:value="2.8538" calcext:value-type="float">
            <text:p>2,8538</text:p>
          </table:table-cell>
          <table:table-cell office:value-type="float" office:value="2.7601" calcext:value-type="float">
            <text:p>2,7601</text:p>
          </table:table-cell>
          <table:table-cell office:value-type="float" office:value="2.7345" calcext:value-type="float">
            <text:p>2,7345</text:p>
          </table:table-cell>
          <table:table-cell office:value-type="float" office:value="4.2442" calcext:value-type="float">
            <text:p>4,2442</text:p>
          </table:table-cell>
          <table:table-cell office:value-type="float" office:value="0.013729" calcext:value-type="float">
            <text:p>0,013729</text:p>
          </table:table-cell>
          <table:table-cell office:value-type="float" office:value="3.905" calcext:value-type="float">
            <text:p>3,905</text:p>
          </table:table-cell>
          <table:table-cell office:value-type="float" office:value="4.8126" calcext:value-type="float">
            <text:p>4,8126</text:p>
          </table:table-cell>
          <table:table-cell office:value-type="float" office:value="0.146" calcext:value-type="float">
            <text:p>0,146</text:p>
          </table:table-cell>
          <table:table-cell office:value-type="float" office:value="0.034215" calcext:value-type="float">
            <text:p>0,034215</text:p>
          </table:table-cell>
          <table:table-cell office:value-type="float" office:value="0.1616" calcext:value-type="float">
            <text:p>0,1616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036152" calcext:value-type="float">
            <text:p>0,036152</text:p>
          </table:table-cell>
          <table:table-cell office:value-type="float" office:value="0.4475" calcext:value-type="float">
            <text:p>0,4475</text:p>
          </table:table-cell>
          <table:table-cell office:value-type="float" office:value="0.435" calcext:value-type="float">
            <text:p>0,435</text:p>
          </table:table-cell>
          <table:table-cell office:value-type="float" office:value="0.5722" calcext:value-type="float">
            <text:p>0,5722</text:p>
          </table:table-cell>
          <table:table-cell office:value-type="float" office:value="0.9248" calcext:value-type="float">
            <text:p>0,9248</text:p>
          </table:table-cell>
          <table:table-cell office:value-type="float" office:value="2.17" calcext:value-type="float">
            <text:p>2,17</text:p>
          </table:table-cell>
          <table:table-cell office:value-type="float" office:value="1.0795" calcext:value-type="float">
            <text:p>1,0795</text:p>
          </table:table-cell>
          <table:table-cell office:value-type="float" office:value="1.072" calcext:value-type="float">
            <text:p>1,072</text:p>
          </table:table-cell>
          <table:table-cell office:value-type="float" office:value="0.005712" calcext:value-type="float">
            <text:p>0,005712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2092" calcext:value-type="float">
            <text:p>0,2092</text:p>
          </table:table-cell>
          <table:table-cell office:value-type="float" office:value="0.2919" calcext:value-type="float">
            <text:p>0,2919</text:p>
          </table:table-cell>
          <table:table-cell office:value-type="float" office:value="1.1396" calcext:value-type="float">
            <text:p>1,1396</text:p>
          </table:table-cell>
          <table:table-cell office:value-type="float" office:value="0.8866" calcext:value-type="float">
            <text:p>0,8866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0028516" calcext:value-type="float">
            <text:p>0,00028516</text:p>
          </table:table-cell>
          <table:table-cell office:value-type="float" office:value="0.058837" calcext:value-type="float">
            <text:p>0,058837</text:p>
          </table:table-cell>
          <table:table-cell office:value-type="float" office:value="0.003324" calcext:value-type="float">
            <text:p>0,003324</text:p>
          </table:table-cell>
          <table:table-cell office:value-type="float" office:value="0.5563" calcext:value-type="float">
            <text:p>0,5563</text:p>
          </table:table-cell>
          <table:table-cell office:value-type="float" office:value="5.2495" calcext:value-type="float">
            <text:p>5,2495</text:p>
          </table:table-cell>
        </table:table-row>
        <table:table-row table:style-name="ro1">
          <table:table-cell office:value-type="date" office:date-value="2017-06-23" calcext:value-type="date">
            <text:p>2017-06-23</text:p>
          </table:table-cell>
          <table:table-cell office:value-type="string" calcext:value-type="string">
            <text:p>120/A/NBP/2017</text:p>
          </table:table-cell>
          <table:table-cell office:value-type="float" office:value="0.1114" calcext:value-type="float">
            <text:p>0,1114</text:p>
          </table:table-cell>
          <table:table-cell office:value-type="float" office:value="3.7824" calcext:value-type="float">
            <text:p>3,7824</text:p>
          </table:table-cell>
          <table:table-cell office:value-type="float" office:value="2.8652" calcext:value-type="float">
            <text:p>2,8652</text:p>
          </table:table-cell>
          <table:table-cell office:value-type="float" office:value="0.485" calcext:value-type="float">
            <text:p>0,485</text:p>
          </table:table-cell>
          <table:table-cell office:value-type="float" office:value="2.8612" calcext:value-type="float">
            <text:p>2,8612</text:p>
          </table:table-cell>
          <table:table-cell office:value-type="float" office:value="2.7548" calcext:value-type="float">
            <text:p>2,7548</text:p>
          </table:table-cell>
          <table:table-cell office:value-type="float" office:value="2.728" calcext:value-type="float">
            <text:p>2,728</text:p>
          </table:table-cell>
          <table:table-cell office:value-type="float" office:value="4.2255" calcext:value-type="float">
            <text:p>4,2255</text:p>
          </table:table-cell>
          <table:table-cell office:value-type="float" office:value="0.013666" calcext:value-type="float">
            <text:p>0,013666</text:p>
          </table:table-cell>
          <table:table-cell office:value-type="float" office:value="3.8977" calcext:value-type="float">
            <text:p>3,8977</text:p>
          </table:table-cell>
          <table:table-cell office:value-type="float" office:value="4.8151" calcext:value-type="float">
            <text:p>4,8151</text:p>
          </table:table-cell>
          <table:table-cell office:value-type="float" office:value="0.1453" calcext:value-type="float">
            <text:p>0,1453</text:p>
          </table:table-cell>
          <table:table-cell office:value-type="float" office:value="0.034014" calcext:value-type="float">
            <text:p>0,034014</text:p>
          </table:table-cell>
          <table:table-cell office:value-type="float" office:value="0.1608" calcext:value-type="float">
            <text:p>0,1608</text:p>
          </table:table-cell>
          <table:table-cell office:value-type="float" office:value="0.5682" calcext:value-type="float">
            <text:p>0,5682</text:p>
          </table:table-cell>
          <table:table-cell office:value-type="float" office:value="0.036364" calcext:value-type="float">
            <text:p>0,036364</text:p>
          </table:table-cell>
          <table:table-cell office:value-type="float" office:value="0.4467" calcext:value-type="float">
            <text:p>0,4467</text:p>
          </table:table-cell>
          <table:table-cell office:value-type="float" office:value="0.4321" calcext:value-type="float">
            <text:p>0,4321</text:p>
          </table:table-cell>
          <table:table-cell office:value-type="float" office:value="0.5698" calcext:value-type="float">
            <text:p>0,5698</text:p>
          </table:table-cell>
          <table:table-cell office:value-type="float" office:value="0.9253" calcext:value-type="float">
            <text:p>0,9253</text:p>
          </table:table-cell>
          <table:table-cell office:value-type="float" office:value="2.1605" calcext:value-type="float">
            <text:p>2,1605</text:p>
          </table:table-cell>
          <table:table-cell office:value-type="float" office:value="1.079" calcext:value-type="float">
            <text:p>1,079</text:p>
          </table:table-cell>
          <table:table-cell office:value-type="float" office:value="1.0685" calcext:value-type="float">
            <text:p>1,0685</text:p>
          </table:table-cell>
          <table:table-cell office:value-type="float" office:value="0.005702" calcext:value-type="float">
            <text:p>0,005702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2097" calcext:value-type="float">
            <text:p>0,2097</text:p>
          </table:table-cell>
          <table:table-cell office:value-type="float" office:value="0.293" calcext:value-type="float">
            <text:p>0,293</text:p>
          </table:table-cell>
          <table:table-cell office:value-type="float" office:value="1.1319" calcext:value-type="float">
            <text:p>1,1319</text:p>
          </table:table-cell>
          <table:table-cell office:value-type="float" office:value="0.882" calcext:value-type="float">
            <text:p>0,882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0028379" calcext:value-type="float">
            <text:p>0,00028379</text:p>
          </table:table-cell>
          <table:table-cell office:value-type="float" office:value="0.058675" calcext:value-type="float">
            <text:p>0,058675</text:p>
          </table:table-cell>
          <table:table-cell office:value-type="float" office:value="0.003327" calcext:value-type="float">
            <text:p>0,003327</text:p>
          </table:table-cell>
          <table:table-cell office:value-type="float" office:value="0.553" calcext:value-type="float">
            <text:p>0,553</text:p>
          </table:table-cell>
          <table:table-cell office:value-type="float" office:value="5.2171" calcext:value-type="float">
            <text:p>5,2171</text:p>
          </table:table-cell>
        </table:table-row>
        <table:table-row table:style-name="ro1">
          <table:table-cell office:value-type="date" office:date-value="2017-06-26" calcext:value-type="date">
            <text:p>2017-06-26</text:p>
          </table:table-cell>
          <table:table-cell office:value-type="string" calcext:value-type="string">
            <text:p>121/A/NBP/2017</text:p>
          </table:table-cell>
          <table:table-cell office:value-type="float" office:value="0.1109" calcext:value-type="float">
            <text:p>0,1109</text:p>
          </table:table-cell>
          <table:table-cell office:value-type="float" office:value="3.7653" calcext:value-type="float">
            <text:p>3,7653</text:p>
          </table:table-cell>
          <table:table-cell office:value-type="float" office:value="2.8505" calcext:value-type="float">
            <text:p>2,8505</text:p>
          </table:table-cell>
          <table:table-cell office:value-type="float" office:value="0.4827" calcext:value-type="float">
            <text:p>0,4827</text:p>
          </table:table-cell>
          <table:table-cell office:value-type="float" office:value="2.8407" calcext:value-type="float">
            <text:p>2,8407</text:p>
          </table:table-cell>
          <table:table-cell office:value-type="float" office:value="2.7355" calcext:value-type="float">
            <text:p>2,7355</text:p>
          </table:table-cell>
          <table:table-cell office:value-type="float" office:value="2.7119" calcext:value-type="float">
            <text:p>2,7119</text:p>
          </table:table-cell>
          <table:table-cell office:value-type="float" office:value="4.2117" calcext:value-type="float">
            <text:p>4,2117</text:p>
          </table:table-cell>
          <table:table-cell office:value-type="float" office:value="0.013616" calcext:value-type="float">
            <text:p>0,013616</text:p>
          </table:table-cell>
          <table:table-cell office:value-type="float" office:value="3.8773" calcext:value-type="float">
            <text:p>3,8773</text:p>
          </table:table-cell>
          <table:table-cell office:value-type="float" office:value="4.7969" calcext:value-type="float">
            <text:p>4,7969</text:p>
          </table:table-cell>
          <table:table-cell office:value-type="float" office:value="0.1446" calcext:value-type="float">
            <text:p>0,1446</text:p>
          </table:table-cell>
          <table:table-cell office:value-type="float" office:value="0.033727" calcext:value-type="float">
            <text:p>0,033727</text:p>
          </table:table-cell>
          <table:table-cell office:value-type="float" office:value="0.1604" calcext:value-type="float">
            <text:p>0,1604</text:p>
          </table:table-cell>
          <table:table-cell office:value-type="float" office:value="0.5663" calcext:value-type="float">
            <text:p>0,5663</text:p>
          </table:table-cell>
          <table:table-cell office:value-type="float" office:value="0.03637" calcext:value-type="float">
            <text:p>0,03637</text:p>
          </table:table-cell>
          <table:table-cell office:value-type="float" office:value="0.4453" calcext:value-type="float">
            <text:p>0,4453</text:p>
          </table:table-cell>
          <table:table-cell office:value-type="float" office:value="0.4316" calcext:value-type="float">
            <text:p>0,4316</text:p>
          </table:table-cell>
          <table:table-cell office:value-type="float" office:value="0.5682" calcext:value-type="float">
            <text:p>0,5682</text:p>
          </table:table-cell>
          <table:table-cell office:value-type="float" office:value="0.9212" calcext:value-type="float">
            <text:p>0,9212</text:p>
          </table:table-cell>
          <table:table-cell office:value-type="float" office:value="2.1534" calcext:value-type="float">
            <text:p>2,1534</text:p>
          </table:table-cell>
          <table:table-cell office:value-type="float" office:value="1.0722" calcext:value-type="float">
            <text:p>1,0722</text:p>
          </table:table-cell>
          <table:table-cell office:value-type="float" office:value="1.0651" calcext:value-type="float">
            <text:p>1,0651</text:p>
          </table:table-cell>
          <table:table-cell office:value-type="float" office:value="0.005695" calcext:value-type="float">
            <text:p>0,005695</text:p>
          </table:table-cell>
          <table:table-cell office:value-type="float" office:value="0.075" calcext:value-type="float">
            <text:p>0,075</text:p>
          </table:table-cell>
          <table:table-cell office:value-type="float" office:value="0.21" calcext:value-type="float">
            <text:p>0,21</text:p>
          </table:table-cell>
          <table:table-cell office:value-type="float" office:value="0.2926" calcext:value-type="float">
            <text:p>0,2926</text:p>
          </table:table-cell>
          <table:table-cell office:value-type="float" office:value="1.1264" calcext:value-type="float">
            <text:p>1,1264</text:p>
          </table:table-cell>
          <table:table-cell office:value-type="float" office:value="0.8781" calcext:value-type="float">
            <text:p>0,8781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0028251" calcext:value-type="float">
            <text:p>0,00028251</text:p>
          </table:table-cell>
          <table:table-cell office:value-type="float" office:value="0.058447" calcext:value-type="float">
            <text:p>0,058447</text:p>
          </table:table-cell>
          <table:table-cell office:value-type="float" office:value="0.003312" calcext:value-type="float">
            <text:p>0,003312</text:p>
          </table:table-cell>
          <table:table-cell office:value-type="float" office:value="0.5505" calcext:value-type="float">
            <text:p>0,5505</text:p>
          </table:table-cell>
          <table:table-cell office:value-type="float" office:value="5.2002" calcext:value-type="float">
            <text:p>5,2002</text:p>
          </table:table-cell>
        </table:table-row>
        <table:table-row table:style-name="ro1">
          <table:table-cell office:value-type="date" office:date-value="2017-06-27" calcext:value-type="date">
            <text:p>2017-06-27</text:p>
          </table:table-cell>
          <table:table-cell office:value-type="string" calcext:value-type="string">
            <text:p>122/A/NBP/2017</text:p>
          </table:table-cell>
          <table:table-cell office:value-type="float" office:value="0.1103" calcext:value-type="float">
            <text:p>0,1103</text:p>
          </table:table-cell>
          <table:table-cell office:value-type="float" office:value="3.7442" calcext:value-type="float">
            <text:p>3,7442</text:p>
          </table:table-cell>
          <table:table-cell office:value-type="float" office:value="2.8487" calcext:value-type="float">
            <text:p>2,8487</text:p>
          </table:table-cell>
          <table:table-cell office:value-type="float" office:value="0.4801" calcext:value-type="float">
            <text:p>0,4801</text:p>
          </table:table-cell>
          <table:table-cell office:value-type="float" office:value="2.8277" calcext:value-type="float">
            <text:p>2,8277</text:p>
          </table:table-cell>
          <table:table-cell office:value-type="float" office:value="2.7398" calcext:value-type="float">
            <text:p>2,7398</text:p>
          </table:table-cell>
          <table:table-cell office:value-type="float" office:value="2.702" calcext:value-type="float">
            <text:p>2,702</text:p>
          </table:table-cell>
          <table:table-cell office:value-type="float" office:value="4.212" calcext:value-type="float">
            <text:p>4,212</text:p>
          </table:table-cell>
          <table:table-cell office:value-type="float" office:value="0.013624" calcext:value-type="float">
            <text:p>0,013624</text:p>
          </table:table-cell>
          <table:table-cell office:value-type="float" office:value="3.8719" calcext:value-type="float">
            <text:p>3,8719</text:p>
          </table:table-cell>
          <table:table-cell office:value-type="float" office:value="4.7728" calcext:value-type="float">
            <text:p>4,7728</text:p>
          </table:table-cell>
          <table:table-cell office:value-type="float" office:value="0.1435" calcext:value-type="float">
            <text:p>0,1435</text:p>
          </table:table-cell>
          <table:table-cell office:value-type="float" office:value="0.033551" calcext:value-type="float">
            <text:p>0,033551</text:p>
          </table:table-cell>
          <table:table-cell office:value-type="float" office:value="0.1603" calcext:value-type="float">
            <text:p>0,1603</text:p>
          </table:table-cell>
          <table:table-cell office:value-type="float" office:value="0.5665" calcext:value-type="float">
            <text:p>0,5665</text:p>
          </table:table-cell>
          <table:table-cell office:value-type="float" office:value="0.036062" calcext:value-type="float">
            <text:p>0,036062</text:p>
          </table:table-cell>
          <table:table-cell office:value-type="float" office:value="0.4414" calcext:value-type="float">
            <text:p>0,4414</text:p>
          </table:table-cell>
          <table:table-cell office:value-type="float" office:value="0.4308" calcext:value-type="float">
            <text:p>0,4308</text:p>
          </table:table-cell>
          <table:table-cell office:value-type="float" office:value="0.5684" calcext:value-type="float">
            <text:p>0,5684</text:p>
          </table:table-cell>
          <table:table-cell office:value-type="float" office:value="0.9226" calcext:value-type="float">
            <text:p>0,9226</text:p>
          </table:table-cell>
          <table:table-cell office:value-type="float" office:value="2.1535" calcext:value-type="float">
            <text:p>2,1535</text:p>
          </table:table-cell>
          <table:table-cell office:value-type="float" office:value="1.0703" calcext:value-type="float">
            <text:p>1,0703</text:p>
          </table:table-cell>
          <table:table-cell office:value-type="float" office:value="1.0643" calcext:value-type="float">
            <text:p>1,0643</text:p>
          </table:table-cell>
          <table:table-cell office:value-type="float" office:value="0.005663" calcext:value-type="float">
            <text:p>0,005663</text:p>
          </table:table-cell>
          <table:table-cell office:value-type="float" office:value="0.0745" calcext:value-type="float">
            <text:p>0,0745</text:p>
          </table:table-cell>
          <table:table-cell office:value-type="float" office:value="0.2096" calcext:value-type="float">
            <text:p>0,2096</text:p>
          </table:table-cell>
          <table:table-cell office:value-type="float" office:value="0.2911" calcext:value-type="float">
            <text:p>0,2911</text:p>
          </table:table-cell>
          <table:table-cell office:value-type="float" office:value="1.1358" calcext:value-type="float">
            <text:p>1,1358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00028094" calcext:value-type="float">
            <text:p>0,00028094</text:p>
          </table:table-cell>
          <table:table-cell office:value-type="float" office:value="0.058077" calcext:value-type="float">
            <text:p>0,058077</text:p>
          </table:table-cell>
          <table:table-cell office:value-type="float" office:value="0.003296" calcext:value-type="float">
            <text:p>0,003296</text:p>
          </table:table-cell>
          <table:table-cell office:value-type="float" office:value="0.5496" calcext:value-type="float">
            <text:p>0,5496</text:p>
          </table:table-cell>
          <table:table-cell office:value-type="float" office:value="5.1932" calcext:value-type="float">
            <text:p>5,1932</text:p>
          </table:table-cell>
        </table:table-row>
        <table:table-row table:style-name="ro1">
          <table:table-cell office:value-type="date" office:date-value="2017-06-28" calcext:value-type="date">
            <text:p>2017-06-28</text:p>
          </table:table-cell>
          <table:table-cell office:value-type="string" calcext:value-type="string">
            <text:p>123/A/NBP/2017</text:p>
          </table:table-cell>
          <table:table-cell office:value-type="float" office:value="0.1096" calcext:value-type="float">
            <text:p>0,1096</text:p>
          </table:table-cell>
          <table:table-cell office:value-type="float" office:value="3.7249" calcext:value-type="float">
            <text:p>3,7249</text:p>
          </table:table-cell>
          <table:table-cell office:value-type="float" office:value="2.8309" calcext:value-type="float">
            <text:p>2,8309</text:p>
          </table:table-cell>
          <table:table-cell office:value-type="float" office:value="0.4773" calcext:value-type="float">
            <text:p>0,4773</text:p>
          </table:table-cell>
          <table:table-cell office:value-type="float" office:value="2.8325" calcext:value-type="float">
            <text:p>2,8325</text:p>
          </table:table-cell>
          <table:table-cell office:value-type="float" office:value="2.7098" calcext:value-type="float">
            <text:p>2,7098</text:p>
          </table:table-cell>
          <table:table-cell office:value-type="float" office:value="2.6876" calcext:value-type="float">
            <text:p>2,6876</text:p>
          </table:table-cell>
          <table:table-cell office:value-type="float" office:value="4.2317" calcext:value-type="float">
            <text:p>4,2317</text:p>
          </table:table-cell>
          <table:table-cell office:value-type="float" office:value="0.013655" calcext:value-type="float">
            <text:p>0,013655</text:p>
          </table:table-cell>
          <table:table-cell office:value-type="float" office:value="3.8782" calcext:value-type="float">
            <text:p>3,8782</text:p>
          </table:table-cell>
          <table:table-cell office:value-type="float" office:value="4.7783" calcext:value-type="float">
            <text:p>4,7783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033271" calcext:value-type="float">
            <text:p>0,033271</text:p>
          </table:table-cell>
          <table:table-cell office:value-type="float" office:value="0.161" calcext:value-type="float">
            <text:p>0,161</text:p>
          </table:table-cell>
          <table:table-cell office:value-type="float" office:value="0.569" calcext:value-type="float">
            <text:p>0,569</text:p>
          </table:table-cell>
          <table:table-cell office:value-type="float" office:value="0.036107" calcext:value-type="float">
            <text:p>0,036107</text:p>
          </table:table-cell>
          <table:table-cell office:value-type="float" office:value="0.4422" calcext:value-type="float">
            <text:p>0,4422</text:p>
          </table:table-cell>
          <table:table-cell office:value-type="float" office:value="0.433" calcext:value-type="float">
            <text:p>0,433</text:p>
          </table:table-cell>
          <table:table-cell office:value-type="float" office:value="0.5709" calcext:value-type="float">
            <text:p>0,5709</text:p>
          </table:table-cell>
          <table:table-cell office:value-type="float" office:value="0.9287" calcext:value-type="float">
            <text:p>0,9287</text:p>
          </table:table-cell>
          <table:table-cell office:value-type="float" office:value="2.1637" calcext:value-type="float">
            <text:p>2,1637</text:p>
          </table:table-cell>
          <table:table-cell office:value-type="float" office:value="1.0574" calcext:value-type="float">
            <text:p>1,0574</text:p>
          </table:table-cell>
          <table:table-cell office:value-type="float" office:value="1.0579" calcext:value-type="float">
            <text:p>1,0579</text:p>
          </table:table-cell>
          <table:table-cell office:value-type="float" office:value="0.005615" calcext:value-type="float">
            <text:p>0,005615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2069" calcext:value-type="float">
            <text:p>0,2069</text:p>
          </table:table-cell>
          <table:table-cell office:value-type="float" office:value="0.2865" calcext:value-type="float">
            <text:p>0,2865</text:p>
          </table:table-cell>
          <table:table-cell office:value-type="float" office:value="1.1242" calcext:value-type="float">
            <text:p>1,1242</text:p>
          </table:table-cell>
          <table:table-cell office:value-type="float" office:value="0.8665" calcext:value-type="float">
            <text:p>0,8665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0027949" calcext:value-type="float">
            <text:p>0,00027949</text:p>
          </table:table-cell>
          <table:table-cell office:value-type="float" office:value="0.057672" calcext:value-type="float">
            <text:p>0,057672</text:p>
          </table:table-cell>
          <table:table-cell office:value-type="float" office:value="0.003252" calcext:value-type="float">
            <text:p>0,003252</text:p>
          </table:table-cell>
          <table:table-cell office:value-type="float" office:value="0.5478" calcext:value-type="float">
            <text:p>0,5478</text:p>
          </table:table-cell>
          <table:table-cell office:value-type="float" office:value="5.1904" calcext:value-type="float">
            <text:p>5,1904</text:p>
          </table:table-cell>
        </table:table-row>
        <table:table-row table:style-name="ro1">
          <table:table-cell office:value-type="date" office:date-value="2017-06-29" calcext:value-type="date">
            <text:p>2017-06-29</text:p>
          </table:table-cell>
          <table:table-cell office:value-type="string" calcext:value-type="string">
            <text:p>124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7122" calcext:value-type="float">
            <text:p>3,7122</text:p>
          </table:table-cell>
          <table:table-cell office:value-type="float" office:value="2.8478" calcext:value-type="float">
            <text:p>2,8478</text:p>
          </table:table-cell>
          <table:table-cell office:value-type="float" office:value="0.4756" calcext:value-type="float">
            <text:p>0,4756</text:p>
          </table:table-cell>
          <table:table-cell office:value-type="float" office:value="2.8496" calcext:value-type="float">
            <text:p>2,8496</text:p>
          </table:table-cell>
          <table:table-cell office:value-type="float" office:value="2.7123" calcext:value-type="float">
            <text:p>2,7123</text:p>
          </table:table-cell>
          <table:table-cell office:value-type="float" office:value="2.6918" calcext:value-type="float">
            <text:p>2,6918</text:p>
          </table:table-cell>
          <table:table-cell office:value-type="float" office:value="4.2412" calcext:value-type="float">
            <text:p>4,2412</text:p>
          </table:table-cell>
          <table:table-cell office:value-type="float" office:value="0.013679" calcext:value-type="float">
            <text:p>0,013679</text:p>
          </table:table-cell>
          <table:table-cell office:value-type="float" office:value="3.8791" calcext:value-type="float">
            <text:p>3,8791</text:p>
          </table:table-cell>
          <table:table-cell office:value-type="float" office:value="4.8168" calcext:value-type="float">
            <text:p>4,8168</text:p>
          </table:table-cell>
          <table:table-cell office:value-type="float" office:value="0.142" calcext:value-type="float">
            <text:p>0,142</text:p>
          </table:table-cell>
          <table:table-cell office:value-type="float" office:value="0.032979" calcext:value-type="float">
            <text:p>0,032979</text:p>
          </table:table-cell>
          <table:table-cell office:value-type="float" office:value="0.1612" calcext:value-type="float">
            <text:p>0,1612</text:p>
          </table:table-cell>
          <table:table-cell office:value-type="float" office:value="0.5703" calcext:value-type="float">
            <text:p>0,5703</text:p>
          </table:table-cell>
          <table:table-cell office:value-type="float" office:value="0.035942" calcext:value-type="float">
            <text:p>0,035942</text:p>
          </table:table-cell>
          <table:table-cell office:value-type="float" office:value="0.4436" calcext:value-type="float">
            <text:p>0,4436</text:p>
          </table:table-cell>
          <table:table-cell office:value-type="float" office:value="0.437" calcext:value-type="float">
            <text:p>0,437</text:p>
          </table:table-cell>
          <table:table-cell office:value-type="float" office:value="0.5721" calcext:value-type="float">
            <text:p>0,5721</text:p>
          </table:table-cell>
          <table:table-cell office:value-type="float" office:value="0.9313" calcext:value-type="float">
            <text:p>0,9313</text:p>
          </table:table-cell>
          <table:table-cell office:value-type="float" office:value="2.1685" calcext:value-type="float">
            <text:p>2,1685</text:p>
          </table:table-cell>
          <table:table-cell office:value-type="float" office:value="1.0557" calcext:value-type="float">
            <text:p>1,0557</text:p>
          </table:table-cell>
          <table:table-cell office:value-type="float" office:value="1.062" calcext:value-type="float">
            <text:p>1,062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2079" calcext:value-type="float">
            <text:p>0,2079</text:p>
          </table:table-cell>
          <table:table-cell office:value-type="float" office:value="0.2864" calcext:value-type="float">
            <text:p>0,2864</text:p>
          </table:table-cell>
          <table:table-cell office:value-type="float" office:value="1.1315" calcext:value-type="float">
            <text:p>1,1315</text:p>
          </table:table-cell>
          <table:table-cell office:value-type="float" office:value="0.8642" calcext:value-type="float">
            <text:p>0,8642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0027854" calcext:value-type="float">
            <text:p>0,00027854</text:p>
          </table:table-cell>
          <table:table-cell office:value-type="float" office:value="0.057508" calcext:value-type="float">
            <text:p>0,057508</text:p>
          </table:table-cell>
          <table:table-cell office:value-type="float" office:value="0.003257" calcext:value-type="float">
            <text:p>0,003257</text:p>
          </table:table-cell>
          <table:table-cell office:value-type="float" office:value="0.5475" calcext:value-type="float">
            <text:p>0,5475</text:p>
          </table:table-cell>
          <table:table-cell office:value-type="float" office:value="5.1736" calcext:value-type="float">
            <text:p>5,1736</text:p>
          </table:table-cell>
        </table:table-row>
        <table:table-row table:style-name="ro1">
          <table:table-cell office:value-type="date" office:date-value="2017-06-30" calcext:value-type="date">
            <text:p>2017-06-30</text:p>
          </table:table-cell>
          <table:table-cell office:value-type="string" calcext:value-type="string">
            <text:p>125/A/NBP/2017</text:p>
          </table:table-cell>
          <table:table-cell office:value-type="float" office:value="0.1091" calcext:value-type="float">
            <text:p>0,1091</text:p>
          </table:table-cell>
          <table:table-cell office:value-type="float" office:value="3.7062" calcext:value-type="float">
            <text:p>3,7062</text:p>
          </table:table-cell>
          <table:table-cell office:value-type="float" office:value="2.8464" calcext:value-type="float">
            <text:p>2,8464</text:p>
          </table:table-cell>
          <table:table-cell office:value-type="float" office:value="0.4748" calcext:value-type="float">
            <text:p>0,4748</text:p>
          </table:table-cell>
          <table:table-cell office:value-type="float" office:value="2.8543" calcext:value-type="float">
            <text:p>2,8543</text:p>
          </table:table-cell>
          <table:table-cell office:value-type="float" office:value="2.7165" calcext:value-type="float">
            <text:p>2,7165</text:p>
          </table:table-cell>
          <table:table-cell office:value-type="float" office:value="2.692" calcext:value-type="float">
            <text:p>2,692</text:p>
          </table:table-cell>
          <table:table-cell office:value-type="float" office:value="4.2265" calcext:value-type="float">
            <text:p>4,2265</text:p>
          </table:table-cell>
          <table:table-cell office:value-type="float" office:value="0.013689" calcext:value-type="float">
            <text:p>0,013689</text:p>
          </table:table-cell>
          <table:table-cell office:value-type="float" office:value="3.8667" calcext:value-type="float">
            <text:p>3,8667</text:p>
          </table:table-cell>
          <table:table-cell office:value-type="float" office:value="4.8132" calcext:value-type="float">
            <text:p>4,8132</text:p>
          </table:table-cell>
          <table:table-cell office:value-type="float" office:value="0.1424" calcext:value-type="float">
            <text:p>0,1424</text:p>
          </table:table-cell>
          <table:table-cell office:value-type="float" office:value="0.033128" calcext:value-type="float">
            <text:p>0,033128</text:p>
          </table:table-cell>
          <table:table-cell office:value-type="float" office:value="0.1611" calcext:value-type="float">
            <text:p>0,1611</text:p>
          </table:table-cell>
          <table:table-cell office:value-type="float" office:value="0.5684" calcext:value-type="float">
            <text:p>0,5684</text:p>
          </table:table-cell>
          <table:table-cell office:value-type="float" office:value="0.036124" calcext:value-type="float">
            <text:p>0,036124</text:p>
          </table:table-cell>
          <table:table-cell office:value-type="float" office:value="0.443" calcext:value-type="float">
            <text:p>0,443</text:p>
          </table:table-cell>
          <table:table-cell office:value-type="float" office:value="0.4379" calcext:value-type="float">
            <text:p>0,4379</text:p>
          </table:table-cell>
          <table:table-cell office:value-type="float" office:value="0.5704" calcext:value-type="float">
            <text:p>0,5704</text:p>
          </table:table-cell>
          <table:table-cell office:value-type="float" office:value="0.9269" calcext:value-type="float">
            <text:p>0,9269</text:p>
          </table:table-cell>
          <table:table-cell office:value-type="float" office:value="2.161" calcext:value-type="float">
            <text:p>2,161</text:p>
          </table:table-cell>
          <table:table-cell office:value-type="float" office:value="1.0535" calcext:value-type="float">
            <text:p>1,0535</text:p>
          </table:table-cell>
          <table:table-cell office:value-type="float" office:value="1.0603" calcext:value-type="float">
            <text:p>1,0603</text:p>
          </table:table-cell>
          <table:table-cell office:value-type="float" office:value="0.005572" calcext:value-type="float">
            <text:p>0,005572</text:p>
          </table:table-cell>
          <table:table-cell office:value-type="float" office:value="0.0734" calcext:value-type="float">
            <text:p>0,0734</text:p>
          </table:table-cell>
          <table:table-cell office:value-type="float" office:value="0.2052" calcext:value-type="float">
            <text:p>0,2052</text:p>
          </table:table-cell>
          <table:table-cell office:value-type="float" office:value="0.2831" calcext:value-type="float">
            <text:p>0,2831</text:p>
          </table:table-cell>
          <table:table-cell office:value-type="float" office:value="1.1217" calcext:value-type="float">
            <text:p>1,1217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0624" calcext:value-type="float">
            <text:p>0,0624</text:p>
          </table:table-cell>
          <table:table-cell office:value-type="float" office:value="0.00027811" calcext:value-type="float">
            <text:p>0,00027811</text:p>
          </table:table-cell>
          <table:table-cell office:value-type="float" office:value="0.057277" calcext:value-type="float">
            <text:p>0,057277</text:p>
          </table:table-cell>
          <table:table-cell office:value-type="float" office:value="0.003237" calcext:value-type="float">
            <text:p>0,003237</text:p>
          </table:table-cell>
          <table:table-cell office:value-type="float" office:value="0.5466" calcext:value-type="float">
            <text:p>0,5466</text:p>
          </table:table-cell>
          <table:table-cell office:value-type="float" office:value="5.1498" calcext:value-type="float">
            <text:p>5,1498</text:p>
          </table:table-cell>
        </table:table-row>
        <table:table-row table:style-name="ro1">
          <table:table-cell office:value-type="date" office:date-value="2017-07-03" calcext:value-type="date">
            <text:p>2017-07-03</text:p>
          </table:table-cell>
          <table:table-cell office:value-type="string" calcext:value-type="string">
            <text:p>126/A/NBP/2017</text:p>
          </table:table-cell>
          <table:table-cell office:value-type="float" office:value="0.1095" calcext:value-type="float">
            <text:p>0,1095</text:p>
          </table:table-cell>
          <table:table-cell office:value-type="float" office:value="3.7196" calcext:value-type="float">
            <text:p>3,7196</text:p>
          </table:table-cell>
          <table:table-cell office:value-type="float" office:value="2.8486" calcext:value-type="float">
            <text:p>2,8486</text:p>
          </table:table-cell>
          <table:table-cell office:value-type="float" office:value="0.4763" calcext:value-type="float">
            <text:p>0,4763</text:p>
          </table:table-cell>
          <table:table-cell office:value-type="float" office:value="2.8646" calcext:value-type="float">
            <text:p>2,8646</text:p>
          </table:table-cell>
          <table:table-cell office:value-type="float" office:value="2.714" calcext:value-type="float">
            <text:p>2,714</text:p>
          </table:table-cell>
          <table:table-cell office:value-type="float" office:value="2.6939" calcext:value-type="float">
            <text:p>2,6939</text:p>
          </table:table-cell>
          <table:table-cell office:value-type="float" office:value="4.2331" calcext:value-type="float">
            <text:p>4,2331</text:p>
          </table:table-cell>
          <table:table-cell office:value-type="float" office:value="0.013706" calcext:value-type="float">
            <text:p>0,013706</text:p>
          </table:table-cell>
          <table:table-cell office:value-type="float" office:value="3.8735" calcext:value-type="float">
            <text:p>3,8735</text:p>
          </table:table-cell>
          <table:table-cell office:value-type="float" office:value="4.8224" calcext:value-type="float">
            <text:p>4,8224</text:p>
          </table:table-cell>
          <table:table-cell office:value-type="float" office:value="0.143" calcext:value-type="float">
            <text:p>0,143</text:p>
          </table:table-cell>
          <table:table-cell office:value-type="float" office:value="0.032951" calcext:value-type="float">
            <text:p>0,032951</text:p>
          </table:table-cell>
          <table:table-cell office:value-type="float" office:value="0.1621" calcext:value-type="float">
            <text:p>0,1621</text:p>
          </table:table-cell>
          <table:table-cell office:value-type="float" office:value="0.5692" calcext:value-type="float">
            <text:p>0,5692</text:p>
          </table:table-cell>
          <table:table-cell office:value-type="float" office:value="0.036382" calcext:value-type="float">
            <text:p>0,036382</text:p>
          </table:table-cell>
          <table:table-cell office:value-type="float" office:value="0.4451" calcext:value-type="float">
            <text:p>0,4451</text:p>
          </table:table-cell>
          <table:table-cell office:value-type="float" office:value="0.4396" calcext:value-type="float">
            <text:p>0,4396</text:p>
          </table:table-cell>
          <table:table-cell office:value-type="float" office:value="0.5708" calcext:value-type="float">
            <text:p>0,5708</text:p>
          </table:table-cell>
          <table:table-cell office:value-type="float" office:value="0.9296" calcext:value-type="float">
            <text:p>0,9296</text:p>
          </table:table-cell>
          <table:table-cell office:value-type="float" office:value="2.1643" calcext:value-type="float">
            <text:p>2,1643</text:p>
          </table:table-cell>
          <table:table-cell office:value-type="float" office:value="1.0533" calcext:value-type="float">
            <text:p>1,0533</text:p>
          </table:table-cell>
          <table:table-cell office:value-type="float" office:value="1.065" calcext:value-type="float">
            <text:p>1,065</text:p>
          </table:table-cell>
          <table:table-cell office:value-type="float" office:value="0.005594" calcext:value-type="float">
            <text:p>0,005594</text:p>
          </table:table-cell>
          <table:table-cell office:value-type="float" office:value="0.0734" calcext:value-type="float">
            <text:p>0,0734</text:p>
          </table:table-cell>
          <table:table-cell office:value-type="float" office:value="0.2049" calcext:value-type="float">
            <text:p>0,2049</text:p>
          </table:table-cell>
          <table:table-cell office:value-type="float" office:value="0.2837" calcext:value-type="float">
            <text:p>0,2837</text:p>
          </table:table-cell>
          <table:table-cell office:value-type="float" office:value="1.125" calcext:value-type="float">
            <text:p>1,125</text:p>
          </table:table-cell>
          <table:table-cell office:value-type="float" office:value="0.8654" calcext:value-type="float">
            <text:p>0,8654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0027826" calcext:value-type="float">
            <text:p>0,00027826</text:p>
          </table:table-cell>
          <table:table-cell office:value-type="float" office:value="0.057406" calcext:value-type="float">
            <text:p>0,057406</text:p>
          </table:table-cell>
          <table:table-cell office:value-type="float" office:value="0.003237" calcext:value-type="float">
            <text:p>0,003237</text:p>
          </table:table-cell>
          <table:table-cell office:value-type="float" office:value="0.5477" calcext:value-type="float">
            <text:p>0,5477</text:p>
          </table:table-cell>
          <table:table-cell office:value-type="float" office:value="5.1611" calcext:value-type="float">
            <text:p>5,1611</text:p>
          </table:table-cell>
        </table:table-row>
        <table:table-row table:style-name="ro1">
          <table:table-cell office:value-type="date" office:date-value="2017-07-04" calcext:value-type="date">
            <text:p>2017-07-04</text:p>
          </table:table-cell>
          <table:table-cell office:value-type="string" calcext:value-type="string">
            <text:p>127/A/NBP/2017</text:p>
          </table:table-cell>
          <table:table-cell office:value-type="float" office:value="0.1099" calcext:value-type="float">
            <text:p>0,1099</text:p>
          </table:table-cell>
          <table:table-cell office:value-type="float" office:value="3.7372" calcext:value-type="float">
            <text:p>3,7372</text:p>
          </table:table-cell>
          <table:table-cell office:value-type="float" office:value="2.8394" calcext:value-type="float">
            <text:p>2,8394</text:p>
          </table:table-cell>
          <table:table-cell office:value-type="float" office:value="0.4786" calcext:value-type="float">
            <text:p>0,4786</text:p>
          </table:table-cell>
          <table:table-cell office:value-type="float" office:value="2.8746" calcext:value-type="float">
            <text:p>2,8746</text:p>
          </table:table-cell>
          <table:table-cell office:value-type="float" office:value="2.7183" calcext:value-type="float">
            <text:p>2,7183</text:p>
          </table:table-cell>
          <table:table-cell office:value-type="float" office:value="2.7041" calcext:value-type="float">
            <text:p>2,7041</text:p>
          </table:table-cell>
          <table:table-cell office:value-type="float" office:value="4.2428" calcext:value-type="float">
            <text:p>4,2428</text:p>
          </table:table-cell>
          <table:table-cell office:value-type="float" office:value="0.013764" calcext:value-type="float">
            <text:p>0,013764</text:p>
          </table:table-cell>
          <table:table-cell office:value-type="float" office:value="3.8752" calcext:value-type="float">
            <text:p>3,8752</text:p>
          </table:table-cell>
          <table:table-cell office:value-type="float" office:value="4.8296" calcext:value-type="float">
            <text:p>4,8296</text:p>
          </table:table-cell>
          <table:table-cell office:value-type="float" office:value="0.1437" calcext:value-type="float">
            <text:p>0,1437</text:p>
          </table:table-cell>
          <table:table-cell office:value-type="float" office:value="0.033019" calcext:value-type="float">
            <text:p>0,033019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03645" calcext:value-type="float">
            <text:p>0,03645</text:p>
          </table:table-cell>
          <table:table-cell office:value-type="float" office:value="0.4466" calcext:value-type="float">
            <text:p>0,4466</text:p>
          </table:table-cell>
          <table:table-cell office:value-type="float" office:value="0.4387" calcext:value-type="float">
            <text:p>0,4387</text:p>
          </table:table-cell>
          <table:table-cell office:value-type="float" office:value="0.572" calcext:value-type="float">
            <text:p>0,572</text:p>
          </table:table-cell>
          <table:table-cell office:value-type="float" office:value="0.9281" calcext:value-type="float">
            <text:p>0,9281</text:p>
          </table:table-cell>
          <table:table-cell office:value-type="float" office:value="2.1693" calcext:value-type="float">
            <text:p>2,1693</text:p>
          </table:table-cell>
          <table:table-cell office:value-type="float" office:value="1.0505" calcext:value-type="float">
            <text:p>1,0505</text:p>
          </table:table-cell>
          <table:table-cell office:value-type="float" office:value="1.0663" calcext:value-type="float">
            <text:p>1,0663</text:p>
          </table:table-cell>
          <table:table-cell office:value-type="float" office:value="0.005639" calcext:value-type="float">
            <text:p>0,005639</text:p>
          </table:table-cell>
          <table:table-cell office:value-type="float" office:value="0.074" calcext:value-type="float">
            <text:p>0,074</text:p>
          </table:table-cell>
          <table:table-cell office:value-type="float" office:value="0.2054" calcext:value-type="float">
            <text:p>0,2054</text:p>
          </table:table-cell>
          <table:table-cell office:value-type="float" office:value="0.2831" calcext:value-type="float">
            <text:p>0,2831</text:p>
          </table:table-cell>
          <table:table-cell office:value-type="float" office:value="1.1318" calcext:value-type="float">
            <text:p>1,1318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0027965" calcext:value-type="float">
            <text:p>0,00027965</text:p>
          </table:table-cell>
          <table:table-cell office:value-type="float" office:value="0.057717" calcext:value-type="float">
            <text:p>0,057717</text:p>
          </table:table-cell>
          <table:table-cell office:value-type="float" office:value="0.003252" calcext:value-type="float">
            <text:p>0,003252</text:p>
          </table:table-cell>
          <table:table-cell office:value-type="float" office:value="0.5495" calcext:value-type="float">
            <text:p>0,5495</text:p>
          </table:table-cell>
          <table:table-cell office:value-type="float" office:value="5.1828" calcext:value-type="float">
            <text:p>5,1828</text:p>
          </table:table-cell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128/A/NBP/2017</text:p>
          </table:table-cell>
          <table:table-cell office:value-type="float" office:value="0.1101" calcext:value-type="float">
            <text:p>0,1101</text:p>
          </table:table-cell>
          <table:table-cell office:value-type="float" office:value="3.7471" calcext:value-type="float">
            <text:p>3,7471</text:p>
          </table:table-cell>
          <table:table-cell office:value-type="float" office:value="2.8523" calcext:value-type="float">
            <text:p>2,8523</text:p>
          </table:table-cell>
          <table:table-cell office:value-type="float" office:value="0.48" calcext:value-type="float">
            <text:p>0,48</text:p>
          </table:table-cell>
          <table:table-cell office:value-type="float" office:value="2.8901" calcext:value-type="float">
            <text:p>2,8901</text:p>
          </table:table-cell>
          <table:table-cell office:value-type="float" office:value="2.724" calcext:value-type="float">
            <text:p>2,724</text:p>
          </table:table-cell>
          <table:table-cell office:value-type="float" office:value="2.7094" calcext:value-type="float">
            <text:p>2,7094</text:p>
          </table:table-cell>
          <table:table-cell office:value-type="float" office:value="4.2501" calcext:value-type="float">
            <text:p>4,2501</text:p>
          </table:table-cell>
          <table:table-cell office:value-type="float" office:value="0.013797" calcext:value-type="float">
            <text:p>0,013797</text:p>
          </table:table-cell>
          <table:table-cell office:value-type="float" office:value="3.878" calcext:value-type="float">
            <text:p>3,878</text:p>
          </table:table-cell>
          <table:table-cell office:value-type="float" office:value="4.8357" calcext:value-type="float">
            <text:p>4,8357</text:p>
          </table:table-cell>
          <table:table-cell office:value-type="float" office:value="0.1435" calcext:value-type="float">
            <text:p>0,1435</text:p>
          </table:table-cell>
          <table:table-cell office:value-type="float" office:value="0.033002" calcext:value-type="float">
            <text:p>0,033002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5715" calcext:value-type="float">
            <text:p>0,5715</text:p>
          </table:table-cell>
          <table:table-cell office:value-type="float" office:value="0.036357" calcext:value-type="float">
            <text:p>0,036357</text:p>
          </table:table-cell>
          <table:table-cell office:value-type="float" office:value="0.4465" calcext:value-type="float">
            <text:p>0,4465</text:p>
          </table:table-cell>
          <table:table-cell office:value-type="float" office:value="0.44" calcext:value-type="float">
            <text:p>0,44</text:p>
          </table:table-cell>
          <table:table-cell office:value-type="float" office:value="0.5736" calcext:value-type="float">
            <text:p>0,5736</text:p>
          </table:table-cell>
          <table:table-cell office:value-type="float" office:value="0.9265" calcext:value-type="float">
            <text:p>0,9265</text:p>
          </table:table-cell>
          <table:table-cell office:value-type="float" office:value="2.1731" calcext:value-type="float">
            <text:p>2,1731</text:p>
          </table:table-cell>
          <table:table-cell office:value-type="float" office:value="1.0425" calcext:value-type="float">
            <text:p>1,0425</text:p>
          </table:table-cell>
          <table:table-cell office:value-type="float" office:value="1.0645" calcext:value-type="float">
            <text:p>1,0645</text:p>
          </table:table-cell>
          <table:table-cell office:value-type="float" office:value="0.005647" calcext:value-type="float">
            <text:p>0,005647</text:p>
          </table:table-cell>
          <table:table-cell office:value-type="float" office:value="0.074" calcext:value-type="float">
            <text:p>0,074</text:p>
          </table:table-cell>
          <table:table-cell office:value-type="float" office:value="0.2046" calcext:value-type="float">
            <text:p>0,2046</text:p>
          </table:table-cell>
          <table:table-cell office:value-type="float" office:value="0.282" calcext:value-type="float">
            <text:p>0,282</text:p>
          </table:table-cell>
          <table:table-cell office:value-type="float" office:value="1.1319" calcext:value-type="float">
            <text:p>1,1319</text:p>
          </table:table-cell>
          <table:table-cell office:value-type="float" office:value="0.8723" calcext:value-type="float">
            <text:p>0,8723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0028041" calcext:value-type="float">
            <text:p>0,00028041</text:p>
          </table:table-cell>
          <table:table-cell office:value-type="float" office:value="0.057781" calcext:value-type="float">
            <text:p>0,057781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5512" calcext:value-type="float">
            <text:p>0,5512</text:p>
          </table:table-cell>
          <table:table-cell office:value-type="float" office:value="5.1917" calcext:value-type="float">
            <text:p>5,1917</text:p>
          </table:table-cell>
        </table:table-row>
        <table:table-row table:style-name="ro1">
          <table:table-cell office:value-type="date" office:date-value="2017-07-06" calcext:value-type="date">
            <text:p>2017-07-06</text:p>
          </table:table-cell>
          <table:table-cell office:value-type="string" calcext:value-type="string">
            <text:p>129/A/NBP/2017</text:p>
          </table:table-cell>
          <table:table-cell office:value-type="float" office:value="0.1096" calcext:value-type="float">
            <text:p>0,1096</text:p>
          </table:table-cell>
          <table:table-cell office:value-type="float" office:value="3.7351" calcext:value-type="float">
            <text:p>3,7351</text:p>
          </table:table-cell>
          <table:table-cell office:value-type="float" office:value="2.8424" calcext:value-type="float">
            <text:p>2,8424</text:p>
          </table:table-cell>
          <table:table-cell office:value-type="float" office:value="0.4783" calcext:value-type="float">
            <text:p>0,4783</text:p>
          </table:table-cell>
          <table:table-cell office:value-type="float" office:value="2.8859" calcext:value-type="float">
            <text:p>2,8859</text:p>
          </table:table-cell>
          <table:table-cell office:value-type="float" office:value="2.7211" calcext:value-type="float">
            <text:p>2,7211</text:p>
          </table:table-cell>
          <table:table-cell office:value-type="float" office:value="2.701" calcext:value-type="float">
            <text:p>2,701</text:p>
          </table:table-cell>
          <table:table-cell office:value-type="float" office:value="4.2388" calcext:value-type="float">
            <text:p>4,2388</text:p>
          </table:table-cell>
          <table:table-cell office:value-type="float" office:value="0.013721" calcext:value-type="float">
            <text:p>0,013721</text:p>
          </table:table-cell>
          <table:table-cell office:value-type="float" office:value="3.8688" calcext:value-type="float">
            <text:p>3,8688</text:p>
          </table:table-cell>
          <table:table-cell office:value-type="float" office:value="4.8294" calcext:value-type="float">
            <text:p>4,8294</text:p>
          </table:table-cell>
          <table:table-cell office:value-type="float" office:value="0.1433" calcext:value-type="float">
            <text:p>0,1433</text:p>
          </table:table-cell>
          <table:table-cell office:value-type="float" office:value="0.032994" calcext:value-type="float">
            <text:p>0,032994</text:p>
          </table:table-cell>
          <table:table-cell office:value-type="float" office:value="0.1622" calcext:value-type="float">
            <text:p>0,1622</text:p>
          </table:table-cell>
          <table:table-cell office:value-type="float" office:value="0.57" calcext:value-type="float">
            <text:p>0,57</text:p>
          </table:table-cell>
          <table:table-cell office:value-type="float" office:value="0.035892" calcext:value-type="float">
            <text:p>0,035892</text:p>
          </table:table-cell>
          <table:table-cell office:value-type="float" office:value="0.4459" calcext:value-type="float">
            <text:p>0,4459</text:p>
          </table:table-cell>
          <table:table-cell office:value-type="float" office:value="0.4407" calcext:value-type="float">
            <text:p>0,4407</text:p>
          </table:table-cell>
          <table:table-cell office:value-type="float" office:value="0.5725" calcext:value-type="float">
            <text:p>0,5725</text:p>
          </table:table-cell>
          <table:table-cell office:value-type="float" office:value="0.9241" calcext:value-type="float">
            <text:p>0,9241</text:p>
          </table:table-cell>
          <table:table-cell office:value-type="float" office:value="2.1672" calcext:value-type="float">
            <text:p>2,1672</text:p>
          </table:table-cell>
          <table:table-cell office:value-type="float" office:value="1.0334" calcext:value-type="float">
            <text:p>1,0334</text:p>
          </table:table-cell>
          <table:table-cell office:value-type="float" office:value="1.0596" calcext:value-type="float">
            <text:p>1,0596</text:p>
          </table:table-cell>
          <table:table-cell office:value-type="float" office:value="0.005607" calcext:value-type="float">
            <text:p>0,005607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2043" calcext:value-type="float">
            <text:p>0,2043</text:p>
          </table:table-cell>
          <table:table-cell office:value-type="float" office:value="0.2786" calcext:value-type="float">
            <text:p>0,2786</text:p>
          </table:table-cell>
          <table:table-cell office:value-type="float" office:value="1.1357" calcext:value-type="float">
            <text:p>1,1357</text:p>
          </table:table-cell>
          <table:table-cell office:value-type="float" office:value="0.8689" calcext:value-type="float">
            <text:p>0,8689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0027899" calcext:value-type="float">
            <text:p>0,00027899</text:p>
          </table:table-cell>
          <table:table-cell office:value-type="float" office:value="0.05769" calcext:value-type="float">
            <text:p>0,05769</text:p>
          </table:table-cell>
          <table:table-cell office:value-type="float" office:value="0.003224" calcext:value-type="float">
            <text:p>0,003224</text:p>
          </table:table-cell>
          <table:table-cell office:value-type="float" office:value="0.549" calcext:value-type="float">
            <text:p>0,549</text:p>
          </table:table-cell>
          <table:table-cell office:value-type="float" office:value="5.184" calcext:value-type="float">
            <text:p>5,184</text:p>
          </table:table-cell>
        </table:table-row>
        <table:table-row table:style-name="ro1">
          <table:table-cell office:value-type="date" office:date-value="2017-07-07" calcext:value-type="date">
            <text:p>2017-07-07</text:p>
          </table:table-cell>
          <table:table-cell office:value-type="string" calcext:value-type="string">
            <text:p>130/A/NBP/2017</text:p>
          </table:table-cell>
          <table:table-cell office:value-type="float" office:value="0.1088" calcext:value-type="float">
            <text:p>0,1088</text:p>
          </table:table-cell>
          <table:table-cell office:value-type="float" office:value="3.7068" calcext:value-type="float">
            <text:p>3,7068</text:p>
          </table:table-cell>
          <table:table-cell office:value-type="float" office:value="2.8152" calcext:value-type="float">
            <text:p>2,8152</text:p>
          </table:table-cell>
          <table:table-cell office:value-type="float" office:value="0.4746" calcext:value-type="float">
            <text:p>0,4746</text:p>
          </table:table-cell>
          <table:table-cell office:value-type="float" office:value="2.8548" calcext:value-type="float">
            <text:p>2,8548</text:p>
          </table:table-cell>
          <table:table-cell office:value-type="float" office:value="2.6984" calcext:value-type="float">
            <text:p>2,6984</text:p>
          </table:table-cell>
          <table:table-cell office:value-type="float" office:value="2.6802" calcext:value-type="float">
            <text:p>2,6802</text:p>
          </table:table-cell>
          <table:table-cell office:value-type="float" office:value="4.2337" calcext:value-type="float">
            <text:p>4,2337</text:p>
          </table:table-cell>
          <table:table-cell office:value-type="float" office:value="0.013732" calcext:value-type="float">
            <text:p>0,013732</text:p>
          </table:table-cell>
          <table:table-cell office:value-type="float" office:value="3.8525" calcext:value-type="float">
            <text:p>3,8525</text:p>
          </table:table-cell>
          <table:table-cell office:value-type="float" office:value="4.7906" calcext:value-type="float">
            <text:p>4,7906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032586" calcext:value-type="float">
            <text:p>0,032586</text:p>
          </table:table-cell>
          <table:table-cell office:value-type="float" office:value="0.1621" calcext:value-type="float">
            <text:p>0,1621</text:p>
          </table:table-cell>
          <table:table-cell office:value-type="float" office:value="0.5693" calcext:value-type="float">
            <text:p>0,5693</text:p>
          </table:table-cell>
          <table:table-cell office:value-type="float" office:value="0.035637" calcext:value-type="float">
            <text:p>0,035637</text:p>
          </table:table-cell>
          <table:table-cell office:value-type="float" office:value="0.4419" calcext:value-type="float">
            <text:p>0,4419</text:p>
          </table:table-cell>
          <table:table-cell office:value-type="float" office:value="0.4397" calcext:value-type="float">
            <text:p>0,4397</text:p>
          </table:table-cell>
          <table:table-cell office:value-type="float" office:value="0.5708" calcext:value-type="float">
            <text:p>0,5708</text:p>
          </table:table-cell>
          <table:table-cell office:value-type="float" office:value="0.9232" calcext:value-type="float">
            <text:p>0,9232</text:p>
          </table:table-cell>
          <table:table-cell office:value-type="float" office:value="2.1646" calcext:value-type="float">
            <text:p>2,1646</text:p>
          </table:table-cell>
          <table:table-cell office:value-type="float" office:value="1.0179" calcext:value-type="float">
            <text:p>1,0179</text:p>
          </table:table-cell>
          <table:table-cell office:value-type="float" office:value="1.0503" calcext:value-type="float">
            <text:p>1,0503</text:p>
          </table:table-cell>
          <table:table-cell office:value-type="float" office:value="0.00557" calcext:value-type="float">
            <text:p>0,00557</text:p>
          </table:table-cell>
          <table:table-cell office:value-type="float" office:value="0.0732" calcext:value-type="float">
            <text:p>0,0732</text:p>
          </table:table-cell>
          <table:table-cell office:value-type="float" office:value="0.2032" calcext:value-type="float">
            <text:p>0,2032</text:p>
          </table:table-cell>
          <table:table-cell office:value-type="float" office:value="0.275" calcext:value-type="float">
            <text:p>0,275</text:p>
          </table:table-cell>
          <table:table-cell office:value-type="float" office:value="1.1236" calcext:value-type="float">
            <text:p>1,1236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0027655" calcext:value-type="float">
            <text:p>0,00027655</text:p>
          </table:table-cell>
          <table:table-cell office:value-type="float" office:value="0.057348" calcext:value-type="float">
            <text:p>0,057348</text:p>
          </table:table-cell>
          <table:table-cell office:value-type="float" office:value="0.003211" calcext:value-type="float">
            <text:p>0,003211</text:p>
          </table:table-cell>
          <table:table-cell office:value-type="float" office:value="0.5451" calcext:value-type="float">
            <text:p>0,5451</text:p>
          </table:table-cell>
          <table:table-cell office:value-type="float" office:value="5.1618" calcext:value-type="float">
            <text:p>5,1618</text:p>
          </table:table-cell>
        </table:table-row>
        <table:table-row table:style-name="ro1">
          <table:table-cell office:value-type="date" office:date-value="2017-07-10" calcext:value-type="date">
            <text:p>2017-07-10</text:p>
          </table:table-cell>
          <table:table-cell office:value-type="string" calcext:value-type="string">
            <text:p>131/A/NBP/2017</text:p>
          </table:table-cell>
          <table:table-cell office:value-type="float" office:value="0.1089" calcext:value-type="float">
            <text:p>0,1089</text:p>
          </table:table-cell>
          <table:table-cell office:value-type="float" office:value="3.716" calcext:value-type="float">
            <text:p>3,716</text:p>
          </table:table-cell>
          <table:table-cell office:value-type="float" office:value="2.8227" calcext:value-type="float">
            <text:p>2,8227</text:p>
          </table:table-cell>
          <table:table-cell office:value-type="float" office:value="0.4757" calcext:value-type="float">
            <text:p>0,4757</text:p>
          </table:table-cell>
          <table:table-cell office:value-type="float" office:value="2.8792" calcext:value-type="float">
            <text:p>2,8792</text:p>
          </table:table-cell>
          <table:table-cell office:value-type="float" office:value="2.7031" calcext:value-type="float">
            <text:p>2,7031</text:p>
          </table:table-cell>
          <table:table-cell office:value-type="float" office:value="2.6854" calcext:value-type="float">
            <text:p>2,6854</text:p>
          </table:table-cell>
          <table:table-cell office:value-type="float" office:value="4.2348" calcext:value-type="float">
            <text:p>4,2348</text:p>
          </table:table-cell>
          <table:table-cell office:value-type="float" office:value="0.013755" calcext:value-type="float">
            <text:p>0,013755</text:p>
          </table:table-cell>
          <table:table-cell office:value-type="float" office:value="3.8521" calcext:value-type="float">
            <text:p>3,8521</text:p>
          </table:table-cell>
          <table:table-cell office:value-type="float" office:value="4.7818" calcext:value-type="float">
            <text:p>4,7818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032545" calcext:value-type="float">
            <text:p>0,032545</text:p>
          </table:table-cell>
          <table:table-cell office:value-type="float" office:value="0.1622" calcext:value-type="float">
            <text:p>0,1622</text:p>
          </table:table-cell>
          <table:table-cell office:value-type="float" office:value="0.5694" calcext:value-type="float">
            <text:p>0,5694</text:p>
          </table:table-cell>
          <table:table-cell office:value-type="float" office:value="0.035616" calcext:value-type="float">
            <text:p>0,035616</text:p>
          </table:table-cell>
          <table:table-cell office:value-type="float" office:value="0.4456" calcext:value-type="float">
            <text:p>0,4456</text:p>
          </table:table-cell>
          <table:table-cell office:value-type="float" office:value="0.4405" calcext:value-type="float">
            <text:p>0,4405</text:p>
          </table:table-cell>
          <table:table-cell office:value-type="float" office:value="0.5713" calcext:value-type="float">
            <text:p>0,5713</text:p>
          </table:table-cell>
          <table:table-cell office:value-type="float" office:value="0.9267" calcext:value-type="float">
            <text:p>0,9267</text:p>
          </table:table-cell>
          <table:table-cell office:value-type="float" office:value="2.1653" calcext:value-type="float">
            <text:p>2,1653</text:p>
          </table:table-cell>
          <table:table-cell office:value-type="float" office:value="1.0312" calcext:value-type="float">
            <text:p>1,0312</text:p>
          </table:table-cell>
          <table:table-cell office:value-type="float" office:value="1.0478" calcext:value-type="float">
            <text:p>1,0478</text:p>
          </table:table-cell>
          <table:table-cell office:value-type="float" office:value="0.00557" calcext:value-type="float">
            <text:p>0,00557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207" calcext:value-type="float">
            <text:p>0,207</text:p>
          </table:table-cell>
          <table:table-cell office:value-type="float" office:value="0.2792" calcext:value-type="float">
            <text:p>0,2792</text:p>
          </table:table-cell>
          <table:table-cell office:value-type="float" office:value="1.1325" calcext:value-type="float">
            <text:p>1,1325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0027734" calcext:value-type="float">
            <text:p>0,00027734</text:p>
          </table:table-cell>
          <table:table-cell office:value-type="float" office:value="0.057565" calcext:value-type="float">
            <text:p>0,057565</text:p>
          </table:table-cell>
          <table:table-cell office:value-type="float" office:value="0.003227" calcext:value-type="float">
            <text:p>0,003227</text:p>
          </table:table-cell>
          <table:table-cell office:value-type="float" office:value="0.5463" calcext:value-type="float">
            <text:p>0,5463</text:p>
          </table:table-cell>
          <table:table-cell office:value-type="float" office:value="5.1537" calcext:value-type="float">
            <text:p>5,1537</text:p>
          </table:table-cell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132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7235" calcext:value-type="float">
            <text:p>3,7235</text:p>
          </table:table-cell>
          <table:table-cell office:value-type="float" office:value="2.8367" calcext:value-type="float">
            <text:p>2,8367</text:p>
          </table:table-cell>
          <table:table-cell office:value-type="float" office:value="0.4767" calcext:value-type="float">
            <text:p>0,4767</text:p>
          </table:table-cell>
          <table:table-cell office:value-type="float" office:value="2.8832" calcext:value-type="float">
            <text:p>2,8832</text:p>
          </table:table-cell>
          <table:table-cell office:value-type="float" office:value="2.692" calcext:value-type="float">
            <text:p>2,692</text:p>
          </table:table-cell>
          <table:table-cell office:value-type="float" office:value="2.6898" calcext:value-type="float">
            <text:p>2,6898</text:p>
          </table:table-cell>
          <table:table-cell office:value-type="float" office:value="4.2435" calcext:value-type="float">
            <text:p>4,2435</text:p>
          </table:table-cell>
          <table:table-cell office:value-type="float" office:value="0.013769" calcext:value-type="float">
            <text:p>0,013769</text:p>
          </table:table-cell>
          <table:table-cell office:value-type="float" office:value="3.8446" calcext:value-type="float">
            <text:p>3,8446</text:p>
          </table:table-cell>
          <table:table-cell office:value-type="float" office:value="4.8085" calcext:value-type="float">
            <text:p>4,8085</text:p>
          </table:table-cell>
          <table:table-cell office:value-type="float" office:value="0.1433" calcext:value-type="float">
            <text:p>0,1433</text:p>
          </table:table-cell>
          <table:table-cell office:value-type="float" office:value="0.032573" calcext:value-type="float">
            <text:p>0,032573</text:p>
          </table:table-cell>
          <table:table-cell office:value-type="float" office:value="0.1622" calcext:value-type="float">
            <text:p>0,1622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035333" calcext:value-type="float">
            <text:p>0,035333</text:p>
          </table:table-cell>
          <table:table-cell office:value-type="float" office:value="0.4459" calcext:value-type="float">
            <text:p>0,4459</text:p>
          </table:table-cell>
          <table:table-cell office:value-type="float" office:value="0.441" calcext:value-type="float">
            <text:p>0,441</text:p>
          </table:table-cell>
          <table:table-cell office:value-type="float" office:value="0.5733" calcext:value-type="float">
            <text:p>0,5733</text:p>
          </table:table-cell>
          <table:table-cell office:value-type="float" office:value="0.9289" calcext:value-type="float">
            <text:p>0,9289</text:p>
          </table:table-cell>
          <table:table-cell office:value-type="float" office:value="2.1697" calcext:value-type="float">
            <text:p>2,1697</text:p>
          </table:table-cell>
          <table:table-cell office:value-type="float" office:value="1.0234" calcext:value-type="float">
            <text:p>1,0234</text:p>
          </table:table-cell>
          <table:table-cell office:value-type="float" office:value="1.0438" calcext:value-type="float">
            <text:p>1,0438</text:p>
          </table:table-cell>
          <table:table-cell office:value-type="float" office:value="0.005587" calcext:value-type="float">
            <text:p>0,005587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2064" calcext:value-type="float">
            <text:p>0,2064</text:p>
          </table:table-cell>
          <table:table-cell office:value-type="float" office:value="0.2742" calcext:value-type="float">
            <text:p>0,2742</text:p>
          </table:table-cell>
          <table:table-cell office:value-type="float" office:value="1.1435" calcext:value-type="float">
            <text:p>1,1435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0027806" calcext:value-type="float">
            <text:p>0,00027806</text:p>
          </table:table-cell>
          <table:table-cell office:value-type="float" office:value="0.057692" calcext:value-type="float">
            <text:p>0,057692</text:p>
          </table:table-cell>
          <table:table-cell office:value-type="float" office:value="0.003235" calcext:value-type="float">
            <text:p>0,003235</text:p>
          </table:table-cell>
          <table:table-cell office:value-type="float" office:value="0.5476" calcext:value-type="float">
            <text:p>0,5476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date" office:date-value="2017-07-12" calcext:value-type="date">
            <text:p>2017-07-12</text:p>
          </table:table-cell>
          <table:table-cell office:value-type="string" calcext:value-type="string">
            <text:p>133/A/NBP/2017</text:p>
          </table:table-cell>
          <table:table-cell office:value-type="float" office:value="0.1089" calcext:value-type="float">
            <text:p>0,1089</text:p>
          </table:table-cell>
          <table:table-cell office:value-type="float" office:value="3.7034" calcext:value-type="float">
            <text:p>3,7034</text:p>
          </table:table-cell>
          <table:table-cell office:value-type="float" office:value="2.8317" calcext:value-type="float">
            <text:p>2,8317</text:p>
          </table:table-cell>
          <table:table-cell office:value-type="float" office:value="0.4741" calcext:value-type="float">
            <text:p>0,4741</text:p>
          </table:table-cell>
          <table:table-cell office:value-type="float" office:value="2.8654" calcext:value-type="float">
            <text:p>2,8654</text:p>
          </table:table-cell>
          <table:table-cell office:value-type="float" office:value="2.6772" calcext:value-type="float">
            <text:p>2,6772</text:p>
          </table:table-cell>
          <table:table-cell office:value-type="float" office:value="2.6806" calcext:value-type="float">
            <text:p>2,6806</text:p>
          </table:table-cell>
          <table:table-cell office:value-type="float" office:value="4.2432" calcext:value-type="float">
            <text:p>4,2432</text:p>
          </table:table-cell>
          <table:table-cell office:value-type="float" office:value="0.013793" calcext:value-type="float">
            <text:p>0,013793</text:p>
          </table:table-cell>
          <table:table-cell office:value-type="float" office:value="3.8442" calcext:value-type="float">
            <text:p>3,8442</text:p>
          </table:table-cell>
          <table:table-cell office:value-type="float" office:value="4.7596" calcext:value-type="float">
            <text:p>4,7596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032649" calcext:value-type="float">
            <text:p>0,032649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034275" calcext:value-type="float">
            <text:p>0,034275</text:p>
          </table:table-cell>
          <table:table-cell office:value-type="float" office:value="0.4483" calcext:value-type="float">
            <text:p>0,4483</text:p>
          </table:table-cell>
          <table:table-cell office:value-type="float" office:value="0.4407" calcext:value-type="float">
            <text:p>0,4407</text:p>
          </table:table-cell>
          <table:table-cell office:value-type="float" office:value="0.5726" calcext:value-type="float">
            <text:p>0,5726</text:p>
          </table:table-cell>
          <table:table-cell office:value-type="float" office:value="0.9282" calcext:value-type="float">
            <text:p>0,9282</text:p>
          </table:table-cell>
          <table:table-cell office:value-type="float" office:value="2.1695" calcext:value-type="float">
            <text:p>2,1695</text:p>
          </table:table-cell>
          <table:table-cell office:value-type="float" office:value="1.0255" calcext:value-type="float">
            <text:p>1,0255</text:p>
          </table:table-cell>
          <table:table-cell office:value-type="float" office:value="1.0398" calcext:value-type="float">
            <text:p>1,0398</text:p>
          </table:table-cell>
          <table:table-cell office:value-type="float" office:value="0.005556" calcext:value-type="float">
            <text:p>0,005556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2068" calcext:value-type="float">
            <text:p>0,2068</text:p>
          </table:table-cell>
          <table:table-cell office:value-type="float" office:value="0.2752" calcext:value-type="float">
            <text:p>0,2752</text:p>
          </table:table-cell>
          <table:table-cell office:value-type="float" office:value="1.1379" calcext:value-type="float">
            <text:p>1,1379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027701" calcext:value-type="float">
            <text:p>0,00027701</text:p>
          </table:table-cell>
          <table:table-cell office:value-type="float" office:value="0.057387" calcext:value-type="float">
            <text:p>0,057387</text:p>
          </table:table-cell>
          <table:table-cell office:value-type="float" office:value="0.003233" calcext:value-type="float">
            <text:p>0,003233</text:p>
          </table:table-cell>
          <table:table-cell office:value-type="float" office:value="0.5456" calcext:value-type="float">
            <text:p>0,5456</text:p>
          </table:table-cell>
          <table:table-cell office:value-type="float" office:value="5.1628" calcext:value-type="float">
            <text:p>5,1628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134/A/NBP/2017</text:p>
          </table:table-cell>
          <table:table-cell office:value-type="float" office:value="0.1094" calcext:value-type="float">
            <text:p>0,1094</text:p>
          </table:table-cell>
          <table:table-cell office:value-type="float" office:value="3.7133" calcext:value-type="float">
            <text:p>3,7133</text:p>
          </table:table-cell>
          <table:table-cell office:value-type="float" office:value="2.869" calcext:value-type="float">
            <text:p>2,869</text:p>
          </table:table-cell>
          <table:table-cell office:value-type="float" office:value="0.4755" calcext:value-type="float">
            <text:p>0,4755</text:p>
          </table:table-cell>
          <table:table-cell office:value-type="float" office:value="2.9142" calcext:value-type="float">
            <text:p>2,9142</text:p>
          </table:table-cell>
          <table:table-cell office:value-type="float" office:value="2.7121" calcext:value-type="float">
            <text:p>2,7121</text:p>
          </table:table-cell>
          <table:table-cell office:value-type="float" office:value="2.6964" calcext:value-type="float">
            <text:p>2,6964</text:p>
          </table:table-cell>
          <table:table-cell office:value-type="float" office:value="4.2345" calcext:value-type="float">
            <text:p>4,2345</text:p>
          </table:table-cell>
          <table:table-cell office:value-type="float" office:value="0.013776" calcext:value-type="float">
            <text:p>0,013776</text:p>
          </table:table-cell>
          <table:table-cell office:value-type="float" office:value="3.8515" calcext:value-type="float">
            <text:p>3,8515</text:p>
          </table:table-cell>
          <table:table-cell office:value-type="float" office:value="4.8005" calcext:value-type="float">
            <text:p>4,8005</text:p>
          </table:table-cell>
          <table:table-cell office:value-type="float" office:value="0.1431" calcext:value-type="float">
            <text:p>0,1431</text:p>
          </table:table-cell>
          <table:table-cell office:value-type="float" office:value="0.032831" calcext:value-type="float">
            <text:p>0,032831</text:p>
          </table:table-cell>
          <table:table-cell office:value-type="float" office:value="0.162" calcext:value-type="float">
            <text:p>0,162</text:p>
          </table:table-cell>
          <table:table-cell office:value-type="float" office:value="0.5694" calcext:value-type="float">
            <text:p>0,5694</text:p>
          </table:table-cell>
          <table:table-cell office:value-type="float" office:value="0.035054" calcext:value-type="float">
            <text:p>0,035054</text:p>
          </table:table-cell>
          <table:table-cell office:value-type="float" office:value="0.4488" calcext:value-type="float">
            <text:p>0,4488</text:p>
          </table:table-cell>
          <table:table-cell office:value-type="float" office:value="0.4437" calcext:value-type="float">
            <text:p>0,4437</text:p>
          </table:table-cell>
          <table:table-cell office:value-type="float" office:value="0.5719" calcext:value-type="float">
            <text:p>0,5719</text:p>
          </table:table-cell>
          <table:table-cell office:value-type="float" office:value="0.9278" calcext:value-type="float">
            <text:p>0,9278</text:p>
          </table:table-cell>
          <table:table-cell office:value-type="float" office:value="2.1651" calcext:value-type="float">
            <text:p>2,1651</text:p>
          </table:table-cell>
          <table:table-cell office:value-type="float" office:value="1.0386" calcext:value-type="float">
            <text:p>1,0386</text:p>
          </table:table-cell>
          <table:table-cell office:value-type="float" office:value="1.0498" calcext:value-type="float">
            <text:p>1,0498</text:p>
          </table:table-cell>
          <table:table-cell office:value-type="float" office:value="0.005601" calcext:value-type="float">
            <text:p>0,005601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2091" calcext:value-type="float">
            <text:p>0,2091</text:p>
          </table:table-cell>
          <table:table-cell office:value-type="float" office:value="0.2816" calcext:value-type="float">
            <text:p>0,2816</text:p>
          </table:table-cell>
          <table:table-cell office:value-type="float" office:value="1.1573" calcext:value-type="float">
            <text:p>1,1573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002782" calcext:value-type="float">
            <text:p>0,0002782</text:p>
          </table:table-cell>
          <table:table-cell office:value-type="float" office:value="0.057624" calcext:value-type="float">
            <text:p>0,057624</text:p>
          </table:table-cell>
          <table:table-cell office:value-type="float" office:value="0.003266" calcext:value-type="float">
            <text:p>0,003266</text:p>
          </table:table-cell>
          <table:table-cell office:value-type="float" office:value="0.5474" calcext:value-type="float">
            <text:p>0,5474</text:p>
          </table:table-cell>
          <table:table-cell office:value-type="float" office:value="5.1431" calcext:value-type="float">
            <text:p>5,1431</text:p>
          </table:table-cell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135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6986" calcext:value-type="float">
            <text:p>3,6986</text:p>
          </table:table-cell>
          <table:table-cell office:value-type="float" office:value="2.8689" calcext:value-type="float">
            <text:p>2,8689</text:p>
          </table:table-cell>
          <table:table-cell office:value-type="float" office:value="0.4736" calcext:value-type="float">
            <text:p>0,4736</text:p>
          </table:table-cell>
          <table:table-cell office:value-type="float" office:value="2.904" calcext:value-type="float">
            <text:p>2,904</text:p>
          </table:table-cell>
          <table:table-cell office:value-type="float" office:value="2.7059" calcext:value-type="float">
            <text:p>2,7059</text:p>
          </table:table-cell>
          <table:table-cell office:value-type="float" office:value="2.6914" calcext:value-type="float">
            <text:p>2,6914</text:p>
          </table:table-cell>
          <table:table-cell office:value-type="float" office:value="4.2194" calcext:value-type="float">
            <text:p>4,2194</text:p>
          </table:table-cell>
          <table:table-cell office:value-type="float" office:value="0.013765" calcext:value-type="float">
            <text:p>0,013765</text:p>
          </table:table-cell>
          <table:table-cell office:value-type="float" office:value="3.8162" calcext:value-type="float">
            <text:p>3,8162</text:p>
          </table:table-cell>
          <table:table-cell office:value-type="float" office:value="4.7931" calcext:value-type="float">
            <text:p>4,7931</text:p>
          </table:table-cell>
          <table:table-cell office:value-type="float" office:value="0.1421" calcext:value-type="float">
            <text:p>0,1421</text:p>
          </table:table-cell>
          <table:table-cell office:value-type="float" office:value="0.032654" calcext:value-type="float">
            <text:p>0,032654</text:p>
          </table:table-cell>
          <table:table-cell office:value-type="float" office:value="0.1616" calcext:value-type="float">
            <text:p>0,1616</text:p>
          </table:table-cell>
          <table:table-cell office:value-type="float" office:value="0.5674" calcext:value-type="float">
            <text:p>0,5674</text:p>
          </table:table-cell>
          <table:table-cell office:value-type="float" office:value="0.035162" calcext:value-type="float">
            <text:p>0,035162</text:p>
          </table:table-cell>
          <table:table-cell office:value-type="float" office:value="0.4486" calcext:value-type="float">
            <text:p>0,4486</text:p>
          </table:table-cell>
          <table:table-cell office:value-type="float" office:value="0.443" calcext:value-type="float">
            <text:p>0,443</text:p>
          </table:table-cell>
          <table:table-cell office:value-type="float" office:value="0.5698" calcext:value-type="float">
            <text:p>0,5698</text:p>
          </table:table-cell>
          <table:table-cell office:value-type="float" office:value="0.9245" calcext:value-type="float">
            <text:p>0,9245</text:p>
          </table:table-cell>
          <table:table-cell office:value-type="float" office:value="2.1574" calcext:value-type="float">
            <text:p>2,1574</text:p>
          </table:table-cell>
          <table:table-cell office:value-type="float" office:value="1.038" calcext:value-type="float">
            <text:p>1,038</text:p>
          </table:table-cell>
          <table:table-cell office:value-type="float" office:value="1.0456" calcext:value-type="float">
            <text:p>1,0456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2808" calcext:value-type="float">
            <text:p>0,2808</text:p>
          </table:table-cell>
          <table:table-cell office:value-type="float" office:value="1.1517" calcext:value-type="float">
            <text:p>1,1517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0619" calcext:value-type="float">
            <text:p>0,0619</text:p>
          </table:table-cell>
          <table:table-cell office:value-type="float" office:value="0.00027729" calcext:value-type="float">
            <text:p>0,00027729</text:p>
          </table:table-cell>
          <table:table-cell office:value-type="float" office:value="0.057383" calcext:value-type="float">
            <text:p>0,057383</text:p>
          </table:table-cell>
          <table:table-cell office:value-type="float" office:value="0.003259" calcext:value-type="float">
            <text:p>0,003259</text:p>
          </table:table-cell>
          <table:table-cell office:value-type="float" office:value="0.5452" calcext:value-type="float">
            <text:p>0,5452</text:p>
          </table:table-cell>
          <table:table-cell office:value-type="float" office:value="5.1345" calcext:value-type="float">
            <text:p>5,1345</text:p>
          </table:table-cell>
        </table:table-row>
        <table:table-row table:style-name="ro1">
          <table:table-cell office:value-type="date" office:date-value="2017-07-17" calcext:value-type="date">
            <text:p>2017-07-17</text:p>
          </table:table-cell>
          <table:table-cell office:value-type="string" calcext:value-type="string">
            <text:p>136/A/NBP/2017</text:p>
          </table:table-cell>
          <table:table-cell office:value-type="float" office:value="0.1091" calcext:value-type="float">
            <text:p>0,1091</text:p>
          </table:table-cell>
          <table:table-cell office:value-type="float" office:value="3.6767" calcext:value-type="float">
            <text:p>3,6767</text:p>
          </table:table-cell>
          <table:table-cell office:value-type="float" office:value="2.871" calcext:value-type="float">
            <text:p>2,871</text:p>
          </table:table-cell>
          <table:table-cell office:value-type="float" office:value="0.4711" calcext:value-type="float">
            <text:p>0,4711</text:p>
          </table:table-cell>
          <table:table-cell office:value-type="float" office:value="2.9017" calcext:value-type="float">
            <text:p>2,9017</text:p>
          </table:table-cell>
          <table:table-cell office:value-type="float" office:value="2.6918" calcext:value-type="float">
            <text:p>2,6918</text:p>
          </table:table-cell>
          <table:table-cell office:value-type="float" office:value="2.6827" calcext:value-type="float">
            <text:p>2,6827</text:p>
          </table:table-cell>
          <table:table-cell office:value-type="float" office:value="4.2091" calcext:value-type="float">
            <text:p>4,2091</text:p>
          </table:table-cell>
          <table:table-cell office:value-type="float" office:value="0.013753" calcext:value-type="float">
            <text:p>0,013753</text:p>
          </table:table-cell>
          <table:table-cell office:value-type="float" office:value="3.8148" calcext:value-type="float">
            <text:p>3,8148</text:p>
          </table:table-cell>
          <table:table-cell office:value-type="float" office:value="4.8055" calcext:value-type="float">
            <text:p>4,8055</text:p>
          </table:table-cell>
          <table:table-cell office:value-type="float" office:value="0.1416" calcext:value-type="float">
            <text:p>0,1416</text:p>
          </table:table-cell>
          <table:table-cell office:value-type="float" office:value="0.032651" calcext:value-type="float">
            <text:p>0,032651</text:p>
          </table:table-cell>
          <table:table-cell office:value-type="float" office:value="0.1612" calcext:value-type="float">
            <text:p>0,1612</text:p>
          </table:table-cell>
          <table:table-cell office:value-type="float" office:value="0.566" calcext:value-type="float">
            <text:p>0,566</text:p>
          </table:table-cell>
          <table:table-cell office:value-type="float" office:value="0.035415" calcext:value-type="float">
            <text:p>0,035415</text:p>
          </table:table-cell>
          <table:table-cell office:value-type="float" office:value="0.449" calcext:value-type="float">
            <text:p>0,449</text:p>
          </table:table-cell>
          <table:table-cell office:value-type="float" office:value="0.441" calcext:value-type="float">
            <text:p>0,441</text:p>
          </table:table-cell>
          <table:table-cell office:value-type="float" office:value="0.5681" calcext:value-type="float">
            <text:p>0,5681</text:p>
          </table:table-cell>
          <table:table-cell office:value-type="float" office:value="0.9224" calcext:value-type="float">
            <text:p>0,9224</text:p>
          </table:table-cell>
          <table:table-cell office:value-type="float" office:value="2.1521" calcext:value-type="float">
            <text:p>2,1521</text:p>
          </table:table-cell>
          <table:table-cell office:value-type="float" office:value="1.0363" calcext:value-type="float">
            <text:p>1,0363</text:p>
          </table:table-cell>
          <table:table-cell office:value-type="float" office:value="1.0354" calcext:value-type="float">
            <text:p>1,0354</text:p>
          </table:table-cell>
          <table:table-cell office:value-type="float" office:value="0.005591" calcext:value-type="float">
            <text:p>0,005591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2088" calcext:value-type="float">
            <text:p>0,2088</text:p>
          </table:table-cell>
          <table:table-cell office:value-type="float" office:value="0.2826" calcext:value-type="float">
            <text:p>0,2826</text:p>
          </table:table-cell>
          <table:table-cell office:value-type="float" office:value="1.1562" calcext:value-type="float">
            <text:p>1,1562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0027587" calcext:value-type="float">
            <text:p>0,00027587</text:p>
          </table:table-cell>
          <table:table-cell office:value-type="float" office:value="0.057111" calcext:value-type="float">
            <text:p>0,057111</text:p>
          </table:table-cell>
          <table:table-cell office:value-type="float" office:value="0.003259" calcext:value-type="float">
            <text:p>0,003259</text:p>
          </table:table-cell>
          <table:table-cell office:value-type="float" office:value="0.5431" calcext:value-type="float">
            <text:p>0,5431</text:p>
          </table:table-cell>
          <table:table-cell office:value-type="float" office:value="5.1271" calcext:value-type="float">
            <text:p>5,1271</text:p>
          </table:table-cell>
        </table:table-row>
        <table:table-row table:style-name="ro1">
          <table:table-cell office:value-type="date" office:date-value="2017-07-18" calcext:value-type="date">
            <text:p>2017-07-18</text:p>
          </table:table-cell>
          <table:table-cell office:value-type="string" calcext:value-type="string">
            <text:p>137/A/NBP/2017</text:p>
          </table:table-cell>
          <table:table-cell office:value-type="float" office:value="0.1084" calcext:value-type="float">
            <text:p>0,1084</text:p>
          </table:table-cell>
          <table:table-cell office:value-type="float" office:value="3.6469" calcext:value-type="float">
            <text:p>3,6469</text:p>
          </table:table-cell>
          <table:table-cell office:value-type="float" office:value="2.8871" calcext:value-type="float">
            <text:p>2,8871</text:p>
          </table:table-cell>
          <table:table-cell office:value-type="float" office:value="0.4673" calcext:value-type="float">
            <text:p>0,4673</text:p>
          </table:table-cell>
          <table:table-cell office:value-type="float" office:value="2.8865" calcext:value-type="float">
            <text:p>2,8865</text:p>
          </table:table-cell>
          <table:table-cell office:value-type="float" office:value="2.6795" calcext:value-type="float">
            <text:p>2,6795</text:p>
          </table:table-cell>
          <table:table-cell office:value-type="float" office:value="2.6659" calcext:value-type="float">
            <text:p>2,6659</text:p>
          </table:table-cell>
          <table:table-cell office:value-type="float" office:value="4.2032" calcext:value-type="float">
            <text:p>4,2032</text:p>
          </table:table-cell>
          <table:table-cell office:value-type="float" office:value="0.013706" calcext:value-type="float">
            <text:p>0,013706</text:p>
          </table:table-cell>
          <table:table-cell office:value-type="float" office:value="3.8088" calcext:value-type="float">
            <text:p>3,8088</text:p>
          </table:table-cell>
          <table:table-cell office:value-type="float" office:value="4.7499" calcext:value-type="float">
            <text:p>4,7499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032473" calcext:value-type="float">
            <text:p>0,032473</text:p>
          </table:table-cell>
          <table:table-cell office:value-type="float" office:value="0.1612" calcext:value-type="float">
            <text:p>0,1612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035366" calcext:value-type="float">
            <text:p>0,035366</text:p>
          </table:table-cell>
          <table:table-cell office:value-type="float" office:value="0.4496" calcext:value-type="float">
            <text:p>0,4496</text:p>
          </table:table-cell>
          <table:table-cell office:value-type="float" office:value="0.4399" calcext:value-type="float">
            <text:p>0,4399</text:p>
          </table:table-cell>
          <table:table-cell office:value-type="float" office:value="0.5667" calcext:value-type="float">
            <text:p>0,5667</text:p>
          </table:table-cell>
          <table:table-cell office:value-type="float" office:value="0.9215" calcext:value-type="float">
            <text:p>0,9215</text:p>
          </table:table-cell>
          <table:table-cell office:value-type="float" office:value="2.149" calcext:value-type="float">
            <text:p>2,149</text:p>
          </table:table-cell>
          <table:table-cell office:value-type="float" office:value="1.0319" calcext:value-type="float">
            <text:p>1,0319</text:p>
          </table:table-cell>
          <table:table-cell office:value-type="float" office:value="1.0202" calcext:value-type="float">
            <text:p>1,0202</text:p>
          </table:table-cell>
          <table:table-cell office:value-type="float" office:value="0.005523" calcext:value-type="float">
            <text:p>0,005523</text:p>
          </table:table-cell>
          <table:table-cell office:value-type="float" office:value="0.0719" calcext:value-type="float">
            <text:p>0,0719</text:p>
          </table:table-cell>
          <table:table-cell office:value-type="float" office:value="0.2074" calcext:value-type="float">
            <text:p>0,2074</text:p>
          </table:table-cell>
          <table:table-cell office:value-type="float" office:value="0.2819" calcext:value-type="float">
            <text:p>0,2819</text:p>
          </table:table-cell>
          <table:table-cell office:value-type="float" office:value="1.1458" calcext:value-type="float">
            <text:p>1,1458</text:p>
          </table:table-cell>
          <table:table-cell office:value-type="float" office:value="0.8506" calcext:value-type="float">
            <text:p>0,8506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0027402" calcext:value-type="float">
            <text:p>0,00027402</text:p>
          </table:table-cell>
          <table:table-cell office:value-type="float" office:value="0.056693" calcext:value-type="float">
            <text:p>0,056693</text:p>
          </table:table-cell>
          <table:table-cell office:value-type="float" office:value="0.003244" calcext:value-type="float">
            <text:p>0,003244</text:p>
          </table:table-cell>
          <table:table-cell office:value-type="float" office:value="0.5397" calcext:value-type="float">
            <text:p>0,5397</text:p>
          </table:table-cell>
          <table:table-cell office:value-type="float" office:value="5.1125" calcext:value-type="float">
            <text:p>5,1125</text:p>
          </table:table-cell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138/A/NBP/2017</text:p>
          </table:table-cell>
          <table:table-cell office:value-type="float" office:value="0.1085" calcext:value-type="float">
            <text:p>0,1085</text:p>
          </table:table-cell>
          <table:table-cell office:value-type="float" office:value="3.6486" calcext:value-type="float">
            <text:p>3,6486</text:p>
          </table:table-cell>
          <table:table-cell office:value-type="float" office:value="2.8896" calcext:value-type="float">
            <text:p>2,8896</text:p>
          </table:table-cell>
          <table:table-cell office:value-type="float" office:value="0.4673" calcext:value-type="float">
            <text:p>0,4673</text:p>
          </table:table-cell>
          <table:table-cell office:value-type="float" office:value="2.8883" calcext:value-type="float">
            <text:p>2,8883</text:p>
          </table:table-cell>
          <table:table-cell office:value-type="float" office:value="2.6861" calcext:value-type="float">
            <text:p>2,6861</text:p>
          </table:table-cell>
          <table:table-cell office:value-type="float" office:value="2.6654" calcext:value-type="float">
            <text:p>2,6654</text:p>
          </table:table-cell>
          <table:table-cell office:value-type="float" office:value="4.2057" calcext:value-type="float">
            <text:p>4,2057</text:p>
          </table:table-cell>
          <table:table-cell office:value-type="float" office:value="0.013734" calcext:value-type="float">
            <text:p>0,013734</text:p>
          </table:table-cell>
          <table:table-cell office:value-type="float" office:value="3.8256" calcext:value-type="float">
            <text:p>3,8256</text:p>
          </table:table-cell>
          <table:table-cell office:value-type="float" office:value="4.753" calcext:value-type="float">
            <text:p>4,753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032567" calcext:value-type="float">
            <text:p>0,032567</text:p>
          </table:table-cell>
          <table:table-cell office:value-type="float" office:value="0.1615" calcext:value-type="float">
            <text:p>0,1615</text:p>
          </table:table-cell>
          <table:table-cell office:value-type="float" office:value="0.5655" calcext:value-type="float">
            <text:p>0,5655</text:p>
          </table:table-cell>
          <table:table-cell office:value-type="float" office:value="0.034417" calcext:value-type="float">
            <text:p>0,034417</text:p>
          </table:table-cell>
          <table:table-cell office:value-type="float" office:value="0.4512" calcext:value-type="float">
            <text:p>0,4512</text:p>
          </table:table-cell>
          <table:table-cell office:value-type="float" office:value="0.4397" calcext:value-type="float">
            <text:p>0,4397</text:p>
          </table:table-cell>
          <table:table-cell office:value-type="float" office:value="0.5672" calcext:value-type="float">
            <text:p>0,5672</text:p>
          </table:table-cell>
          <table:table-cell office:value-type="float" office:value="0.9222" calcext:value-type="float">
            <text:p>0,9222</text:p>
          </table:table-cell>
          <table:table-cell office:value-type="float" office:value="2.1504" calcext:value-type="float">
            <text:p>2,1504</text:p>
          </table:table-cell>
          <table:table-cell office:value-type="float" office:value="1.0324" calcext:value-type="float">
            <text:p>1,0324</text:p>
          </table:table-cell>
          <table:table-cell office:value-type="float" office:value="1.02" calcext:value-type="float">
            <text:p>1,02</text:p>
          </table:table-cell>
          <table:table-cell office:value-type="float" office:value="0.005567" calcext:value-type="float">
            <text:p>0,005567</text:p>
          </table:table-cell>
          <table:table-cell office:value-type="float" office:value="0.0717" calcext:value-type="float">
            <text:p>0,0717</text:p>
          </table:table-cell>
          <table:table-cell office:value-type="float" office:value="0.2081" calcext:value-type="float">
            <text:p>0,2081</text:p>
          </table:table-cell>
          <table:table-cell office:value-type="float" office:value="0.2818" calcext:value-type="float">
            <text:p>0,2818</text:p>
          </table:table-cell>
          <table:table-cell office:value-type="float" office:value="1.1567" calcext:value-type="float">
            <text:p>1,1567</text:p>
          </table:table-cell>
          <table:table-cell office:value-type="float" office:value="0.8511" calcext:value-type="float">
            <text:p>0,8511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0027396" calcext:value-type="float">
            <text:p>0,00027396</text:p>
          </table:table-cell>
          <table:table-cell office:value-type="float" office:value="0.056715" calcext:value-type="float">
            <text:p>0,056715</text:p>
          </table:table-cell>
          <table:table-cell office:value-type="float" office:value="0.003249" calcext:value-type="float">
            <text:p>0,003249</text:p>
          </table:table-cell>
          <table:table-cell office:value-type="float" office:value="0.5402" calcext:value-type="float">
            <text:p>0,5402</text:p>
          </table:table-cell>
          <table:table-cell office:value-type="float" office:value="5.0897" calcext:value-type="float">
            <text:p>5,0897</text:p>
          </table:table-cell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139/A/NBP/2017</text:p>
          </table:table-cell>
          <table:table-cell office:value-type="float" office:value="0.1087" calcext:value-type="float">
            <text:p>0,1087</text:p>
          </table:table-cell>
          <table:table-cell office:value-type="float" office:value="3.6604" calcext:value-type="float">
            <text:p>3,6604</text:p>
          </table:table-cell>
          <table:table-cell office:value-type="float" office:value="2.8953" calcext:value-type="float">
            <text:p>2,8953</text:p>
          </table:table-cell>
          <table:table-cell office:value-type="float" office:value="0.4688" calcext:value-type="float">
            <text:p>0,4688</text:p>
          </table:table-cell>
          <table:table-cell office:value-type="float" office:value="2.8995" calcext:value-type="float">
            <text:p>2,8995</text:p>
          </table:table-cell>
          <table:table-cell office:value-type="float" office:value="2.6882" calcext:value-type="float">
            <text:p>2,6882</text:p>
          </table:table-cell>
          <table:table-cell office:value-type="float" office:value="2.671" calcext:value-type="float">
            <text:p>2,671</text:p>
          </table:table-cell>
          <table:table-cell office:value-type="float" office:value="4.2117" calcext:value-type="float">
            <text:p>4,2117</text:p>
          </table:table-cell>
          <table:table-cell office:value-type="float" office:value="0.01376" calcext:value-type="float">
            <text:p>0,01376</text:p>
          </table:table-cell>
          <table:table-cell office:value-type="float" office:value="3.8276" calcext:value-type="float">
            <text:p>3,8276</text:p>
          </table:table-cell>
          <table:table-cell office:value-type="float" office:value="4.7593" calcext:value-type="float">
            <text:p>4,7593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032584" calcext:value-type="float">
            <text:p>0,032584</text:p>
          </table:table-cell>
          <table:table-cell office:value-type="float" office:value="0.1616" calcext:value-type="float">
            <text:p>0,1616</text:p>
          </table:table-cell>
          <table:table-cell office:value-type="float" office:value="0.5663" calcext:value-type="float">
            <text:p>0,5663</text:p>
          </table:table-cell>
          <table:table-cell office:value-type="float" office:value="0.034579" calcext:value-type="float">
            <text:p>0,034579</text:p>
          </table:table-cell>
          <table:table-cell office:value-type="float" office:value="0.453" calcext:value-type="float">
            <text:p>0,453</text:p>
          </table:table-cell>
          <table:table-cell office:value-type="float" office:value="0.4406" calcext:value-type="float">
            <text:p>0,4406</text:p>
          </table:table-cell>
          <table:table-cell office:value-type="float" office:value="0.5682" calcext:value-type="float">
            <text:p>0,5682</text:p>
          </table:table-cell>
          <table:table-cell office:value-type="float" office:value="0.9226" calcext:value-type="float">
            <text:p>0,9226</text:p>
          </table:table-cell>
          <table:table-cell office:value-type="float" office:value="2.1534" calcext:value-type="float">
            <text:p>2,1534</text:p>
          </table:table-cell>
          <table:table-cell office:value-type="float" office:value="1.0371" calcext:value-type="float">
            <text:p>1,0371</text:p>
          </table:table-cell>
          <table:table-cell office:value-type="float" office:value="1.0252" calcext:value-type="float">
            <text:p>1,0252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72" calcext:value-type="float">
            <text:p>0,072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2823" calcext:value-type="float">
            <text:p>0,2823</text:p>
          </table:table-cell>
          <table:table-cell office:value-type="float" office:value="1.1623" calcext:value-type="float">
            <text:p>1,1623</text:p>
          </table:table-cell>
          <table:table-cell office:value-type="float" office:value="0.853" calcext:value-type="float">
            <text:p>0,853</text:p>
          </table:table-cell>
          <table:table-cell office:value-type="float" office:value="0.0619" calcext:value-type="float">
            <text:p>0,0619</text:p>
          </table:table-cell>
          <table:table-cell office:value-type="float" office:value="0.00027451" calcext:value-type="float">
            <text:p>0,00027451</text:p>
          </table:table-cell>
          <table:table-cell office:value-type="float" office:value="0.056827" calcext:value-type="float">
            <text:p>0,056827</text:p>
          </table:table-cell>
          <table:table-cell office:value-type="float" office:value="0.00325" calcext:value-type="float">
            <text:p>0,00325</text:p>
          </table:table-cell>
          <table:table-cell office:value-type="float" office:value="0.5417" calcext:value-type="float">
            <text:p>0,5417</text:p>
          </table:table-cell>
          <table:table-cell office:value-type="float" office:value="5.1025" calcext:value-type="float">
            <text:p>5,1025</text:p>
          </table:table-cell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140/A/NBP/2017</text:p>
          </table:table-cell>
          <table:table-cell office:value-type="float" office:value="0.1086" calcext:value-type="float">
            <text:p>0,1086</text:p>
          </table:table-cell>
          <table:table-cell office:value-type="float" office:value="3.632" calcext:value-type="float">
            <text:p>3,632</text:p>
          </table:table-cell>
          <table:table-cell office:value-type="float" office:value="2.8725" calcext:value-type="float">
            <text:p>2,8725</text:p>
          </table:table-cell>
          <table:table-cell office:value-type="float" office:value="0.4651" calcext:value-type="float">
            <text:p>0,4651</text:p>
          </table:table-cell>
          <table:table-cell office:value-type="float" office:value="2.8863" calcext:value-type="float">
            <text:p>2,8863</text:p>
          </table:table-cell>
          <table:table-cell office:value-type="float" office:value="2.6999" calcext:value-type="float">
            <text:p>2,6999</text:p>
          </table:table-cell>
          <table:table-cell office:value-type="float" office:value="2.6612" calcext:value-type="float">
            <text:p>2,6612</text:p>
          </table:table-cell>
          <table:table-cell office:value-type="float" office:value="4.2311" calcext:value-type="float">
            <text:p>4,2311</text:p>
          </table:table-cell>
          <table:table-cell office:value-type="float" office:value="0.013848" calcext:value-type="float">
            <text:p>0,013848</text:p>
          </table:table-cell>
          <table:table-cell office:value-type="float" office:value="3.8195" calcext:value-type="float">
            <text:p>3,8195</text:p>
          </table:table-cell>
          <table:table-cell office:value-type="float" office:value="4.719" calcext:value-type="float">
            <text:p>4,719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032503" calcext:value-type="float">
            <text:p>0,032503</text:p>
          </table:table-cell>
          <table:table-cell office:value-type="float" office:value="0.1622" calcext:value-type="float">
            <text:p>0,1622</text:p>
          </table:table-cell>
          <table:table-cell office:value-type="float" office:value="0.5689" calcext:value-type="float">
            <text:p>0,5689</text:p>
          </table:table-cell>
          <table:table-cell office:value-type="float" office:value="0.034483" calcext:value-type="float">
            <text:p>0,034483</text:p>
          </table:table-cell>
          <table:table-cell office:value-type="float" office:value="0.4523" calcext:value-type="float">
            <text:p>0,4523</text:p>
          </table:table-cell>
          <table:table-cell office:value-type="float" office:value="0.4402" calcext:value-type="float">
            <text:p>0,4402</text:p>
          </table:table-cell>
          <table:table-cell office:value-type="float" office:value="0.5708" calcext:value-type="float">
            <text:p>0,5708</text:p>
          </table:table-cell>
          <table:table-cell office:value-type="float" office:value="0.925" calcext:value-type="float">
            <text:p>0,925</text:p>
          </table:table-cell>
          <table:table-cell office:value-type="float" office:value="2.1634" calcext:value-type="float">
            <text:p>2,1634</text:p>
          </table:table-cell>
          <table:table-cell office:value-type="float" office:value="1.0263" calcext:value-type="float">
            <text:p>1,0263</text:p>
          </table:table-cell>
          <table:table-cell office:value-type="float" office:value="1.018" calcext:value-type="float">
            <text:p>1,018</text:p>
          </table:table-cell>
          <table:table-cell office:value-type="float" office:value="0.005567" calcext:value-type="float">
            <text:p>0,005567</text:p>
          </table:table-cell>
          <table:table-cell office:value-type="float" office:value="0.0716" calcext:value-type="float">
            <text:p>0,0716</text:p>
          </table:table-cell>
          <table:table-cell office:value-type="float" office:value="0.2073" calcext:value-type="float">
            <text:p>0,2073</text:p>
          </table:table-cell>
          <table:table-cell office:value-type="float" office:value="0.2799" calcext:value-type="float">
            <text:p>0,2799</text:p>
          </table:table-cell>
          <table:table-cell office:value-type="float" office:value="1.1637" calcext:value-type="float">
            <text:p>1,1637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0027283" calcext:value-type="float">
            <text:p>0,00027283</text:p>
          </table:table-cell>
          <table:table-cell office:value-type="float" office:value="0.05646" calcext:value-type="float">
            <text:p>0,05646</text:p>
          </table:table-cell>
          <table:table-cell office:value-type="float" office:value="0.003247" calcext:value-type="float">
            <text:p>0,003247</text:p>
          </table:table-cell>
          <table:table-cell office:value-type="float" office:value="0.5365" calcext:value-type="float">
            <text:p>0,5365</text:p>
          </table:table-cell>
          <table:table-cell office:value-type="float" office:value="5.139" calcext:value-type="float">
            <text:p>5,139</text:p>
          </table:table-cell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141/A/NBP/2017</text:p>
          </table:table-cell>
          <table:table-cell office:value-type="float" office:value="0.109" calcext:value-type="float">
            <text:p>0,109</text:p>
          </table:table-cell>
          <table:table-cell office:value-type="float" office:value="3.6395" calcext:value-type="float">
            <text:p>3,6395</text:p>
          </table:table-cell>
          <table:table-cell office:value-type="float" office:value="2.897" calcext:value-type="float">
            <text:p>2,897</text:p>
          </table:table-cell>
          <table:table-cell office:value-type="float" office:value="0.4662" calcext:value-type="float">
            <text:p>0,4662</text:p>
          </table:table-cell>
          <table:table-cell office:value-type="float" office:value="2.9039" calcext:value-type="float">
            <text:p>2,9039</text:p>
          </table:table-cell>
          <table:table-cell office:value-type="float" office:value="2.7083" calcext:value-type="float">
            <text:p>2,7083</text:p>
          </table:table-cell>
          <table:table-cell office:value-type="float" office:value="2.6755" calcext:value-type="float">
            <text:p>2,6755</text:p>
          </table:table-cell>
          <table:table-cell office:value-type="float" office:value="4.2413" calcext:value-type="float">
            <text:p>4,2413</text:p>
          </table:table-cell>
          <table:table-cell office:value-type="float" office:value="0.0139" calcext:value-type="float">
            <text:p>0,0139</text:p>
          </table:table-cell>
          <table:table-cell office:value-type="float" office:value="3.8489" calcext:value-type="float">
            <text:p>3,8489</text:p>
          </table:table-cell>
          <table:table-cell office:value-type="float" office:value="4.7421" calcext:value-type="float">
            <text:p>4,7421</text:p>
          </table:table-cell>
          <table:table-cell office:value-type="float" office:value="0.141" calcext:value-type="float">
            <text:p>0,141</text:p>
          </table:table-cell>
          <table:table-cell office:value-type="float" office:value="0.032878" calcext:value-type="float">
            <text:p>0,032878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5704" calcext:value-type="float">
            <text:p>0,5704</text:p>
          </table:table-cell>
          <table:table-cell office:value-type="float" office:value="0.034679" calcext:value-type="float">
            <text:p>0,034679</text:p>
          </table:table-cell>
          <table:table-cell office:value-type="float" office:value="0.4528" calcext:value-type="float">
            <text:p>0,4528</text:p>
          </table:table-cell>
          <table:table-cell office:value-type="float" office:value="0.4422" calcext:value-type="float">
            <text:p>0,4422</text:p>
          </table:table-cell>
          <table:table-cell office:value-type="float" office:value="0.5723" calcext:value-type="float">
            <text:p>0,5723</text:p>
          </table:table-cell>
          <table:table-cell office:value-type="float" office:value="0.9297" calcext:value-type="float">
            <text:p>0,9297</text:p>
          </table:table-cell>
          <table:table-cell office:value-type="float" office:value="2.1685" calcext:value-type="float">
            <text:p>2,1685</text:p>
          </table:table-cell>
          <table:table-cell office:value-type="float" office:value="1.0281" calcext:value-type="float">
            <text:p>1,0281</text:p>
          </table:table-cell>
          <table:table-cell office:value-type="float" office:value="1.0162" calcext:value-type="float">
            <text:p>1,0162</text:p>
          </table:table-cell>
          <table:table-cell office:value-type="float" office:value="0.005588" calcext:value-type="float">
            <text:p>0,005588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206" calcext:value-type="float">
            <text:p>0,206</text:p>
          </table:table-cell>
          <table:table-cell office:value-type="float" office:value="0.2811" calcext:value-type="float">
            <text:p>0,2811</text:p>
          </table:table-cell>
          <table:table-cell office:value-type="float" office:value="1.1584" calcext:value-type="float">
            <text:p>1,1584</text:p>
          </table:table-cell>
          <table:table-cell office:value-type="float" office:value="0.8509" calcext:value-type="float">
            <text:p>0,8509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0027349" calcext:value-type="float">
            <text:p>0,00027349</text:p>
          </table:table-cell>
          <table:table-cell office:value-type="float" office:value="0.056517" calcext:value-type="float">
            <text:p>0,056517</text:p>
          </table:table-cell>
          <table:table-cell office:value-type="float" office:value="0.003268" calcext:value-type="float">
            <text:p>0,003268</text:p>
          </table:table-cell>
          <table:table-cell office:value-type="float" office:value="0.5392" calcext:value-type="float">
            <text:p>0,5392</text:p>
          </table:table-cell>
          <table:table-cell office:value-type="float" office:value="5.107" calcext:value-type="float">
            <text:p>5,107</text:p>
          </table:table-cell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142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6519" calcext:value-type="float">
            <text:p>3,6519</text:p>
          </table:table-cell>
          <table:table-cell office:value-type="float" office:value="2.8949" calcext:value-type="float">
            <text:p>2,8949</text:p>
          </table:table-cell>
          <table:table-cell office:value-type="float" office:value="0.4678" calcext:value-type="float">
            <text:p>0,4678</text:p>
          </table:table-cell>
          <table:table-cell office:value-type="float" office:value="2.9183" calcext:value-type="float">
            <text:p>2,9183</text:p>
          </table:table-cell>
          <table:table-cell office:value-type="float" office:value="2.7126" calcext:value-type="float">
            <text:p>2,7126</text:p>
          </table:table-cell>
          <table:table-cell office:value-type="float" office:value="2.6827" calcext:value-type="float">
            <text:p>2,6827</text:p>
          </table:table-cell>
          <table:table-cell office:value-type="float" office:value="4.2559" calcext:value-type="float">
            <text:p>4,2559</text:p>
          </table:table-cell>
          <table:table-cell office:value-type="float" office:value="0.013936" calcext:value-type="float">
            <text:p>0,013936</text:p>
          </table:table-cell>
          <table:table-cell office:value-type="float" office:value="3.8548" calcext:value-type="float">
            <text:p>3,8548</text:p>
          </table:table-cell>
          <table:table-cell office:value-type="float" office:value="4.7589" calcext:value-type="float">
            <text:p>4,7589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032824" calcext:value-type="float">
            <text:p>0,032824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5723" calcext:value-type="float">
            <text:p>0,5723</text:p>
          </table:table-cell>
          <table:table-cell office:value-type="float" office:value="0.034573" calcext:value-type="float">
            <text:p>0,034573</text:p>
          </table:table-cell>
          <table:table-cell office:value-type="float" office:value="0.4572" calcext:value-type="float">
            <text:p>0,4572</text:p>
          </table:table-cell>
          <table:table-cell office:value-type="float" office:value="0.4456" calcext:value-type="float">
            <text:p>0,4456</text:p>
          </table:table-cell>
          <table:table-cell office:value-type="float" office:value="0.5743" calcext:value-type="float">
            <text:p>0,5743</text:p>
          </table:table-cell>
          <table:table-cell office:value-type="float" office:value="0.9323" calcext:value-type="float">
            <text:p>0,9323</text:p>
          </table:table-cell>
          <table:table-cell office:value-type="float" office:value="2.176" calcext:value-type="float">
            <text:p>2,176</text:p>
          </table:table-cell>
          <table:table-cell office:value-type="float" office:value="1.0259" calcext:value-type="float">
            <text:p>1,0259</text:p>
          </table:table-cell>
          <table:table-cell office:value-type="float" office:value="1.0235" calcext:value-type="float">
            <text:p>1,0235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722" calcext:value-type="float">
            <text:p>0,0722</text:p>
          </table:table-cell>
          <table:table-cell office:value-type="float" office:value="0.2056" calcext:value-type="float">
            <text:p>0,2056</text:p>
          </table:table-cell>
          <table:table-cell office:value-type="float" office:value="0.2811" calcext:value-type="float">
            <text:p>0,2811</text:p>
          </table:table-cell>
          <table:table-cell office:value-type="float" office:value="1.1608" calcext:value-type="float">
            <text:p>1,1608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027404" calcext:value-type="float">
            <text:p>0,00027404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03273" calcext:value-type="float">
            <text:p>0,003273</text:p>
          </table:table-cell>
          <table:table-cell office:value-type="float" office:value="0.5409" calcext:value-type="float">
            <text:p>0,5409</text:p>
          </table:table-cell>
          <table:table-cell office:value-type="float" office:value="5.1275" calcext:value-type="float">
            <text:p>5,1275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143/A/NBP/2017</text:p>
          </table:table-cell>
          <table:table-cell office:value-type="float" office:value="0.1094" calcext:value-type="float">
            <text:p>0,1094</text:p>
          </table:table-cell>
          <table:table-cell office:value-type="float" office:value="3.6661" calcext:value-type="float">
            <text:p>3,6661</text:p>
          </table:table-cell>
          <table:table-cell office:value-type="float" office:value="2.8964" calcext:value-type="float">
            <text:p>2,8964</text:p>
          </table:table-cell>
          <table:table-cell office:value-type="float" office:value="0.4694" calcext:value-type="float">
            <text:p>0,4694</text:p>
          </table:table-cell>
          <table:table-cell office:value-type="float" office:value="2.9299" calcext:value-type="float">
            <text:p>2,9299</text:p>
          </table:table-cell>
          <table:table-cell office:value-type="float" office:value="2.7211" calcext:value-type="float">
            <text:p>2,7211</text:p>
          </table:table-cell>
          <table:table-cell office:value-type="float" office:value="2.6878" calcext:value-type="float">
            <text:p>2,6878</text:p>
          </table:table-cell>
          <table:table-cell office:value-type="float" office:value="4.2611" calcext:value-type="float">
            <text:p>4,2611</text:p>
          </table:table-cell>
          <table:table-cell office:value-type="float" office:value="0.013935" calcext:value-type="float">
            <text:p>0,013935</text:p>
          </table:table-cell>
          <table:table-cell office:value-type="float" office:value="3.8404" calcext:value-type="float">
            <text:p>3,8404</text:p>
          </table:table-cell>
          <table:table-cell office:value-type="float" office:value="4.7722" calcext:value-type="float">
            <text:p>4,7722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032773" calcext:value-type="float">
            <text:p>0,032773</text:p>
          </table:table-cell>
          <table:table-cell office:value-type="float" office:value="0.1638" calcext:value-type="float">
            <text:p>0,1638</text:p>
          </table:table-cell>
          <table:table-cell office:value-type="float" office:value="0.573" calcext:value-type="float">
            <text:p>0,573</text:p>
          </table:table-cell>
          <table:table-cell office:value-type="float" office:value="0.034503" calcext:value-type="float">
            <text:p>0,034503</text:p>
          </table:table-cell>
          <table:table-cell office:value-type="float" office:value="0.4585" calcext:value-type="float">
            <text:p>0,4585</text:p>
          </table:table-cell>
          <table:table-cell office:value-type="float" office:value="0.4456" calcext:value-type="float">
            <text:p>0,4456</text:p>
          </table:table-cell>
          <table:table-cell office:value-type="float" office:value="0.5747" calcext:value-type="float">
            <text:p>0,5747</text:p>
          </table:table-cell>
          <table:table-cell office:value-type="float" office:value="0.9342" calcext:value-type="float">
            <text:p>0,9342</text:p>
          </table:table-cell>
          <table:table-cell office:value-type="float" office:value="2.1786" calcext:value-type="float">
            <text:p>2,1786</text:p>
          </table:table-cell>
          <table:table-cell office:value-type="float" office:value="1.0282" calcext:value-type="float">
            <text:p>1,0282</text:p>
          </table:table-cell>
          <table:table-cell office:value-type="float" office:value="1.0246" calcext:value-type="float">
            <text:p>1,0246</text:p>
          </table:table-cell>
          <table:table-cell office:value-type="float" office:value="0.005639" calcext:value-type="float">
            <text:p>0,005639</text:p>
          </table:table-cell>
          <table:table-cell office:value-type="float" office:value="0.0724" calcext:value-type="float">
            <text:p>0,0724</text:p>
          </table:table-cell>
          <table:table-cell office:value-type="float" office:value="0.206" calcext:value-type="float">
            <text:p>0,206</text:p>
          </table:table-cell>
          <table:table-cell office:value-type="float" office:value="0.2805" calcext:value-type="float">
            <text:p>0,2805</text:p>
          </table:table-cell>
          <table:table-cell office:value-type="float" office:value="1.1555" calcext:value-type="float">
            <text:p>1,1555</text:p>
          </table:table-cell>
          <table:table-cell office:value-type="float" office:value="0.8557" calcext:value-type="float">
            <text:p>0,8557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002749" calcext:value-type="float">
            <text:p>0,0002749</text:p>
          </table:table-cell>
          <table:table-cell office:value-type="float" office:value="0.056925" calcext:value-type="float">
            <text:p>0,056925</text:p>
          </table:table-cell>
          <table:table-cell office:value-type="float" office:value="0.003267" calcext:value-type="float">
            <text:p>0,003267</text:p>
          </table:table-cell>
          <table:table-cell office:value-type="float" office:value="0.5427" calcext:value-type="float">
            <text:p>0,5427</text:p>
          </table:table-cell>
          <table:table-cell office:value-type="float" office:value="5.111" calcext:value-type="float">
            <text:p>5,111</text:p>
          </table:table-cell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144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6366" calcext:value-type="float">
            <text:p>3,6366</text:p>
          </table:table-cell>
          <table:table-cell office:value-type="float" office:value="2.9165" calcext:value-type="float">
            <text:p>2,9165</text:p>
          </table:table-cell>
          <table:table-cell office:value-type="float" office:value="0.4656" calcext:value-type="float">
            <text:p>0,4656</text:p>
          </table:table-cell>
          <table:table-cell office:value-type="float" office:value="2.9222" calcext:value-type="float">
            <text:p>2,9222</text:p>
          </table:table-cell>
          <table:table-cell office:value-type="float" office:value="2.7383" calcext:value-type="float">
            <text:p>2,7383</text:p>
          </table:table-cell>
          <table:table-cell office:value-type="float" office:value="2.679" calcext:value-type="float">
            <text:p>2,679</text:p>
          </table:table-cell>
          <table:table-cell office:value-type="float" office:value="4.265" calcext:value-type="float">
            <text:p>4,265</text:p>
          </table:table-cell>
          <table:table-cell office:value-type="float" office:value="0.01397" calcext:value-type="float">
            <text:p>0,01397</text:p>
          </table:table-cell>
          <table:table-cell office:value-type="float" office:value="3.8116" calcext:value-type="float">
            <text:p>3,8116</text:p>
          </table:table-cell>
          <table:table-cell office:value-type="float" office:value="4.7774" calcext:value-type="float">
            <text:p>4,7774</text:p>
          </table:table-cell>
          <table:table-cell office:value-type="float" office:value="0.1404" calcext:value-type="float">
            <text:p>0,1404</text:p>
          </table:table-cell>
          <table:table-cell office:value-type="float" office:value="0.032693" calcext:value-type="float">
            <text:p>0,032693</text:p>
          </table:table-cell>
          <table:table-cell office:value-type="float" office:value="0.1638" calcext:value-type="float">
            <text:p>0,1638</text:p>
          </table:table-cell>
          <table:table-cell office:value-type="float" office:value="0.5735" calcext:value-type="float">
            <text:p>0,5735</text:p>
          </table:table-cell>
          <table:table-cell office:value-type="float" office:value="0.035045" calcext:value-type="float">
            <text:p>0,035045</text:p>
          </table:table-cell>
          <table:table-cell office:value-type="float" office:value="0.4601" calcext:value-type="float">
            <text:p>0,4601</text:p>
          </table:table-cell>
          <table:table-cell office:value-type="float" office:value="0.4452" calcext:value-type="float">
            <text:p>0,4452</text:p>
          </table:table-cell>
          <table:table-cell office:value-type="float" office:value="0.5753" calcext:value-type="float">
            <text:p>0,5753</text:p>
          </table:table-cell>
          <table:table-cell office:value-type="float" office:value="0.9343" calcext:value-type="float">
            <text:p>0,9343</text:p>
          </table:table-cell>
          <table:table-cell office:value-type="float" office:value="2.1807" calcext:value-type="float">
            <text:p>2,1807</text:p>
          </table:table-cell>
          <table:table-cell office:value-type="float" office:value="1.0289" calcext:value-type="float">
            <text:p>1,0289</text:p>
          </table:table-cell>
          <table:table-cell office:value-type="float" office:value="1.0243" calcext:value-type="float">
            <text:p>1,0243</text:p>
          </table:table-cell>
          <table:table-cell office:value-type="float" office:value="0.005646" calcext:value-type="float">
            <text:p>0,005646</text:p>
          </table:table-cell>
          <table:table-cell office:value-type="float" office:value="0.072" calcext:value-type="float">
            <text:p>0,072</text:p>
          </table:table-cell>
          <table:table-cell office:value-type="float" office:value="0.2065" calcext:value-type="float">
            <text:p>0,2065</text:p>
          </table:table-cell>
          <table:table-cell office:value-type="float" office:value="0.2816" calcext:value-type="float">
            <text:p>0,2816</text:p>
          </table:table-cell>
          <table:table-cell office:value-type="float" office:value="1.1585" calcext:value-type="float">
            <text:p>1,1585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0027306" calcext:value-type="float">
            <text:p>0,00027306</text:p>
          </table:table-cell>
          <table:table-cell office:value-type="float" office:value="0.056704" calcext:value-type="float">
            <text:p>0,056704</text:p>
          </table:table-cell>
          <table:table-cell office:value-type="float" office:value="0.003263" calcext:value-type="float">
            <text:p>0,003263</text:p>
          </table:table-cell>
          <table:table-cell office:value-type="float" office:value="0.5397" calcext:value-type="float">
            <text:p>0,5397</text:p>
          </table:table-cell>
          <table:table-cell office:value-type="float" office:value="5.1355" calcext:value-type="float">
            <text:p>5,1355</text:p>
          </table:table-cell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145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6406" calcext:value-type="float">
            <text:p>3,6406</text:p>
          </table:table-cell>
          <table:table-cell office:value-type="float" office:value="2.8994" calcext:value-type="float">
            <text:p>2,8994</text:p>
          </table:table-cell>
          <table:table-cell office:value-type="float" office:value="0.4661" calcext:value-type="float">
            <text:p>0,4661</text:p>
          </table:table-cell>
          <table:table-cell office:value-type="float" office:value="2.9016" calcext:value-type="float">
            <text:p>2,9016</text:p>
          </table:table-cell>
          <table:table-cell office:value-type="float" office:value="2.7203" calcext:value-type="float">
            <text:p>2,7203</text:p>
          </table:table-cell>
          <table:table-cell office:value-type="float" office:value="2.678" calcext:value-type="float">
            <text:p>2,678</text:p>
          </table:table-cell>
          <table:table-cell office:value-type="float" office:value="4.2617" calcext:value-type="float">
            <text:p>4,2617</text:p>
          </table:table-cell>
          <table:table-cell office:value-type="float" office:value="0.013956" calcext:value-type="float">
            <text:p>0,013956</text:p>
          </table:table-cell>
          <table:table-cell office:value-type="float" office:value="3.749" calcext:value-type="float">
            <text:p>3,749</text:p>
          </table:table-cell>
          <table:table-cell office:value-type="float" office:value="4.7657" calcext:value-type="float">
            <text:p>4,7657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032718" calcext:value-type="float">
            <text:p>0,032718</text:p>
          </table:table-cell>
          <table:table-cell office:value-type="float" office:value="0.1635" calcext:value-type="float">
            <text:p>0,1635</text:p>
          </table:table-cell>
          <table:table-cell office:value-type="float" office:value="0.5731" calcext:value-type="float">
            <text:p>0,5731</text:p>
          </table:table-cell>
          <table:table-cell office:value-type="float" office:value="0.035018" calcext:value-type="float">
            <text:p>0,035018</text:p>
          </table:table-cell>
          <table:table-cell office:value-type="float" office:value="0.4586" calcext:value-type="float">
            <text:p>0,4586</text:p>
          </table:table-cell>
          <table:table-cell office:value-type="float" office:value="0.447" calcext:value-type="float">
            <text:p>0,447</text:p>
          </table:table-cell>
          <table:table-cell office:value-type="float" office:value="0.5749" calcext:value-type="float">
            <text:p>0,5749</text:p>
          </table:table-cell>
          <table:table-cell office:value-type="float" office:value="0.9337" calcext:value-type="float">
            <text:p>0,9337</text:p>
          </table:table-cell>
          <table:table-cell office:value-type="float" office:value="2.179" calcext:value-type="float">
            <text:p>2,179</text:p>
          </table:table-cell>
          <table:table-cell office:value-type="float" office:value="1.0301" calcext:value-type="float">
            <text:p>1,0301</text:p>
          </table:table-cell>
          <table:table-cell office:value-type="float" office:value="1.0219" calcext:value-type="float">
            <text:p>1,0219</text:p>
          </table:table-cell>
          <table:table-cell office:value-type="float" office:value="0.005605" calcext:value-type="float">
            <text:p>0,005605</text:p>
          </table:table-cell>
          <table:table-cell office:value-type="float" office:value="0.072" calcext:value-type="float">
            <text:p>0,072</text:p>
          </table:table-cell>
          <table:table-cell office:value-type="float" office:value="0.2055" calcext:value-type="float">
            <text:p>0,2055</text:p>
          </table:table-cell>
          <table:table-cell office:value-type="float" office:value="0.2793" calcext:value-type="float">
            <text:p>0,2793</text:p>
          </table:table-cell>
          <table:table-cell office:value-type="float" office:value="1.1543" calcext:value-type="float">
            <text:p>1,1543</text:p>
          </table:table-cell>
          <table:table-cell office:value-type="float" office:value="0.8506" calcext:value-type="float">
            <text:p>0,850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0027319" calcext:value-type="float">
            <text:p>0,00027319</text:p>
          </table:table-cell>
          <table:table-cell office:value-type="float" office:value="0.056751" calcext:value-type="float">
            <text:p>0,056751</text:p>
          </table:table-cell>
          <table:table-cell office:value-type="float" office:value="0.003246" calcext:value-type="float">
            <text:p>0,003246</text:p>
          </table:table-cell>
          <table:table-cell office:value-type="float" office:value="0.54" calcext:value-type="float">
            <text:p>0,54</text:p>
          </table:table-cell>
          <table:table-cell office:value-type="float" office:value="5.1241" calcext:value-type="float">
            <text:p>5,1241</text:p>
          </table:table-cell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146/A/NBP/2017</text:p>
          </table:table-cell>
          <table:table-cell office:value-type="float" office:value="0.109" calcext:value-type="float">
            <text:p>0,109</text:p>
          </table:table-cell>
          <table:table-cell office:value-type="float" office:value="3.6264" calcext:value-type="float">
            <text:p>3,6264</text:p>
          </table:table-cell>
          <table:table-cell office:value-type="float" office:value="2.8907" calcext:value-type="float">
            <text:p>2,8907</text:p>
          </table:table-cell>
          <table:table-cell office:value-type="float" office:value="0.4643" calcext:value-type="float">
            <text:p>0,4643</text:p>
          </table:table-cell>
          <table:table-cell office:value-type="float" office:value="2.9066" calcext:value-type="float">
            <text:p>2,9066</text:p>
          </table:table-cell>
          <table:table-cell office:value-type="float" office:value="2.7162" calcext:value-type="float">
            <text:p>2,7162</text:p>
          </table:table-cell>
          <table:table-cell office:value-type="float" office:value="2.6724" calcext:value-type="float">
            <text:p>2,6724</text:p>
          </table:table-cell>
          <table:table-cell office:value-type="float" office:value="4.2545" calcext:value-type="float">
            <text:p>4,2545</text:p>
          </table:table-cell>
          <table:table-cell office:value-type="float" office:value="0.013959" calcext:value-type="float">
            <text:p>0,013959</text:p>
          </table:table-cell>
          <table:table-cell office:value-type="float" office:value="3.7381" calcext:value-type="float">
            <text:p>3,7381</text:p>
          </table:table-cell>
          <table:table-cell office:value-type="float" office:value="4.752" calcext:value-type="float">
            <text:p>4,752</text:p>
          </table:table-cell>
          <table:table-cell office:value-type="float" office:value="0.1403" calcext:value-type="float">
            <text:p>0,1403</text:p>
          </table:table-cell>
          <table:table-cell office:value-type="float" office:value="0.032774" calcext:value-type="float">
            <text:p>0,032774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5721" calcext:value-type="float">
            <text:p>0,5721</text:p>
          </table:table-cell>
          <table:table-cell office:value-type="float" office:value="0.035132" calcext:value-type="float">
            <text:p>0,035132</text:p>
          </table:table-cell>
          <table:table-cell office:value-type="float" office:value="0.4576" calcext:value-type="float">
            <text:p>0,4576</text:p>
          </table:table-cell>
          <table:table-cell office:value-type="float" office:value="0.4461" calcext:value-type="float">
            <text:p>0,4461</text:p>
          </table:table-cell>
          <table:table-cell office:value-type="float" office:value="0.574" calcext:value-type="float">
            <text:p>0,574</text:p>
          </table:table-cell>
          <table:table-cell office:value-type="float" office:value="0.9329" calcext:value-type="float">
            <text:p>0,9329</text:p>
          </table:table-cell>
          <table:table-cell office:value-type="float" office:value="2.1753" calcext:value-type="float">
            <text:p>2,1753</text:p>
          </table:table-cell>
          <table:table-cell office:value-type="float" office:value="1.0278" calcext:value-type="float">
            <text:p>1,0278</text:p>
          </table:table-cell>
          <table:table-cell office:value-type="float" office:value="1.02" calcext:value-type="float">
            <text:p>1,02</text:p>
          </table:table-cell>
          <table:table-cell office:value-type="float" office:value="0.005548" calcext:value-type="float">
            <text:p>0,005548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2039" calcext:value-type="float">
            <text:p>0,2039</text:p>
          </table:table-cell>
          <table:table-cell office:value-type="float" office:value="0.2774" calcext:value-type="float">
            <text:p>0,2774</text:p>
          </table:table-cell>
          <table:table-cell office:value-type="float" office:value="1.1576" calcext:value-type="float">
            <text:p>1,1576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0027215" calcext:value-type="float">
            <text:p>0,00027215</text:p>
          </table:table-cell>
          <table:table-cell office:value-type="float" office:value="0.056546" calcext:value-type="float">
            <text:p>0,056546</text:p>
          </table:table-cell>
          <table:table-cell office:value-type="float" office:value="0.003238" calcext:value-type="float">
            <text:p>0,003238</text:p>
          </table:table-cell>
          <table:table-cell office:value-type="float" office:value="0.539" calcext:value-type="float">
            <text:p>0,539</text:p>
          </table:table-cell>
          <table:table-cell office:value-type="float" office:value="5.0984" calcext:value-type="float">
            <text:p>5,0984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147/A/NBP/2017</text:p>
          </table:table-cell>
          <table:table-cell office:value-type="float" office:value="0.1081" calcext:value-type="float">
            <text:p>0,1081</text:p>
          </table:table-cell>
          <table:table-cell office:value-type="float" office:value="3.5991" calcext:value-type="float">
            <text:p>3,5991</text:p>
          </table:table-cell>
          <table:table-cell office:value-type="float" office:value="2.879" calcext:value-type="float">
            <text:p>2,879</text:p>
          </table:table-cell>
          <table:table-cell office:value-type="float" office:value="0.4608" calcext:value-type="float">
            <text:p>0,4608</text:p>
          </table:table-cell>
          <table:table-cell office:value-type="float" office:value="2.8877" calcext:value-type="float">
            <text:p>2,8877</text:p>
          </table:table-cell>
          <table:table-cell office:value-type="float" office:value="2.6978" calcext:value-type="float">
            <text:p>2,6978</text:p>
          </table:table-cell>
          <table:table-cell office:value-type="float" office:value="2.6528" calcext:value-type="float">
            <text:p>2,6528</text:p>
          </table:table-cell>
          <table:table-cell office:value-type="float" office:value="4.2548" calcext:value-type="float">
            <text:p>4,2548</text:p>
          </table:table-cell>
          <table:table-cell office:value-type="float" office:value="0.014028" calcext:value-type="float">
            <text:p>0,014028</text:p>
          </table:table-cell>
          <table:table-cell office:value-type="float" office:value="3.7288" calcext:value-type="float">
            <text:p>3,7288</text:p>
          </table:table-cell>
          <table:table-cell office:value-type="float" office:value="4.7622" calcext:value-type="float">
            <text:p>4,7622</text:p>
          </table:table-cell>
          <table:table-cell office:value-type="float" office:value="0.1391" calcext:value-type="float">
            <text:p>0,1391</text:p>
          </table:table-cell>
          <table:table-cell office:value-type="float" office:value="0.032611" calcext:value-type="float">
            <text:p>0,032611</text:p>
          </table:table-cell>
          <table:table-cell office:value-type="float" office:value="0.1627" calcext:value-type="float">
            <text:p>0,1627</text:p>
          </table:table-cell>
          <table:table-cell office:value-type="float" office:value="0.5721" calcext:value-type="float">
            <text:p>0,5721</text:p>
          </table:table-cell>
          <table:table-cell office:value-type="float" office:value="0.034847" calcext:value-type="float">
            <text:p>0,034847</text:p>
          </table:table-cell>
          <table:table-cell office:value-type="float" office:value="0.4561" calcext:value-type="float">
            <text:p>0,4561</text:p>
          </table:table-cell>
          <table:table-cell office:value-type="float" office:value="0.4452" calcext:value-type="float">
            <text:p>0,4452</text:p>
          </table:table-cell>
          <table:table-cell office:value-type="float" office:value="0.5742" calcext:value-type="float">
            <text:p>0,5742</text:p>
          </table:table-cell>
          <table:table-cell office:value-type="float" office:value="0.9334" calcext:value-type="float">
            <text:p>0,9334</text:p>
          </table:table-cell>
          <table:table-cell office:value-type="float" office:value="2.1754" calcext:value-type="float">
            <text:p>2,1754</text:p>
          </table:table-cell>
          <table:table-cell office:value-type="float" office:value="1.0239" calcext:value-type="float">
            <text:p>1,0239</text:p>
          </table:table-cell>
          <table:table-cell office:value-type="float" office:value="1.0096" calcext:value-type="float">
            <text:p>1,0096</text:p>
          </table:table-cell>
          <table:table-cell office:value-type="float" office:value="0.005541" calcext:value-type="float">
            <text:p>0,005541</text:p>
          </table:table-cell>
          <table:table-cell office:value-type="float" office:value="0.0714" calcext:value-type="float">
            <text:p>0,0714</text:p>
          </table:table-cell>
          <table:table-cell office:value-type="float" office:value="0.2028" calcext:value-type="float">
            <text:p>0,2028</text:p>
          </table:table-cell>
          <table:table-cell office:value-type="float" office:value="0.273" calcext:value-type="float">
            <text:p>0,273</text:p>
          </table:table-cell>
          <table:table-cell office:value-type="float" office:value="1.1509" calcext:value-type="float">
            <text:p>1,1509</text:p>
          </table:table-cell>
          <table:table-cell office:value-type="float" office:value="0.8403" calcext:value-type="float">
            <text:p>0,8403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0027012" calcext:value-type="float">
            <text:p>0,00027012</text:p>
          </table:table-cell>
          <table:table-cell office:value-type="float" office:value="0.056191" calcext:value-type="float">
            <text:p>0,056191</text:p>
          </table:table-cell>
          <table:table-cell office:value-type="float" office:value="0.003209" calcext:value-type="float">
            <text:p>0,003209</text:p>
          </table:table-cell>
          <table:table-cell office:value-type="float" office:value="0.5355" calcext:value-type="float">
            <text:p>0,5355</text:p>
          </table:table-cell>
          <table:table-cell office:value-type="float" office:value="5.1076" calcext:value-type="float">
            <text:p>5,1076</text:p>
          </table:table-cell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148/A/NBP/2017</text:p>
          </table:table-cell>
          <table:table-cell office:value-type="float" office:value="0.1078" calcext:value-type="float">
            <text:p>0,1078</text:p>
          </table:table-cell>
          <table:table-cell office:value-type="float" office:value="3.5863" calcext:value-type="float">
            <text:p>3,5863</text:p>
          </table:table-cell>
          <table:table-cell office:value-type="float" office:value="2.8575" calcext:value-type="float">
            <text:p>2,8575</text:p>
          </table:table-cell>
          <table:table-cell office:value-type="float" office:value="0.4588" calcext:value-type="float">
            <text:p>0,4588</text:p>
          </table:table-cell>
          <table:table-cell office:value-type="float" office:value="2.8564" calcext:value-type="float">
            <text:p>2,8564</text:p>
          </table:table-cell>
          <table:table-cell office:value-type="float" office:value="2.6645" calcext:value-type="float">
            <text:p>2,6645</text:p>
          </table:table-cell>
          <table:table-cell office:value-type="float" office:value="2.6395" calcext:value-type="float">
            <text:p>2,6395</text:p>
          </table:table-cell>
          <table:table-cell office:value-type="float" office:value="4.2515" calcext:value-type="float">
            <text:p>4,2515</text:p>
          </table:table-cell>
          <table:table-cell office:value-type="float" office:value="0.01401" calcext:value-type="float">
            <text:p>0,01401</text:p>
          </table:table-cell>
          <table:table-cell office:value-type="float" office:value="3.7081" calcext:value-type="float">
            <text:p>3,7081</text:p>
          </table:table-cell>
          <table:table-cell office:value-type="float" office:value="4.7492" calcext:value-type="float">
            <text:p>4,7492</text:p>
          </table:table-cell>
          <table:table-cell office:value-type="float" office:value="0.1384" calcext:value-type="float">
            <text:p>0,1384</text:p>
          </table:table-cell>
          <table:table-cell office:value-type="float" office:value="0.032389" calcext:value-type="float">
            <text:p>0,032389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5716" calcext:value-type="float">
            <text:p>0,5716</text:p>
          </table:table-cell>
          <table:table-cell office:value-type="float" office:value="0.034537" calcext:value-type="float">
            <text:p>0,034537</text:p>
          </table:table-cell>
          <table:table-cell office:value-type="float" office:value="0.4541" calcext:value-type="float">
            <text:p>0,4541</text:p>
          </table:table-cell>
          <table:table-cell office:value-type="float" office:value="0.4429" calcext:value-type="float">
            <text:p>0,4429</text:p>
          </table:table-cell>
          <table:table-cell office:value-type="float" office:value="0.574" calcext:value-type="float">
            <text:p>0,574</text:p>
          </table:table-cell>
          <table:table-cell office:value-type="float" office:value="0.9326" calcext:value-type="float">
            <text:p>0,9326</text:p>
          </table:table-cell>
          <table:table-cell office:value-type="float" office:value="2.1738" calcext:value-type="float">
            <text:p>2,1738</text:p>
          </table:table-cell>
          <table:table-cell office:value-type="float" office:value="1.0159" calcext:value-type="float">
            <text:p>1,0159</text:p>
          </table:table-cell>
          <table:table-cell office:value-type="float" office:value="1.0028" calcext:value-type="float">
            <text:p>1,0028</text:p>
          </table:table-cell>
          <table:table-cell office:value-type="float" office:value="0.005486" calcext:value-type="float">
            <text:p>0,005486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2005" calcext:value-type="float">
            <text:p>0,2005</text:p>
          </table:table-cell>
          <table:table-cell office:value-type="float" office:value="0.2699" calcext:value-type="float">
            <text:p>0,2699</text:p>
          </table:table-cell>
          <table:table-cell office:value-type="float" office:value="1.1473" calcext:value-type="float">
            <text:p>1,1473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0026918" calcext:value-type="float">
            <text:p>0,00026918</text:p>
          </table:table-cell>
          <table:table-cell office:value-type="float" office:value="0.056214" calcext:value-type="float">
            <text:p>0,056214</text:p>
          </table:table-cell>
          <table:table-cell office:value-type="float" office:value="0.003195" calcext:value-type="float">
            <text:p>0,003195</text:p>
          </table:table-cell>
          <table:table-cell office:value-type="float" office:value="0.5337" calcext:value-type="float">
            <text:p>0,5337</text:p>
          </table:table-cell>
          <table:table-cell office:value-type="float" office:value="5.0819" calcext:value-type="float">
            <text:p>5,0819</text:p>
          </table:table-cell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149/A/NBP/2017</text:p>
          </table:table-cell>
          <table:table-cell office:value-type="float" office:value="0.1079" calcext:value-type="float">
            <text:p>0,1079</text:p>
          </table:table-cell>
          <table:table-cell office:value-type="float" office:value="3.5918" calcext:value-type="float">
            <text:p>3,5918</text:p>
          </table:table-cell>
          <table:table-cell office:value-type="float" office:value="2.8488" calcext:value-type="float">
            <text:p>2,8488</text:p>
          </table:table-cell>
          <table:table-cell office:value-type="float" office:value="0.4594" calcext:value-type="float">
            <text:p>0,4594</text:p>
          </table:table-cell>
          <table:table-cell office:value-type="float" office:value="2.8508" calcext:value-type="float">
            <text:p>2,8508</text:p>
          </table:table-cell>
          <table:table-cell office:value-type="float" office:value="2.6599" calcext:value-type="float">
            <text:p>2,6599</text:p>
          </table:table-cell>
          <table:table-cell office:value-type="float" office:value="2.6415" calcext:value-type="float">
            <text:p>2,6415</text:p>
          </table:table-cell>
          <table:table-cell office:value-type="float" office:value="4.2538" calcext:value-type="float">
            <text:p>4,2538</text:p>
          </table:table-cell>
          <table:table-cell office:value-type="float" office:value="0.014014" calcext:value-type="float">
            <text:p>0,014014</text:p>
          </table:table-cell>
          <table:table-cell office:value-type="float" office:value="3.7072" calcext:value-type="float">
            <text:p>3,7072</text:p>
          </table:table-cell>
          <table:table-cell office:value-type="float" office:value="4.7595" calcext:value-type="float">
            <text:p>4,7595</text:p>
          </table:table-cell>
          <table:table-cell office:value-type="float" office:value="0.1389" calcext:value-type="float">
            <text:p>0,1389</text:p>
          </table:table-cell>
          <table:table-cell office:value-type="float" office:value="0.032454" calcext:value-type="float">
            <text:p>0,032454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5719" calcext:value-type="float">
            <text:p>0,5719</text:p>
          </table:table-cell>
          <table:table-cell office:value-type="float" office:value="0.034416" calcext:value-type="float">
            <text:p>0,034416</text:p>
          </table:table-cell>
          <table:table-cell office:value-type="float" office:value="0.4539" calcext:value-type="float">
            <text:p>0,4539</text:p>
          </table:table-cell>
          <table:table-cell office:value-type="float" office:value="0.4432" calcext:value-type="float">
            <text:p>0,4432</text:p>
          </table:table-cell>
          <table:table-cell office:value-type="float" office:value="0.5743" calcext:value-type="float">
            <text:p>0,5743</text:p>
          </table:table-cell>
          <table:table-cell office:value-type="float" office:value="0.9321" calcext:value-type="float">
            <text:p>0,9321</text:p>
          </table:table-cell>
          <table:table-cell office:value-type="float" office:value="2.1749" calcext:value-type="float">
            <text:p>2,1749</text:p>
          </table:table-cell>
          <table:table-cell office:value-type="float" office:value="1.0134" calcext:value-type="float">
            <text:p>1,0134</text:p>
          </table:table-cell>
          <table:table-cell office:value-type="float" office:value="1.002" calcext:value-type="float">
            <text:p>1,002</text:p>
          </table:table-cell>
          <table:table-cell office:value-type="float" office:value="0.005519" calcext:value-type="float">
            <text:p>0,005519</text:p>
          </table:table-cell>
          <table:table-cell office:value-type="float" office:value="0.0714" calcext:value-type="float">
            <text:p>0,0714</text:p>
          </table:table-cell>
          <table:table-cell office:value-type="float" office:value="0.2014" calcext:value-type="float">
            <text:p>0,2014</text:p>
          </table:table-cell>
          <table:table-cell office:value-type="float" office:value="0.2709" calcext:value-type="float">
            <text:p>0,2709</text:p>
          </table:table-cell>
          <table:table-cell office:value-type="float" office:value="1.1536" calcext:value-type="float">
            <text:p>1,1536</text:p>
          </table:table-cell>
          <table:table-cell office:value-type="float" office:value="0.8394" calcext:value-type="float">
            <text:p>0,8394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00026955" calcext:value-type="float">
            <text:p>0,00026955</text:p>
          </table:table-cell>
          <table:table-cell office:value-type="float" office:value="0.056443" calcext:value-type="float">
            <text:p>0,056443</text:p>
          </table:table-cell>
          <table:table-cell office:value-type="float" office:value="0.003187" calcext:value-type="float">
            <text:p>0,003187</text:p>
          </table:table-cell>
          <table:table-cell office:value-type="float" office:value="0.5342" calcext:value-type="float">
            <text:p>0,5342</text:p>
          </table:table-cell>
          <table:table-cell office:value-type="float" office:value="5.0798" calcext:value-type="float">
            <text:p>5,0798</text:p>
          </table:table-cell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150/A/NBP/2017</text:p>
          </table:table-cell>
          <table:table-cell office:value-type="float" office:value="0.1074" calcext:value-type="float">
            <text:p>0,1074</text:p>
          </table:table-cell>
          <table:table-cell office:value-type="float" office:value="3.5702" calcext:value-type="float">
            <text:p>3,5702</text:p>
          </table:table-cell>
          <table:table-cell office:value-type="float" office:value="2.845" calcext:value-type="float">
            <text:p>2,845</text:p>
          </table:table-cell>
          <table:table-cell office:value-type="float" office:value="0.4567" calcext:value-type="float">
            <text:p>0,4567</text:p>
          </table:table-cell>
          <table:table-cell office:value-type="float" office:value="2.8401" calcext:value-type="float">
            <text:p>2,8401</text:p>
          </table:table-cell>
          <table:table-cell office:value-type="float" office:value="2.6585" calcext:value-type="float">
            <text:p>2,6585</text:p>
          </table:table-cell>
          <table:table-cell office:value-type="float" office:value="2.6326" calcext:value-type="float">
            <text:p>2,6326</text:p>
          </table:table-cell>
          <table:table-cell office:value-type="float" office:value="4.2423" calcext:value-type="float">
            <text:p>4,2423</text:p>
          </table:table-cell>
          <table:table-cell office:value-type="float" office:value="0.013958" calcext:value-type="float">
            <text:p>0,013958</text:p>
          </table:table-cell>
          <table:table-cell office:value-type="float" office:value="3.6898" calcext:value-type="float">
            <text:p>3,6898</text:p>
          </table:table-cell>
          <table:table-cell office:value-type="float" office:value="4.6938" calcext:value-type="float">
            <text:p>4,6938</text:p>
          </table:table-cell>
          <table:table-cell office:value-type="float" office:value="0.1381" calcext:value-type="float">
            <text:p>0,1381</text:p>
          </table:table-cell>
          <table:table-cell office:value-type="float" office:value="0.032427" calcext:value-type="float">
            <text:p>0,032427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5703" calcext:value-type="float">
            <text:p>0,5703</text:p>
          </table:table-cell>
          <table:table-cell office:value-type="float" office:value="0.034267" calcext:value-type="float">
            <text:p>0,034267</text:p>
          </table:table-cell>
          <table:table-cell office:value-type="float" office:value="0.4526" calcext:value-type="float">
            <text:p>0,4526</text:p>
          </table:table-cell>
          <table:table-cell office:value-type="float" office:value="0.4416" calcext:value-type="float">
            <text:p>0,4416</text:p>
          </table:table-cell>
          <table:table-cell office:value-type="float" office:value="0.5728" calcext:value-type="float">
            <text:p>0,5728</text:p>
          </table:table-cell>
          <table:table-cell office:value-type="float" office:value="0.9299" calcext:value-type="float">
            <text:p>0,9299</text:p>
          </table:table-cell>
          <table:table-cell office:value-type="float" office:value="2.1691" calcext:value-type="float">
            <text:p>2,1691</text:p>
          </table:table-cell>
          <table:table-cell office:value-type="float" office:value="1.0112" calcext:value-type="float">
            <text:p>1,0112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05503" calcext:value-type="float">
            <text:p>0,005503</text:p>
          </table:table-cell>
          <table:table-cell office:value-type="float" office:value="0.0711" calcext:value-type="float">
            <text:p>0,0711</text:p>
          </table:table-cell>
          <table:table-cell office:value-type="float" office:value="0.2" calcext:value-type="float">
            <text:p>0,2</text:p>
          </table:table-cell>
          <table:table-cell office:value-type="float" office:value="0.2679" calcext:value-type="float">
            <text:p>0,2679</text:p>
          </table:table-cell>
          <table:table-cell office:value-type="float" office:value="1.1469" calcext:value-type="float">
            <text:p>1,1469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0026811" calcext:value-type="float">
            <text:p>0,00026811</text:p>
          </table:table-cell>
          <table:table-cell office:value-type="float" office:value="0.05603" calcext:value-type="float">
            <text:p>0,05603</text:p>
          </table:table-cell>
          <table:table-cell office:value-type="float" office:value="0.003172" calcext:value-type="float">
            <text:p>0,003172</text:p>
          </table:table-cell>
          <table:table-cell office:value-type="float" office:value="0.5314" calcext:value-type="float">
            <text:p>0,5314</text:p>
          </table:table-cell>
          <table:table-cell office:value-type="float" office:value="5.0522" calcext:value-type="float">
            <text:p>5,0522</text:p>
          </table:table-cell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151/A/NBP/2017</text:p>
          </table:table-cell>
          <table:table-cell office:value-type="float" office:value="0.1081" calcext:value-type="float">
            <text:p>0,1081</text:p>
          </table:table-cell>
          <table:table-cell office:value-type="float" office:value="3.5995" calcext:value-type="float">
            <text:p>3,5995</text:p>
          </table:table-cell>
          <table:table-cell office:value-type="float" office:value="2.8485" calcext:value-type="float">
            <text:p>2,8485</text:p>
          </table:table-cell>
          <table:table-cell office:value-type="float" office:value="0.4602" calcext:value-type="float">
            <text:p>0,4602</text:p>
          </table:table-cell>
          <table:table-cell office:value-type="float" office:value="2.8396" calcext:value-type="float">
            <text:p>2,8396</text:p>
          </table:table-cell>
          <table:table-cell office:value-type="float" office:value="2.6513" calcext:value-type="float">
            <text:p>2,6513</text:p>
          </table:table-cell>
          <table:table-cell office:value-type="float" office:value="2.6417" calcext:value-type="float">
            <text:p>2,6417</text:p>
          </table:table-cell>
          <table:table-cell office:value-type="float" office:value="4.2469" calcext:value-type="float">
            <text:p>4,2469</text:p>
          </table:table-cell>
          <table:table-cell office:value-type="float" office:value="0.013963" calcext:value-type="float">
            <text:p>0,013963</text:p>
          </table:table-cell>
          <table:table-cell office:value-type="float" office:value="3.7018" calcext:value-type="float">
            <text:p>3,7018</text:p>
          </table:table-cell>
          <table:table-cell office:value-type="float" office:value="4.6958" calcext:value-type="float">
            <text:p>4,6958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032492" calcext:value-type="float">
            <text:p>0,032492</text:p>
          </table:table-cell>
          <table:table-cell office:value-type="float" office:value="0.1623" calcext:value-type="float">
            <text:p>0,1623</text:p>
          </table:table-cell>
          <table:table-cell office:value-type="float" office:value="0.5709" calcext:value-type="float">
            <text:p>0,5709</text:p>
          </table:table-cell>
          <table:table-cell office:value-type="float" office:value="0.034305" calcext:value-type="float">
            <text:p>0,034305</text:p>
          </table:table-cell>
          <table:table-cell office:value-type="float" office:value="0.453" calcext:value-type="float">
            <text:p>0,453</text:p>
          </table:table-cell>
          <table:table-cell office:value-type="float" office:value="0.4424" calcext:value-type="float">
            <text:p>0,4424</text:p>
          </table:table-cell>
          <table:table-cell office:value-type="float" office:value="0.5737" calcext:value-type="float">
            <text:p>0,5737</text:p>
          </table:table-cell>
          <table:table-cell office:value-type="float" office:value="0.9302" calcext:value-type="float">
            <text:p>0,9302</text:p>
          </table:table-cell>
          <table:table-cell office:value-type="float" office:value="2.1714" calcext:value-type="float">
            <text:p>2,1714</text:p>
          </table:table-cell>
          <table:table-cell office:value-type="float" office:value="1.0178" calcext:value-type="float">
            <text:p>1,0178</text:p>
          </table:table-cell>
          <table:table-cell office:value-type="float" office:value="0.9935" calcext:value-type="float">
            <text:p>0,9935</text:p>
          </table:table-cell>
          <table:table-cell office:value-type="float" office:value="0.005536" calcext:value-type="float">
            <text:p>0,005536</text:p>
          </table:table-cell>
          <table:table-cell office:value-type="float" office:value="0.0714" calcext:value-type="float">
            <text:p>0,0714</text:p>
          </table:table-cell>
          <table:table-cell office:value-type="float" office:value="0.2004" calcext:value-type="float">
            <text:p>0,2004</text:p>
          </table:table-cell>
          <table:table-cell office:value-type="float" office:value="0.2681" calcext:value-type="float">
            <text:p>0,2681</text:p>
          </table:table-cell>
          <table:table-cell office:value-type="float" office:value="1.1497" calcext:value-type="float">
            <text:p>1,1497</text:p>
          </table:table-cell>
          <table:table-cell office:value-type="float" office:value="0.8403" calcext:value-type="float">
            <text:p>0,8403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0027021" calcext:value-type="float">
            <text:p>0,00027021</text:p>
          </table:table-cell>
          <table:table-cell office:value-type="float" office:value="0.056463" calcext:value-type="float">
            <text:p>0,056463</text:p>
          </table:table-cell>
          <table:table-cell office:value-type="float" office:value="0.003189" calcext:value-type="float">
            <text:p>0,003189</text:p>
          </table:table-cell>
          <table:table-cell office:value-type="float" office:value="0.5357" calcext:value-type="float">
            <text:p>0,5357</text:p>
          </table:table-cell>
          <table:table-cell office:value-type="float" office:value="5.0596" calcext:value-type="float">
            <text:p>5,0596</text:p>
          </table:table-cell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152/A/NBP/2017</text:p>
          </table:table-cell>
          <table:table-cell office:value-type="float" office:value="0.1083" calcext:value-type="float">
            <text:p>0,1083</text:p>
          </table:table-cell>
          <table:table-cell office:value-type="float" office:value="3.6027" calcext:value-type="float">
            <text:p>3,6027</text:p>
          </table:table-cell>
          <table:table-cell office:value-type="float" office:value="2.8554" calcext:value-type="float">
            <text:p>2,8554</text:p>
          </table:table-cell>
          <table:table-cell office:value-type="float" office:value="0.4606" calcext:value-type="float">
            <text:p>0,4606</text:p>
          </table:table-cell>
          <table:table-cell office:value-type="float" office:value="2.8442" calcext:value-type="float">
            <text:p>2,8442</text:p>
          </table:table-cell>
          <table:table-cell office:value-type="float" office:value="2.6509" calcext:value-type="float">
            <text:p>2,6509</text:p>
          </table:table-cell>
          <table:table-cell office:value-type="float" office:value="2.6457" calcext:value-type="float">
            <text:p>2,6457</text:p>
          </table:table-cell>
          <table:table-cell office:value-type="float" office:value="4.2541" calcext:value-type="float">
            <text:p>4,2541</text:p>
          </table:table-cell>
          <table:table-cell office:value-type="float" office:value="0.013974" calcext:value-type="float">
            <text:p>0,013974</text:p>
          </table:table-cell>
          <table:table-cell office:value-type="float" office:value="3.7036" calcext:value-type="float">
            <text:p>3,7036</text:p>
          </table:table-cell>
          <table:table-cell office:value-type="float" office:value="4.6986" calcext:value-type="float">
            <text:p>4,6986</text:p>
          </table:table-cell>
          <table:table-cell office:value-type="float" office:value="0.1401" calcext:value-type="float">
            <text:p>0,1401</text:p>
          </table:table-cell>
          <table:table-cell office:value-type="float" office:value="0.032587" calcext:value-type="float">
            <text:p>0,032587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5719" calcext:value-type="float">
            <text:p>0,5719</text:p>
          </table:table-cell>
          <table:table-cell office:value-type="float" office:value="0.034363" calcext:value-type="float">
            <text:p>0,034363</text:p>
          </table:table-cell>
          <table:table-cell office:value-type="float" office:value="0.456" calcext:value-type="float">
            <text:p>0,456</text:p>
          </table:table-cell>
          <table:table-cell office:value-type="float" office:value="0.4425" calcext:value-type="float">
            <text:p>0,4425</text:p>
          </table:table-cell>
          <table:table-cell office:value-type="float" office:value="0.5747" calcext:value-type="float">
            <text:p>0,5747</text:p>
          </table:table-cell>
          <table:table-cell office:value-type="float" office:value="0.9322" calcext:value-type="float">
            <text:p>0,9322</text:p>
          </table:table-cell>
          <table:table-cell office:value-type="float" office:value="2.1751" calcext:value-type="float">
            <text:p>2,1751</text:p>
          </table:table-cell>
          <table:table-cell office:value-type="float" office:value="1.0198" calcext:value-type="float">
            <text:p>1,0198</text:p>
          </table:table-cell>
          <table:table-cell office:value-type="float" office:value="0.9964" calcext:value-type="float">
            <text:p>0,9964</text:p>
          </table:table-cell>
          <table:table-cell office:value-type="float" office:value="0.005528" calcext:value-type="float">
            <text:p>0,005528</text:p>
          </table:table-cell>
          <table:table-cell office:value-type="float" office:value="0.0713" calcext:value-type="float">
            <text:p>0,0713</text:p>
          </table:table-cell>
          <table:table-cell office:value-type="float" office:value="0.201" calcext:value-type="float">
            <text:p>0,201</text:p>
          </table:table-cell>
          <table:table-cell office:value-type="float" office:value="0.2728" calcext:value-type="float">
            <text:p>0,2728</text:p>
          </table:table-cell>
          <table:table-cell office:value-type="float" office:value="1.1526" calcext:value-type="float">
            <text:p>1,1526</text:p>
          </table:table-cell>
          <table:table-cell office:value-type="float" office:value="0.8407" calcext:value-type="float">
            <text:p>0,840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27062" calcext:value-type="float">
            <text:p>0,00027062</text:p>
          </table:table-cell>
          <table:table-cell office:value-type="float" office:value="0.056499" calcext:value-type="float">
            <text:p>0,056499</text:p>
          </table:table-cell>
          <table:table-cell office:value-type="float" office:value="0.003196" calcext:value-type="float">
            <text:p>0,003196</text:p>
          </table:table-cell>
          <table:table-cell office:value-type="float" office:value="0.5374" calcext:value-type="float">
            <text:p>0,5374</text:p>
          </table:table-cell>
          <table:table-cell office:value-type="float" office:value="5.0826" calcext:value-type="float">
            <text:p>5,0826</text:p>
          </table:table-cell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153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6342" calcext:value-type="float">
            <text:p>3,6342</text:p>
          </table:table-cell>
          <table:table-cell office:value-type="float" office:value="2.8646" calcext:value-type="float">
            <text:p>2,8646</text:p>
          </table:table-cell>
          <table:table-cell office:value-type="float" office:value="0.465" calcext:value-type="float">
            <text:p>0,465</text:p>
          </table:table-cell>
          <table:table-cell office:value-type="float" office:value="2.8673" calcext:value-type="float">
            <text:p>2,8673</text:p>
          </table:table-cell>
          <table:table-cell office:value-type="float" office:value="2.6623" calcext:value-type="float">
            <text:p>2,6623</text:p>
          </table:table-cell>
          <table:table-cell office:value-type="float" office:value="2.6671" calcext:value-type="float">
            <text:p>2,6671</text:p>
          </table:table-cell>
          <table:table-cell office:value-type="float" office:value="4.2638" calcext:value-type="float">
            <text:p>4,2638</text:p>
          </table:table-cell>
          <table:table-cell office:value-type="float" office:value="0.013987" calcext:value-type="float">
            <text:p>0,013987</text:p>
          </table:table-cell>
          <table:table-cell office:value-type="float" office:value="3.7693" calcext:value-type="float">
            <text:p>3,7693</text:p>
          </table:table-cell>
          <table:table-cell office:value-type="float" office:value="4.7252" calcext:value-type="float">
            <text:p>4,7252</text:p>
          </table:table-cell>
          <table:table-cell office:value-type="float" office:value="0.1413" calcext:value-type="float">
            <text:p>0,1413</text:p>
          </table:table-cell>
          <table:table-cell office:value-type="float" office:value="0.033118" calcext:value-type="float">
            <text:p>0,033118</text:p>
          </table:table-cell>
          <table:table-cell office:value-type="float" office:value="0.1632" calcext:value-type="float">
            <text:p>0,1632</text:p>
          </table:table-cell>
          <table:table-cell office:value-type="float" office:value="0.5732" calcext:value-type="float">
            <text:p>0,5732</text:p>
          </table:table-cell>
          <table:table-cell office:value-type="float" office:value="0.034497" calcext:value-type="float">
            <text:p>0,034497</text:p>
          </table:table-cell>
          <table:table-cell office:value-type="float" office:value="0.4571" calcext:value-type="float">
            <text:p>0,4571</text:p>
          </table:table-cell>
          <table:table-cell office:value-type="float" office:value="0.4429" calcext:value-type="float">
            <text:p>0,4429</text:p>
          </table:table-cell>
          <table:table-cell office:value-type="float" office:value="0.5761" calcext:value-type="float">
            <text:p>0,5761</text:p>
          </table:table-cell>
          <table:table-cell office:value-type="float" office:value="0.9335" calcext:value-type="float">
            <text:p>0,9335</text:p>
          </table:table-cell>
          <table:table-cell office:value-type="float" office:value="2.1801" calcext:value-type="float">
            <text:p>2,1801</text:p>
          </table:table-cell>
          <table:table-cell office:value-type="float" office:value="1.0252" calcext:value-type="float">
            <text:p>1,0252</text:p>
          </table:table-cell>
          <table:table-cell office:value-type="float" office:value="1.01" calcext:value-type="float">
            <text:p>1,01</text:p>
          </table:table-cell>
          <table:table-cell office:value-type="float" office:value="0.005601" calcext:value-type="float">
            <text:p>0,005601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2021" calcext:value-type="float">
            <text:p>0,2021</text:p>
          </table:table-cell>
          <table:table-cell office:value-type="float" office:value="0.2699" calcext:value-type="float">
            <text:p>0,2699</text:p>
          </table:table-cell>
          <table:table-cell office:value-type="float" office:value="1.162" calcext:value-type="float">
            <text:p>1,162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0605" calcext:value-type="float">
            <text:p>0,0605</text:p>
          </table:table-cell>
          <table:table-cell office:value-type="float" office:value="0.00027259" calcext:value-type="float">
            <text:p>0,00027259</text:p>
          </table:table-cell>
          <table:table-cell office:value-type="float" office:value="0.056946" calcext:value-type="float">
            <text:p>0,056946</text:p>
          </table:table-cell>
          <table:table-cell office:value-type="float" office:value="0.00319" calcext:value-type="float">
            <text:p>0,00319</text:p>
          </table:table-cell>
          <table:table-cell office:value-type="float" office:value="0.5442" calcext:value-type="float">
            <text:p>0,5442</text:p>
          </table:table-cell>
          <table:table-cell office:value-type="float" office:value="5.0921" calcext:value-type="float">
            <text:p>5,0921</text:p>
          </table:table-cell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154/A/NBP/2017</text:p>
          </table:table-cell>
          <table:table-cell office:value-type="float" office:value="0.1095" calcext:value-type="float">
            <text:p>0,1095</text:p>
          </table:table-cell>
          <table:table-cell office:value-type="float" office:value="3.6432" calcext:value-type="float">
            <text:p>3,6432</text:p>
          </table:table-cell>
          <table:table-cell office:value-type="float" office:value="2.8724" calcext:value-type="float">
            <text:p>2,8724</text:p>
          </table:table-cell>
          <table:table-cell office:value-type="float" office:value="0.4661" calcext:value-type="float">
            <text:p>0,4661</text:p>
          </table:table-cell>
          <table:table-cell office:value-type="float" office:value="2.8632" calcext:value-type="float">
            <text:p>2,8632</text:p>
          </table:table-cell>
          <table:table-cell office:value-type="float" office:value="2.6482" calcext:value-type="float">
            <text:p>2,6482</text:p>
          </table:table-cell>
          <table:table-cell office:value-type="float" office:value="2.6707" calcext:value-type="float">
            <text:p>2,6707</text:p>
          </table:table-cell>
          <table:table-cell office:value-type="float" office:value="4.2709" calcext:value-type="float">
            <text:p>4,2709</text:p>
          </table:table-cell>
          <table:table-cell office:value-type="float" office:value="0.013986" calcext:value-type="float">
            <text:p>0,013986</text:p>
          </table:table-cell>
          <table:table-cell office:value-type="float" office:value="3.772" calcext:value-type="float">
            <text:p>3,772</text:p>
          </table:table-cell>
          <table:table-cell office:value-type="float" office:value="4.7315" calcext:value-type="float">
            <text:p>4,7315</text:p>
          </table:table-cell>
          <table:table-cell office:value-type="float" office:value="0.1418" calcext:value-type="float">
            <text:p>0,1418</text:p>
          </table:table-cell>
          <table:table-cell office:value-type="float" office:value="0.033132" calcext:value-type="float">
            <text:p>0,033132</text:p>
          </table:table-cell>
          <table:table-cell office:value-type="float" office:value="0.1634" calcext:value-type="float">
            <text:p>0,1634</text:p>
          </table:table-cell>
          <table:table-cell office:value-type="float" office:value="0.5741" calcext:value-type="float">
            <text:p>0,5741</text:p>
          </table:table-cell>
          <table:table-cell office:value-type="float" office:value="0.034263" calcext:value-type="float">
            <text:p>0,034263</text:p>
          </table:table-cell>
          <table:table-cell office:value-type="float" office:value="0.4572" calcext:value-type="float">
            <text:p>0,4572</text:p>
          </table:table-cell>
          <table:table-cell office:value-type="float" office:value="0.4461" calcext:value-type="float">
            <text:p>0,4461</text:p>
          </table:table-cell>
          <table:table-cell office:value-type="float" office:value="0.577" calcext:value-type="float">
            <text:p>0,577</text:p>
          </table:table-cell>
          <table:table-cell office:value-type="float" office:value="0.9343" calcext:value-type="float">
            <text:p>0,9343</text:p>
          </table:table-cell>
          <table:table-cell office:value-type="float" office:value="2.1837" calcext:value-type="float">
            <text:p>2,1837</text:p>
          </table:table-cell>
          <table:table-cell office:value-type="float" office:value="1.0294" calcext:value-type="float">
            <text:p>1,0294</text:p>
          </table:table-cell>
          <table:table-cell office:value-type="float" office:value="1.0118" calcext:value-type="float">
            <text:p>1,0118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2035" calcext:value-type="float">
            <text:p>0,2035</text:p>
          </table:table-cell>
          <table:table-cell office:value-type="float" office:value="0.2726" calcext:value-type="float">
            <text:p>0,2726</text:p>
          </table:table-cell>
          <table:table-cell office:value-type="float" office:value="1.1545" calcext:value-type="float">
            <text:p>1,1545</text:p>
          </table:table-cell>
          <table:table-cell office:value-type="float" office:value="0.8489" calcext:value-type="float">
            <text:p>0,8489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0027322" calcext:value-type="float">
            <text:p>0,00027322</text:p>
          </table:table-cell>
          <table:table-cell office:value-type="float" office:value="0.056968" calcext:value-type="float">
            <text:p>0,056968</text:p>
          </table:table-cell>
          <table:table-cell office:value-type="float" office:value="0.00319" calcext:value-type="float">
            <text:p>0,00319</text:p>
          </table:table-cell>
          <table:table-cell office:value-type="float" office:value="0.5471" calcext:value-type="float">
            <text:p>0,5471</text:p>
          </table:table-cell>
          <table:table-cell office:value-type="float" office:value="5.1275" calcext:value-type="float">
            <text:p>5,1275</text:p>
          </table:table-cell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155/A/NBP/2017</text:p>
          </table:table-cell>
          <table:table-cell office:value-type="float" office:value="0.1097" calcext:value-type="float">
            <text:p>0,1097</text:p>
          </table:table-cell>
          <table:table-cell office:value-type="float" office:value="3.6449" calcext:value-type="float">
            <text:p>3,6449</text:p>
          </table:table-cell>
          <table:table-cell office:value-type="float" office:value="2.8646" calcext:value-type="float">
            <text:p>2,8646</text:p>
          </table:table-cell>
          <table:table-cell office:value-type="float" office:value="0.4662" calcext:value-type="float">
            <text:p>0,4662</text:p>
          </table:table-cell>
          <table:table-cell office:value-type="float" office:value="2.864" calcext:value-type="float">
            <text:p>2,864</text:p>
          </table:table-cell>
          <table:table-cell office:value-type="float" office:value="2.6552" calcext:value-type="float">
            <text:p>2,6552</text:p>
          </table:table-cell>
          <table:table-cell office:value-type="float" office:value="2.6719" calcext:value-type="float">
            <text:p>2,6719</text:p>
          </table:table-cell>
          <table:table-cell office:value-type="float" office:value="4.2851" calcext:value-type="float">
            <text:p>4,2851</text:p>
          </table:table-cell>
          <table:table-cell office:value-type="float" office:value="0.014008" calcext:value-type="float">
            <text:p>0,014008</text:p>
          </table:table-cell>
          <table:table-cell office:value-type="float" office:value="3.7975" calcext:value-type="float">
            <text:p>3,7975</text:p>
          </table:table-cell>
          <table:table-cell office:value-type="float" office:value="4.7276" calcext:value-type="float">
            <text:p>4,7276</text:p>
          </table:table-cell>
          <table:table-cell office:value-type="float" office:value="0.1418" calcext:value-type="float">
            <text:p>0,1418</text:p>
          </table:table-cell>
          <table:table-cell office:value-type="float" office:value="0.033447" calcext:value-type="float">
            <text:p>0,033447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5761" calcext:value-type="float">
            <text:p>0,5761</text:p>
          </table:table-cell>
          <table:table-cell office:value-type="float" office:value="0.034432" calcext:value-type="float">
            <text:p>0,034432</text:p>
          </table:table-cell>
          <table:table-cell office:value-type="float" office:value="0.4561" calcext:value-type="float">
            <text:p>0,4561</text:p>
          </table:table-cell>
          <table:table-cell office:value-type="float" office:value="0.4462" calcext:value-type="float">
            <text:p>0,4462</text:p>
          </table:table-cell>
          <table:table-cell office:value-type="float" office:value="0.5791" calcext:value-type="float">
            <text:p>0,5791</text:p>
          </table:table-cell>
          <table:table-cell office:value-type="float" office:value="0.9359" calcext:value-type="float">
            <text:p>0,9359</text:p>
          </table:table-cell>
          <table:table-cell office:value-type="float" office:value="2.1909" calcext:value-type="float">
            <text:p>2,1909</text:p>
          </table:table-cell>
          <table:table-cell office:value-type="float" office:value="1.0273" calcext:value-type="float">
            <text:p>1,0273</text:p>
          </table:table-cell>
          <table:table-cell office:value-type="float" office:value="1.0166" calcext:value-type="float">
            <text:p>1,0166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0.0715" calcext:value-type="float">
            <text:p>0,0715</text:p>
          </table:table-cell>
          <table:table-cell office:value-type="float" office:value="0.2025" calcext:value-type="float">
            <text:p>0,2025</text:p>
          </table:table-cell>
          <table:table-cell office:value-type="float" office:value="0.2701" calcext:value-type="float">
            <text:p>0,2701</text:p>
          </table:table-cell>
          <table:table-cell office:value-type="float" office:value="1.1479" calcext:value-type="float">
            <text:p>1,1479</text:p>
          </table:table-cell>
          <table:table-cell office:value-type="float" office:value="0.8486" calcext:value-type="float">
            <text:p>0,8486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0027287" calcext:value-type="float">
            <text:p>0,00027287</text:p>
          </table:table-cell>
          <table:table-cell office:value-type="float" office:value="0.056771" calcext:value-type="float">
            <text:p>0,056771</text:p>
          </table:table-cell>
          <table:table-cell office:value-type="float" office:value="0.003183" calcext:value-type="float">
            <text:p>0,003183</text:p>
          </table:table-cell>
          <table:table-cell office:value-type="float" office:value="0.5468" calcext:value-type="float">
            <text:p>0,5468</text:p>
          </table:table-cell>
          <table:table-cell office:value-type="float" office:value="5.1444" calcext:value-type="float">
            <text:p>5,1444</text:p>
          </table:table-cell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156/A/NBP/2017</text:p>
          </table:table-cell>
          <table:table-cell office:value-type="float" office:value="0.1091" calcext:value-type="float">
            <text:p>0,1091</text:p>
          </table:table-cell>
          <table:table-cell office:value-type="float" office:value="3.6278" calcext:value-type="float">
            <text:p>3,6278</text:p>
          </table:table-cell>
          <table:table-cell office:value-type="float" office:value="2.8559" calcext:value-type="float">
            <text:p>2,8559</text:p>
          </table:table-cell>
          <table:table-cell office:value-type="float" office:value="0.4639" calcext:value-type="float">
            <text:p>0,4639</text:p>
          </table:table-cell>
          <table:table-cell office:value-type="float" office:value="2.855" calcext:value-type="float">
            <text:p>2,855</text:p>
          </table:table-cell>
          <table:table-cell office:value-type="float" office:value="2.6468" calcext:value-type="float">
            <text:p>2,6468</text:p>
          </table:table-cell>
          <table:table-cell office:value-type="float" office:value="2.6636" calcext:value-type="float">
            <text:p>2,6636</text:p>
          </table:table-cell>
          <table:table-cell office:value-type="float" office:value="4.2823" calcext:value-type="float">
            <text:p>4,2823</text:p>
          </table:table-cell>
          <table:table-cell office:value-type="float" office:value="0.014076" calcext:value-type="float">
            <text:p>0,014076</text:p>
          </table:table-cell>
          <table:table-cell office:value-type="float" office:value="3.7559" calcext:value-type="float">
            <text:p>3,7559</text:p>
          </table:table-cell>
          <table:table-cell office:value-type="float" office:value="4.7084" calcext:value-type="float">
            <text:p>4,7084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033065" calcext:value-type="float">
            <text:p>0,033065</text:p>
          </table:table-cell>
          <table:table-cell office:value-type="float" office:value="0.1637" calcext:value-type="float">
            <text:p>0,1637</text:p>
          </table:table-cell>
          <table:table-cell office:value-type="float" office:value="0.5759" calcext:value-type="float">
            <text:p>0,5759</text:p>
          </table:table-cell>
          <table:table-cell office:value-type="float" office:value="0.034" calcext:value-type="float">
            <text:p>0,034</text:p>
          </table:table-cell>
          <table:table-cell office:value-type="float" office:value="0.4574" calcext:value-type="float">
            <text:p>0,4574</text:p>
          </table:table-cell>
          <table:table-cell office:value-type="float" office:value="0.4465" calcext:value-type="float">
            <text:p>0,4465</text:p>
          </table:table-cell>
          <table:table-cell office:value-type="float" office:value="0.579" calcext:value-type="float">
            <text:p>0,579</text:p>
          </table:table-cell>
          <table:table-cell office:value-type="float" office:value="0.9369" calcext:value-type="float">
            <text:p>0,9369</text:p>
          </table:table-cell>
          <table:table-cell office:value-type="float" office:value="2.1895" calcext:value-type="float">
            <text:p>2,1895</text:p>
          </table:table-cell>
          <table:table-cell office:value-type="float" office:value="1.0275" calcext:value-type="float">
            <text:p>1,0275</text:p>
          </table:table-cell>
          <table:table-cell office:value-type="float" office:value="1.0133" calcext:value-type="float">
            <text:p>1,0133</text:p>
          </table:table-cell>
          <table:table-cell office:value-type="float" office:value="0.005614" calcext:value-type="float">
            <text:p>0,005614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2037" calcext:value-type="float">
            <text:p>0,2037</text:p>
          </table:table-cell>
          <table:table-cell office:value-type="float" office:value="0.272" calcext:value-type="float">
            <text:p>0,272</text:p>
          </table:table-cell>
          <table:table-cell office:value-type="float" office:value="1.1364" calcext:value-type="float">
            <text:p>1,1364</text:p>
          </table:table-cell>
          <table:table-cell office:value-type="float" office:value="0.8449" calcext:value-type="float">
            <text:p>0,8449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0027177" calcext:value-type="float">
            <text:p>0,00027177</text:p>
          </table:table-cell>
          <table:table-cell office:value-type="float" office:value="0.056607" calcext:value-type="float">
            <text:p>0,056607</text:p>
          </table:table-cell>
          <table:table-cell office:value-type="float" office:value="0.003178" calcext:value-type="float">
            <text:p>0,003178</text:p>
          </table:table-cell>
          <table:table-cell office:value-type="float" office:value="0.5439" calcext:value-type="float">
            <text:p>0,5439</text:p>
          </table:table-cell>
          <table:table-cell office:value-type="float" office:value="5.1328" calcext:value-type="float">
            <text:p>5,1328</text:p>
          </table:table-cell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157/A/NBP/2017</text:p>
          </table:table-cell>
          <table:table-cell office:value-type="float" office:value="0.1094" calcext:value-type="float">
            <text:p>0,1094</text:p>
          </table:table-cell>
          <table:table-cell office:value-type="float" office:value="3.6435" calcext:value-type="float">
            <text:p>3,6435</text:p>
          </table:table-cell>
          <table:table-cell office:value-type="float" office:value="2.8644" calcext:value-type="float">
            <text:p>2,8644</text:p>
          </table:table-cell>
          <table:table-cell office:value-type="float" office:value="0.4658" calcext:value-type="float">
            <text:p>0,4658</text:p>
          </table:table-cell>
          <table:table-cell office:value-type="float" office:value="2.8611" calcext:value-type="float">
            <text:p>2,8611</text:p>
          </table:table-cell>
          <table:table-cell office:value-type="float" office:value="2.6414" calcext:value-type="float">
            <text:p>2,6414</text:p>
          </table:table-cell>
          <table:table-cell office:value-type="float" office:value="2.6643" calcext:value-type="float">
            <text:p>2,6643</text:p>
          </table:table-cell>
          <table:table-cell office:value-type="float" office:value="4.2724" calcext:value-type="float">
            <text:p>4,2724</text:p>
          </table:table-cell>
          <table:table-cell office:value-type="float" office:value="0.014059" calcext:value-type="float">
            <text:p>0,014059</text:p>
          </table:table-cell>
          <table:table-cell office:value-type="float" office:value="3.7403" calcext:value-type="float">
            <text:p>3,7403</text:p>
          </table:table-cell>
          <table:table-cell office:value-type="float" office:value="4.697" calcext:value-type="float">
            <text:p>4,697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032853" calcext:value-type="float">
            <text:p>0,032853</text:p>
          </table:table-cell>
          <table:table-cell office:value-type="float" office:value="0.164" calcext:value-type="float">
            <text:p>0,164</text:p>
          </table:table-cell>
          <table:table-cell office:value-type="float" office:value="0.5745" calcext:value-type="float">
            <text:p>0,5745</text:p>
          </table:table-cell>
          <table:table-cell office:value-type="float" office:value="0.033443" calcext:value-type="float">
            <text:p>0,033443</text:p>
          </table:table-cell>
          <table:table-cell office:value-type="float" office:value="0.4586" calcext:value-type="float">
            <text:p>0,4586</text:p>
          </table:table-cell>
          <table:table-cell office:value-type="float" office:value="0.4503" calcext:value-type="float">
            <text:p>0,4503</text:p>
          </table:table-cell>
          <table:table-cell office:value-type="float" office:value="0.5777" calcext:value-type="float">
            <text:p>0,5777</text:p>
          </table:table-cell>
          <table:table-cell office:value-type="float" office:value="0.9341" calcext:value-type="float">
            <text:p>0,9341</text:p>
          </table:table-cell>
          <table:table-cell office:value-type="float" office:value="2.1845" calcext:value-type="float">
            <text:p>2,1845</text:p>
          </table:table-cell>
          <table:table-cell office:value-type="float" office:value="1.0317" calcext:value-type="float">
            <text:p>1,0317</text:p>
          </table:table-cell>
          <table:table-cell office:value-type="float" office:value="1.0077" calcext:value-type="float">
            <text:p>1,0077</text:p>
          </table:table-cell>
          <table:table-cell office:value-type="float" office:value="0.005616" calcext:value-type="float">
            <text:p>0,005616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205" calcext:value-type="float">
            <text:p>0,205</text:p>
          </table:table-cell>
          <table:table-cell office:value-type="float" office:value="0.2752" calcext:value-type="float">
            <text:p>0,2752</text:p>
          </table:table-cell>
          <table:table-cell office:value-type="float" office:value="1.1497" calcext:value-type="float">
            <text:p>1,1497</text:p>
          </table:table-cell>
          <table:table-cell office:value-type="float" office:value="0.8479" calcext:value-type="float">
            <text:p>0,8479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0027234" calcext:value-type="float">
            <text:p>0,00027234</text:p>
          </table:table-cell>
          <table:table-cell office:value-type="float" office:value="0.056735" calcext:value-type="float">
            <text:p>0,056735</text:p>
          </table:table-cell>
          <table:table-cell office:value-type="float" office:value="0.003192" calcext:value-type="float">
            <text:p>0,003192</text:p>
          </table:table-cell>
          <table:table-cell office:value-type="float" office:value="0.5442" calcext:value-type="float">
            <text:p>0,5442</text:p>
          </table:table-cell>
          <table:table-cell office:value-type="float" office:value="5.1199" calcext:value-type="float">
            <text:p>5,1199</text:p>
          </table:table-cell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158/A/NBP/2017</text:p>
          </table:table-cell>
          <table:table-cell office:value-type="float" office:value="0.1091" calcext:value-type="float">
            <text:p>0,1091</text:p>
          </table:table-cell>
          <table:table-cell office:value-type="float" office:value="3.6258" calcext:value-type="float">
            <text:p>3,6258</text:p>
          </table:table-cell>
          <table:table-cell office:value-type="float" office:value="2.8788" calcext:value-type="float">
            <text:p>2,8788</text:p>
          </table:table-cell>
          <table:table-cell office:value-type="float" office:value="0.4634" calcext:value-type="float">
            <text:p>0,4634</text:p>
          </table:table-cell>
          <table:table-cell office:value-type="float" office:value="2.8703" calcext:value-type="float">
            <text:p>2,8703</text:p>
          </table:table-cell>
          <table:table-cell office:value-type="float" office:value="2.6502" calcext:value-type="float">
            <text:p>2,6502</text:p>
          </table:table-cell>
          <table:table-cell office:value-type="float" office:value="2.6573" calcext:value-type="float">
            <text:p>2,6573</text:p>
          </table:table-cell>
          <table:table-cell office:value-type="float" office:value="4.2541" calcext:value-type="float">
            <text:p>4,2541</text:p>
          </table:table-cell>
          <table:table-cell office:value-type="float" office:value="0.013991" calcext:value-type="float">
            <text:p>0,013991</text:p>
          </table:table-cell>
          <table:table-cell office:value-type="float" office:value="3.7569" calcext:value-type="float">
            <text:p>3,7569</text:p>
          </table:table-cell>
          <table:table-cell office:value-type="float" office:value="4.6738" calcext:value-type="float">
            <text:p>4,6738</text:p>
          </table:table-cell>
          <table:table-cell office:value-type="float" office:value="0.1422" calcext:value-type="float">
            <text:p>0,1422</text:p>
          </table:table-cell>
          <table:table-cell office:value-type="float" office:value="0.032956" calcext:value-type="float">
            <text:p>0,032956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572" calcext:value-type="float">
            <text:p>0,572</text:p>
          </table:table-cell>
          <table:table-cell office:value-type="float" office:value="0.033196" calcext:value-type="float">
            <text:p>0,033196</text:p>
          </table:table-cell>
          <table:table-cell office:value-type="float" office:value="0.4581" calcext:value-type="float">
            <text:p>0,4581</text:p>
          </table:table-cell>
          <table:table-cell office:value-type="float" office:value="0.4482" calcext:value-type="float">
            <text:p>0,4482</text:p>
          </table:table-cell>
          <table:table-cell office:value-type="float" office:value="0.5755" calcext:value-type="float">
            <text:p>0,5755</text:p>
          </table:table-cell>
          <table:table-cell office:value-type="float" office:value="0.9281" calcext:value-type="float">
            <text:p>0,9281</text:p>
          </table:table-cell>
          <table:table-cell office:value-type="float" office:value="2.1751" calcext:value-type="float">
            <text:p>2,1751</text:p>
          </table:table-cell>
          <table:table-cell office:value-type="float" office:value="1.0296" calcext:value-type="float">
            <text:p>1,0296</text:p>
          </table:table-cell>
          <table:table-cell office:value-type="float" office:value="1.0006" calcext:value-type="float">
            <text:p>1,0006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2049" calcext:value-type="float">
            <text:p>0,2049</text:p>
          </table:table-cell>
          <table:table-cell office:value-type="float" office:value="0.2752" calcext:value-type="float">
            <text:p>0,2752</text:p>
          </table:table-cell>
          <table:table-cell office:value-type="float" office:value="1.1499" calcext:value-type="float">
            <text:p>1,1499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56608" calcext:value-type="float">
            <text:p>0,056608</text:p>
          </table:table-cell>
          <table:table-cell office:value-type="float" office:value="0.003185" calcext:value-type="float">
            <text:p>0,003185</text:p>
          </table:table-cell>
          <table:table-cell office:value-type="float" office:value="0.5434" calcext:value-type="float">
            <text:p>0,5434</text:p>
          </table:table-cell>
          <table:table-cell office:value-type="float" office:value="5.1035" calcext:value-type="float">
            <text:p>5,1035</text:p>
          </table:table-cell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159/A/NBP/2017</text:p>
          </table:table-cell>
          <table:table-cell office:value-type="float" office:value="0.1098" calcext:value-type="float">
            <text:p>0,1098</text:p>
          </table:table-cell>
          <table:table-cell office:value-type="float" office:value="3.6459" calcext:value-type="float">
            <text:p>3,6459</text:p>
          </table:table-cell>
          <table:table-cell office:value-type="float" office:value="2.8885" calcext:value-type="float">
            <text:p>2,8885</text:p>
          </table:table-cell>
          <table:table-cell office:value-type="float" office:value="0.466" calcext:value-type="float">
            <text:p>0,466</text:p>
          </table:table-cell>
          <table:table-cell office:value-type="float" office:value="2.8825" calcext:value-type="float">
            <text:p>2,8825</text:p>
          </table:table-cell>
          <table:table-cell office:value-type="float" office:value="2.6702" calcext:value-type="float">
            <text:p>2,6702</text:p>
          </table:table-cell>
          <table:table-cell office:value-type="float" office:value="2.6735" calcext:value-type="float">
            <text:p>2,6735</text:p>
          </table:table-cell>
          <table:table-cell office:value-type="float" office:value="4.2826" calcext:value-type="float">
            <text:p>4,2826</text:p>
          </table:table-cell>
          <table:table-cell office:value-type="float" office:value="0.014094" calcext:value-type="float">
            <text:p>0,014094</text:p>
          </table:table-cell>
          <table:table-cell office:value-type="float" office:value="3.7931" calcext:value-type="float">
            <text:p>3,7931</text:p>
          </table:table-cell>
          <table:table-cell office:value-type="float" office:value="4.7049" calcext:value-type="float">
            <text:p>4,7049</text:p>
          </table:table-cell>
          <table:table-cell office:value-type="float" office:value="0.143" calcext:value-type="float">
            <text:p>0,143</text:p>
          </table:table-cell>
          <table:table-cell office:value-type="float" office:value="0.033446" calcext:value-type="float">
            <text:p>0,033446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5759" calcext:value-type="float">
            <text:p>0,5759</text:p>
          </table:table-cell>
          <table:table-cell office:value-type="float" office:value="0.034084" calcext:value-type="float">
            <text:p>0,034084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4485" calcext:value-type="float">
            <text:p>0,4485</text:p>
          </table:table-cell>
          <table:table-cell office:value-type="float" office:value="0.5785" calcext:value-type="float">
            <text:p>0,5785</text:p>
          </table:table-cell>
          <table:table-cell office:value-type="float" office:value="0.9332" calcext:value-type="float">
            <text:p>0,9332</text:p>
          </table:table-cell>
          <table:table-cell office:value-type="float" office:value="2.1897" calcext:value-type="float">
            <text:p>2,1897</text:p>
          </table:table-cell>
          <table:table-cell office:value-type="float" office:value="1.0322" calcext:value-type="float">
            <text:p>1,0322</text:p>
          </table:table-cell>
          <table:table-cell office:value-type="float" office:value="1.0062" calcext:value-type="float">
            <text:p>1,0062</text:p>
          </table:table-cell>
          <table:table-cell office:value-type="float" office:value="0.005637" calcext:value-type="float">
            <text:p>0,005637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2041" calcext:value-type="float">
            <text:p>0,2041</text:p>
          </table:table-cell>
          <table:table-cell office:value-type="float" office:value="0.2752" calcext:value-type="float">
            <text:p>0,2752</text:p>
          </table:table-cell>
          <table:table-cell office:value-type="float" office:value="1.1483" calcext:value-type="float">
            <text:p>1,1483</text:p>
          </table:table-cell>
          <table:table-cell office:value-type="float" office:value="0.8501" calcext:value-type="float">
            <text:p>0,8501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00027285" calcext:value-type="float">
            <text:p>0,00027285</text:p>
          </table:table-cell>
          <table:table-cell office:value-type="float" office:value="0.056832" calcext:value-type="float">
            <text:p>0,056832</text:p>
          </table:table-cell>
          <table:table-cell office:value-type="float" office:value="0.003195" calcext:value-type="float">
            <text:p>0,003195</text:p>
          </table:table-cell>
          <table:table-cell office:value-type="float" office:value="0.5461" calcext:value-type="float">
            <text:p>0,5461</text:p>
          </table:table-cell>
          <table:table-cell office:value-type="float" office:value="5.1461" calcext:value-type="float">
            <text:p>5,1461</text:p>
          </table:table-cell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160/A/NBP/2017</text:p>
          </table:table-cell>
          <table:table-cell office:value-type="float" office:value="0.1097" calcext:value-type="float">
            <text:p>0,1097</text:p>
          </table:table-cell>
          <table:table-cell office:value-type="float" office:value="3.6408" calcext:value-type="float">
            <text:p>3,6408</text:p>
          </table:table-cell>
          <table:table-cell office:value-type="float" office:value="2.8822" calcext:value-type="float">
            <text:p>2,8822</text:p>
          </table:table-cell>
          <table:table-cell office:value-type="float" office:value="0.4653" calcext:value-type="float">
            <text:p>0,4653</text:p>
          </table:table-cell>
          <table:table-cell office:value-type="float" office:value="2.8889" calcext:value-type="float">
            <text:p>2,8889</text:p>
          </table:table-cell>
          <table:table-cell office:value-type="float" office:value="2.6611" calcext:value-type="float">
            <text:p>2,6611</text:p>
          </table:table-cell>
          <table:table-cell office:value-type="float" office:value="2.6703" calcext:value-type="float">
            <text:p>2,6703</text:p>
          </table:table-cell>
          <table:table-cell office:value-type="float" office:value="4.2747" calcext:value-type="float">
            <text:p>4,2747</text:p>
          </table:table-cell>
          <table:table-cell office:value-type="float" office:value="0.014081" calcext:value-type="float">
            <text:p>0,014081</text:p>
          </table:table-cell>
          <table:table-cell office:value-type="float" office:value="3.7641" calcext:value-type="float">
            <text:p>3,7641</text:p>
          </table:table-cell>
          <table:table-cell office:value-type="float" office:value="4.6882" calcext:value-type="float">
            <text:p>4,6882</text:p>
          </table:table-cell>
          <table:table-cell office:value-type="float" office:value="0.143" calcext:value-type="float">
            <text:p>0,143</text:p>
          </table:table-cell>
          <table:table-cell office:value-type="float" office:value="0.033382" calcext:value-type="float">
            <text:p>0,033382</text:p>
          </table:table-cell>
          <table:table-cell office:value-type="float" office:value="0.1639" calcext:value-type="float">
            <text:p>0,1639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34335" calcext:value-type="float">
            <text:p>0,034335</text:p>
          </table:table-cell>
          <table:table-cell office:value-type="float" office:value="0.4598" calcext:value-type="float">
            <text:p>0,4598</text:p>
          </table:table-cell>
          <table:table-cell office:value-type="float" office:value="0.4484" calcext:value-type="float">
            <text:p>0,4484</text:p>
          </table:table-cell>
          <table:table-cell office:value-type="float" office:value="0.5772" calcext:value-type="float">
            <text:p>0,5772</text:p>
          </table:table-cell>
          <table:table-cell office:value-type="float" office:value="0.9317" calcext:value-type="float">
            <text:p>0,9317</text:p>
          </table:table-cell>
          <table:table-cell office:value-type="float" office:value="2.1857" calcext:value-type="float">
            <text:p>2,1857</text:p>
          </table:table-cell>
          <table:table-cell office:value-type="float" office:value="1.0345" calcext:value-type="float">
            <text:p>1,0345</text:p>
          </table:table-cell>
          <table:table-cell office:value-type="float" office:value="1.0039" calcext:value-type="float">
            <text:p>1,0039</text:p>
          </table:table-cell>
          <table:table-cell office:value-type="float" office:value="0.005632" calcext:value-type="float">
            <text:p>0,005632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2052" calcext:value-type="float">
            <text:p>0,2052</text:p>
          </table:table-cell>
          <table:table-cell office:value-type="float" office:value="0.2756" calcext:value-type="float">
            <text:p>0,2756</text:p>
          </table:table-cell>
          <table:table-cell office:value-type="float" office:value="1.157" calcext:value-type="float">
            <text:p>1,157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0027271" calcext:value-type="float">
            <text:p>0,00027271</text:p>
          </table:table-cell>
          <table:table-cell office:value-type="float" office:value="0.056841" calcext:value-type="float">
            <text:p>0,056841</text:p>
          </table:table-cell>
          <table:table-cell office:value-type="float" office:value="0.003195" calcext:value-type="float">
            <text:p>0,003195</text:p>
          </table:table-cell>
          <table:table-cell office:value-type="float" office:value="0.5456" calcext:value-type="float">
            <text:p>0,5456</text:p>
          </table:table-cell>
          <table:table-cell office:value-type="float" office:value="5.1305" calcext:value-type="float">
            <text:p>5,1305</text:p>
          </table:table-cell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161/A/NBP/2017</text:p>
          </table:table-cell>
          <table:table-cell office:value-type="float" office:value="0.1093" calcext:value-type="float">
            <text:p>0,1093</text:p>
          </table:table-cell>
          <table:table-cell office:value-type="float" office:value="3.6334" calcext:value-type="float">
            <text:p>3,6334</text:p>
          </table:table-cell>
          <table:table-cell office:value-type="float" office:value="2.8769" calcext:value-type="float">
            <text:p>2,8769</text:p>
          </table:table-cell>
          <table:table-cell office:value-type="float" office:value="0.4642" calcext:value-type="float">
            <text:p>0,4642</text:p>
          </table:table-cell>
          <table:table-cell office:value-type="float" office:value="2.8909" calcext:value-type="float">
            <text:p>2,8909</text:p>
          </table:table-cell>
          <table:table-cell office:value-type="float" office:value="2.6518" calcext:value-type="float">
            <text:p>2,6518</text:p>
          </table:table-cell>
          <table:table-cell office:value-type="float" office:value="2.6679" calcext:value-type="float">
            <text:p>2,6679</text:p>
          </table:table-cell>
          <table:table-cell office:value-type="float" office:value="4.2772" calcext:value-type="float">
            <text:p>4,2772</text:p>
          </table:table-cell>
          <table:table-cell office:value-type="float" office:value="0.014076" calcext:value-type="float">
            <text:p>0,014076</text:p>
          </table:table-cell>
          <table:table-cell office:value-type="float" office:value="3.7623" calcext:value-type="float">
            <text:p>3,7623</text:p>
          </table:table-cell>
          <table:table-cell office:value-type="float" office:value="4.6694" calcext:value-type="float">
            <text:p>4,6694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03323" calcext:value-type="float">
            <text:p>0,03323</text:p>
          </table:table-cell>
          <table:table-cell office:value-type="float" office:value="0.1638" calcext:value-type="float">
            <text:p>0,1638</text:p>
          </table:table-cell>
          <table:table-cell office:value-type="float" office:value="0.5751" calcext:value-type="float">
            <text:p>0,5751</text:p>
          </table:table-cell>
          <table:table-cell office:value-type="float" office:value="0.034355" calcext:value-type="float">
            <text:p>0,034355</text:p>
          </table:table-cell>
          <table:table-cell office:value-type="float" office:value="0.4597" calcext:value-type="float">
            <text:p>0,4597</text:p>
          </table:table-cell>
          <table:table-cell office:value-type="float" office:value="0.4489" calcext:value-type="float">
            <text:p>0,4489</text:p>
          </table:table-cell>
          <table:table-cell office:value-type="float" office:value="0.5777" calcext:value-type="float">
            <text:p>0,5777</text:p>
          </table:table-cell>
          <table:table-cell office:value-type="float" office:value="0.9323" calcext:value-type="float">
            <text:p>0,9323</text:p>
          </table:table-cell>
          <table:table-cell office:value-type="float" office:value="2.1869" calcext:value-type="float">
            <text:p>2,1869</text:p>
          </table:table-cell>
          <table:table-cell office:value-type="float" office:value="1.0372" calcext:value-type="float">
            <text:p>1,0372</text:p>
          </table:table-cell>
          <table:table-cell office:value-type="float" office:value="1.0036" calcext:value-type="float">
            <text:p>1,0036</text:p>
          </table:table-cell>
          <table:table-cell office:value-type="float" office:value="0.005652" calcext:value-type="float">
            <text:p>0,005652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2056" calcext:value-type="float">
            <text:p>0,2056</text:p>
          </table:table-cell>
          <table:table-cell office:value-type="float" office:value="0.275" calcext:value-type="float">
            <text:p>0,275</text:p>
          </table:table-cell>
          <table:table-cell office:value-type="float" office:value="1.1483" calcext:value-type="float">
            <text:p>1,1483</text:p>
          </table:table-cell>
          <table:table-cell office:value-type="float" office:value="0.849" calcext:value-type="float">
            <text:p>0,849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0027231" calcext:value-type="float">
            <text:p>0,00027231</text:p>
          </table:table-cell>
          <table:table-cell office:value-type="float" office:value="0.056663" calcext:value-type="float">
            <text:p>0,056663</text:p>
          </table:table-cell>
          <table:table-cell office:value-type="float" office:value="0.003202" calcext:value-type="float">
            <text:p>0,003202</text:p>
          </table:table-cell>
          <table:table-cell office:value-type="float" office:value="0.5454" calcext:value-type="float">
            <text:p>0,5454</text:p>
          </table:table-cell>
          <table:table-cell office:value-type="float" office:value="5.1259" calcext:value-type="float">
            <text:p>5,1259</text:p>
          </table:table-cell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162/A/NBP/2017</text:p>
          </table:table-cell>
          <table:table-cell office:value-type="float" office:value="0.1087" calcext:value-type="float">
            <text:p>0,1087</text:p>
          </table:table-cell>
          <table:table-cell office:value-type="float" office:value="3.6274" calcext:value-type="float">
            <text:p>3,6274</text:p>
          </table:table-cell>
          <table:table-cell office:value-type="float" office:value="2.861" calcext:value-type="float">
            <text:p>2,861</text:p>
          </table:table-cell>
          <table:table-cell office:value-type="float" office:value="0.4635" calcext:value-type="float">
            <text:p>0,4635</text:p>
          </table:table-cell>
          <table:table-cell office:value-type="float" office:value="2.8845" calcext:value-type="float">
            <text:p>2,8845</text:p>
          </table:table-cell>
          <table:table-cell office:value-type="float" office:value="2.6161" calcext:value-type="float">
            <text:p>2,6161</text:p>
          </table:table-cell>
          <table:table-cell office:value-type="float" office:value="2.6609" calcext:value-type="float">
            <text:p>2,6609</text:p>
          </table:table-cell>
          <table:table-cell office:value-type="float" office:value="4.2767" calcext:value-type="float">
            <text:p>4,2767</text:p>
          </table:table-cell>
          <table:table-cell office:value-type="float" office:value="0.014096" calcext:value-type="float">
            <text:p>0,014096</text:p>
          </table:table-cell>
          <table:table-cell office:value-type="float" office:value="3.7459" calcext:value-type="float">
            <text:p>3,7459</text:p>
          </table:table-cell>
          <table:table-cell office:value-type="float" office:value="4.6433" calcext:value-type="float">
            <text:p>4,6433</text:p>
          </table:table-cell>
          <table:table-cell office:value-type="float" office:value="0.1418" calcext:value-type="float">
            <text:p>0,1418</text:p>
          </table:table-cell>
          <table:table-cell office:value-type="float" office:value="0.033145" calcext:value-type="float">
            <text:p>0,033145</text:p>
          </table:table-cell>
          <table:table-cell office:value-type="float" office:value="0.1639" calcext:value-type="float">
            <text:p>0,1639</text:p>
          </table:table-cell>
          <table:table-cell office:value-type="float" office:value="0.575" calcext:value-type="float">
            <text:p>0,575</text:p>
          </table:table-cell>
          <table:table-cell office:value-type="float" office:value="0.034241" calcext:value-type="float">
            <text:p>0,034241</text:p>
          </table:table-cell>
          <table:table-cell office:value-type="float" office:value="0.4596" calcext:value-type="float">
            <text:p>0,4596</text:p>
          </table:table-cell>
          <table:table-cell office:value-type="float" office:value="0.4482" calcext:value-type="float">
            <text:p>0,4482</text:p>
          </table:table-cell>
          <table:table-cell office:value-type="float" office:value="0.5775" calcext:value-type="float">
            <text:p>0,5775</text:p>
          </table:table-cell>
          <table:table-cell office:value-type="float" office:value="0.9325" calcext:value-type="float">
            <text:p>0,9325</text:p>
          </table:table-cell>
          <table:table-cell office:value-type="float" office:value="2.1867" calcext:value-type="float">
            <text:p>2,1867</text:p>
          </table:table-cell>
          <table:table-cell office:value-type="float" office:value="1.036" calcext:value-type="float">
            <text:p>1,036</text:p>
          </table:table-cell>
          <table:table-cell office:value-type="float" office:value="1.0024" calcext:value-type="float">
            <text:p>1,0024</text:p>
          </table:table-cell>
          <table:table-cell office:value-type="float" office:value="0.005661" calcext:value-type="float">
            <text:p>0,005661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204" calcext:value-type="float">
            <text:p>0,204</text:p>
          </table:table-cell>
          <table:table-cell office:value-type="float" office:value="0.2738" calcext:value-type="float">
            <text:p>0,2738</text:p>
          </table:table-cell>
          <table:table-cell office:value-type="float" office:value="1.1471" calcext:value-type="float">
            <text:p>1,1471</text:p>
          </table:table-cell>
          <table:table-cell office:value-type="float" office:value="0.8478" calcext:value-type="float">
            <text:p>0,8478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0027154" calcext:value-type="float">
            <text:p>0,00027154</text:p>
          </table:table-cell>
          <table:table-cell office:value-type="float" office:value="0.056574" calcext:value-type="float">
            <text:p>0,056574</text:p>
          </table:table-cell>
          <table:table-cell office:value-type="float" office:value="0.003205" calcext:value-type="float">
            <text:p>0,003205</text:p>
          </table:table-cell>
          <table:table-cell office:value-type="float" office:value="0.5444" calcext:value-type="float">
            <text:p>0,5444</text:p>
          </table:table-cell>
          <table:table-cell office:value-type="float" office:value="5.1181" calcext:value-type="float">
            <text:p>5,1181</text:p>
          </table:table-cell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163/A/NBP/2017</text:p>
          </table:table-cell>
          <table:table-cell office:value-type="float" office:value="0.1089" calcext:value-type="float">
            <text:p>0,1089</text:p>
          </table:table-cell>
          <table:table-cell office:value-type="float" office:value="3.6329" calcext:value-type="float">
            <text:p>3,6329</text:p>
          </table:table-cell>
          <table:table-cell office:value-type="float" office:value="2.8663" calcext:value-type="float">
            <text:p>2,8663</text:p>
          </table:table-cell>
          <table:table-cell office:value-type="float" office:value="0.4643" calcext:value-type="float">
            <text:p>0,4643</text:p>
          </table:table-cell>
          <table:table-cell office:value-type="float" office:value="2.8965" calcext:value-type="float">
            <text:p>2,8965</text:p>
          </table:table-cell>
          <table:table-cell office:value-type="float" office:value="2.6179" calcext:value-type="float">
            <text:p>2,6179</text:p>
          </table:table-cell>
          <table:table-cell office:value-type="float" office:value="2.6676" calcext:value-type="float">
            <text:p>2,6676</text:p>
          </table:table-cell>
          <table:table-cell office:value-type="float" office:value="4.2827" calcext:value-type="float">
            <text:p>4,2827</text:p>
          </table:table-cell>
          <table:table-cell office:value-type="float" office:value="0.014142" calcext:value-type="float">
            <text:p>0,014142</text:p>
          </table:table-cell>
          <table:table-cell office:value-type="float" office:value="3.7639" calcext:value-type="float">
            <text:p>3,7639</text:p>
          </table:table-cell>
          <table:table-cell office:value-type="float" office:value="4.6551" calcext:value-type="float">
            <text:p>4,6551</text:p>
          </table:table-cell>
          <table:table-cell office:value-type="float" office:value="0.1422" calcext:value-type="float">
            <text:p>0,1422</text:p>
          </table:table-cell>
          <table:table-cell office:value-type="float" office:value="0.033221" calcext:value-type="float">
            <text:p>0,033221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5759" calcext:value-type="float">
            <text:p>0,5759</text:p>
          </table:table-cell>
          <table:table-cell office:value-type="float" office:value="0.033829" calcext:value-type="float">
            <text:p>0,033829</text:p>
          </table:table-cell>
          <table:table-cell office:value-type="float" office:value="0.4622" calcext:value-type="float">
            <text:p>0,4622</text:p>
          </table:table-cell>
          <table:table-cell office:value-type="float" office:value="0.45" calcext:value-type="float">
            <text:p>0,45</text:p>
          </table:table-cell>
          <table:table-cell office:value-type="float" office:value="0.5777" calcext:value-type="float">
            <text:p>0,5777</text:p>
          </table:table-cell>
          <table:table-cell office:value-type="float" office:value="0.9337" calcext:value-type="float">
            <text:p>0,9337</text:p>
          </table:table-cell>
          <table:table-cell office:value-type="float" office:value="2.1897" calcext:value-type="float">
            <text:p>2,1897</text:p>
          </table:table-cell>
          <table:table-cell office:value-type="float" office:value="1.0427" calcext:value-type="float">
            <text:p>1,0427</text:p>
          </table:table-cell>
          <table:table-cell office:value-type="float" office:value="1.0067" calcext:value-type="float">
            <text:p>1,0067</text:p>
          </table:table-cell>
          <table:table-cell office:value-type="float" office:value="0.005672" calcext:value-type="float">
            <text:p>0,005672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2053" calcext:value-type="float">
            <text:p>0,2053</text:p>
          </table:table-cell>
          <table:table-cell office:value-type="float" office:value="0.2747" calcext:value-type="float">
            <text:p>0,2747</text:p>
          </table:table-cell>
          <table:table-cell office:value-type="float" office:value="1.1567" calcext:value-type="float">
            <text:p>1,1567</text:p>
          </table:table-cell>
          <table:table-cell office:value-type="float" office:value="0.8485" calcext:value-type="float">
            <text:p>0,8485</text:p>
          </table:table-cell>
          <table:table-cell office:value-type="float" office:value="0.0614" calcext:value-type="float">
            <text:p>0,0614</text:p>
          </table:table-cell>
          <table:table-cell office:value-type="float" office:value="0.0002722" calcext:value-type="float">
            <text:p>0,0002722</text:p>
          </table:table-cell>
          <table:table-cell office:value-type="float" office:value="0.056713" calcext:value-type="float">
            <text:p>0,056713</text:p>
          </table:table-cell>
          <table:table-cell office:value-type="float" office:value="0.003221" calcext:value-type="float">
            <text:p>0,003221</text:p>
          </table:table-cell>
          <table:table-cell office:value-type="float" office:value="0.5453" calcext:value-type="float">
            <text:p>0,5453</text:p>
          </table:table-cell>
          <table:table-cell office:value-type="float" office:value="5.1165" calcext:value-type="float">
            <text:p>5,1165</text:p>
          </table:table-cell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164/A/NBP/2017</text:p>
          </table:table-cell>
          <table:table-cell office:value-type="float" office:value="0.1084" calcext:value-type="float">
            <text:p>0,1084</text:p>
          </table:table-cell>
          <table:table-cell office:value-type="float" office:value="3.6112" calcext:value-type="float">
            <text:p>3,6112</text:p>
          </table:table-cell>
          <table:table-cell office:value-type="float" office:value="2.858" calcext:value-type="float">
            <text:p>2,858</text:p>
          </table:table-cell>
          <table:table-cell office:value-type="float" office:value="0.4615" calcext:value-type="float">
            <text:p>0,4615</text:p>
          </table:table-cell>
          <table:table-cell office:value-type="float" office:value="2.8864" calcext:value-type="float">
            <text:p>2,8864</text:p>
          </table:table-cell>
          <table:table-cell office:value-type="float" office:value="2.6096" calcext:value-type="float">
            <text:p>2,6096</text:p>
          </table:table-cell>
          <table:table-cell office:value-type="float" office:value="2.6545" calcext:value-type="float">
            <text:p>2,6545</text:p>
          </table:table-cell>
          <table:table-cell office:value-type="float" office:value="4.26" calcext:value-type="float">
            <text:p>4,26</text:p>
          </table:table-cell>
          <table:table-cell office:value-type="float" office:value="0.014001" calcext:value-type="float">
            <text:p>0,014001</text:p>
          </table:table-cell>
          <table:table-cell office:value-type="float" office:value="3.7472" calcext:value-type="float">
            <text:p>3,7472</text:p>
          </table:table-cell>
          <table:table-cell office:value-type="float" office:value="4.6269" calcext:value-type="float">
            <text:p>4,6269</text:p>
          </table:table-cell>
          <table:table-cell office:value-type="float" office:value="0.1413" calcext:value-type="float">
            <text:p>0,1413</text:p>
          </table:table-cell>
          <table:table-cell office:value-type="float" office:value="0.032936" calcext:value-type="float">
            <text:p>0,032936</text:p>
          </table:table-cell>
          <table:table-cell office:value-type="float" office:value="0.1632" calcext:value-type="float">
            <text:p>0,1632</text:p>
          </table:table-cell>
          <table:table-cell office:value-type="float" office:value="0.5727" calcext:value-type="float">
            <text:p>0,5727</text:p>
          </table:table-cell>
          <table:table-cell office:value-type="float" office:value="0.033596" calcext:value-type="float">
            <text:p>0,033596</text:p>
          </table:table-cell>
          <table:table-cell office:value-type="float" office:value="0.4613" calcext:value-type="float">
            <text:p>0,4613</text:p>
          </table:table-cell>
          <table:table-cell office:value-type="float" office:value="0.4479" calcext:value-type="float">
            <text:p>0,4479</text:p>
          </table:table-cell>
          <table:table-cell office:value-type="float" office:value="0.5745" calcext:value-type="float">
            <text:p>0,5745</text:p>
          </table:table-cell>
          <table:table-cell office:value-type="float" office:value="0.9284" calcext:value-type="float">
            <text:p>0,9284</text:p>
          </table:table-cell>
          <table:table-cell office:value-type="float" office:value="2.1781" calcext:value-type="float">
            <text:p>2,1781</text:p>
          </table:table-cell>
          <table:table-cell office:value-type="float" office:value="1.0359" calcext:value-type="float">
            <text:p>1,0359</text:p>
          </table:table-cell>
          <table:table-cell office:value-type="float" office:value="1.0043" calcext:value-type="float">
            <text:p>1,0043</text:p>
          </table:table-cell>
          <table:table-cell office:value-type="float" office:value="0.005659" calcext:value-type="float">
            <text:p>0,005659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2041" calcext:value-type="float">
            <text:p>0,2041</text:p>
          </table:table-cell>
          <table:table-cell office:value-type="float" office:value="0.2739" calcext:value-type="float">
            <text:p>0,2739</text:p>
          </table:table-cell>
          <table:table-cell office:value-type="float" office:value="1.1471" calcext:value-type="float">
            <text:p>1,1471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002706" calcext:value-type="float">
            <text:p>0,0002706</text:p>
          </table:table-cell>
          <table:table-cell office:value-type="float" office:value="0.056394" calcext:value-type="float">
            <text:p>0,056394</text:p>
          </table:table-cell>
          <table:table-cell office:value-type="float" office:value="0.003206" calcext:value-type="float">
            <text:p>0,003206</text:p>
          </table:table-cell>
          <table:table-cell office:value-type="float" office:value="0.542" calcext:value-type="float">
            <text:p>0,542</text:p>
          </table:table-cell>
          <table:table-cell office:value-type="float" office:value="5.089" calcext:value-type="float">
            <text:p>5,089</text:p>
          </table:table-cell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165/A/NBP/2017</text:p>
          </table:table-cell>
          <table:table-cell office:value-type="float" office:value="0.1076" calcext:value-type="float">
            <text:p>0,1076</text:p>
          </table:table-cell>
          <table:table-cell office:value-type="float" office:value="3.5736" calcext:value-type="float">
            <text:p>3,5736</text:p>
          </table:table-cell>
          <table:table-cell office:value-type="float" office:value="2.8405" calcext:value-type="float">
            <text:p>2,8405</text:p>
          </table:table-cell>
          <table:table-cell office:value-type="float" office:value="0.4568" calcext:value-type="float">
            <text:p>0,4568</text:p>
          </table:table-cell>
          <table:table-cell office:value-type="float" office:value="2.8672" calcext:value-type="float">
            <text:p>2,8672</text:p>
          </table:table-cell>
          <table:table-cell office:value-type="float" office:value="2.5886" calcext:value-type="float">
            <text:p>2,5886</text:p>
          </table:table-cell>
          <table:table-cell office:value-type="float" office:value="2.6373" calcext:value-type="float">
            <text:p>2,6373</text:p>
          </table:table-cell>
          <table:table-cell office:value-type="float" office:value="4.264" calcext:value-type="float">
            <text:p>4,264</text:p>
          </table:table-cell>
          <table:table-cell office:value-type="float" office:value="0.014022" calcext:value-type="float">
            <text:p>0,014022</text:p>
          </table:table-cell>
          <table:table-cell office:value-type="float" office:value="3.7501" calcext:value-type="float">
            <text:p>3,7501</text:p>
          </table:table-cell>
          <table:table-cell office:value-type="float" office:value="4.6117" calcext:value-type="float">
            <text:p>4,6117</text:p>
          </table:table-cell>
          <table:table-cell office:value-type="float" office:value="0.1401" calcext:value-type="float">
            <text:p>0,1401</text:p>
          </table:table-cell>
          <table:table-cell office:value-type="float" office:value="0.032732" calcext:value-type="float">
            <text:p>0,032732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5732" calcext:value-type="float">
            <text:p>0,5732</text:p>
          </table:table-cell>
          <table:table-cell office:value-type="float" office:value="0.034167" calcext:value-type="float">
            <text:p>0,034167</text:p>
          </table:table-cell>
          <table:table-cell office:value-type="float" office:value="0.4609" calcext:value-type="float">
            <text:p>0,4609</text:p>
          </table:table-cell>
          <table:table-cell office:value-type="float" office:value="0.4481" calcext:value-type="float">
            <text:p>0,4481</text:p>
          </table:table-cell>
          <table:table-cell office:value-type="float" office:value="0.5751" calcext:value-type="float">
            <text:p>0,5751</text:p>
          </table:table-cell>
          <table:table-cell office:value-type="float" office:value="0.9276" calcext:value-type="float">
            <text:p>0,9276</text:p>
          </table:table-cell>
          <table:table-cell office:value-type="float" office:value="2.1802" calcext:value-type="float">
            <text:p>2,1802</text:p>
          </table:table-cell>
          <table:table-cell office:value-type="float" office:value="1.0356" calcext:value-type="float">
            <text:p>1,0356</text:p>
          </table:table-cell>
          <table:table-cell office:value-type="float" office:value="0.9977" calcext:value-type="float">
            <text:p>0,9977</text:p>
          </table:table-cell>
          <table:table-cell office:value-type="float" office:value="0.005631" calcext:value-type="float">
            <text:p>0,005631</text:p>
          </table:table-cell>
          <table:table-cell office:value-type="float" office:value="0.07" calcext:value-type="float">
            <text:p>0,07</text:p>
          </table:table-cell>
          <table:table-cell office:value-type="float" office:value="0.2022" calcext:value-type="float">
            <text:p>0,2022</text:p>
          </table:table-cell>
          <table:table-cell office:value-type="float" office:value="0.2736" calcext:value-type="float">
            <text:p>0,2736</text:p>
          </table:table-cell>
          <table:table-cell office:value-type="float" office:value="1.1308" calcext:value-type="float">
            <text:p>1,1308</text:p>
          </table:table-cell>
          <table:table-cell office:value-type="float" office:value="0.8374" calcext:value-type="float">
            <text:p>0,8374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0026789" calcext:value-type="float">
            <text:p>0,00026789</text:p>
          </table:table-cell>
          <table:table-cell office:value-type="float" office:value="0.055973" calcext:value-type="float">
            <text:p>0,055973</text:p>
          </table:table-cell>
          <table:table-cell office:value-type="float" office:value="0.003188" calcext:value-type="float">
            <text:p>0,003188</text:p>
          </table:table-cell>
          <table:table-cell office:value-type="float" office:value="0.5391" calcext:value-type="float">
            <text:p>0,5391</text:p>
          </table:table-cell>
          <table:table-cell office:value-type="float" office:value="5.0963" calcext:value-type="float">
            <text:p>5,0963</text:p>
          </table:table-cell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166/A/NBP/2017</text:p>
          </table:table-cell>
          <table:table-cell office:value-type="float" office:value="0.1066" calcext:value-type="float">
            <text:p>0,1066</text:p>
          </table:table-cell>
          <table:table-cell office:value-type="float" office:value="3.5372" calcext:value-type="float">
            <text:p>3,5372</text:p>
          </table:table-cell>
          <table:table-cell office:value-type="float" office:value="2.8158" calcext:value-type="float">
            <text:p>2,8158</text:p>
          </table:table-cell>
          <table:table-cell office:value-type="float" office:value="0.4521" calcext:value-type="float">
            <text:p>0,4521</text:p>
          </table:table-cell>
          <table:table-cell office:value-type="float" office:value="2.8408" calcext:value-type="float">
            <text:p>2,8408</text:p>
          </table:table-cell>
          <table:table-cell office:value-type="float" office:value="2.5734" calcext:value-type="float">
            <text:p>2,5734</text:p>
          </table:table-cell>
          <table:table-cell office:value-type="float" office:value="2.6168" calcext:value-type="float">
            <text:p>2,6168</text:p>
          </table:table-cell>
          <table:table-cell office:value-type="float" office:value="4.2661" calcext:value-type="float">
            <text:p>4,2661</text:p>
          </table:table-cell>
          <table:table-cell office:value-type="float" office:value="0.013993" calcext:value-type="float">
            <text:p>0,013993</text:p>
          </table:table-cell>
          <table:table-cell office:value-type="float" office:value="3.741" calcext:value-type="float">
            <text:p>3,741</text:p>
          </table:table-cell>
          <table:table-cell office:value-type="float" office:value="4.5852" calcext:value-type="float">
            <text:p>4,5852</text:p>
          </table:table-cell>
          <table:table-cell office:value-type="float" office:value="0.139" calcext:value-type="float">
            <text:p>0,139</text:p>
          </table:table-cell>
          <table:table-cell office:value-type="float" office:value="0.032612" calcext:value-type="float">
            <text:p>0,032612</text:p>
          </table:table-cell>
          <table:table-cell office:value-type="float" office:value="0.1634" calcext:value-type="float">
            <text:p>0,1634</text:p>
          </table:table-cell>
          <table:table-cell office:value-type="float" office:value="0.5734" calcext:value-type="float">
            <text:p>0,5734</text:p>
          </table:table-cell>
          <table:table-cell office:value-type="float" office:value="0.03402" calcext:value-type="float">
            <text:p>0,03402</text:p>
          </table:table-cell>
          <table:table-cell office:value-type="float" office:value="0.4581" calcext:value-type="float">
            <text:p>0,4581</text:p>
          </table:table-cell>
          <table:table-cell office:value-type="float" office:value="0.4464" calcext:value-type="float">
            <text:p>0,4464</text:p>
          </table:table-cell>
          <table:table-cell office:value-type="float" office:value="0.5756" calcext:value-type="float">
            <text:p>0,5756</text:p>
          </table:table-cell>
          <table:table-cell office:value-type="float" office:value="0.9265" calcext:value-type="float">
            <text:p>0,9265</text:p>
          </table:table-cell>
          <table:table-cell office:value-type="float" office:value="2.1813" calcext:value-type="float">
            <text:p>2,1813</text:p>
          </table:table-cell>
          <table:table-cell office:value-type="float" office:value="1.0264" calcext:value-type="float">
            <text:p>1,0264</text:p>
          </table:table-cell>
          <table:table-cell office:value-type="float" office:value="0.99" calcext:value-type="float">
            <text:p>0,99</text:p>
          </table:table-cell>
          <table:table-cell office:value-type="float" office:value="0.00563" calcext:value-type="float">
            <text:p>0,00563</text:p>
          </table:table-cell>
          <table:table-cell office:value-type="float" office:value="0.0694" calcext:value-type="float">
            <text:p>0,0694</text:p>
          </table:table-cell>
          <table:table-cell office:value-type="float" office:value="0.1979" calcext:value-type="float">
            <text:p>0,1979</text:p>
          </table:table-cell>
          <table:table-cell office:value-type="float" office:value="0.2708" calcext:value-type="float">
            <text:p>0,2708</text:p>
          </table:table-cell>
          <table:table-cell office:value-type="float" office:value="1.1167" calcext:value-type="float">
            <text:p>1,1167</text:p>
          </table:table-cell>
          <table:table-cell office:value-type="float" office:value="0.8291" calcext:value-type="float">
            <text:p>0,8291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00026514" calcext:value-type="float">
            <text:p>0,00026514</text:p>
          </table:table-cell>
          <table:table-cell office:value-type="float" office:value="0.055275" calcext:value-type="float">
            <text:p>0,055275</text:p>
          </table:table-cell>
          <table:table-cell office:value-type="float" office:value="0.003142" calcext:value-type="float">
            <text:p>0,003142</text:p>
          </table:table-cell>
          <table:table-cell office:value-type="float" office:value="0.5363" calcext:value-type="float">
            <text:p>0,5363</text:p>
          </table:table-cell>
          <table:table-cell office:value-type="float" office:value="5.0714" calcext:value-type="float">
            <text:p>5,0714</text:p>
          </table:table-cell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167/A/NBP/2017</text:p>
          </table:table-cell>
          <table:table-cell office:value-type="float" office:value="0.1074" calcext:value-type="float">
            <text:p>0,1074</text:p>
          </table:table-cell>
          <table:table-cell office:value-type="float" office:value="3.5678" calcext:value-type="float">
            <text:p>3,5678</text:p>
          </table:table-cell>
          <table:table-cell office:value-type="float" office:value="2.8398" calcext:value-type="float">
            <text:p>2,8398</text:p>
          </table:table-cell>
          <table:table-cell office:value-type="float" office:value="0.4558" calcext:value-type="float">
            <text:p>0,4558</text:p>
          </table:table-cell>
          <table:table-cell office:value-type="float" office:value="2.8459" calcext:value-type="float">
            <text:p>2,8459</text:p>
          </table:table-cell>
          <table:table-cell office:value-type="float" office:value="2.5857" calcext:value-type="float">
            <text:p>2,5857</text:p>
          </table:table-cell>
          <table:table-cell office:value-type="float" office:value="2.6293" calcext:value-type="float">
            <text:p>2,6293</text:p>
          </table:table-cell>
          <table:table-cell office:value-type="float" office:value="4.261" calcext:value-type="float">
            <text:p>4,261</text:p>
          </table:table-cell>
          <table:table-cell office:value-type="float" office:value="0.013935" calcext:value-type="float">
            <text:p>0,013935</text:p>
          </table:table-cell>
          <table:table-cell office:value-type="float" office:value="3.7326" calcext:value-type="float">
            <text:p>3,7326</text:p>
          </table:table-cell>
          <table:table-cell office:value-type="float" office:value="4.6085" calcext:value-type="float">
            <text:p>4,6085</text:p>
          </table:table-cell>
          <table:table-cell office:value-type="float" office:value="0.1394" calcext:value-type="float">
            <text:p>0,1394</text:p>
          </table:table-cell>
          <table:table-cell office:value-type="float" office:value="0.032455" calcext:value-type="float">
            <text:p>0,032455</text:p>
          </table:table-cell>
          <table:table-cell office:value-type="float" office:value="0.1635" calcext:value-type="float">
            <text:p>0,1635</text:p>
          </table:table-cell>
          <table:table-cell office:value-type="float" office:value="0.5727" calcext:value-type="float">
            <text:p>0,5727</text:p>
          </table:table-cell>
          <table:table-cell office:value-type="float" office:value="0.033898" calcext:value-type="float">
            <text:p>0,033898</text:p>
          </table:table-cell>
          <table:table-cell office:value-type="float" office:value="0.4594" calcext:value-type="float">
            <text:p>0,4594</text:p>
          </table:table-cell>
          <table:table-cell office:value-type="float" office:value="0.4483" calcext:value-type="float">
            <text:p>0,4483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9274" calcext:value-type="float">
            <text:p>0,9274</text:p>
          </table:table-cell>
          <table:table-cell office:value-type="float" office:value="2.1786" calcext:value-type="float">
            <text:p>2,1786</text:p>
          </table:table-cell>
          <table:table-cell office:value-type="float" office:value="1.0321" calcext:value-type="float">
            <text:p>1,0321</text:p>
          </table:table-cell>
          <table:table-cell office:value-type="float" office:value="0.9985" calcext:value-type="float">
            <text:p>0,9985</text:p>
          </table:table-cell>
          <table:table-cell office:value-type="float" office:value="0.005701" calcext:value-type="float">
            <text:p>0,005701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1998" calcext:value-type="float">
            <text:p>0,1998</text:p>
          </table:table-cell>
          <table:table-cell office:value-type="float" office:value="0.2737" calcext:value-type="float">
            <text:p>0,2737</text:p>
          </table:table-cell>
          <table:table-cell office:value-type="float" office:value="1.1269" calcext:value-type="float">
            <text:p>1,1269</text:p>
          </table:table-cell>
          <table:table-cell office:value-type="float" office:value="0.8353" calcext:value-type="float">
            <text:p>0,83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0026733" calcext:value-type="float">
            <text:p>0,00026733</text:p>
          </table:table-cell>
          <table:table-cell office:value-type="float" office:value="0.055838" calcext:value-type="float">
            <text:p>0,055838</text:p>
          </table:table-cell>
          <table:table-cell office:value-type="float" office:value="0.003176" calcext:value-type="float">
            <text:p>0,003176</text:p>
          </table:table-cell>
          <table:table-cell office:value-type="float" office:value="0.5411" calcext:value-type="float">
            <text:p>0,5411</text:p>
          </table:table-cell>
          <table:table-cell office:value-type="float" office:value="5.0324" calcext:value-type="float">
            <text:p>5,0324</text:p>
          </table:table-cell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168/A/NBP/2017</text:p>
          </table:table-cell>
          <table:table-cell office:value-type="float" office:value="0.1079" calcext:value-type="float">
            <text:p>0,1079</text:p>
          </table:table-cell>
          <table:table-cell office:value-type="float" office:value="3.5822" calcext:value-type="float">
            <text:p>3,5822</text:p>
          </table:table-cell>
          <table:table-cell office:value-type="float" office:value="2.83" calcext:value-type="float">
            <text:p>2,83</text:p>
          </table:table-cell>
          <table:table-cell office:value-type="float" office:value="0.4579" calcext:value-type="float">
            <text:p>0,4579</text:p>
          </table:table-cell>
          <table:table-cell office:value-type="float" office:value="2.8378" calcext:value-type="float">
            <text:p>2,8378</text:p>
          </table:table-cell>
          <table:table-cell office:value-type="float" office:value="2.5653" calcext:value-type="float">
            <text:p>2,5653</text:p>
          </table:table-cell>
          <table:table-cell office:value-type="float" office:value="2.6366" calcext:value-type="float">
            <text:p>2,6366</text:p>
          </table:table-cell>
          <table:table-cell office:value-type="float" office:value="4.2618" calcext:value-type="float">
            <text:p>4,2618</text:p>
          </table:table-cell>
          <table:table-cell office:value-type="float" office:value="0.013919" calcext:value-type="float">
            <text:p>0,013919</text:p>
          </table:table-cell>
          <table:table-cell office:value-type="float" office:value="3.7184" calcext:value-type="float">
            <text:p>3,7184</text:p>
          </table:table-cell>
          <table:table-cell office:value-type="float" office:value="4.6183" calcext:value-type="float">
            <text:p>4,6183</text:p>
          </table:table-cell>
          <table:table-cell office:value-type="float" office:value="0.1394" calcext:value-type="float">
            <text:p>0,1394</text:p>
          </table:table-cell>
          <table:table-cell office:value-type="float" office:value="0.032414" calcext:value-type="float">
            <text:p>0,032414</text:p>
          </table:table-cell>
          <table:table-cell office:value-type="float" office:value="0.1632" calcext:value-type="float">
            <text:p>0,1632</text:p>
          </table:table-cell>
          <table:table-cell office:value-type="float" office:value="0.5729" calcext:value-type="float">
            <text:p>0,5729</text:p>
          </table:table-cell>
          <table:table-cell office:value-type="float" office:value="0.033905" calcext:value-type="float">
            <text:p>0,033905</text:p>
          </table:table-cell>
          <table:table-cell office:value-type="float" office:value="0.4583" calcext:value-type="float">
            <text:p>0,4583</text:p>
          </table:table-cell>
          <table:table-cell office:value-type="float" office:value="0.4493" calcext:value-type="float">
            <text:p>0,4493</text:p>
          </table:table-cell>
          <table:table-cell office:value-type="float" office:value="0.5746" calcext:value-type="float">
            <text:p>0,5746</text:p>
          </table:table-cell>
          <table:table-cell office:value-type="float" office:value="0.9284" calcext:value-type="float">
            <text:p>0,9284</text:p>
          </table:table-cell>
          <table:table-cell office:value-type="float" office:value="2.1791" calcext:value-type="float">
            <text:p>2,1791</text:p>
          </table:table-cell>
          <table:table-cell office:value-type="float" office:value="1.0354" calcext:value-type="float">
            <text:p>1,0354</text:p>
          </table:table-cell>
          <table:table-cell office:value-type="float" office:value="0.9984" calcext:value-type="float">
            <text:p>0,9984</text:p>
          </table:table-cell>
          <table:table-cell office:value-type="float" office:value="0.005669" calcext:value-type="float">
            <text:p>0,005669</text:p>
          </table:table-cell>
          <table:table-cell office:value-type="float" office:value="0.07" calcext:value-type="float">
            <text:p>0,07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2751" calcext:value-type="float">
            <text:p>0,2751</text:p>
          </table:table-cell>
          <table:table-cell office:value-type="float" office:value="1.1335" calcext:value-type="float">
            <text:p>1,1335</text:p>
          </table:table-cell>
          <table:table-cell office:value-type="float" office:value="0.8389" calcext:value-type="float">
            <text:p>0,8389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0026851" calcext:value-type="float">
            <text:p>0,00026851</text:p>
          </table:table-cell>
          <table:table-cell office:value-type="float" office:value="0.056017" calcext:value-type="float">
            <text:p>0,056017</text:p>
          </table:table-cell>
          <table:table-cell office:value-type="float" office:value="0.003181" calcext:value-type="float">
            <text:p>0,003181</text:p>
          </table:table-cell>
          <table:table-cell office:value-type="float" office:value="0.5429" calcext:value-type="float">
            <text:p>0,5429</text:p>
          </table:table-cell>
          <table:table-cell office:value-type="float" office:value="5.0724" calcext:value-type="float">
            <text:p>5,0724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169/A/NBP/2017</text:p>
          </table:table-cell>
          <table:table-cell office:value-type="float" office:value="0.1076" calcext:value-type="float">
            <text:p>0,1076</text:p>
          </table:table-cell>
          <table:table-cell office:value-type="float" office:value="3.5693" calcext:value-type="float">
            <text:p>3,5693</text:p>
          </table:table-cell>
          <table:table-cell office:value-type="float" office:value="2.8298" calcext:value-type="float">
            <text:p>2,8298</text:p>
          </table:table-cell>
          <table:table-cell office:value-type="float" office:value="0.4562" calcext:value-type="float">
            <text:p>0,4562</text:p>
          </table:table-cell>
          <table:table-cell office:value-type="float" office:value="2.8579" calcext:value-type="float">
            <text:p>2,8579</text:p>
          </table:table-cell>
          <table:table-cell office:value-type="float" office:value="2.5539" calcext:value-type="float">
            <text:p>2,5539</text:p>
          </table:table-cell>
          <table:table-cell office:value-type="float" office:value="2.6311" calcext:value-type="float">
            <text:p>2,6311</text:p>
          </table:table-cell>
          <table:table-cell office:value-type="float" office:value="4.2457" calcext:value-type="float">
            <text:p>4,2457</text:p>
          </table:table-cell>
          <table:table-cell office:value-type="float" office:value="0.013915" calcext:value-type="float">
            <text:p>0,013915</text:p>
          </table:table-cell>
          <table:table-cell office:value-type="float" office:value="3.7134" calcext:value-type="float">
            <text:p>3,7134</text:p>
          </table:table-cell>
          <table:table-cell office:value-type="float" office:value="4.6144" calcext:value-type="float">
            <text:p>4,6144</text:p>
          </table:table-cell>
          <table:table-cell office:value-type="float" office:value="0.1389" calcext:value-type="float">
            <text:p>0,1389</text:p>
          </table:table-cell>
          <table:table-cell office:value-type="float" office:value="0.032431" calcext:value-type="float">
            <text:p>0,032431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5708" calcext:value-type="float">
            <text:p>0,5708</text:p>
          </table:table-cell>
          <table:table-cell office:value-type="float" office:value="0.034102" calcext:value-type="float">
            <text:p>0,034102</text:p>
          </table:table-cell>
          <table:table-cell office:value-type="float" office:value="0.4587" calcext:value-type="float">
            <text:p>0,4587</text:p>
          </table:table-cell>
          <table:table-cell office:value-type="float" office:value="0.4475" calcext:value-type="float">
            <text:p>0,4475</text:p>
          </table:table-cell>
          <table:table-cell office:value-type="float" office:value="0.572" calcext:value-type="float">
            <text:p>0,572</text:p>
          </table:table-cell>
          <table:table-cell office:value-type="float" office:value="0.9242" calcext:value-type="float">
            <text:p>0,9242</text:p>
          </table:table-cell>
          <table:table-cell office:value-type="float" office:value="2.1708" calcext:value-type="float">
            <text:p>2,1708</text:p>
          </table:table-cell>
          <table:table-cell office:value-type="float" office:value="1.0361" calcext:value-type="float">
            <text:p>1,0361</text:p>
          </table:table-cell>
          <table:table-cell office:value-type="float" office:value="0.9972" calcext:value-type="float">
            <text:p>0,9972</text:p>
          </table:table-cell>
          <table:table-cell office:value-type="float" office:value="0.00571" calcext:value-type="float">
            <text:p>0,00571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1999" calcext:value-type="float">
            <text:p>0,1999</text:p>
          </table:table-cell>
          <table:table-cell office:value-type="float" office:value="0.2756" calcext:value-type="float">
            <text:p>0,2756</text:p>
          </table:table-cell>
          <table:table-cell office:value-type="float" office:value="1.1342" calcext:value-type="float">
            <text:p>1,1342</text:p>
          </table:table-cell>
          <table:table-cell office:value-type="float" office:value="0.8359" calcext:value-type="float">
            <text:p>0,8359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0026754" calcext:value-type="float">
            <text:p>0,00026754</text:p>
          </table:table-cell>
          <table:table-cell office:value-type="float" office:value="0.05582" calcext:value-type="float">
            <text:p>0,05582</text:p>
          </table:table-cell>
          <table:table-cell office:value-type="float" office:value="0.003182" calcext:value-type="float">
            <text:p>0,003182</text:p>
          </table:table-cell>
          <table:table-cell office:value-type="float" office:value="0.5434" calcext:value-type="float">
            <text:p>0,5434</text:p>
          </table:table-cell>
          <table:table-cell office:value-type="float" office:value="5.0747" calcext:value-type="float">
            <text:p>5,0747</text:p>
          </table:table-cell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170/A/NBP/2017</text:p>
          </table:table-cell>
          <table:table-cell office:value-type="float" office:value="0.1077" calcext:value-type="float">
            <text:p>0,1077</text:p>
          </table:table-cell>
          <table:table-cell office:value-type="float" office:value="3.5718" calcext:value-type="float">
            <text:p>3,5718</text:p>
          </table:table-cell>
          <table:table-cell office:value-type="float" office:value="2.8425" calcext:value-type="float">
            <text:p>2,8425</text:p>
          </table:table-cell>
          <table:table-cell office:value-type="float" office:value="0.4565" calcext:value-type="float">
            <text:p>0,4565</text:p>
          </table:table-cell>
          <table:table-cell office:value-type="float" office:value="2.8781" calcext:value-type="float">
            <text:p>2,8781</text:p>
          </table:table-cell>
          <table:table-cell office:value-type="float" office:value="2.5634" calcext:value-type="float">
            <text:p>2,5634</text:p>
          </table:table-cell>
          <table:table-cell office:value-type="float" office:value="2.6328" calcext:value-type="float">
            <text:p>2,6328</text:p>
          </table:table-cell>
          <table:table-cell office:value-type="float" office:value="4.257" calcext:value-type="float">
            <text:p>4,257</text:p>
          </table:table-cell>
          <table:table-cell office:value-type="float" office:value="0.013911" calcext:value-type="float">
            <text:p>0,013911</text:p>
          </table:table-cell>
          <table:table-cell office:value-type="float" office:value="3.735" calcext:value-type="float">
            <text:p>3,735</text:p>
          </table:table-cell>
          <table:table-cell office:value-type="float" office:value="4.6206" calcext:value-type="float">
            <text:p>4,6206</text:p>
          </table:table-cell>
          <table:table-cell office:value-type="float" office:value="0.1379" calcext:value-type="float">
            <text:p>0,1379</text:p>
          </table:table-cell>
          <table:table-cell office:value-type="float" office:value="0.032618" calcext:value-type="float">
            <text:p>0,032618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5724" calcext:value-type="float">
            <text:p>0,5724</text:p>
          </table:table-cell>
          <table:table-cell office:value-type="float" office:value="0.034138" calcext:value-type="float">
            <text:p>0,034138</text:p>
          </table:table-cell>
          <table:table-cell office:value-type="float" office:value="0.4581" calcext:value-type="float">
            <text:p>0,4581</text:p>
          </table:table-cell>
          <table:table-cell office:value-type="float" office:value="0.4489" calcext:value-type="float">
            <text:p>0,4489</text:p>
          </table:table-cell>
          <table:table-cell office:value-type="float" office:value="0.5741" calcext:value-type="float">
            <text:p>0,5741</text:p>
          </table:table-cell>
          <table:table-cell office:value-type="float" office:value="0.9263" calcext:value-type="float">
            <text:p>0,9263</text:p>
          </table:table-cell>
          <table:table-cell office:value-type="float" office:value="2.1766" calcext:value-type="float">
            <text:p>2,1766</text:p>
          </table:table-cell>
          <table:table-cell office:value-type="float" office:value="1.0389" calcext:value-type="float">
            <text:p>1,0389</text:p>
          </table:table-cell>
          <table:table-cell office:value-type="float" office:value="0.9974" calcext:value-type="float">
            <text:p>0,9974</text:p>
          </table:table-cell>
          <table:table-cell office:value-type="float" office:value="0.00571" calcext:value-type="float">
            <text:p>0,00571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1999" calcext:value-type="float">
            <text:p>0,1999</text:p>
          </table:table-cell>
          <table:table-cell office:value-type="float" office:value="0.2755" calcext:value-type="float">
            <text:p>0,2755</text:p>
          </table:table-cell>
          <table:table-cell office:value-type="float" office:value="1.1368" calcext:value-type="float">
            <text:p>1,1368</text:p>
          </table:table-cell>
          <table:table-cell office:value-type="float" office:value="0.8364" calcext:value-type="float">
            <text:p>0,8364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002677" calcext:value-type="float">
            <text:p>0,0002677</text:p>
          </table:table-cell>
          <table:table-cell office:value-type="float" office:value="0.055727" calcext:value-type="float">
            <text:p>0,055727</text:p>
          </table:table-cell>
          <table:table-cell office:value-type="float" office:value="0.003161" calcext:value-type="float">
            <text:p>0,003161</text:p>
          </table:table-cell>
          <table:table-cell office:value-type="float" office:value="0.5478" calcext:value-type="float">
            <text:p>0,5478</text:p>
          </table:table-cell>
          <table:table-cell office:value-type="float" office:value="5.0619" calcext:value-type="float">
            <text:p>5,0619</text:p>
          </table:table-cell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171/A/NBP/2017</text:p>
          </table:table-cell>
          <table:table-cell office:value-type="float" office:value="0.1074" calcext:value-type="float">
            <text:p>0,1074</text:p>
          </table:table-cell>
          <table:table-cell office:value-type="float" office:value="3.5642" calcext:value-type="float">
            <text:p>3,5642</text:p>
          </table:table-cell>
          <table:table-cell office:value-type="float" office:value="2.8404" calcext:value-type="float">
            <text:p>2,8404</text:p>
          </table:table-cell>
          <table:table-cell office:value-type="float" office:value="0.4555" calcext:value-type="float">
            <text:p>0,4555</text:p>
          </table:table-cell>
          <table:table-cell office:value-type="float" office:value="2.8745" calcext:value-type="float">
            <text:p>2,8745</text:p>
          </table:table-cell>
          <table:table-cell office:value-type="float" office:value="2.5617" calcext:value-type="float">
            <text:p>2,5617</text:p>
          </table:table-cell>
          <table:table-cell office:value-type="float" office:value="2.6299" calcext:value-type="float">
            <text:p>2,6299</text:p>
          </table:table-cell>
          <table:table-cell office:value-type="float" office:value="4.2361" calcext:value-type="float">
            <text:p>4,2361</text:p>
          </table:table-cell>
          <table:table-cell office:value-type="float" office:value="0.013834" calcext:value-type="float">
            <text:p>0,013834</text:p>
          </table:table-cell>
          <table:table-cell office:value-type="float" office:value="3.7128" calcext:value-type="float">
            <text:p>3,7128</text:p>
          </table:table-cell>
          <table:table-cell office:value-type="float" office:value="4.6075" calcext:value-type="float">
            <text:p>4,6075</text:p>
          </table:table-cell>
          <table:table-cell office:value-type="float" office:value="0.1371" calcext:value-type="float">
            <text:p>0,1371</text:p>
          </table:table-cell>
          <table:table-cell office:value-type="float" office:value="0.032573" calcext:value-type="float">
            <text:p>0,032573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5696" calcext:value-type="float">
            <text:p>0,5696</text:p>
          </table:table-cell>
          <table:table-cell office:value-type="float" office:value="0.033916" calcext:value-type="float">
            <text:p>0,033916</text:p>
          </table:table-cell>
          <table:table-cell office:value-type="float" office:value="0.4564" calcext:value-type="float">
            <text:p>0,4564</text:p>
          </table:table-cell>
          <table:table-cell office:value-type="float" office:value="0.4473" calcext:value-type="float">
            <text:p>0,4473</text:p>
          </table:table-cell>
          <table:table-cell office:value-type="float" office:value="0.5713" calcext:value-type="float">
            <text:p>0,5713</text:p>
          </table:table-cell>
          <table:table-cell office:value-type="float" office:value="0.9212" calcext:value-type="float">
            <text:p>0,9212</text:p>
          </table:table-cell>
          <table:table-cell office:value-type="float" office:value="2.1659" calcext:value-type="float">
            <text:p>2,1659</text:p>
          </table:table-cell>
          <table:table-cell office:value-type="float" office:value="1.0357" calcext:value-type="float">
            <text:p>1,0357</text:p>
          </table:table-cell>
          <table:table-cell office:value-type="float" office:value="0.9966" calcext:value-type="float">
            <text:p>0,9966</text:p>
          </table:table-cell>
          <table:table-cell office:value-type="float" office:value="0.005707" calcext:value-type="float">
            <text:p>0,005707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1998" calcext:value-type="float">
            <text:p>0,1998</text:p>
          </table:table-cell>
          <table:table-cell office:value-type="float" office:value="0.2748" calcext:value-type="float">
            <text:p>0,2748</text:p>
          </table:table-cell>
          <table:table-cell office:value-type="float" office:value="1.1348" calcext:value-type="float">
            <text:p>1,1348</text:p>
          </table:table-cell>
          <table:table-cell office:value-type="float" office:value="0.8366" calcext:value-type="float">
            <text:p>0,8366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0026723" calcext:value-type="float">
            <text:p>0,00026723</text:p>
          </table:table-cell>
          <table:table-cell office:value-type="float" office:value="0.055599" calcext:value-type="float">
            <text:p>0,055599</text:p>
          </table:table-cell>
          <table:table-cell office:value-type="float" office:value="0.003151" calcext:value-type="float">
            <text:p>0,003151</text:p>
          </table:table-cell>
          <table:table-cell office:value-type="float" office:value="0.5441" calcext:value-type="float">
            <text:p>0,5441</text:p>
          </table:table-cell>
          <table:table-cell office:value-type="float" office:value="5.037" calcext:value-type="float">
            <text:p>5,037</text:p>
          </table:table-cell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172/A/NBP/2017</text:p>
          </table:table-cell>
          <table:table-cell office:value-type="float" office:value="0.1072" calcext:value-type="float">
            <text:p>0,1072</text:p>
          </table:table-cell>
          <table:table-cell office:value-type="float" office:value="3.5538" calcext:value-type="float">
            <text:p>3,5538</text:p>
          </table:table-cell>
          <table:table-cell office:value-type="float" office:value="2.8378" calcext:value-type="float">
            <text:p>2,8378</text:p>
          </table:table-cell>
          <table:table-cell office:value-type="float" office:value="0.4542" calcext:value-type="float">
            <text:p>0,4542</text:p>
          </table:table-cell>
          <table:table-cell office:value-type="float" office:value="2.8708" calcext:value-type="float">
            <text:p>2,8708</text:p>
          </table:table-cell>
          <table:table-cell office:value-type="float" office:value="2.5698" calcext:value-type="float">
            <text:p>2,5698</text:p>
          </table:table-cell>
          <table:table-cell office:value-type="float" office:value="2.6288" calcext:value-type="float">
            <text:p>2,6288</text:p>
          </table:table-cell>
          <table:table-cell office:value-type="float" office:value="4.2446" calcext:value-type="float">
            <text:p>4,2446</text:p>
          </table:table-cell>
          <table:table-cell office:value-type="float" office:value="0.01385" calcext:value-type="float">
            <text:p>0,01385</text:p>
          </table:table-cell>
          <table:table-cell office:value-type="float" office:value="3.7263" calcext:value-type="float">
            <text:p>3,7263</text:p>
          </table:table-cell>
          <table:table-cell office:value-type="float" office:value="4.6349" calcext:value-type="float">
            <text:p>4,6349</text:p>
          </table:table-cell>
          <table:table-cell office:value-type="float" office:value="0.1367" calcext:value-type="float">
            <text:p>0,1367</text:p>
          </table:table-cell>
          <table:table-cell office:value-type="float" office:value="0.032696" calcext:value-type="float">
            <text:p>0,032696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033634" calcext:value-type="float">
            <text:p>0,033634</text:p>
          </table:table-cell>
          <table:table-cell office:value-type="float" office:value="0.4568" calcext:value-type="float">
            <text:p>0,4568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5723" calcext:value-type="float">
            <text:p>0,5723</text:p>
          </table:table-cell>
          <table:table-cell office:value-type="float" office:value="0.9229" calcext:value-type="float">
            <text:p>0,9229</text:p>
          </table:table-cell>
          <table:table-cell office:value-type="float" office:value="2.1703" calcext:value-type="float">
            <text:p>2,1703</text:p>
          </table:table-cell>
          <table:table-cell office:value-type="float" office:value="1.031" calcext:value-type="float">
            <text:p>1,031</text:p>
          </table:table-cell>
          <table:table-cell office:value-type="float" office:value="0.9968" calcext:value-type="float">
            <text:p>0,9968</text:p>
          </table:table-cell>
          <table:table-cell office:value-type="float" office:value="0.005701" calcext:value-type="float">
            <text:p>0,005701</text:p>
          </table:table-cell>
          <table:table-cell office:value-type="float" office:value="0.0696" calcext:value-type="float">
            <text:p>0,0696</text:p>
          </table:table-cell>
          <table:table-cell office:value-type="float" office:value="0.1987" calcext:value-type="float">
            <text:p>0,1987</text:p>
          </table:table-cell>
          <table:table-cell office:value-type="float" office:value="0.2749" calcext:value-type="float">
            <text:p>0,2749</text:p>
          </table:table-cell>
          <table:table-cell office:value-type="float" office:value="1.1401" calcext:value-type="float">
            <text:p>1,1401</text:p>
          </table:table-cell>
          <table:table-cell office:value-type="float" office:value="0.8379" calcext:value-type="float">
            <text:p>0,8379</text:p>
          </table:table-cell>
          <table:table-cell office:value-type="float" office:value="0.062" calcext:value-type="float">
            <text:p>0,062</text:p>
          </table:table-cell>
          <table:table-cell office:value-type="float" office:value="0.00026645" calcext:value-type="float">
            <text:p>0,00026645</text:p>
          </table:table-cell>
          <table:table-cell office:value-type="float" office:value="0.055394" calcext:value-type="float">
            <text:p>0,055394</text:p>
          </table:table-cell>
          <table:table-cell office:value-type="float" office:value="0.003131" calcext:value-type="float">
            <text:p>0,003131</text:p>
          </table:table-cell>
          <table:table-cell office:value-type="float" office:value="0.5445" calcext:value-type="float">
            <text:p>0,5445</text:p>
          </table:table-cell>
          <table:table-cell office:value-type="float" office:value="5.062" calcext:value-type="float">
            <text:p>5,062</text:p>
          </table:table-cell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173/A/NBP/2017</text:p>
          </table:table-cell>
          <table:table-cell office:value-type="float" office:value="0.1073" calcext:value-type="float">
            <text:p>0,1073</text:p>
          </table:table-cell>
          <table:table-cell office:value-type="float" office:value="3.5511" calcext:value-type="float">
            <text:p>3,5511</text:p>
          </table:table-cell>
          <table:table-cell office:value-type="float" office:value="2.8446" calcext:value-type="float">
            <text:p>2,8446</text:p>
          </table:table-cell>
          <table:table-cell office:value-type="float" office:value="0.4542" calcext:value-type="float">
            <text:p>0,4542</text:p>
          </table:table-cell>
          <table:table-cell office:value-type="float" office:value="2.9097" calcext:value-type="float">
            <text:p>2,9097</text:p>
          </table:table-cell>
          <table:table-cell office:value-type="float" office:value="2.5557" calcext:value-type="float">
            <text:p>2,5557</text:p>
          </table:table-cell>
          <table:table-cell office:value-type="float" office:value="2.6387" calcext:value-type="float">
            <text:p>2,6387</text:p>
          </table:table-cell>
          <table:table-cell office:value-type="float" office:value="4.2466" calcext:value-type="float">
            <text:p>4,2466</text:p>
          </table:table-cell>
          <table:table-cell office:value-type="float" office:value="0.013876" calcext:value-type="float">
            <text:p>0,013876</text:p>
          </table:table-cell>
          <table:table-cell office:value-type="float" office:value="3.7256" calcext:value-type="float">
            <text:p>3,7256</text:p>
          </table:table-cell>
          <table:table-cell office:value-type="float" office:value="4.6411" calcext:value-type="float">
            <text:p>4,6411</text:p>
          </table:table-cell>
          <table:table-cell office:value-type="float" office:value="0.1366" calcext:value-type="float">
            <text:p>0,1366</text:p>
          </table:table-cell>
          <table:table-cell office:value-type="float" office:value="0.032593" calcext:value-type="float">
            <text:p>0,032593</text:p>
          </table:table-cell>
          <table:table-cell office:value-type="float" office:value="0.1627" calcext:value-type="float">
            <text:p>0,1627</text:p>
          </table:table-cell>
          <table:table-cell office:value-type="float" office:value="0.5708" calcext:value-type="float">
            <text:p>0,5708</text:p>
          </table:table-cell>
          <table:table-cell office:value-type="float" office:value="0.033517" calcext:value-type="float">
            <text:p>0,033517</text:p>
          </table:table-cell>
          <table:table-cell office:value-type="float" office:value="0.4563" calcext:value-type="float">
            <text:p>0,4563</text:p>
          </table:table-cell>
          <table:table-cell office:value-type="float" office:value="0.4449" calcext:value-type="float">
            <text:p>0,4449</text:p>
          </table:table-cell>
          <table:table-cell office:value-type="float" office:value="0.5712" calcext:value-type="float">
            <text:p>0,5712</text:p>
          </table:table-cell>
          <table:table-cell office:value-type="float" office:value="0.9239" calcext:value-type="float">
            <text:p>0,9239</text:p>
          </table:table-cell>
          <table:table-cell office:value-type="float" office:value="2.1713" calcext:value-type="float">
            <text:p>2,1713</text:p>
          </table:table-cell>
          <table:table-cell office:value-type="float" office:value="1.0361" calcext:value-type="float">
            <text:p>1,0361</text:p>
          </table:table-cell>
          <table:table-cell office:value-type="float" office:value="1.0019" calcext:value-type="float">
            <text:p>1,0019</text:p>
          </table:table-cell>
          <table:table-cell office:value-type="float" office:value="0.005743" calcext:value-type="float">
            <text:p>0,005743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2001" calcext:value-type="float">
            <text:p>0,2001</text:p>
          </table:table-cell>
          <table:table-cell office:value-type="float" office:value="0.2768" calcext:value-type="float">
            <text:p>0,2768</text:p>
          </table:table-cell>
          <table:table-cell office:value-type="float" office:value="1.1459" calcext:value-type="float">
            <text:p>1,1459</text:p>
          </table:table-cell>
          <table:table-cell office:value-type="float" office:value="0.8434" calcext:value-type="float">
            <text:p>0,8434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00026687" calcext:value-type="float">
            <text:p>0,00026687</text:p>
          </table:table-cell>
          <table:table-cell office:value-type="float" office:value="0.055486" calcext:value-type="float">
            <text:p>0,055486</text:p>
          </table:table-cell>
          <table:table-cell office:value-type="float" office:value="0.003143" calcext:value-type="float">
            <text:p>0,003143</text:p>
          </table:table-cell>
          <table:table-cell office:value-type="float" office:value="0.5464" calcext:value-type="float">
            <text:p>0,5464</text:p>
          </table:table-cell>
          <table:table-cell office:value-type="float" office:value="5.0574" calcext:value-type="float">
            <text:p>5,0574</text:p>
          </table:table-cell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174/A/NBP/2017</text:p>
          </table:table-cell>
          <table:table-cell office:value-type="float" office:value="0.1065" calcext:value-type="float">
            <text:p>0,1065</text:p>
          </table:table-cell>
          <table:table-cell office:value-type="float" office:value="3.5239" calcext:value-type="float">
            <text:p>3,5239</text:p>
          </table:table-cell>
          <table:table-cell office:value-type="float" office:value="2.8545" calcext:value-type="float">
            <text:p>2,8545</text:p>
          </table:table-cell>
          <table:table-cell office:value-type="float" office:value="0.4512" calcext:value-type="float">
            <text:p>0,4512</text:p>
          </table:table-cell>
          <table:table-cell office:value-type="float" office:value="2.9102" calcext:value-type="float">
            <text:p>2,9102</text:p>
          </table:table-cell>
          <table:table-cell office:value-type="float" office:value="2.5731" calcext:value-type="float">
            <text:p>2,5731</text:p>
          </table:table-cell>
          <table:table-cell office:value-type="float" office:value="2.6342" calcext:value-type="float">
            <text:p>2,6342</text:p>
          </table:table-cell>
          <table:table-cell office:value-type="float" office:value="4.2511" calcext:value-type="float">
            <text:p>4,2511</text:p>
          </table:table-cell>
          <table:table-cell office:value-type="float" office:value="0.013893" calcext:value-type="float">
            <text:p>0,013893</text:p>
          </table:table-cell>
          <table:table-cell office:value-type="float" office:value="3.7194" calcext:value-type="float">
            <text:p>3,7194</text:p>
          </table:table-cell>
          <table:table-cell office:value-type="float" office:value="4.6301" calcext:value-type="float">
            <text:p>4,6301</text:p>
          </table:table-cell>
          <table:table-cell office:value-type="float" office:value="0.1351" calcext:value-type="float">
            <text:p>0,1351</text:p>
          </table:table-cell>
          <table:table-cell office:value-type="float" office:value="0.032718" calcext:value-type="float">
            <text:p>0,032718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5714" calcext:value-type="float">
            <text:p>0,5714</text:p>
          </table:table-cell>
          <table:table-cell office:value-type="float" office:value="0.033342" calcext:value-type="float">
            <text:p>0,033342</text:p>
          </table:table-cell>
          <table:table-cell office:value-type="float" office:value="0.4563" calcext:value-type="float">
            <text:p>0,4563</text:p>
          </table:table-cell>
          <table:table-cell office:value-type="float" office:value="0.4457" calcext:value-type="float">
            <text:p>0,4457</text:p>
          </table:table-cell>
          <table:table-cell office:value-type="float" office:value="0.572" calcext:value-type="float">
            <text:p>0,572</text:p>
          </table:table-cell>
          <table:table-cell office:value-type="float" office:value="0.9245" calcext:value-type="float">
            <text:p>0,9245</text:p>
          </table:table-cell>
          <table:table-cell office:value-type="float" office:value="2.1736" calcext:value-type="float">
            <text:p>2,1736</text:p>
          </table:table-cell>
          <table:table-cell office:value-type="float" office:value="1.0336" calcext:value-type="float">
            <text:p>1,0336</text:p>
          </table:table-cell>
          <table:table-cell office:value-type="float" office:value="1.0056" calcext:value-type="float">
            <text:p>1,0056</text:p>
          </table:table-cell>
          <table:table-cell office:value-type="float" office:value="0.005739" calcext:value-type="float">
            <text:p>0,005739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1999" calcext:value-type="float">
            <text:p>0,1999</text:p>
          </table:table-cell>
          <table:table-cell office:value-type="float" office:value="0.2749" calcext:value-type="float">
            <text:p>0,2749</text:p>
          </table:table-cell>
          <table:table-cell office:value-type="float" office:value="1.137" calcext:value-type="float">
            <text:p>1,137</text:p>
          </table:table-cell>
          <table:table-cell office:value-type="float" office:value="0.8398" calcext:value-type="float">
            <text:p>0,8398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0026688" calcext:value-type="float">
            <text:p>0,00026688</text:p>
          </table:table-cell>
          <table:table-cell office:value-type="float" office:value="0.055112" calcext:value-type="float">
            <text:p>0,055112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5455" calcext:value-type="float">
            <text:p>0,5455</text:p>
          </table:table-cell>
          <table:table-cell office:value-type="float" office:value="5.0579" calcext:value-type="float">
            <text:p>5,0579</text:p>
          </table:table-cell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175/A/NBP/2017</text:p>
          </table:table-cell>
          <table:table-cell office:value-type="float" office:value="0.1065" calcext:value-type="float">
            <text:p>0,1065</text:p>
          </table:table-cell>
          <table:table-cell office:value-type="float" office:value="3.5293" calcext:value-type="float">
            <text:p>3,5293</text:p>
          </table:table-cell>
          <table:table-cell office:value-type="float" office:value="2.841" calcext:value-type="float">
            <text:p>2,841</text:p>
          </table:table-cell>
          <table:table-cell office:value-type="float" office:value="0.4516" calcext:value-type="float">
            <text:p>0,4516</text:p>
          </table:table-cell>
          <table:table-cell office:value-type="float" office:value="2.9112" calcext:value-type="float">
            <text:p>2,9112</text:p>
          </table:table-cell>
          <table:table-cell office:value-type="float" office:value="2.5699" calcext:value-type="float">
            <text:p>2,5699</text:p>
          </table:table-cell>
          <table:table-cell office:value-type="float" office:value="2.6295" calcext:value-type="float">
            <text:p>2,6295</text:p>
          </table:table-cell>
          <table:table-cell office:value-type="float" office:value="4.2426" calcext:value-type="float">
            <text:p>4,2426</text:p>
          </table:table-cell>
          <table:table-cell office:value-type="float" office:value="0.013846" calcext:value-type="float">
            <text:p>0,013846</text:p>
          </table:table-cell>
          <table:table-cell office:value-type="float" office:value="3.7201" calcext:value-type="float">
            <text:p>3,7201</text:p>
          </table:table-cell>
          <table:table-cell office:value-type="float" office:value="4.6561" calcext:value-type="float">
            <text:p>4,6561</text:p>
          </table:table-cell>
          <table:table-cell office:value-type="float" office:value="0.1357" calcext:value-type="float">
            <text:p>0,1357</text:p>
          </table:table-cell>
          <table:table-cell office:value-type="float" office:value="0.032549" calcext:value-type="float">
            <text:p>0,032549</text:p>
          </table:table-cell>
          <table:table-cell office:value-type="float" office:value="0.1628" calcext:value-type="float">
            <text:p>0,1628</text:p>
          </table:table-cell>
          <table:table-cell office:value-type="float" office:value="0.5702" calcext:value-type="float">
            <text:p>0,5702</text:p>
          </table:table-cell>
          <table:table-cell office:value-type="float" office:value="0.033301" calcext:value-type="float">
            <text:p>0,033301</text:p>
          </table:table-cell>
          <table:table-cell office:value-type="float" office:value="0.4542" calcext:value-type="float">
            <text:p>0,4542</text:p>
          </table:table-cell>
          <table:table-cell office:value-type="float" office:value="0.4443" calcext:value-type="float">
            <text:p>0,4443</text:p>
          </table:table-cell>
          <table:table-cell office:value-type="float" office:value="0.5709" calcext:value-type="float">
            <text:p>0,5709</text:p>
          </table:table-cell>
          <table:table-cell office:value-type="float" office:value="0.9222" calcext:value-type="float">
            <text:p>0,9222</text:p>
          </table:table-cell>
          <table:table-cell office:value-type="float" office:value="2.1692" calcext:value-type="float">
            <text:p>2,1692</text:p>
          </table:table-cell>
          <table:table-cell office:value-type="float" office:value="1.0382" calcext:value-type="float">
            <text:p>1,0382</text:p>
          </table:table-cell>
          <table:table-cell office:value-type="float" office:value="1.0008" calcext:value-type="float">
            <text:p>1,0008</text:p>
          </table:table-cell>
          <table:table-cell office:value-type="float" office:value="0.005691" calcext:value-type="float">
            <text:p>0,005691</text:p>
          </table:table-cell>
          <table:table-cell office:value-type="float" office:value="0.0694" calcext:value-type="float">
            <text:p>0,0694</text:p>
          </table:table-cell>
          <table:table-cell office:value-type="float" office:value="0.1994" calcext:value-type="float">
            <text:p>0,1994</text:p>
          </table:table-cell>
          <table:table-cell office:value-type="float" office:value="0.2737" calcext:value-type="float">
            <text:p>0,2737</text:p>
          </table:table-cell>
          <table:table-cell office:value-type="float" office:value="1.143" calcext:value-type="float">
            <text:p>1,143</text:p>
          </table:table-cell>
          <table:table-cell office:value-type="float" office:value="0.841" calcext:value-type="float">
            <text:p>0,841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0026813" calcext:value-type="float">
            <text:p>0,00026813</text:p>
          </table:table-cell>
          <table:table-cell office:value-type="float" office:value="0.055242" calcext:value-type="float">
            <text:p>0,055242</text:p>
          </table:table-cell>
          <table:table-cell office:value-type="float" office:value="0.003119" calcext:value-type="float">
            <text:p>0,003119</text:p>
          </table:table-cell>
          <table:table-cell office:value-type="float" office:value="0.541" calcext:value-type="float">
            <text:p>0,541</text:p>
          </table:table-cell>
          <table:table-cell office:value-type="float" office:value="5.033" calcext:value-type="float">
            <text:p>5,033</text:p>
          </table:table-cell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176/A/NBP/2017</text:p>
          </table:table-cell>
          <table:table-cell office:value-type="float" office:value="0.1074" calcext:value-type="float">
            <text:p>0,1074</text:p>
          </table:table-cell>
          <table:table-cell office:value-type="float" office:value="3.5552" calcext:value-type="float">
            <text:p>3,5552</text:p>
          </table:table-cell>
          <table:table-cell office:value-type="float" office:value="2.8543" calcext:value-type="float">
            <text:p>2,8543</text:p>
          </table:table-cell>
          <table:table-cell office:value-type="float" office:value="0.455" calcext:value-type="float">
            <text:p>0,455</text:p>
          </table:table-cell>
          <table:table-cell office:value-type="float" office:value="2.9335" calcext:value-type="float">
            <text:p>2,9335</text:p>
          </table:table-cell>
          <table:table-cell office:value-type="float" office:value="2.5983" calcext:value-type="float">
            <text:p>2,5983</text:p>
          </table:table-cell>
          <table:table-cell office:value-type="float" office:value="2.6413" calcext:value-type="float">
            <text:p>2,6413</text:p>
          </table:table-cell>
          <table:table-cell office:value-type="float" office:value="4.2511" calcext:value-type="float">
            <text:p>4,2511</text:p>
          </table:table-cell>
          <table:table-cell office:value-type="float" office:value="0.013858" calcext:value-type="float">
            <text:p>0,013858</text:p>
          </table:table-cell>
          <table:table-cell office:value-type="float" office:value="3.7152" calcext:value-type="float">
            <text:p>3,7152</text:p>
          </table:table-cell>
          <table:table-cell office:value-type="float" office:value="4.7169" calcext:value-type="float">
            <text:p>4,7169</text:p>
          </table:table-cell>
          <table:table-cell office:value-type="float" office:value="0.1366" calcext:value-type="float">
            <text:p>0,1366</text:p>
          </table:table-cell>
          <table:table-cell office:value-type="float" office:value="0.0324" calcext:value-type="float">
            <text:p>0,0324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5714" calcext:value-type="float">
            <text:p>0,5714</text:p>
          </table:table-cell>
          <table:table-cell office:value-type="float" office:value="0.033368" calcext:value-type="float">
            <text:p>0,033368</text:p>
          </table:table-cell>
          <table:table-cell office:value-type="float" office:value="0.453" calcext:value-type="float">
            <text:p>0,453</text:p>
          </table:table-cell>
          <table:table-cell office:value-type="float" office:value="0.4458" calcext:value-type="float">
            <text:p>0,4458</text:p>
          </table:table-cell>
          <table:table-cell office:value-type="float" office:value="0.5709" calcext:value-type="float">
            <text:p>0,5709</text:p>
          </table:table-cell>
          <table:table-cell office:value-type="float" office:value="0.9243" calcext:value-type="float">
            <text:p>0,9243</text:p>
          </table:table-cell>
          <table:table-cell office:value-type="float" office:value="2.1736" calcext:value-type="float">
            <text:p>2,1736</text:p>
          </table:table-cell>
          <table:table-cell office:value-type="float" office:value="1.0358" calcext:value-type="float">
            <text:p>1,0358</text:p>
          </table:table-cell>
          <table:table-cell office:value-type="float" office:value="1.0075" calcext:value-type="float">
            <text:p>1,0075</text:p>
          </table:table-cell>
          <table:table-cell office:value-type="float" office:value="0.005708" calcext:value-type="float">
            <text:p>0,005708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2005" calcext:value-type="float">
            <text:p>0,2005</text:p>
          </table:table-cell>
          <table:table-cell office:value-type="float" office:value="0.2745" calcext:value-type="float">
            <text:p>0,2745</text:p>
          </table:table-cell>
          <table:table-cell office:value-type="float" office:value="1.1457" calcext:value-type="float">
            <text:p>1,1457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0026934" calcext:value-type="float">
            <text:p>0,00026934</text:p>
          </table:table-cell>
          <table:table-cell office:value-type="float" office:value="0.055545" calcext:value-type="float">
            <text:p>0,055545</text:p>
          </table:table-cell>
          <table:table-cell office:value-type="float" office:value="0.003151" calcext:value-type="float">
            <text:p>0,003151</text:p>
          </table:table-cell>
          <table:table-cell office:value-type="float" office:value="0.544" calcext:value-type="float">
            <text:p>0,544</text:p>
          </table:table-cell>
          <table:table-cell office:value-type="float" office:value="5.053" calcext:value-type="float">
            <text:p>5,053</text:p>
          </table:table-cell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177/A/NBP/2017</text:p>
          </table:table-cell>
          <table:table-cell office:value-type="float" office:value="0.1077" calcext:value-type="float">
            <text:p>0,1077</text:p>
          </table:table-cell>
          <table:table-cell office:value-type="float" office:value="3.5627" calcext:value-type="float">
            <text:p>3,5627</text:p>
          </table:table-cell>
          <table:table-cell office:value-type="float" office:value="2.8636" calcext:value-type="float">
            <text:p>2,8636</text:p>
          </table:table-cell>
          <table:table-cell office:value-type="float" office:value="0.456" calcext:value-type="float">
            <text:p>0,456</text:p>
          </table:table-cell>
          <table:table-cell office:value-type="float" office:value="2.933" calcext:value-type="float">
            <text:p>2,933</text:p>
          </table:table-cell>
          <table:table-cell office:value-type="float" office:value="2.5963" calcext:value-type="float">
            <text:p>2,5963</text:p>
          </table:table-cell>
          <table:table-cell office:value-type="float" office:value="2.6489" calcext:value-type="float">
            <text:p>2,6489</text:p>
          </table:table-cell>
          <table:table-cell office:value-type="float" office:value="4.2677" calcext:value-type="float">
            <text:p>4,2677</text:p>
          </table:table-cell>
          <table:table-cell office:value-type="float" office:value="0.013871" calcext:value-type="float">
            <text:p>0,013871</text:p>
          </table:table-cell>
          <table:table-cell office:value-type="float" office:value="3.7119" calcext:value-type="float">
            <text:p>3,7119</text:p>
          </table:table-cell>
          <table:table-cell office:value-type="float" office:value="4.7303" calcext:value-type="float">
            <text:p>4,7303</text:p>
          </table:table-cell>
          <table:table-cell office:value-type="float" office:value="0.1366" calcext:value-type="float">
            <text:p>0,1366</text:p>
          </table:table-cell>
          <table:table-cell office:value-type="float" office:value="0.032373" calcext:value-type="float">
            <text:p>0,032373</text:p>
          </table:table-cell>
          <table:table-cell office:value-type="float" office:value="0.1635" calcext:value-type="float">
            <text:p>0,1635</text:p>
          </table:table-cell>
          <table:table-cell office:value-type="float" office:value="0.5736" calcext:value-type="float">
            <text:p>0,5736</text:p>
          </table:table-cell>
          <table:table-cell office:value-type="float" office:value="0.033551" calcext:value-type="float">
            <text:p>0,033551</text:p>
          </table:table-cell>
          <table:table-cell office:value-type="float" office:value="0.4548" calcext:value-type="float">
            <text:p>0,4548</text:p>
          </table:table-cell>
          <table:table-cell office:value-type="float" office:value="0.4473" calcext:value-type="float">
            <text:p>0,4473</text:p>
          </table:table-cell>
          <table:table-cell office:value-type="float" office:value="0.5715" calcext:value-type="float">
            <text:p>0,5715</text:p>
          </table:table-cell>
          <table:table-cell office:value-type="float" office:value="0.9273" calcext:value-type="float">
            <text:p>0,9273</text:p>
          </table:table-cell>
          <table:table-cell office:value-type="float" office:value="2.1821" calcext:value-type="float">
            <text:p>2,1821</text:p>
          </table:table-cell>
          <table:table-cell office:value-type="float" office:value="1.0372" calcext:value-type="float">
            <text:p>1,0372</text:p>
          </table:table-cell>
          <table:table-cell office:value-type="float" office:value="1.0077" calcext:value-type="float">
            <text:p>1,0077</text:p>
          </table:table-cell>
          <table:table-cell office:value-type="float" office:value="0.005725" calcext:value-type="float">
            <text:p>0,005725</text:p>
          </table:table-cell>
          <table:table-cell office:value-type="float" office:value="0.0699" calcext:value-type="float">
            <text:p>0,0699</text:p>
          </table:table-cell>
          <table:table-cell office:value-type="float" office:value="0.2006" calcext:value-type="float">
            <text:p>0,2006</text:p>
          </table:table-cell>
          <table:table-cell office:value-type="float" office:value="0.2726" calcext:value-type="float">
            <text:p>0,2726</text:p>
          </table:table-cell>
          <table:table-cell office:value-type="float" office:value="1.14" calcext:value-type="float">
            <text:p>1,14</text:p>
          </table:table-cell>
          <table:table-cell office:value-type="float" office:value="0.8501" calcext:value-type="float">
            <text:p>0,8501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0026987" calcext:value-type="float">
            <text:p>0,00026987</text:p>
          </table:table-cell>
          <table:table-cell office:value-type="float" office:value="0.05567" calcext:value-type="float">
            <text:p>0,05567</text:p>
          </table:table-cell>
          <table:table-cell office:value-type="float" office:value="0.003155" calcext:value-type="float">
            <text:p>0,003155</text:p>
          </table:table-cell>
          <table:table-cell office:value-type="float" office:value="0.5455" calcext:value-type="float">
            <text:p>0,5455</text:p>
          </table:table-cell>
          <table:table-cell office:value-type="float" office:value="5.0861" calcext:value-type="float">
            <text:p>5,0861</text:p>
          </table:table-cell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178/A/NBP/2017</text:p>
          </table:table-cell>
          <table:table-cell office:value-type="float" office:value="0.1087" calcext:value-type="float">
            <text:p>0,1087</text:p>
          </table:table-cell>
          <table:table-cell office:value-type="float" office:value="3.5984" calcext:value-type="float">
            <text:p>3,5984</text:p>
          </table:table-cell>
          <table:table-cell office:value-type="float" office:value="2.8805" calcext:value-type="float">
            <text:p>2,8805</text:p>
          </table:table-cell>
          <table:table-cell office:value-type="float" office:value="0.4606" calcext:value-type="float">
            <text:p>0,4606</text:p>
          </table:table-cell>
          <table:table-cell office:value-type="float" office:value="2.9558" calcext:value-type="float">
            <text:p>2,9558</text:p>
          </table:table-cell>
          <table:table-cell office:value-type="float" office:value="2.604" calcext:value-type="float">
            <text:p>2,604</text:p>
          </table:table-cell>
          <table:table-cell office:value-type="float" office:value="2.6649" calcext:value-type="float">
            <text:p>2,6649</text:p>
          </table:table-cell>
          <table:table-cell office:value-type="float" office:value="4.2837" calcext:value-type="float">
            <text:p>4,2837</text:p>
          </table:table-cell>
          <table:table-cell office:value-type="float" office:value="0.013892" calcext:value-type="float">
            <text:p>0,013892</text:p>
          </table:table-cell>
          <table:table-cell office:value-type="float" office:value="3.7206" calcext:value-type="float">
            <text:p>3,7206</text:p>
          </table:table-cell>
          <table:table-cell office:value-type="float" office:value="4.7504" calcext:value-type="float">
            <text:p>4,7504</text:p>
          </table:table-cell>
          <table:table-cell office:value-type="float" office:value="0.1374" calcext:value-type="float">
            <text:p>0,1374</text:p>
          </table:table-cell>
          <table:table-cell office:value-type="float" office:value="0.032594" calcext:value-type="float">
            <text:p>0,032594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5758" calcext:value-type="float">
            <text:p>0,5758</text:p>
          </table:table-cell>
          <table:table-cell office:value-type="float" office:value="0.033703" calcext:value-type="float">
            <text:p>0,033703</text:p>
          </table:table-cell>
          <table:table-cell office:value-type="float" office:value="0.4563" calcext:value-type="float">
            <text:p>0,4563</text:p>
          </table:table-cell>
          <table:table-cell office:value-type="float" office:value="0.4491" calcext:value-type="float">
            <text:p>0,4491</text:p>
          </table:table-cell>
          <table:table-cell office:value-type="float" office:value="0.5725" calcext:value-type="float">
            <text:p>0,5725</text:p>
          </table:table-cell>
          <table:table-cell office:value-type="float" office:value="0.9311" calcext:value-type="float">
            <text:p>0,9311</text:p>
          </table:table-cell>
          <table:table-cell office:value-type="float" office:value="2.1903" calcext:value-type="float">
            <text:p>2,1903</text:p>
          </table:table-cell>
          <table:table-cell office:value-type="float" office:value="1.0408" calcext:value-type="float">
            <text:p>1,0408</text:p>
          </table:table-cell>
          <table:table-cell office:value-type="float" office:value="1.0166" calcext:value-type="float">
            <text:p>1,0166</text:p>
          </table:table-cell>
          <table:table-cell office:value-type="float" office:value="0.005744" calcext:value-type="float">
            <text:p>0,005744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2029" calcext:value-type="float">
            <text:p>0,2029</text:p>
          </table:table-cell>
          <table:table-cell office:value-type="float" office:value="0.2742" calcext:value-type="float">
            <text:p>0,2742</text:p>
          </table:table-cell>
          <table:table-cell office:value-type="float" office:value="1.1478" calcext:value-type="float">
            <text:p>1,1478</text:p>
          </table:table-cell>
          <table:table-cell office:value-type="float" office:value="0.8561" calcext:value-type="float">
            <text:p>0,8561</text:p>
          </table:table-cell>
          <table:table-cell office:value-type="float" office:value="0.0624" calcext:value-type="float">
            <text:p>0,0624</text:p>
          </table:table-cell>
          <table:table-cell office:value-type="float" office:value="0.00027159" calcext:value-type="float">
            <text:p>0,00027159</text:p>
          </table:table-cell>
          <table:table-cell office:value-type="float" office:value="0.056143" calcext:value-type="float">
            <text:p>0,056143</text:p>
          </table:table-cell>
          <table:table-cell office:value-type="float" office:value="0.003177" calcext:value-type="float">
            <text:p>0,003177</text:p>
          </table:table-cell>
          <table:table-cell office:value-type="float" office:value="0.5489" calcext:value-type="float">
            <text:p>0,5489</text:p>
          </table:table-cell>
          <table:table-cell office:value-type="float" office:value="5.0921" calcext:value-type="float">
            <text:p>5,0921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179/A/NBP/2017</text:p>
          </table:table-cell>
          <table:table-cell office:value-type="float" office:value="0.1085" calcext:value-type="float">
            <text:p>0,1085</text:p>
          </table:table-cell>
          <table:table-cell office:value-type="float" office:value="3.5863" calcext:value-type="float">
            <text:p>3,5863</text:p>
          </table:table-cell>
          <table:table-cell office:value-type="float" office:value="2.8771" calcext:value-type="float">
            <text:p>2,8771</text:p>
          </table:table-cell>
          <table:table-cell office:value-type="float" office:value="0.4589" calcext:value-type="float">
            <text:p>0,4589</text:p>
          </table:table-cell>
          <table:table-cell office:value-type="float" office:value="2.9531" calcext:value-type="float">
            <text:p>2,9531</text:p>
          </table:table-cell>
          <table:table-cell office:value-type="float" office:value="2.6071" calcext:value-type="float">
            <text:p>2,6071</text:p>
          </table:table-cell>
          <table:table-cell office:value-type="float" office:value="2.6652" calcext:value-type="float">
            <text:p>2,6652</text:p>
          </table:table-cell>
          <table:table-cell office:value-type="float" office:value="4.2781" calcext:value-type="float">
            <text:p>4,2781</text:p>
          </table:table-cell>
          <table:table-cell office:value-type="float" office:value="0.013852" calcext:value-type="float">
            <text:p>0,013852</text:p>
          </table:table-cell>
          <table:table-cell office:value-type="float" office:value="3.7332" calcext:value-type="float">
            <text:p>3,7332</text:p>
          </table:table-cell>
          <table:table-cell office:value-type="float" office:value="4.8521" calcext:value-type="float">
            <text:p>4,8521</text:p>
          </table:table-cell>
          <table:table-cell office:value-type="float" office:value="0.1369" calcext:value-type="float">
            <text:p>0,1369</text:p>
          </table:table-cell>
          <table:table-cell office:value-type="float" office:value="0.03239" calcext:value-type="float">
            <text:p>0,03239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575" calcext:value-type="float">
            <text:p>0,575</text:p>
          </table:table-cell>
          <table:table-cell office:value-type="float" office:value="0.034116" calcext:value-type="float">
            <text:p>0,034116</text:p>
          </table:table-cell>
          <table:table-cell office:value-type="float" office:value="0.4557" calcext:value-type="float">
            <text:p>0,4557</text:p>
          </table:table-cell>
          <table:table-cell office:value-type="float" office:value="0.4492" calcext:value-type="float">
            <text:p>0,4492</text:p>
          </table:table-cell>
          <table:table-cell office:value-type="float" office:value="0.5721" calcext:value-type="float">
            <text:p>0,5721</text:p>
          </table:table-cell>
          <table:table-cell office:value-type="float" office:value="0.9301" calcext:value-type="float">
            <text:p>0,9301</text:p>
          </table:table-cell>
          <table:table-cell office:value-type="float" office:value="2.1874" calcext:value-type="float">
            <text:p>2,1874</text:p>
          </table:table-cell>
          <table:table-cell office:value-type="float" office:value="1.0442" calcext:value-type="float">
            <text:p>1,0442</text:p>
          </table:table-cell>
          <table:table-cell office:value-type="float" office:value="1.0192" calcext:value-type="float">
            <text:p>1,0192</text:p>
          </table:table-cell>
          <table:table-cell office:value-type="float" office:value="0.005746" calcext:value-type="float">
            <text:p>0,005746</text:p>
          </table:table-cell>
          <table:table-cell office:value-type="float" office:value="0.07" calcext:value-type="float">
            <text:p>0,07</text:p>
          </table:table-cell>
          <table:table-cell office:value-type="float" office:value="0.2031" calcext:value-type="float">
            <text:p>0,2031</text:p>
          </table:table-cell>
          <table:table-cell office:value-type="float" office:value="0.273" calcext:value-type="float">
            <text:p>0,273</text:p>
          </table:table-cell>
          <table:table-cell office:value-type="float" office:value="1.1496" calcext:value-type="float">
            <text:p>1,1496</text:p>
          </table:table-cell>
          <table:table-cell office:value-type="float" office:value="0.8557" calcext:value-type="float">
            <text:p>0,8557</text:p>
          </table:table-cell>
          <table:table-cell office:value-type="float" office:value="0.0624" calcext:value-type="float">
            <text:p>0,0624</text:p>
          </table:table-cell>
          <table:table-cell office:value-type="float" office:value="0.00027087" calcext:value-type="float">
            <text:p>0,00027087</text:p>
          </table:table-cell>
          <table:table-cell office:value-type="float" office:value="0.055967" calcext:value-type="float">
            <text:p>0,055967</text:p>
          </table:table-cell>
          <table:table-cell office:value-type="float" office:value="0.003174" calcext:value-type="float">
            <text:p>0,003174</text:p>
          </table:table-cell>
          <table:table-cell office:value-type="float" office:value="0.5482" calcext:value-type="float">
            <text:p>0,5482</text:p>
          </table:table-cell>
          <table:table-cell office:value-type="float" office:value="5.1093" calcext:value-type="float">
            <text:p>5,1093</text:p>
          </table:table-cell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180/A/NBP/2017</text:p>
          </table:table-cell>
          <table:table-cell office:value-type="float" office:value="0.1085" calcext:value-type="float">
            <text:p>0,1085</text:p>
          </table:table-cell>
          <table:table-cell office:value-type="float" office:value="3.5881" calcext:value-type="float">
            <text:p>3,5881</text:p>
          </table:table-cell>
          <table:table-cell office:value-type="float" office:value="2.8734" calcext:value-type="float">
            <text:p>2,8734</text:p>
          </table:table-cell>
          <table:table-cell office:value-type="float" office:value="0.459" calcext:value-type="float">
            <text:p>0,459</text:p>
          </table:table-cell>
          <table:table-cell office:value-type="float" office:value="2.9413" calcext:value-type="float">
            <text:p>2,9413</text:p>
          </table:table-cell>
          <table:table-cell office:value-type="float" office:value="2.6227" calcext:value-type="float">
            <text:p>2,6227</text:p>
          </table:table-cell>
          <table:table-cell office:value-type="float" office:value="2.6648" calcext:value-type="float">
            <text:p>2,6648</text:p>
          </table:table-cell>
          <table:table-cell office:value-type="float" office:value="4.2835" calcext:value-type="float">
            <text:p>4,2835</text:p>
          </table:table-cell>
          <table:table-cell office:value-type="float" office:value="0.013838" calcext:value-type="float">
            <text:p>0,013838</text:p>
          </table:table-cell>
          <table:table-cell office:value-type="float" office:value="3.7376" calcext:value-type="float">
            <text:p>3,7376</text:p>
          </table:table-cell>
          <table:table-cell office:value-type="float" office:value="4.8662" calcext:value-type="float">
            <text:p>4,8662</text:p>
          </table:table-cell>
          <table:table-cell office:value-type="float" office:value="0.1371" calcext:value-type="float">
            <text:p>0,1371</text:p>
          </table:table-cell>
          <table:table-cell office:value-type="float" office:value="0.032226" calcext:value-type="float">
            <text:p>0,032226</text:p>
          </table:table-cell>
          <table:table-cell office:value-type="float" office:value="0.1642" calcext:value-type="float">
            <text:p>0,1642</text:p>
          </table:table-cell>
          <table:table-cell office:value-type="float" office:value="0.5756" calcext:value-type="float">
            <text:p>0,5756</text:p>
          </table:table-cell>
          <table:table-cell office:value-type="float" office:value="0.033649" calcext:value-type="float">
            <text:p>0,033649</text:p>
          </table:table-cell>
          <table:table-cell office:value-type="float" office:value="0.4583" calcext:value-type="float">
            <text:p>0,4583</text:p>
          </table:table-cell>
          <table:table-cell office:value-type="float" office:value="0.4506" calcext:value-type="float">
            <text:p>0,4506</text:p>
          </table:table-cell>
          <table:table-cell office:value-type="float" office:value="0.5724" calcext:value-type="float">
            <text:p>0,5724</text:p>
          </table:table-cell>
          <table:table-cell office:value-type="float" office:value="0.9314" calcext:value-type="float">
            <text:p>0,9314</text:p>
          </table:table-cell>
          <table:table-cell office:value-type="float" office:value="2.1902" calcext:value-type="float">
            <text:p>2,1902</text:p>
          </table:table-cell>
          <table:table-cell office:value-type="float" office:value="1.0374" calcext:value-type="float">
            <text:p>1,0374</text:p>
          </table:table-cell>
          <table:table-cell office:value-type="float" office:value="1.0171" calcext:value-type="float">
            <text:p>1,0171</text:p>
          </table:table-cell>
          <table:table-cell office:value-type="float" office:value="0.005743" calcext:value-type="float">
            <text:p>0,005743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2028" calcext:value-type="float">
            <text:p>0,2028</text:p>
          </table:table-cell>
          <table:table-cell office:value-type="float" office:value="0.2721" calcext:value-type="float">
            <text:p>0,2721</text:p>
          </table:table-cell>
          <table:table-cell office:value-type="float" office:value="1.1541" calcext:value-type="float">
            <text:p>1,1541</text:p>
          </table:table-cell>
          <table:table-cell office:value-type="float" office:value="0.8565" calcext:value-type="float">
            <text:p>0,8565</text:p>
          </table:table-cell>
          <table:table-cell office:value-type="float" office:value="0.0624" calcext:value-type="float">
            <text:p>0,0624</text:p>
          </table:table-cell>
          <table:table-cell office:value-type="float" office:value="0.0002707" calcext:value-type="float">
            <text:p>0,0002707</text:p>
          </table:table-cell>
          <table:table-cell office:value-type="float" office:value="0.055979" calcext:value-type="float">
            <text:p>0,055979</text:p>
          </table:table-cell>
          <table:table-cell office:value-type="float" office:value="0.003179" calcext:value-type="float">
            <text:p>0,003179</text:p>
          </table:table-cell>
          <table:table-cell office:value-type="float" office:value="0.5465" calcext:value-type="float">
            <text:p>0,5465</text:p>
          </table:table-cell>
          <table:table-cell office:value-type="float" office:value="5.0981" calcext:value-type="float">
            <text:p>5,0981</text:p>
          </table:table-cell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181/A/NBP/2017</text:p>
          </table:table-cell>
          <table:table-cell office:value-type="float" office:value="0.1083" calcext:value-type="float">
            <text:p>0,1083</text:p>
          </table:table-cell>
          <table:table-cell office:value-type="float" office:value="3.5821" calcext:value-type="float">
            <text:p>3,5821</text:p>
          </table:table-cell>
          <table:table-cell office:value-type="float" office:value="2.8608" calcext:value-type="float">
            <text:p>2,8608</text:p>
          </table:table-cell>
          <table:table-cell office:value-type="float" office:value="0.4592" calcext:value-type="float">
            <text:p>0,4592</text:p>
          </table:table-cell>
          <table:table-cell office:value-type="float" office:value="2.9159" calcext:value-type="float">
            <text:p>2,9159</text:p>
          </table:table-cell>
          <table:table-cell office:value-type="float" office:value="2.6098" calcext:value-type="float">
            <text:p>2,6098</text:p>
          </table:table-cell>
          <table:table-cell office:value-type="float" office:value="2.6567" calcext:value-type="float">
            <text:p>2,6567</text:p>
          </table:table-cell>
          <table:table-cell office:value-type="float" office:value="4.293" calcext:value-type="float">
            <text:p>4,293</text:p>
          </table:table-cell>
          <table:table-cell office:value-type="float" office:value="0.01388" calcext:value-type="float">
            <text:p>0,01388</text:p>
          </table:table-cell>
          <table:table-cell office:value-type="float" office:value="3.7264" calcext:value-type="float">
            <text:p>3,7264</text:p>
          </table:table-cell>
          <table:table-cell office:value-type="float" office:value="4.8277" calcext:value-type="float">
            <text:p>4,8277</text:p>
          </table:table-cell>
          <table:table-cell office:value-type="float" office:value="0.137" calcext:value-type="float">
            <text:p>0,137</text:p>
          </table:table-cell>
          <table:table-cell office:value-type="float" office:value="0.032109" calcext:value-type="float">
            <text:p>0,032109</text:p>
          </table:table-cell>
          <table:table-cell office:value-type="float" office:value="0.1644" calcext:value-type="float">
            <text:p>0,1644</text:p>
          </table:table-cell>
          <table:table-cell office:value-type="float" office:value="0.5769" calcext:value-type="float">
            <text:p>0,5769</text:p>
          </table:table-cell>
          <table:table-cell office:value-type="float" office:value="0.03383" calcext:value-type="float">
            <text:p>0,0338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4506" calcext:value-type="float">
            <text:p>0,4506</text:p>
          </table:table-cell>
          <table:table-cell office:value-type="float" office:value="0.5745" calcext:value-type="float">
            <text:p>0,5745</text:p>
          </table:table-cell>
          <table:table-cell office:value-type="float" office:value="0.9331" calcext:value-type="float">
            <text:p>0,9331</text:p>
          </table:table-cell>
          <table:table-cell office:value-type="float" office:value="2.195" calcext:value-type="float">
            <text:p>2,195</text:p>
          </table:table-cell>
          <table:table-cell office:value-type="float" office:value="1.0229" calcext:value-type="float">
            <text:p>1,0229</text:p>
          </table:table-cell>
          <table:table-cell office:value-type="float" office:value="1.0173" calcext:value-type="float">
            <text:p>1,0173</text:p>
          </table:table-cell>
          <table:table-cell office:value-type="float" office:value="0.00573" calcext:value-type="float">
            <text:p>0,00573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2011" calcext:value-type="float">
            <text:p>0,2011</text:p>
          </table:table-cell>
          <table:table-cell office:value-type="float" office:value="0.2688" calcext:value-type="float">
            <text:p>0,2688</text:p>
          </table:table-cell>
          <table:table-cell office:value-type="float" office:value="1.1421" calcext:value-type="float">
            <text:p>1,1421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0026977" calcext:value-type="float">
            <text:p>0,00026977</text:p>
          </table:table-cell>
          <table:table-cell office:value-type="float" office:value="0.055753" calcext:value-type="float">
            <text:p>0,055753</text:p>
          </table:table-cell>
          <table:table-cell office:value-type="float" office:value="0.003166" calcext:value-type="float">
            <text:p>0,003166</text:p>
          </table:table-cell>
          <table:table-cell office:value-type="float" office:value="0.544" calcext:value-type="float">
            <text:p>0,544</text:p>
          </table:table-cell>
          <table:table-cell office:value-type="float" office:value="5.1134" calcext:value-type="float">
            <text:p>5,1134</text:p>
          </table:table-cell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182/A/NBP/2017</text:p>
          </table:table-cell>
          <table:table-cell office:value-type="float" office:value="0.1077" calcext:value-type="float">
            <text:p>0,1077</text:p>
          </table:table-cell>
          <table:table-cell office:value-type="float" office:value="3.5619" calcext:value-type="float">
            <text:p>3,5619</text:p>
          </table:table-cell>
          <table:table-cell office:value-type="float" office:value="2.8643" calcext:value-type="float">
            <text:p>2,8643</text:p>
          </table:table-cell>
          <table:table-cell office:value-type="float" office:value="0.4562" calcext:value-type="float">
            <text:p>0,4562</text:p>
          </table:table-cell>
          <table:table-cell office:value-type="float" office:value="2.9029" calcext:value-type="float">
            <text:p>2,9029</text:p>
          </table:table-cell>
          <table:table-cell office:value-type="float" office:value="2.6188" calcext:value-type="float">
            <text:p>2,6188</text:p>
          </table:table-cell>
          <table:table-cell office:value-type="float" office:value="2.648" calcext:value-type="float">
            <text:p>2,648</text:p>
          </table:table-cell>
          <table:table-cell office:value-type="float" office:value="4.2769" calcext:value-type="float">
            <text:p>4,2769</text:p>
          </table:table-cell>
          <table:table-cell office:value-type="float" office:value="0.013866" calcext:value-type="float">
            <text:p>0,013866</text:p>
          </table:table-cell>
          <table:table-cell office:value-type="float" office:value="3.7092" calcext:value-type="float">
            <text:p>3,7092</text:p>
          </table:table-cell>
          <table:table-cell office:value-type="float" office:value="4.8313" calcext:value-type="float">
            <text:p>4,8313</text:p>
          </table:table-cell>
          <table:table-cell office:value-type="float" office:value="0.136" calcext:value-type="float">
            <text:p>0,136</text:p>
          </table:table-cell>
          <table:table-cell office:value-type="float" office:value="0.031986" calcext:value-type="float">
            <text:p>0,031986</text:p>
          </table:table-cell>
          <table:table-cell office:value-type="float" office:value="0.1637" calcext:value-type="float">
            <text:p>0,1637</text:p>
          </table:table-cell>
          <table:table-cell office:value-type="float" office:value="0.5747" calcext:value-type="float">
            <text:p>0,5747</text:p>
          </table:table-cell>
          <table:table-cell office:value-type="float" office:value="0.033623" calcext:value-type="float">
            <text:p>0,033623</text:p>
          </table:table-cell>
          <table:table-cell office:value-type="float" office:value="0.4573" calcext:value-type="float">
            <text:p>0,4573</text:p>
          </table:table-cell>
          <table:table-cell office:value-type="float" office:value="0.4485" calcext:value-type="float">
            <text:p>0,4485</text:p>
          </table:table-cell>
          <table:table-cell office:value-type="float" office:value="0.5717" calcext:value-type="float">
            <text:p>0,5717</text:p>
          </table:table-cell>
          <table:table-cell office:value-type="float" office:value="0.9294" calcext:value-type="float">
            <text:p>0,9294</text:p>
          </table:table-cell>
          <table:table-cell office:value-type="float" office:value="2.1868" calcext:value-type="float">
            <text:p>2,1868</text:p>
          </table:table-cell>
          <table:table-cell office:value-type="float" office:value="1.021" calcext:value-type="float">
            <text:p>1,021</text:p>
          </table:table-cell>
          <table:table-cell office:value-type="float" office:value="1.0167" calcext:value-type="float">
            <text:p>1,0167</text:p>
          </table:table-cell>
          <table:table-cell office:value-type="float" office:value="0.005696" calcext:value-type="float">
            <text:p>0,005696</text:p>
          </table:table-cell>
          <table:table-cell office:value-type="float" office:value="0.0699" calcext:value-type="float">
            <text:p>0,0699</text:p>
          </table:table-cell>
          <table:table-cell office:value-type="float" office:value="0.2004" calcext:value-type="float">
            <text:p>0,2004</text:p>
          </table:table-cell>
          <table:table-cell office:value-type="float" office:value="0.2675" calcext:value-type="float">
            <text:p>0,2675</text:p>
          </table:table-cell>
          <table:table-cell office:value-type="float" office:value="1.1365" calcext:value-type="float">
            <text:p>1,1365</text:p>
          </table:table-cell>
          <table:table-cell office:value-type="float" office:value="0.8505" calcext:value-type="float">
            <text:p>0,8505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0026822" calcext:value-type="float">
            <text:p>0,00026822</text:p>
          </table:table-cell>
          <table:table-cell office:value-type="float" office:value="0.055372" calcext:value-type="float">
            <text:p>0,055372</text:p>
          </table:table-cell>
          <table:table-cell office:value-type="float" office:value="0.003157" calcext:value-type="float">
            <text:p>0,003157</text:p>
          </table:table-cell>
          <table:table-cell office:value-type="float" office:value="0.5417" calcext:value-type="float">
            <text:p>0,5417</text:p>
          </table:table-cell>
          <table:table-cell office:value-type="float" office:value="5.0846" calcext:value-type="float">
            <text:p>5,0846</text:p>
          </table:table-cell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183/A/NBP/2017</text:p>
          </table:table-cell>
          <table:table-cell office:value-type="float" office:value="0.1086" calcext:value-type="float">
            <text:p>0,1086</text:p>
          </table:table-cell>
          <table:table-cell office:value-type="float" office:value="3.5975" calcext:value-type="float">
            <text:p>3,5975</text:p>
          </table:table-cell>
          <table:table-cell office:value-type="float" office:value="2.8637" calcext:value-type="float">
            <text:p>2,8637</text:p>
          </table:table-cell>
          <table:table-cell office:value-type="float" office:value="0.461" calcext:value-type="float">
            <text:p>0,461</text:p>
          </table:table-cell>
          <table:table-cell office:value-type="float" office:value="2.9173" calcext:value-type="float">
            <text:p>2,9173</text:p>
          </table:table-cell>
          <table:table-cell office:value-type="float" office:value="2.6363" calcext:value-type="float">
            <text:p>2,6363</text:p>
          </table:table-cell>
          <table:table-cell office:value-type="float" office:value="2.6632" calcext:value-type="float">
            <text:p>2,6632</text:p>
          </table:table-cell>
          <table:table-cell office:value-type="float" office:value="4.2863" calcext:value-type="float">
            <text:p>4,2863</text:p>
          </table:table-cell>
          <table:table-cell office:value-type="float" office:value="0.013822" calcext:value-type="float">
            <text:p>0,013822</text:p>
          </table:table-cell>
          <table:table-cell office:value-type="float" office:value="3.7042" calcext:value-type="float">
            <text:p>3,7042</text:p>
          </table:table-cell>
          <table:table-cell office:value-type="float" office:value="4.854" calcext:value-type="float">
            <text:p>4,854</text:p>
          </table:table-cell>
          <table:table-cell office:value-type="float" office:value="0.1372" calcext:value-type="float">
            <text:p>0,1372</text:p>
          </table:table-cell>
          <table:table-cell office:value-type="float" office:value="0.032035" calcext:value-type="float">
            <text:p>0,032035</text:p>
          </table:table-cell>
          <table:table-cell office:value-type="float" office:value="0.1642" calcext:value-type="float">
            <text:p>0,1642</text:p>
          </table:table-cell>
          <table:table-cell office:value-type="float" office:value="0.576" calcext:value-type="float">
            <text:p>0,576</text:p>
          </table:table-cell>
          <table:table-cell office:value-type="float" office:value="0.033395" calcext:value-type="float">
            <text:p>0,033395</text:p>
          </table:table-cell>
          <table:table-cell office:value-type="float" office:value="0.4599" calcext:value-type="float">
            <text:p>0,4599</text:p>
          </table:table-cell>
          <table:table-cell office:value-type="float" office:value="0.4498" calcext:value-type="float">
            <text:p>0,4498</text:p>
          </table:table-cell>
          <table:table-cell office:value-type="float" office:value="0.5728" calcext:value-type="float">
            <text:p>0,5728</text:p>
          </table:table-cell>
          <table:table-cell office:value-type="float" office:value="0.9324" calcext:value-type="float">
            <text:p>0,9324</text:p>
          </table:table-cell>
          <table:table-cell office:value-type="float" office:value="2.1916" calcext:value-type="float">
            <text:p>2,1916</text:p>
          </table:table-cell>
          <table:table-cell office:value-type="float" office:value="1.0243" calcext:value-type="float">
            <text:p>1,0243</text:p>
          </table:table-cell>
          <table:table-cell office:value-type="float" office:value="1.0218" calcext:value-type="float">
            <text:p>1,0218</text:p>
          </table:table-cell>
          <table:table-cell office:value-type="float" office:value="0.005786" calcext:value-type="float">
            <text:p>0,005786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202" calcext:value-type="float">
            <text:p>0,202</text:p>
          </table:table-cell>
          <table:table-cell office:value-type="float" office:value="0.2699" calcext:value-type="float">
            <text:p>0,2699</text:p>
          </table:table-cell>
          <table:table-cell office:value-type="float" office:value="1.1485" calcext:value-type="float">
            <text:p>1,1485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0619" calcext:value-type="float">
            <text:p>0,0619</text:p>
          </table:table-cell>
          <table:table-cell office:value-type="float" office:value="0.00027087" calcext:value-type="float">
            <text:p>0,00027087</text:p>
          </table:table-cell>
          <table:table-cell office:value-type="float" office:value="0.055526" calcext:value-type="float">
            <text:p>0,055526</text:p>
          </table:table-cell>
          <table:table-cell office:value-type="float" office:value="0.003172" calcext:value-type="float">
            <text:p>0,003172</text:p>
          </table:table-cell>
          <table:table-cell office:value-type="float" office:value="0.5456" calcext:value-type="float">
            <text:p>0,5456</text:p>
          </table:table-cell>
          <table:table-cell office:value-type="float" office:value="5.0861" calcext:value-type="float">
            <text:p>5,0861</text:p>
          </table:table-cell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184/A/NBP/2017</text:p>
          </table:table-cell>
          <table:table-cell office:value-type="float" office:value="0.1077" calcext:value-type="float">
            <text:p>0,1077</text:p>
          </table:table-cell>
          <table:table-cell office:value-type="float" office:value="3.5651" calcext:value-type="float">
            <text:p>3,5651</text:p>
          </table:table-cell>
          <table:table-cell office:value-type="float" office:value="2.8309" calcext:value-type="float">
            <text:p>2,8309</text:p>
          </table:table-cell>
          <table:table-cell office:value-type="float" office:value="0.4566" calcext:value-type="float">
            <text:p>0,4566</text:p>
          </table:table-cell>
          <table:table-cell office:value-type="float" office:value="2.9007" calcext:value-type="float">
            <text:p>2,9007</text:p>
          </table:table-cell>
          <table:table-cell office:value-type="float" office:value="2.6065" calcext:value-type="float">
            <text:p>2,6065</text:p>
          </table:table-cell>
          <table:table-cell office:value-type="float" office:value="2.6443" calcext:value-type="float">
            <text:p>2,6443</text:p>
          </table:table-cell>
          <table:table-cell office:value-type="float" office:value="4.2746" calcext:value-type="float">
            <text:p>4,2746</text:p>
          </table:table-cell>
          <table:table-cell office:value-type="float" office:value="0.013795" calcext:value-type="float">
            <text:p>0,013795</text:p>
          </table:table-cell>
          <table:table-cell office:value-type="float" office:value="3.6807" calcext:value-type="float">
            <text:p>3,6807</text:p>
          </table:table-cell>
          <table:table-cell office:value-type="float" office:value="4.8369" calcext:value-type="float">
            <text:p>4,8369</text:p>
          </table:table-cell>
          <table:table-cell office:value-type="float" office:value="0.1358" calcext:value-type="float">
            <text:p>0,1358</text:p>
          </table:table-cell>
          <table:table-cell office:value-type="float" office:value="0.031818" calcext:value-type="float">
            <text:p>0,031818</text:p>
          </table:table-cell>
          <table:table-cell office:value-type="float" office:value="0.1639" calcext:value-type="float">
            <text:p>0,1639</text:p>
          </table:table-cell>
          <table:table-cell office:value-type="float" office:value="0.5745" calcext:value-type="float">
            <text:p>0,5745</text:p>
          </table:table-cell>
          <table:table-cell office:value-type="float" office:value="0.033304" calcext:value-type="float">
            <text:p>0,033304</text:p>
          </table:table-cell>
          <table:table-cell office:value-type="float" office:value="0.4579" calcext:value-type="float">
            <text:p>0,4579</text:p>
          </table:table-cell>
          <table:table-cell office:value-type="float" office:value="0.4484" calcext:value-type="float">
            <text:p>0,4484</text:p>
          </table:table-cell>
          <table:table-cell office:value-type="float" office:value="0.5711" calcext:value-type="float">
            <text:p>0,5711</text:p>
          </table:table-cell>
          <table:table-cell office:value-type="float" office:value="0.9296" calcext:value-type="float">
            <text:p>0,9296</text:p>
          </table:table-cell>
          <table:table-cell office:value-type="float" office:value="2.1856" calcext:value-type="float">
            <text:p>2,1856</text:p>
          </table:table-cell>
          <table:table-cell office:value-type="float" office:value="1.0216" calcext:value-type="float">
            <text:p>1,0216</text:p>
          </table:table-cell>
          <table:table-cell office:value-type="float" office:value="1.0193" calcext:value-type="float">
            <text:p>1,0193</text:p>
          </table:table-cell>
          <table:table-cell office:value-type="float" office:value="0.005708" calcext:value-type="float">
            <text:p>0,005708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2001" calcext:value-type="float">
            <text:p>0,2001</text:p>
          </table:table-cell>
          <table:table-cell office:value-type="float" office:value="0.27" calcext:value-type="float">
            <text:p>0,27</text:p>
          </table:table-cell>
          <table:table-cell office:value-type="float" office:value="1.1362" calcext:value-type="float">
            <text:p>1,1362</text:p>
          </table:table-cell>
          <table:table-cell office:value-type="float" office:value="0.8492" calcext:value-type="float">
            <text:p>0,8492</text:p>
          </table:table-cell>
          <table:table-cell office:value-type="float" office:value="0.0619" calcext:value-type="float">
            <text:p>0,0619</text:p>
          </table:table-cell>
          <table:table-cell office:value-type="float" office:value="0.0002678" calcext:value-type="float">
            <text:p>0,0002678</text:p>
          </table:table-cell>
          <table:table-cell office:value-type="float" office:value="0.054951" calcext:value-type="float">
            <text:p>0,054951</text:p>
          </table:table-cell>
          <table:table-cell office:value-type="float" office:value="0.003144" calcext:value-type="float">
            <text:p>0,003144</text:p>
          </table:table-cell>
          <table:table-cell office:value-type="float" office:value="0.5408" calcext:value-type="float">
            <text:p>0,5408</text:p>
          </table:table-cell>
          <table:table-cell office:value-type="float" office:value="5.0947" calcext:value-type="float">
            <text:p>5,0947</text:p>
          </table:table-cell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185/A/NBP/2017</text:p>
          </table:table-cell>
          <table:table-cell office:value-type="float" office:value="0.1084" calcext:value-type="float">
            <text:p>0,1084</text:p>
          </table:table-cell>
          <table:table-cell office:value-type="float" office:value="3.5866" calcext:value-type="float">
            <text:p>3,5866</text:p>
          </table:table-cell>
          <table:table-cell office:value-type="float" office:value="2.8557" calcext:value-type="float">
            <text:p>2,8557</text:p>
          </table:table-cell>
          <table:table-cell office:value-type="float" office:value="0.459" calcext:value-type="float">
            <text:p>0,459</text:p>
          </table:table-cell>
          <table:table-cell office:value-type="float" office:value="2.9089" calcext:value-type="float">
            <text:p>2,9089</text:p>
          </table:table-cell>
          <table:table-cell office:value-type="float" office:value="2.6154" calcext:value-type="float">
            <text:p>2,6154</text:p>
          </table:table-cell>
          <table:table-cell office:value-type="float" office:value="2.6587" calcext:value-type="float">
            <text:p>2,6587</text:p>
          </table:table-cell>
          <table:table-cell office:value-type="float" office:value="4.2698" calcext:value-type="float">
            <text:p>4,2698</text:p>
          </table:table-cell>
          <table:table-cell office:value-type="float" office:value="0.013761" calcext:value-type="float">
            <text:p>0,013761</text:p>
          </table:table-cell>
          <table:table-cell office:value-type="float" office:value="3.6887" calcext:value-type="float">
            <text:p>3,6887</text:p>
          </table:table-cell>
          <table:table-cell office:value-type="float" office:value="4.8543" calcext:value-type="float">
            <text:p>4,8543</text:p>
          </table:table-cell>
          <table:table-cell office:value-type="float" office:value="0.1363" calcext:value-type="float">
            <text:p>0,1363</text:p>
          </table:table-cell>
          <table:table-cell office:value-type="float" office:value="0.031988" calcext:value-type="float">
            <text:p>0,031988</text:p>
          </table:table-cell>
          <table:table-cell office:value-type="float" office:value="0.1639" calcext:value-type="float">
            <text:p>0,1639</text:p>
          </table:table-cell>
          <table:table-cell office:value-type="float" office:value="0.5739" calcext:value-type="float">
            <text:p>0,5739</text:p>
          </table:table-cell>
          <table:table-cell office:value-type="float" office:value="0.03328" calcext:value-type="float">
            <text:p>0,03328</text:p>
          </table:table-cell>
          <table:table-cell office:value-type="float" office:value="0.4586" calcext:value-type="float">
            <text:p>0,4586</text:p>
          </table:table-cell>
          <table:table-cell office:value-type="float" office:value="0.4474" calcext:value-type="float">
            <text:p>0,4474</text:p>
          </table:table-cell>
          <table:table-cell office:value-type="float" office:value="0.5706" calcext:value-type="float">
            <text:p>0,5706</text:p>
          </table:table-cell>
          <table:table-cell office:value-type="float" office:value="0.929" calcext:value-type="float">
            <text:p>0,929</text:p>
          </table:table-cell>
          <table:table-cell office:value-type="float" office:value="2.1831" calcext:value-type="float">
            <text:p>2,1831</text:p>
          </table:table-cell>
          <table:table-cell office:value-type="float" office:value="1.0181" calcext:value-type="float">
            <text:p>1,0181</text:p>
          </table:table-cell>
          <table:table-cell office:value-type="float" office:value="1.0215" calcext:value-type="float">
            <text:p>1,0215</text:p>
          </table:table-cell>
          <table:table-cell office:value-type="float" office:value="0.005734" calcext:value-type="float">
            <text:p>0,005734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2016" calcext:value-type="float">
            <text:p>0,2016</text:p>
          </table:table-cell>
          <table:table-cell office:value-type="float" office:value="0.2706" calcext:value-type="float">
            <text:p>0,2706</text:p>
          </table:table-cell>
          <table:table-cell office:value-type="float" office:value="1.1477" calcext:value-type="float">
            <text:p>1,1477</text:p>
          </table:table-cell>
          <table:table-cell office:value-type="float" office:value="0.8542" calcext:value-type="float">
            <text:p>0,8542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0026913" calcext:value-type="float">
            <text:p>0,00026913</text:p>
          </table:table-cell>
          <table:table-cell office:value-type="float" office:value="0.055176" calcext:value-type="float">
            <text:p>0,055176</text:p>
          </table:table-cell>
          <table:table-cell office:value-type="float" office:value="0.003169" calcext:value-type="float">
            <text:p>0,003169</text:p>
          </table:table-cell>
          <table:table-cell office:value-type="float" office:value="0.5419" calcext:value-type="float">
            <text:p>0,5419</text:p>
          </table:table-cell>
          <table:table-cell office:value-type="float" office:value="5.0787" calcext:value-type="float">
            <text:p>5,0787</text:p>
          </table:table-cell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186/A/NBP/2017</text:p>
          </table:table-cell>
          <table:table-cell office:value-type="float" office:value="0.1092" calcext:value-type="float">
            <text:p>0,1092</text:p>
          </table:table-cell>
          <table:table-cell office:value-type="float" office:value="3.6234" calcext:value-type="float">
            <text:p>3,6234</text:p>
          </table:table-cell>
          <table:table-cell office:value-type="float" office:value="2.868" calcext:value-type="float">
            <text:p>2,868</text:p>
          </table:table-cell>
          <table:table-cell office:value-type="float" office:value="0.4637" calcext:value-type="float">
            <text:p>0,4637</text:p>
          </table:table-cell>
          <table:table-cell office:value-type="float" office:value="2.9268" calcext:value-type="float">
            <text:p>2,9268</text:p>
          </table:table-cell>
          <table:table-cell office:value-type="float" office:value="2.6149" calcext:value-type="float">
            <text:p>2,6149</text:p>
          </table:table-cell>
          <table:table-cell office:value-type="float" office:value="2.6774" calcext:value-type="float">
            <text:p>2,6774</text:p>
          </table:table-cell>
          <table:table-cell office:value-type="float" office:value="4.282" calcext:value-type="float">
            <text:p>4,282</text:p>
          </table:table-cell>
          <table:table-cell office:value-type="float" office:value="0.013769" calcext:value-type="float">
            <text:p>0,013769</text:p>
          </table:table-cell>
          <table:table-cell office:value-type="float" office:value="3.7368" calcext:value-type="float">
            <text:p>3,7368</text:p>
          </table:table-cell>
          <table:table-cell office:value-type="float" office:value="4.8873" calcext:value-type="float">
            <text:p>4,8873</text:p>
          </table:table-cell>
          <table:table-cell office:value-type="float" office:value="0.1373" calcext:value-type="float">
            <text:p>0,1373</text:p>
          </table:table-cell>
          <table:table-cell office:value-type="float" office:value="0.032428" calcext:value-type="float">
            <text:p>0,032428</text:p>
          </table:table-cell>
          <table:table-cell office:value-type="float" office:value="0.1643" calcext:value-type="float">
            <text:p>0,1643</text:p>
          </table:table-cell>
          <table:table-cell office:value-type="float" office:value="0.5755" calcext:value-type="float">
            <text:p>0,5755</text:p>
          </table:table-cell>
          <table:table-cell office:value-type="float" office:value="0.033545" calcext:value-type="float">
            <text:p>0,033545</text:p>
          </table:table-cell>
          <table:table-cell office:value-type="float" office:value="0.4616" calcext:value-type="float">
            <text:p>0,4616</text:p>
          </table:table-cell>
          <table:table-cell office:value-type="float" office:value="0.4488" calcext:value-type="float">
            <text:p>0,4488</text:p>
          </table:table-cell>
          <table:table-cell office:value-type="float" office:value="0.5715" calcext:value-type="float">
            <text:p>0,5715</text:p>
          </table:table-cell>
          <table:table-cell office:value-type="float" office:value="0.931" calcext:value-type="float">
            <text:p>0,931</text:p>
          </table:table-cell>
          <table:table-cell office:value-type="float" office:value="2.1894" calcext:value-type="float">
            <text:p>2,1894</text:p>
          </table:table-cell>
          <table:table-cell office:value-type="float" office:value="1.0255" calcext:value-type="float">
            <text:p>1,0255</text:p>
          </table:table-cell>
          <table:table-cell office:value-type="float" office:value="1.0284" calcext:value-type="float">
            <text:p>1,0284</text:p>
          </table:table-cell>
          <table:table-cell office:value-type="float" office:value="0.005757" calcext:value-type="float">
            <text:p>0,005757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202" calcext:value-type="float">
            <text:p>0,202</text:p>
          </table:table-cell>
          <table:table-cell office:value-type="float" office:value="0.2724" calcext:value-type="float">
            <text:p>0,2724</text:p>
          </table:table-cell>
          <table:table-cell office:value-type="float" office:value="1.1471" calcext:value-type="float">
            <text:p>1,1471</text:p>
          </table:table-cell>
          <table:table-cell office:value-type="float" office:value="0.8614" calcext:value-type="float">
            <text:p>0,861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0027088" calcext:value-type="float">
            <text:p>0,00027088</text:p>
          </table:table-cell>
          <table:table-cell office:value-type="float" office:value="0.055427" calcext:value-type="float">
            <text:p>0,055427</text:p>
          </table:table-cell>
          <table:table-cell office:value-type="float" office:value="0.003185" calcext:value-type="float">
            <text:p>0,003185</text:p>
          </table:table-cell>
          <table:table-cell office:value-type="float" office:value="0.5467" calcext:value-type="float">
            <text:p>0,5467</text:p>
          </table:table-cell>
          <table:table-cell office:value-type="float" office:value="5.1151" calcext:value-type="float">
            <text:p>5,1151</text:p>
          </table:table-cell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187/A/NBP/2017</text:p>
          </table:table-cell>
          <table:table-cell office:value-type="float" office:value="0.1101" calcext:value-type="float">
            <text:p>0,1101</text:p>
          </table:table-cell>
          <table:table-cell office:value-type="float" office:value="3.665" calcext:value-type="float">
            <text:p>3,665</text:p>
          </table:table-cell>
          <table:table-cell office:value-type="float" office:value="2.8731" calcext:value-type="float">
            <text:p>2,8731</text:p>
          </table:table-cell>
          <table:table-cell office:value-type="float" office:value="0.4693" calcext:value-type="float">
            <text:p>0,4693</text:p>
          </table:table-cell>
          <table:table-cell office:value-type="float" office:value="2.953" calcext:value-type="float">
            <text:p>2,953</text:p>
          </table:table-cell>
          <table:table-cell office:value-type="float" office:value="2.6345" calcext:value-type="float">
            <text:p>2,6345</text:p>
          </table:table-cell>
          <table:table-cell office:value-type="float" office:value="2.6956" calcext:value-type="float">
            <text:p>2,6956</text:p>
          </table:table-cell>
          <table:table-cell office:value-type="float" office:value="4.3012" calcext:value-type="float">
            <text:p>4,3012</text:p>
          </table:table-cell>
          <table:table-cell office:value-type="float" office:value="0.013792" calcext:value-type="float">
            <text:p>0,013792</text:p>
          </table:table-cell>
          <table:table-cell office:value-type="float" office:value="3.7588" calcext:value-type="float">
            <text:p>3,7588</text:p>
          </table:table-cell>
          <table:table-cell office:value-type="float" office:value="4.9086" calcext:value-type="float">
            <text:p>4,9086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032459" calcext:value-type="float">
            <text:p>0,032459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578" calcext:value-type="float">
            <text:p>0,578</text:p>
          </table:table-cell>
          <table:table-cell office:value-type="float" office:value="0.033868" calcext:value-type="float">
            <text:p>0,033868</text:p>
          </table:table-cell>
          <table:table-cell office:value-type="float" office:value="0.461" calcext:value-type="float">
            <text:p>0,461</text:p>
          </table:table-cell>
          <table:table-cell office:value-type="float" office:value="0.4481" calcext:value-type="float">
            <text:p>0,4481</text:p>
          </table:table-cell>
          <table:table-cell office:value-type="float" office:value="0.5734" calcext:value-type="float">
            <text:p>0,5734</text:p>
          </table:table-cell>
          <table:table-cell office:value-type="float" office:value="0.9349" calcext:value-type="float">
            <text:p>0,9349</text:p>
          </table:table-cell>
          <table:table-cell office:value-type="float" office:value="2.1992" calcext:value-type="float">
            <text:p>2,1992</text:p>
          </table:table-cell>
          <table:table-cell office:value-type="float" office:value="1.0249" calcext:value-type="float">
            <text:p>1,0249</text:p>
          </table:table-cell>
          <table:table-cell office:value-type="float" office:value="1.035" calcext:value-type="float">
            <text:p>1,035</text:p>
          </table:table-cell>
          <table:table-cell office:value-type="float" office:value="0.00577" calcext:value-type="float">
            <text:p>0,00577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2021" calcext:value-type="float">
            <text:p>0,2021</text:p>
          </table:table-cell>
          <table:table-cell office:value-type="float" office:value="0.2705" calcext:value-type="float">
            <text:p>0,2705</text:p>
          </table:table-cell>
          <table:table-cell office:value-type="float" office:value="1.1571" calcext:value-type="float">
            <text:p>1,1571</text:p>
          </table:table-cell>
          <table:table-cell office:value-type="float" office:value="0.8687" calcext:value-type="float">
            <text:p>0,8687</text:p>
          </table:table-cell>
          <table:table-cell office:value-type="float" office:value="0.063" calcext:value-type="float">
            <text:p>0,063</text:p>
          </table:table-cell>
          <table:table-cell office:value-type="float" office:value="0.00027269" calcext:value-type="float">
            <text:p>0,00027269</text:p>
          </table:table-cell>
          <table:table-cell office:value-type="float" office:value="0.055726" calcext:value-type="float">
            <text:p>0,055726</text:p>
          </table:table-cell>
          <table:table-cell office:value-type="float" office:value="0.003206" calcext:value-type="float">
            <text:p>0,003206</text:p>
          </table:table-cell>
          <table:table-cell office:value-type="float" office:value="0.5523" calcext:value-type="float">
            <text:p>0,5523</text:p>
          </table:table-cell>
          <table:table-cell office:value-type="float" office:value="5.1596" calcext:value-type="float">
            <text:p>5,1596</text:p>
          </table:table-cell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188/A/NBP/2017</text:p>
          </table:table-cell>
          <table:table-cell office:value-type="float" office:value="0.1099" calcext:value-type="float">
            <text:p>0,1099</text:p>
          </table:table-cell>
          <table:table-cell office:value-type="float" office:value="3.6682" calcext:value-type="float">
            <text:p>3,6682</text:p>
          </table:table-cell>
          <table:table-cell office:value-type="float" office:value="2.8713" calcext:value-type="float">
            <text:p>2,8713</text:p>
          </table:table-cell>
          <table:table-cell office:value-type="float" office:value="0.4698" calcext:value-type="float">
            <text:p>0,4698</text:p>
          </table:table-cell>
          <table:table-cell office:value-type="float" office:value="2.9396" calcext:value-type="float">
            <text:p>2,9396</text:p>
          </table:table-cell>
          <table:table-cell office:value-type="float" office:value="2.6388" calcext:value-type="float">
            <text:p>2,6388</text:p>
          </table:table-cell>
          <table:table-cell office:value-type="float" office:value="2.6943" calcext:value-type="float">
            <text:p>2,6943</text:p>
          </table:table-cell>
          <table:table-cell office:value-type="float" office:value="4.3166" calcext:value-type="float">
            <text:p>4,3166</text:p>
          </table:table-cell>
          <table:table-cell office:value-type="float" office:value="0.013878" calcext:value-type="float">
            <text:p>0,013878</text:p>
          </table:table-cell>
          <table:table-cell office:value-type="float" office:value="3.7668" calcext:value-type="float">
            <text:p>3,7668</text:p>
          </table:table-cell>
          <table:table-cell office:value-type="float" office:value="4.9013" calcext:value-type="float">
            <text:p>4,9013</text:p>
          </table:table-cell>
          <table:table-cell office:value-type="float" office:value="0.1384" calcext:value-type="float">
            <text:p>0,1384</text:p>
          </table:table-cell>
          <table:table-cell office:value-type="float" office:value="0.032527" calcext:value-type="float">
            <text:p>0,032527</text:p>
          </table:table-cell>
          <table:table-cell office:value-type="float" office:value="0.1657" calcext:value-type="float">
            <text:p>0,1657</text:p>
          </table:table-cell>
          <table:table-cell office:value-type="float" office:value="0.58" calcext:value-type="float">
            <text:p>0,58</text:p>
          </table:table-cell>
          <table:table-cell office:value-type="float" office:value="0.034313" calcext:value-type="float">
            <text:p>0,034313</text:p>
          </table:table-cell>
          <table:table-cell office:value-type="float" office:value="0.4606" calcext:value-type="float">
            <text:p>0,4606</text:p>
          </table:table-cell>
          <table:table-cell office:value-type="float" office:value="0.4509" calcext:value-type="float">
            <text:p>0,4509</text:p>
          </table:table-cell>
          <table:table-cell office:value-type="float" office:value="0.5756" calcext:value-type="float">
            <text:p>0,5756</text:p>
          </table:table-cell>
          <table:table-cell office:value-type="float" office:value="0.9391" calcext:value-type="float">
            <text:p>0,9391</text:p>
          </table:table-cell>
          <table:table-cell office:value-type="float" office:value="2.2071" calcext:value-type="float">
            <text:p>2,2071</text:p>
          </table:table-cell>
          <table:table-cell office:value-type="float" office:value="1.0256" calcext:value-type="float">
            <text:p>1,0256</text:p>
          </table:table-cell>
          <table:table-cell office:value-type="float" office:value="1.0383" calcext:value-type="float">
            <text:p>1,0383</text:p>
          </table:table-cell>
          <table:table-cell office:value-type="float" office:value="0.005747" calcext:value-type="float">
            <text:p>0,005747</text:p>
          </table:table-cell>
          <table:table-cell office:value-type="float" office:value="0.072" calcext:value-type="float">
            <text:p>0,072</text:p>
          </table:table-cell>
          <table:table-cell office:value-type="float" office:value="0.2015" calcext:value-type="float">
            <text:p>0,2015</text:p>
          </table:table-cell>
          <table:table-cell office:value-type="float" office:value="0.2698" calcext:value-type="float">
            <text:p>0,2698</text:p>
          </table:table-cell>
          <table:table-cell office:value-type="float" office:value="1.1488" calcext:value-type="float">
            <text:p>1,1488</text:p>
          </table:table-cell>
          <table:table-cell office:value-type="float" office:value="0.8671" calcext:value-type="float">
            <text:p>0,8671</text:p>
          </table:table-cell>
          <table:table-cell office:value-type="float" office:value="0.063" calcext:value-type="float">
            <text:p>0,063</text:p>
          </table:table-cell>
          <table:table-cell office:value-type="float" office:value="0.00027142" calcext:value-type="float">
            <text:p>0,00027142</text:p>
          </table:table-cell>
          <table:table-cell office:value-type="float" office:value="0.055907" calcext:value-type="float">
            <text:p>0,055907</text:p>
          </table:table-cell>
          <table:table-cell office:value-type="float" office:value="0.003196" calcext:value-type="float">
            <text:p>0,003196</text:p>
          </table:table-cell>
          <table:table-cell office:value-type="float" office:value="0.5499" calcext:value-type="float">
            <text:p>0,5499</text:p>
          </table:table-cell>
          <table:table-cell office:value-type="float" office:value="5.1867" calcext:value-type="float">
            <text:p>5,1867</text:p>
          </table:table-cell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189/A/NBP/2017</text:p>
          </table:table-cell>
          <table:table-cell office:value-type="float" office:value="0.1095" calcext:value-type="float">
            <text:p>0,1095</text:p>
          </table:table-cell>
          <table:table-cell office:value-type="float" office:value="3.6519" calcext:value-type="float">
            <text:p>3,6519</text:p>
          </table:table-cell>
          <table:table-cell office:value-type="float" office:value="2.8625" calcext:value-type="float">
            <text:p>2,8625</text:p>
          </table:table-cell>
          <table:table-cell office:value-type="float" office:value="0.4676" calcext:value-type="float">
            <text:p>0,4676</text:p>
          </table:table-cell>
          <table:table-cell office:value-type="float" office:value="2.9383" calcext:value-type="float">
            <text:p>2,9383</text:p>
          </table:table-cell>
          <table:table-cell office:value-type="float" office:value="2.6338" calcext:value-type="float">
            <text:p>2,6338</text:p>
          </table:table-cell>
          <table:table-cell office:value-type="float" office:value="2.6888" calcext:value-type="float">
            <text:p>2,6888</text:p>
          </table:table-cell>
          <table:table-cell office:value-type="float" office:value="4.3091" calcext:value-type="float">
            <text:p>4,3091</text:p>
          </table:table-cell>
          <table:table-cell office:value-type="float" office:value="0.013846" calcext:value-type="float">
            <text:p>0,013846</text:p>
          </table:table-cell>
          <table:table-cell office:value-type="float" office:value="3.7619" calcext:value-type="float">
            <text:p>3,7619</text:p>
          </table:table-cell>
          <table:table-cell office:value-type="float" office:value="4.8842" calcext:value-type="float">
            <text:p>4,8842</text:p>
          </table:table-cell>
          <table:table-cell office:value-type="float" office:value="0.1373" calcext:value-type="float">
            <text:p>0,1373</text:p>
          </table:table-cell>
          <table:table-cell office:value-type="float" office:value="0.032439" calcext:value-type="float">
            <text:p>0,032439</text:p>
          </table:table-cell>
          <table:table-cell office:value-type="float" office:value="0.1655" calcext:value-type="float">
            <text:p>0,1655</text:p>
          </table:table-cell>
          <table:table-cell office:value-type="float" office:value="0.579" calcext:value-type="float">
            <text:p>0,579</text:p>
          </table:table-cell>
          <table:table-cell office:value-type="float" office:value="0.034597" calcext:value-type="float">
            <text:p>0,034597</text:p>
          </table:table-cell>
          <table:table-cell office:value-type="float" office:value="0.4594" calcext:value-type="float">
            <text:p>0,4594</text:p>
          </table:table-cell>
          <table:table-cell office:value-type="float" office:value="0.4492" calcext:value-type="float">
            <text:p>0,4492</text:p>
          </table:table-cell>
          <table:table-cell office:value-type="float" office:value="0.5749" calcext:value-type="float">
            <text:p>0,5749</text:p>
          </table:table-cell>
          <table:table-cell office:value-type="float" office:value="0.9368" calcext:value-type="float">
            <text:p>0,9368</text:p>
          </table:table-cell>
          <table:table-cell office:value-type="float" office:value="2.2032" calcext:value-type="float">
            <text:p>2,2032</text:p>
          </table:table-cell>
          <table:table-cell office:value-type="float" office:value="1.0269" calcext:value-type="float">
            <text:p>1,0269</text:p>
          </table:table-cell>
          <table:table-cell office:value-type="float" office:value="1.0353" calcext:value-type="float">
            <text:p>1,0353</text:p>
          </table:table-cell>
          <table:table-cell office:value-type="float" office:value="0.005745" calcext:value-type="float">
            <text:p>0,005745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201" calcext:value-type="float">
            <text:p>0,201</text:p>
          </table:table-cell>
          <table:table-cell office:value-type="float" office:value="0.2708" calcext:value-type="float">
            <text:p>0,2708</text:p>
          </table:table-cell>
          <table:table-cell office:value-type="float" office:value="1.1476" calcext:value-type="float">
            <text:p>1,1476</text:p>
          </table:table-cell>
          <table:table-cell office:value-type="float" office:value="0.865" calcext:value-type="float">
            <text:p>0,865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0027115" calcext:value-type="float">
            <text:p>0,00027115</text:p>
          </table:table-cell>
          <table:table-cell office:value-type="float" office:value="0.055825" calcext:value-type="float">
            <text:p>0,055825</text:p>
          </table:table-cell>
          <table:table-cell office:value-type="float" office:value="0.003192" calcext:value-type="float">
            <text:p>0,003192</text:p>
          </table:table-cell>
          <table:table-cell office:value-type="float" office:value="0.5495" calcext:value-type="float">
            <text:p>0,5495</text:p>
          </table:table-cell>
          <table:table-cell office:value-type="float" office:value="5.1649" calcext:value-type="float">
            <text:p>5,1649</text:p>
          </table:table-cell>
        </table:table-row>
      </table:table>
      <table:table table:name="Sheet2" table:style-name="ta1">
        <table:shapes>
          <draw:frame draw:z-index="0" draw:style-name="gr1" draw:text-style-name="P1" svg:width="256.34mm" svg:height="155.12mm" svg:x="50.94mm" svg:y="7.17mm">
            <loext:p draw:notify-on-update-of-ranges="waluty_2017.A1:waluty_2017.B1 waluty_2017.A2:waluty_2017.B65 waluty_2017.C1:waluty_2017.C1 waluty_2017.C2:waluty_2017.C65 waluty_2017.D1:waluty_2017.D1 waluty_2017.D2:waluty_2017.D65 waluty_2017.E1:waluty_2017.E1 waluty_2017.E2:waluty_2017.E65 waluty_2017.F1:waluty_2017.F1 waluty_2017.F2:waluty_2017.F65 waluty_2017.G1:waluty_2017.G1 waluty_2017.G2:waluty_2017.G65 waluty_2017.H1:waluty_2017.H1 waluty_2017.H2:waluty_2017.H65 waluty_2017.I1:waluty_2017.I1 waluty_2017.I2:waluty_2017.I65 waluty_2017.J1:waluty_2017.J1 waluty_2017.J2:waluty_2017.J65 waluty_2017.K1:waluty_2017.K1 waluty_2017.K2:waluty_2017.K65 waluty_2017.L1:waluty_2017.L1 waluty_2017.L2:waluty_2017.L65 waluty_2017.M1:waluty_2017.M1 waluty_2017.M2:waluty_2017.M65 waluty_2017.N1:waluty_2017.N1 waluty_2017.N2:waluty_2017.N65 waluty_2017.O1:waluty_2017.O1 waluty_2017.O2:waluty_2017.O65 waluty_2017.P1:waluty_2017.P1 waluty_2017.P2:waluty_2017.P65 waluty_2017.Q1:waluty_2017.Q1 waluty_2017.Q2:waluty_2017.Q65 waluty_2017.R1:waluty_2017.R1 waluty_2017.R2:waluty_2017.R65 waluty_2017.S1:waluty_2017.S1 waluty_2017.S2:waluty_2017.S65 waluty_2017.T1:waluty_2017.T1 waluty_2017.T2:waluty_2017.T65 waluty_2017.U1:waluty_2017.U1 waluty_2017.U2:waluty_2017.U65 waluty_2017.V1:waluty_2017.V1 waluty_2017.V2:waluty_2017.V65 waluty_2017.W1:waluty_2017.W1 waluty_2017.W2:waluty_2017.W65 waluty_2017.X1:waluty_2017.X1 waluty_2017.X2:waluty_2017.X65 waluty_2017.Y1:waluty_2017.Y1 waluty_2017.Y2:waluty_2017.Y65 waluty_2017.Z1:waluty_2017.Z1 waluty_2017.Z2:waluty_2017.Z65 waluty_2017.AA1:waluty_2017.AA1 waluty_2017.AA2:waluty_2017.AA65 waluty_2017.AB1:waluty_2017.AB1 waluty_2017.AB2:waluty_2017.AB65 waluty_2017.AC1:waluty_2017.AC1 waluty_2017.AC2:waluty_2017.AC65 waluty_2017.AD1:waluty_2017.AD1 waluty_2017.AD2:waluty_2017.AD65 waluty_2017.AE1:waluty_2017.AE1 waluty_2017.AE2:waluty_2017.AE65 waluty_2017.AF1:waluty_2017.AF1 waluty_2017.AF2:waluty_2017.AF65 waluty_2017.AG1:waluty_2017.AG1 waluty_2017.AG2:waluty_2017.AG65 waluty_2017.AH1:waluty_2017.AH1 waluty_2017.AH2:waluty_2017.AH65 waluty_2017.AI1:waluty_2017.AI1 waluty_2017.AI2:waluty_2017.AI65 waluty_2017.AJ1:waluty_2017.AJ1 waluty_2017.AJ2:waluty_2017.AJ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30m0$Build-2</meta:generator>
    <dc:date>2017-10-20T15:06:51.747949911</dc:date>
    <meta:editing-duration>PT1M31S</meta:editing-duration>
    <meta:editing-cycles>1</meta:editing-cycles>
    <meta:document-statistic meta:table-count="2" meta:cell-count="70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41" style:family="chart">
      <style:graphic-properties draw:stroke="solid" svg:stroke-color="#b3b3b3" draw:fill="none" draw:fill-color="#e6e6e6"/>
    </style:style>
    <style:style style:name="ch42" style:family="chart">
      <style:graphic-properties svg:stroke-color="#b3b3b3" draw:fill-color="#cccccc"/>
    </style:style>
  </office:automatic-styles>
  <office:body>
    <office:chart>
      <chart:chart svg:width="25.635cm" svg:height="15.513cm" xlink:href=".." xlink:type="simple" chart:class="chart:line" chart:style-name="ch1">
        <chart:legend chart:legend-position="end" svg:x="24.086cm" svg:y="0.141cm" style:legend-expansion="high" chart:style-name="ch2"/>
        <chart:plot-area chart:style-name="ch3" table:cell-range-address="waluty_2017.A1:waluty_2017.AJ65" chart:data-source-has-labels="both" svg:x="0.512cm" svg:y="0.31cm" svg:width="23.062cm" svg:height="14.893cm">
          <chartooo:coordinate-region svg:x="0.948cm" svg:y="0.31cm" svg:width="22.616cm" svg:height="10.209cm"/>
          <chart:axis chart:dimension="x" chart:name="primary-x" chart:style-name="ch4" chartooo:axis-type="auto">
            <chartooo:date-scale/>
            <chart:categories table:cell-range-address="waluty_2017.A2:waluty_2017.B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aluty_2017.C2:waluty_2017.C65" chart:label-cell-address="waluty_2017.C1:waluty_2017.C1" chart:class="chart:line">
            <chart:data-point chart:repeated="64"/>
          </chart:series>
          <chart:series chart:style-name="ch8" chart:values-cell-range-address="waluty_2017.D2:waluty_2017.D65" chart:label-cell-address="waluty_2017.D1:waluty_2017.D1" chart:class="chart:line">
            <chart:data-point chart:repeated="64"/>
          </chart:series>
          <chart:series chart:style-name="ch9" chart:values-cell-range-address="waluty_2017.E2:waluty_2017.E65" chart:label-cell-address="waluty_2017.E1:waluty_2017.E1" chart:class="chart:line">
            <chart:data-point chart:repeated="64"/>
          </chart:series>
          <chart:series chart:style-name="ch10" chart:values-cell-range-address="waluty_2017.F2:waluty_2017.F65" chart:label-cell-address="waluty_2017.F1:waluty_2017.F1" chart:class="chart:line">
            <chart:data-point chart:repeated="64"/>
          </chart:series>
          <chart:series chart:style-name="ch11" chart:values-cell-range-address="waluty_2017.G2:waluty_2017.G65" chart:label-cell-address="waluty_2017.G1:waluty_2017.G1" chart:class="chart:line">
            <chart:data-point chart:repeated="64"/>
          </chart:series>
          <chart:series chart:style-name="ch12" chart:values-cell-range-address="waluty_2017.H2:waluty_2017.H65" chart:label-cell-address="waluty_2017.H1:waluty_2017.H1" chart:class="chart:line">
            <chart:data-point chart:repeated="64"/>
          </chart:series>
          <chart:series chart:style-name="ch13" chart:values-cell-range-address="waluty_2017.I2:waluty_2017.I65" chart:label-cell-address="waluty_2017.I1:waluty_2017.I1" chart:class="chart:line">
            <chart:data-point chart:repeated="64"/>
          </chart:series>
          <chart:series chart:style-name="ch14" chart:values-cell-range-address="waluty_2017.J2:waluty_2017.J65" chart:label-cell-address="waluty_2017.J1:waluty_2017.J1" chart:class="chart:line">
            <chart:data-point chart:repeated="64"/>
          </chart:series>
          <chart:series chart:style-name="ch15" chart:values-cell-range-address="waluty_2017.K2:waluty_2017.K65" chart:label-cell-address="waluty_2017.K1:waluty_2017.K1" chart:class="chart:line">
            <chart:data-point chart:repeated="64"/>
          </chart:series>
          <chart:series chart:style-name="ch16" chart:values-cell-range-address="waluty_2017.L2:waluty_2017.L65" chart:label-cell-address="waluty_2017.L1:waluty_2017.L1" chart:class="chart:line">
            <chart:data-point chart:repeated="64"/>
          </chart:series>
          <chart:series chart:style-name="ch17" chart:values-cell-range-address="waluty_2017.M2:waluty_2017.M65" chart:label-cell-address="waluty_2017.M1:waluty_2017.M1" chart:class="chart:line">
            <chart:data-point chart:repeated="64"/>
          </chart:series>
          <chart:series chart:style-name="ch18" chart:values-cell-range-address="waluty_2017.N2:waluty_2017.N65" chart:label-cell-address="waluty_2017.N1:waluty_2017.N1" chart:class="chart:line">
            <chart:data-point chart:repeated="64"/>
          </chart:series>
          <chart:series chart:style-name="ch19" chart:values-cell-range-address="waluty_2017.O2:waluty_2017.O65" chart:label-cell-address="waluty_2017.O1:waluty_2017.O1" chart:class="chart:line">
            <chart:data-point chart:repeated="64"/>
          </chart:series>
          <chart:series chart:style-name="ch20" chart:values-cell-range-address="waluty_2017.P2:waluty_2017.P65" chart:label-cell-address="waluty_2017.P1:waluty_2017.P1" chart:class="chart:line">
            <chart:data-point chart:repeated="64"/>
          </chart:series>
          <chart:series chart:style-name="ch21" chart:values-cell-range-address="waluty_2017.Q2:waluty_2017.Q65" chart:label-cell-address="waluty_2017.Q1:waluty_2017.Q1" chart:class="chart:line">
            <chart:data-point chart:repeated="64"/>
          </chart:series>
          <chart:series chart:style-name="ch22" chart:values-cell-range-address="waluty_2017.R2:waluty_2017.R65" chart:label-cell-address="waluty_2017.R1:waluty_2017.R1" chart:class="chart:line">
            <chart:data-point chart:repeated="64"/>
          </chart:series>
          <chart:series chart:style-name="ch23" chart:values-cell-range-address="waluty_2017.S2:waluty_2017.S65" chart:label-cell-address="waluty_2017.S1:waluty_2017.S1" chart:class="chart:line">
            <chart:data-point chart:repeated="64"/>
          </chart:series>
          <chart:series chart:style-name="ch24" chart:values-cell-range-address="waluty_2017.T2:waluty_2017.T65" chart:label-cell-address="waluty_2017.T1:waluty_2017.T1" chart:class="chart:line">
            <chart:data-point chart:repeated="64"/>
          </chart:series>
          <chart:series chart:style-name="ch25" chart:values-cell-range-address="waluty_2017.U2:waluty_2017.U65" chart:label-cell-address="waluty_2017.U1:waluty_2017.U1" chart:class="chart:line">
            <chart:data-point chart:repeated="64"/>
          </chart:series>
          <chart:series chart:style-name="ch26" chart:values-cell-range-address="waluty_2017.V2:waluty_2017.V65" chart:label-cell-address="waluty_2017.V1:waluty_2017.V1" chart:class="chart:line">
            <chart:data-point chart:repeated="64"/>
          </chart:series>
          <chart:series chart:style-name="ch27" chart:values-cell-range-address="waluty_2017.W2:waluty_2017.W65" chart:label-cell-address="waluty_2017.W1:waluty_2017.W1" chart:class="chart:line">
            <chart:data-point chart:repeated="64"/>
          </chart:series>
          <chart:series chart:style-name="ch28" chart:values-cell-range-address="waluty_2017.X2:waluty_2017.X65" chart:label-cell-address="waluty_2017.X1:waluty_2017.X1" chart:class="chart:line">
            <chart:data-point chart:repeated="64"/>
          </chart:series>
          <chart:series chart:style-name="ch29" chart:values-cell-range-address="waluty_2017.Y2:waluty_2017.Y65" chart:label-cell-address="waluty_2017.Y1:waluty_2017.Y1" chart:class="chart:line">
            <chart:data-point chart:repeated="64"/>
          </chart:series>
          <chart:series chart:style-name="ch30" chart:values-cell-range-address="waluty_2017.Z2:waluty_2017.Z65" chart:label-cell-address="waluty_2017.Z1:waluty_2017.Z1" chart:class="chart:line">
            <chart:data-point chart:repeated="64"/>
          </chart:series>
          <chart:series chart:style-name="ch31" chart:values-cell-range-address="waluty_2017.AA2:waluty_2017.AA65" chart:label-cell-address="waluty_2017.AA1:waluty_2017.AA1" chart:class="chart:line">
            <chart:data-point chart:repeated="64"/>
          </chart:series>
          <chart:series chart:style-name="ch32" chart:values-cell-range-address="waluty_2017.AB2:waluty_2017.AB65" chart:label-cell-address="waluty_2017.AB1:waluty_2017.AB1" chart:class="chart:line">
            <chart:data-point chart:repeated="64"/>
          </chart:series>
          <chart:series chart:style-name="ch33" chart:values-cell-range-address="waluty_2017.AC2:waluty_2017.AC65" chart:label-cell-address="waluty_2017.AC1:waluty_2017.AC1" chart:class="chart:line">
            <chart:data-point chart:repeated="64"/>
          </chart:series>
          <chart:series chart:style-name="ch34" chart:values-cell-range-address="waluty_2017.AD2:waluty_2017.AD65" chart:label-cell-address="waluty_2017.AD1:waluty_2017.AD1" chart:class="chart:line">
            <chart:data-point chart:repeated="64"/>
          </chart:series>
          <chart:series chart:style-name="ch35" chart:values-cell-range-address="waluty_2017.AE2:waluty_2017.AE65" chart:label-cell-address="waluty_2017.AE1:waluty_2017.AE1" chart:class="chart:line">
            <chart:data-point chart:repeated="64"/>
          </chart:series>
          <chart:series chart:style-name="ch36" chart:values-cell-range-address="waluty_2017.AF2:waluty_2017.AF65" chart:label-cell-address="waluty_2017.AF1:waluty_2017.AF1" chart:class="chart:line">
            <chart:data-point chart:repeated="64"/>
          </chart:series>
          <chart:series chart:style-name="ch37" chart:values-cell-range-address="waluty_2017.AG2:waluty_2017.AG65" chart:label-cell-address="waluty_2017.AG1:waluty_2017.AG1" chart:class="chart:line">
            <chart:data-point chart:repeated="64"/>
          </chart:series>
          <chart:series chart:style-name="ch38" chart:values-cell-range-address="waluty_2017.AH2:waluty_2017.AH65" chart:label-cell-address="waluty_2017.AH1:waluty_2017.AH1" chart:class="chart:line">
            <chart:data-point chart:repeated="64"/>
          </chart:series>
          <chart:series chart:style-name="ch39" chart:values-cell-range-address="waluty_2017.AI2:waluty_2017.AI65" chart:label-cell-address="waluty_2017.AI1:waluty_2017.AI1" chart:class="chart:line">
            <chart:data-point chart:repeated="64"/>
          </chart:series>
          <chart:series chart:style-name="ch40" chart:values-cell-range-address="waluty_2017.AJ2:waluty_2017.AJ65" chart:label-cell-address="waluty_2017.AJ1:waluty_2017.AJ1" chart:class="chart:line">
            <chart:data-point chart:repeated="64"/>
          </chart:series>
          <chart:wall chart:style-name="ch41"/>
          <chart:floor chart:style-name="ch4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B</text:p>
                <draw:g>
                  <svg:desc>waluty_2017.C1:waluty_2017.C1</svg:desc>
                </draw:g>
              </table:table-cell>
              <table:table-cell office:value-type="string">
                <text:p>USD</text:p>
                <draw:g>
                  <svg:desc>waluty_2017.D1:waluty_2017.D1</svg:desc>
                </draw:g>
              </table:table-cell>
              <table:table-cell office:value-type="string">
                <text:p>AUD</text:p>
                <draw:g>
                  <svg:desc>waluty_2017.E1:waluty_2017.E1</svg:desc>
                </draw:g>
              </table:table-cell>
              <table:table-cell office:value-type="string">
                <text:p>HKD</text:p>
                <draw:g>
                  <svg:desc>waluty_2017.F1:waluty_2017.F1</svg:desc>
                </draw:g>
              </table:table-cell>
              <table:table-cell office:value-type="string">
                <text:p>CAD</text:p>
                <draw:g>
                  <svg:desc>waluty_2017.G1:waluty_2017.G1</svg:desc>
                </draw:g>
              </table:table-cell>
              <table:table-cell office:value-type="string">
                <text:p>NZD</text:p>
                <draw:g>
                  <svg:desc>waluty_2017.H1:waluty_2017.H1</svg:desc>
                </draw:g>
              </table:table-cell>
              <table:table-cell office:value-type="string">
                <text:p>SGD</text:p>
                <draw:g>
                  <svg:desc>waluty_2017.I1:waluty_2017.I1</svg:desc>
                </draw:g>
              </table:table-cell>
              <table:table-cell office:value-type="string">
                <text:p>EUR</text:p>
                <draw:g>
                  <svg:desc>waluty_2017.J1:waluty_2017.J1</svg:desc>
                </draw:g>
              </table:table-cell>
              <table:table-cell office:value-type="string">
                <text:p>HUF</text:p>
                <draw:g>
                  <svg:desc>waluty_2017.K1:waluty_2017.K1</svg:desc>
                </draw:g>
              </table:table-cell>
              <table:table-cell office:value-type="string">
                <text:p>CHF</text:p>
                <draw:g>
                  <svg:desc>waluty_2017.L1:waluty_2017.L1</svg:desc>
                </draw:g>
              </table:table-cell>
              <table:table-cell office:value-type="string">
                <text:p>GBP</text:p>
                <draw:g>
                  <svg:desc>waluty_2017.M1:waluty_2017.M1</svg:desc>
                </draw:g>
              </table:table-cell>
              <table:table-cell office:value-type="string">
                <text:p>UAH</text:p>
                <draw:g>
                  <svg:desc>waluty_2017.N1:waluty_2017.N1</svg:desc>
                </draw:g>
              </table:table-cell>
              <table:table-cell office:value-type="string">
                <text:p>JPY</text:p>
                <draw:g>
                  <svg:desc>waluty_2017.O1:waluty_2017.O1</svg:desc>
                </draw:g>
              </table:table-cell>
              <table:table-cell office:value-type="string">
                <text:p>CZK</text:p>
                <draw:g>
                  <svg:desc>waluty_2017.P1:waluty_2017.P1</svg:desc>
                </draw:g>
              </table:table-cell>
              <table:table-cell office:value-type="string">
                <text:p>DKK</text:p>
                <draw:g>
                  <svg:desc>waluty_2017.Q1:waluty_2017.Q1</svg:desc>
                </draw:g>
              </table:table-cell>
              <table:table-cell office:value-type="string">
                <text:p>ISK</text:p>
                <draw:g>
                  <svg:desc>waluty_2017.R1:waluty_2017.R1</svg:desc>
                </draw:g>
              </table:table-cell>
              <table:table-cell office:value-type="string">
                <text:p>NOK</text:p>
                <draw:g>
                  <svg:desc>waluty_2017.S1:waluty_2017.S1</svg:desc>
                </draw:g>
              </table:table-cell>
              <table:table-cell office:value-type="string">
                <text:p>SEK</text:p>
                <draw:g>
                  <svg:desc>waluty_2017.T1:waluty_2017.T1</svg:desc>
                </draw:g>
              </table:table-cell>
              <table:table-cell office:value-type="string">
                <text:p>HRK</text:p>
                <draw:g>
                  <svg:desc>waluty_2017.U1:waluty_2017.U1</svg:desc>
                </draw:g>
              </table:table-cell>
              <table:table-cell office:value-type="string">
                <text:p>RON</text:p>
                <draw:g>
                  <svg:desc>waluty_2017.V1:waluty_2017.V1</svg:desc>
                </draw:g>
              </table:table-cell>
              <table:table-cell office:value-type="string">
                <text:p>BGN</text:p>
                <draw:g>
                  <svg:desc>waluty_2017.W1:waluty_2017.W1</svg:desc>
                </draw:g>
              </table:table-cell>
              <table:table-cell office:value-type="string">
                <text:p>TRY</text:p>
                <draw:g>
                  <svg:desc>waluty_2017.X1:waluty_2017.X1</svg:desc>
                </draw:g>
              </table:table-cell>
              <table:table-cell office:value-type="string">
                <text:p>ILS</text:p>
                <draw:g>
                  <svg:desc>waluty_2017.Y1:waluty_2017.Y1</svg:desc>
                </draw:g>
              </table:table-cell>
              <table:table-cell office:value-type="string">
                <text:p>CLP</text:p>
                <draw:g>
                  <svg:desc>waluty_2017.Z1:waluty_2017.Z1</svg:desc>
                </draw:g>
              </table:table-cell>
              <table:table-cell office:value-type="string">
                <text:p>PHP</text:p>
                <draw:g>
                  <svg:desc>waluty_2017.AA1:waluty_2017.AA1</svg:desc>
                </draw:g>
              </table:table-cell>
              <table:table-cell office:value-type="string">
                <text:p>MXN</text:p>
                <draw:g>
                  <svg:desc>waluty_2017.AB1:waluty_2017.AB1</svg:desc>
                </draw:g>
              </table:table-cell>
              <table:table-cell office:value-type="string">
                <text:p>ZAR</text:p>
                <draw:g>
                  <svg:desc>waluty_2017.AC1:waluty_2017.AC1</svg:desc>
                </draw:g>
              </table:table-cell>
              <table:table-cell office:value-type="string">
                <text:p>BRL</text:p>
                <draw:g>
                  <svg:desc>waluty_2017.AD1:waluty_2017.AD1</svg:desc>
                </draw:g>
              </table:table-cell>
              <table:table-cell office:value-type="string">
                <text:p>MYR</text:p>
                <draw:g>
                  <svg:desc>waluty_2017.AE1:waluty_2017.AE1</svg:desc>
                </draw:g>
              </table:table-cell>
              <table:table-cell office:value-type="string">
                <text:p>RUB</text:p>
                <draw:g>
                  <svg:desc>waluty_2017.AF1:waluty_2017.AF1</svg:desc>
                </draw:g>
              </table:table-cell>
              <table:table-cell office:value-type="string">
                <text:p>IDR</text:p>
                <draw:g>
                  <svg:desc>waluty_2017.AG1:waluty_2017.AG1</svg:desc>
                </draw:g>
              </table:table-cell>
              <table:table-cell office:value-type="string">
                <text:p>INR</text:p>
                <draw:g>
                  <svg:desc>waluty_2017.AH1:waluty_2017.AH1</svg:desc>
                </draw:g>
              </table:table-cell>
              <table:table-cell office:value-type="string">
                <text:p>KRW</text:p>
                <draw:g>
                  <svg:desc>waluty_2017.AI1:waluty_2017.AI1</svg:desc>
                </draw:g>
              </table:table-cell>
              <table:table-cell office:value-type="string">
                <text:p>CNY</text:p>
                <draw:g>
                  <svg:desc>waluty_2017.AJ1:waluty_2017.AJ1</svg:desc>
                </draw:g>
              </table:table-cell>
            </table:table-row>
          </table:table-header-rows>
          <table:table-rows>
            <table:table-row>
              <table:table-cell office:value-type="float" office:value="42737">
                <text:p>42737 001/A/NBP/2017</text:p>
                <text:list>
                  <text:list-item>
                    <text:p/>
                  </text:list-item>
                  <text:list-item>
                    <text:p>001/A/NBP/2017</text:p>
                  </text:list-item>
                </text:list>
                <draw:g>
                  <svg:desc>waluty_2017.A2:waluty_2017.B65</svg:desc>
                </draw:g>
              </table:table-cell>
              <table:table-cell office:value-type="float" office:value="0.1175">
                <text:p>0.1175</text:p>
                <draw:g>
                  <svg:desc>waluty_2017.C2:waluty_2017.C65</svg:desc>
                </draw:g>
              </table:table-cell>
              <table:table-cell office:value-type="float" office:value="4.2106">
                <text:p>4.2106</text:p>
                <draw:g>
                  <svg:desc>waluty_2017.D2:waluty_2017.D65</svg:desc>
                </draw:g>
              </table:table-cell>
              <table:table-cell office:value-type="float" office:value="3.0187">
                <text:p>3.0187</text:p>
                <draw:g>
                  <svg:desc>waluty_2017.E2:waluty_2017.E65</svg:desc>
                </draw:g>
              </table:table-cell>
              <table:table-cell office:value-type="float" office:value="0.5428">
                <text:p>0.5428</text:p>
                <draw:g>
                  <svg:desc>waluty_2017.F2:waluty_2017.F65</svg:desc>
                </draw:g>
              </table:table-cell>
              <table:table-cell office:value-type="float" office:value="3.1402">
                <text:p>3.1402</text:p>
                <draw:g>
                  <svg:desc>waluty_2017.G2:waluty_2017.G65</svg:desc>
                </draw:g>
              </table:table-cell>
              <table:table-cell office:value-type="float" office:value="2.9146">
                <text:p>2.9146</text:p>
                <draw:g>
                  <svg:desc>waluty_2017.H2:waluty_2017.H65</svg:desc>
                </draw:g>
              </table:table-cell>
              <table:table-cell office:value-type="float" office:value="2.9039">
                <text:p>2.9039</text:p>
                <draw:g>
                  <svg:desc>waluty_2017.I2:waluty_2017.I65</svg:desc>
                </draw:g>
              </table:table-cell>
              <table:table-cell office:value-type="float" office:value="4.4157">
                <text:p>4.4157</text:p>
                <draw:g>
                  <svg:desc>waluty_2017.J2:waluty_2017.J65</svg:desc>
                </draw:g>
              </table:table-cell>
              <table:table-cell office:value-type="float" office:value="0.01427">
                <text:p>0.01427</text:p>
                <draw:g>
                  <svg:desc>waluty_2017.K2:waluty_2017.K65</svg:desc>
                </draw:g>
              </table:table-cell>
              <table:table-cell office:value-type="float" office:value="4.1209">
                <text:p>4.1209</text:p>
                <draw:g>
                  <svg:desc>waluty_2017.L2:waluty_2017.L65</svg:desc>
                </draw:g>
              </table:table-cell>
              <table:table-cell office:value-type="float" office:value="5.1925">
                <text:p>5.1925</text:p>
                <draw:g>
                  <svg:desc>waluty_2017.M2:waluty_2017.M65</svg:desc>
                </draw:g>
              </table:table-cell>
              <table:table-cell office:value-type="float" office:value="0.1554">
                <text:p>0.1554</text:p>
                <draw:g>
                  <svg:desc>waluty_2017.N2:waluty_2017.N65</svg:desc>
                </draw:g>
              </table:table-cell>
              <table:table-cell office:value-type="float" office:value="0.035858">
                <text:p>0.035858</text:p>
                <draw:g>
                  <svg:desc>waluty_2017.O2:waluty_2017.O65</svg:desc>
                </draw:g>
              </table:table-cell>
              <table:table-cell office:value-type="float" office:value="0.1634">
                <text:p>0.1634</text:p>
                <draw:g>
                  <svg:desc>waluty_2017.P2:waluty_2017.P65</svg:desc>
                </draw:g>
              </table:table-cell>
              <table:table-cell office:value-type="float" office:value="0.5938">
                <text:p>0.5938</text:p>
                <draw:g>
                  <svg:desc>waluty_2017.Q2:waluty_2017.Q65</svg:desc>
                </draw:g>
              </table:table-cell>
              <table:table-cell office:value-type="float" office:value="0.037076">
                <text:p>0.037076</text:p>
                <draw:g>
                  <svg:desc>waluty_2017.R2:waluty_2017.R65</svg:desc>
                </draw:g>
              </table:table-cell>
              <table:table-cell office:value-type="float" office:value="0.4876">
                <text:p>0.4876</text:p>
                <draw:g>
                  <svg:desc>waluty_2017.S2:waluty_2017.S65</svg:desc>
                </draw:g>
              </table:table-cell>
              <table:table-cell office:value-type="float" office:value="0.4626">
                <text:p>0.4626</text:p>
                <draw:g>
                  <svg:desc>waluty_2017.T2:waluty_2017.T65</svg:desc>
                </draw:g>
              </table:table-cell>
              <table:table-cell office:value-type="float" office:value="0.5847">
                <text:p>0.5847</text:p>
                <draw:g>
                  <svg:desc>waluty_2017.U2:waluty_2017.U65</svg:desc>
                </draw:g>
              </table:table-cell>
              <table:table-cell office:value-type="float" office:value="0.9726">
                <text:p>0.9726</text:p>
                <draw:g>
                  <svg:desc>waluty_2017.V2:waluty_2017.V65</svg:desc>
                </draw:g>
              </table:table-cell>
              <table:table-cell office:value-type="float" office:value="2.2577">
                <text:p>2.2577</text:p>
                <draw:g>
                  <svg:desc>waluty_2017.W2:waluty_2017.W65</svg:desc>
                </draw:g>
              </table:table-cell>
              <table:table-cell office:value-type="float" office:value="1.1904">
                <text:p>1.1904</text:p>
                <draw:g>
                  <svg:desc>waluty_2017.X2:waluty_2017.X65</svg:desc>
                </draw:g>
              </table:table-cell>
              <table:table-cell office:value-type="float" office:value="1.0936">
                <text:p>1.0936</text:p>
                <draw:g>
                  <svg:desc>waluty_2017.Y2:waluty_2017.Y65</svg:desc>
                </draw:g>
              </table:table-cell>
              <table:table-cell office:value-type="float" office:value="0.006289">
                <text:p>0.006289</text:p>
                <draw:g>
                  <svg:desc>waluty_2017.Z2:waluty_2017.Z65</svg:desc>
                </draw:g>
              </table:table-cell>
              <table:table-cell office:value-type="float" office:value="0.0847">
                <text:p>0.0847</text:p>
                <draw:g>
                  <svg:desc>waluty_2017.AA2:waluty_2017.AA65</svg:desc>
                </draw:g>
              </table:table-cell>
              <table:table-cell office:value-type="float" office:value="0.2036">
                <text:p>0.2036</text:p>
                <draw:g>
                  <svg:desc>waluty_2017.AB2:waluty_2017.AB65</svg:desc>
                </draw:g>
              </table:table-cell>
              <table:table-cell office:value-type="float" office:value="0.3062">
                <text:p>0.3062</text:p>
                <draw:g>
                  <svg:desc>waluty_2017.AC2:waluty_2017.AC65</svg:desc>
                </draw:g>
              </table:table-cell>
              <table:table-cell office:value-type="float" office:value="1.2938">
                <text:p>1.2938</text:p>
                <draw:g>
                  <svg:desc>waluty_2017.AD2:waluty_2017.AD65</svg:desc>
                </draw:g>
              </table:table-cell>
              <table:table-cell office:value-type="float" office:value="0.9387">
                <text:p>0.9387</text:p>
                <draw:g>
                  <svg:desc>waluty_2017.AE2:waluty_2017.AE65</svg:desc>
                </draw:g>
              </table:table-cell>
              <table:table-cell office:value-type="float" office:value="0.0687">
                <text:p>0.0687</text:p>
                <draw:g>
                  <svg:desc>waluty_2017.AF2:waluty_2017.AF65</svg:desc>
                </draw:g>
              </table:table-cell>
              <table:table-cell office:value-type="float" office:value="0.00031255">
                <text:p>0.00031255</text:p>
                <draw:g>
                  <svg:desc>waluty_2017.AG2:waluty_2017.AG65</svg:desc>
                </draw:g>
              </table:table-cell>
              <table:table-cell office:value-type="float" office:value="0.061827">
                <text:p>0.061827</text:p>
                <draw:g>
                  <svg:desc>waluty_2017.AH2:waluty_2017.AH65</svg:desc>
                </draw:g>
              </table:table-cell>
              <table:table-cell office:value-type="float" office:value="0.003487">
                <text:p>0.003487</text:p>
                <draw:g>
                  <svg:desc>waluty_2017.AI2:waluty_2017.AI65</svg:desc>
                </draw:g>
              </table:table-cell>
              <table:table-cell office:value-type="float" office:value="0.6063">
                <text:p>0.6063</text:p>
                <draw:g>
                  <svg:desc>waluty_2017.AJ2:waluty_2017.AJ65</svg:desc>
                </draw:g>
              </table:table-cell>
            </table:table-row>
            <table:table-row>
              <table:table-cell office:value-type="float" office:value="42738">
                <text:p>42738 002/A/NBP/2017</text:p>
                <text:list>
                  <text:list-item>
                    <text:p/>
                  </text:list-item>
                  <text:list-item>
                    <text:p>002/A/NBP/2017</text:p>
                  </text:list-item>
                </text:list>
              </table:table-cell>
              <table:table-cell office:value-type="float" office:value="0.1178">
                <text:p>0.1178</text:p>
              </table:table-cell>
              <table:table-cell office:value-type="float" office:value="4.2271">
                <text:p>4.2271</text:p>
              </table:table-cell>
              <table:table-cell office:value-type="float" office:value="3.0477">
                <text:p>3.0477</text:p>
              </table:table-cell>
              <table:table-cell office:value-type="float" office:value="0.5453">
                <text:p>0.5453</text:p>
              </table:table-cell>
              <table:table-cell office:value-type="float" office:value="3.1494">
                <text:p>3.1494</text:p>
              </table:table-cell>
              <table:table-cell office:value-type="float" office:value="2.9309">
                <text:p>2.9309</text:p>
              </table:table-cell>
              <table:table-cell office:value-type="float" office:value="2.9163">
                <text:p>2.9163</text:p>
              </table:table-cell>
              <table:table-cell office:value-type="float" office:value="4.4002">
                <text:p>4.4002</text:p>
              </table:table-cell>
              <table:table-cell office:value-type="float" office:value="0.014226">
                <text:p>0.014226</text:p>
              </table:table-cell>
              <table:table-cell office:value-type="float" office:value="4.1137">
                <text:p>4.1137</text:p>
              </table:table-cell>
              <table:table-cell office:value-type="float" office:value="5.1975">
                <text:p>5.1975</text:p>
              </table:table-cell>
              <table:table-cell office:value-type="float" office:value="0.1561">
                <text:p>0.1561</text:p>
              </table:table-cell>
              <table:table-cell office:value-type="float" office:value="0.035802">
                <text:p>0.035802</text:p>
              </table:table-cell>
              <table:table-cell office:value-type="float" office:value="0.1629">
                <text:p>0.1629</text:p>
              </table:table-cell>
              <table:table-cell office:value-type="float" office:value="0.592">
                <text:p>0.592</text:p>
              </table:table-cell>
              <table:table-cell office:value-type="float" office:value="0.036961">
                <text:p>0.036961</text:p>
              </table:table-cell>
              <table:table-cell office:value-type="float" office:value="0.488">
                <text:p>0.488</text:p>
              </table:table-cell>
              <table:table-cell office:value-type="float" office:value="0.4611">
                <text:p>0.4611</text:p>
              </table:table-cell>
              <table:table-cell office:value-type="float" office:value="0.5818">
                <text:p>0.5818</text:p>
              </table:table-cell>
              <table:table-cell office:value-type="float" office:value="0.9714">
                <text:p>0.9714</text:p>
              </table:table-cell>
              <table:table-cell office:value-type="float" office:value="2.2498">
                <text:p>2.2498</text:p>
              </table:table-cell>
              <table:table-cell office:value-type="float" office:value="1.1768">
                <text:p>1.1768</text:p>
              </table:table-cell>
              <table:table-cell office:value-type="float" office:value="1.0977">
                <text:p>1.0977</text:p>
              </table:table-cell>
              <table:table-cell office:value-type="float" office:value="0.006309">
                <text:p>0.006309</text:p>
              </table:table-cell>
              <table:table-cell office:value-type="float" office:value="0.085">
                <text:p>0.085</text:p>
              </table:table-cell>
              <table:table-cell office:value-type="float" office:value="0.2041">
                <text:p>0.2041</text:p>
              </table:table-cell>
              <table:table-cell office:value-type="float" office:value="0.3072">
                <text:p>0.3072</text:p>
              </table:table-cell>
              <table:table-cell office:value-type="float" office:value="1.2875">
                <text:p>1.2875</text:p>
              </table:table-cell>
              <table:table-cell office:value-type="float" office:value="0.9416">
                <text:p>0.9416</text:p>
              </table:table-cell>
              <table:table-cell office:value-type="float" office:value="0.0695">
                <text:p>0.0695</text:p>
              </table:table-cell>
              <table:table-cell office:value-type="float" office:value="0.00031382">
                <text:p>0.00031382</text:p>
              </table:table-cell>
              <table:table-cell office:value-type="float" office:value="0.061887">
                <text:p>0.061887</text:p>
              </table:table-cell>
              <table:table-cell office:value-type="float" office:value="0.003504">
                <text:p>0.003504</text:p>
              </table:table-cell>
              <table:table-cell office:value-type="float" office:value="0.6082">
                <text:p>0.6082</text:p>
              </table:table-cell>
            </table:table-row>
            <table:table-row>
              <table:table-cell office:value-type="float" office:value="42739">
                <text:p>42739 003/A/NBP/2017</text:p>
                <text:list>
                  <text:list-item>
                    <text:p/>
                  </text:list-item>
                  <text:list-item>
                    <text:p>003/A/NBP/2017</text:p>
                  </text:list-item>
                </text:list>
              </table:table-cell>
              <table:table-cell office:value-type="float" office:value="0.1174">
                <text:p>0.1174</text:p>
              </table:table-cell>
              <table:table-cell office:value-type="float" office:value="4.2037">
                <text:p>4.2037</text:p>
              </table:table-cell>
              <table:table-cell office:value-type="float" office:value="3.0539">
                <text:p>3.0539</text:p>
              </table:table-cell>
              <table:table-cell office:value-type="float" office:value="0.542">
                <text:p>0.542</text:p>
              </table:table-cell>
              <table:table-cell office:value-type="float" office:value="3.1429">
                <text:p>3.1429</text:p>
              </table:table-cell>
              <table:table-cell office:value-type="float" office:value="2.9167">
                <text:p>2.9167</text:p>
              </table:table-cell>
              <table:table-cell office:value-type="float" office:value="2.9079">
                <text:p>2.9079</text:p>
              </table:table-cell>
              <table:table-cell office:value-type="float" office:value="4.3877">
                <text:p>4.3877</text:p>
              </table:table-cell>
              <table:table-cell office:value-type="float" office:value="0.014207">
                <text:p>0.014207</text:p>
              </table:table-cell>
              <table:table-cell office:value-type="float" office:value="4.0978">
                <text:p>4.0978</text:p>
              </table:table-cell>
              <table:table-cell office:value-type="float" office:value="5.1596">
                <text:p>5.1596</text:p>
              </table:table-cell>
              <table:table-cell office:value-type="float" office:value="0.1571">
                <text:p>0.1571</text:p>
              </table:table-cell>
              <table:table-cell office:value-type="float" office:value="0.035712">
                <text:p>0.035712</text:p>
              </table:table-cell>
              <table:table-cell office:value-type="float" office:value="0.1624">
                <text:p>0.1624</text:p>
              </table:table-cell>
              <table:table-cell office:value-type="float" office:value="0.5902">
                <text:p>0.5902</text:p>
              </table:table-cell>
              <table:table-cell office:value-type="float" office:value="0.036965">
                <text:p>0.036965</text:p>
              </table:table-cell>
              <table:table-cell office:value-type="float" office:value="0.4871">
                <text:p>0.4871</text:p>
              </table:table-cell>
              <table:table-cell office:value-type="float" office:value="0.4605">
                <text:p>0.4605</text:p>
              </table:table-cell>
              <table:table-cell office:value-type="float" office:value="0.58">
                <text:p>0.58</text:p>
              </table:table-cell>
              <table:table-cell office:value-type="float" office:value="0.9708">
                <text:p>0.9708</text:p>
              </table:table-cell>
              <table:table-cell office:value-type="float" office:value="2.2434">
                <text:p>2.2434</text:p>
              </table:table-cell>
              <table:table-cell office:value-type="float" office:value="1.1743">
                <text:p>1.1743</text:p>
              </table:table-cell>
              <table:table-cell office:value-type="float" office:value="1.0911">
                <text:p>1.0911</text:p>
              </table:table-cell>
              <table:table-cell office:value-type="float" office:value="0.006239">
                <text:p>0.006239</text:p>
              </table:table-cell>
              <table:table-cell office:value-type="float" office:value="0.0847">
                <text:p>0.0847</text:p>
              </table:table-cell>
              <table:table-cell office:value-type="float" office:value="0.199">
                <text:p>0.199</text:p>
              </table:table-cell>
              <table:table-cell office:value-type="float" office:value="0.3082">
                <text:p>0.3082</text:p>
              </table:table-cell>
              <table:table-cell office:value-type="float" office:value="1.2873">
                <text:p>1.2873</text:p>
              </table:table-cell>
              <table:table-cell office:value-type="float" office:value="0.9346">
                <text:p>0.9346</text:p>
              </table:table-cell>
              <table:table-cell office:value-type="float" office:value="0.0691">
                <text:p>0.0691</text:p>
              </table:table-cell>
              <table:table-cell office:value-type="float" office:value="0.00031275">
                <text:p>0.00031275</text:p>
              </table:table-cell>
              <table:table-cell office:value-type="float" office:value="0.06166">
                <text:p>0.06166</text:p>
              </table:table-cell>
              <table:table-cell office:value-type="float" office:value="0.003498">
                <text:p>0.003498</text:p>
              </table:table-cell>
              <table:table-cell office:value-type="float" office:value="0.6065">
                <text:p>0.6065</text:p>
              </table:table-cell>
            </table:table-row>
            <table:table-row>
              <table:table-cell office:value-type="float" office:value="42740">
                <text:p>42740 004/A/NBP/2017</text:p>
                <text:list>
                  <text:list-item>
                    <text:p/>
                  </text:list-item>
                  <text:list-item>
                    <text:p>004/A/NBP/2017</text:p>
                  </text:list-item>
                </text:list>
              </table:table-cell>
              <table:table-cell office:value-type="float" office:value="0.1164">
                <text:p>0.1164</text:p>
              </table:table-cell>
              <table:table-cell office:value-type="float" office:value="4.1667">
                <text:p>4.1667</text:p>
              </table:table-cell>
              <table:table-cell office:value-type="float" office:value="3.0375">
                <text:p>3.0375</text:p>
              </table:table-cell>
              <table:table-cell office:value-type="float" office:value="0.5373">
                <text:p>0.5373</text:p>
              </table:table-cell>
              <table:table-cell office:value-type="float" office:value="3.1329">
                <text:p>3.1329</text:p>
              </table:table-cell>
              <table:table-cell office:value-type="float" office:value="2.9052">
                <text:p>2.9052</text:p>
              </table:table-cell>
              <table:table-cell office:value-type="float" office:value="2.9056">
                <text:p>2.9056</text:p>
              </table:table-cell>
              <table:table-cell office:value-type="float" office:value="4.3766">
                <text:p>4.3766</text:p>
              </table:table-cell>
              <table:table-cell office:value-type="float" office:value="0.014175">
                <text:p>0.014175</text:p>
              </table:table-cell>
              <table:table-cell office:value-type="float" office:value="4.0876">
                <text:p>4.0876</text:p>
              </table:table-cell>
              <table:table-cell office:value-type="float" office:value="5.1266">
                <text:p>5.1266</text:p>
              </table:table-cell>
              <table:table-cell office:value-type="float" office:value="0.1586">
                <text:p>0.1586</text:p>
              </table:table-cell>
              <table:table-cell office:value-type="float" office:value="0.035724">
                <text:p>0.035724</text:p>
              </table:table-cell>
              <table:table-cell office:value-type="float" office:value="0.1619">
                <text:p>0.1619</text:p>
              </table:table-cell>
              <table:table-cell office:value-type="float" office:value="0.5887">
                <text:p>0.5887</text:p>
              </table:table-cell>
              <table:table-cell office:value-type="float" office:value="0.03684">
                <text:p>0.03684</text:p>
              </table:table-cell>
              <table:table-cell office:value-type="float" office:value="0.4858">
                <text:p>0.4858</text:p>
              </table:table-cell>
              <table:table-cell office:value-type="float" office:value="0.4595">
                <text:p>0.4595</text:p>
              </table:table-cell>
              <table:table-cell office:value-type="float" office:value="0.5776">
                <text:p>0.5776</text:p>
              </table:table-cell>
              <table:table-cell office:value-type="float" office:value="0.9707">
                <text:p>0.9707</text:p>
              </table:table-cell>
              <table:table-cell office:value-type="float" office:value="2.2378">
                <text:p>2.2378</text:p>
              </table:table-cell>
              <table:table-cell office:value-type="float" office:value="1.1505">
                <text:p>1.1505</text:p>
              </table:table-cell>
              <table:table-cell office:value-type="float" office:value="1.0812">
                <text:p>1.0812</text:p>
              </table:table-cell>
              <table:table-cell office:value-type="float" office:value="0.006206">
                <text:p>0.006206</text:p>
              </table:table-cell>
              <table:table-cell office:value-type="float" office:value="0.0841">
                <text:p>0.0841</text:p>
              </table:table-cell>
              <table:table-cell office:value-type="float" office:value="0.1945">
                <text:p>0.1945</text:p>
              </table:table-cell>
              <table:table-cell office:value-type="float" office:value="0.3044">
                <text:p>0.3044</text:p>
              </table:table-cell>
              <table:table-cell office:value-type="float" office:value="1.2954">
                <text:p>1.2954</text:p>
              </table:table-cell>
              <table:table-cell office:value-type="float" office:value="0.9289">
                <text:p>0.9289</text:p>
              </table:table-cell>
              <table:table-cell office:value-type="float" office:value="0.0691">
                <text:p>0.0691</text:p>
              </table:table-cell>
              <table:table-cell office:value-type="float" office:value="0.00031149">
                <text:p>0.00031149</text:p>
              </table:table-cell>
              <table:table-cell office:value-type="float" office:value="0.061327">
                <text:p>0.061327</text:p>
              </table:table-cell>
              <table:table-cell office:value-type="float" office:value="0.003506">
                <text:p>0.003506</text:p>
              </table:table-cell>
              <table:table-cell office:value-type="float" office:value="0.6051">
                <text:p>0.6051</text:p>
              </table:table-cell>
            </table:table-row>
            <table:table-row>
              <table:table-cell office:value-type="float" office:value="42744">
                <text:p>42744 005/A/NBP/2017</text:p>
                <text:list>
                  <text:list-item>
                    <text:p/>
                  </text:list-item>
                  <text:list-item>
                    <text:p>005/A/NBP/2017</text:p>
                  </text:list-item>
                </text:list>
              </table:table-cell>
              <table:table-cell office:value-type="float" office:value="0.1164">
                <text:p>0.1164</text:p>
              </table:table-cell>
              <table:table-cell office:value-type="float" office:value="4.1592">
                <text:p>4.1592</text:p>
              </table:table-cell>
              <table:table-cell office:value-type="float" office:value="3.0423">
                <text:p>3.0423</text:p>
              </table:table-cell>
              <table:table-cell office:value-type="float" office:value="0.5364">
                <text:p>0.5364</text:p>
              </table:table-cell>
              <table:table-cell office:value-type="float" office:value="3.14">
                <text:p>3.14</text:p>
              </table:table-cell>
              <table:table-cell office:value-type="float" office:value="2.8973">
                <text:p>2.8973</text:p>
              </table:table-cell>
              <table:table-cell office:value-type="float" office:value="2.8864">
                <text:p>2.8864</text:p>
              </table:table-cell>
              <table:table-cell office:value-type="float" office:value="4.3783">
                <text:p>4.3783</text:p>
              </table:table-cell>
              <table:table-cell office:value-type="float" office:value="0.01421">
                <text:p>0.01421</text:p>
              </table:table-cell>
              <table:table-cell office:value-type="float" office:value="4.0863">
                <text:p>4.0863</text:p>
              </table:table-cell>
              <table:table-cell office:value-type="float" office:value="5.0534">
                <text:p>5.0534</text:p>
              </table:table-cell>
              <table:table-cell office:value-type="float" office:value="0.1542">
                <text:p>0.1542</text:p>
              </table:table-cell>
              <table:table-cell office:value-type="float" office:value="0.035537">
                <text:p>0.035537</text:p>
              </table:table-cell>
              <table:table-cell office:value-type="float" office:value="0.1621">
                <text:p>0.1621</text:p>
              </table:table-cell>
              <table:table-cell office:value-type="float" office:value="0.5889">
                <text:p>0.5889</text:p>
              </table:table-cell>
              <table:table-cell office:value-type="float" office:value="0.036562">
                <text:p>0.036562</text:p>
              </table:table-cell>
              <table:table-cell office:value-type="float" office:value="0.4861">
                <text:p>0.4861</text:p>
              </table:table-cell>
              <table:table-cell office:value-type="float" office:value="0.4579">
                <text:p>0.4579</text:p>
              </table:table-cell>
              <table:table-cell office:value-type="float" office:value="0.578">
                <text:p>0.578</text:p>
              </table:table-cell>
              <table:table-cell office:value-type="float" office:value="0.9721">
                <text:p>0.9721</text:p>
              </table:table-cell>
              <table:table-cell office:value-type="float" office:value="2.2386">
                <text:p>2.2386</text:p>
              </table:table-cell>
              <table:table-cell office:value-type="float" office:value="1.1178">
                <text:p>1.1178</text:p>
              </table:table-cell>
              <table:table-cell office:value-type="float" office:value="1.0786">
                <text:p>1.0786</text:p>
              </table:table-cell>
              <table:table-cell office:value-type="float" office:value="0.006234">
                <text:p>0.006234</text:p>
              </table:table-cell>
              <table:table-cell office:value-type="float" office:value="0.0839">
                <text:p>0.0839</text:p>
              </table:table-cell>
              <table:table-cell office:value-type="float" office:value="0.1952">
                <text:p>0.1952</text:p>
              </table:table-cell>
              <table:table-cell office:value-type="float" office:value="0.302">
                <text:p>0.302</text:p>
              </table:table-cell>
              <table:table-cell office:value-type="float" office:value="1.2902">
                <text:p>1.2902</text:p>
              </table:table-cell>
              <table:table-cell office:value-type="float" office:value="0.9292">
                <text:p>0.9292</text:p>
              </table:table-cell>
              <table:table-cell office:value-type="float" office:value="0.0694">
                <text:p>0.0694</text:p>
              </table:table-cell>
              <table:table-cell office:value-type="float" office:value="0.00031125">
                <text:p>0.00031125</text:p>
              </table:table-cell>
              <table:table-cell office:value-type="float" office:value="0.060979">
                <text:p>0.060979</text:p>
              </table:table-cell>
              <table:table-cell office:value-type="float" office:value="0.00345">
                <text:p>0.00345</text:p>
              </table:table-cell>
              <table:table-cell office:value-type="float" office:value="0.5999">
                <text:p>0.5999</text:p>
              </table:table-cell>
            </table:table-row>
            <table:table-row>
              <table:table-cell office:value-type="float" office:value="42745">
                <text:p>42745 006/A/NBP/2017</text:p>
                <text:list>
                  <text:list-item>
                    <text:p/>
                  </text:list-item>
                  <text:list-item>
                    <text:p>006/A/NBP/2017</text:p>
                  </text:list-item>
                </text:list>
              </table:table-cell>
              <table:table-cell office:value-type="float" office:value="0.1159">
                <text:p>0.1159</text:p>
              </table:table-cell>
              <table:table-cell office:value-type="float" office:value="4.127">
                <text:p>4.127</text:p>
              </table:table-cell>
              <table:table-cell office:value-type="float" office:value="3.0328">
                <text:p>3.0328</text:p>
              </table:table-cell>
              <table:table-cell office:value-type="float" office:value="0.5322">
                <text:p>0.5322</text:p>
              </table:table-cell>
              <table:table-cell office:value-type="float" office:value="3.1199">
                <text:p>3.1199</text:p>
              </table:table-cell>
              <table:table-cell office:value-type="float" office:value="2.8886">
                <text:p>2.8886</text:p>
              </table:table-cell>
              <table:table-cell office:value-type="float" office:value="2.8747">
                <text:p>2.8747</text:p>
              </table:table-cell>
              <table:table-cell office:value-type="float" office:value="4.3735">
                <text:p>4.3735</text:p>
              </table:table-cell>
              <table:table-cell office:value-type="float" office:value="0.014167">
                <text:p>0.014167</text:p>
              </table:table-cell>
              <table:table-cell office:value-type="float" office:value="4.0737">
                <text:p>4.0737</text:p>
              </table:table-cell>
              <table:table-cell office:value-type="float" office:value="5.0132">
                <text:p>5.0132</text:p>
              </table:table-cell>
              <table:table-cell office:value-type="float" office:value="0.152">
                <text:p>0.152</text:p>
              </table:table-cell>
              <table:table-cell office:value-type="float" office:value="0.03558">
                <text:p>0.03558</text:p>
              </table:table-cell>
              <table:table-cell office:value-type="float" office:value="0.1619">
                <text:p>0.1619</text:p>
              </table:table-cell>
              <table:table-cell office:value-type="float" office:value="0.5883">
                <text:p>0.5883</text:p>
              </table:table-cell>
              <table:table-cell office:value-type="float" office:value="0.036145">
                <text:p>0.036145</text:p>
              </table:table-cell>
              <table:table-cell office:value-type="float" office:value="0.4812">
                <text:p>0.4812</text:p>
              </table:table-cell>
              <table:table-cell office:value-type="float" office:value="0.4574">
                <text:p>0.4574</text:p>
              </table:table-cell>
              <table:table-cell office:value-type="float" office:value="0.5782">
                <text:p>0.5782</text:p>
              </table:table-cell>
              <table:table-cell office:value-type="float" office:value="0.9724">
                <text:p>0.9724</text:p>
              </table:table-cell>
              <table:table-cell office:value-type="float" office:value="2.2362">
                <text:p>2.2362</text:p>
              </table:table-cell>
              <table:table-cell office:value-type="float" office:value="1.0926">
                <text:p>1.0926</text:p>
              </table:table-cell>
              <table:table-cell office:value-type="float" office:value="1.0737">
                <text:p>1.0737</text:p>
              </table:table-cell>
              <table:table-cell office:value-type="float" office:value="0.006151">
                <text:p>0.006151</text:p>
              </table:table-cell>
              <table:table-cell office:value-type="float" office:value="0.0833">
                <text:p>0.0833</text:p>
              </table:table-cell>
              <table:table-cell office:value-type="float" office:value="0.1923">
                <text:p>0.1923</text:p>
              </table:table-cell>
              <table:table-cell office:value-type="float" office:value="0.3018">
                <text:p>0.3018</text:p>
              </table:table-cell>
              <table:table-cell office:value-type="float" office:value="1.291">
                <text:p>1.291</text:p>
              </table:table-cell>
              <table:table-cell office:value-type="float" office:value="0.9224">
                <text:p>0.9224</text:p>
              </table:table-cell>
              <table:table-cell office:value-type="float" office:value="0.0688">
                <text:p>0.0688</text:p>
              </table:table-cell>
              <table:table-cell office:value-type="float" office:value="0.00030997">
                <text:p>0.00030997</text:p>
              </table:table-cell>
              <table:table-cell office:value-type="float" office:value="0.060524">
                <text:p>0.060524</text:p>
              </table:table-cell>
              <table:table-cell office:value-type="float" office:value="0.003446">
                <text:p>0.003446</text:p>
              </table:table-cell>
              <table:table-cell office:value-type="float" office:value="0.5961">
                <text:p>0.5961</text:p>
              </table:table-cell>
            </table:table-row>
            <table:table-row>
              <table:table-cell office:value-type="float" office:value="42746">
                <text:p>42746 007/A/NBP/2017</text:p>
                <text:list>
                  <text:list-item>
                    <text:p/>
                  </text:list-item>
                  <text:list-item>
                    <text:p>007/A/NBP/2017</text:p>
                  </text:list-item>
                </text:list>
              </table:table-cell>
              <table:table-cell office:value-type="float" office:value="0.1166">
                <text:p>0.1166</text:p>
              </table:table-cell>
              <table:table-cell office:value-type="float" office:value="4.1465">
                <text:p>4.1465</text:p>
              </table:table-cell>
              <table:table-cell office:value-type="float" office:value="3.0594">
                <text:p>3.0594</text:p>
              </table:table-cell>
              <table:table-cell office:value-type="float" office:value="0.5347">
                <text:p>0.5347</text:p>
              </table:table-cell>
              <table:table-cell office:value-type="float" office:value="3.1332">
                <text:p>3.1332</text:p>
              </table:table-cell>
              <table:table-cell office:value-type="float" office:value="2.9062">
                <text:p>2.9062</text:p>
              </table:table-cell>
              <table:table-cell office:value-type="float" office:value="2.8837">
                <text:p>2.8837</text:p>
              </table:table-cell>
              <table:table-cell office:value-type="float" office:value="4.3684">
                <text:p>4.3684</text:p>
              </table:table-cell>
              <table:table-cell office:value-type="float" office:value="0.014124">
                <text:p>0.014124</text:p>
              </table:table-cell>
              <table:table-cell office:value-type="float" office:value="4.0706">
                <text:p>4.0706</text:p>
              </table:table-cell>
              <table:table-cell office:value-type="float" office:value="5.0266">
                <text:p>5.0266</text:p>
              </table:table-cell>
              <table:table-cell office:value-type="float" office:value="0.1523">
                <text:p>0.1523</text:p>
              </table:table-cell>
              <table:table-cell office:value-type="float" office:value="0.035694">
                <text:p>0.035694</text:p>
              </table:table-cell>
              <table:table-cell office:value-type="float" office:value="0.1616">
                <text:p>0.1616</text:p>
              </table:table-cell>
              <table:table-cell office:value-type="float" office:value="0.5876">
                <text:p>0.5876</text:p>
              </table:table-cell>
              <table:table-cell office:value-type="float" office:value="0.035851">
                <text:p>0.035851</text:p>
              </table:table-cell>
              <table:table-cell office:value-type="float" office:value="0.4816">
                <text:p>0.4816</text:p>
              </table:table-cell>
              <table:table-cell office:value-type="float" office:value="0.4566">
                <text:p>0.4566</text:p>
              </table:table-cell>
              <table:table-cell office:value-type="float" office:value="0.5775">
                <text:p>0.5775</text:p>
              </table:table-cell>
              <table:table-cell office:value-type="float" office:value="0.9718">
                <text:p>0.9718</text:p>
              </table:table-cell>
              <table:table-cell office:value-type="float" office:value="2.2335">
                <text:p>2.2335</text:p>
              </table:table-cell>
              <table:table-cell office:value-type="float" office:value="1.0771">
                <text:p>1.0771</text:p>
              </table:table-cell>
              <table:table-cell office:value-type="float" office:value="1.0755">
                <text:p>1.0755</text:p>
              </table:table-cell>
              <table:table-cell office:value-type="float" office:value="0.006189">
                <text:p>0.006189</text:p>
              </table:table-cell>
              <table:table-cell office:value-type="float" office:value="0.0835">
                <text:p>0.0835</text:p>
              </table:table-cell>
              <table:table-cell office:value-type="float" office:value="0.1906">
                <text:p>0.1906</text:p>
              </table:table-cell>
              <table:table-cell office:value-type="float" office:value="0.3028">
                <text:p>0.3028</text:p>
              </table:table-cell>
              <table:table-cell office:value-type="float" office:value="1.2976">
                <text:p>1.2976</text:p>
              </table:table-cell>
              <table:table-cell office:value-type="float" office:value="0.9273">
                <text:p>0.9273</text:p>
              </table:table-cell>
              <table:table-cell office:value-type="float" office:value="0.0689">
                <text:p>0.0689</text:p>
              </table:table-cell>
              <table:table-cell office:value-type="float" office:value="0.00031108">
                <text:p>0.00031108</text:p>
              </table:table-cell>
              <table:table-cell office:value-type="float" office:value="0.060613">
                <text:p>0.060613</text:p>
              </table:table-cell>
              <table:table-cell office:value-type="float" office:value="0.00346">
                <text:p>0.00346</text:p>
              </table:table-cell>
              <table:table-cell office:value-type="float" office:value="0.5978">
                <text:p>0.5978</text:p>
              </table:table-cell>
            </table:table-row>
            <table:table-row>
              <table:table-cell office:value-type="float" office:value="42747">
                <text:p>42747 008/A/NBP/2017</text:p>
                <text:list>
                  <text:list-item>
                    <text:p/>
                  </text:list-item>
                  <text:list-item>
                    <text:p>008/A/NBP/2017</text:p>
                  </text:list-item>
                </text:list>
              </table:table-cell>
              <table:table-cell office:value-type="float" office:value="0.1162">
                <text:p>0.1162</text:p>
              </table:table-cell>
              <table:table-cell office:value-type="float" office:value="4.1103">
                <text:p>4.1103</text:p>
              </table:table-cell>
              <table:table-cell office:value-type="float" office:value="3.0844">
                <text:p>3.0844</text:p>
              </table:table-cell>
              <table:table-cell office:value-type="float" office:value="0.5299">
                <text:p>0.5299</text:p>
              </table:table-cell>
              <table:table-cell office:value-type="float" office:value="3.1502">
                <text:p>3.1502</text:p>
              </table:table-cell>
              <table:table-cell office:value-type="float" office:value="2.9275">
                <text:p>2.9275</text:p>
              </table:table-cell>
              <table:table-cell office:value-type="float" office:value="2.8836">
                <text:p>2.8836</text:p>
              </table:table-cell>
              <table:table-cell office:value-type="float" office:value="4.3728">
                <text:p>4.3728</text:p>
              </table:table-cell>
              <table:table-cell office:value-type="float" office:value="0.014212">
                <text:p>0.014212</text:p>
              </table:table-cell>
              <table:table-cell office:value-type="float" office:value="4.0791">
                <text:p>4.0791</text:p>
              </table:table-cell>
              <table:table-cell office:value-type="float" office:value="5.0413">
                <text:p>5.0413</text:p>
              </table:table-cell>
              <table:table-cell office:value-type="float" office:value="0.1507">
                <text:p>0.1507</text:p>
              </table:table-cell>
              <table:table-cell office:value-type="float" office:value="0.036039">
                <text:p>0.036039</text:p>
              </table:table-cell>
              <table:table-cell office:value-type="float" office:value="0.1619">
                <text:p>0.1619</text:p>
              </table:table-cell>
              <table:table-cell office:value-type="float" office:value="0.5882">
                <text:p>0.5882</text:p>
              </table:table-cell>
              <table:table-cell office:value-type="float" office:value="0.03602">
                <text:p>0.03602</text:p>
              </table:table-cell>
              <table:table-cell office:value-type="float" office:value="0.483">
                <text:p>0.483</text:p>
              </table:table-cell>
              <table:table-cell office:value-type="float" office:value="0.4597">
                <text:p>0.4597</text:p>
              </table:table-cell>
              <table:table-cell office:value-type="float" office:value="0.5798">
                <text:p>0.5798</text:p>
              </table:table-cell>
              <table:table-cell office:value-type="float" office:value="0.9736">
                <text:p>0.9736</text:p>
              </table:table-cell>
              <table:table-cell office:value-type="float" office:value="2.2358">
                <text:p>2.2358</text:p>
              </table:table-cell>
              <table:table-cell office:value-type="float" office:value="1.0729">
                <text:p>1.0729</text:p>
              </table:table-cell>
              <table:table-cell office:value-type="float" office:value="1.0739">
                <text:p>1.0739</text:p>
              </table:table-cell>
              <table:table-cell office:value-type="float" office:value="0.006129">
                <text:p>0.006129</text:p>
              </table:table-cell>
              <table:table-cell office:value-type="float" office:value="0.083">
                <text:p>0.083</text:p>
              </table:table-cell>
              <table:table-cell office:value-type="float" office:value="0.1896">
                <text:p>0.1896</text:p>
              </table:table-cell>
              <table:table-cell office:value-type="float" office:value="0.304">
                <text:p>0.304</text:p>
              </table:table-cell>
              <table:table-cell office:value-type="float" office:value="1.2852">
                <text:p>1.2852</text:p>
              </table:table-cell>
              <table:table-cell office:value-type="float" office:value="0.9218">
                <text:p>0.9218</text:p>
              </table:table-cell>
              <table:table-cell office:value-type="float" office:value="0.0692">
                <text:p>0.0692</text:p>
              </table:table-cell>
              <table:table-cell office:value-type="float" office:value="0.00030921">
                <text:p>0.00030921</text:p>
              </table:table-cell>
              <table:table-cell office:value-type="float" office:value="0.060385">
                <text:p>0.060385</text:p>
              </table:table-cell>
              <table:table-cell office:value-type="float" office:value="0.003492">
                <text:p>0.003492</text:p>
              </table:table-cell>
              <table:table-cell office:value-type="float" office:value="0.5959">
                <text:p>0.5959</text:p>
              </table:table-cell>
            </table:table-row>
            <table:table-row>
              <table:table-cell office:value-type="float" office:value="42748">
                <text:p>42748 009/A/NBP/2017</text:p>
                <text:list>
                  <text:list-item>
                    <text:p/>
                  </text:list-item>
                  <text:list-item>
                    <text:p>009/A/NBP/2017</text:p>
                  </text:list-item>
                </text:list>
              </table:table-cell>
              <table:table-cell office:value-type="float" office:value="0.116">
                <text:p>0.116</text:p>
              </table:table-cell>
              <table:table-cell office:value-type="float" office:value="4.1084">
                <text:p>4.1084</text:p>
              </table:table-cell>
              <table:table-cell office:value-type="float" office:value="3.0782">
                <text:p>3.0782</text:p>
              </table:table-cell>
              <table:table-cell office:value-type="float" office:value="0.5298">
                <text:p>0.5298</text:p>
              </table:table-cell>
              <table:table-cell office:value-type="float" office:value="3.1238">
                <text:p>3.1238</text:p>
              </table:table-cell>
              <table:table-cell office:value-type="float" office:value="2.925">
                <text:p>2.925</text:p>
              </table:table-cell>
              <table:table-cell office:value-type="float" office:value="2.8784">
                <text:p>2.8784</text:p>
              </table:table-cell>
              <table:table-cell office:value-type="float" office:value="4.373">
                <text:p>4.373</text:p>
              </table:table-cell>
              <table:table-cell office:value-type="float" office:value="0.014231">
                <text:p>0.014231</text:p>
              </table:table-cell>
              <table:table-cell office:value-type="float" office:value="4.0753">
                <text:p>4.0753</text:p>
              </table:table-cell>
              <table:table-cell office:value-type="float" office:value="5.0152">
                <text:p>5.0152</text:p>
              </table:table-cell>
              <table:table-cell office:value-type="float" office:value="0.1485">
                <text:p>0.1485</text:p>
              </table:table-cell>
              <table:table-cell office:value-type="float" office:value="0.035835">
                <text:p>0.035835</text:p>
              </table:table-cell>
              <table:table-cell office:value-type="float" office:value="0.1618">
                <text:p>0.1618</text:p>
              </table:table-cell>
              <table:table-cell office:value-type="float" office:value="0.5882">
                <text:p>0.5882</text:p>
              </table:table-cell>
              <table:table-cell office:value-type="float" office:value="0.035962">
                <text:p>0.035962</text:p>
              </table:table-cell>
              <table:table-cell office:value-type="float" office:value="0.4834">
                <text:p>0.4834</text:p>
              </table:table-cell>
              <table:table-cell office:value-type="float" office:value="0.4605">
                <text:p>0.4605</text:p>
              </table:table-cell>
              <table:table-cell office:value-type="float" office:value="0.5802">
                <text:p>0.5802</text:p>
              </table:table-cell>
              <table:table-cell office:value-type="float" office:value="0.9728">
                <text:p>0.9728</text:p>
              </table:table-cell>
              <table:table-cell office:value-type="float" office:value="2.2359">
                <text:p>2.2359</text:p>
              </table:table-cell>
              <table:table-cell office:value-type="float" office:value="1.0751">
                <text:p>1.0751</text:p>
              </table:table-cell>
              <table:table-cell office:value-type="float" office:value="1.0758">
                <text:p>1.0758</text:p>
              </table:table-cell>
              <table:table-cell office:value-type="float" office:value="0.006209">
                <text:p>0.006209</text:p>
              </table:table-cell>
              <table:table-cell office:value-type="float" office:value="0.0825">
                <text:p>0.0825</text:p>
              </table:table-cell>
              <table:table-cell office:value-type="float" office:value="0.1883">
                <text:p>0.1883</text:p>
              </table:table-cell>
              <table:table-cell office:value-type="float" office:value="0.3038">
                <text:p>0.3038</text:p>
              </table:table-cell>
              <table:table-cell office:value-type="float" office:value="1.2886">
                <text:p>1.2886</text:p>
              </table:table-cell>
              <table:table-cell office:value-type="float" office:value="0.9207">
                <text:p>0.9207</text:p>
              </table:table-cell>
              <table:table-cell office:value-type="float" office:value="0.0691">
                <text:p>0.0691</text:p>
              </table:table-cell>
              <table:table-cell office:value-type="float" office:value="0.00030816">
                <text:p>0.00030816</text:p>
              </table:table-cell>
              <table:table-cell office:value-type="float" office:value="0.060213">
                <text:p>0.060213</text:p>
              </table:table-cell>
              <table:table-cell office:value-type="float" office:value="0.003496">
                <text:p>0.003496</text:p>
              </table:table-cell>
              <table:table-cell office:value-type="float" office:value="0.5956">
                <text:p>0.5956</text:p>
              </table:table-cell>
            </table:table-row>
            <table:table-row>
              <table:table-cell office:value-type="float" office:value="42751">
                <text:p>42751 010/A/NBP/2017</text:p>
                <text:list>
                  <text:list-item>
                    <text:p/>
                  </text:list-item>
                  <text:list-item>
                    <text:p>010/A/NBP/2017</text:p>
                  </text:list-item>
                </text:list>
              </table:table-cell>
              <table:table-cell office:value-type="float" office:value="0.1167">
                <text:p>0.1167</text:p>
              </table:table-cell>
              <table:table-cell office:value-type="float" office:value="4.1354">
                <text:p>4.1354</text:p>
              </table:table-cell>
              <table:table-cell office:value-type="float" office:value="3.0888">
                <text:p>3.0888</text:p>
              </table:table-cell>
              <table:table-cell office:value-type="float" office:value="0.5332">
                <text:p>0.5332</text:p>
              </table:table-cell>
              <table:table-cell office:value-type="float" office:value="3.146">
                <text:p>3.146</text:p>
              </table:table-cell>
              <table:table-cell office:value-type="float" office:value="2.9327">
                <text:p>2.9327</text:p>
              </table:table-cell>
              <table:table-cell office:value-type="float" office:value="2.8914">
                <text:p>2.8914</text:p>
              </table:table-cell>
              <table:table-cell office:value-type="float" office:value="4.3792">
                <text:p>4.3792</text:p>
              </table:table-cell>
              <table:table-cell office:value-type="float" office:value="0.014252">
                <text:p>0.014252</text:p>
              </table:table-cell>
              <table:table-cell office:value-type="float" office:value="4.0837">
                <text:p>4.0837</text:p>
              </table:table-cell>
              <table:table-cell office:value-type="float" office:value="4.9883">
                <text:p>4.9883</text:p>
              </table:table-cell>
              <table:table-cell office:value-type="float" office:value="0.1491">
                <text:p>0.1491</text:p>
              </table:table-cell>
              <table:table-cell office:value-type="float" office:value="0.036196">
                <text:p>0.036196</text:p>
              </table:table-cell>
              <table:table-cell office:value-type="float" office:value="0.1621">
                <text:p>0.1621</text:p>
              </table:table-cell>
              <table:table-cell office:value-type="float" office:value="0.589">
                <text:p>0.589</text:p>
              </table:table-cell>
              <table:table-cell office:value-type="float" office:value="0.036132">
                <text:p>0.036132</text:p>
              </table:table-cell>
              <table:table-cell office:value-type="float" office:value="0.4848">
                <text:p>0.4848</text:p>
              </table:table-cell>
              <table:table-cell office:value-type="float" office:value="0.4614">
                <text:p>0.4614</text:p>
              </table:table-cell>
              <table:table-cell office:value-type="float" office:value="0.5811">
                <text:p>0.5811</text:p>
              </table:table-cell>
              <table:table-cell office:value-type="float" office:value="0.9725">
                <text:p>0.9725</text:p>
              </table:table-cell>
              <table:table-cell office:value-type="float" office:value="2.239">
                <text:p>2.239</text:p>
              </table:table-cell>
              <table:table-cell office:value-type="float" office:value="1.0978">
                <text:p>1.0978</text:p>
              </table:table-cell>
              <table:table-cell office:value-type="float" office:value="1.0807">
                <text:p>1.0807</text:p>
              </table:table-cell>
              <table:table-cell office:value-type="float" office:value="0.006263">
                <text:p>0.006263</text:p>
              </table:table-cell>
              <table:table-cell office:value-type="float" office:value="0.0827">
                <text:p>0.0827</text:p>
              </table:table-cell>
              <table:table-cell office:value-type="float" office:value="0.191">
                <text:p>0.191</text:p>
              </table:table-cell>
              <table:table-cell office:value-type="float" office:value="0.303">
                <text:p>0.303</text:p>
              </table:table-cell>
              <table:table-cell office:value-type="float" office:value="1.2837">
                <text:p>1.2837</text:p>
              </table:table-cell>
              <table:table-cell office:value-type="float" office:value="0.9259">
                <text:p>0.9259</text:p>
              </table:table-cell>
              <table:table-cell office:value-type="float" office:value="0.0694">
                <text:p>0.0694</text:p>
              </table:table-cell>
              <table:table-cell office:value-type="float" office:value="0.00030937">
                <text:p>0.00030937</text:p>
              </table:table-cell>
              <table:table-cell office:value-type="float" office:value="0.060687">
                <text:p>0.060687</text:p>
              </table:table-cell>
              <table:table-cell office:value-type="float" office:value="0.003496">
                <text:p>0.003496</text:p>
              </table:table-cell>
              <table:table-cell office:value-type="float" office:value="0.5993">
                <text:p>0.5993</text:p>
              </table:table-cell>
            </table:table-row>
            <table:table-row>
              <table:table-cell office:value-type="float" office:value="42752">
                <text:p>42752 011/A/NBP/2017</text:p>
                <text:list>
                  <text:list-item>
                    <text:p/>
                  </text:list-item>
                  <text:list-item>
                    <text:p>011/A/NBP/2017</text:p>
                  </text:list-item>
                </text:list>
              </table:table-cell>
              <table:table-cell office:value-type="float" office:value="0.1161">
                <text:p>0.1161</text:p>
              </table:table-cell>
              <table:table-cell office:value-type="float" office:value="4.0989">
                <text:p>4.0989</text:p>
              </table:table-cell>
              <table:table-cell office:value-type="float" office:value="3.0896">
                <text:p>3.0896</text:p>
              </table:table-cell>
              <table:table-cell office:value-type="float" office:value="0.5286">
                <text:p>0.5286</text:p>
              </table:table-cell>
              <table:table-cell office:value-type="float" office:value="3.1423">
                <text:p>3.1423</text:p>
              </table:table-cell>
              <table:table-cell office:value-type="float" office:value="2.9412">
                <text:p>2.9412</text:p>
              </table:table-cell>
              <table:table-cell office:value-type="float" office:value="2.8891">
                <text:p>2.8891</text:p>
              </table:table-cell>
              <table:table-cell office:value-type="float" office:value="4.3771">
                <text:p>4.3771</text:p>
              </table:table-cell>
              <table:table-cell office:value-type="float" office:value="0.014223">
                <text:p>0.014223</text:p>
              </table:table-cell>
              <table:table-cell office:value-type="float" office:value="4.0843">
                <text:p>4.0843</text:p>
              </table:table-cell>
              <table:table-cell office:value-type="float" office:value="4.9879">
                <text:p>4.9879</text:p>
              </table:table-cell>
              <table:table-cell office:value-type="float" office:value="0.1484">
                <text:p>0.1484</text:p>
              </table:table-cell>
              <table:table-cell office:value-type="float" office:value="0.03626">
                <text:p>0.03626</text:p>
              </table:table-cell>
              <table:table-cell office:value-type="float" office:value="0.162">
                <text:p>0.162</text:p>
              </table:table-cell>
              <table:table-cell office:value-type="float" office:value="0.5885">
                <text:p>0.5885</text:p>
              </table:table-cell>
              <table:table-cell office:value-type="float" office:value="0.036174">
                <text:p>0.036174</text:p>
              </table:table-cell>
              <table:table-cell office:value-type="float" office:value="0.4839">
                <text:p>0.4839</text:p>
              </table:table-cell>
              <table:table-cell office:value-type="float" office:value="0.4602">
                <text:p>0.4602</text:p>
              </table:table-cell>
              <table:table-cell office:value-type="float" office:value="0.5811">
                <text:p>0.5811</text:p>
              </table:table-cell>
              <table:table-cell office:value-type="float" office:value="0.9717">
                <text:p>0.9717</text:p>
              </table:table-cell>
              <table:table-cell office:value-type="float" office:value="2.238">
                <text:p>2.238</text:p>
              </table:table-cell>
              <table:table-cell office:value-type="float" office:value="1.0808">
                <text:p>1.0808</text:p>
              </table:table-cell>
              <table:table-cell office:value-type="float" office:value="1.0735">
                <text:p>1.0735</text:p>
              </table:table-cell>
              <table:table-cell office:value-type="float" office:value="0.006188">
                <text:p>0.006188</text:p>
              </table:table-cell>
              <table:table-cell office:value-type="float" office:value="0.0824">
                <text:p>0.0824</text:p>
              </table:table-cell>
              <table:table-cell office:value-type="float" office:value="0.1902">
                <text:p>0.1902</text:p>
              </table:table-cell>
              <table:table-cell office:value-type="float" office:value="0.3041">
                <text:p>0.3041</text:p>
              </table:table-cell>
              <table:table-cell office:value-type="float" office:value="1.2643">
                <text:p>1.2643</text:p>
              </table:table-cell>
              <table:table-cell office:value-type="float" office:value="0.9184">
                <text:p>0.9184</text:p>
              </table:table-cell>
              <table:table-cell office:value-type="float" office:value="0.0692">
                <text:p>0.0692</text:p>
              </table:table-cell>
              <table:table-cell office:value-type="float" office:value="0.00030698">
                <text:p>0.00030698</text:p>
              </table:table-cell>
              <table:table-cell office:value-type="float" office:value="0.06032">
                <text:p>0.06032</text:p>
              </table:table-cell>
              <table:table-cell office:value-type="float" office:value="0.003513">
                <text:p>0.003513</text:p>
              </table:table-cell>
              <table:table-cell office:value-type="float" office:value="0.5977">
                <text:p>0.5977</text:p>
              </table:table-cell>
            </table:table-row>
            <table:table-row>
              <table:table-cell office:value-type="float" office:value="42753">
                <text:p>42753 012/A/NBP/2017</text:p>
                <text:list>
                  <text:list-item>
                    <text:p/>
                  </text:list-item>
                  <text:list-item>
                    <text:p>012/A/NBP/2017</text:p>
                  </text:list-item>
                </text:list>
              </table:table-cell>
              <table:table-cell office:value-type="float" office:value="0.1157">
                <text:p>0.1157</text:p>
              </table:table-cell>
              <table:table-cell office:value-type="float" office:value="4.087">
                <text:p>4.087</text:p>
              </table:table-cell>
              <table:table-cell office:value-type="float" office:value="3.0866">
                <text:p>3.0866</text:p>
              </table:table-cell>
              <table:table-cell office:value-type="float" office:value="0.5268">
                <text:p>0.5268</text:p>
              </table:table-cell>
              <table:table-cell office:value-type="float" office:value="3.1271">
                <text:p>3.1271</text:p>
              </table:table-cell>
              <table:table-cell office:value-type="float" office:value="2.9423">
                <text:p>2.9423</text:p>
              </table:table-cell>
              <table:table-cell office:value-type="float" office:value="2.8763">
                <text:p>2.8763</text:p>
              </table:table-cell>
              <table:table-cell office:value-type="float" office:value="4.3705">
                <text:p>4.3705</text:p>
              </table:table-cell>
              <table:table-cell office:value-type="float" office:value="0.014192">
                <text:p>0.014192</text:p>
              </table:table-cell>
              <table:table-cell office:value-type="float" office:value="4.0798">
                <text:p>4.0798</text:p>
              </table:table-cell>
              <table:table-cell office:value-type="float" office:value="5.0354">
                <text:p>5.0354</text:p>
              </table:table-cell>
              <table:table-cell office:value-type="float" office:value="0.1489">
                <text:p>0.1489</text:p>
              </table:table-cell>
              <table:table-cell office:value-type="float" office:value="0.036089">
                <text:p>0.036089</text:p>
              </table:table-cell>
              <table:table-cell office:value-type="float" office:value="0.1617">
                <text:p>0.1617</text:p>
              </table:table-cell>
              <table:table-cell office:value-type="float" office:value="0.5877">
                <text:p>0.5877</text:p>
              </table:table-cell>
              <table:table-cell office:value-type="float" office:value="0.036345">
                <text:p>0.036345</text:p>
              </table:table-cell>
              <table:table-cell office:value-type="float" office:value="0.4833">
                <text:p>0.4833</text:p>
              </table:table-cell>
              <table:table-cell office:value-type="float" office:value="0.4591">
                <text:p>0.4591</text:p>
              </table:table-cell>
              <table:table-cell office:value-type="float" office:value="0.58">
                <text:p>0.58</text:p>
              </table:table-cell>
              <table:table-cell office:value-type="float" office:value="0.9719">
                <text:p>0.9719</text:p>
              </table:table-cell>
              <table:table-cell office:value-type="float" office:value="2.2346">
                <text:p>2.2346</text:p>
              </table:table-cell>
              <table:table-cell office:value-type="float" office:value="1.0801">
                <text:p>1.0801</text:p>
              </table:table-cell>
              <table:table-cell office:value-type="float" office:value="1.0726">
                <text:p>1.0726</text:p>
              </table:table-cell>
              <table:table-cell office:value-type="float" office:value="0.006227">
                <text:p>0.006227</text:p>
              </table:table-cell>
              <table:table-cell office:value-type="float" office:value="0.082">
                <text:p>0.082</text:p>
              </table:table-cell>
              <table:table-cell office:value-type="float" office:value="0.189">
                <text:p>0.189</text:p>
              </table:table-cell>
              <table:table-cell office:value-type="float" office:value="0.301">
                <text:p>0.301</text:p>
              </table:table-cell>
              <table:table-cell office:value-type="float" office:value="1.2723">
                <text:p>1.2723</text:p>
              </table:table-cell>
              <table:table-cell office:value-type="float" office:value="0.9194">
                <text:p>0.9194</text:p>
              </table:table-cell>
              <table:table-cell office:value-type="float" office:value="0.069">
                <text:p>0.069</text:p>
              </table:table-cell>
              <table:table-cell office:value-type="float" office:value="0.00030625">
                <text:p>0.00030625</text:p>
              </table:table-cell>
              <table:table-cell office:value-type="float" office:value="0.060076">
                <text:p>0.060076</text:p>
              </table:table-cell>
              <table:table-cell office:value-type="float" office:value="0.0035">
                <text:p>0.0035</text:p>
              </table:table-cell>
              <table:table-cell office:value-type="float" office:value="0.5977">
                <text:p>0.5977</text:p>
              </table:table-cell>
            </table:table-row>
            <table:table-row>
              <table:table-cell office:value-type="float" office:value="42754">
                <text:p>42754 013/A/NBP/2017</text:p>
                <text:list>
                  <text:list-item>
                    <text:p/>
                  </text:list-item>
                  <text:list-item>
                    <text:p>013/A/NBP/2017</text:p>
                  </text:list-item>
                </text:list>
              </table:table-cell>
              <table:table-cell office:value-type="float" office:value="0.116">
                <text:p>0.116</text:p>
              </table:table-cell>
              <table:table-cell office:value-type="float" office:value="4.1014">
                <text:p>4.1014</text:p>
              </table:table-cell>
              <table:table-cell office:value-type="float" office:value="3.1011">
                <text:p>3.1011</text:p>
              </table:table-cell>
              <table:table-cell office:value-type="float" office:value="0.5289">
                <text:p>0.5289</text:p>
              </table:table-cell>
              <table:table-cell office:value-type="float" office:value="3.0891">
                <text:p>3.0891</text:p>
              </table:table-cell>
              <table:table-cell office:value-type="float" office:value="2.9465">
                <text:p>2.9465</text:p>
              </table:table-cell>
              <table:table-cell office:value-type="float" office:value="2.8768">
                <text:p>2.8768</text:p>
              </table:table-cell>
              <table:table-cell office:value-type="float" office:value="4.3741">
                <text:p>4.3741</text:p>
              </table:table-cell>
              <table:table-cell office:value-type="float" office:value="0.014199">
                <text:p>0.014199</text:p>
              </table:table-cell>
              <table:table-cell office:value-type="float" office:value="4.0797">
                <text:p>4.0797</text:p>
              </table:table-cell>
              <table:table-cell office:value-type="float" office:value="5.0503">
                <text:p>5.0503</text:p>
              </table:table-cell>
              <table:table-cell office:value-type="float" office:value="0.1495">
                <text:p>0.1495</text:p>
              </table:table-cell>
              <table:table-cell office:value-type="float" office:value="0.03582">
                <text:p>0.03582</text:p>
              </table:table-cell>
              <table:table-cell office:value-type="float" office:value="0.1618">
                <text:p>0.1618</text:p>
              </table:table-cell>
              <table:table-cell office:value-type="float" office:value="0.5882">
                <text:p>0.5882</text:p>
              </table:table-cell>
              <table:table-cell office:value-type="float" office:value="0.036315">
                <text:p>0.036315</text:p>
              </table:table-cell>
              <table:table-cell office:value-type="float" office:value="0.4846">
                <text:p>0.4846</text:p>
              </table:table-cell>
              <table:table-cell office:value-type="float" office:value="0.4589">
                <text:p>0.4589</text:p>
              </table:table-cell>
              <table:table-cell office:value-type="float" office:value="0.5818">
                <text:p>0.5818</text:p>
              </table:table-cell>
              <table:table-cell office:value-type="float" office:value="0.9734">
                <text:p>0.9734</text:p>
              </table:table-cell>
              <table:table-cell office:value-type="float" office:value="2.2364">
                <text:p>2.2364</text:p>
              </table:table-cell>
              <table:table-cell office:value-type="float" office:value="1.0816">
                <text:p>1.0816</text:p>
              </table:table-cell>
              <table:table-cell office:value-type="float" office:value="1.0761">
                <text:p>1.0761</text:p>
              </table:table-cell>
              <table:table-cell office:value-type="float" office:value="0.0062">
                <text:p>0.0062</text:p>
              </table:table-cell>
              <table:table-cell office:value-type="float" office:value="0.082">
                <text:p>0.082</text:p>
              </table:table-cell>
              <table:table-cell office:value-type="float" office:value="0.1868">
                <text:p>0.1868</text:p>
              </table:table-cell>
              <table:table-cell office:value-type="float" office:value="0.3027">
                <text:p>0.3027</text:p>
              </table:table-cell>
              <table:table-cell office:value-type="float" office:value="1.2697">
                <text:p>1.2697</text:p>
              </table:table-cell>
              <table:table-cell office:value-type="float" office:value="0.9222">
                <text:p>0.9222</text:p>
              </table:table-cell>
              <table:table-cell office:value-type="float" office:value="0.0683">
                <text:p>0.0683</text:p>
              </table:table-cell>
              <table:table-cell office:value-type="float" office:value="0.0003068">
                <text:p>0.0003068</text:p>
              </table:table-cell>
              <table:table-cell office:value-type="float" office:value="0.0602">
                <text:p>0.0602</text:p>
              </table:table-cell>
              <table:table-cell office:value-type="float" office:value="0.003489">
                <text:p>0.003489</text:p>
              </table:table-cell>
              <table:table-cell office:value-type="float" office:value="0.5975">
                <text:p>0.5975</text:p>
              </table:table-cell>
            </table:table-row>
            <table:table-row>
              <table:table-cell office:value-type="float" office:value="42755">
                <text:p>42755 014/A/NBP/2017</text:p>
                <text:list>
                  <text:list-item>
                    <text:p/>
                  </text:list-item>
                  <text:list-item>
                    <text:p>014/A/NBP/2017</text:p>
                  </text:list-item>
                </text:list>
              </table:table-cell>
              <table:table-cell office:value-type="float" office:value="0.1158">
                <text:p>0.1158</text:p>
              </table:table-cell>
              <table:table-cell office:value-type="float" office:value="4.1005">
                <text:p>4.1005</text:p>
              </table:table-cell>
              <table:table-cell office:value-type="float" office:value="3.0859">
                <text:p>3.0859</text:p>
              </table:table-cell>
              <table:table-cell office:value-type="float" office:value="0.5286">
                <text:p>0.5286</text:p>
              </table:table-cell>
              <table:table-cell office:value-type="float" office:value="3.0746">
                <text:p>3.0746</text:p>
              </table:table-cell>
              <table:table-cell office:value-type="float" office:value="2.9311">
                <text:p>2.9311</text:p>
              </table:table-cell>
              <table:table-cell office:value-type="float" office:value="2.8704">
                <text:p>2.8704</text:p>
              </table:table-cell>
              <table:table-cell office:value-type="float" office:value="4.3658">
                <text:p>4.3658</text:p>
              </table:table-cell>
              <table:table-cell office:value-type="float" office:value="0.014154">
                <text:p>0.014154</text:p>
              </table:table-cell>
              <table:table-cell office:value-type="float" office:value="4.0705">
                <text:p>4.0705</text:p>
              </table:table-cell>
              <table:table-cell office:value-type="float" office:value="5.0405">
                <text:p>5.0405</text:p>
              </table:table-cell>
              <table:table-cell office:value-type="float" office:value="0.1496">
                <text:p>0.1496</text:p>
              </table:table-cell>
              <table:table-cell office:value-type="float" office:value="0.035632">
                <text:p>0.035632</text:p>
              </table:table-cell>
              <table:table-cell office:value-type="float" office:value="0.1615">
                <text:p>0.1615</text:p>
              </table:table-cell>
              <table:table-cell office:value-type="float" office:value="0.5872">
                <text:p>0.5872</text:p>
              </table:table-cell>
              <table:table-cell office:value-type="float" office:value="0.036141">
                <text:p>0.036141</text:p>
              </table:table-cell>
              <table:table-cell office:value-type="float" office:value="0.4853">
                <text:p>0.4853</text:p>
              </table:table-cell>
              <table:table-cell office:value-type="float" office:value="0.4593">
                <text:p>0.4593</text:p>
              </table:table-cell>
              <table:table-cell office:value-type="float" office:value="0.5811">
                <text:p>0.5811</text:p>
              </table:table-cell>
              <table:table-cell office:value-type="float" office:value="0.9709">
                <text:p>0.9709</text:p>
              </table:table-cell>
              <table:table-cell office:value-type="float" office:value="2.2322">
                <text:p>2.2322</text:p>
              </table:table-cell>
              <table:table-cell office:value-type="float" office:value="1.07">
                <text:p>1.07</text:p>
              </table:table-cell>
              <table:table-cell office:value-type="float" office:value="1.076">
                <text:p>1.076</text:p>
              </table:table-cell>
              <table:table-cell office:value-type="float" office:value="0.0062">
                <text:p>0.0062</text:p>
              </table:table-cell>
              <table:table-cell office:value-type="float" office:value="0.082">
                <text:p>0.082</text:p>
              </table:table-cell>
              <table:table-cell office:value-type="float" office:value="0.1868">
                <text:p>0.1868</text:p>
              </table:table-cell>
              <table:table-cell office:value-type="float" office:value="0.3023">
                <text:p>0.3023</text:p>
              </table:table-cell>
              <table:table-cell office:value-type="float" office:value="1.2829">
                <text:p>1.2829</text:p>
              </table:table-cell>
              <table:table-cell office:value-type="float" office:value="0.9222">
                <text:p>0.9222</text:p>
              </table:table-cell>
              <table:table-cell office:value-type="float" office:value="0.0687">
                <text:p>0.0687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60102">
                <text:p>0.060102</text:p>
              </table:table-cell>
              <table:table-cell office:value-type="float" office:value="0.003486">
                <text:p>0.003486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42758">
                <text:p>42758 015/A/NBP/2017</text:p>
                <text:list>
                  <text:list-item>
                    <text:p/>
                  </text:list-item>
                  <text:list-item>
                    <text:p>015/A/NBP/2017</text:p>
                  </text:list-item>
                </text:list>
              </table:table-cell>
              <table:table-cell office:value-type="float" office:value="0.1155">
                <text:p>0.1155</text:p>
              </table:table-cell>
              <table:table-cell office:value-type="float" office:value="4.076">
                <text:p>4.076</text:p>
              </table:table-cell>
              <table:table-cell office:value-type="float" office:value="3.0782">
                <text:p>3.0782</text:p>
              </table:table-cell>
              <table:table-cell office:value-type="float" office:value="0.5254">
                <text:p>0.5254</text:p>
              </table:table-cell>
              <table:table-cell office:value-type="float" office:value="3.0683">
                <text:p>3.0683</text:p>
              </table:table-cell>
              <table:table-cell office:value-type="float" office:value="2.9276">
                <text:p>2.9276</text:p>
              </table:table-cell>
              <table:table-cell office:value-type="float" office:value="2.8698">
                <text:p>2.8698</text:p>
              </table:table-cell>
              <table:table-cell office:value-type="float" office:value="4.3725">
                <text:p>4.3725</text:p>
              </table:table-cell>
              <table:table-cell office:value-type="float" office:value="0.014119">
                <text:p>0.014119</text:p>
              </table:table-cell>
              <table:table-cell office:value-type="float" office:value="4.0781">
                <text:p>4.0781</text:p>
              </table:table-cell>
              <table:table-cell office:value-type="float" office:value="5.0757">
                <text:p>5.0757</text:p>
              </table:table-cell>
              <table:table-cell office:value-type="float" office:value="0.1493">
                <text:p>0.1493</text:p>
              </table:table-cell>
              <table:table-cell office:value-type="float" office:value="0.035874">
                <text:p>0.035874</text:p>
              </table:table-cell>
              <table:table-cell office:value-type="float" office:value="0.1618">
                <text:p>0.1618</text:p>
              </table:table-cell>
              <table:table-cell office:value-type="float" office:value="0.588">
                <text:p>0.588</text:p>
              </table:table-cell>
              <table:table-cell office:value-type="float" office:value="0.036121">
                <text:p>0.036121</text:p>
              </table:table-cell>
              <table:table-cell office:value-type="float" office:value="0.4853">
                <text:p>0.4853</text:p>
              </table:table-cell>
              <table:table-cell office:value-type="float" office:value="0.4605">
                <text:p>0.4605</text:p>
              </table:table-cell>
              <table:table-cell office:value-type="float" office:value="0.5816">
                <text:p>0.5816</text:p>
              </table:table-cell>
              <table:table-cell office:value-type="float" office:value="0.972">
                <text:p>0.972</text:p>
              </table:table-cell>
              <table:table-cell office:value-type="float" office:value="2.2356">
                <text:p>2.2356</text:p>
              </table:table-cell>
              <table:table-cell office:value-type="float" office:value="1.0815">
                <text:p>1.0815</text:p>
              </table:table-cell>
              <table:table-cell office:value-type="float" office:value="1.073">
                <text:p>1.073</text:p>
              </table:table-cell>
              <table:table-cell office:value-type="float" office:value="0.006202">
                <text:p>0.006202</text:p>
              </table:table-cell>
              <table:table-cell office:value-type="float" office:value="0.0817">
                <text:p>0.0817</text:p>
              </table:table-cell>
              <table:table-cell office:value-type="float" office:value="0.1905">
                <text:p>0.1905</text:p>
              </table:table-cell>
              <table:table-cell office:value-type="float" office:value="0.3019">
                <text:p>0.3019</text:p>
              </table:table-cell>
              <table:table-cell office:value-type="float" office:value="1.2864">
                <text:p>1.2864</text:p>
              </table:table-cell>
              <table:table-cell office:value-type="float" office:value="0.9186">
                <text:p>0.9186</text:p>
              </table:table-cell>
              <table:table-cell office:value-type="float" office:value="0.0686">
                <text:p>0.0686</text:p>
              </table:table-cell>
              <table:table-cell office:value-type="float" office:value="0.00030513">
                <text:p>0.00030513</text:p>
              </table:table-cell>
              <table:table-cell office:value-type="float" office:value="0.05984">
                <text:p>0.05984</text:p>
              </table:table-cell>
              <table:table-cell office:value-type="float" office:value="0.003489">
                <text:p>0.003489</text:p>
              </table:table-cell>
              <table:table-cell office:value-type="float" office:value="0.5945">
                <text:p>0.5945</text:p>
              </table:table-cell>
            </table:table-row>
            <table:table-row>
              <table:table-cell office:value-type="float" office:value="42759">
                <text:p>42759 016/A/NBP/2017</text:p>
                <text:list>
                  <text:list-item>
                    <text:p/>
                  </text:list-item>
                  <text:list-item>
                    <text:p>016/A/NBP/2017</text:p>
                  </text:list-item>
                </text:list>
              </table:table-cell>
              <table:table-cell office:value-type="float" office:value="0.1155">
                <text:p>0.1155</text:p>
              </table:table-cell>
              <table:table-cell office:value-type="float" office:value="4.0708">
                <text:p>4.0708</text:p>
              </table:table-cell>
              <table:table-cell office:value-type="float" office:value="3.0801">
                <text:p>3.0801</text:p>
              </table:table-cell>
              <table:table-cell office:value-type="float" office:value="0.5248">
                <text:p>0.5248</text:p>
              </table:table-cell>
              <table:table-cell office:value-type="float" office:value="3.0699">
                <text:p>3.0699</text:p>
              </table:table-cell>
              <table:table-cell office:value-type="float" office:value="2.9432">
                <text:p>2.9432</text:p>
              </table:table-cell>
              <table:table-cell office:value-type="float" office:value="2.8688">
                <text:p>2.8688</text:p>
              </table:table-cell>
              <table:table-cell office:value-type="float" office:value="4.372">
                <text:p>4.372</text:p>
              </table:table-cell>
              <table:table-cell office:value-type="float" office:value="0.014097">
                <text:p>0.014097</text:p>
              </table:table-cell>
              <table:table-cell office:value-type="float" office:value="4.0744">
                <text:p>4.0744</text:p>
              </table:table-cell>
              <table:table-cell office:value-type="float" office:value="5.0793">
                <text:p>5.0793</text:p>
              </table:table-cell>
              <table:table-cell office:value-type="float" office:value="0.1494">
                <text:p>0.1494</text:p>
              </table:table-cell>
              <table:table-cell office:value-type="float" office:value="0.035942">
                <text:p>0.035942</text:p>
              </table:table-cell>
              <table:table-cell office:value-type="float" office:value="0.1617">
                <text:p>0.1617</text:p>
              </table:table-cell>
              <table:table-cell office:value-type="float" office:value="0.5879">
                <text:p>0.5879</text:p>
              </table:table-cell>
              <table:table-cell office:value-type="float" office:value="0.035473">
                <text:p>0.035473</text:p>
              </table:table-cell>
              <table:table-cell office:value-type="float" office:value="0.4875">
                <text:p>0.4875</text:p>
              </table:table-cell>
              <table:table-cell office:value-type="float" office:value="0.4611">
                <text:p>0.4611</text:p>
              </table:table-cell>
              <table:table-cell office:value-type="float" office:value="0.5827">
                <text:p>0.5827</text:p>
              </table:table-cell>
              <table:table-cell office:value-type="float" office:value="0.9716">
                <text:p>0.9716</text:p>
              </table:table-cell>
              <table:table-cell office:value-type="float" office:value="2.2353">
                <text:p>2.2353</text:p>
              </table:table-cell>
              <table:table-cell office:value-type="float" office:value="1.0878">
                <text:p>1.0878</text:p>
              </table:table-cell>
              <table:table-cell office:value-type="float" office:value="1.0734">
                <text:p>1.0734</text:p>
              </table:table-cell>
              <table:table-cell office:value-type="float" office:value="0.006227">
                <text:p>0.006227</text:p>
              </table:table-cell>
              <table:table-cell office:value-type="float" office:value="0.0817">
                <text:p>0.0817</text:p>
              </table:table-cell>
              <table:table-cell office:value-type="float" office:value="0.1903">
                <text:p>0.1903</text:p>
              </table:table-cell>
              <table:table-cell office:value-type="float" office:value="0.3028">
                <text:p>0.3028</text:p>
              </table:table-cell>
              <table:table-cell office:value-type="float" office:value="1.2868">
                <text:p>1.2868</text:p>
              </table:table-cell>
              <table:table-cell office:value-type="float" office:value="0.9178">
                <text:p>0.9178</text:p>
              </table:table-cell>
              <table:table-cell office:value-type="float" office:value="0.0688">
                <text:p>0.0688</text:p>
              </table:table-cell>
              <table:table-cell office:value-type="float" office:value="0.00030535">
                <text:p>0.00030535</text:p>
              </table:table-cell>
              <table:table-cell office:value-type="float" office:value="0.059743">
                <text:p>0.059743</text:p>
              </table:table-cell>
              <table:table-cell office:value-type="float" office:value="0.003486">
                <text:p>0.003486</text:p>
              </table:table-cell>
              <table:table-cell office:value-type="float" office:value="0.5935">
                <text:p>0.5935</text:p>
              </table:table-cell>
            </table:table-row>
            <table:table-row>
              <table:table-cell office:value-type="float" office:value="42760">
                <text:p>42760 017/A/NBP/2017</text:p>
                <text:list>
                  <text:list-item>
                    <text:p/>
                  </text:list-item>
                  <text:list-item>
                    <text:p>017/A/NBP/2017</text:p>
                  </text:list-item>
                </text:list>
              </table:table-cell>
              <table:table-cell office:value-type="float" office:value="0.1152">
                <text:p>0.1152</text:p>
              </table:table-cell>
              <table:table-cell office:value-type="float" office:value="4.0585">
                <text:p>4.0585</text:p>
              </table:table-cell>
              <table:table-cell office:value-type="float" office:value="3.0621">
                <text:p>3.0621</text:p>
              </table:table-cell>
              <table:table-cell office:value-type="float" office:value="0.5232">
                <text:p>0.5232</text:p>
              </table:table-cell>
              <table:table-cell office:value-type="float" office:value="3.0923">
                <text:p>3.0923</text:p>
              </table:table-cell>
              <table:table-cell office:value-type="float" office:value="2.9423">
                <text:p>2.9423</text:p>
              </table:table-cell>
              <table:table-cell office:value-type="float" office:value="2.861">
                <text:p>2.861</text:p>
              </table:table-cell>
              <table:table-cell office:value-type="float" office:value="4.3636">
                <text:p>4.3636</text:p>
              </table:table-cell>
              <table:table-cell office:value-type="float" office:value="0.014066">
                <text:p>0.014066</text:p>
              </table:table-cell>
              <table:table-cell office:value-type="float" office:value="4.0654">
                <text:p>4.0654</text:p>
              </table:table-cell>
              <table:table-cell office:value-type="float" office:value="5.1096">
                <text:p>5.1096</text:p>
              </table:table-cell>
              <table:table-cell office:value-type="float" office:value="0.1491">
                <text:p>0.1491</text:p>
              </table:table-cell>
              <table:table-cell office:value-type="float" office:value="0.035748">
                <text:p>0.035748</text:p>
              </table:table-cell>
              <table:table-cell office:value-type="float" office:value="0.1614">
                <text:p>0.1614</text:p>
              </table:table-cell>
              <table:table-cell office:value-type="float" office:value="0.5868">
                <text:p>0.5868</text:p>
              </table:table-cell>
              <table:table-cell office:value-type="float" office:value="0.035333">
                <text:p>0.035333</text:p>
              </table:table-cell>
              <table:table-cell office:value-type="float" office:value="0.488">
                <text:p>0.488</text:p>
              </table:table-cell>
              <table:table-cell office:value-type="float" office:value="0.4596">
                <text:p>0.4596</text:p>
              </table:table-cell>
              <table:table-cell office:value-type="float" office:value="0.5821">
                <text:p>0.5821</text:p>
              </table:table-cell>
              <table:table-cell office:value-type="float" office:value="0.971">
                <text:p>0.971</text:p>
              </table:table-cell>
              <table:table-cell office:value-type="float" office:value="2.2311">
                <text:p>2.2311</text:p>
              </table:table-cell>
              <table:table-cell office:value-type="float" office:value="1.064">
                <text:p>1.064</text:p>
              </table:table-cell>
              <table:table-cell office:value-type="float" office:value="1.0721">
                <text:p>1.0721</text:p>
              </table:table-cell>
              <table:table-cell office:value-type="float" office:value="0.006225">
                <text:p>0.006225</text:p>
              </table:table-cell>
              <table:table-cell office:value-type="float" office:value="0.0816">
                <text:p>0.0816</text:p>
              </table:table-cell>
              <table:table-cell office:value-type="float" office:value="0.1884">
                <text:p>0.1884</text:p>
              </table:table-cell>
              <table:table-cell office:value-type="float" office:value="0.3058">
                <text:p>0.3058</text:p>
              </table:table-cell>
              <table:table-cell office:value-type="float" office:value="1.2804">
                <text:p>1.2804</text:p>
              </table:table-cell>
              <table:table-cell office:value-type="float" office:value="0.9145">
                <text:p>0.9145</text:p>
              </table:table-cell>
              <table:table-cell office:value-type="float" office:value="0.0683">
                <text:p>0.0683</text:p>
              </table:table-cell>
              <table:table-cell office:value-type="float" office:value="0.00030382">
                <text:p>0.00030382</text:p>
              </table:table-cell>
              <table:table-cell office:value-type="float" office:value="0.059584">
                <text:p>0.059584</text:p>
              </table:table-cell>
              <table:table-cell office:value-type="float" office:value="0.003481">
                <text:p>0.003481</text:p>
              </table:table-cell>
              <table:table-cell office:value-type="float" office:value="0.5899">
                <text:p>0.5899</text:p>
              </table:table-cell>
            </table:table-row>
            <table:table-row>
              <table:table-cell office:value-type="float" office:value="42761">
                <text:p>42761 018/A/NBP/2017</text:p>
                <text:list>
                  <text:list-item>
                    <text:p/>
                  </text:list-item>
                  <text:list-item>
                    <text:p>018/A/NBP/2017</text:p>
                  </text:list-item>
                </text:list>
              </table:table-cell>
              <table:table-cell office:value-type="float" office:value="0.1151">
                <text:p>0.1151</text:p>
              </table:table-cell>
              <table:table-cell office:value-type="float" office:value="4.059">
                <text:p>4.059</text:p>
              </table:table-cell>
              <table:table-cell office:value-type="float" office:value="3.0608">
                <text:p>3.0608</text:p>
              </table:table-cell>
              <table:table-cell office:value-type="float" office:value="0.5232">
                <text:p>0.5232</text:p>
              </table:table-cell>
              <table:table-cell office:value-type="float" office:value="3.0975">
                <text:p>3.0975</text:p>
              </table:table-cell>
              <table:table-cell office:value-type="float" office:value="2.9456">
                <text:p>2.9456</text:p>
              </table:table-cell>
              <table:table-cell office:value-type="float" office:value="2.8577">
                <text:p>2.8577</text:p>
              </table:table-cell>
              <table:table-cell office:value-type="float" office:value="4.352">
                <text:p>4.352</text:p>
              </table:table-cell>
              <table:table-cell office:value-type="float" office:value="0.014008">
                <text:p>0.014008</text:p>
              </table:table-cell>
              <table:table-cell office:value-type="float" office:value="4.0644">
                <text:p>4.0644</text:p>
              </table:table-cell>
              <table:table-cell office:value-type="float" office:value="5.1278">
                <text:p>5.1278</text:p>
              </table:table-cell>
              <table:table-cell office:value-type="float" office:value="0.1492">
                <text:p>0.1492</text:p>
              </table:table-cell>
              <table:table-cell office:value-type="float" office:value="0.03556">
                <text:p>0.03556</text:p>
              </table:table-cell>
              <table:table-cell office:value-type="float" office:value="0.161">
                <text:p>0.161</text:p>
              </table:table-cell>
              <table:table-cell office:value-type="float" office:value="0.5852">
                <text:p>0.5852</text:p>
              </table:table-cell>
              <table:table-cell office:value-type="float" office:value="0.034984">
                <text:p>0.034984</text:p>
              </table:table-cell>
              <table:table-cell office:value-type="float" office:value="0.4873">
                <text:p>0.4873</text:p>
              </table:table-cell>
              <table:table-cell office:value-type="float" office:value="0.4603">
                <text:p>0.4603</text:p>
              </table:table-cell>
              <table:table-cell office:value-type="float" office:value="0.5812">
                <text:p>0.5812</text:p>
              </table:table-cell>
              <table:table-cell office:value-type="float" office:value="0.9675">
                <text:p>0.9675</text:p>
              </table:table-cell>
              <table:table-cell office:value-type="float" office:value="2.2252">
                <text:p>2.2252</text:p>
              </table:table-cell>
              <table:table-cell office:value-type="float" office:value="1.0517">
                <text:p>1.0517</text:p>
              </table:table-cell>
              <table:table-cell office:value-type="float" office:value="1.0719">
                <text:p>1.0719</text:p>
              </table:table-cell>
              <table:table-cell office:value-type="float" office:value="0.006256">
                <text:p>0.006256</text:p>
              </table:table-cell>
              <table:table-cell office:value-type="float" office:value="0.0815">
                <text:p>0.0815</text:p>
              </table:table-cell>
              <table:table-cell office:value-type="float" office:value="0.1927">
                <text:p>0.1927</text:p>
              </table:table-cell>
              <table:table-cell office:value-type="float" office:value="0.3054">
                <text:p>0.3054</text:p>
              </table:table-cell>
              <table:table-cell office:value-type="float" office:value="1.2803">
                <text:p>1.2803</text:p>
              </table:table-cell>
              <table:table-cell office:value-type="float" office:value="0.9164">
                <text:p>0.9164</text:p>
              </table:table-cell>
              <table:table-cell office:value-type="float" office:value="0.0678">
                <text:p>0.0678</text:p>
              </table:table-cell>
              <table:table-cell office:value-type="float" office:value="0.00030435">
                <text:p>0.00030435</text:p>
              </table:table-cell>
              <table:table-cell office:value-type="float" office:value="0.059608">
                <text:p>0.059608</text:p>
              </table:table-cell>
              <table:table-cell office:value-type="float" office:value="0.003485">
                <text:p>0.00348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42762">
                <text:p>42762 019/A/NBP/2017</text:p>
                <text:list>
                  <text:list-item>
                    <text:p/>
                  </text:list-item>
                  <text:list-item>
                    <text:p>019/A/NBP/2017</text:p>
                  </text:list-item>
                </text:list>
              </table:table-cell>
              <table:table-cell office:value-type="float" office:value="0.1151">
                <text:p>0.1151</text:p>
              </table:table-cell>
              <table:table-cell office:value-type="float" office:value="4.0595">
                <text:p>4.0595</text:p>
              </table:table-cell>
              <table:table-cell office:value-type="float" office:value="3.0571">
                <text:p>3.0571</text:p>
              </table:table-cell>
              <table:table-cell office:value-type="float" office:value="0.5232">
                <text:p>0.5232</text:p>
              </table:table-cell>
              <table:table-cell office:value-type="float" office:value="3.0979">
                <text:p>3.0979</text:p>
              </table:table-cell>
              <table:table-cell office:value-type="float" office:value="2.9464">
                <text:p>2.9464</text:p>
              </table:table-cell>
              <table:table-cell office:value-type="float" office:value="2.8457">
                <text:p>2.8457</text:p>
              </table:table-cell>
              <table:table-cell office:value-type="float" office:value="4.3413">
                <text:p>4.3413</text:p>
              </table:table-cell>
              <table:table-cell office:value-type="float" office:value="0.013924">
                <text:p>0.013924</text:p>
              </table:table-cell>
              <table:table-cell office:value-type="float" office:value="4.0609">
                <text:p>4.0609</text:p>
              </table:table-cell>
              <table:table-cell office:value-type="float" office:value="5.0945">
                <text:p>5.0945</text:p>
              </table:table-cell>
              <table:table-cell office:value-type="float" office:value="0.1493">
                <text:p>0.1493</text:p>
              </table:table-cell>
              <table:table-cell office:value-type="float" office:value="0.035309">
                <text:p>0.035309</text:p>
              </table:table-cell>
              <table:table-cell office:value-type="float" office:value="0.1607">
                <text:p>0.1607</text:p>
              </table:table-cell>
              <table:table-cell office:value-type="float" office:value="0.5838">
                <text:p>0.5838</text:p>
              </table:table-cell>
              <table:table-cell office:value-type="float" office:value="0.034884">
                <text:p>0.034884</text:p>
              </table:table-cell>
              <table:table-cell office:value-type="float" office:value="0.4868">
                <text:p>0.4868</text:p>
              </table:table-cell>
              <table:table-cell office:value-type="float" office:value="0.4595">
                <text:p>0.4595</text:p>
              </table:table-cell>
              <table:table-cell office:value-type="float" office:value="0.5802">
                <text:p>0.5802</text:p>
              </table:table-cell>
              <table:table-cell office:value-type="float" office:value="0.963">
                <text:p>0.963</text:p>
              </table:table-cell>
              <table:table-cell office:value-type="float" office:value="2.2196">
                <text:p>2.2196</text:p>
              </table:table-cell>
              <table:table-cell office:value-type="float" office:value="1.0478">
                <text:p>1.0478</text:p>
              </table:table-cell>
              <table:table-cell office:value-type="float" office:value="1.0694">
                <text:p>1.0694</text:p>
              </table:table-cell>
              <table:table-cell office:value-type="float" office:value="0.006234">
                <text:p>0.006234</text:p>
              </table:table-cell>
              <table:table-cell office:value-type="float" office:value="0.0816">
                <text:p>0.0816</text:p>
              </table:table-cell>
              <table:table-cell office:value-type="float" office:value="0.1914">
                <text:p>0.1914</text:p>
              </table:table-cell>
              <table:table-cell office:value-type="float" office:value="0.3039">
                <text:p>0.3039</text:p>
              </table:table-cell>
              <table:table-cell office:value-type="float" office:value="1.2776">
                <text:p>1.2776</text:p>
              </table:table-cell>
              <table:table-cell office:value-type="float" office:value="0.9162">
                <text:p>0.9162</text:p>
              </table:table-cell>
              <table:table-cell office:value-type="float" office:value="0.0676">
                <text:p>0.0676</text:p>
              </table:table-cell>
              <table:table-cell office:value-type="float" office:value="0.00030394">
                <text:p>0.00030394</text:p>
              </table:table-cell>
              <table:table-cell office:value-type="float" office:value="0.059641">
                <text:p>0.059641</text:p>
              </table:table-cell>
              <table:table-cell office:value-type="float" office:value="0.00346">
                <text:p>0.00346</text:p>
              </table:table-cell>
              <table:table-cell office:value-type="float" office:value="0.5891">
                <text:p>0.5891</text:p>
              </table:table-cell>
            </table:table-row>
            <table:table-row>
              <table:table-cell office:value-type="float" office:value="42765">
                <text:p>42765 020/A/NBP/2017</text:p>
                <text:list>
                  <text:list-item>
                    <text:p/>
                  </text:list-item>
                  <text:list-item>
                    <text:p>020/A/NBP/2017</text:p>
                  </text:list-item>
                </text:list>
              </table:table-cell>
              <table:table-cell office:value-type="float" office:value="0.1147">
                <text:p>0.1147</text:p>
              </table:table-cell>
              <table:table-cell office:value-type="float" office:value="4.0472">
                <text:p>4.0472</text:p>
              </table:table-cell>
              <table:table-cell office:value-type="float" office:value="3.0559">
                <text:p>3.0559</text:p>
              </table:table-cell>
              <table:table-cell office:value-type="float" office:value="0.5217">
                <text:p>0.5217</text:p>
              </table:table-cell>
              <table:table-cell office:value-type="float" office:value="3.0786">
                <text:p>3.0786</text:p>
              </table:table-cell>
              <table:table-cell office:value-type="float" office:value="2.9365">
                <text:p>2.9365</text:p>
              </table:table-cell>
              <table:table-cell office:value-type="float" office:value="2.8386">
                <text:p>2.8386</text:p>
              </table:table-cell>
              <table:table-cell office:value-type="float" office:value="4.3291">
                <text:p>4.3291</text:p>
              </table:table-cell>
              <table:table-cell office:value-type="float" office:value="0.013903">
                <text:p>0.013903</text:p>
              </table:table-cell>
              <table:table-cell office:value-type="float" office:value="4.0529">
                <text:p>4.0529</text:p>
              </table:table-cell>
              <table:table-cell office:value-type="float" office:value="5.0701">
                <text:p>5.0701</text:p>
              </table:table-cell>
              <table:table-cell office:value-type="float" office:value="0.1493">
                <text:p>0.1493</text:p>
              </table:table-cell>
              <table:table-cell office:value-type="float" office:value="0.035295">
                <text:p>0.035295</text:p>
              </table:table-cell>
              <table:table-cell office:value-type="float" office:value="0.1602">
                <text:p>0.1602</text:p>
              </table:table-cell>
              <table:table-cell office:value-type="float" office:value="0.582">
                <text:p>0.582</text:p>
              </table:table-cell>
              <table:table-cell office:value-type="float" office:value="0.034786">
                <text:p>0.034786</text:p>
              </table:table-cell>
              <table:table-cell office:value-type="float" office:value="0.4863">
                <text:p>0.4863</text:p>
              </table:table-cell>
              <table:table-cell office:value-type="float" office:value="0.4581">
                <text:p>0.4581</text:p>
              </table:table-cell>
              <table:table-cell office:value-type="float" office:value="0.5792">
                <text:p>0.5792</text:p>
              </table:table-cell>
              <table:table-cell office:value-type="float" office:value="0.9615">
                <text:p>0.9615</text:p>
              </table:table-cell>
              <table:table-cell office:value-type="float" office:value="2.2135">
                <text:p>2.2135</text:p>
              </table:table-cell>
              <table:table-cell office:value-type="float" office:value="1.0559">
                <text:p>1.0559</text:p>
              </table:table-cell>
              <table:table-cell office:value-type="float" office:value="1.0699">
                <text:p>1.0699</text:p>
              </table:table-cell>
              <table:table-cell office:value-type="float" office:value="0.006245">
                <text:p>0.006245</text:p>
              </table:table-cell>
              <table:table-cell office:value-type="float" office:value="0.0814">
                <text:p>0.0814</text:p>
              </table:table-cell>
              <table:table-cell office:value-type="float" office:value="0.1942">
                <text:p>0.1942</text:p>
              </table:table-cell>
              <table:table-cell office:value-type="float" office:value="0.2975">
                <text:p>0.2975</text:p>
              </table:table-cell>
              <table:table-cell office:value-type="float" office:value="1.2889">
                <text:p>1.2889</text:p>
              </table:table-cell>
              <table:table-cell office:value-type="float" office:value="0.9135">
                <text:p>0.9135</text:p>
              </table:table-cell>
              <table:table-cell office:value-type="float" office:value="0.0675">
                <text:p>0.0675</text:p>
              </table:table-cell>
              <table:table-cell office:value-type="float" office:value="0.00030336">
                <text:p>0.00030336</text:p>
              </table:table-cell>
              <table:table-cell office:value-type="float" office:value="0.059576">
                <text:p>0.059576</text:p>
              </table:table-cell>
              <table:table-cell office:value-type="float" office:value="0.003439">
                <text:p>0.003439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float" office:value="42766">
                <text:p>42766 021/A/NBP/2017</text:p>
                <text:list>
                  <text:list-item>
                    <text:p/>
                  </text:list-item>
                  <text:list-item>
                    <text:p>021/A/NBP/2017</text:p>
                  </text:list-item>
                </text:list>
              </table:table-cell>
              <table:table-cell office:value-type="float" office:value="0.1148">
                <text:p>0.1148</text:p>
              </table:table-cell>
              <table:table-cell office:value-type="float" office:value="4.0446">
                <text:p>4.0446</text:p>
              </table:table-cell>
              <table:table-cell office:value-type="float" office:value="3.0549">
                <text:p>3.0549</text:p>
              </table:table-cell>
              <table:table-cell office:value-type="float" office:value="0.5213">
                <text:p>0.5213</text:p>
              </table:table-cell>
              <table:table-cell office:value-type="float" office:value="3.0832">
                <text:p>3.0832</text:p>
              </table:table-cell>
              <table:table-cell office:value-type="float" office:value="2.9448">
                <text:p>2.9448</text:p>
              </table:table-cell>
              <table:table-cell office:value-type="float" office:value="2.8506">
                <text:p>2.8506</text:p>
              </table:table-cell>
              <table:table-cell office:value-type="float" office:value="4.3308">
                <text:p>4.3308</text:p>
              </table:table-cell>
              <table:table-cell office:value-type="float" office:value="0.013926">
                <text:p>0.013926</text:p>
              </table:table-cell>
              <table:table-cell office:value-type="float" office:value="4.0625">
                <text:p>4.0625</text:p>
              </table:table-cell>
              <table:table-cell office:value-type="float" office:value="5.0209">
                <text:p>5.0209</text:p>
              </table:table-cell>
              <table:table-cell office:value-type="float" office:value="0.1492">
                <text:p>0.1492</text:p>
              </table:table-cell>
              <table:table-cell office:value-type="float" office:value="0.035514">
                <text:p>0.035514</text:p>
              </table:table-cell>
              <table:table-cell office:value-type="float" office:value="0.1603">
                <text:p>0.1603</text:p>
              </table:table-cell>
              <table:table-cell office:value-type="float" office:value="0.5822">
                <text:p>0.5822</text:p>
              </table:table-cell>
              <table:table-cell office:value-type="float" office:value="0.034828">
                <text:p>0.034828</text:p>
              </table:table-cell>
              <table:table-cell office:value-type="float" office:value="0.4864">
                <text:p>0.4864</text:p>
              </table:table-cell>
              <table:table-cell office:value-type="float" office:value="0.4583">
                <text:p>0.4583</text:p>
              </table:table-cell>
              <table:table-cell office:value-type="float" office:value="0.5788">
                <text:p>0.5788</text:p>
              </table:table-cell>
              <table:table-cell office:value-type="float" office:value="0.9615">
                <text:p>0.9615</text:p>
              </table:table-cell>
              <table:table-cell office:value-type="float" office:value="2.2143">
                <text:p>2.2143</text:p>
              </table:table-cell>
              <table:table-cell office:value-type="float" office:value="1.0651">
                <text:p>1.0651</text:p>
              </table:table-cell>
              <table:table-cell office:value-type="float" office:value="1.0731">
                <text:p>1.0731</text:p>
              </table:table-cell>
              <table:table-cell office:value-type="float" office:value="0.006238">
                <text:p>0.006238</text:p>
              </table:table-cell>
              <table:table-cell office:value-type="float" office:value="0.0812">
                <text:p>0.0812</text:p>
              </table:table-cell>
              <table:table-cell office:value-type="float" office:value="0.1943">
                <text:p>0.1943</text:p>
              </table:table-cell>
              <table:table-cell office:value-type="float" office:value="0.298">
                <text:p>0.298</text:p>
              </table:table-cell>
              <table:table-cell office:value-type="float" office:value="1.2932">
                <text:p>1.2932</text:p>
              </table:table-cell>
              <table:table-cell office:value-type="float" office:value="0.9129">
                <text:p>0.9129</text:p>
              </table:table-cell>
              <table:table-cell office:value-type="float" office:value="0.0674">
                <text:p>0.0674</text:p>
              </table:table-cell>
              <table:table-cell office:value-type="float" office:value="0.00030287">
                <text:p>0.00030287</text:p>
              </table:table-cell>
              <table:table-cell office:value-type="float" office:value="0.05962">
                <text:p>0.05962</text:p>
              </table:table-cell>
              <table:table-cell office:value-type="float" office:value="0.003472">
                <text:p>0.003472</text:p>
              </table:table-cell>
              <table:table-cell office:value-type="float" office:value="0.5872">
                <text:p>0.5872</text:p>
              </table:table-cell>
            </table:table-row>
            <table:table-row>
              <table:table-cell office:value-type="float" office:value="42767">
                <text:p>42767 022/A/NBP/2017</text:p>
                <text:list>
                  <text:list-item>
                    <text:p/>
                  </text:list-item>
                  <text:list-item>
                    <text:p>022/A/NBP/2017</text:p>
                  </text:list-item>
                </text:list>
              </table:table-cell>
              <table:table-cell office:value-type="float" office:value="0.1141">
                <text:p>0.1141</text:p>
              </table:table-cell>
              <table:table-cell office:value-type="float" office:value="4.0071">
                <text:p>4.0071</text:p>
              </table:table-cell>
              <table:table-cell office:value-type="float" office:value="3.04">
                <text:p>3.04</text:p>
              </table:table-cell>
              <table:table-cell office:value-type="float" office:value="0.5165">
                <text:p>0.5165</text:p>
              </table:table-cell>
              <table:table-cell office:value-type="float" office:value="3.0642">
                <text:p>3.0642</text:p>
              </table:table-cell>
              <table:table-cell office:value-type="float" office:value="2.9158">
                <text:p>2.9158</text:p>
              </table:table-cell>
              <table:table-cell office:value-type="float" office:value="2.8388">
                <text:p>2.8388</text:p>
              </table:table-cell>
              <table:table-cell office:value-type="float" office:value="4.3221">
                <text:p>4.3221</text:p>
              </table:table-cell>
              <table:table-cell office:value-type="float" office:value="0.013915">
                <text:p>0.013915</text:p>
              </table:table-cell>
              <table:table-cell office:value-type="float" office:value="4.0465">
                <text:p>4.0465</text:p>
              </table:table-cell>
              <table:table-cell office:value-type="float" office:value="5.051">
                <text:p>5.051</text:p>
              </table:table-cell>
              <table:table-cell office:value-type="float" office:value="0.1484">
                <text:p>0.1484</text:p>
              </table:table-cell>
              <table:table-cell office:value-type="float" office:value="0.035357">
                <text:p>0.035357</text:p>
              </table:table-cell>
              <table:table-cell office:value-type="float" office:value="0.16">
                <text:p>0.16</text:p>
              </table:table-cell>
              <table:table-cell office:value-type="float" office:value="0.5812">
                <text:p>0.5812</text:p>
              </table:table-cell>
              <table:table-cell office:value-type="float" office:value="0.034758">
                <text:p>0.034758</text:p>
              </table:table-cell>
              <table:table-cell office:value-type="float" office:value="0.4861">
                <text:p>0.4861</text:p>
              </table:table-cell>
              <table:table-cell office:value-type="float" office:value="0.4589">
                <text:p>0.4589</text:p>
              </table:table-cell>
              <table:table-cell office:value-type="float" office:value="0.579">
                <text:p>0.579</text:p>
              </table:table-cell>
              <table:table-cell office:value-type="float" office:value="0.9554">
                <text:p>0.9554</text:p>
              </table:table-cell>
              <table:table-cell office:value-type="float" office:value="2.2099">
                <text:p>2.2099</text:p>
              </table:table-cell>
              <table:table-cell office:value-type="float" office:value="1.0596">
                <text:p>1.0596</text:p>
              </table:table-cell>
              <table:table-cell office:value-type="float" office:value="1.0637">
                <text:p>1.0637</text:p>
              </table:table-cell>
              <table:table-cell office:value-type="float" office:value="0.006179">
                <text:p>0.006179</text:p>
              </table:table-cell>
              <table:table-cell office:value-type="float" office:value="0.0806">
                <text:p>0.0806</text:p>
              </table:table-cell>
              <table:table-cell office:value-type="float" office:value="0.1931">
                <text:p>0.1931</text:p>
              </table:table-cell>
              <table:table-cell office:value-type="float" office:value="0.2971">
                <text:p>0.2971</text:p>
              </table:table-cell>
              <table:table-cell office:value-type="float" office:value="1.2716">
                <text:p>1.2716</text:p>
              </table:table-cell>
              <table:table-cell office:value-type="float" office:value="0.9047">
                <text:p>0.9047</text:p>
              </table:table-cell>
              <table:table-cell office:value-type="float" office:value="0.0665">
                <text:p>0.0665</text:p>
              </table:table-cell>
              <table:table-cell office:value-type="float" office:value="0.00029968">
                <text:p>0.00029968</text:p>
              </table:table-cell>
              <table:table-cell office:value-type="float" office:value="0.059304">
                <text:p>0.059304</text:p>
              </table:table-cell>
              <table:table-cell office:value-type="float" office:value="0.00347">
                <text:p>0.00347</text:p>
              </table:table-cell>
              <table:table-cell office:value-type="float" office:value="0.5837">
                <text:p>0.5837</text:p>
              </table:table-cell>
            </table:table-row>
            <table:table-row>
              <table:table-cell office:value-type="float" office:value="42768">
                <text:p>42768 023/A/NBP/2017</text:p>
                <text:list>
                  <text:list-item>
                    <text:p/>
                  </text:list-item>
                  <text:list-item>
                    <text:p>023/A/NBP/2017</text:p>
                  </text:list-item>
                </text:list>
              </table:table-cell>
              <table:table-cell office:value-type="float" office:value="0.1136">
                <text:p>0.1136</text:p>
              </table:table-cell>
              <table:table-cell office:value-type="float" office:value="3.9835">
                <text:p>3.9835</text:p>
              </table:table-cell>
              <table:table-cell office:value-type="float" office:value="3.0565">
                <text:p>3.0565</text:p>
              </table:table-cell>
              <table:table-cell office:value-type="float" office:value="0.5134">
                <text:p>0.5134</text:p>
              </table:table-cell>
              <table:table-cell office:value-type="float" office:value="3.067">
                <text:p>3.067</text:p>
              </table:table-cell>
              <table:table-cell office:value-type="float" office:value="2.9116">
                <text:p>2.9116</text:p>
              </table:table-cell>
              <table:table-cell office:value-type="float" office:value="2.8274">
                <text:p>2.8274</text:p>
              </table:table-cell>
              <table:table-cell office:value-type="float" office:value="4.3084">
                <text:p>4.3084</text:p>
              </table:table-cell>
              <table:table-cell office:value-type="float" office:value="0.013962">
                <text:p>0.013962</text:p>
              </table:table-cell>
              <table:table-cell office:value-type="float" office:value="4.0307">
                <text:p>4.0307</text:p>
              </table:table-cell>
              <table:table-cell office:value-type="float" office:value="5.0574">
                <text:p>5.0574</text:p>
              </table:table-cell>
              <table:table-cell office:value-type="float" office:value="0.1476">
                <text:p>0.1476</text:p>
              </table:table-cell>
              <table:table-cell office:value-type="float" office:value="0.035424">
                <text:p>0.035424</text:p>
              </table:table-cell>
              <table:table-cell office:value-type="float" office:value="0.1594">
                <text:p>0.1594</text:p>
              </table:table-cell>
              <table:table-cell office:value-type="float" office:value="0.5793">
                <text:p>0.5793</text:p>
              </table:table-cell>
              <table:table-cell office:value-type="float" office:value="0.035286">
                <text:p>0.035286</text:p>
              </table:table-cell>
              <table:table-cell office:value-type="float" office:value="0.4862">
                <text:p>0.4862</text:p>
              </table:table-cell>
              <table:table-cell office:value-type="float" office:value="0.4576">
                <text:p>0.4576</text:p>
              </table:table-cell>
              <table:table-cell office:value-type="float" office:value="0.5783">
                <text:p>0.5783</text:p>
              </table:table-cell>
              <table:table-cell office:value-type="float" office:value="0.9511">
                <text:p>0.9511</text:p>
              </table:table-cell>
              <table:table-cell office:value-type="float" office:value="2.2028">
                <text:p>2.2028</text:p>
              </table:table-cell>
              <table:table-cell office:value-type="float" office:value="1.0663">
                <text:p>1.0663</text:p>
              </table:table-cell>
              <table:table-cell office:value-type="float" office:value="1.0584">
                <text:p>1.0584</text:p>
              </table:table-cell>
              <table:table-cell office:value-type="float" office:value="0.006165">
                <text:p>0.006165</text:p>
              </table:table-cell>
              <table:table-cell office:value-type="float" office:value="0.0802">
                <text:p>0.0802</text:p>
              </table:table-cell>
              <table:table-cell office:value-type="float" office:value="0.1941">
                <text:p>0.1941</text:p>
              </table:table-cell>
              <table:table-cell office:value-type="float" office:value="0.2979">
                <text:p>0.2979</text:p>
              </table:table-cell>
              <table:table-cell office:value-type="float" office:value="1.273">
                <text:p>1.273</text:p>
              </table:table-cell>
              <table:table-cell office:value-type="float" office:value="0.9005">
                <text:p>0.9005</text:p>
              </table:table-cell>
              <table:table-cell office:value-type="float" office:value="0.0668">
                <text:p>0.0668</text:p>
              </table:table-cell>
              <table:table-cell office:value-type="float" office:value="0.00029835">
                <text:p>0.00029835</text:p>
              </table:table-cell>
              <table:table-cell office:value-type="float" office:value="0.0591">
                <text:p>0.0591</text:p>
              </table:table-cell>
              <table:table-cell office:value-type="float" office:value="0.003488">
                <text:p>0.003488</text:p>
              </table:table-cell>
              <table:table-cell office:value-type="float" office:value="0.5826">
                <text:p>0.5826</text:p>
              </table:table-cell>
            </table:table-row>
            <table:table-row>
              <table:table-cell office:value-type="float" office:value="42769">
                <text:p>42769 024/A/NBP/2017</text:p>
                <text:list>
                  <text:list-item>
                    <text:p/>
                  </text:list-item>
                  <text:list-item>
                    <text:p>024/A/NBP/2017</text:p>
                  </text:list-item>
                </text:list>
              </table:table-cell>
              <table:table-cell office:value-type="float" office:value="0.1141">
                <text:p>0.1141</text:p>
              </table:table-cell>
              <table:table-cell office:value-type="float" office:value="4.0014">
                <text:p>4.0014</text:p>
              </table:table-cell>
              <table:table-cell office:value-type="float" office:value="3.0582">
                <text:p>3.0582</text:p>
              </table:table-cell>
              <table:table-cell office:value-type="float" office:value="0.5157">
                <text:p>0.5157</text:p>
              </table:table-cell>
              <table:table-cell office:value-type="float" office:value="3.0697">
                <text:p>3.0697</text:p>
              </table:table-cell>
              <table:table-cell office:value-type="float" office:value="2.9078">
                <text:p>2.9078</text:p>
              </table:table-cell>
              <table:table-cell office:value-type="float" office:value="2.8296">
                <text:p>2.8296</text:p>
              </table:table-cell>
              <table:table-cell office:value-type="float" office:value="4.2985">
                <text:p>4.2985</text:p>
              </table:table-cell>
              <table:table-cell office:value-type="float" office:value="0.013906">
                <text:p>0.013906</text:p>
              </table:table-cell>
              <table:table-cell office:value-type="float" office:value="4.0192">
                <text:p>4.0192</text:p>
              </table:table-cell>
              <table:table-cell office:value-type="float" office:value="4.9959">
                <text:p>4.9959</text:p>
              </table:table-cell>
              <table:table-cell office:value-type="float" office:value="0.1475">
                <text:p>0.1475</text:p>
              </table:table-cell>
              <table:table-cell office:value-type="float" office:value="0.035374">
                <text:p>0.035374</text:p>
              </table:table-cell>
              <table:table-cell office:value-type="float" office:value="0.1591">
                <text:p>0.1591</text:p>
              </table:table-cell>
              <table:table-cell office:value-type="float" office:value="0.5779">
                <text:p>0.5779</text:p>
              </table:table-cell>
              <table:table-cell office:value-type="float" office:value="0.035263">
                <text:p>0.035263</text:p>
              </table:table-cell>
              <table:table-cell office:value-type="float" office:value="0.4842">
                <text:p>0.4842</text:p>
              </table:table-cell>
              <table:table-cell office:value-type="float" office:value="0.4552">
                <text:p>0.4552</text:p>
              </table:table-cell>
              <table:table-cell office:value-type="float" office:value="0.5782">
                <text:p>0.5782</text:p>
              </table:table-cell>
              <table:table-cell office:value-type="float" office:value="0.9519">
                <text:p>0.9519</text:p>
              </table:table-cell>
              <table:table-cell office:value-type="float" office:value="2.1978">
                <text:p>2.1978</text:p>
              </table:table-cell>
              <table:table-cell office:value-type="float" office:value="1.0678">
                <text:p>1.0678</text:p>
              </table:table-cell>
              <table:table-cell office:value-type="float" office:value="1.0646">
                <text:p>1.0646</text:p>
              </table:table-cell>
              <table:table-cell office:value-type="float" office:value="0.006229">
                <text:p>0.006229</text:p>
              </table:table-cell>
              <table:table-cell office:value-type="float" office:value="0.0802">
                <text:p>0.0802</text:p>
              </table:table-cell>
              <table:table-cell office:value-type="float" office:value="0.1945">
                <text:p>0.1945</text:p>
              </table:table-cell>
              <table:table-cell office:value-type="float" office:value="0.2977">
                <text:p>0.2977</text:p>
              </table:table-cell>
              <table:table-cell office:value-type="float" office:value="1.281">
                <text:p>1.281</text:p>
              </table:table-cell>
              <table:table-cell office:value-type="float" office:value="0.9037">
                <text:p>0.9037</text:p>
              </table:table-cell>
              <table:table-cell office:value-type="float" office:value="0.0672">
                <text:p>0.0672</text:p>
              </table:table-cell>
              <table:table-cell office:value-type="float" office:value="0.00029987">
                <text:p>0.00029987</text:p>
              </table:table-cell>
              <table:table-cell office:value-type="float" office:value="0.059458">
                <text:p>0.059458</text:p>
              </table:table-cell>
              <table:table-cell office:value-type="float" office:value="0.003485">
                <text:p>0.003485</text:p>
              </table:table-cell>
              <table:table-cell office:value-type="float" office:value="0.5823">
                <text:p>0.5823</text:p>
              </table:table-cell>
            </table:table-row>
            <table:table-row>
              <table:table-cell office:value-type="float" office:value="42772">
                <text:p>42772 025/A/NBP/2017</text:p>
                <text:list>
                  <text:list-item>
                    <text:p/>
                  </text:list-item>
                  <text:list-item>
                    <text:p>025/A/NBP/2017</text:p>
                  </text:list-item>
                </text:list>
              </table:table-cell>
              <table:table-cell office:value-type="float" office:value="0.1139">
                <text:p>0.1139</text:p>
              </table:table-cell>
              <table:table-cell office:value-type="float" office:value="3.9892">
                <text:p>3.9892</text:p>
              </table:table-cell>
              <table:table-cell office:value-type="float" office:value="3.0575">
                <text:p>3.0575</text:p>
              </table:table-cell>
              <table:table-cell office:value-type="float" office:value="0.5142">
                <text:p>0.5142</text:p>
              </table:table-cell>
              <table:table-cell office:value-type="float" office:value="3.0652">
                <text:p>3.0652</text:p>
              </table:table-cell>
              <table:table-cell office:value-type="float" office:value="2.9165">
                <text:p>2.9165</text:p>
              </table:table-cell>
              <table:table-cell office:value-type="float" office:value="2.8291">
                <text:p>2.8291</text:p>
              </table:table-cell>
              <table:table-cell office:value-type="float" office:value="4.2864">
                <text:p>4.2864</text:p>
              </table:table-cell>
              <table:table-cell office:value-type="float" office:value="0.013867">
                <text:p>0.013867</text:p>
              </table:table-cell>
              <table:table-cell office:value-type="float" office:value="4.0084">
                <text:p>4.0084</text:p>
              </table:table-cell>
              <table:table-cell office:value-type="float" office:value="4.9755">
                <text:p>4.9755</text:p>
              </table:table-cell>
              <table:table-cell office:value-type="float" office:value="0.1463">
                <text:p>0.1463</text:p>
              </table:table-cell>
              <table:table-cell office:value-type="float" office:value="0.035438">
                <text:p>0.035438</text:p>
              </table:table-cell>
              <table:table-cell office:value-type="float" office:value="0.1586">
                <text:p>0.1586</text:p>
              </table:table-cell>
              <table:table-cell office:value-type="float" office:value="0.5763">
                <text:p>0.5763</text:p>
              </table:table-cell>
              <table:table-cell office:value-type="float" office:value="0.035265">
                <text:p>0.035265</text:p>
              </table:table-cell>
              <table:table-cell office:value-type="float" office:value="0.4838">
                <text:p>0.4838</text:p>
              </table:table-cell>
              <table:table-cell office:value-type="float" office:value="0.4534">
                <text:p>0.4534</text:p>
              </table:table-cell>
              <table:table-cell office:value-type="float" office:value="0.5749">
                <text:p>0.5749</text:p>
              </table:table-cell>
              <table:table-cell office:value-type="float" office:value="0.9496">
                <text:p>0.9496</text:p>
              </table:table-cell>
              <table:table-cell office:value-type="float" office:value="2.1916">
                <text:p>2.1916</text:p>
              </table:table-cell>
              <table:table-cell office:value-type="float" office:value="1.0816">
                <text:p>1.0816</text:p>
              </table:table-cell>
              <table:table-cell office:value-type="float" office:value="1.063">
                <text:p>1.063</text:p>
              </table:table-cell>
              <table:table-cell office:value-type="float" office:value="0.006226">
                <text:p>0.006226</text:p>
              </table:table-cell>
              <table:table-cell office:value-type="float" office:value="0.0805">
                <text:p>0.0805</text:p>
              </table:table-cell>
              <table:table-cell office:value-type="float" office:value="0.196">
                <text:p>0.196</text:p>
              </table:table-cell>
              <table:table-cell office:value-type="float" office:value="0.3002">
                <text:p>0.3002</text:p>
              </table:table-cell>
              <table:table-cell office:value-type="float" office:value="1.2794">
                <text:p>1.2794</text:p>
              </table:table-cell>
              <table:table-cell office:value-type="float" office:value="0.901">
                <text:p>0.901</text:p>
              </table:table-cell>
              <table:table-cell office:value-type="float" office:value="0.0678">
                <text:p>0.0678</text:p>
              </table:table-cell>
              <table:table-cell office:value-type="float" office:value="0.00029939">
                <text:p>0.00029939</text:p>
              </table:table-cell>
              <table:table-cell office:value-type="float" office:value="0.059364">
                <text:p>0.059364</text:p>
              </table:table-cell>
              <table:table-cell office:value-type="float" office:value="0.003505">
                <text:p>0.003505</text:p>
              </table:table-cell>
              <table:table-cell office:value-type="float" office:value="0.5812">
                <text:p>0.5812</text:p>
              </table:table-cell>
            </table:table-row>
            <table:table-row>
              <table:table-cell office:value-type="float" office:value="42773">
                <text:p>42773 026/A/NBP/2017</text:p>
                <text:list>
                  <text:list-item>
                    <text:p/>
                  </text:list-item>
                  <text:list-item>
                    <text:p>026/A/NBP/2017</text:p>
                  </text:list-item>
                </text:list>
              </table:table-cell>
              <table:table-cell office:value-type="float" office:value="0.1149">
                <text:p>0.1149</text:p>
              </table:table-cell>
              <table:table-cell office:value-type="float" office:value="4.028">
                <text:p>4.028</text:p>
              </table:table-cell>
              <table:table-cell office:value-type="float" office:value="3.0662">
                <text:p>3.0662</text:p>
              </table:table-cell>
              <table:table-cell office:value-type="float" office:value="0.5193">
                <text:p>0.5193</text:p>
              </table:table-cell>
              <table:table-cell office:value-type="float" office:value="3.0526">
                <text:p>3.0526</text:p>
              </table:table-cell>
              <table:table-cell office:value-type="float" office:value="2.9383">
                <text:p>2.9383</text:p>
              </table:table-cell>
              <table:table-cell office:value-type="float" office:value="2.8385">
                <text:p>2.8385</text:p>
              </table:table-cell>
              <table:table-cell office:value-type="float" office:value="4.2943">
                <text:p>4.2943</text:p>
              </table:table-cell>
              <table:table-cell office:value-type="float" office:value="0.013864">
                <text:p>0.013864</text:p>
              </table:table-cell>
              <table:table-cell office:value-type="float" office:value="4.0271">
                <text:p>4.0271</text:p>
              </table:table-cell>
              <table:table-cell office:value-type="float" office:value="4.9818">
                <text:p>4.9818</text:p>
              </table:table-cell>
              <table:table-cell office:value-type="float" office:value="0.1492">
                <text:p>0.1492</text:p>
              </table:table-cell>
              <table:table-cell office:value-type="float" office:value="0.035844">
                <text:p>0.035844</text:p>
              </table:table-cell>
              <table:table-cell office:value-type="float" office:value="0.1589">
                <text:p>0.1589</text:p>
              </table:table-cell>
              <table:table-cell office:value-type="float" office:value="0.5776">
                <text:p>0.5776</text:p>
              </table:table-cell>
              <table:table-cell office:value-type="float" office:value="0.035329">
                <text:p>0.035329</text:p>
              </table:table-cell>
              <table:table-cell office:value-type="float" office:value="0.4835">
                <text:p>0.4835</text:p>
              </table:table-cell>
              <table:table-cell office:value-type="float" office:value="0.4533">
                <text:p>0.4533</text:p>
              </table:table-cell>
              <table:table-cell office:value-type="float" office:value="0.5766">
                <text:p>0.5766</text:p>
              </table:table-cell>
              <table:table-cell office:value-type="float" office:value="0.9557">
                <text:p>0.9557</text:p>
              </table:table-cell>
              <table:table-cell office:value-type="float" office:value="2.1957">
                <text:p>2.1957</text:p>
              </table:table-cell>
              <table:table-cell office:value-type="float" office:value="1.0843">
                <text:p>1.0843</text:p>
              </table:table-cell>
              <table:table-cell office:value-type="float" office:value="1.073">
                <text:p>1.073</text:p>
              </table:table-cell>
              <table:table-cell office:value-type="float" office:value="0.006286">
                <text:p>0.006286</text:p>
              </table:table-cell>
              <table:table-cell office:value-type="float" office:value="0.0809">
                <text:p>0.0809</text:p>
              </table:table-cell>
              <table:table-cell office:value-type="float" office:value="0.1944">
                <text:p>0.1944</text:p>
              </table:table-cell>
              <table:table-cell office:value-type="float" office:value="0.2996">
                <text:p>0.2996</text:p>
              </table:table-cell>
              <table:table-cell office:value-type="float" office:value="1.2928">
                <text:p>1.2928</text:p>
              </table:table-cell>
              <table:table-cell office:value-type="float" office:value="0.9081">
                <text:p>0.9081</text:p>
              </table:table-cell>
              <table:table-cell office:value-type="float" office:value="0.0678">
                <text:p>0.0678</text:p>
              </table:table-cell>
              <table:table-cell office:value-type="float" office:value="0.00030224">
                <text:p>0.00030224</text:p>
              </table:table-cell>
              <table:table-cell office:value-type="float" office:value="0.05973">
                <text:p>0.05973</text:p>
              </table:table-cell>
              <table:table-cell office:value-type="float" office:value="0.003512">
                <text:p>0.003512</text:p>
              </table:table-cell>
              <table:table-cell office:value-type="float" office:value="0.5851">
                <text:p>0.5851</text:p>
              </table:table-cell>
            </table:table-row>
            <table:table-row>
              <table:table-cell office:value-type="float" office:value="42774">
                <text:p>42774 027/A/NBP/2017</text:p>
                <text:list>
                  <text:list-item>
                    <text:p/>
                  </text:list-item>
                  <text:list-item>
                    <text:p>027/A/NBP/2017</text:p>
                  </text:list-item>
                </text:list>
              </table:table-cell>
              <table:table-cell office:value-type="float" office:value="0.1156">
                <text:p>0.1156</text:p>
              </table:table-cell>
              <table:table-cell office:value-type="float" office:value="4.0521">
                <text:p>4.0521</text:p>
              </table:table-cell>
              <table:table-cell office:value-type="float" office:value="3.0915">
                <text:p>3.0915</text:p>
              </table:table-cell>
              <table:table-cell office:value-type="float" office:value="0.5222">
                <text:p>0.5222</text:p>
              </table:table-cell>
              <table:table-cell office:value-type="float" office:value="3.0778">
                <text:p>3.0778</text:p>
              </table:table-cell>
              <table:table-cell office:value-type="float" office:value="2.9569">
                <text:p>2.9569</text:p>
              </table:table-cell>
              <table:table-cell office:value-type="float" office:value="2.8564">
                <text:p>2.8564</text:p>
              </table:table-cell>
              <table:table-cell office:value-type="float" office:value="4.3128">
                <text:p>4.3128</text:p>
              </table:table-cell>
              <table:table-cell office:value-type="float" office:value="0.013944">
                <text:p>0.013944</text:p>
              </table:table-cell>
              <table:table-cell office:value-type="float" office:value="4.0521">
                <text:p>4.0521</text:p>
              </table:table-cell>
              <table:table-cell office:value-type="float" office:value="5.0643">
                <text:p>5.0643</text:p>
              </table:table-cell>
              <table:table-cell office:value-type="float" office:value="0.1504">
                <text:p>0.1504</text:p>
              </table:table-cell>
              <table:table-cell office:value-type="float" office:value="0.036068">
                <text:p>0.036068</text:p>
              </table:table-cell>
              <table:table-cell office:value-type="float" office:value="0.1596">
                <text:p>0.1596</text:p>
              </table:table-cell>
              <table:table-cell office:value-type="float" office:value="0.5802">
                <text:p>0.5802</text:p>
              </table:table-cell>
              <table:table-cell office:value-type="float" office:value="0.035511">
                <text:p>0.035511</text:p>
              </table:table-cell>
              <table:table-cell office:value-type="float" office:value="0.4859">
                <text:p>0.4859</text:p>
              </table:table-cell>
              <table:table-cell office:value-type="float" office:value="0.4563">
                <text:p>0.4563</text:p>
              </table:table-cell>
              <table:table-cell office:value-type="float" office:value="0.5785">
                <text:p>0.5785</text:p>
              </table:table-cell>
              <table:table-cell office:value-type="float" office:value="0.9605">
                <text:p>0.9605</text:p>
              </table:table-cell>
              <table:table-cell office:value-type="float" office:value="2.2051">
                <text:p>2.2051</text:p>
              </table:table-cell>
              <table:table-cell office:value-type="float" office:value="1.0816">
                <text:p>1.0816</text:p>
              </table:table-cell>
              <table:table-cell office:value-type="float" office:value="1.0783">
                <text:p>1.0783</text:p>
              </table:table-cell>
              <table:table-cell office:value-type="float" office:value="0.006266">
                <text:p>0.006266</text:p>
              </table:table-cell>
              <table:table-cell office:value-type="float" office:value="0.0811">
                <text:p>0.0811</text:p>
              </table:table-cell>
              <table:table-cell office:value-type="float" office:value="0.1963">
                <text:p>0.1963</text:p>
              </table:table-cell>
              <table:table-cell office:value-type="float" office:value="0.3007">
                <text:p>0.3007</text:p>
              </table:table-cell>
              <table:table-cell office:value-type="float" office:value="1.2984">
                <text:p>1.2984</text:p>
              </table:table-cell>
              <table:table-cell office:value-type="float" office:value="0.9127">
                <text:p>0.9127</text:p>
              </table:table-cell>
              <table:table-cell office:value-type="float" office:value="0.0681">
                <text:p>0.0681</text:p>
              </table:table-cell>
              <table:table-cell office:value-type="float" office:value="0.00030407">
                <text:p>0.00030407</text:p>
              </table:table-cell>
              <table:table-cell office:value-type="float" office:value="0.060151">
                <text:p>0.060151</text:p>
              </table:table-cell>
              <table:table-cell office:value-type="float" office:value="0.003532">
                <text:p>0.003532</text:p>
              </table:table-cell>
              <table:table-cell office:value-type="float" office:value="0.5893">
                <text:p>0.5893</text:p>
              </table:table-cell>
            </table:table-row>
            <table:table-row>
              <table:table-cell office:value-type="float" office:value="42775">
                <text:p>42775 028/A/NBP/2017</text:p>
                <text:list>
                  <text:list-item>
                    <text:p/>
                  </text:list-item>
                  <text:list-item>
                    <text:p>028/A/NBP/2017</text:p>
                  </text:list-item>
                </text:list>
              </table:table-cell>
              <table:table-cell office:value-type="float" office:value="0.1152">
                <text:p>0.1152</text:p>
              </table:table-cell>
              <table:table-cell office:value-type="float" office:value="4.0332">
                <text:p>4.0332</text:p>
              </table:table-cell>
              <table:table-cell office:value-type="float" office:value="3.088">
                <text:p>3.088</text:p>
              </table:table-cell>
              <table:table-cell office:value-type="float" office:value="0.5199">
                <text:p>0.5199</text:p>
              </table:table-cell>
              <table:table-cell office:value-type="float" office:value="3.0741">
                <text:p>3.0741</text:p>
              </table:table-cell>
              <table:table-cell office:value-type="float" office:value="2.9123">
                <text:p>2.9123</text:p>
              </table:table-cell>
              <table:table-cell office:value-type="float" office:value="2.852">
                <text:p>2.852</text:p>
              </table:table-cell>
              <table:table-cell office:value-type="float" office:value="4.3162">
                <text:p>4.3162</text:p>
              </table:table-cell>
              <table:table-cell office:value-type="float" office:value="0.013981">
                <text:p>0.013981</text:p>
              </table:table-cell>
              <table:table-cell office:value-type="float" office:value="4.0533">
                <text:p>4.0533</text:p>
              </table:table-cell>
              <table:table-cell office:value-type="float" office:value="5.0672">
                <text:p>5.0672</text:p>
              </table:table-cell>
              <table:table-cell office:value-type="float" office:value="0.1492">
                <text:p>0.1492</text:p>
              </table:table-cell>
              <table:table-cell office:value-type="float" office:value="0.035932">
                <text:p>0.035932</text:p>
              </table:table-cell>
              <table:table-cell office:value-type="float" office:value="0.1597">
                <text:p>0.1597</text:p>
              </table:table-cell>
              <table:table-cell office:value-type="float" office:value="0.5806">
                <text:p>0.5806</text:p>
              </table:table-cell>
              <table:table-cell office:value-type="float" office:value="0.035671">
                <text:p>0.035671</text:p>
              </table:table-cell>
              <table:table-cell office:value-type="float" office:value="0.4861">
                <text:p>0.4861</text:p>
              </table:table-cell>
              <table:table-cell office:value-type="float" office:value="0.4559">
                <text:p>0.4559</text:p>
              </table:table-cell>
              <table:table-cell office:value-type="float" office:value="0.578">
                <text:p>0.578</text:p>
              </table:table-cell>
              <table:table-cell office:value-type="float" office:value="0.9609">
                <text:p>0.9609</text:p>
              </table:table-cell>
              <table:table-cell office:value-type="float" office:value="2.2069">
                <text:p>2.2069</text:p>
              </table:table-cell>
              <table:table-cell office:value-type="float" office:value="1.0882">
                <text:p>1.0882</text:p>
              </table:table-cell>
              <table:table-cell office:value-type="float" office:value="1.0775">
                <text:p>1.0775</text:p>
              </table:table-cell>
              <table:table-cell office:value-type="float" office:value="0.006219">
                <text:p>0.006219</text:p>
              </table:table-cell>
              <table:table-cell office:value-type="float" office:value="0.0809">
                <text:p>0.0809</text:p>
              </table:table-cell>
              <table:table-cell office:value-type="float" office:value="0.1967">
                <text:p>0.1967</text:p>
              </table:table-cell>
              <table:table-cell office:value-type="float" office:value="0.3001">
                <text:p>0.3001</text:p>
              </table:table-cell>
              <table:table-cell office:value-type="float" office:value="1.2937">
                <text:p>1.2937</text:p>
              </table:table-cell>
              <table:table-cell office:value-type="float" office:value="0.9086">
                <text:p>0.9086</text:p>
              </table:table-cell>
              <table:table-cell office:value-type="float" office:value="0.0684">
                <text:p>0.0684</text:p>
              </table:table-cell>
              <table:table-cell office:value-type="float" office:value="0.00030318">
                <text:p>0.00030318</text:p>
              </table:table-cell>
              <table:table-cell office:value-type="float" office:value="0.060219">
                <text:p>0.060219</text:p>
              </table:table-cell>
              <table:table-cell office:value-type="float" office:value="0.003527">
                <text:p>0.003527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float" office:value="42776">
                <text:p>42776 029/A/NBP/2017</text:p>
                <text:list>
                  <text:list-item>
                    <text:p/>
                  </text:list-item>
                  <text:list-item>
                    <text:p>029/A/NBP/2017</text:p>
                  </text:list-item>
                </text:list>
              </table:table-cell>
              <table:table-cell office:value-type="float" office:value="0.1153">
                <text:p>0.1153</text:p>
              </table:table-cell>
              <table:table-cell office:value-type="float" office:value="4.0435">
                <text:p>4.0435</text:p>
              </table:table-cell>
              <table:table-cell office:value-type="float" office:value="3.088">
                <text:p>3.088</text:p>
              </table:table-cell>
              <table:table-cell office:value-type="float" office:value="0.5212">
                <text:p>0.5212</text:p>
              </table:table-cell>
              <table:table-cell office:value-type="float" office:value="3.0765">
                <text:p>3.0765</text:p>
              </table:table-cell>
              <table:table-cell office:value-type="float" office:value="2.905">
                <text:p>2.905</text:p>
              </table:table-cell>
              <table:table-cell office:value-type="float" office:value="2.8435">
                <text:p>2.8435</text:p>
              </table:table-cell>
              <table:table-cell office:value-type="float" office:value="4.303">
                <text:p>4.303</text:p>
              </table:table-cell>
              <table:table-cell office:value-type="float" office:value="0.013953">
                <text:p>0.013953</text:p>
              </table:table-cell>
              <table:table-cell office:value-type="float" office:value="4.0322">
                <text:p>4.0322</text:p>
              </table:table-cell>
              <table:table-cell office:value-type="float" office:value="5.0537">
                <text:p>5.0537</text:p>
              </table:table-cell>
              <table:table-cell office:value-type="float" office:value="0.1485">
                <text:p>0.1485</text:p>
              </table:table-cell>
              <table:table-cell office:value-type="float" office:value="0.035577">
                <text:p>0.035577</text:p>
              </table:table-cell>
              <table:table-cell office:value-type="float" office:value="0.1592">
                <text:p>0.1592</text:p>
              </table:table-cell>
              <table:table-cell office:value-type="float" office:value="0.5788">
                <text:p>0.5788</text:p>
              </table:table-cell>
              <table:table-cell office:value-type="float" office:value="0.035621">
                <text:p>0.035621</text:p>
              </table:table-cell>
              <table:table-cell office:value-type="float" office:value="0.4829">
                <text:p>0.4829</text:p>
              </table:table-cell>
              <table:table-cell office:value-type="float" office:value="0.4537">
                <text:p>0.4537</text:p>
              </table:table-cell>
              <table:table-cell office:value-type="float" office:value="0.5762">
                <text:p>0.5762</text:p>
              </table:table-cell>
              <table:table-cell office:value-type="float" office:value="0.9563">
                <text:p>0.9563</text:p>
              </table:table-cell>
              <table:table-cell office:value-type="float" office:value="2.2001">
                <text:p>2.2001</text:p>
              </table:table-cell>
              <table:table-cell office:value-type="float" office:value="1.1009">
                <text:p>1.1009</text:p>
              </table:table-cell>
              <table:table-cell office:value-type="float" office:value="1.08">
                <text:p>1.08</text:p>
              </table:table-cell>
              <table:table-cell office:value-type="float" office:value="0.006261">
                <text:p>0.006261</text:p>
              </table:table-cell>
              <table:table-cell office:value-type="float" office:value="0.081">
                <text:p>0.081</text:p>
              </table:table-cell>
              <table:table-cell office:value-type="float" office:value="0.1991">
                <text:p>0.1991</text:p>
              </table:table-cell>
              <table:table-cell office:value-type="float" office:value="0.3033">
                <text:p>0.3033</text:p>
              </table:table-cell>
              <table:table-cell office:value-type="float" office:value="1.2917">
                <text:p>1.2917</text:p>
              </table:table-cell>
              <table:table-cell office:value-type="float" office:value="0.9097">
                <text:p>0.9097</text:p>
              </table:table-cell>
              <table:table-cell office:value-type="float" office:value="0.0689">
                <text:p>0.0689</text:p>
              </table:table-cell>
              <table:table-cell office:value-type="float" office:value="0.00030365">
                <text:p>0.00030365</text:p>
              </table:table-cell>
              <table:table-cell office:value-type="float" office:value="0.06052">
                <text:p>0.06052</text:p>
              </table:table-cell>
              <table:table-cell office:value-type="float" office:value="0.003518">
                <text:p>0.003518</text:p>
              </table:table-cell>
              <table:table-cell office:value-type="float" office:value="0.5876">
                <text:p>0.5876</text:p>
              </table:table-cell>
            </table:table-row>
            <table:table-row>
              <table:table-cell office:value-type="float" office:value="42779">
                <text:p>42779 030/A/NBP/2017</text:p>
                <text:list>
                  <text:list-item>
                    <text:p/>
                  </text:list-item>
                  <text:list-item>
                    <text:p>030/A/NBP/2017</text:p>
                  </text:list-item>
                </text:list>
              </table:table-cell>
              <table:table-cell office:value-type="float" office:value="0.1155">
                <text:p>0.1155</text:p>
              </table:table-cell>
              <table:table-cell office:value-type="float" office:value="4.0496">
                <text:p>4.0496</text:p>
              </table:table-cell>
              <table:table-cell office:value-type="float" office:value="3.1048">
                <text:p>3.1048</text:p>
              </table:table-cell>
              <table:table-cell office:value-type="float" office:value="0.5219">
                <text:p>0.5219</text:p>
              </table:table-cell>
              <table:table-cell office:value-type="float" office:value="3.0901">
                <text:p>3.0901</text:p>
              </table:table-cell>
              <table:table-cell office:value-type="float" office:value="2.9117">
                <text:p>2.9117</text:p>
              </table:table-cell>
              <table:table-cell office:value-type="float" office:value="2.8483">
                <text:p>2.8483</text:p>
              </table:table-cell>
              <table:table-cell office:value-type="float" office:value="4.3077">
                <text:p>4.3077</text:p>
              </table:table-cell>
              <table:table-cell office:value-type="float" office:value="0.013966">
                <text:p>0.013966</text:p>
              </table:table-cell>
              <table:table-cell office:value-type="float" office:value="4.0385">
                <text:p>4.0385</text:p>
              </table:table-cell>
              <table:table-cell office:value-type="float" office:value="5.0673">
                <text:p>5.0673</text:p>
              </table:table-cell>
              <table:table-cell office:value-type="float" office:value="0.1489">
                <text:p>0.1489</text:p>
              </table:table-cell>
              <table:table-cell office:value-type="float" office:value="0.03558">
                <text:p>0.03558</text:p>
              </table:table-cell>
              <table:table-cell office:value-type="float" office:value="0.1594">
                <text:p>0.1594</text:p>
              </table:table-cell>
              <table:table-cell office:value-type="float" office:value="0.5794">
                <text:p>0.5794</text:p>
              </table:table-cell>
              <table:table-cell office:value-type="float" office:value="0.035763">
                <text:p>0.035763</text:p>
              </table:table-cell>
              <table:table-cell office:value-type="float" office:value="0.4836">
                <text:p>0.4836</text:p>
              </table:table-cell>
              <table:table-cell office:value-type="float" office:value="0.4545">
                <text:p>0.4545</text:p>
              </table:table-cell>
              <table:table-cell office:value-type="float" office:value="0.5784">
                <text:p>0.5784</text:p>
              </table:table-cell>
              <table:table-cell office:value-type="float" office:value="0.9568">
                <text:p>0.9568</text:p>
              </table:table-cell>
              <table:table-cell office:value-type="float" office:value="2.2025">
                <text:p>2.2025</text:p>
              </table:table-cell>
              <table:table-cell office:value-type="float" office:value="1.0978">
                <text:p>1.0978</text:p>
              </table:table-cell>
              <table:table-cell office:value-type="float" office:value="1.081">
                <text:p>1.081</text:p>
              </table:table-cell>
              <table:table-cell office:value-type="float" office:value="0.006331">
                <text:p>0.006331</text:p>
              </table:table-cell>
              <table:table-cell office:value-type="float" office:value="0.0811">
                <text:p>0.0811</text:p>
              </table:table-cell>
              <table:table-cell office:value-type="float" office:value="0.1988">
                <text:p>0.1988</text:p>
              </table:table-cell>
              <table:table-cell office:value-type="float" office:value="0.3041">
                <text:p>0.3041</text:p>
              </table:table-cell>
              <table:table-cell office:value-type="float" office:value="1.2997">
                <text:p>1.2997</text:p>
              </table:table-cell>
              <table:table-cell office:value-type="float" office:value="0.9103">
                <text:p>0.9103</text:p>
              </table:table-cell>
              <table:table-cell office:value-type="float" office:value="0.0699">
                <text:p>0.0699</text:p>
              </table:table-cell>
              <table:table-cell office:value-type="float" office:value="0.00030387">
                <text:p>0.00030387</text:p>
              </table:table-cell>
              <table:table-cell office:value-type="float" office:value="0.060438">
                <text:p>0.060438</text:p>
              </table:table-cell>
              <table:table-cell office:value-type="float" office:value="0.003517">
                <text:p>0.003517</text:p>
              </table:table-cell>
              <table:table-cell office:value-type="float" office:value="0.5887">
                <text:p>0.5887</text:p>
              </table:table-cell>
            </table:table-row>
            <table:table-row>
              <table:table-cell office:value-type="float" office:value="42780">
                <text:p>42780 031/A/NBP/2017</text:p>
                <text:list>
                  <text:list-item>
                    <text:p/>
                  </text:list-item>
                  <text:list-item>
                    <text:p>031/A/NBP/2017</text:p>
                  </text:list-item>
                </text:list>
              </table:table-cell>
              <table:table-cell office:value-type="float" office:value="0.1159">
                <text:p>0.1159</text:p>
              </table:table-cell>
              <table:table-cell office:value-type="float" office:value="4.0525">
                <text:p>4.0525</text:p>
              </table:table-cell>
              <table:table-cell office:value-type="float" office:value="3.1131">
                <text:p>3.1131</text:p>
              </table:table-cell>
              <table:table-cell office:value-type="float" office:value="0.5222">
                <text:p>0.5222</text:p>
              </table:table-cell>
              <table:table-cell office:value-type="float" office:value="3.1058">
                <text:p>3.1058</text:p>
              </table:table-cell>
              <table:table-cell office:value-type="float" office:value="2.9113">
                <text:p>2.9113</text:p>
              </table:table-cell>
              <table:table-cell office:value-type="float" office:value="2.8582">
                <text:p>2.8582</text:p>
              </table:table-cell>
              <table:table-cell office:value-type="float" office:value="4.3025">
                <text:p>4.3025</text:p>
              </table:table-cell>
              <table:table-cell office:value-type="float" office:value="0.013945">
                <text:p>0.013945</text:p>
              </table:table-cell>
              <table:table-cell office:value-type="float" office:value="4.034">
                <text:p>4.034</text:p>
              </table:table-cell>
              <table:table-cell office:value-type="float" office:value="5.0537">
                <text:p>5.0537</text:p>
              </table:table-cell>
              <table:table-cell office:value-type="float" office:value="0.1491">
                <text:p>0.1491</text:p>
              </table:table-cell>
              <table:table-cell office:value-type="float" office:value="0.035725">
                <text:p>0.035725</text:p>
              </table:table-cell>
              <table:table-cell office:value-type="float" office:value="0.1592">
                <text:p>0.1592</text:p>
              </table:table-cell>
              <table:table-cell office:value-type="float" office:value="0.5786">
                <text:p>0.5786</text:p>
              </table:table-cell>
              <table:table-cell office:value-type="float" office:value="0.036034">
                <text:p>0.036034</text:p>
              </table:table-cell>
              <table:table-cell office:value-type="float" office:value="0.4844">
                <text:p>0.4844</text:p>
              </table:table-cell>
              <table:table-cell office:value-type="float" office:value="0.4545">
                <text:p>0.4545</text:p>
              </table:table-cell>
              <table:table-cell office:value-type="float" office:value="0.5772">
                <text:p>0.5772</text:p>
              </table:table-cell>
              <table:table-cell office:value-type="float" office:value="0.9553">
                <text:p>0.9553</text:p>
              </table:table-cell>
              <table:table-cell office:value-type="float" office:value="2.1998">
                <text:p>2.1998</text:p>
              </table:table-cell>
              <table:table-cell office:value-type="float" office:value="1.1102">
                <text:p>1.1102</text:p>
              </table:table-cell>
              <table:table-cell office:value-type="float" office:value="1.0816">
                <text:p>1.0816</text:p>
              </table:table-cell>
              <table:table-cell office:value-type="float" office:value="0.006311">
                <text:p>0.006311</text:p>
              </table:table-cell>
              <table:table-cell office:value-type="float" office:value="0.0813">
                <text:p>0.0813</text:p>
              </table:table-cell>
              <table:table-cell office:value-type="float" office:value="0.2002">
                <text:p>0.2002</text:p>
              </table:table-cell>
              <table:table-cell office:value-type="float" office:value="0.3066">
                <text:p>0.3066</text:p>
              </table:table-cell>
              <table:table-cell office:value-type="float" office:value="1.3024">
                <text:p>1.3024</text:p>
              </table:table-cell>
              <table:table-cell office:value-type="float" office:value="0.9107">
                <text:p>0.9107</text:p>
              </table:table-cell>
              <table:table-cell office:value-type="float" office:value="0.0703">
                <text:p>0.0703</text:p>
              </table:table-cell>
              <table:table-cell office:value-type="float" office:value="0.00030399">
                <text:p>0.00030399</text:p>
              </table:table-cell>
              <table:table-cell office:value-type="float" office:value="0.060547">
                <text:p>0.060547</text:p>
              </table:table-cell>
              <table:table-cell office:value-type="float" office:value="0.003559">
                <text:p>0.003559</text:p>
              </table:table-cell>
              <table:table-cell office:value-type="float" office:value="0.5902">
                <text:p>0.5902</text:p>
              </table:table-cell>
            </table:table-row>
            <table:table-row>
              <table:table-cell office:value-type="float" office:value="42781">
                <text:p>42781 032/A/NBP/2017</text:p>
                <text:list>
                  <text:list-item>
                    <text:p/>
                  </text:list-item>
                  <text:list-item>
                    <text:p>032/A/NBP/2017</text:p>
                  </text:list-item>
                </text:list>
              </table:table-cell>
              <table:table-cell office:value-type="float" office:value="0.1164">
                <text:p>0.1164</text:p>
              </table:table-cell>
              <table:table-cell office:value-type="float" office:value="4.0752">
                <text:p>4.0752</text:p>
              </table:table-cell>
              <table:table-cell office:value-type="float" office:value="3.1322">
                <text:p>3.1322</text:p>
              </table:table-cell>
              <table:table-cell office:value-type="float" office:value="0.5251">
                <text:p>0.5251</text:p>
              </table:table-cell>
              <table:table-cell office:value-type="float" office:value="3.1175">
                <text:p>3.1175</text:p>
              </table:table-cell>
              <table:table-cell office:value-type="float" office:value="2.928">
                <text:p>2.928</text:p>
              </table:table-cell>
              <table:table-cell office:value-type="float" office:value="2.8642">
                <text:p>2.8642</text:p>
              </table:table-cell>
              <table:table-cell office:value-type="float" office:value="4.3025">
                <text:p>4.3025</text:p>
              </table:table-cell>
              <table:table-cell office:value-type="float" office:value="0.013951">
                <text:p>0.013951</text:p>
              </table:table-cell>
              <table:table-cell office:value-type="float" office:value="4.042">
                <text:p>4.042</text:p>
              </table:table-cell>
              <table:table-cell office:value-type="float" office:value="5.0627">
                <text:p>5.0627</text:p>
              </table:table-cell>
              <table:table-cell office:value-type="float" office:value="0.1511">
                <text:p>0.1511</text:p>
              </table:table-cell>
              <table:table-cell office:value-type="float" office:value="0.035603">
                <text:p>0.035603</text:p>
              </table:table-cell>
              <table:table-cell office:value-type="float" office:value="0.1592">
                <text:p>0.1592</text:p>
              </table:table-cell>
              <table:table-cell office:value-type="float" office:value="0.5786">
                <text:p>0.5786</text:p>
              </table:table-cell>
              <table:table-cell office:value-type="float" office:value="0.036508">
                <text:p>0.036508</text:p>
              </table:table-cell>
              <table:table-cell office:value-type="float" office:value="0.4854">
                <text:p>0.4854</text:p>
              </table:table-cell>
              <table:table-cell office:value-type="float" office:value="0.4546">
                <text:p>0.4546</text:p>
              </table:table-cell>
              <table:table-cell office:value-type="float" office:value="0.5771">
                <text:p>0.5771</text:p>
              </table:table-cell>
              <table:table-cell office:value-type="float" office:value="0.9548">
                <text:p>0.9548</text:p>
              </table:table-cell>
              <table:table-cell office:value-type="float" office:value="2.1999">
                <text:p>2.1999</text:p>
              </table:table-cell>
              <table:table-cell office:value-type="float" office:value="1.1181">
                <text:p>1.1181</text:p>
              </table:table-cell>
              <table:table-cell office:value-type="float" office:value="1.0873">
                <text:p>1.0873</text:p>
              </table:table-cell>
              <table:table-cell office:value-type="float" office:value="0.006355">
                <text:p>0.006355</text:p>
              </table:table-cell>
              <table:table-cell office:value-type="float" office:value="0.0817">
                <text:p>0.0817</text:p>
              </table:table-cell>
              <table:table-cell office:value-type="float" office:value="0.2009">
                <text:p>0.2009</text:p>
              </table:table-cell>
              <table:table-cell office:value-type="float" office:value="0.3136">
                <text:p>0.3136</text:p>
              </table:table-cell>
              <table:table-cell office:value-type="float" office:value="1.3213">
                <text:p>1.3213</text:p>
              </table:table-cell>
              <table:table-cell office:value-type="float" office:value="0.9162">
                <text:p>0.9162</text:p>
              </table:table-cell>
              <table:table-cell office:value-type="float" office:value="0.071">
                <text:p>0.071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6092">
                <text:p>0.06092</text:p>
              </table:table-cell>
              <table:table-cell office:value-type="float" office:value="0.003573">
                <text:p>0.003573</text:p>
              </table:table-cell>
              <table:table-cell office:value-type="float" office:value="0.5933">
                <text:p>0.5933</text:p>
              </table:table-cell>
            </table:table-row>
            <table:table-row>
              <table:table-cell office:value-type="float" office:value="42782">
                <text:p>42782 033/A/NBP/2017</text:p>
                <text:list>
                  <text:list-item>
                    <text:p/>
                  </text:list-item>
                  <text:list-item>
                    <text:p>033/A/NBP/2017</text:p>
                  </text:list-item>
                </text:list>
              </table:table-cell>
              <table:table-cell office:value-type="float" office:value="0.1159">
                <text:p>0.1159</text:p>
              </table:table-cell>
              <table:table-cell office:value-type="float" office:value="4.0567">
                <text:p>4.0567</text:p>
              </table:table-cell>
              <table:table-cell office:value-type="float" office:value="3.1211">
                <text:p>3.1211</text:p>
              </table:table-cell>
              <table:table-cell office:value-type="float" office:value="0.5227">
                <text:p>0.5227</text:p>
              </table:table-cell>
              <table:table-cell office:value-type="float" office:value="3.1104">
                <text:p>3.1104</text:p>
              </table:table-cell>
              <table:table-cell office:value-type="float" office:value="2.9318">
                <text:p>2.9318</text:p>
              </table:table-cell>
              <table:table-cell office:value-type="float" office:value="2.8599">
                <text:p>2.8599</text:p>
              </table:table-cell>
              <table:table-cell office:value-type="float" office:value="4.316">
                <text:p>4.316</text:p>
              </table:table-cell>
              <table:table-cell office:value-type="float" office:value="0.014015">
                <text:p>0.014015</text:p>
              </table:table-cell>
              <table:table-cell office:value-type="float" office:value="4.0516">
                <text:p>4.0516</text:p>
              </table:table-cell>
              <table:table-cell office:value-type="float" office:value="5.0765">
                <text:p>5.0765</text:p>
              </table:table-cell>
              <table:table-cell office:value-type="float" office:value="0.1504">
                <text:p>0.1504</text:p>
              </table:table-cell>
              <table:table-cell office:value-type="float" office:value="0.035705">
                <text:p>0.035705</text:p>
              </table:table-cell>
              <table:table-cell office:value-type="float" office:value="0.1597">
                <text:p>0.1597</text:p>
              </table:table-cell>
              <table:table-cell office:value-type="float" office:value="0.5805">
                <text:p>0.5805</text:p>
              </table:table-cell>
              <table:table-cell office:value-type="float" office:value="0.036654">
                <text:p>0.036654</text:p>
              </table:table-cell>
              <table:table-cell office:value-type="float" office:value="0.488">
                <text:p>0.488</text:p>
              </table:table-cell>
              <table:table-cell office:value-type="float" office:value="0.456">
                <text:p>0.456</text:p>
              </table:table-cell>
              <table:table-cell office:value-type="float" office:value="0.5793">
                <text:p>0.5793</text:p>
              </table:table-cell>
              <table:table-cell office:value-type="float" office:value="0.9543">
                <text:p>0.9543</text:p>
              </table:table-cell>
              <table:table-cell office:value-type="float" office:value="2.2068">
                <text:p>2.2068</text:p>
              </table:table-cell>
              <table:table-cell office:value-type="float" office:value="1.1034">
                <text:p>1.1034</text:p>
              </table:table-cell>
              <table:table-cell office:value-type="float" office:value="1.086">
                <text:p>1.086</text:p>
              </table:table-cell>
              <table:table-cell office:value-type="float" office:value="0.006348">
                <text:p>0.006348</text:p>
              </table:table-cell>
              <table:table-cell office:value-type="float" office:value="0.0812">
                <text:p>0.0812</text:p>
              </table:table-cell>
              <table:table-cell office:value-type="float" office:value="0.1994">
                <text:p>0.1994</text:p>
              </table:table-cell>
              <table:table-cell office:value-type="float" office:value="0.312">
                <text:p>0.312</text:p>
              </table:table-cell>
              <table:table-cell office:value-type="float" office:value="1.3268">
                <text:p>1.3268</text:p>
              </table:table-cell>
              <table:table-cell office:value-type="float" office:value="0.9109">
                <text:p>0.9109</text:p>
              </table:table-cell>
              <table:table-cell office:value-type="float" office:value="0.0709">
                <text:p>0.0709</text:p>
              </table:table-cell>
              <table:table-cell office:value-type="float" office:value="0.00030455">
                <text:p>0.00030455</text:p>
              </table:table-cell>
              <table:table-cell office:value-type="float" office:value="0.060537">
                <text:p>0.060537</text:p>
              </table:table-cell>
              <table:table-cell office:value-type="float" office:value="0.003558">
                <text:p>0.003558</text:p>
              </table:table-cell>
              <table:table-cell office:value-type="float" office:value="0.5915">
                <text:p>0.5915</text:p>
              </table:table-cell>
            </table:table-row>
            <table:table-row>
              <table:table-cell office:value-type="float" office:value="42783">
                <text:p>42783 034/A/NBP/2017</text:p>
                <text:list>
                  <text:list-item>
                    <text:p/>
                  </text:list-item>
                  <text:list-item>
                    <text:p>034/A/NBP/2017</text:p>
                  </text:list-item>
                </text:list>
              </table:table-cell>
              <table:table-cell office:value-type="float" office:value="0.1163">
                <text:p>0.1163</text:p>
              </table:table-cell>
              <table:table-cell office:value-type="float" office:value="4.0693">
                <text:p>4.0693</text:p>
              </table:table-cell>
              <table:table-cell office:value-type="float" office:value="3.1171">
                <text:p>3.1171</text:p>
              </table:table-cell>
              <table:table-cell office:value-type="float" office:value="0.5243">
                <text:p>0.5243</text:p>
              </table:table-cell>
              <table:table-cell office:value-type="float" office:value="3.1087">
                <text:p>3.1087</text:p>
              </table:table-cell>
              <table:table-cell office:value-type="float" office:value="2.924">
                <text:p>2.924</text:p>
              </table:table-cell>
              <table:table-cell office:value-type="float" office:value="2.8722">
                <text:p>2.8722</text:p>
              </table:table-cell>
              <table:table-cell office:value-type="float" office:value="4.3314">
                <text:p>4.3314</text:p>
              </table:table-cell>
              <table:table-cell office:value-type="float" office:value="0.014071">
                <text:p>0.014071</text:p>
              </table:table-cell>
              <table:table-cell office:value-type="float" office:value="4.0711">
                <text:p>4.0711</text:p>
              </table:table-cell>
              <table:table-cell office:value-type="float" office:value="5.0533">
                <text:p>5.0533</text:p>
              </table:table-cell>
              <table:table-cell office:value-type="float" office:value="0.1505">
                <text:p>0.1505</text:p>
              </table:table-cell>
              <table:table-cell office:value-type="float" office:value="0.036039">
                <text:p>0.036039</text:p>
              </table:table-cell>
              <table:table-cell office:value-type="float" office:value="0.1603">
                <text:p>0.1603</text:p>
              </table:table-cell>
              <table:table-cell office:value-type="float" office:value="0.5827">
                <text:p>0.5827</text:p>
              </table:table-cell>
              <table:table-cell office:value-type="float" office:value="0.036863">
                <text:p>0.036863</text:p>
              </table:table-cell>
              <table:table-cell office:value-type="float" office:value="0.4886">
                <text:p>0.4886</text:p>
              </table:table-cell>
              <table:table-cell office:value-type="float" office:value="0.4571">
                <text:p>0.4571</text:p>
              </table:table-cell>
              <table:table-cell office:value-type="float" office:value="0.5816">
                <text:p>0.5816</text:p>
              </table:table-cell>
              <table:table-cell office:value-type="float" office:value="0.9583">
                <text:p>0.9583</text:p>
              </table:table-cell>
              <table:table-cell office:value-type="float" office:value="2.2146">
                <text:p>2.2146</text:p>
              </table:table-cell>
              <table:table-cell office:value-type="float" office:value="1.1072">
                <text:p>1.1072</text:p>
              </table:table-cell>
              <table:table-cell office:value-type="float" office:value="1.0951">
                <text:p>1.0951</text:p>
              </table:table-cell>
              <table:table-cell office:value-type="float" office:value="0.006368">
                <text:p>0.006368</text:p>
              </table:table-cell>
              <table:table-cell office:value-type="float" office:value="0.0812">
                <text:p>0.0812</text:p>
              </table:table-cell>
              <table:table-cell office:value-type="float" office:value="0.199">
                <text:p>0.199</text:p>
              </table:table-cell>
              <table:table-cell office:value-type="float" office:value="0.3102">
                <text:p>0.3102</text:p>
              </table:table-cell>
              <table:table-cell office:value-type="float" office:value="1.3174">
                <text:p>1.3174</text:p>
              </table:table-cell>
              <table:table-cell office:value-type="float" office:value="0.9139">
                <text:p>0.9139</text:p>
              </table:table-cell>
              <table:table-cell office:value-type="float" office:value="0.0705">
                <text:p>0.0705</text:p>
              </table:table-cell>
              <table:table-cell office:value-type="float" office:value="0.00030525">
                <text:p>0.00030525</text:p>
              </table:table-cell>
              <table:table-cell office:value-type="float" office:value="0.06063">
                <text:p>0.06063</text:p>
              </table:table-cell>
              <table:table-cell office:value-type="float" office:value="0.003538">
                <text:p>0.003538</text:p>
              </table:table-cell>
              <table:table-cell office:value-type="float" office:value="0.5925">
                <text:p>0.5925</text:p>
              </table:table-cell>
            </table:table-row>
            <table:table-row>
              <table:table-cell office:value-type="float" office:value="42786">
                <text:p>42786 035/A/NBP/2017</text:p>
                <text:list>
                  <text:list-item>
                    <text:p/>
                  </text:list-item>
                  <text:list-item>
                    <text:p>035/A/NBP/2017</text:p>
                  </text:list-item>
                </text:list>
              </table:table-cell>
              <table:table-cell office:value-type="float" office:value="0.1162">
                <text:p>0.1162</text:p>
              </table:table-cell>
              <table:table-cell office:value-type="float" office:value="4.0692">
                <text:p>4.0692</text:p>
              </table:table-cell>
              <table:table-cell office:value-type="float" office:value="3.1225">
                <text:p>3.1225</text:p>
              </table:table-cell>
              <table:table-cell office:value-type="float" office:value="0.5243">
                <text:p>0.5243</text:p>
              </table:table-cell>
              <table:table-cell office:value-type="float" office:value="3.1076">
                <text:p>3.1076</text:p>
              </table:table-cell>
              <table:table-cell office:value-type="float" office:value="2.923">
                <text:p>2.923</text:p>
              </table:table-cell>
              <table:table-cell office:value-type="float" office:value="2.8688">
                <text:p>2.8688</text:p>
              </table:table-cell>
              <table:table-cell office:value-type="float" office:value="4.3227">
                <text:p>4.3227</text:p>
              </table:table-cell>
              <table:table-cell office:value-type="float" office:value="0.014022">
                <text:p>0.014022</text:p>
              </table:table-cell>
              <table:table-cell office:value-type="float" office:value="4.0564">
                <text:p>4.0564</text:p>
              </table:table-cell>
              <table:table-cell office:value-type="float" office:value="5.0712">
                <text:p>5.0712</text:p>
              </table:table-cell>
              <table:table-cell office:value-type="float" office:value="0.1507">
                <text:p>0.1507</text:p>
              </table:table-cell>
              <table:table-cell office:value-type="float" office:value="0.035979">
                <text:p>0.035979</text:p>
              </table:table-cell>
              <table:table-cell office:value-type="float" office:value="0.1599">
                <text:p>0.1599</text:p>
              </table:table-cell>
              <table:table-cell office:value-type="float" office:value="0.5815">
                <text:p>0.5815</text:p>
              </table:table-cell>
              <table:table-cell office:value-type="float" office:value="0.036962">
                <text:p>0.036962</text:p>
              </table:table-cell>
              <table:table-cell office:value-type="float" office:value="0.4877">
                <text:p>0.4877</text:p>
              </table:table-cell>
              <table:table-cell office:value-type="float" office:value="0.4563">
                <text:p>0.4563</text:p>
              </table:table-cell>
              <table:table-cell office:value-type="float" office:value="0.5803">
                <text:p>0.5803</text:p>
              </table:table-cell>
              <table:table-cell office:value-type="float" office:value="0.9555">
                <text:p>0.9555</text:p>
              </table:table-cell>
              <table:table-cell office:value-type="float" office:value="2.2101">
                <text:p>2.2101</text:p>
              </table:table-cell>
              <table:table-cell office:value-type="float" office:value="1.1201">
                <text:p>1.1201</text:p>
              </table:table-cell>
              <table:table-cell office:value-type="float" office:value="1.098">
                <text:p>1.098</text:p>
              </table:table-cell>
              <table:table-cell office:value-type="float" office:value="0.006318">
                <text:p>0.006318</text:p>
              </table:table-cell>
              <table:table-cell office:value-type="float" office:value="0.0808">
                <text:p>0.0808</text:p>
              </table:table-cell>
              <table:table-cell office:value-type="float" office:value="0.1985">
                <text:p>0.1985</text:p>
              </table:table-cell>
              <table:table-cell office:value-type="float" office:value="0.3098">
                <text:p>0.3098</text:p>
              </table:table-cell>
              <table:table-cell office:value-type="float" office:value="1.3107">
                <text:p>1.3107</text:p>
              </table:table-cell>
              <table:table-cell office:value-type="float" office:value="0.9127">
                <text:p>0.9127</text:p>
              </table:table-cell>
              <table:table-cell office:value-type="float" office:value="0.0702">
                <text:p>0.0702</text:p>
              </table:table-cell>
              <table:table-cell office:value-type="float" office:value="0.0003047">
                <text:p>0.0003047</text:p>
              </table:table-cell>
              <table:table-cell office:value-type="float" office:value="0.06075">
                <text:p>0.06075</text:p>
              </table:table-cell>
              <table:table-cell office:value-type="float" office:value="0.003549">
                <text:p>0.003549</text:p>
              </table:table-cell>
              <table:table-cell office:value-type="float" office:value="0.5917">
                <text:p>0.5917</text:p>
              </table:table-cell>
            </table:table-row>
            <table:table-row>
              <table:table-cell office:value-type="float" office:value="42787">
                <text:p>42787 036/A/NBP/2017</text:p>
                <text:list>
                  <text:list-item>
                    <text:p/>
                  </text:list-item>
                  <text:list-item>
                    <text:p>036/A/NBP/2017</text:p>
                  </text:list-item>
                </text:list>
              </table:table-cell>
              <table:table-cell office:value-type="float" office:value="0.1168">
                <text:p>0.1168</text:p>
              </table:table-cell>
              <table:table-cell office:value-type="float" office:value="4.0942">
                <text:p>4.0942</text:p>
              </table:table-cell>
              <table:table-cell office:value-type="float" office:value="3.134">
                <text:p>3.134</text:p>
              </table:table-cell>
              <table:table-cell office:value-type="float" office:value="0.5275">
                <text:p>0.5275</text:p>
              </table:table-cell>
              <table:table-cell office:value-type="float" office:value="3.1115">
                <text:p>3.1115</text:p>
              </table:table-cell>
              <table:table-cell office:value-type="float" office:value="2.921">
                <text:p>2.921</text:p>
              </table:table-cell>
              <table:table-cell office:value-type="float" office:value="2.8782">
                <text:p>2.8782</text:p>
              </table:table-cell>
              <table:table-cell office:value-type="float" office:value="4.3163">
                <text:p>4.3163</text:p>
              </table:table-cell>
              <table:table-cell office:value-type="float" office:value="0.014031">
                <text:p>0.014031</text:p>
              </table:table-cell>
              <table:table-cell office:value-type="float" office:value="4.0561">
                <text:p>4.0561</text:p>
              </table:table-cell>
              <table:table-cell office:value-type="float" office:value="5.0888">
                <text:p>5.0888</text:p>
              </table:table-cell>
              <table:table-cell office:value-type="float" office:value="0.1514">
                <text:p>0.1514</text:p>
              </table:table-cell>
              <table:table-cell office:value-type="float" office:value="0.03599">
                <text:p>0.03599</text:p>
              </table:table-cell>
              <table:table-cell office:value-type="float" office:value="0.1597">
                <text:p>0.1597</text:p>
              </table:table-cell>
              <table:table-cell office:value-type="float" office:value="0.5807">
                <text:p>0.5807</text:p>
              </table:table-cell>
              <table:table-cell office:value-type="float" office:value="0.036907">
                <text:p>0.036907</text:p>
              </table:table-cell>
              <table:table-cell office:value-type="float" office:value="0.4882">
                <text:p>0.4882</text:p>
              </table:table-cell>
              <table:table-cell office:value-type="float" office:value="0.4555">
                <text:p>0.4555</text:p>
              </table:table-cell>
              <table:table-cell office:value-type="float" office:value="0.5793">
                <text:p>0.5793</text:p>
              </table:table-cell>
              <table:table-cell office:value-type="float" office:value="0.9556">
                <text:p>0.9556</text:p>
              </table:table-cell>
              <table:table-cell office:value-type="float" office:value="2.2069">
                <text:p>2.2069</text:p>
              </table:table-cell>
              <table:table-cell office:value-type="float" office:value="1.1309">
                <text:p>1.1309</text:p>
              </table:table-cell>
              <table:table-cell office:value-type="float" office:value="1.1033">
                <text:p>1.1033</text:p>
              </table:table-cell>
              <table:table-cell office:value-type="float" office:value="0.006386">
                <text:p>0.006386</text:p>
              </table:table-cell>
              <table:table-cell office:value-type="float" office:value="0.0814">
                <text:p>0.0814</text:p>
              </table:table-cell>
              <table:table-cell office:value-type="float" office:value="0.2001">
                <text:p>0.2001</text:p>
              </table:table-cell>
              <table:table-cell office:value-type="float" office:value="0.3114">
                <text:p>0.3114</text:p>
              </table:table-cell>
              <table:table-cell office:value-type="float" office:value="1.3263">
                <text:p>1.3263</text:p>
              </table:table-cell>
              <table:table-cell office:value-type="float" office:value="0.9185">
                <text:p>0.9185</text:p>
              </table:table-cell>
              <table:table-cell office:value-type="float" office:value="0.0706">
                <text:p>0.0706</text:p>
              </table:table-cell>
              <table:table-cell office:value-type="float" office:value="0.00030617">
                <text:p>0.00030617</text:p>
              </table:table-cell>
              <table:table-cell office:value-type="float" office:value="0.061137">
                <text:p>0.061137</text:p>
              </table:table-cell>
              <table:table-cell office:value-type="float" office:value="0.003571">
                <text:p>0.003571</text:p>
              </table:table-cell>
              <table:table-cell office:value-type="float" office:value="0.5947">
                <text:p>0.5947</text:p>
              </table:table-cell>
            </table:table-row>
            <table:table-row>
              <table:table-cell office:value-type="float" office:value="42788">
                <text:p>42788 037/A/NBP/2017</text:p>
                <text:list>
                  <text:list-item>
                    <text:p/>
                  </text:list-item>
                  <text:list-item>
                    <text:p>037/A/NBP/2017</text:p>
                  </text:list-item>
                </text:list>
              </table:table-cell>
              <table:table-cell office:value-type="float" office:value="0.1168">
                <text:p>0.1168</text:p>
              </table:table-cell>
              <table:table-cell office:value-type="float" office:value="4.0899">
                <text:p>4.0899</text:p>
              </table:table-cell>
              <table:table-cell office:value-type="float" office:value="3.1424">
                <text:p>3.1424</text:p>
              </table:table-cell>
              <table:table-cell office:value-type="float" office:value="0.527">
                <text:p>0.527</text:p>
              </table:table-cell>
              <table:table-cell office:value-type="float" office:value="3.1046">
                <text:p>3.1046</text:p>
              </table:table-cell>
              <table:table-cell office:value-type="float" office:value="2.9303">
                <text:p>2.9303</text:p>
              </table:table-cell>
              <table:table-cell office:value-type="float" office:value="2.8828">
                <text:p>2.8828</text:p>
              </table:table-cell>
              <table:table-cell office:value-type="float" office:value="4.2977">
                <text:p>4.2977</text:p>
              </table:table-cell>
              <table:table-cell office:value-type="float" office:value="0.013988">
                <text:p>0.013988</text:p>
              </table:table-cell>
              <table:table-cell office:value-type="float" office:value="4.0375">
                <text:p>4.0375</text:p>
              </table:table-cell>
              <table:table-cell office:value-type="float" office:value="5.086">
                <text:p>5.086</text:p>
              </table:table-cell>
              <table:table-cell office:value-type="float" office:value="0.1515">
                <text:p>0.1515</text:p>
              </table:table-cell>
              <table:table-cell office:value-type="float" office:value="0.036146">
                <text:p>0.036146</text:p>
              </table:table-cell>
              <table:table-cell office:value-type="float" office:value="0.1591">
                <text:p>0.1591</text:p>
              </table:table-cell>
              <table:table-cell office:value-type="float" office:value="0.5782">
                <text:p>0.5782</text:p>
              </table:table-cell>
              <table:table-cell office:value-type="float" office:value="0.037129">
                <text:p>0.037129</text:p>
              </table:table-cell>
              <table:table-cell office:value-type="float" office:value="0.4883">
                <text:p>0.4883</text:p>
              </table:table-cell>
              <table:table-cell office:value-type="float" office:value="0.4542">
                <text:p>0.4542</text:p>
              </table:table-cell>
              <table:table-cell office:value-type="float" office:value="0.5771">
                <text:p>0.5771</text:p>
              </table:table-cell>
              <table:table-cell office:value-type="float" office:value="0.9511">
                <text:p>0.9511</text:p>
              </table:table-cell>
              <table:table-cell office:value-type="float" office:value="2.1974">
                <text:p>2.1974</text:p>
              </table:table-cell>
              <table:table-cell office:value-type="float" office:value="1.1307">
                <text:p>1.1307</text:p>
              </table:table-cell>
              <table:table-cell office:value-type="float" office:value="1.1032">
                <text:p>1.1032</text:p>
              </table:table-cell>
              <table:table-cell office:value-type="float" office:value="0.006358">
                <text:p>0.006358</text:p>
              </table:table-cell>
              <table:table-cell office:value-type="float" office:value="0.0813">
                <text:p>0.0813</text:p>
              </table:table-cell>
              <table:table-cell office:value-type="float" office:value="0.2038">
                <text:p>0.2038</text:p>
              </table:table-cell>
              <table:table-cell office:value-type="float" office:value="0.3123">
                <text:p>0.3123</text:p>
              </table:table-cell>
              <table:table-cell office:value-type="float" office:value="1.3209">
                <text:p>1.3209</text:p>
              </table:table-cell>
              <table:table-cell office:value-type="float" office:value="0.9184">
                <text:p>0.9184</text:p>
              </table:table-cell>
              <table:table-cell office:value-type="float" office:value="0.0707">
                <text:p>0.0707</text:p>
              </table:table-cell>
              <table:table-cell office:value-type="float" office:value="0.0003059">
                <text:p>0.0003059</text:p>
              </table:table-cell>
              <table:table-cell office:value-type="float" office:value="0.061047">
                <text:p>0.061047</text:p>
              </table:table-cell>
              <table:table-cell office:value-type="float" office:value="0.003576">
                <text:p>0.003576</text:p>
              </table:table-cell>
              <table:table-cell office:value-type="float" office:value="0.5945">
                <text:p>0.5945</text:p>
              </table:table-cell>
            </table:table-row>
            <table:table-row>
              <table:table-cell office:value-type="float" office:value="42789">
                <text:p>42789 038/A/NBP/2017</text:p>
                <text:list>
                  <text:list-item>
                    <text:p/>
                  </text:list-item>
                  <text:list-item>
                    <text:p>038/A/NBP/2017</text:p>
                  </text:list-item>
                </text:list>
              </table:table-cell>
              <table:table-cell office:value-type="float" office:value="0.1167">
                <text:p>0.1167</text:p>
              </table:table-cell>
              <table:table-cell office:value-type="float" office:value="4.084">
                <text:p>4.084</text:p>
              </table:table-cell>
              <table:table-cell office:value-type="float" office:value="3.1416">
                <text:p>3.1416</text:p>
              </table:table-cell>
              <table:table-cell office:value-type="float" office:value="0.5264">
                <text:p>0.5264</text:p>
              </table:table-cell>
              <table:table-cell office:value-type="float" office:value="3.1077">
                <text:p>3.1077</text:p>
              </table:table-cell>
              <table:table-cell office:value-type="float" office:value="2.942">
                <text:p>2.942</text:p>
              </table:table-cell>
              <table:table-cell office:value-type="float" office:value="2.889">
                <text:p>2.889</text:p>
              </table:table-cell>
              <table:table-cell office:value-type="float" office:value="4.3076">
                <text:p>4.3076</text:p>
              </table:table-cell>
              <table:table-cell office:value-type="float" office:value="0.013987">
                <text:p>0.013987</text:p>
              </table:table-cell>
              <table:table-cell office:value-type="float" office:value="4.0411">
                <text:p>4.0411</text:p>
              </table:table-cell>
              <table:table-cell office:value-type="float" office:value="5.095">
                <text:p>5.095</text:p>
              </table:table-cell>
              <table:table-cell office:value-type="float" office:value="0.1517">
                <text:p>0.1517</text:p>
              </table:table-cell>
              <table:table-cell office:value-type="float" office:value="0.036076">
                <text:p>0.036076</text:p>
              </table:table-cell>
              <table:table-cell office:value-type="float" office:value="0.1594">
                <text:p>0.1594</text:p>
              </table:table-cell>
              <table:table-cell office:value-type="float" office:value="0.5795">
                <text:p>0.5795</text:p>
              </table:table-cell>
              <table:table-cell office:value-type="float" office:value="0.037279">
                <text:p>0.037279</text:p>
              </table:table-cell>
              <table:table-cell office:value-type="float" office:value="0.4888">
                <text:p>0.4888</text:p>
              </table:table-cell>
              <table:table-cell office:value-type="float" office:value="0.4543">
                <text:p>0.4543</text:p>
              </table:table-cell>
              <table:table-cell office:value-type="float" office:value="0.5795">
                <text:p>0.5795</text:p>
              </table:table-cell>
              <table:table-cell office:value-type="float" office:value="0.9535">
                <text:p>0.9535</text:p>
              </table:table-cell>
              <table:table-cell office:value-type="float" office:value="2.2025">
                <text:p>2.2025</text:p>
              </table:table-cell>
              <table:table-cell office:value-type="float" office:value="1.1418">
                <text:p>1.1418</text:p>
              </table:table-cell>
              <table:table-cell office:value-type="float" office:value="1.102">
                <text:p>1.102</text:p>
              </table:table-cell>
              <table:table-cell office:value-type="float" office:value="0.006355">
                <text:p>0.006355</text:p>
              </table:table-cell>
              <table:table-cell office:value-type="float" office:value="0.0813">
                <text:p>0.0813</text:p>
              </table:table-cell>
              <table:table-cell office:value-type="float" office:value="0.2049">
                <text:p>0.2049</text:p>
              </table:table-cell>
              <table:table-cell office:value-type="float" office:value="0.3148">
                <text:p>0.3148</text:p>
              </table:table-cell>
              <table:table-cell office:value-type="float" office:value="1.333">
                <text:p>1.333</text:p>
              </table:table-cell>
              <table:table-cell office:value-type="float" office:value="0.918">
                <text:p>0.918</text:p>
              </table:table-cell>
              <table:table-cell office:value-type="float" office:value="0.0705">
                <text:p>0.0705</text:p>
              </table:table-cell>
              <table:table-cell office:value-type="float" office:value="0.00030591">
                <text:p>0.00030591</text:p>
              </table:table-cell>
              <table:table-cell office:value-type="float" office:value="0.061153">
                <text:p>0.061153</text:p>
              </table:table-cell>
              <table:table-cell office:value-type="float" office:value="0.003587">
                <text:p>0.003587</text:p>
              </table:table-cell>
              <table:table-cell office:value-type="float" office:value="0.5939">
                <text:p>0.5939</text:p>
              </table:table-cell>
            </table:table-row>
            <table:table-row>
              <table:table-cell office:value-type="float" office:value="42790">
                <text:p>42790 039/A/NBP/2017</text:p>
                <text:list>
                  <text:list-item>
                    <text:p/>
                  </text:list-item>
                  <text:list-item>
                    <text:p>039/A/NBP/2017</text:p>
                  </text:list-item>
                </text:list>
              </table:table-cell>
              <table:table-cell office:value-type="float" office:value="0.1165">
                <text:p>0.1165</text:p>
              </table:table-cell>
              <table:table-cell office:value-type="float" office:value="4.0681">
                <text:p>4.0681</text:p>
              </table:table-cell>
              <table:table-cell office:value-type="float" office:value="3.1341">
                <text:p>3.1341</text:p>
              </table:table-cell>
              <table:table-cell office:value-type="float" office:value="0.5243">
                <text:p>0.5243</text:p>
              </table:table-cell>
              <table:table-cell office:value-type="float" office:value="3.1066">
                <text:p>3.1066</text:p>
              </table:table-cell>
              <table:table-cell office:value-type="float" office:value="2.9404">
                <text:p>2.9404</text:p>
              </table:table-cell>
              <table:table-cell office:value-type="float" office:value="2.8991">
                <text:p>2.8991</text:p>
              </table:table-cell>
              <table:table-cell office:value-type="float" office:value="4.3102">
                <text:p>4.3102</text:p>
              </table:table-cell>
              <table:table-cell office:value-type="float" office:value="0.013968">
                <text:p>0.013968</text:p>
              </table:table-cell>
              <table:table-cell office:value-type="float" office:value="4.0477">
                <text:p>4.0477</text:p>
              </table:table-cell>
              <table:table-cell office:value-type="float" office:value="5.1011">
                <text:p>5.1011</text:p>
              </table:table-cell>
              <table:table-cell office:value-type="float" office:value="0.1507">
                <text:p>0.1507</text:p>
              </table:table-cell>
              <table:table-cell office:value-type="float" office:value="0.036168">
                <text:p>0.036168</text:p>
              </table:table-cell>
              <table:table-cell office:value-type="float" office:value="0.1595">
                <text:p>0.1595</text:p>
              </table:table-cell>
              <table:table-cell office:value-type="float" office:value="0.5798">
                <text:p>0.5798</text:p>
              </table:table-cell>
              <table:table-cell office:value-type="float" office:value="0.037611">
                <text:p>0.037611</text:p>
              </table:table-cell>
              <table:table-cell office:value-type="float" office:value="0.4885">
                <text:p>0.4885</text:p>
              </table:table-cell>
              <table:table-cell office:value-type="float" office:value="0.4534">
                <text:p>0.4534</text:p>
              </table:table-cell>
              <table:table-cell office:value-type="float" office:value="0.5801">
                <text:p>0.5801</text:p>
              </table:table-cell>
              <table:table-cell office:value-type="float" office:value="0.9541">
                <text:p>0.9541</text:p>
              </table:table-cell>
              <table:table-cell office:value-type="float" office:value="2.2038">
                <text:p>2.2038</text:p>
              </table:table-cell>
              <table:table-cell office:value-type="float" office:value="1.1386">
                <text:p>1.1386</text:p>
              </table:table-cell>
              <table:table-cell office:value-type="float" office:value="1.0997">
                <text:p>1.0997</text:p>
              </table:table-cell>
              <table:table-cell office:value-type="float" office:value="0.006342">
                <text:p>0.006342</text:p>
              </table:table-cell>
              <table:table-cell office:value-type="float" office:value="0.0811">
                <text:p>0.0811</text:p>
              </table:table-cell>
              <table:table-cell office:value-type="float" office:value="0.2064">
                <text:p>0.2064</text:p>
              </table:table-cell>
              <table:table-cell office:value-type="float" office:value="0.3153">
                <text:p>0.3153</text:p>
              </table:table-cell>
              <table:table-cell office:value-type="float" office:value="1.3289">
                <text:p>1.3289</text:p>
              </table:table-cell>
              <table:table-cell office:value-type="float" office:value="0.9162">
                <text:p>0.9162</text:p>
              </table:table-cell>
              <table:table-cell office:value-type="float" office:value="0.0703">
                <text:p>0.0703</text:p>
              </table:table-cell>
              <table:table-cell office:value-type="float" office:value="0.0003052">
                <text:p>0.0003052</text:p>
              </table:table-cell>
              <table:table-cell office:value-type="float" office:value="0.06109">
                <text:p>0.06109</text:p>
              </table:table-cell>
              <table:table-cell office:value-type="float" office:value="0.003598">
                <text:p>0.003598</text:p>
              </table:table-cell>
              <table:table-cell office:value-type="float" office:value="0.5921">
                <text:p>0.5921</text:p>
              </table:table-cell>
            </table:table-row>
            <table:table-row>
              <table:table-cell office:value-type="float" office:value="42793">
                <text:p>42793 040/A/NBP/2017</text:p>
                <text:list>
                  <text:list-item>
                    <text:p/>
                  </text:list-item>
                  <text:list-item>
                    <text:p>040/A/NBP/2017</text:p>
                  </text:list-item>
                </text:list>
              </table:table-cell>
              <table:table-cell office:value-type="float" office:value="0.1169">
                <text:p>0.1169</text:p>
              </table:table-cell>
              <table:table-cell office:value-type="float" office:value="4.0745">
                <text:p>4.0745</text:p>
              </table:table-cell>
              <table:table-cell office:value-type="float" office:value="3.1291">
                <text:p>3.1291</text:p>
              </table:table-cell>
              <table:table-cell office:value-type="float" office:value="0.525">
                <text:p>0.525</text:p>
              </table:table-cell>
              <table:table-cell office:value-type="float" office:value="3.1066">
                <text:p>3.1066</text:p>
              </table:table-cell>
              <table:table-cell office:value-type="float" office:value="2.9335">
                <text:p>2.9335</text:p>
              </table:table-cell>
              <table:table-cell office:value-type="float" office:value="2.8978">
                <text:p>2.8978</text:p>
              </table:table-cell>
              <table:table-cell office:value-type="float" office:value="4.3135">
                <text:p>4.3135</text:p>
              </table:table-cell>
              <table:table-cell office:value-type="float" office:value="0.014004">
                <text:p>0.014004</text:p>
              </table:table-cell>
              <table:table-cell office:value-type="float" office:value="4.0474">
                <text:p>4.0474</text:p>
              </table:table-cell>
              <table:table-cell office:value-type="float" office:value="5.0646">
                <text:p>5.0646</text:p>
              </table:table-cell>
              <table:table-cell office:value-type="float" office:value="0.1506">
                <text:p>0.1506</text:p>
              </table:table-cell>
              <table:table-cell office:value-type="float" office:value="0.036286">
                <text:p>0.036286</text:p>
              </table:table-cell>
              <table:table-cell office:value-type="float" office:value="0.1597">
                <text:p>0.1597</text:p>
              </table:table-cell>
              <table:table-cell office:value-type="float" office:value="0.5803">
                <text:p>0.5803</text:p>
              </table:table-cell>
              <table:table-cell office:value-type="float" office:value="0.037854">
                <text:p>0.037854</text:p>
              </table:table-cell>
              <table:table-cell office:value-type="float" office:value="0.4878">
                <text:p>0.4878</text:p>
              </table:table-cell>
              <table:table-cell office:value-type="float" office:value="0.4516">
                <text:p>0.4516</text:p>
              </table:table-cell>
              <table:table-cell office:value-type="float" office:value="0.5802">
                <text:p>0.5802</text:p>
              </table:table-cell>
              <table:table-cell office:value-type="float" office:value="0.9558">
                <text:p>0.9558</text:p>
              </table:table-cell>
              <table:table-cell office:value-type="float" office:value="2.2055">
                <text:p>2.2055</text:p>
              </table:table-cell>
              <table:table-cell office:value-type="float" office:value="1.1348">
                <text:p>1.1348</text:p>
              </table:table-cell>
              <table:table-cell office:value-type="float" office:value="1.1055">
                <text:p>1.1055</text:p>
              </table:table-cell>
              <table:table-cell office:value-type="float" office:value="0.0063">
                <text:p>0.0063</text:p>
              </table:table-cell>
              <table:table-cell office:value-type="float" office:value="0.081">
                <text:p>0.081</text:p>
              </table:table-cell>
              <table:table-cell office:value-type="float" office:value="0.2051">
                <text:p>0.2051</text:p>
              </table:table-cell>
              <table:table-cell office:value-type="float" office:value="0.3144">
                <text:p>0.3144</text:p>
              </table:table-cell>
              <table:table-cell office:value-type="float" office:value="1.3098">
                <text:p>1.3098</text:p>
              </table:table-cell>
              <table:table-cell office:value-type="float" office:value="0.918">
                <text:p>0.918</text:p>
              </table:table-cell>
              <table:table-cell office:value-type="float" office:value="0.0706">
                <text:p>0.0706</text:p>
              </table:table-cell>
              <table:table-cell office:value-type="float" office:value="0.00030539">
                <text:p>0.00030539</text:p>
              </table:table-cell>
              <table:table-cell office:value-type="float" office:value="0.061085">
                <text:p>0.061085</text:p>
              </table:table-cell>
              <table:table-cell office:value-type="float" office:value="0.003592">
                <text:p>0.003592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float" office:value="42794">
                <text:p>42794 041/A/NBP/2017</text:p>
                <text:list>
                  <text:list-item>
                    <text:p/>
                  </text:list-item>
                  <text:list-item>
                    <text:p>041/A/NBP/2017</text:p>
                  </text:list-item>
                </text:list>
              </table:table-cell>
              <table:table-cell office:value-type="float" office:value="0.1168">
                <text:p>0.1168</text:p>
              </table:table-cell>
              <table:table-cell office:value-type="float" office:value="4.077">
                <text:p>4.077</text:p>
              </table:table-cell>
              <table:table-cell office:value-type="float" office:value="3.1283">
                <text:p>3.1283</text:p>
              </table:table-cell>
              <table:table-cell office:value-type="float" office:value="0.5253">
                <text:p>0.5253</text:p>
              </table:table-cell>
              <table:table-cell office:value-type="float" office:value="3.0938">
                <text:p>3.0938</text:p>
              </table:table-cell>
              <table:table-cell office:value-type="float" office:value="2.9302">
                <text:p>2.9302</text:p>
              </table:table-cell>
              <table:table-cell office:value-type="float" office:value="2.9107">
                <text:p>2.9107</text:p>
              </table:table-cell>
              <table:table-cell office:value-type="float" office:value="4.3166">
                <text:p>4.3166</text:p>
              </table:table-cell>
              <table:table-cell office:value-type="float" office:value="0.014028">
                <text:p>0.014028</text:p>
              </table:table-cell>
              <table:table-cell office:value-type="float" office:value="4.0535">
                <text:p>4.0535</text:p>
              </table:table-cell>
              <table:table-cell office:value-type="float" office:value="5.0617">
                <text:p>5.0617</text:p>
              </table:table-cell>
              <table:table-cell office:value-type="float" office:value="0.1499">
                <text:p>0.1499</text:p>
              </table:table-cell>
              <table:table-cell office:value-type="float" office:value="0.036272">
                <text:p>0.036272</text:p>
              </table:table-cell>
              <table:table-cell office:value-type="float" office:value="0.1597">
                <text:p>0.1597</text:p>
              </table:table-cell>
              <table:table-cell office:value-type="float" office:value="0.5807">
                <text:p>0.5807</text:p>
              </table:table-cell>
              <table:table-cell office:value-type="float" office:value="0.038166">
                <text:p>0.038166</text:p>
              </table:table-cell>
              <table:table-cell office:value-type="float" office:value="0.4865">
                <text:p>0.4865</text:p>
              </table:table-cell>
              <table:table-cell office:value-type="float" office:value="0.4515">
                <text:p>0.4515</text:p>
              </table:table-cell>
              <table:table-cell office:value-type="float" office:value="0.5805">
                <text:p>0.5805</text:p>
              </table:table-cell>
              <table:table-cell office:value-type="float" office:value="0.9562">
                <text:p>0.9562</text:p>
              </table:table-cell>
              <table:table-cell office:value-type="float" office:value="2.207">
                <text:p>2.207</text:p>
              </table:table-cell>
              <table:table-cell office:value-type="float" office:value="1.1288">
                <text:p>1.1288</text:p>
              </table:table-cell>
              <table:table-cell office:value-type="float" office:value="1.1111">
                <text:p>1.1111</text:p>
              </table:table-cell>
              <table:table-cell office:value-type="float" office:value="0.006305">
                <text:p>0.006305</text:p>
              </table:table-cell>
              <table:table-cell office:value-type="float" office:value="0.0811">
                <text:p>0.0811</text:p>
              </table:table-cell>
              <table:table-cell office:value-type="float" office:value="0.2045">
                <text:p>0.2045</text:p>
              </table:table-cell>
              <table:table-cell office:value-type="float" office:value="0.3139">
                <text:p>0.3139</text:p>
              </table:table-cell>
              <table:table-cell office:value-type="float" office:value="1.3111">
                <text:p>1.3111</text:p>
              </table:table-cell>
              <table:table-cell office:value-type="float" office:value="0.9181">
                <text:p>0.9181</text:p>
              </table:table-cell>
              <table:table-cell office:value-type="float" office:value="0.0703">
                <text:p>0.0703</text:p>
              </table:table-cell>
              <table:table-cell office:value-type="float" office:value="0.00030566">
                <text:p>0.00030566</text:p>
              </table:table-cell>
              <table:table-cell office:value-type="float" office:value="0.061085">
                <text:p>0.061085</text:p>
              </table:table-cell>
              <table:table-cell office:value-type="float" office:value="0.003612">
                <text:p>0.003612</text:p>
              </table:table-cell>
              <table:table-cell office:value-type="float" office:value="0.5933">
                <text:p>0.5933</text:p>
              </table:table-cell>
            </table:table-row>
            <table:table-row>
              <table:table-cell office:value-type="float" office:value="42795">
                <text:p>42795 042/A/NBP/2017</text:p>
                <text:list>
                  <text:list-item>
                    <text:p/>
                  </text:list-item>
                  <text:list-item>
                    <text:p>042/A/NBP/2017</text:p>
                  </text:list-item>
                </text:list>
              </table:table-cell>
              <table:table-cell office:value-type="float" office:value="0.1166">
                <text:p>0.1166</text:p>
              </table:table-cell>
              <table:table-cell office:value-type="float" office:value="4.0756">
                <text:p>4.0756</text:p>
              </table:table-cell>
              <table:table-cell office:value-type="float" office:value="3.1245">
                <text:p>3.1245</text:p>
              </table:table-cell>
              <table:table-cell office:value-type="float" office:value="0.5251">
                <text:p>0.5251</text:p>
              </table:table-cell>
              <table:table-cell office:value-type="float" office:value="3.0593">
                <text:p>3.0593</text:p>
              </table:table-cell>
              <table:table-cell office:value-type="float" office:value="2.9074">
                <text:p>2.9074</text:p>
              </table:table-cell>
              <table:table-cell office:value-type="float" office:value="2.895">
                <text:p>2.895</text:p>
              </table:table-cell>
              <table:table-cell office:value-type="float" office:value="4.297">
                <text:p>4.297</text:p>
              </table:table-cell>
              <table:table-cell office:value-type="float" office:value="0.013965">
                <text:p>0.013965</text:p>
              </table:table-cell>
              <table:table-cell office:value-type="float" office:value="4.0387">
                <text:p>4.0387</text:p>
              </table:table-cell>
              <table:table-cell office:value-type="float" office:value="5.0437">
                <text:p>5.0437</text:p>
              </table:table-cell>
              <table:table-cell office:value-type="float" office:value="0.15">
                <text:p>0.15</text:p>
              </table:table-cell>
              <table:table-cell office:value-type="float" office:value="0.035906">
                <text:p>0.035906</text:p>
              </table:table-cell>
              <table:table-cell office:value-type="float" office:value="0.159">
                <text:p>0.159</text:p>
              </table:table-cell>
              <table:table-cell office:value-type="float" office:value="0.5781">
                <text:p>0.5781</text:p>
              </table:table-cell>
              <table:table-cell office:value-type="float" office:value="0.03823">
                <text:p>0.03823</text:p>
              </table:table-cell>
              <table:table-cell office:value-type="float" office:value="0.485">
                <text:p>0.485</text:p>
              </table:table-cell>
              <table:table-cell office:value-type="float" office:value="0.4506">
                <text:p>0.4506</text:p>
              </table:table-cell>
              <table:table-cell office:value-type="float" office:value="0.5789">
                <text:p>0.5789</text:p>
              </table:table-cell>
              <table:table-cell office:value-type="float" office:value="0.9508">
                <text:p>0.9508</text:p>
              </table:table-cell>
              <table:table-cell office:value-type="float" office:value="2.197">
                <text:p>2.197</text:p>
              </table:table-cell>
              <table:table-cell office:value-type="float" office:value="1.1222">
                <text:p>1.1222</text:p>
              </table:table-cell>
              <table:table-cell office:value-type="float" office:value="1.118">
                <text:p>1.118</text:p>
              </table:table-cell>
              <table:table-cell office:value-type="float" office:value="0.006269">
                <text:p>0.006269</text:p>
              </table:table-cell>
              <table:table-cell office:value-type="float" office:value="0.081">
                <text:p>0.081</text:p>
              </table:table-cell>
              <table:table-cell office:value-type="float" office:value="0.2038">
                <text:p>0.2038</text:p>
              </table:table-cell>
              <table:table-cell office:value-type="float" office:value="0.3125">
                <text:p>0.3125</text:p>
              </table:table-cell>
              <table:table-cell office:value-type="float" office:value="1.311">
                <text:p>1.311</text:p>
              </table:table-cell>
              <table:table-cell office:value-type="float" office:value="0.9168">
                <text:p>0.9168</text:p>
              </table:table-cell>
              <table:table-cell office:value-type="float" office:value="0.0701">
                <text:p>0.0701</text:p>
              </table:table-cell>
              <table:table-cell office:value-type="float" office:value="0.00030509">
                <text:p>0.00030509</text:p>
              </table:table-cell>
              <table:table-cell office:value-type="float" office:value="0.061015">
                <text:p>0.061015</text:p>
              </table:table-cell>
              <table:table-cell office:value-type="float" office:value="0.003564">
                <text:p>0.003564</text:p>
              </table:table-cell>
              <table:table-cell office:value-type="float" office:value="0.5925">
                <text:p>0.5925</text:p>
              </table:table-cell>
            </table:table-row>
            <table:table-row>
              <table:table-cell office:value-type="float" office:value="42796">
                <text:p>42796 043/A/NBP/2017</text:p>
                <text:list>
                  <text:list-item>
                    <text:p/>
                  </text:list-item>
                  <text:list-item>
                    <text:p>043/A/NBP/2017</text:p>
                  </text:list-item>
                </text:list>
              </table:table-cell>
              <table:table-cell office:value-type="float" office:value="0.1165">
                <text:p>0.1165</text:p>
              </table:table-cell>
              <table:table-cell office:value-type="float" office:value="4.0765">
                <text:p>4.0765</text:p>
              </table:table-cell>
              <table:table-cell office:value-type="float" office:value="3.1047">
                <text:p>3.1047</text:p>
              </table:table-cell>
              <table:table-cell office:value-type="float" office:value="0.5251">
                <text:p>0.5251</text:p>
              </table:table-cell>
              <table:table-cell office:value-type="float" office:value="3.0486">
                <text:p>3.0486</text:p>
              </table:table-cell>
              <table:table-cell office:value-type="float" office:value="2.8945">
                <text:p>2.8945</text:p>
              </table:table-cell>
              <table:table-cell office:value-type="float" office:value="2.889">
                <text:p>2.889</text:p>
              </table:table-cell>
              <table:table-cell office:value-type="float" office:value="4.2912">
                <text:p>4.2912</text:p>
              </table:table-cell>
              <table:table-cell office:value-type="float" office:value="0.013925">
                <text:p>0.013925</text:p>
              </table:table-cell>
              <table:table-cell office:value-type="float" office:value="4.0314">
                <text:p>4.0314</text:p>
              </table:table-cell>
              <table:table-cell office:value-type="float" office:value="4.9999">
                <text:p>4.9999</text:p>
              </table:table-cell>
              <table:table-cell office:value-type="float" office:value="0.1507">
                <text:p>0.1507</text:p>
              </table:table-cell>
              <table:table-cell office:value-type="float" office:value="0.035702">
                <text:p>0.035702</text:p>
              </table:table-cell>
              <table:table-cell office:value-type="float" office:value="0.1588">
                <text:p>0.1588</text:p>
              </table:table-cell>
              <table:table-cell office:value-type="float" office:value="0.5773">
                <text:p>0.5773</text:p>
              </table:table-cell>
              <table:table-cell office:value-type="float" office:value="0.03811">
                <text:p>0.03811</text:p>
              </table:table-cell>
              <table:table-cell office:value-type="float" office:value="0.4831">
                <text:p>0.4831</text:p>
              </table:table-cell>
              <table:table-cell office:value-type="float" office:value="0.4503">
                <text:p>0.4503</text:p>
              </table:table-cell>
              <table:table-cell office:value-type="float" office:value="0.5783">
                <text:p>0.5783</text:p>
              </table:table-cell>
              <table:table-cell office:value-type="float" office:value="0.949">
                <text:p>0.949</text:p>
              </table:table-cell>
              <table:table-cell office:value-type="float" office:value="2.194">
                <text:p>2.194</text:p>
              </table:table-cell>
              <table:table-cell office:value-type="float" office:value="1.1046">
                <text:p>1.1046</text:p>
              </table:table-cell>
              <table:table-cell office:value-type="float" office:value="1.1052">
                <text:p>1.1052</text:p>
              </table:table-cell>
              <table:table-cell office:value-type="float" office:value="0.00626">
                <text:p>0.00626</text:p>
              </table:table-cell>
              <table:table-cell office:value-type="float" office:value="0.0809">
                <text:p>0.0809</text:p>
              </table:table-cell>
              <table:table-cell office:value-type="float" office:value="0.2044">
                <text:p>0.2044</text:p>
              </table:table-cell>
              <table:table-cell office:value-type="float" office:value="0.3114">
                <text:p>0.3114</text:p>
              </table:table-cell>
              <table:table-cell office:value-type="float" office:value="1.3189">
                <text:p>1.3189</text:p>
              </table:table-cell>
              <table:table-cell office:value-type="float" office:value="0.9163">
                <text:p>0.9163</text:p>
              </table:table-cell>
              <table:table-cell office:value-type="float" office:value="0.0696">
                <text:p>0.0696</text:p>
              </table:table-cell>
              <table:table-cell office:value-type="float" office:value="0.00030518">
                <text:p>0.00030518</text:p>
              </table:table-cell>
              <table:table-cell office:value-type="float" office:value="0.061102">
                <text:p>0.061102</text:p>
              </table:table-cell>
              <table:table-cell office:value-type="float" office:value="0.003561">
                <text:p>0.003561</text:p>
              </table:table-cell>
              <table:table-cell office:value-type="float" office:value="0.5922">
                <text:p>0.5922</text:p>
              </table:table-cell>
            </table:table-row>
            <table:table-row>
              <table:table-cell office:value-type="float" office:value="42797">
                <text:p>42797 044/A/NBP/2017</text:p>
                <text:list>
                  <text:list-item>
                    <text:p/>
                  </text:list-item>
                  <text:list-item>
                    <text:p>044/A/NBP/2017</text:p>
                  </text:list-item>
                </text:list>
              </table:table-cell>
              <table:table-cell office:value-type="float" office:value="0.1168">
                <text:p>0.1168</text:p>
              </table:table-cell>
              <table:table-cell office:value-type="float" office:value="4.0955">
                <text:p>4.0955</text:p>
              </table:table-cell>
              <table:table-cell office:value-type="float" office:value="3.0935">
                <text:p>3.0935</text:p>
              </table:table-cell>
              <table:table-cell office:value-type="float" office:value="0.5275">
                <text:p>0.5275</text:p>
              </table:table-cell>
              <table:table-cell office:value-type="float" office:value="3.0539">
                <text:p>3.0539</text:p>
              </table:table-cell>
              <table:table-cell office:value-type="float" office:value="2.8779">
                <text:p>2.8779</text:p>
              </table:table-cell>
              <table:table-cell office:value-type="float" office:value="2.8959">
                <text:p>2.8959</text:p>
              </table:table-cell>
              <table:table-cell office:value-type="float" office:value="4.3078">
                <text:p>4.3078</text:p>
              </table:table-cell>
              <table:table-cell office:value-type="float" office:value="0.013901">
                <text:p>0.013901</text:p>
              </table:table-cell>
              <table:table-cell office:value-type="float" office:value="4.0413">
                <text:p>4.0413</text:p>
              </table:table-cell>
              <table:table-cell office:value-type="float" office:value="5.0091">
                <text:p>5.0091</text:p>
              </table:table-cell>
              <table:table-cell office:value-type="float" office:value="0.151">
                <text:p>0.151</text:p>
              </table:table-cell>
              <table:table-cell office:value-type="float" office:value="0.035857">
                <text:p>0.035857</text:p>
              </table:table-cell>
              <table:table-cell office:value-type="float" office:value="0.1594">
                <text:p>0.1594</text:p>
              </table:table-cell>
              <table:table-cell office:value-type="float" office:value="0.5795">
                <text:p>0.5795</text:p>
              </table:table-cell>
              <table:table-cell office:value-type="float" office:value="0.038072">
                <text:p>0.038072</text:p>
              </table:table-cell>
              <table:table-cell office:value-type="float" office:value="0.4829">
                <text:p>0.4829</text:p>
              </table:table-cell>
              <table:table-cell office:value-type="float" office:value="0.4522">
                <text:p>0.4522</text:p>
              </table:table-cell>
              <table:table-cell office:value-type="float" office:value="0.5808">
                <text:p>0.5808</text:p>
              </table:table-cell>
              <table:table-cell office:value-type="float" office:value="0.9507">
                <text:p>0.9507</text:p>
              </table:table-cell>
              <table:table-cell office:value-type="float" office:value="2.2026">
                <text:p>2.2026</text:p>
              </table:table-cell>
              <table:table-cell office:value-type="float" office:value="1.1012">
                <text:p>1.1012</text:p>
              </table:table-cell>
              <table:table-cell office:value-type="float" office:value="1.1091">
                <text:p>1.1091</text:p>
              </table:table-cell>
              <table:table-cell office:value-type="float" office:value="0.006251">
                <text:p>0.006251</text:p>
              </table:table-cell>
              <table:table-cell office:value-type="float" office:value="0.0813">
                <text:p>0.0813</text:p>
              </table:table-cell>
              <table:table-cell office:value-type="float" office:value="0.2054">
                <text:p>0.2054</text:p>
              </table:table-cell>
              <table:table-cell office:value-type="float" office:value="0.3121">
                <text:p>0.3121</text:p>
              </table:table-cell>
              <table:table-cell office:value-type="float" office:value="1.2977">
                <text:p>1.2977</text:p>
              </table:table-cell>
              <table:table-cell office:value-type="float" office:value="0.9196">
                <text:p>0.9196</text:p>
              </table:table-cell>
              <table:table-cell office:value-type="float" office:value="0.0697">
                <text:p>0.0697</text:p>
              </table:table-cell>
              <table:table-cell office:value-type="float" office:value="0.00030609">
                <text:p>0.00030609</text:p>
              </table:table-cell>
              <table:table-cell office:value-type="float" office:value="0.061286">
                <text:p>0.061286</text:p>
              </table:table-cell>
              <table:table-cell office:value-type="float" office:value="0.003539">
                <text:p>0.003539</text:p>
              </table:table-cell>
              <table:table-cell office:value-type="float" office:value="0.5937">
                <text:p>0.5937</text:p>
              </table:table-cell>
            </table:table-row>
            <table:table-row>
              <table:table-cell office:value-type="float" office:value="42800">
                <text:p>42800 045/A/NBP/2017</text:p>
                <text:list>
                  <text:list-item>
                    <text:p/>
                  </text:list-item>
                  <text:list-item>
                    <text:p>045/A/NBP/2017</text:p>
                  </text:list-item>
                </text:list>
              </table:table-cell>
              <table:table-cell office:value-type="float" office:value="0.116">
                <text:p>0.116</text:p>
              </table:table-cell>
              <table:table-cell office:value-type="float" office:value="4.0663">
                <text:p>4.0663</text:p>
              </table:table-cell>
              <table:table-cell office:value-type="float" office:value="3.0908">
                <text:p>3.0908</text:p>
              </table:table-cell>
              <table:table-cell office:value-type="float" office:value="0.5236">
                <text:p>0.5236</text:p>
              </table:table-cell>
              <table:table-cell office:value-type="float" office:value="3.0371">
                <text:p>3.0371</text:p>
              </table:table-cell>
              <table:table-cell office:value-type="float" office:value="2.8607">
                <text:p>2.8607</text:p>
              </table:table-cell>
              <table:table-cell office:value-type="float" office:value="2.8833">
                <text:p>2.8833</text:p>
              </table:table-cell>
              <table:table-cell office:value-type="float" office:value="4.31">
                <text:p>4.31</text:p>
              </table:table-cell>
              <table:table-cell office:value-type="float" office:value="0.013918">
                <text:p>0.013918</text:p>
              </table:table-cell>
              <table:table-cell office:value-type="float" office:value="4.029">
                <text:p>4.029</text:p>
              </table:table-cell>
              <table:table-cell office:value-type="float" office:value="4.9844">
                <text:p>4.9844</text:p>
              </table:table-cell>
              <table:table-cell office:value-type="float" office:value="0.1506">
                <text:p>0.1506</text:p>
              </table:table-cell>
              <table:table-cell office:value-type="float" office:value="0.035762">
                <text:p>0.035762</text:p>
              </table:table-cell>
              <table:table-cell office:value-type="float" office:value="0.1594">
                <text:p>0.1594</text:p>
              </table:table-cell>
              <table:table-cell office:value-type="float" office:value="0.5798">
                <text:p>0.5798</text:p>
              </table:table-cell>
              <table:table-cell office:value-type="float" office:value="0.038125">
                <text:p>0.038125</text:p>
              </table:table-cell>
              <table:table-cell office:value-type="float" office:value="0.4816">
                <text:p>0.4816</text:p>
              </table:table-cell>
              <table:table-cell office:value-type="float" office:value="0.4526">
                <text:p>0.4526</text:p>
              </table:table-cell>
              <table:table-cell office:value-type="float" office:value="0.5811">
                <text:p>0.5811</text:p>
              </table:table-cell>
              <table:table-cell office:value-type="float" office:value="0.9505">
                <text:p>0.9505</text:p>
              </table:table-cell>
              <table:table-cell office:value-type="float" office:value="2.2036">
                <text:p>2.2036</text:p>
              </table:table-cell>
              <table:table-cell office:value-type="float" office:value="1.0959">
                <text:p>1.0959</text:p>
              </table:table-cell>
              <table:table-cell office:value-type="float" office:value="1.1021">
                <text:p>1.1021</text:p>
              </table:table-cell>
              <table:table-cell office:value-type="float" office:value="0.006186">
                <text:p>0.006186</text:p>
              </table:table-cell>
              <table:table-cell office:value-type="float" office:value="0.0808">
                <text:p>0.0808</text:p>
              </table:table-cell>
              <table:table-cell office:value-type="float" office:value="0.2083">
                <text:p>0.2083</text:p>
              </table:table-cell>
              <table:table-cell office:value-type="float" office:value="0.3132">
                <text:p>0.3132</text:p>
              </table:table-cell>
              <table:table-cell office:value-type="float" office:value="1.3047">
                <text:p>1.3047</text:p>
              </table:table-cell>
              <table:table-cell office:value-type="float" office:value="0.9139">
                <text:p>0.9139</text:p>
              </table:table-cell>
              <table:table-cell office:value-type="float" office:value="0.0701">
                <text:p>0.0701</text:p>
              </table:table-cell>
              <table:table-cell office:value-type="float" office:value="0.0003045">
                <text:p>0.0003045</text:p>
              </table:table-cell>
              <table:table-cell office:value-type="float" office:value="0.06094">
                <text:p>0.06094</text:p>
              </table:table-cell>
              <table:table-cell office:value-type="float" office:value="0.003521">
                <text:p>0.003521</text:p>
              </table:table-cell>
              <table:table-cell office:value-type="float" office:value="0.5896">
                <text:p>0.5896</text:p>
              </table:table-cell>
            </table:table-row>
            <table:table-row>
              <table:table-cell office:value-type="float" office:value="42801">
                <text:p>42801 046/A/NBP/2017</text:p>
                <text:list>
                  <text:list-item>
                    <text:p/>
                  </text:list-item>
                  <text:list-item>
                    <text:p>046/A/NBP/2017</text:p>
                  </text:list-item>
                </text:list>
              </table:table-cell>
              <table:table-cell office:value-type="float" office:value="0.1163">
                <text:p>0.1163</text:p>
              </table:table-cell>
              <table:table-cell office:value-type="float" office:value="4.0803">
                <text:p>4.0803</text:p>
              </table:table-cell>
              <table:table-cell office:value-type="float" office:value="3.0958">
                <text:p>3.0958</text:p>
              </table:table-cell>
              <table:table-cell office:value-type="float" office:value="0.5256">
                <text:p>0.5256</text:p>
              </table:table-cell>
              <table:table-cell office:value-type="float" office:value="3.0442">
                <text:p>3.0442</text:p>
              </table:table-cell>
              <table:table-cell office:value-type="float" office:value="2.8477">
                <text:p>2.8477</text:p>
              </table:table-cell>
              <table:table-cell office:value-type="float" office:value="2.891">
                <text:p>2.891</text:p>
              </table:table-cell>
              <table:table-cell office:value-type="float" office:value="4.3115">
                <text:p>4.3115</text:p>
              </table:table-cell>
              <table:table-cell office:value-type="float" office:value="0.013928">
                <text:p>0.013928</text:p>
              </table:table-cell>
              <table:table-cell office:value-type="float" office:value="4.021">
                <text:p>4.021</text:p>
              </table:table-cell>
              <table:table-cell office:value-type="float" office:value="4.9804">
                <text:p>4.9804</text:p>
              </table:table-cell>
              <table:table-cell office:value-type="float" office:value="0.1514">
                <text:p>0.1514</text:p>
              </table:table-cell>
              <table:table-cell office:value-type="float" office:value="0.035811">
                <text:p>0.035811</text:p>
              </table:table-cell>
              <table:table-cell office:value-type="float" office:value="0.1595">
                <text:p>0.1595</text:p>
              </table:table-cell>
              <table:table-cell office:value-type="float" office:value="0.58">
                <text:p>0.58</text:p>
              </table:table-cell>
              <table:table-cell office:value-type="float" office:value="0.03782">
                <text:p>0.03782</text:p>
              </table:table-cell>
              <table:table-cell office:value-type="float" office:value="0.4822">
                <text:p>0.4822</text:p>
              </table:table-cell>
              <table:table-cell office:value-type="float" office:value="0.4529">
                <text:p>0.4529</text:p>
              </table:table-cell>
              <table:table-cell office:value-type="float" office:value="0.5819">
                <text:p>0.5819</text:p>
              </table:table-cell>
              <table:table-cell office:value-type="float" office:value="0.9508">
                <text:p>0.9508</text:p>
              </table:table-cell>
              <table:table-cell office:value-type="float" office:value="2.2045">
                <text:p>2.2045</text:p>
              </table:table-cell>
              <table:table-cell office:value-type="float" office:value="1.1063">
                <text:p>1.1063</text:p>
              </table:table-cell>
              <table:table-cell office:value-type="float" office:value="1.1106">
                <text:p>1.1106</text:p>
              </table:table-cell>
              <table:table-cell office:value-type="float" office:value="0.006168">
                <text:p>0.006168</text:p>
              </table:table-cell>
              <table:table-cell office:value-type="float" office:value="0.0811">
                <text:p>0.0811</text:p>
              </table:table-cell>
              <table:table-cell office:value-type="float" office:value="0.2083">
                <text:p>0.2083</text:p>
              </table:table-cell>
              <table:table-cell office:value-type="float" office:value="0.3142">
                <text:p>0.3142</text:p>
              </table:table-cell>
              <table:table-cell office:value-type="float" office:value="1.3003">
                <text:p>1.3003</text:p>
              </table:table-cell>
              <table:table-cell office:value-type="float" office:value="0.9178">
                <text:p>0.9178</text:p>
              </table:table-cell>
              <table:table-cell office:value-type="float" office:value="0.0702">
                <text:p>0.0702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61221">
                <text:p>0.061221</text:p>
              </table:table-cell>
              <table:table-cell office:value-type="float" office:value="0.003548">
                <text:p>0.003548</text:p>
              </table:table-cell>
              <table:table-cell office:value-type="float" office:value="0.5914">
                <text:p>0.5914</text:p>
              </table:table-cell>
            </table:table-row>
            <table:table-row>
              <table:table-cell office:value-type="float" office:value="42802">
                <text:p>42802 047/A/NBP/2017</text:p>
                <text:list>
                  <text:list-item>
                    <text:p/>
                  </text:list-item>
                  <text:list-item>
                    <text:p>047/A/NBP/2017</text:p>
                  </text:list-item>
                </text:list>
              </table:table-cell>
              <table:table-cell office:value-type="float" office:value="0.1158">
                <text:p>0.1158</text:p>
              </table:table-cell>
              <table:table-cell office:value-type="float" office:value="4.0818">
                <text:p>4.0818</text:p>
              </table:table-cell>
              <table:table-cell office:value-type="float" office:value="3.0891">
                <text:p>3.0891</text:p>
              </table:table-cell>
              <table:table-cell office:value-type="float" office:value="0.5256">
                <text:p>0.5256</text:p>
              </table:table-cell>
              <table:table-cell office:value-type="float" office:value="3.0391">
                <text:p>3.0391</text:p>
              </table:table-cell>
              <table:table-cell office:value-type="float" office:value="2.8366">
                <text:p>2.8366</text:p>
              </table:table-cell>
              <table:table-cell office:value-type="float" office:value="2.8878">
                <text:p>2.8878</text:p>
              </table:table-cell>
              <table:table-cell office:value-type="float" office:value="4.3087">
                <text:p>4.3087</text:p>
              </table:table-cell>
              <table:table-cell office:value-type="float" office:value="0.013898">
                <text:p>0.013898</text:p>
              </table:table-cell>
              <table:table-cell office:value-type="float" office:value="4.0296">
                <text:p>4.0296</text:p>
              </table:table-cell>
              <table:table-cell office:value-type="float" office:value="4.9651">
                <text:p>4.9651</text:p>
              </table:table-cell>
              <table:table-cell office:value-type="float" office:value="0.1514">
                <text:p>0.1514</text:p>
              </table:table-cell>
              <table:table-cell office:value-type="float" office:value="0.035806">
                <text:p>0.035806</text:p>
              </table:table-cell>
              <table:table-cell office:value-type="float" office:value="0.1594">
                <text:p>0.1594</text:p>
              </table:table-cell>
              <table:table-cell office:value-type="float" office:value="0.5796">
                <text:p>0.5796</text:p>
              </table:table-cell>
              <table:table-cell office:value-type="float" office:value="0.037402">
                <text:p>0.037402</text:p>
              </table:table-cell>
              <table:table-cell office:value-type="float" office:value="0.4821">
                <text:p>0.4821</text:p>
              </table:table-cell>
              <table:table-cell office:value-type="float" office:value="0.4529">
                <text:p>0.4529</text:p>
              </table:table-cell>
              <table:table-cell office:value-type="float" office:value="0.5815">
                <text:p>0.5815</text:p>
              </table:table-cell>
              <table:table-cell office:value-type="float" office:value="0.9478">
                <text:p>0.9478</text:p>
              </table:table-cell>
              <table:table-cell office:value-type="float" office:value="2.203">
                <text:p>2.203</text:p>
              </table:table-cell>
              <table:table-cell office:value-type="float" office:value="1.0986">
                <text:p>1.0986</text:p>
              </table:table-cell>
              <table:table-cell office:value-type="float" office:value="1.1088">
                <text:p>1.1088</text:p>
              </table:table-cell>
              <table:table-cell office:value-type="float" office:value="0.006195">
                <text:p>0.006195</text:p>
              </table:table-cell>
              <table:table-cell office:value-type="float" office:value="0.081">
                <text:p>0.081</text:p>
              </table:table-cell>
              <table:table-cell office:value-type="float" office:value="0.2085">
                <text:p>0.2085</text:p>
              </table:table-cell>
              <table:table-cell office:value-type="float" office:value="0.3137">
                <text:p>0.3137</text:p>
              </table:table-cell>
              <table:table-cell office:value-type="float" office:value="1.3085">
                <text:p>1.3085</text:p>
              </table:table-cell>
              <table:table-cell office:value-type="float" office:value="0.9164">
                <text:p>0.9164</text:p>
              </table:table-cell>
              <table:table-cell office:value-type="float" office:value="0.0699">
                <text:p>0.0699</text:p>
              </table:table-cell>
              <table:table-cell office:value-type="float" office:value="0.00030576">
                <text:p>0.00030576</text:p>
              </table:table-cell>
              <table:table-cell office:value-type="float" office:value="0.061186">
                <text:p>0.061186</text:p>
              </table:table-cell>
              <table:table-cell office:value-type="float" office:value="0.00355">
                <text:p>0.00355</text:p>
              </table:table-cell>
              <table:table-cell office:value-type="float" office:value="0.5907">
                <text:p>0.5907</text:p>
              </table:table-cell>
            </table:table-row>
            <table:table-row>
              <table:table-cell office:value-type="float" office:value="42803">
                <text:p>42803 048/A/NBP/2017</text:p>
                <text:list>
                  <text:list-item>
                    <text:p/>
                  </text:list-item>
                  <text:list-item>
                    <text:p>048/A/NBP/2017</text:p>
                  </text:list-item>
                </text:list>
              </table:table-cell>
              <table:table-cell office:value-type="float" office:value="0.1156">
                <text:p>0.1156</text:p>
              </table:table-cell>
              <table:table-cell office:value-type="float" office:value="4.0864">
                <text:p>4.0864</text:p>
              </table:table-cell>
              <table:table-cell office:value-type="float" office:value="3.0655">
                <text:p>3.0655</text:p>
              </table:table-cell>
              <table:table-cell office:value-type="float" office:value="0.5261">
                <text:p>0.5261</text:p>
              </table:table-cell>
              <table:table-cell office:value-type="float" office:value="3.0247">
                <text:p>3.0247</text:p>
              </table:table-cell>
              <table:table-cell office:value-type="float" office:value="2.8188">
                <text:p>2.8188</text:p>
              </table:table-cell>
              <table:table-cell office:value-type="float" office:value="2.8756">
                <text:p>2.8756</text:p>
              </table:table-cell>
              <table:table-cell office:value-type="float" office:value="4.3146">
                <text:p>4.3146</text:p>
              </table:table-cell>
              <table:table-cell office:value-type="float" office:value="0.013894">
                <text:p>0.013894</text:p>
              </table:table-cell>
              <table:table-cell office:value-type="float" office:value="4.0252">
                <text:p>4.0252</text:p>
              </table:table-cell>
              <table:table-cell office:value-type="float" office:value="4.9656">
                <text:p>4.9656</text:p>
              </table:table-cell>
              <table:table-cell office:value-type="float" office:value="0.152">
                <text:p>0.152</text:p>
              </table:table-cell>
              <table:table-cell office:value-type="float" office:value="0.035583">
                <text:p>0.035583</text:p>
              </table:table-cell>
              <table:table-cell office:value-type="float" office:value="0.1596">
                <text:p>0.1596</text:p>
              </table:table-cell>
              <table:table-cell office:value-type="float" office:value="0.5804">
                <text:p>0.5804</text:p>
              </table:table-cell>
              <table:table-cell office:value-type="float" office:value="0.037502">
                <text:p>0.037502</text:p>
              </table:table-cell>
              <table:table-cell office:value-type="float" office:value="0.4777">
                <text:p>0.4777</text:p>
              </table:table-cell>
              <table:table-cell office:value-type="float" office:value="0.4519">
                <text:p>0.4519</text:p>
              </table:table-cell>
              <table:table-cell office:value-type="float" office:value="0.5808">
                <text:p>0.5808</text:p>
              </table:table-cell>
              <table:table-cell office:value-type="float" office:value="0.9497">
                <text:p>0.9497</text:p>
              </table:table-cell>
              <table:table-cell office:value-type="float" office:value="2.2061">
                <text:p>2.2061</text:p>
              </table:table-cell>
              <table:table-cell office:value-type="float" office:value="1.0857">
                <text:p>1.0857</text:p>
              </table:table-cell>
              <table:table-cell office:value-type="float" office:value="1.1054">
                <text:p>1.1054</text:p>
              </table:table-cell>
              <table:table-cell office:value-type="float" office:value="0.006161">
                <text:p>0.006161</text:p>
              </table:table-cell>
              <table:table-cell office:value-type="float" office:value="0.0811">
                <text:p>0.0811</text:p>
              </table:table-cell>
              <table:table-cell office:value-type="float" office:value="0.2068">
                <text:p>0.2068</text:p>
              </table:table-cell>
              <table:table-cell office:value-type="float" office:value="0.3084">
                <text:p>0.3084</text:p>
              </table:table-cell>
              <table:table-cell office:value-type="float" office:value="1.292">
                <text:p>1.292</text:p>
              </table:table-cell>
              <table:table-cell office:value-type="float" office:value="0.9161">
                <text:p>0.9161</text:p>
              </table:table-cell>
              <table:table-cell office:value-type="float" office:value="0.0694">
                <text:p>0.0694</text:p>
              </table:table-cell>
              <table:table-cell office:value-type="float" office:value="0.00030525">
                <text:p>0.00030525</text:p>
              </table:table-cell>
              <table:table-cell office:value-type="float" office:value="0.061135">
                <text:p>0.061135</text:p>
              </table:table-cell>
              <table:table-cell office:value-type="float" office:value="0.003522">
                <text:p>0.003522</text:p>
              </table:table-cell>
              <table:table-cell office:value-type="float" office:value="0.5913">
                <text:p>0.5913</text:p>
              </table:table-cell>
            </table:table-row>
            <table:table-row>
              <table:table-cell office:value-type="float" office:value="42804">
                <text:p>42804 049/A/NBP/2017</text:p>
                <text:list>
                  <text:list-item>
                    <text:p/>
                  </text:list-item>
                  <text:list-item>
                    <text:p>049/A/NBP/2017</text:p>
                  </text:list-item>
                </text:list>
              </table:table-cell>
              <table:table-cell office:value-type="float" office:value="0.1151">
                <text:p>0.1151</text:p>
              </table:table-cell>
              <table:table-cell office:value-type="float" office:value="4.0761">
                <text:p>4.0761</text:p>
              </table:table-cell>
              <table:table-cell office:value-type="float" office:value="3.0675">
                <text:p>3.0675</text:p>
              </table:table-cell>
              <table:table-cell office:value-type="float" office:value="0.5248">
                <text:p>0.5248</text:p>
              </table:table-cell>
              <table:table-cell office:value-type="float" office:value="3.0218">
                <text:p>3.0218</text:p>
              </table:table-cell>
              <table:table-cell office:value-type="float" office:value="2.82">
                <text:p>2.82</text:p>
              </table:table-cell>
              <table:table-cell office:value-type="float" office:value="2.8754">
                <text:p>2.8754</text:p>
              </table:table-cell>
              <table:table-cell office:value-type="float" office:value="4.326">
                <text:p>4.326</text:p>
              </table:table-cell>
              <table:table-cell office:value-type="float" office:value="0.013867">
                <text:p>0.013867</text:p>
              </table:table-cell>
              <table:table-cell office:value-type="float" office:value="4.0281">
                <text:p>4.0281</text:p>
              </table:table-cell>
              <table:table-cell office:value-type="float" office:value="4.9621">
                <text:p>4.9621</text:p>
              </table:table-cell>
              <table:table-cell office:value-type="float" office:value="0.1519">
                <text:p>0.1519</text:p>
              </table:table-cell>
              <table:table-cell office:value-type="float" office:value="0.035337">
                <text:p>0.035337</text:p>
              </table:table-cell>
              <table:table-cell office:value-type="float" office:value="0.1601">
                <text:p>0.1601</text:p>
              </table:table-cell>
              <table:table-cell office:value-type="float" office:value="0.5819">
                <text:p>0.5819</text:p>
              </table:table-cell>
              <table:table-cell office:value-type="float" office:value="0.037601">
                <text:p>0.037601</text:p>
              </table:table-cell>
              <table:table-cell office:value-type="float" office:value="0.4744">
                <text:p>0.4744</text:p>
              </table:table-cell>
              <table:table-cell office:value-type="float" office:value="0.4523">
                <text:p>0.4523</text:p>
              </table:table-cell>
              <table:table-cell office:value-type="float" office:value="0.5823">
                <text:p>0.5823</text:p>
              </table:table-cell>
              <table:table-cell office:value-type="float" office:value="0.9509">
                <text:p>0.9509</text:p>
              </table:table-cell>
              <table:table-cell office:value-type="float" office:value="2.2119">
                <text:p>2.2119</text:p>
              </table:table-cell>
              <table:table-cell office:value-type="float" office:value="1.0875">
                <text:p>1.0875</text:p>
              </table:table-cell>
              <table:table-cell office:value-type="float" office:value="1.1088">
                <text:p>1.1088</text:p>
              </table:table-cell>
              <table:table-cell office:value-type="float" office:value="0.006125">
                <text:p>0.006125</text:p>
              </table:table-cell>
              <table:table-cell office:value-type="float" office:value="0.0811">
                <text:p>0.0811</text:p>
              </table:table-cell>
              <table:table-cell office:value-type="float" office:value="0.2059">
                <text:p>0.2059</text:p>
              </table:table-cell>
              <table:table-cell office:value-type="float" office:value="0.3071">
                <text:p>0.3071</text:p>
              </table:table-cell>
              <table:table-cell office:value-type="float" office:value="1.2765">
                <text:p>1.2765</text:p>
              </table:table-cell>
              <table:table-cell office:value-type="float" office:value="0.9156">
                <text:p>0.9156</text:p>
              </table:table-cell>
              <table:table-cell office:value-type="float" office:value="0.069">
                <text:p>0.069</text:p>
              </table:table-cell>
              <table:table-cell office:value-type="float" office:value="0.00030465">
                <text:p>0.00030465</text:p>
              </table:table-cell>
              <table:table-cell office:value-type="float" office:value="0.061158">
                <text:p>0.061158</text:p>
              </table:table-cell>
              <table:table-cell office:value-type="float" office:value="0.003524">
                <text:p>0.003524</text:p>
              </table:table-cell>
              <table:table-cell office:value-type="float" office:value="0.5892">
                <text:p>0.5892</text:p>
              </table:table-cell>
            </table:table-row>
            <table:table-row>
              <table:table-cell office:value-type="float" office:value="42807">
                <text:p>42807 050/A/NBP/2017</text:p>
                <text:list>
                  <text:list-item>
                    <text:p/>
                  </text:list-item>
                  <text:list-item>
                    <text:p>050/A/NBP/2017</text:p>
                  </text:list-item>
                </text:list>
              </table:table-cell>
              <table:table-cell office:value-type="float" office:value="0.1154">
                <text:p>0.1154</text:p>
              </table:table-cell>
              <table:table-cell office:value-type="float" office:value="4.0747">
                <text:p>4.0747</text:p>
              </table:table-cell>
              <table:table-cell office:value-type="float" office:value="3.0879">
                <text:p>3.0879</text:p>
              </table:table-cell>
              <table:table-cell office:value-type="float" office:value="0.5248">
                <text:p>0.5248</text:p>
              </table:table-cell>
              <table:table-cell office:value-type="float" office:value="3.0288">
                <text:p>3.0288</text:p>
              </table:table-cell>
              <table:table-cell office:value-type="float" office:value="2.8268">
                <text:p>2.8268</text:p>
              </table:table-cell>
              <table:table-cell office:value-type="float" office:value="2.8838">
                <text:p>2.8838</text:p>
              </table:table-cell>
              <table:table-cell office:value-type="float" office:value="4.346">
                <text:p>4.346</text:p>
              </table:table-cell>
              <table:table-cell office:value-type="float" office:value="0.013913">
                <text:p>0.013913</text:p>
              </table:table-cell>
              <table:table-cell office:value-type="float" office:value="4.0449">
                <text:p>4.0449</text:p>
              </table:table-cell>
              <table:table-cell office:value-type="float" office:value="4.9737">
                <text:p>4.9737</text:p>
              </table:table-cell>
              <table:table-cell office:value-type="float" office:value="0.1515">
                <text:p>0.1515</text:p>
              </table:table-cell>
              <table:table-cell office:value-type="float" office:value="0.03555">
                <text:p>0.03555</text:p>
              </table:table-cell>
              <table:table-cell office:value-type="float" office:value="0.1608">
                <text:p>0.1608</text:p>
              </table:table-cell>
              <table:table-cell office:value-type="float" office:value="0.5847">
                <text:p>0.5847</text:p>
              </table:table-cell>
              <table:table-cell office:value-type="float" office:value="0.036644">
                <text:p>0.036644</text:p>
              </table:table-cell>
              <table:table-cell office:value-type="float" office:value="0.4754">
                <text:p>0.4754</text:p>
              </table:table-cell>
              <table:table-cell office:value-type="float" office:value="0.454">
                <text:p>0.454</text:p>
              </table:table-cell>
              <table:table-cell office:value-type="float" office:value="0.5854">
                <text:p>0.5854</text:p>
              </table:table-cell>
              <table:table-cell office:value-type="float" office:value="0.9549">
                <text:p>0.9549</text:p>
              </table:table-cell>
              <table:table-cell office:value-type="float" office:value="2.2221">
                <text:p>2.2221</text:p>
              </table:table-cell>
              <table:table-cell office:value-type="float" office:value="1.0887">
                <text:p>1.0887</text:p>
              </table:table-cell>
              <table:table-cell office:value-type="float" office:value="1.1127">
                <text:p>1.1127</text:p>
              </table:table-cell>
              <table:table-cell office:value-type="float" office:value="0.006138">
                <text:p>0.006138</text:p>
              </table:table-cell>
              <table:table-cell office:value-type="float" office:value="0.081">
                <text:p>0.081</text:p>
              </table:table-cell>
              <table:table-cell office:value-type="float" office:value="0.2082">
                <text:p>0.2082</text:p>
              </table:table-cell>
              <table:table-cell office:value-type="float" office:value="0.3107">
                <text:p>0.3107</text:p>
              </table:table-cell>
              <table:table-cell office:value-type="float" office:value="1.298">
                <text:p>1.298</text:p>
              </table:table-cell>
              <table:table-cell office:value-type="float" office:value="0.9165">
                <text:p>0.9165</text:p>
              </table:table-cell>
              <table:table-cell office:value-type="float" office:value="0.069">
                <text:p>0.069</text:p>
              </table:table-cell>
              <table:table-cell office:value-type="float" office:value="0.00030512">
                <text:p>0.00030512</text:p>
              </table:table-cell>
              <table:table-cell office:value-type="float" office:value="0.061602">
                <text:p>0.061602</text:p>
              </table:table-cell>
              <table:table-cell office:value-type="float" office:value="0.003553">
                <text:p>0.003553</text:p>
              </table:table-cell>
              <table:table-cell office:value-type="float" office:value="0.5897">
                <text:p>0.5897</text:p>
              </table:table-cell>
            </table:table-row>
            <table:table-row>
              <table:table-cell office:value-type="float" office:value="42808">
                <text:p>42808 051/A/NBP/2017</text:p>
                <text:list>
                  <text:list-item>
                    <text:p/>
                  </text:list-item>
                  <text:list-item>
                    <text:p>051/A/NBP/2017</text:p>
                  </text:list-item>
                </text:list>
              </table:table-cell>
              <table:table-cell office:value-type="float" office:value="0.1152">
                <text:p>0.1152</text:p>
              </table:table-cell>
              <table:table-cell office:value-type="float" office:value="4.0697">
                <text:p>4.0697</text:p>
              </table:table-cell>
              <table:table-cell office:value-type="float" office:value="3.0742">
                <text:p>3.0742</text:p>
              </table:table-cell>
              <table:table-cell office:value-type="float" office:value="0.5237">
                <text:p>0.5237</text:p>
              </table:table-cell>
              <table:table-cell office:value-type="float" office:value="3.0223">
                <text:p>3.0223</text:p>
              </table:table-cell>
              <table:table-cell office:value-type="float" office:value="2.8102">
                <text:p>2.8102</text:p>
              </table:table-cell>
              <table:table-cell office:value-type="float" office:value="2.8747">
                <text:p>2.8747</text:p>
              </table:table-cell>
              <table:table-cell office:value-type="float" office:value="4.3295">
                <text:p>4.3295</text:p>
              </table:table-cell>
              <table:table-cell office:value-type="float" office:value="0.013869">
                <text:p>0.013869</text:p>
              </table:table-cell>
              <table:table-cell office:value-type="float" office:value="4.0366">
                <text:p>4.0366</text:p>
              </table:table-cell>
              <table:table-cell office:value-type="float" office:value="4.935">
                <text:p>4.935</text:p>
              </table:table-cell>
              <table:table-cell office:value-type="float" office:value="0.1513">
                <text:p>0.1513</text:p>
              </table:table-cell>
              <table:table-cell office:value-type="float" office:value="0.035362">
                <text:p>0.035362</text:p>
              </table:table-cell>
              <table:table-cell office:value-type="float" office:value="0.1602">
                <text:p>0.1602</text:p>
              </table:table-cell>
              <table:table-cell office:value-type="float" office:value="0.5824">
                <text:p>0.5824</text:p>
              </table:table-cell>
              <table:table-cell office:value-type="float" office:value="0.036321">
                <text:p>0.036321</text:p>
              </table:table-cell>
              <table:table-cell office:value-type="float" office:value="0.4738">
                <text:p>0.4738</text:p>
              </table:table-cell>
              <table:table-cell office:value-type="float" office:value="0.4556">
                <text:p>0.4556</text:p>
              </table:table-cell>
              <table:table-cell office:value-type="float" office:value="0.5825">
                <text:p>0.5825</text:p>
              </table:table-cell>
              <table:table-cell office:value-type="float" office:value="0.9511">
                <text:p>0.9511</text:p>
              </table:table-cell>
              <table:table-cell office:value-type="float" office:value="2.2136">
                <text:p>2.2136</text:p>
              </table:table-cell>
              <table:table-cell office:value-type="float" office:value="1.0862">
                <text:p>1.0862</text:p>
              </table:table-cell>
              <table:table-cell office:value-type="float" office:value="1.1116">
                <text:p>1.1116</text:p>
              </table:table-cell>
              <table:table-cell office:value-type="float" office:value="0.006104">
                <text:p>0.006104</text:p>
              </table:table-cell>
              <table:table-cell office:value-type="float" office:value="0.0808">
                <text:p>0.0808</text:p>
              </table:table-cell>
              <table:table-cell office:value-type="float" office:value="0.2074">
                <text:p>0.2074</text:p>
              </table:table-cell>
              <table:table-cell office:value-type="float" office:value="0.309">
                <text:p>0.309</text:p>
              </table:table-cell>
              <table:table-cell office:value-type="float" office:value="1.2905">
                <text:p>1.2905</text:p>
              </table:table-cell>
              <table:table-cell office:value-type="float" office:value="0.9145">
                <text:p>0.9145</text:p>
              </table:table-cell>
              <table:table-cell office:value-type="float" office:value="0.069">
                <text:p>0.069</text:p>
              </table:table-cell>
              <table:table-cell office:value-type="float" office:value="0.0003043">
                <text:p>0.0003043</text:p>
              </table:table-cell>
              <table:table-cell office:value-type="float" office:value="0.061472">
                <text:p>0.061472</text:p>
              </table:table-cell>
              <table:table-cell office:value-type="float" office:value="0.003541">
                <text:p>0.003541</text:p>
              </table:table-cell>
              <table:table-cell office:value-type="float" office:value="0.5886">
                <text:p>0.5886</text:p>
              </table:table-cell>
            </table:table-row>
            <table:table-row>
              <table:table-cell office:value-type="float" office:value="42809">
                <text:p>42809 052/A/NBP/2017</text:p>
                <text:list>
                  <text:list-item>
                    <text:p/>
                  </text:list-item>
                  <text:list-item>
                    <text:p>052/A/NBP/2017</text:p>
                  </text:list-item>
                </text:list>
              </table:table-cell>
              <table:table-cell office:value-type="float" office:value="0.1154">
                <text:p>0.1154</text:p>
              </table:table-cell>
              <table:table-cell office:value-type="float" office:value="4.0646">
                <text:p>4.0646</text:p>
              </table:table-cell>
              <table:table-cell office:value-type="float" office:value="3.0834">
                <text:p>3.0834</text:p>
              </table:table-cell>
              <table:table-cell office:value-type="float" office:value="0.5233">
                <text:p>0.5233</text:p>
              </table:table-cell>
              <table:table-cell office:value-type="float" office:value="3.0214">
                <text:p>3.0214</text:p>
              </table:table-cell>
              <table:table-cell office:value-type="float" office:value="2.822">
                <text:p>2.822</text:p>
              </table:table-cell>
              <table:table-cell office:value-type="float" office:value="2.8779">
                <text:p>2.8779</text:p>
              </table:table-cell>
              <table:table-cell office:value-type="float" office:value="4.3208">
                <text:p>4.3208</text:p>
              </table:table-cell>
              <table:table-cell office:value-type="float" office:value="0.013909">
                <text:p>0.013909</text:p>
              </table:table-cell>
              <table:table-cell office:value-type="float" office:value="4.031">
                <text:p>4.031</text:p>
              </table:table-cell>
              <table:table-cell office:value-type="float" office:value="4.961">
                <text:p>4.961</text:p>
              </table:table-cell>
              <table:table-cell office:value-type="float" office:value="0.1513">
                <text:p>0.1513</text:p>
              </table:table-cell>
              <table:table-cell office:value-type="float" office:value="0.03547">
                <text:p>0.03547</text:p>
              </table:table-cell>
              <table:table-cell office:value-type="float" office:value="0.1599">
                <text:p>0.1599</text:p>
              </table:table-cell>
              <table:table-cell office:value-type="float" office:value="0.5812">
                <text:p>0.5812</text:p>
              </table:table-cell>
              <table:table-cell office:value-type="float" office:value="0.037104">
                <text:p>0.037104</text:p>
              </table:table-cell>
              <table:table-cell office:value-type="float" office:value="0.4723">
                <text:p>0.4723</text:p>
              </table:table-cell>
              <table:table-cell office:value-type="float" office:value="0.4523">
                <text:p>0.4523</text:p>
              </table:table-cell>
              <table:table-cell office:value-type="float" office:value="0.5819">
                <text:p>0.5819</text:p>
              </table:table-cell>
              <table:table-cell office:value-type="float" office:value="0.9513">
                <text:p>0.9513</text:p>
              </table:table-cell>
              <table:table-cell office:value-type="float" office:value="2.2092">
                <text:p>2.2092</text:p>
              </table:table-cell>
              <table:table-cell office:value-type="float" office:value="1.0892">
                <text:p>1.0892</text:p>
              </table:table-cell>
              <table:table-cell office:value-type="float" office:value="1.1122">
                <text:p>1.1122</text:p>
              </table:table-cell>
              <table:table-cell office:value-type="float" office:value="0.006074">
                <text:p>0.006074</text:p>
              </table:table-cell>
              <table:table-cell office:value-type="float" office:value="0.0807">
                <text:p>0.0807</text:p>
              </table:table-cell>
              <table:table-cell office:value-type="float" office:value="0.2072">
                <text:p>0.2072</text:p>
              </table:table-cell>
              <table:table-cell office:value-type="float" office:value="0.3104">
                <text:p>0.3104</text:p>
              </table:table-cell>
              <table:table-cell office:value-type="float" office:value="1.2846">
                <text:p>1.2846</text:p>
              </table:table-cell>
              <table:table-cell office:value-type="float" office:value="0.914">
                <text:p>0.914</text:p>
              </table:table-cell>
              <table:table-cell office:value-type="float" office:value="0.0689">
                <text:p>0.0689</text:p>
              </table:table-cell>
              <table:table-cell office:value-type="float" office:value="0.0003042">
                <text:p>0.0003042</text:p>
              </table:table-cell>
              <table:table-cell office:value-type="float" office:value="0.061938">
                <text:p>0.061938</text:p>
              </table:table-cell>
              <table:table-cell office:value-type="float" office:value="0.003553">
                <text:p>0.003553</text:p>
              </table:table-cell>
              <table:table-cell office:value-type="float" office:value="0.5881">
                <text:p>0.5881</text:p>
              </table:table-cell>
            </table:table-row>
            <table:table-row>
              <table:table-cell office:value-type="float" office:value="42810">
                <text:p>42810 053/A/NBP/2017</text:p>
                <text:list>
                  <text:list-item>
                    <text:p/>
                  </text:list-item>
                  <text:list-item>
                    <text:p>053/A/NBP/2017</text:p>
                  </text:list-item>
                </text:list>
              </table:table-cell>
              <table:table-cell office:value-type="float" office:value="0.115">
                <text:p>0.115</text:p>
              </table:table-cell>
              <table:table-cell office:value-type="float" office:value="4.03">
                <text:p>4.03</text:p>
              </table:table-cell>
              <table:table-cell office:value-type="float" office:value="3.0963">
                <text:p>3.0963</text:p>
              </table:table-cell>
              <table:table-cell office:value-type="float" office:value="0.519">
                <text:p>0.519</text:p>
              </table:table-cell>
              <table:table-cell office:value-type="float" office:value="3.0259">
                <text:p>3.0259</text:p>
              </table:table-cell>
              <table:table-cell office:value-type="float" office:value="2.8216">
                <text:p>2.8216</text:p>
              </table:table-cell>
              <table:table-cell office:value-type="float" office:value="2.8711">
                <text:p>2.8711</text:p>
              </table:table-cell>
              <table:table-cell office:value-type="float" office:value="4.3165">
                <text:p>4.3165</text:p>
              </table:table-cell>
              <table:table-cell office:value-type="float" office:value="0.013925">
                <text:p>0.013925</text:p>
              </table:table-cell>
              <table:table-cell office:value-type="float" office:value="4.032">
                <text:p>4.032</text:p>
              </table:table-cell>
              <table:table-cell office:value-type="float" office:value="4.9377">
                <text:p>4.9377</text:p>
              </table:table-cell>
              <table:table-cell office:value-type="float" office:value="0.1493">
                <text:p>0.1493</text:p>
              </table:table-cell>
              <table:table-cell office:value-type="float" office:value="0.035531">
                <text:p>0.035531</text:p>
              </table:table-cell>
              <table:table-cell office:value-type="float" office:value="0.1598">
                <text:p>0.1598</text:p>
              </table:table-cell>
              <table:table-cell office:value-type="float" office:value="0.5806">
                <text:p>0.5806</text:p>
              </table:table-cell>
              <table:table-cell office:value-type="float" office:value="0.036941">
                <text:p>0.036941</text:p>
              </table:table-cell>
              <table:table-cell office:value-type="float" office:value="0.4712">
                <text:p>0.4712</text:p>
              </table:table-cell>
              <table:table-cell office:value-type="float" office:value="0.4541">
                <text:p>0.4541</text:p>
              </table:table-cell>
              <table:table-cell office:value-type="float" office:value="0.5815">
                <text:p>0.5815</text:p>
              </table:table-cell>
              <table:table-cell office:value-type="float" office:value="0.9486">
                <text:p>0.9486</text:p>
              </table:table-cell>
              <table:table-cell office:value-type="float" office:value="2.207">
                <text:p>2.207</text:p>
              </table:table-cell>
              <table:table-cell office:value-type="float" office:value="1.0936">
                <text:p>1.0936</text:p>
              </table:table-cell>
              <table:table-cell office:value-type="float" office:value="1.1093">
                <text:p>1.1093</text:p>
              </table:table-cell>
              <table:table-cell office:value-type="float" office:value="0.006047">
                <text:p>0.006047</text:p>
              </table:table-cell>
              <table:table-cell office:value-type="float" office:value="0.0804">
                <text:p>0.0804</text:p>
              </table:table-cell>
              <table:table-cell office:value-type="float" office:value="0.2102">
                <text:p>0.2102</text:p>
              </table:table-cell>
              <table:table-cell office:value-type="float" office:value="0.3166">
                <text:p>0.3166</text:p>
              </table:table-cell>
              <table:table-cell office:value-type="float" office:value="1.2986">
                <text:p>1.2986</text:p>
              </table:table-cell>
              <table:table-cell office:value-type="float" office:value="0.9083">
                <text:p>0.9083</text:p>
              </table:table-cell>
              <table:table-cell office:value-type="float" office:value="0.0695">
                <text:p>0.0695</text:p>
              </table:table-cell>
              <table:table-cell office:value-type="float" office:value="0.00030192">
                <text:p>0.00030192</text:p>
              </table:table-cell>
              <table:table-cell office:value-type="float" office:value="0.061559">
                <text:p>0.061559</text:p>
              </table:table-cell>
              <table:table-cell office:value-type="float" office:value="0.003568">
                <text:p>0.003568</text:p>
              </table:table-cell>
              <table:table-cell office:value-type="float" office:value="0.5838">
                <text:p>0.5838</text:p>
              </table:table-cell>
            </table:table-row>
            <table:table-row>
              <table:table-cell office:value-type="float" office:value="42811">
                <text:p>42811 054/A/NBP/2017</text:p>
                <text:list>
                  <text:list-item>
                    <text:p/>
                  </text:list-item>
                  <text:list-item>
                    <text:p>054/A/NBP/2017</text:p>
                  </text:list-item>
                </text:list>
              </table:table-cell>
              <table:table-cell office:value-type="float" office:value="0.1145">
                <text:p>0.1145</text:p>
              </table:table-cell>
              <table:table-cell office:value-type="float" office:value="3.9917">
                <text:p>3.9917</text:p>
              </table:table-cell>
              <table:table-cell office:value-type="float" office:value="3.0696">
                <text:p>3.0696</text:p>
              </table:table-cell>
              <table:table-cell office:value-type="float" office:value="0.5142">
                <text:p>0.5142</text:p>
              </table:table-cell>
              <table:table-cell office:value-type="float" office:value="2.9961">
                <text:p>2.9961</text:p>
              </table:table-cell>
              <table:table-cell office:value-type="float" office:value="2.7964">
                <text:p>2.7964</text:p>
              </table:table-cell>
              <table:table-cell office:value-type="float" office:value="2.849">
                <text:p>2.849</text:p>
              </table:table-cell>
              <table:table-cell office:value-type="float" office:value="4.3013">
                <text:p>4.3013</text:p>
              </table:table-cell>
              <table:table-cell office:value-type="float" office:value="0.013897">
                <text:p>0.013897</text:p>
              </table:table-cell>
              <table:table-cell office:value-type="float" office:value="4.0122">
                <text:p>4.0122</text:p>
              </table:table-cell>
              <table:table-cell office:value-type="float" office:value="4.9466">
                <text:p>4.9466</text:p>
              </table:table-cell>
              <table:table-cell office:value-type="float" office:value="0.1483">
                <text:p>0.1483</text:p>
              </table:table-cell>
              <table:table-cell office:value-type="float" office:value="0.035255">
                <text:p>0.035255</text:p>
              </table:table-cell>
              <table:table-cell office:value-type="float" office:value="0.1592">
                <text:p>0.1592</text:p>
              </table:table-cell>
              <table:table-cell office:value-type="float" office:value="0.5786">
                <text:p>0.5786</text:p>
              </table:table-cell>
              <table:table-cell office:value-type="float" office:value="0.036779">
                <text:p>0.036779</text:p>
              </table:table-cell>
              <table:table-cell office:value-type="float" office:value="0.4724">
                <text:p>0.4724</text:p>
              </table:table-cell>
              <table:table-cell office:value-type="float" office:value="0.4539">
                <text:p>0.4539</text:p>
              </table:table-cell>
              <table:table-cell office:value-type="float" office:value="0.5804">
                <text:p>0.5804</text:p>
              </table:table-cell>
              <table:table-cell office:value-type="float" office:value="0.9423">
                <text:p>0.9423</text:p>
              </table:table-cell>
              <table:table-cell office:value-type="float" office:value="2.1992">
                <text:p>2.1992</text:p>
              </table:table-cell>
              <table:table-cell office:value-type="float" office:value="1.107">
                <text:p>1.107</text:p>
              </table:table-cell>
              <table:table-cell office:value-type="float" office:value="1.0999">
                <text:p>1.0999</text:p>
              </table:table-cell>
              <table:table-cell office:value-type="float" office:value="0.00603">
                <text:p>0.00603</text:p>
              </table:table-cell>
              <table:table-cell office:value-type="float" office:value="0.0796">
                <text:p>0.0796</text:p>
              </table:table-cell>
              <table:table-cell office:value-type="float" office:value="0.2079">
                <text:p>0.2079</text:p>
              </table:table-cell>
              <table:table-cell office:value-type="float" office:value="0.3131">
                <text:p>0.3131</text:p>
              </table:table-cell>
              <table:table-cell office:value-type="float" office:value="1.2792">
                <text:p>1.2792</text:p>
              </table:table-cell>
              <table:table-cell office:value-type="float" office:value="0.9">
                <text:p>0.9</text:p>
              </table:table-cell>
              <table:table-cell office:value-type="float" office:value="0.0691">
                <text:p>0.0691</text:p>
              </table:table-cell>
              <table:table-cell office:value-type="float" office:value="0.00029913">
                <text:p>0.00029913</text:p>
              </table:table-cell>
              <table:table-cell office:value-type="float" office:value="0.06089">
                <text:p>0.06089</text:p>
              </table:table-cell>
              <table:table-cell office:value-type="float" office:value="0.003531">
                <text:p>0.003531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42814">
                <text:p>42814 055/A/NBP/2017</text:p>
                <text:list>
                  <text:list-item>
                    <text:p/>
                  </text:list-item>
                  <text:list-item>
                    <text:p>055/A/NBP/2017</text:p>
                  </text:list-item>
                </text:list>
              </table:table-cell>
              <table:table-cell office:value-type="float" office:value="0.1147">
                <text:p>0.1147</text:p>
              </table:table-cell>
              <table:table-cell office:value-type="float" office:value="3.9821">
                <text:p>3.9821</text:p>
              </table:table-cell>
              <table:table-cell office:value-type="float" office:value="3.0739">
                <text:p>3.0739</text:p>
              </table:table-cell>
              <table:table-cell office:value-type="float" office:value="0.5127">
                <text:p>0.5127</text:p>
              </table:table-cell>
              <table:table-cell office:value-type="float" office:value="2.9822">
                <text:p>2.9822</text:p>
              </table:table-cell>
              <table:table-cell office:value-type="float" office:value="2.8003">
                <text:p>2.8003</text:p>
              </table:table-cell>
              <table:table-cell office:value-type="float" office:value="2.8472">
                <text:p>2.8472</text:p>
              </table:table-cell>
              <table:table-cell office:value-type="float" office:value="4.2821">
                <text:p>4.2821</text:p>
              </table:table-cell>
              <table:table-cell office:value-type="float" office:value="0.01387">
                <text:p>0.01387</text:p>
              </table:table-cell>
              <table:table-cell office:value-type="float" office:value="3.9876">
                <text:p>3.9876</text:p>
              </table:table-cell>
              <table:table-cell office:value-type="float" office:value="4.9415">
                <text:p>4.9415</text:p>
              </table:table-cell>
              <table:table-cell office:value-type="float" office:value="0.1481">
                <text:p>0.1481</text:p>
              </table:table-cell>
              <table:table-cell office:value-type="float" office:value="0.035292">
                <text:p>0.035292</text:p>
              </table:table-cell>
              <table:table-cell office:value-type="float" office:value="0.1584">
                <text:p>0.1584</text:p>
              </table:table-cell>
              <table:table-cell office:value-type="float" office:value="0.576">
                <text:p>0.576</text:p>
              </table:table-cell>
              <table:table-cell office:value-type="float" office:value="0.036756">
                <text:p>0.036756</text:p>
              </table:table-cell>
              <table:table-cell office:value-type="float" office:value="0.4697">
                <text:p>0.4697</text:p>
              </table:table-cell>
              <table:table-cell office:value-type="float" office:value="0.4508">
                <text:p>0.4508</text:p>
              </table:table-cell>
              <table:table-cell office:value-type="float" office:value="0.5781">
                <text:p>0.5781</text:p>
              </table:table-cell>
              <table:table-cell office:value-type="float" office:value="0.9383">
                <text:p>0.9383</text:p>
              </table:table-cell>
              <table:table-cell office:value-type="float" office:value="2.1894">
                <text:p>2.1894</text:p>
              </table:table-cell>
              <table:table-cell office:value-type="float" office:value="1.0957">
                <text:p>1.0957</text:p>
              </table:table-cell>
              <table:table-cell office:value-type="float" office:value="1.0965">
                <text:p>1.0965</text:p>
              </table:table-cell>
              <table:table-cell office:value-type="float" office:value="0.006014">
                <text:p>0.006014</text:p>
              </table:table-cell>
              <table:table-cell office:value-type="float" office:value="0.0795">
                <text:p>0.0795</text:p>
              </table:table-cell>
              <table:table-cell office:value-type="float" office:value="0.2078">
                <text:p>0.2078</text:p>
              </table:table-cell>
              <table:table-cell office:value-type="float" office:value="0.3136">
                <text:p>0.3136</text:p>
              </table:table-cell>
              <table:table-cell office:value-type="float" office:value="1.2877">
                <text:p>1.2877</text:p>
              </table:table-cell>
              <table:table-cell office:value-type="float" office:value="0.8994">
                <text:p>0.8994</text:p>
              </table:table-cell>
              <table:table-cell office:value-type="float" office:value="0.0692">
                <text:p>0.0692</text:p>
              </table:table-cell>
              <table:table-cell office:value-type="float" office:value="0.00029904">
                <text:p>0.00029904</text:p>
              </table:table-cell>
              <table:table-cell office:value-type="float" office:value="0.060881">
                <text:p>0.060881</text:p>
              </table:table-cell>
              <table:table-cell office:value-type="float" office:value="0.003559">
                <text:p>0.003559</text:p>
              </table:table-cell>
              <table:table-cell office:value-type="float" office:value="0.5765">
                <text:p>0.5765</text:p>
              </table:table-cell>
            </table:table-row>
            <table:table-row>
              <table:table-cell office:value-type="float" office:value="42815">
                <text:p>42815 056/A/NBP/2017</text:p>
                <text:list>
                  <text:list-item>
                    <text:p/>
                  </text:list-item>
                  <text:list-item>
                    <text:p>056/A/NBP/2017</text:p>
                  </text:list-item>
                </text:list>
              </table:table-cell>
              <table:table-cell office:value-type="float" office:value="0.1139">
                <text:p>0.1139</text:p>
              </table:table-cell>
              <table:table-cell office:value-type="float" office:value="3.9502">
                <text:p>3.9502</text:p>
              </table:table-cell>
              <table:table-cell office:value-type="float" office:value="3.0522">
                <text:p>3.0522</text:p>
              </table:table-cell>
              <table:table-cell office:value-type="float" office:value="0.5087">
                <text:p>0.5087</text:p>
              </table:table-cell>
              <table:table-cell office:value-type="float" office:value="2.9629">
                <text:p>2.9629</text:p>
              </table:table-cell>
              <table:table-cell office:value-type="float" office:value="2.7861">
                <text:p>2.7861</text:p>
              </table:table-cell>
              <table:table-cell office:value-type="float" office:value="2.8266">
                <text:p>2.8266</text:p>
              </table:table-cell>
              <table:table-cell office:value-type="float" office:value="4.2635">
                <text:p>4.2635</text:p>
              </table:table-cell>
              <table:table-cell office:value-type="float" office:value="0.013815">
                <text:p>0.013815</text:p>
              </table:table-cell>
              <table:table-cell office:value-type="float" office:value="3.967">
                <text:p>3.967</text:p>
              </table:table-cell>
              <table:table-cell office:value-type="float" office:value="4.9201">
                <text:p>4.9201</text:p>
              </table:table-cell>
              <table:table-cell office:value-type="float" office:value="0.147">
                <text:p>0.147</text:p>
              </table:table-cell>
              <table:table-cell office:value-type="float" office:value="0.035086">
                <text:p>0.035086</text:p>
              </table:table-cell>
              <table:table-cell office:value-type="float" office:value="0.1578">
                <text:p>0.1578</text:p>
              </table:table-cell>
              <table:table-cell office:value-type="float" office:value="0.5734">
                <text:p>0.5734</text:p>
              </table:table-cell>
              <table:table-cell office:value-type="float" office:value="0.03607">
                <text:p>0.03607</text:p>
              </table:table-cell>
              <table:table-cell office:value-type="float" office:value="0.4673">
                <text:p>0.4673</text:p>
              </table:table-cell>
              <table:table-cell office:value-type="float" office:value="0.4494">
                <text:p>0.4494</text:p>
              </table:table-cell>
              <table:table-cell office:value-type="float" office:value="0.5756">
                <text:p>0.5756</text:p>
              </table:table-cell>
              <table:table-cell office:value-type="float" office:value="0.9343">
                <text:p>0.9343</text:p>
              </table:table-cell>
              <table:table-cell office:value-type="float" office:value="2.1799">
                <text:p>2.1799</text:p>
              </table:table-cell>
              <table:table-cell office:value-type="float" office:value="1.0953">
                <text:p>1.0953</text:p>
              </table:table-cell>
              <table:table-cell office:value-type="float" office:value="1.0916">
                <text:p>1.0916</text:p>
              </table:table-cell>
              <table:table-cell office:value-type="float" office:value="0.005985">
                <text:p>0.005985</text:p>
              </table:table-cell>
              <table:table-cell office:value-type="float" office:value="0.0788">
                <text:p>0.0788</text:p>
              </table:table-cell>
              <table:table-cell office:value-type="float" office:value="0.2085">
                <text:p>0.2085</text:p>
              </table:table-cell>
              <table:table-cell office:value-type="float" office:value="0.314">
                <text:p>0.314</text:p>
              </table:table-cell>
              <table:table-cell office:value-type="float" office:value="1.2858">
                <text:p>1.2858</text:p>
              </table:table-cell>
              <table:table-cell office:value-type="float" office:value="0.8927">
                <text:p>0.8927</text:p>
              </table:table-cell>
              <table:table-cell office:value-type="float" office:value="0.0691">
                <text:p>0.0691</text:p>
              </table:table-cell>
              <table:table-cell office:value-type="float" office:value="0.00029661">
                <text:p>0.00029661</text:p>
              </table:table-cell>
              <table:table-cell office:value-type="float" office:value="0.060574">
                <text:p>0.060574</text:p>
              </table:table-cell>
              <table:table-cell office:value-type="float" office:value="0.003534">
                <text:p>0.003534</text:p>
              </table:table-cell>
              <table:table-cell office:value-type="float" office:value="0.5734">
                <text:p>0.5734</text:p>
              </table:table-cell>
            </table:table-row>
            <table:table-row>
              <table:table-cell office:value-type="float" office:value="42816">
                <text:p>42816 057/A/NBP/2017</text:p>
                <text:list>
                  <text:list-item>
                    <text:p/>
                  </text:list-item>
                  <text:list-item>
                    <text:p>057/A/NBP/2017</text:p>
                  </text:list-item>
                </text:list>
              </table:table-cell>
              <table:table-cell office:value-type="float" office:value="0.1146">
                <text:p>0.1146</text:p>
              </table:table-cell>
              <table:table-cell office:value-type="float" office:value="3.9731">
                <text:p>3.9731</text:p>
              </table:table-cell>
              <table:table-cell office:value-type="float" office:value="3.044">
                <text:p>3.044</text:p>
              </table:table-cell>
              <table:table-cell office:value-type="float" office:value="0.5116">
                <text:p>0.5116</text:p>
              </table:table-cell>
              <table:table-cell office:value-type="float" office:value="2.9675">
                <text:p>2.9675</text:p>
              </table:table-cell>
              <table:table-cell office:value-type="float" office:value="2.7927">
                <text:p>2.7927</text:p>
              </table:table-cell>
              <table:table-cell office:value-type="float" office:value="2.8374">
                <text:p>2.8374</text:p>
              </table:table-cell>
              <table:table-cell office:value-type="float" office:value="4.2855">
                <text:p>4.2855</text:p>
              </table:table-cell>
              <table:table-cell office:value-type="float" office:value="0.013884">
                <text:p>0.013884</text:p>
              </table:table-cell>
              <table:table-cell office:value-type="float" office:value="4.0001">
                <text:p>4.0001</text:p>
              </table:table-cell>
              <table:table-cell office:value-type="float" office:value="4.9518">
                <text:p>4.9518</text:p>
              </table:table-cell>
              <table:table-cell office:value-type="float" office:value="0.1474">
                <text:p>0.1474</text:p>
              </table:table-cell>
              <table:table-cell office:value-type="float" office:value="0.035687">
                <text:p>0.035687</text:p>
              </table:table-cell>
              <table:table-cell office:value-type="float" office:value="0.1585">
                <text:p>0.1585</text:p>
              </table:table-cell>
              <table:table-cell office:value-type="float" office:value="0.5762">
                <text:p>0.5762</text:p>
              </table:table-cell>
              <table:table-cell office:value-type="float" office:value="0.035967">
                <text:p>0.035967</text:p>
              </table:table-cell>
              <table:table-cell office:value-type="float" office:value="0.4669">
                <text:p>0.4669</text:p>
              </table:table-cell>
              <table:table-cell office:value-type="float" office:value="0.4503">
                <text:p>0.4503</text:p>
              </table:table-cell>
              <table:table-cell office:value-type="float" office:value="0.5784">
                <text:p>0.5784</text:p>
              </table:table-cell>
              <table:table-cell office:value-type="float" office:value="0.939">
                <text:p>0.939</text:p>
              </table:table-cell>
              <table:table-cell office:value-type="float" office:value="2.1911">
                <text:p>2.1911</text:p>
              </table:table-cell>
              <table:table-cell office:value-type="float" office:value="1.096">
                <text:p>1.096</text:p>
              </table:table-cell>
              <table:table-cell office:value-type="float" office:value="1.0857">
                <text:p>1.0857</text:p>
              </table:table-cell>
              <table:table-cell office:value-type="float" office:value="0.00603">
                <text:p>0.00603</text:p>
              </table:table-cell>
              <table:table-cell office:value-type="float" office:value="0.079">
                <text:p>0.079</text:p>
              </table:table-cell>
              <table:table-cell office:value-type="float" office:value="0.207">
                <text:p>0.207</text:p>
              </table:table-cell>
              <table:table-cell office:value-type="float" office:value="0.3153">
                <text:p>0.3153</text:p>
              </table:table-cell>
              <table:table-cell office:value-type="float" office:value="1.2867">
                <text:p>1.2867</text:p>
              </table:table-cell>
              <table:table-cell office:value-type="float" office:value="0.8975">
                <text:p>0.8975</text:p>
              </table:table-cell>
              <table:table-cell office:value-type="float" office:value="0.0687">
                <text:p>0.0687</text:p>
              </table:table-cell>
              <table:table-cell office:value-type="float" office:value="0.00029811">
                <text:p>0.00029811</text:p>
              </table:table-cell>
              <table:table-cell office:value-type="float" office:value="0.060688">
                <text:p>0.060688</text:p>
              </table:table-cell>
              <table:table-cell office:value-type="float" office:value="0.003539">
                <text:p>0.003539</text:p>
              </table:table-cell>
              <table:table-cell office:value-type="float" office:value="0.5769">
                <text:p>0.5769</text:p>
              </table:table-cell>
            </table:table-row>
            <table:table-row>
              <table:table-cell office:value-type="float" office:value="42817">
                <text:p>42817 058/A/NBP/2017</text:p>
                <text:list>
                  <text:list-item>
                    <text:p/>
                  </text:list-item>
                  <text:list-item>
                    <text:p>058/A/NBP/2017</text:p>
                  </text:list-item>
                </text:list>
              </table:table-cell>
              <table:table-cell office:value-type="float" office:value="0.1145">
                <text:p>0.1145</text:p>
              </table:table-cell>
              <table:table-cell office:value-type="float" office:value="3.9687">
                <text:p>3.9687</text:p>
              </table:table-cell>
              <table:table-cell office:value-type="float" office:value="3.0264">
                <text:p>3.0264</text:p>
              </table:table-cell>
              <table:table-cell office:value-type="float" office:value="0.511">
                <text:p>0.511</text:p>
              </table:table-cell>
              <table:table-cell office:value-type="float" office:value="2.9742">
                <text:p>2.9742</text:p>
              </table:table-cell>
              <table:table-cell office:value-type="float" office:value="2.7906">
                <text:p>2.7906</text:p>
              </table:table-cell>
              <table:table-cell office:value-type="float" office:value="2.8337">
                <text:p>2.8337</text:p>
              </table:table-cell>
              <table:table-cell office:value-type="float" office:value="4.275">
                <text:p>4.275</text:p>
              </table:table-cell>
              <table:table-cell office:value-type="float" office:value="0.013837">
                <text:p>0.013837</text:p>
              </table:table-cell>
              <table:table-cell office:value-type="float" office:value="3.9922">
                <text:p>3.9922</text:p>
              </table:table-cell>
              <table:table-cell office:value-type="float" office:value="4.9577">
                <text:p>4.9577</text:p>
              </table:table-cell>
              <table:table-cell office:value-type="float" office:value="0.1462">
                <text:p>0.1462</text:p>
              </table:table-cell>
              <table:table-cell office:value-type="float" office:value="0.035759">
                <text:p>0.035759</text:p>
              </table:table-cell>
              <table:table-cell office:value-type="float" office:value="0.1582">
                <text:p>0.1582</text:p>
              </table:table-cell>
              <table:table-cell office:value-type="float" office:value="0.5749">
                <text:p>0.5749</text:p>
              </table:table-cell>
              <table:table-cell office:value-type="float" office:value="0.035684">
                <text:p>0.035684</text:p>
              </table:table-cell>
              <table:table-cell office:value-type="float" office:value="0.4678">
                <text:p>0.4678</text:p>
              </table:table-cell>
              <table:table-cell office:value-type="float" office:value="0.45">
                <text:p>0.45</text:p>
              </table:table-cell>
              <table:table-cell office:value-type="float" office:value="0.5764">
                <text:p>0.5764</text:p>
              </table:table-cell>
              <table:table-cell office:value-type="float" office:value="0.9392">
                <text:p>0.9392</text:p>
              </table:table-cell>
              <table:table-cell office:value-type="float" office:value="2.1858">
                <text:p>2.1858</text:p>
              </table:table-cell>
              <table:table-cell office:value-type="float" office:value="1.0939">
                <text:p>1.0939</text:p>
              </table:table-cell>
              <table:table-cell office:value-type="float" office:value="1.0867">
                <text:p>1.0867</text:p>
              </table:table-cell>
              <table:table-cell office:value-type="float" office:value="0.005999">
                <text:p>0.005999</text:p>
              </table:table-cell>
              <table:table-cell office:value-type="float" office:value="0.0787">
                <text:p>0.0787</text:p>
              </table:table-cell>
              <table:table-cell office:value-type="float" office:value="0.2084">
                <text:p>0.2084</text:p>
              </table:table-cell>
              <table:table-cell office:value-type="float" office:value="0.3153">
                <text:p>0.3153</text:p>
              </table:table-cell>
              <table:table-cell office:value-type="float" office:value="1.286">
                <text:p>1.286</text:p>
              </table:table-cell>
              <table:table-cell office:value-type="float" office:value="0.8961">
                <text:p>0.8961</text:p>
              </table:table-cell>
              <table:table-cell office:value-type="float" office:value="0.069">
                <text:p>0.069</text:p>
              </table:table-cell>
              <table:table-cell office:value-type="float" office:value="0.00029786">
                <text:p>0.00029786</text:p>
              </table:table-cell>
              <table:table-cell office:value-type="float" office:value="0.060565">
                <text:p>0.060565</text:p>
              </table:table-cell>
              <table:table-cell office:value-type="float" office:value="0.003536">
                <text:p>0.003536</text:p>
              </table:table-cell>
              <table:table-cell office:value-type="float" office:value="0.5763">
                <text:p>0.5763</text:p>
              </table:table-cell>
            </table:table-row>
            <table:table-row>
              <table:table-cell office:value-type="float" office:value="42818">
                <text:p>42818 059/A/NBP/2017</text:p>
                <text:list>
                  <text:list-item>
                    <text:p/>
                  </text:list-item>
                  <text:list-item>
                    <text:p>059/A/NBP/2017</text:p>
                  </text:list-item>
                </text:list>
              </table:table-cell>
              <table:table-cell office:value-type="float" office:value="0.114">
                <text:p>0.114</text:p>
              </table:table-cell>
              <table:table-cell office:value-type="float" office:value="3.9481">
                <text:p>3.9481</text:p>
              </table:table-cell>
              <table:table-cell office:value-type="float" office:value="3.0094">
                <text:p>3.0094</text:p>
              </table:table-cell>
              <table:table-cell office:value-type="float" office:value="0.5083">
                <text:p>0.5083</text:p>
              </table:table-cell>
              <table:table-cell office:value-type="float" office:value="2.9563">
                <text:p>2.9563</text:p>
              </table:table-cell>
              <table:table-cell office:value-type="float" office:value="2.7694">
                <text:p>2.7694</text:p>
              </table:table-cell>
              <table:table-cell office:value-type="float" office:value="2.8216">
                <text:p>2.8216</text:p>
              </table:table-cell>
              <table:table-cell office:value-type="float" office:value="4.2658">
                <text:p>4.2658</text:p>
              </table:table-cell>
              <table:table-cell office:value-type="float" office:value="0.013788">
                <text:p>0.013788</text:p>
              </table:table-cell>
              <table:table-cell office:value-type="float" office:value="3.9839">
                <text:p>3.9839</text:p>
              </table:table-cell>
              <table:table-cell office:value-type="float" office:value="4.9327">
                <text:p>4.9327</text:p>
              </table:table-cell>
              <table:table-cell office:value-type="float" office:value="0.1456">
                <text:p>0.1456</text:p>
              </table:table-cell>
              <table:table-cell office:value-type="float" office:value="0.035529">
                <text:p>0.035529</text:p>
              </table:table-cell>
              <table:table-cell office:value-type="float" office:value="0.1579">
                <text:p>0.1579</text:p>
              </table:table-cell>
              <table:table-cell office:value-type="float" office:value="0.5736">
                <text:p>0.5736</text:p>
              </table:table-cell>
              <table:table-cell office:value-type="float" office:value="0.035578">
                <text:p>0.035578</text:p>
              </table:table-cell>
              <table:table-cell office:value-type="float" office:value="0.4655">
                <text:p>0.4655</text:p>
              </table:table-cell>
              <table:table-cell office:value-type="float" office:value="0.4479">
                <text:p>0.4479</text:p>
              </table:table-cell>
              <table:table-cell office:value-type="float" office:value="0.5749">
                <text:p>0.5749</text:p>
              </table:table-cell>
              <table:table-cell office:value-type="float" office:value="0.9365">
                <text:p>0.9365</text:p>
              </table:table-cell>
              <table:table-cell office:value-type="float" office:value="2.181">
                <text:p>2.181</text:p>
              </table:table-cell>
              <table:table-cell office:value-type="float" office:value="1.0924">
                <text:p>1.0924</text:p>
              </table:table-cell>
              <table:table-cell office:value-type="float" office:value="1.0843">
                <text:p>1.0843</text:p>
              </table:table-cell>
              <table:table-cell office:value-type="float" office:value="0.005955">
                <text:p>0.005955</text:p>
              </table:table-cell>
              <table:table-cell office:value-type="float" office:value="0.0786">
                <text:p>0.0786</text:p>
              </table:table-cell>
              <table:table-cell office:value-type="float" office:value="0.2087">
                <text:p>0.2087</text:p>
              </table:table-cell>
              <table:table-cell office:value-type="float" office:value="0.3167">
                <text:p>0.3167</text:p>
              </table:table-cell>
              <table:table-cell office:value-type="float" office:value="1.2574">
                <text:p>1.2574</text:p>
              </table:table-cell>
              <table:table-cell office:value-type="float" office:value="0.8921">
                <text:p>0.8921</text:p>
              </table:table-cell>
              <table:table-cell office:value-type="float" office:value="0.0689">
                <text:p>0.0689</text:p>
              </table:table-cell>
              <table:table-cell office:value-type="float" office:value="0.00029626">
                <text:p>0.00029626</text:p>
              </table:table-cell>
              <table:table-cell office:value-type="float" office:value="0.060362">
                <text:p>0.060362</text:p>
              </table:table-cell>
              <table:table-cell office:value-type="float" office:value="0.003524">
                <text:p>0.003524</text:p>
              </table:table-cell>
              <table:table-cell office:value-type="float" office:value="0.5736">
                <text:p>0.5736</text:p>
              </table:table-cell>
            </table:table-row>
            <table:table-row>
              <table:table-cell office:value-type="float" office:value="42821">
                <text:p>42821 060/A/NBP/2017</text:p>
                <text:list>
                  <text:list-item>
                    <text:p/>
                  </text:list-item>
                  <text:list-item>
                    <text:p>060/A/NBP/2017</text:p>
                  </text:list-item>
                </text:list>
              </table:table-cell>
              <table:table-cell office:value-type="float" office:value="0.114">
                <text:p>0.114</text:p>
              </table:table-cell>
              <table:table-cell office:value-type="float" office:value="3.9259">
                <text:p>3.9259</text:p>
              </table:table-cell>
              <table:table-cell office:value-type="float" office:value="2.9954">
                <text:p>2.9954</text:p>
              </table:table-cell>
              <table:table-cell office:value-type="float" office:value="0.5053">
                <text:p>0.5053</text:p>
              </table:table-cell>
              <table:table-cell office:value-type="float" office:value="2.9444">
                <text:p>2.9444</text:p>
              </table:table-cell>
              <table:table-cell office:value-type="float" office:value="2.7685">
                <text:p>2.7685</text:p>
              </table:table-cell>
              <table:table-cell office:value-type="float" office:value="2.8171">
                <text:p>2.8171</text:p>
              </table:table-cell>
              <table:table-cell office:value-type="float" office:value="4.263">
                <text:p>4.263</text:p>
              </table:table-cell>
              <table:table-cell office:value-type="float" office:value="0.013756">
                <text:p>0.013756</text:p>
              </table:table-cell>
              <table:table-cell office:value-type="float" office:value="3.9843">
                <text:p>3.9843</text:p>
              </table:table-cell>
              <table:table-cell office:value-type="float" office:value="4.9346">
                <text:p>4.9346</text:p>
              </table:table-cell>
              <table:table-cell office:value-type="float" office:value="0.1446">
                <text:p>0.1446</text:p>
              </table:table-cell>
              <table:table-cell office:value-type="float" office:value="0.035592">
                <text:p>0.035592</text:p>
              </table:table-cell>
              <table:table-cell office:value-type="float" office:value="0.1578">
                <text:p>0.1578</text:p>
              </table:table-cell>
              <table:table-cell office:value-type="float" office:value="0.573">
                <text:p>0.573</text:p>
              </table:table-cell>
              <table:table-cell office:value-type="float" office:value="0.035674">
                <text:p>0.035674</text:p>
              </table:table-cell>
              <table:table-cell office:value-type="float" office:value="0.4653">
                <text:p>0.4653</text:p>
              </table:table-cell>
              <table:table-cell office:value-type="float" office:value="0.4471">
                <text:p>0.4471</text:p>
              </table:table-cell>
              <table:table-cell office:value-type="float" office:value="0.5736">
                <text:p>0.5736</text:p>
              </table:table-cell>
              <table:table-cell office:value-type="float" office:value="0.9366">
                <text:p>0.9366</text:p>
              </table:table-cell>
              <table:table-cell office:value-type="float" office:value="2.1796">
                <text:p>2.1796</text:p>
              </table:table-cell>
              <table:table-cell office:value-type="float" office:value="1.09">
                <text:p>1.09</text:p>
              </table:table-cell>
              <table:table-cell office:value-type="float" office:value="1.0853">
                <text:p>1.0853</text:p>
              </table:table-cell>
              <table:table-cell office:value-type="float" office:value="0.005948">
                <text:p>0.005948</text:p>
              </table:table-cell>
              <table:table-cell office:value-type="float" office:value="0.0784">
                <text:p>0.0784</text:p>
              </table:table-cell>
              <table:table-cell office:value-type="float" office:value="0.2089">
                <text:p>0.2089</text:p>
              </table:table-cell>
              <table:table-cell office:value-type="float" office:value="0.3175">
                <text:p>0.3175</text:p>
              </table:table-cell>
              <table:table-cell office:value-type="float" office:value="1.2631">
                <text:p>1.2631</text:p>
              </table:table-cell>
              <table:table-cell office:value-type="float" office:value="0.8905">
                <text:p>0.8905</text:p>
              </table:table-cell>
              <table:table-cell office:value-type="float" office:value="0.0691">
                <text:p>0.0691</text:p>
              </table:table-cell>
              <table:table-cell office:value-type="float" office:value="0.00029493">
                <text:p>0.00029493</text:p>
              </table:table-cell>
              <table:table-cell office:value-type="float" office:value="0.060301">
                <text:p>0.060301</text:p>
              </table:table-cell>
              <table:table-cell office:value-type="float" office:value="0.00353">
                <text:p>0.00353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42822">
                <text:p>42822 061/A/NBP/2017</text:p>
                <text:list>
                  <text:list-item>
                    <text:p/>
                  </text:list-item>
                  <text:list-item>
                    <text:p>061/A/NBP/2017</text:p>
                  </text:list-item>
                </text:list>
              </table:table-cell>
              <table:table-cell office:value-type="float" office:value="0.1138">
                <text:p>0.1138</text:p>
              </table:table-cell>
              <table:table-cell office:value-type="float" office:value="3.9169">
                <text:p>3.9169</text:p>
              </table:table-cell>
              <table:table-cell office:value-type="float" office:value="2.9786">
                <text:p>2.9786</text:p>
              </table:table-cell>
              <table:table-cell office:value-type="float" office:value="0.5042">
                <text:p>0.5042</text:p>
              </table:table-cell>
              <table:table-cell office:value-type="float" office:value="2.9227">
                <text:p>2.9227</text:p>
              </table:table-cell>
              <table:table-cell office:value-type="float" office:value="2.7503">
                <text:p>2.7503</text:p>
              </table:table-cell>
              <table:table-cell office:value-type="float" office:value="2.8087">
                <text:p>2.8087</text:p>
              </table:table-cell>
              <table:table-cell office:value-type="float" office:value="4.2529">
                <text:p>4.2529</text:p>
              </table:table-cell>
              <table:table-cell office:value-type="float" office:value="0.013745">
                <text:p>0.013745</text:p>
              </table:table-cell>
              <table:table-cell office:value-type="float" office:value="3.973">
                <text:p>3.973</text:p>
              </table:table-cell>
              <table:table-cell office:value-type="float" office:value="4.9309">
                <text:p>4.9309</text:p>
              </table:table-cell>
              <table:table-cell office:value-type="float" office:value="0.1443">
                <text:p>0.1443</text:p>
              </table:table-cell>
              <table:table-cell office:value-type="float" office:value="0.03538">
                <text:p>0.03538</text:p>
              </table:table-cell>
              <table:table-cell office:value-type="float" office:value="0.1574">
                <text:p>0.1574</text:p>
              </table:table-cell>
              <table:table-cell office:value-type="float" office:value="0.5717">
                <text:p>0.5717</text:p>
              </table:table-cell>
              <table:table-cell office:value-type="float" office:value="0.035664">
                <text:p>0.035664</text:p>
              </table:table-cell>
              <table:table-cell office:value-type="float" office:value="0.4613">
                <text:p>0.4613</text:p>
              </table:table-cell>
              <table:table-cell office:value-type="float" office:value="0.4463">
                <text:p>0.4463</text:p>
              </table:table-cell>
              <table:table-cell office:value-type="float" office:value="0.5722">
                <text:p>0.5722</text:p>
              </table:table-cell>
              <table:table-cell office:value-type="float" office:value="0.9347">
                <text:p>0.9347</text:p>
              </table:table-cell>
              <table:table-cell office:value-type="float" office:value="2.1745">
                <text:p>2.1745</text:p>
              </table:table-cell>
              <table:table-cell office:value-type="float" office:value="1.0838">
                <text:p>1.0838</text:p>
              </table:table-cell>
              <table:table-cell office:value-type="float" office:value="1.0837">
                <text:p>1.0837</text:p>
              </table:table-cell>
              <table:table-cell office:value-type="float" office:value="0.005891">
                <text:p>0.005891</text:p>
              </table:table-cell>
              <table:table-cell office:value-type="float" office:value="0.0781">
                <text:p>0.0781</text:p>
              </table:table-cell>
              <table:table-cell office:value-type="float" office:value="0.2074">
                <text:p>0.2074</text:p>
              </table:table-cell>
              <table:table-cell office:value-type="float" office:value="0.3036">
                <text:p>0.3036</text:p>
              </table:table-cell>
              <table:table-cell office:value-type="float" office:value="1.2526">
                <text:p>1.2526</text:p>
              </table:table-cell>
              <table:table-cell office:value-type="float" office:value="0.8867">
                <text:p>0.8867</text:p>
              </table:table-cell>
              <table:table-cell office:value-type="float" office:value="0.0687">
                <text:p>0.0687</text:p>
              </table:table-cell>
              <table:table-cell office:value-type="float" office:value="0.00029424">
                <text:p>0.00029424</text:p>
              </table:table-cell>
              <table:table-cell office:value-type="float" office:value="0.060167">
                <text:p>0.060167</text:p>
              </table:table-cell>
              <table:table-cell office:value-type="float" office:value="0.003518">
                <text:p>0.003518</text:p>
              </table:table-cell>
              <table:table-cell office:value-type="float" office:value="0.5688">
                <text:p>0.5688</text:p>
              </table:table-cell>
            </table:table-row>
            <table:table-row>
              <table:table-cell office:value-type="float" office:value="42823">
                <text:p>42823 062/A/NBP/2017</text:p>
                <text:list>
                  <text:list-item>
                    <text:p/>
                  </text:list-item>
                  <text:list-item>
                    <text:p>062/A/NBP/2017</text:p>
                  </text:list-item>
                </text:list>
              </table:table-cell>
              <table:table-cell office:value-type="float" office:value="0.1139">
                <text:p>0.1139</text:p>
              </table:table-cell>
              <table:table-cell office:value-type="float" office:value="3.9265">
                <text:p>3.9265</text:p>
              </table:table-cell>
              <table:table-cell office:value-type="float" office:value="3.008">
                <text:p>3.008</text:p>
              </table:table-cell>
              <table:table-cell office:value-type="float" office:value="0.5054">
                <text:p>0.5054</text:p>
              </table:table-cell>
              <table:table-cell office:value-type="float" office:value="2.9393">
                <text:p>2.9393</text:p>
              </table:table-cell>
              <table:table-cell office:value-type="float" office:value="2.7577">
                <text:p>2.7577</text:p>
              </table:table-cell>
              <table:table-cell office:value-type="float" office:value="2.8145">
                <text:p>2.8145</text:p>
              </table:table-cell>
              <table:table-cell office:value-type="float" office:value="4.236">
                <text:p>4.236</text:p>
              </table:table-cell>
              <table:table-cell office:value-type="float" office:value="0.01367">
                <text:p>0.01367</text:p>
              </table:table-cell>
              <table:table-cell office:value-type="float" office:value="3.9543">
                <text:p>3.9543</text:p>
              </table:table-cell>
              <table:table-cell office:value-type="float" office:value="4.8869">
                <text:p>4.8869</text:p>
              </table:table-cell>
              <table:table-cell office:value-type="float" office:value="0.1453">
                <text:p>0.1453</text:p>
              </table:table-cell>
              <table:table-cell office:value-type="float" office:value="0.035386">
                <text:p>0.035386</text:p>
              </table:table-cell>
              <table:table-cell office:value-type="float" office:value="0.1567">
                <text:p>0.1567</text:p>
              </table:table-cell>
              <table:table-cell office:value-type="float" office:value="0.5693">
                <text:p>0.5693</text:p>
              </table:table-cell>
              <table:table-cell office:value-type="float" office:value="0.035359">
                <text:p>0.035359</text:p>
              </table:table-cell>
              <table:table-cell office:value-type="float" office:value="0.4607">
                <text:p>0.4607</text:p>
              </table:table-cell>
              <table:table-cell office:value-type="float" office:value="0.4427">
                <text:p>0.4427</text:p>
              </table:table-cell>
              <table:table-cell office:value-type="float" office:value="0.5693">
                <text:p>0.5693</text:p>
              </table:table-cell>
              <table:table-cell office:value-type="float" office:value="0.9292">
                <text:p>0.9292</text:p>
              </table:table-cell>
              <table:table-cell office:value-type="float" office:value="2.1658">
                <text:p>2.1658</text:p>
              </table:table-cell>
              <table:table-cell office:value-type="float" office:value="1.0785">
                <text:p>1.0785</text:p>
              </table:table-cell>
              <table:table-cell office:value-type="float" office:value="1.0838">
                <text:p>1.0838</text:p>
              </table:table-cell>
              <table:table-cell office:value-type="float" office:value="0.005898">
                <text:p>0.005898</text:p>
              </table:table-cell>
              <table:table-cell office:value-type="float" office:value="0.0783">
                <text:p>0.0783</text:p>
              </table:table-cell>
              <table:table-cell office:value-type="float" office:value="0.2069">
                <text:p>0.2069</text:p>
              </table:table-cell>
              <table:table-cell office:value-type="float" office:value="0.3005">
                <text:p>0.3005</text:p>
              </table:table-cell>
              <table:table-cell office:value-type="float" office:value="1.2504">
                <text:p>1.2504</text:p>
              </table:table-cell>
              <table:table-cell office:value-type="float" office:value="0.8886">
                <text:p>0.8886</text:p>
              </table:table-cell>
              <table:table-cell office:value-type="float" office:value="0.0689">
                <text:p>0.0689</text:p>
              </table:table-cell>
              <table:table-cell office:value-type="float" office:value="0.00029492">
                <text:p>0.00029492</text:p>
              </table:table-cell>
              <table:table-cell office:value-type="float" office:value="0.060514">
                <text:p>0.060514</text:p>
              </table:table-cell>
              <table:table-cell office:value-type="float" office:value="0.003525">
                <text:p>0.0035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2824">
                <text:p>42824 063/A/NBP/2017</text:p>
                <text:list>
                  <text:list-item>
                    <text:p/>
                  </text:list-item>
                  <text:list-item>
                    <text:p>063/A/NBP/2017</text:p>
                  </text:list-item>
                </text:list>
              </table:table-cell>
              <table:table-cell office:value-type="float" office:value="0.1144">
                <text:p>0.1144</text:p>
              </table:table-cell>
              <table:table-cell office:value-type="float" office:value="3.9402">
                <text:p>3.9402</text:p>
              </table:table-cell>
              <table:table-cell office:value-type="float" office:value="3.0176">
                <text:p>3.0176</text:p>
              </table:table-cell>
              <table:table-cell office:value-type="float" office:value="0.5071">
                <text:p>0.5071</text:p>
              </table:table-cell>
              <table:table-cell office:value-type="float" office:value="2.9539">
                <text:p>2.9539</text:p>
              </table:table-cell>
              <table:table-cell office:value-type="float" office:value="2.7639">
                <text:p>2.7639</text:p>
              </table:table-cell>
              <table:table-cell office:value-type="float" office:value="2.8246">
                <text:p>2.8246</text:p>
              </table:table-cell>
              <table:table-cell office:value-type="float" office:value="4.2292">
                <text:p>4.2292</text:p>
              </table:table-cell>
              <table:table-cell office:value-type="float" office:value="0.013643">
                <text:p>0.013643</text:p>
              </table:table-cell>
              <table:table-cell office:value-type="float" office:value="3.9538">
                <text:p>3.9538</text:p>
              </table:table-cell>
              <table:table-cell office:value-type="float" office:value="4.8904">
                <text:p>4.8904</text:p>
              </table:table-cell>
              <table:table-cell office:value-type="float" office:value="0.1459">
                <text:p>0.1459</text:p>
              </table:table-cell>
              <table:table-cell office:value-type="float" office:value="0.035487">
                <text:p>0.035487</text:p>
              </table:table-cell>
              <table:table-cell office:value-type="float" office:value="0.1565">
                <text:p>0.1565</text:p>
              </table:table-cell>
              <table:table-cell office:value-type="float" office:value="0.5685">
                <text:p>0.5685</text:p>
              </table:table-cell>
              <table:table-cell office:value-type="float" office:value="0.035229">
                <text:p>0.035229</text:p>
              </table:table-cell>
              <table:table-cell office:value-type="float" office:value="0.4618">
                <text:p>0.4618</text:p>
              </table:table-cell>
              <table:table-cell office:value-type="float" office:value="0.4427">
                <text:p>0.4427</text:p>
              </table:table-cell>
              <table:table-cell office:value-type="float" office:value="0.5673">
                <text:p>0.5673</text:p>
              </table:table-cell>
              <table:table-cell office:value-type="float" office:value="0.9309">
                <text:p>0.9309</text:p>
              </table:table-cell>
              <table:table-cell office:value-type="float" office:value="2.1624">
                <text:p>2.1624</text:p>
              </table:table-cell>
              <table:table-cell office:value-type="float" office:value="1.0819">
                <text:p>1.0819</text:p>
              </table:table-cell>
              <table:table-cell office:value-type="float" office:value="1.0894">
                <text:p>1.0894</text:p>
              </table:table-cell>
              <table:table-cell office:value-type="float" office:value="0.005947">
                <text:p>0.005947</text:p>
              </table:table-cell>
              <table:table-cell office:value-type="float" office:value="0.0785">
                <text:p>0.0785</text:p>
              </table:table-cell>
              <table:table-cell office:value-type="float" office:value="0.2106">
                <text:p>0.2106</text:p>
              </table:table-cell>
              <table:table-cell office:value-type="float" office:value="0.3038">
                <text:p>0.3038</text:p>
              </table:table-cell>
              <table:table-cell office:value-type="float" office:value="1.2614">
                <text:p>1.2614</text:p>
              </table:table-cell>
              <table:table-cell office:value-type="float" office:value="0.8914">
                <text:p>0.8914</text:p>
              </table:table-cell>
              <table:table-cell office:value-type="float" office:value="0.0699">
                <text:p>0.0699</text:p>
              </table:table-cell>
              <table:table-cell office:value-type="float" office:value="0.0002959">
                <text:p>0.0002959</text:p>
              </table:table-cell>
              <table:table-cell office:value-type="float" office:value="0.060677">
                <text:p>0.060677</text:p>
              </table:table-cell>
              <table:table-cell office:value-type="float" office:value="0.003528">
                <text:p>0.003528</text:p>
              </table:table-cell>
              <table:table-cell office:value-type="float" office:value="0.5718">
                <text:p>0.5718</text:p>
              </table:table-cell>
            </table:table-row>
            <table:table-row>
              <table:table-cell office:value-type="float" office:value="42825">
                <text:p>42825 064/A/NBP/2017</text:p>
                <text:list>
                  <text:list-item>
                    <text:p/>
                  </text:list-item>
                  <text:list-item>
                    <text:p>064/A/NBP/2017</text:p>
                  </text:list-item>
                </text:list>
              </table:table-cell>
              <table:table-cell office:value-type="float" office:value="0.1147">
                <text:p>0.1147</text:p>
              </table:table-cell>
              <table:table-cell office:value-type="float" office:value="3.9455">
                <text:p>3.9455</text:p>
              </table:table-cell>
              <table:table-cell office:value-type="float" office:value="3.0171">
                <text:p>3.0171</text:p>
              </table:table-cell>
              <table:table-cell office:value-type="float" office:value="0.5078">
                <text:p>0.5078</text:p>
              </table:table-cell>
              <table:table-cell office:value-type="float" office:value="2.9564">
                <text:p>2.9564</text:p>
              </table:table-cell>
              <table:table-cell office:value-type="float" office:value="2.7573">
                <text:p>2.7573</text:p>
              </table:table-cell>
              <table:table-cell office:value-type="float" office:value="2.8229">
                <text:p>2.8229</text:p>
              </table:table-cell>
              <table:table-cell office:value-type="float" office:value="4.2198">
                <text:p>4.2198</text:p>
              </table:table-cell>
              <table:table-cell office:value-type="float" office:value="0.01367">
                <text:p>0.01367</text:p>
              </table:table-cell>
              <table:table-cell office:value-type="float" office:value="3.9461">
                <text:p>3.9461</text:p>
              </table:table-cell>
              <table:table-cell office:value-type="float" office:value="4.913">
                <text:p>4.913</text:p>
              </table:table-cell>
              <table:table-cell office:value-type="float" office:value="0.146">
                <text:p>0.146</text:p>
              </table:table-cell>
              <table:table-cell office:value-type="float" office:value="0.035272">
                <text:p>0.035272</text:p>
              </table:table-cell>
              <table:table-cell office:value-type="float" office:value="0.1559">
                <text:p>0.1559</text:p>
              </table:table-cell>
              <table:table-cell office:value-type="float" office:value="0.5674">
                <text:p>0.5674</text:p>
              </table:table-cell>
              <table:table-cell office:value-type="float" office:value="0.034932">
                <text:p>0.034932</text:p>
              </table:table-cell>
              <table:table-cell office:value-type="float" office:value="0.4601">
                <text:p>0.4601</text:p>
              </table:table-cell>
              <table:table-cell office:value-type="float" office:value="0.4419">
                <text:p>0.4419</text:p>
              </table:table-cell>
              <table:table-cell office:value-type="float" office:value="0.5673">
                <text:p>0.5673</text:p>
              </table:table-cell>
              <table:table-cell office:value-type="float" office:value="0.9277">
                <text:p>0.9277</text:p>
              </table:table-cell>
              <table:table-cell office:value-type="float" office:value="2.1576">
                <text:p>2.1576</text:p>
              </table:table-cell>
              <table:table-cell office:value-type="float" office:value="1.0853">
                <text:p>1.0853</text:p>
              </table:table-cell>
              <table:table-cell office:value-type="float" office:value="1.0869">
                <text:p>1.0869</text:p>
              </table:table-cell>
              <table:table-cell office:value-type="float" office:value="0.00595">
                <text:p>0.00595</text:p>
              </table:table-cell>
              <table:table-cell office:value-type="float" office:value="0.0786">
                <text:p>0.0786</text:p>
              </table:table-cell>
              <table:table-cell office:value-type="float" office:value="0.2113">
                <text:p>0.2113</text:p>
              </table:table-cell>
              <table:table-cell office:value-type="float" office:value="0.2955">
                <text:p>0.2955</text:p>
              </table:table-cell>
              <table:table-cell office:value-type="float" office:value="1.253">
                <text:p>1.253</text:p>
              </table:table-cell>
              <table:table-cell office:value-type="float" office:value="0.8921">
                <text:p>0.8921</text:p>
              </table:table-cell>
              <table:table-cell office:value-type="float" office:value="0.0704">
                <text:p>0.0704</text:p>
              </table:table-cell>
              <table:table-cell office:value-type="float" office:value="0.00029611">
                <text:p>0.00029611</text:p>
              </table:table-cell>
              <table:table-cell office:value-type="float" office:value="0.060826">
                <text:p>0.060826</text:p>
              </table:table-cell>
              <table:table-cell office:value-type="float" office:value="0.003528">
                <text:p>0.003528</text:p>
              </table:table-cell>
              <table:table-cell office:value-type="float" office:value="0.5726">
                <text:p>0.57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